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nry_cpa_output" table:style-name="ta1">
        <table:shapes>
          <draw:frame draw:z-index="0" draw:style-name="gr1" draw:text-style-name="P1" svg:width="10.2732in" svg:height="7.822in" svg:x="8.4606in" svg:y="0.0594in">
            <draw:object draw:notify-on-update-of-ranges="henry_cpa_output.A1:henry_cpa_output.A330 henry_cpa_output.B1:henry_cpa_output.B330 henry_cpa_output.C1:henry_cpa_output.C330 henry_cpa_output.D1:henry_cpa_output.D330 henry_cpa_output.E1:henry_cpa_output.E330 henry_cpa_output.F1:henry_cpa_output.F330 henry_cpa_output.G1:henry_cpa_output.G330 henry_cpa_output.H1:henry_cpa_output.H330 henry_cpa_output.I1:henry_cpa_output.I330 henry_cpa_output.J1:henry_cpa_output.J330 henry_cpa_output.K1:henry_cpa_output.K3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555in" svg:x="11.1272in" svg:y="54.7909in">
            <draw:object draw:notify-on-update-of-ranges="henry_cpa_output.A336:henry_cpa_output.K3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float" office:value="230.03744" calcext:value-type="float">
            <text:p>230.03744</text:p>
          </table:table-cell>
          <table:table-cell office:value-type="float" office:value="230.03696" calcext:value-type="float">
            <text:p>230.0369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9.86701" calcext:value-type="float">
            <text:p>229.86701</text:p>
          </table:table-cell>
          <table:table-cell office:value-type="float" office:value="230.03648" calcext:value-type="float">
            <text:p>230.03648</text:p>
          </table:table-cell>
          <table:table-cell office:value-type="float" office:value="230.03724" calcext:value-type="float">
            <text:p>230.03724</text:p>
          </table:table-cell>
          <table:table-cell office:value-type="float" office:value="230.65239" calcext:value-type="float">
            <text:p>230.65239</text:p>
          </table:table-cell>
          <table:table-cell office:value-type="float" office:value="230.03641" calcext:value-type="float">
            <text:p>230.03641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9.53245" calcext:value-type="float">
            <text:p>229.53245</text:p>
          </table:table-cell>
          <table:table-cell/>
        </table:table-row>
        <table:table-row table:style-name="ro1">
          <table:table-cell office:value-type="float" office:value="229.19403" calcext:value-type="float">
            <text:p>229.19403</text:p>
          </table:table-cell>
          <table:table-cell office:value-type="float" office:value="229.19358" calcext:value-type="float">
            <text:p>229.19358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9.19259" calcext:value-type="float">
            <text:p>229.19259</text:p>
          </table:table-cell>
          <table:table-cell office:value-type="float" office:value="229.19407" calcext:value-type="float">
            <text:p>229.19407</text:p>
          </table:table-cell>
          <table:table-cell office:value-type="float" office:value="229.19422" calcext:value-type="float">
            <text:p>229.19422</text:p>
          </table:table-cell>
          <table:table-cell office:value-type="float" office:value="229.95423" calcext:value-type="float">
            <text:p>229.95423</text:p>
          </table:table-cell>
          <table:table-cell office:value-type="float" office:value="229.19296" calcext:value-type="float">
            <text:p>229.19296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8.83839" calcext:value-type="float">
            <text:p>228.83839</text:p>
          </table:table-cell>
          <table:table-cell/>
        </table:table-row>
        <table:table-row table:style-name="ro1">
          <table:table-cell office:value-type="float" office:value="228.3127" calcext:value-type="float">
            <text:p>228.3127</text:p>
          </table:table-cell>
          <table:table-cell office:value-type="float" office:value="228.31186" calcext:value-type="float">
            <text:p>228.3118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8.31111" calcext:value-type="float">
            <text:p>228.31111</text:p>
          </table:table-cell>
          <table:table-cell office:value-type="float" office:value="228.31138" calcext:value-type="float">
            <text:p>228.31138</text:p>
          </table:table-cell>
          <table:table-cell office:value-type="float" office:value="228.31256" calcext:value-type="float">
            <text:p>228.31256</text:p>
          </table:table-cell>
          <table:table-cell office:value-type="float" office:value="229.08671" calcext:value-type="float">
            <text:p>229.08671</text:p>
          </table:table-cell>
          <table:table-cell office:value-type="float" office:value="228.31117" calcext:value-type="float">
            <text:p>228.31117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7.76686" calcext:value-type="float">
            <text:p>227.76686</text:p>
          </table:table-cell>
          <table:table-cell/>
        </table:table-row>
        <table:table-row table:style-name="ro1">
          <table:table-cell office:value-type="float" office:value="228.3127" calcext:value-type="float">
            <text:p>228.3127</text:p>
          </table:table-cell>
          <table:table-cell office:value-type="float" office:value="228.31186" calcext:value-type="float">
            <text:p>228.3118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8.31111" calcext:value-type="float">
            <text:p>228.31111</text:p>
          </table:table-cell>
          <table:table-cell office:value-type="float" office:value="228.31138" calcext:value-type="float">
            <text:p>228.31138</text:p>
          </table:table-cell>
          <table:table-cell office:value-type="float" office:value="228.31256" calcext:value-type="float">
            <text:p>228.31256</text:p>
          </table:table-cell>
          <table:table-cell office:value-type="float" office:value="229.08671" calcext:value-type="float">
            <text:p>229.08671</text:p>
          </table:table-cell>
          <table:table-cell office:value-type="float" office:value="228.31117" calcext:value-type="float">
            <text:p>228.31117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7.76686" calcext:value-type="float">
            <text:p>227.76686</text:p>
          </table:table-cell>
          <table:table-cell/>
        </table:table-row>
        <table:table-row table:style-name="ro1">
          <table:table-cell office:value-type="float" office:value="227.4079" calcext:value-type="float">
            <text:p>227.4079</text:p>
          </table:table-cell>
          <table:table-cell office:value-type="float" office:value="227.40706" calcext:value-type="float">
            <text:p>227.40706</text:p>
          </table:table-cell>
          <table:table-cell office:value-type="float" office:value="230.97092" calcext:value-type="float">
            <text:p>230.97092</text:p>
          </table:table-cell>
          <table:table-cell office:value-type="float" office:value="230.89285" calcext:value-type="float">
            <text:p>230.89285</text:p>
          </table:table-cell>
          <table:table-cell office:value-type="float" office:value="227.40655" calcext:value-type="float">
            <text:p>227.40655</text:p>
          </table:table-cell>
          <table:table-cell office:value-type="float" office:value="227.4076" calcext:value-type="float">
            <text:p>227.4076</text:p>
          </table:table-cell>
          <table:table-cell office:value-type="float" office:value="227.40824" calcext:value-type="float">
            <text:p>227.40824</text:p>
          </table:table-cell>
          <table:table-cell office:value-type="float" office:value="228.18421" calcext:value-type="float">
            <text:p>228.18421</text:p>
          </table:table-cell>
          <table:table-cell office:value-type="float" office:value="227.40629" calcext:value-type="float">
            <text:p>227.40629</text:p>
          </table:table-cell>
          <table:table-cell office:value-type="float" office:value="230.97078" calcext:value-type="float">
            <text:p>230.97078</text:p>
          </table:table-cell>
          <table:table-cell office:value-type="float" office:value="227.0513" calcext:value-type="float">
            <text:p>227.0513</text:p>
          </table:table-cell>
          <table:table-cell/>
        </table:table-row>
        <table:table-row table:style-name="ro1">
          <table:table-cell office:value-type="float" office:value="226.52508" calcext:value-type="float">
            <text:p>226.52508</text:p>
          </table:table-cell>
          <table:table-cell office:value-type="float" office:value="226.52219" calcext:value-type="float">
            <text:p>226.52219</text:p>
          </table:table-cell>
          <table:table-cell office:value-type="float" office:value="230.43164" calcext:value-type="float">
            <text:p>230.43164</text:p>
          </table:table-cell>
          <table:table-cell office:value-type="float" office:value="230.44613" calcext:value-type="float">
            <text:p>230.44613</text:p>
          </table:table-cell>
          <table:table-cell office:value-type="float" office:value="226.52376" calcext:value-type="float">
            <text:p>226.52376</text:p>
          </table:table-cell>
          <table:table-cell office:value-type="float" office:value="226.52223" calcext:value-type="float">
            <text:p>226.52223</text:p>
          </table:table-cell>
          <table:table-cell office:value-type="float" office:value="226.5258" calcext:value-type="float">
            <text:p>226.5258</text:p>
          </table:table-cell>
          <table:table-cell office:value-type="float" office:value="227.30424" calcext:value-type="float">
            <text:p>227.30424</text:p>
          </table:table-cell>
          <table:table-cell office:value-type="float" office:value="226.52149" calcext:value-type="float">
            <text:p>226.52149</text:p>
          </table:table-cell>
          <table:table-cell office:value-type="float" office:value="230.43074" calcext:value-type="float">
            <text:p>230.43074</text:p>
          </table:table-cell>
          <table:table-cell office:value-type="float" office:value="226.16673" calcext:value-type="float">
            <text:p>226.16673</text:p>
          </table:table-cell>
          <table:table-cell/>
        </table:table-row>
        <table:table-row table:style-name="ro1">
          <table:table-cell office:value-type="float" office:value="225.61037" calcext:value-type="float">
            <text:p>225.61037</text:p>
          </table:table-cell>
          <table:table-cell office:value-type="float" office:value="225.60719" calcext:value-type="float">
            <text:p>225.60719</text:p>
          </table:table-cell>
          <table:table-cell office:value-type="float" office:value="230.43164" calcext:value-type="float">
            <text:p>230.43164</text:p>
          </table:table-cell>
          <table:table-cell office:value-type="float" office:value="230.44613" calcext:value-type="float">
            <text:p>230.44613</text:p>
          </table:table-cell>
          <table:table-cell office:value-type="float" office:value="225.60896" calcext:value-type="float">
            <text:p>225.60896</text:p>
          </table:table-cell>
          <table:table-cell office:value-type="float" office:value="226.52223" calcext:value-type="float">
            <text:p>226.52223</text:p>
          </table:table-cell>
          <table:table-cell office:value-type="float" office:value="225.61103" calcext:value-type="float">
            <text:p>225.61103</text:p>
          </table:table-cell>
          <table:table-cell office:value-type="float" office:value="226.4028" calcext:value-type="float">
            <text:p>226.4028</text:p>
          </table:table-cell>
          <table:table-cell office:value-type="float" office:value="225.60642" calcext:value-type="float">
            <text:p>225.60642</text:p>
          </table:table-cell>
          <table:table-cell office:value-type="float" office:value="229.58892" calcext:value-type="float">
            <text:p>229.58892</text:p>
          </table:table-cell>
          <table:table-cell office:value-type="float" office:value="225.25021" calcext:value-type="float">
            <text:p>225.25021</text:p>
          </table:table-cell>
          <table:table-cell/>
        </table:table-row>
        <table:table-row table:style-name="ro1">
          <table:table-cell office:value-type="float" office:value="225.61037" calcext:value-type="float">
            <text:p>225.61037</text:p>
          </table:table-cell>
          <table:table-cell office:value-type="float" office:value="225.60719" calcext:value-type="float">
            <text:p>225.60719</text:p>
          </table:table-cell>
          <table:table-cell office:value-type="float" office:value="229.5908" calcext:value-type="float">
            <text:p>229.5908</text:p>
          </table:table-cell>
          <table:table-cell office:value-type="float" office:value="229.59874" calcext:value-type="float">
            <text:p>229.59874</text:p>
          </table:table-cell>
          <table:table-cell office:value-type="float" office:value="225.60896" calcext:value-type="float">
            <text:p>225.60896</text:p>
          </table:table-cell>
          <table:table-cell office:value-type="float" office:value="225.60728" calcext:value-type="float">
            <text:p>225.60728</text:p>
          </table:table-cell>
          <table:table-cell office:value-type="float" office:value="225.61103" calcext:value-type="float">
            <text:p>225.61103</text:p>
          </table:table-cell>
          <table:table-cell office:value-type="float" office:value="226.4028" calcext:value-type="float">
            <text:p>226.4028</text:p>
          </table:table-cell>
          <table:table-cell office:value-type="float" office:value="225.60642" calcext:value-type="float">
            <text:p>225.60642</text:p>
          </table:table-cell>
          <table:table-cell office:value-type="float" office:value="229.58892" calcext:value-type="float">
            <text:p>229.58892</text:p>
          </table:table-cell>
          <table:table-cell office:value-type="float" office:value="225.25021" calcext:value-type="float">
            <text:p>225.25021</text:p>
          </table:table-cell>
          <table:table-cell/>
        </table:table-row>
        <table:table-row table:style-name="ro1">
          <table:table-cell office:value-type="float" office:value="224.72457" calcext:value-type="float">
            <text:p>224.72457</text:p>
          </table:table-cell>
          <table:table-cell office:value-type="float" office:value="224.7191" calcext:value-type="float">
            <text:p>224.7191</text:p>
          </table:table-cell>
          <table:table-cell office:value-type="float" office:value="228.71339" calcext:value-type="float">
            <text:p>228.71339</text:p>
          </table:table-cell>
          <table:table-cell office:value-type="float" office:value="228.70732" calcext:value-type="float">
            <text:p>228.70732</text:p>
          </table:table-cell>
          <table:table-cell office:value-type="float" office:value="224.72318" calcext:value-type="float">
            <text:p>224.72318</text:p>
          </table:table-cell>
          <table:table-cell office:value-type="float" office:value="224.72001" calcext:value-type="float">
            <text:p>224.72001</text:p>
          </table:table-cell>
          <table:table-cell office:value-type="float" office:value="224.72538" calcext:value-type="float">
            <text:p>224.72538</text:p>
          </table:table-cell>
          <table:table-cell office:value-type="float" office:value="225.52078" calcext:value-type="float">
            <text:p>225.52078</text:p>
          </table:table-cell>
          <table:table-cell office:value-type="float" office:value="224.71842" calcext:value-type="float">
            <text:p>224.71842</text:p>
          </table:table-cell>
          <table:table-cell office:value-type="float" office:value="228.71094" calcext:value-type="float">
            <text:p>228.71094</text:p>
          </table:table-cell>
          <table:table-cell office:value-type="float" office:value="224.36419" calcext:value-type="float">
            <text:p>224.36419</text:p>
          </table:table-cell>
          <table:table-cell/>
        </table:table-row>
        <table:table-row table:style-name="ro1">
          <table:table-cell office:value-type="float" office:value="223.81752" calcext:value-type="float">
            <text:p>223.81752</text:p>
          </table:table-cell>
          <table:table-cell office:value-type="float" office:value="223.802" calcext:value-type="float">
            <text:p>223.802</text:p>
          </table:table-cell>
          <table:table-cell office:value-type="float" office:value="227.81165" calcext:value-type="float">
            <text:p>227.81165</text:p>
          </table:table-cell>
          <table:table-cell office:value-type="float" office:value="228.70732" calcext:value-type="float">
            <text:p>228.70732</text:p>
          </table:table-cell>
          <table:table-cell office:value-type="float" office:value="223.81609" calcext:value-type="float">
            <text:p>223.81609</text:p>
          </table:table-cell>
          <table:table-cell office:value-type="float" office:value="223.80303" calcext:value-type="float">
            <text:p>223.80303</text:p>
          </table:table-cell>
          <table:table-cell office:value-type="float" office:value="223.81842" calcext:value-type="float">
            <text:p>223.81842</text:p>
          </table:table-cell>
          <table:table-cell office:value-type="float" office:value="224.61774" calcext:value-type="float">
            <text:p>224.61774</text:p>
          </table:table-cell>
          <table:table-cell office:value-type="float" office:value="223.81093" calcext:value-type="float">
            <text:p>223.81093</text:p>
          </table:table-cell>
          <table:table-cell office:value-type="float" office:value="227.80937" calcext:value-type="float">
            <text:p>227.80937</text:p>
          </table:table-cell>
          <table:table-cell office:value-type="float" office:value="223.447" calcext:value-type="float">
            <text:p>223.447</text:p>
          </table:table-cell>
          <table:table-cell/>
        </table:table-row>
        <table:table-row table:style-name="ro1">
          <table:table-cell office:value-type="float" office:value="223.81752" calcext:value-type="float">
            <text:p>223.81752</text:p>
          </table:table-cell>
          <table:table-cell office:value-type="float" office:value="222.91574" calcext:value-type="float">
            <text:p>222.91574</text:p>
          </table:table-cell>
          <table:table-cell office:value-type="float" office:value="227.81165" calcext:value-type="float">
            <text:p>227.81165</text:p>
          </table:table-cell>
          <table:table-cell office:value-type="float" office:value="227.8287" calcext:value-type="float">
            <text:p>227.8287</text:p>
          </table:table-cell>
          <table:table-cell office:value-type="float" office:value="222.91951" calcext:value-type="float">
            <text:p>222.91951</text:p>
          </table:table-cell>
          <table:table-cell office:value-type="float" office:value="222.91784" calcext:value-type="float">
            <text:p>222.91784</text:p>
          </table:table-cell>
          <table:table-cell office:value-type="float" office:value="222.92198" calcext:value-type="float">
            <text:p>222.92198</text:p>
          </table:table-cell>
          <table:table-cell office:value-type="float" office:value="223.72369" calcext:value-type="float">
            <text:p>223.72369</text:p>
          </table:table-cell>
          <table:table-cell office:value-type="float" office:value="222.91536" calcext:value-type="float">
            <text:p>222.91536</text:p>
          </table:table-cell>
          <table:table-cell office:value-type="float" office:value="227.80937" calcext:value-type="float">
            <text:p>227.80937</text:p>
          </table:table-cell>
          <table:table-cell office:value-type="float" office:value="222.5607" calcext:value-type="float">
            <text:p>222.5607</text:p>
          </table:table-cell>
          <table:table-cell/>
        </table:table-row>
        <table:table-row table:style-name="ro1">
          <table:table-cell office:value-type="float" office:value="222.92095" calcext:value-type="float">
            <text:p>222.92095</text:p>
          </table:table-cell>
          <table:table-cell office:value-type="float" office:value="221.99685" calcext:value-type="float">
            <text:p>221.99685</text:p>
          </table:table-cell>
          <table:table-cell office:value-type="float" office:value="226.93223" calcext:value-type="float">
            <text:p>226.93223</text:p>
          </table:table-cell>
          <table:table-cell office:value-type="float" office:value="226.92618" calcext:value-type="float">
            <text:p>226.92618</text:p>
          </table:table-cell>
          <table:table-cell office:value-type="float" office:value="221.99998" calcext:value-type="float">
            <text:p>221.99998</text:p>
          </table:table-cell>
          <table:table-cell office:value-type="float" office:value="221.99869" calcext:value-type="float">
            <text:p>221.99869</text:p>
          </table:table-cell>
          <table:table-cell office:value-type="float" office:value="222.00289" calcext:value-type="float">
            <text:p>222.00289</text:p>
          </table:table-cell>
          <table:table-cell office:value-type="float" office:value="222.81818" calcext:value-type="float">
            <text:p>222.81818</text:p>
          </table:table-cell>
          <table:table-cell office:value-type="float" office:value="221.99607" calcext:value-type="float">
            <text:p>221.99607</text:p>
          </table:table-cell>
          <table:table-cell office:value-type="float" office:value="226.92896" calcext:value-type="float">
            <text:p>226.92896</text:p>
          </table:table-cell>
          <table:table-cell office:value-type="float" office:value="221.64162" calcext:value-type="float">
            <text:p>221.64162</text:p>
          </table:table-cell>
          <table:table-cell/>
        </table:table-row>
        <table:table-row table:style-name="ro1">
          <table:table-cell office:value-type="float" office:value="222.00189" calcext:value-type="float">
            <text:p>222.00189</text:p>
          </table:table-cell>
          <table:table-cell office:value-type="float" office:value="221.99685" calcext:value-type="float">
            <text:p>221.99685</text:p>
          </table:table-cell>
          <table:table-cell office:value-type="float" office:value="226.03042" calcext:value-type="float">
            <text:p>226.03042</text:p>
          </table:table-cell>
          <table:table-cell office:value-type="float" office:value="226.04653" calcext:value-type="float">
            <text:p>226.04653</text:p>
          </table:table-cell>
          <table:table-cell office:value-type="float" office:value="221.11146" calcext:value-type="float">
            <text:p>221.11146</text:p>
          </table:table-cell>
          <table:table-cell office:value-type="float" office:value="221.10829" calcext:value-type="float">
            <text:p>221.10829</text:p>
          </table:table-cell>
          <table:table-cell office:value-type="float" office:value="221.11474" calcext:value-type="float">
            <text:p>221.11474</text:p>
          </table:table-cell>
          <table:table-cell office:value-type="float" office:value="221.93213" calcext:value-type="float">
            <text:p>221.93213</text:p>
          </table:table-cell>
          <table:table-cell office:value-type="float" office:value="221.10542" calcext:value-type="float">
            <text:p>221.10542</text:p>
          </table:table-cell>
          <table:table-cell office:value-type="float" office:value="226.02689" calcext:value-type="float">
            <text:p>226.02689</text:p>
          </table:table-cell>
          <table:table-cell office:value-type="float" office:value="220.75072" calcext:value-type="float">
            <text:p>220.75072</text:p>
          </table:table-cell>
          <table:table-cell/>
        </table:table-row>
        <table:table-row table:style-name="ro1">
          <table:table-cell office:value-type="float" office:value="222.00189" calcext:value-type="float">
            <text:p>222.00189</text:p>
          </table:table-cell>
          <table:table-cell office:value-type="float" office:value="221.10687" calcext:value-type="float">
            <text:p>221.10687</text:p>
          </table:table-cell>
          <table:table-cell office:value-type="float" office:value="225.14843" calcext:value-type="float">
            <text:p>225.14843</text:p>
          </table:table-cell>
          <table:table-cell office:value-type="float" office:value="225.14262" calcext:value-type="float">
            <text:p>225.14262</text:p>
          </table:table-cell>
          <table:table-cell office:value-type="float" office:value="220.19116" calcext:value-type="float">
            <text:p>220.19116</text:p>
          </table:table-cell>
          <table:table-cell office:value-type="float" office:value="220.18789" calcext:value-type="float">
            <text:p>220.18789</text:p>
          </table:table-cell>
          <table:table-cell office:value-type="float" office:value="220.19461" calcext:value-type="float">
            <text:p>220.19461</text:p>
          </table:table-cell>
          <table:table-cell office:value-type="float" office:value="221.01445" calcext:value-type="float">
            <text:p>221.01445</text:p>
          </table:table-cell>
          <table:table-cell office:value-type="float" office:value="220.18491" calcext:value-type="float">
            <text:p>220.18491</text:p>
          </table:table-cell>
          <table:table-cell office:value-type="float" office:value="225.14416" calcext:value-type="float">
            <text:p>225.14416</text:p>
          </table:table-cell>
          <table:table-cell office:value-type="float" office:value="219.82982" calcext:value-type="float">
            <text:p>219.82982</text:p>
          </table:table-cell>
          <table:table-cell/>
        </table:table-row>
        <table:table-row table:style-name="ro1">
          <table:table-cell office:value-type="float" office:value="221.1136" calcext:value-type="float">
            <text:p>221.1136</text:p>
          </table:table-cell>
          <table:table-cell office:value-type="float" office:value="220.18677" calcext:value-type="float">
            <text:p>220.18677</text:p>
          </table:table-cell>
          <table:table-cell office:value-type="float" office:value="224.24517" calcext:value-type="float">
            <text:p>224.24517</text:p>
          </table:table-cell>
          <table:table-cell office:value-type="float" office:value="224.25091" calcext:value-type="float">
            <text:p>224.25091</text:p>
          </table:table-cell>
          <table:table-cell office:value-type="float" office:value="219.28673" calcext:value-type="float">
            <text:p>219.28673</text:p>
          </table:table-cell>
          <table:table-cell office:value-type="float" office:value="219.28406" calcext:value-type="float">
            <text:p>219.28406</text:p>
          </table:table-cell>
          <table:table-cell office:value-type="float" office:value="219.29076" calcext:value-type="float">
            <text:p>219.29076</text:p>
          </table:table-cell>
          <table:table-cell office:value-type="float" office:value="220.11657" calcext:value-type="float">
            <text:p>220.11657</text:p>
          </table:table-cell>
          <table:table-cell office:value-type="float" office:value="219.28214" calcext:value-type="float">
            <text:p>219.28214</text:p>
          </table:table-cell>
          <table:table-cell office:value-type="float" office:value="224.24069" calcext:value-type="float">
            <text:p>224.24069</text:p>
          </table:table-cell>
          <table:table-cell office:value-type="float" office:value="218.92569" calcext:value-type="float">
            <text:p>218.92569</text:p>
          </table:table-cell>
          <table:table-cell/>
        </table:table-row>
        <table:table-row table:style-name="ro1">
          <table:table-cell office:value-type="float" office:value="220.19337" calcext:value-type="float">
            <text:p>220.19337</text:p>
          </table:table-cell>
          <table:table-cell office:value-type="float" office:value="219.28463" calcext:value-type="float">
            <text:p>219.28463</text:p>
          </table:table-cell>
          <table:table-cell office:value-type="float" office:value="223.36102" calcext:value-type="float">
            <text:p>223.36102</text:p>
          </table:table-cell>
          <table:table-cell office:value-type="float" office:value="223.34642" calcext:value-type="float">
            <text:p>223.34642</text:p>
          </table:table-cell>
          <table:table-cell office:value-type="float" office:value="218.36345" calcext:value-type="float">
            <text:p>218.36345</text:p>
          </table:table-cell>
          <table:table-cell office:value-type="float" office:value="218.36217" calcext:value-type="float">
            <text:p>218.36217</text:p>
          </table:table-cell>
          <table:table-cell office:value-type="float" office:value="218.37786" calcext:value-type="float">
            <text:p>218.37786</text:p>
          </table:table-cell>
          <table:table-cell office:value-type="float" office:value="219.20774" calcext:value-type="float">
            <text:p>219.20774</text:p>
          </table:table-cell>
          <table:table-cell office:value-type="float" office:value="218.36066" calcext:value-type="float">
            <text:p>218.36066</text:p>
          </table:table-cell>
          <table:table-cell office:value-type="float" office:value="223.35575" calcext:value-type="float">
            <text:p>223.35575</text:p>
          </table:table-cell>
          <table:table-cell office:value-type="float" office:value="218.00337" calcext:value-type="float">
            <text:p>218.00337</text:p>
          </table:table-cell>
          <table:table-cell/>
        </table:table-row>
        <table:table-row table:style-name="ro1">
          <table:table-cell office:value-type="float" office:value="219.2894" calcext:value-type="float">
            <text:p>219.2894</text:p>
          </table:table-cell>
          <table:table-cell office:value-type="float" office:value="218.3734" calcext:value-type="float">
            <text:p>218.3734</text:p>
          </table:table-cell>
          <table:table-cell office:value-type="float" office:value="222.44537" calcext:value-type="float">
            <text:p>222.44537</text:p>
          </table:table-cell>
          <table:table-cell office:value-type="float" office:value="222.46272" calcext:value-type="float">
            <text:p>222.46272</text:p>
          </table:table-cell>
          <table:table-cell office:value-type="float" office:value="217.46837" calcext:value-type="float">
            <text:p>217.46837</text:p>
          </table:table-cell>
          <table:table-cell office:value-type="float" office:value="217.46702" calcext:value-type="float">
            <text:p>217.46702</text:p>
          </table:table-cell>
          <table:table-cell office:value-type="float" office:value="217.47306" calcext:value-type="float">
            <text:p>217.47306</text:p>
          </table:table-cell>
          <table:table-cell office:value-type="float" office:value="218.31837" calcext:value-type="float">
            <text:p>218.31837</text:p>
          </table:table-cell>
          <table:table-cell office:value-type="float" office:value="217.46512" calcext:value-type="float">
            <text:p>217.46512</text:p>
          </table:table-cell>
          <table:table-cell office:value-type="float" office:value="222.43979" calcext:value-type="float">
            <text:p>222.43979</text:p>
          </table:table-cell>
          <table:table-cell office:value-type="float" office:value="217.10705" calcext:value-type="float">
            <text:p>217.10705</text:p>
          </table:table-cell>
          <table:table-cell/>
        </table:table-row>
        <table:table-row table:style-name="ro1">
          <table:table-cell office:value-type="float" office:value="218.37646" calcext:value-type="float">
            <text:p>218.37646</text:p>
          </table:table-cell>
          <table:table-cell office:value-type="float" office:value="217.46871" calcext:value-type="float">
            <text:p>217.46871</text:p>
          </table:table-cell>
          <table:table-cell office:value-type="float" office:value="221.55818" calcext:value-type="float">
            <text:p>221.55818</text:p>
          </table:table-cell>
          <table:table-cell office:value-type="float" office:value="221.54493" calcext:value-type="float">
            <text:p>221.54493</text:p>
          </table:table-cell>
          <table:table-cell office:value-type="float" office:value="216.54224" calcext:value-type="float">
            <text:p>216.54224</text:p>
          </table:table-cell>
          <table:table-cell office:value-type="float" office:value="216.54079" calcext:value-type="float">
            <text:p>216.54079</text:p>
          </table:table-cell>
          <table:table-cell office:value-type="float" office:value="216.55713" calcext:value-type="float">
            <text:p>216.55713</text:p>
          </table:table-cell>
          <table:table-cell office:value-type="float" office:value="217.39525" calcext:value-type="float">
            <text:p>217.39525</text:p>
          </table:table-cell>
          <table:table-cell office:value-type="float" office:value="216.5388" calcext:value-type="float">
            <text:p>216.5388</text:p>
          </table:table-cell>
          <table:table-cell office:value-type="float" office:value="221.55186" calcext:value-type="float">
            <text:p>221.55186</text:p>
          </table:table-cell>
          <table:table-cell office:value-type="float" office:value="217.10705" calcext:value-type="float">
            <text:p>217.10705</text:p>
          </table:table-cell>
          <table:table-cell/>
        </table:table-row>
        <table:table-row table:style-name="ro1">
          <table:table-cell office:value-type="float" office:value="217.47133" calcext:value-type="float">
            <text:p>217.47133</text:p>
          </table:table-cell>
          <table:table-cell office:value-type="float" office:value="217.46871" calcext:value-type="float">
            <text:p>217.46871</text:p>
          </table:table-cell>
          <table:table-cell office:value-type="float" office:value="220.64127" calcext:value-type="float">
            <text:p>220.64127</text:p>
          </table:table-cell>
          <table:table-cell office:value-type="float" office:value="220.65922" calcext:value-type="float">
            <text:p>220.65922</text:p>
          </table:table-cell>
          <table:table-cell office:value-type="float" office:value="215.64102" calcext:value-type="float">
            <text:p>215.64102</text:p>
          </table:table-cell>
          <table:table-cell office:value-type="float" office:value="215.63994" calcext:value-type="float">
            <text:p>215.63994</text:p>
          </table:table-cell>
          <table:table-cell office:value-type="float" office:value="215.64836" calcext:value-type="float">
            <text:p>215.64836</text:p>
          </table:table-cell>
          <table:table-cell office:value-type="float" office:value="216.49856" calcext:value-type="float">
            <text:p>216.49856</text:p>
          </table:table-cell>
          <table:table-cell office:value-type="float" office:value="215.63758" calcext:value-type="float">
            <text:p>215.63758</text:p>
          </table:table-cell>
          <table:table-cell office:value-type="float" office:value="220.635" calcext:value-type="float">
            <text:p>220.635</text:p>
          </table:table-cell>
          <table:table-cell office:value-type="float" office:value="216.17999" calcext:value-type="float">
            <text:p>216.17999</text:p>
          </table:table-cell>
          <table:table-cell/>
        </table:table-row>
        <table:table-row table:style-name="ro1">
          <table:table-cell office:value-type="float" office:value="216.55532" calcext:value-type="float">
            <text:p>216.55532</text:p>
          </table:table-cell>
          <table:table-cell office:value-type="float" office:value="216.55265" calcext:value-type="float">
            <text:p>216.55265</text:p>
          </table:table-cell>
          <table:table-cell office:value-type="float" office:value="219.75313" calcext:value-type="float">
            <text:p>219.75313</text:p>
          </table:table-cell>
          <table:table-cell office:value-type="float" office:value="219.73867" calcext:value-type="float">
            <text:p>219.73867</text:p>
          </table:table-cell>
          <table:table-cell office:value-type="float" office:value="214.71341" calcext:value-type="float">
            <text:p>214.71341</text:p>
          </table:table-cell>
          <table:table-cell office:value-type="float" office:value="214.71247" calcext:value-type="float">
            <text:p>214.71247</text:p>
          </table:table-cell>
          <table:table-cell office:value-type="float" office:value="214.73113" calcext:value-type="float">
            <text:p>214.73113</text:p>
          </table:table-cell>
          <table:table-cell office:value-type="float" office:value="215.5738" calcext:value-type="float">
            <text:p>215.5738</text:p>
          </table:table-cell>
          <table:table-cell office:value-type="float" office:value="214.71025" calcext:value-type="float">
            <text:p>214.71025</text:p>
          </table:table-cell>
          <table:table-cell office:value-type="float" office:value="219.74671" calcext:value-type="float">
            <text:p>219.74671</text:p>
          </table:table-cell>
          <table:table-cell office:value-type="float" office:value="215.27893" calcext:value-type="float">
            <text:p>215.27893</text:p>
          </table:table-cell>
          <table:table-cell/>
        </table:table-row>
        <table:table-row table:style-name="ro1">
          <table:table-cell office:value-type="float" office:value="215.64668" calcext:value-type="float">
            <text:p>215.64668</text:p>
          </table:table-cell>
          <table:table-cell office:value-type="float" office:value="215.64204" calcext:value-type="float">
            <text:p>215.64204</text:p>
          </table:table-cell>
          <table:table-cell office:value-type="float" office:value="218.84404" calcext:value-type="float">
            <text:p>218.84404</text:p>
          </table:table-cell>
          <table:table-cell office:value-type="float" office:value="218.84827" calcext:value-type="float">
            <text:p>218.84827</text:p>
          </table:table-cell>
          <table:table-cell office:value-type="float" office:value="213.80058" calcext:value-type="float">
            <text:p>213.80058</text:p>
          </table:table-cell>
          <table:table-cell office:value-type="float" office:value="213.79982" calcext:value-type="float">
            <text:p>213.79982</text:p>
          </table:table-cell>
          <table:table-cell office:value-type="float" office:value="213.81853" calcext:value-type="float">
            <text:p>213.81853</text:p>
          </table:table-cell>
          <table:table-cell office:value-type="float" office:value="214.67516" calcext:value-type="float">
            <text:p>214.67516</text:p>
          </table:table-cell>
          <table:table-cell office:value-type="float" office:value="213.79775" calcext:value-type="float">
            <text:p>213.79775</text:p>
          </table:table-cell>
          <table:table-cell office:value-type="float" office:value="218.83793" calcext:value-type="float">
            <text:p>218.83793</text:p>
          </table:table-cell>
          <table:table-cell office:value-type="float" office:value="214.3518" calcext:value-type="float">
            <text:p>214.3518</text:p>
          </table:table-cell>
          <table:table-cell/>
        </table:table-row>
        <table:table-row table:style-name="ro1">
          <table:table-cell office:value-type="float" office:value="214.71962" calcext:value-type="float">
            <text:p>214.71962</text:p>
          </table:table-cell>
          <table:table-cell office:value-type="float" office:value="214.7147" calcext:value-type="float">
            <text:p>214.7147</text:p>
          </table:table-cell>
          <table:table-cell office:value-type="float" office:value="217.94229" calcext:value-type="float">
            <text:p>217.94229</text:p>
          </table:table-cell>
          <table:table-cell office:value-type="float" office:value="217.93679" calcext:value-type="float">
            <text:p>217.93679</text:p>
          </table:table-cell>
          <table:table-cell office:value-type="float" office:value="212.86884" calcext:value-type="float">
            <text:p>212.86884</text:p>
          </table:table-cell>
          <table:table-cell office:value-type="float" office:value="212.86798" calcext:value-type="float">
            <text:p>212.86798</text:p>
          </table:table-cell>
          <table:table-cell office:value-type="float" office:value="212.88662" calcext:value-type="float">
            <text:p>212.88662</text:p>
          </table:table-cell>
          <table:table-cell office:value-type="float" office:value="213.74684" calcext:value-type="float">
            <text:p>213.74684</text:p>
          </table:table-cell>
          <table:table-cell office:value-type="float" office:value="212.86599" calcext:value-type="float">
            <text:p>212.86599</text:p>
          </table:table-cell>
          <table:table-cell office:value-type="float" office:value="217.93686" calcext:value-type="float">
            <text:p>217.93686</text:p>
          </table:table-cell>
          <table:table-cell office:value-type="float" office:value="214.3518" calcext:value-type="float">
            <text:p>214.3518</text:p>
          </table:table-cell>
          <table:table-cell/>
        </table:table-row>
        <table:table-row table:style-name="ro1">
          <table:table-cell office:value-type="float" office:value="213.81723" calcext:value-type="float">
            <text:p>213.81723</text:p>
          </table:table-cell>
          <table:table-cell office:value-type="float" office:value="213.81214" calcext:value-type="float">
            <text:p>213.81214</text:p>
          </table:table-cell>
          <table:table-cell office:value-type="float" office:value="217.0281" calcext:value-type="float">
            <text:p>217.0281</text:p>
          </table:table-cell>
          <table:table-cell office:value-type="float" office:value="217.03259" calcext:value-type="float">
            <text:p>217.03259</text:p>
          </table:table-cell>
          <table:table-cell office:value-type="float" office:value="211.95798" calcext:value-type="float">
            <text:p>211.95798</text:p>
          </table:table-cell>
          <table:table-cell office:value-type="float" office:value="211.95804" calcext:value-type="float">
            <text:p>211.95804</text:p>
          </table:table-cell>
          <table:table-cell office:value-type="float" office:value="211.96636" calcext:value-type="float">
            <text:p>211.96636</text:p>
          </table:table-cell>
          <table:table-cell office:value-type="float" office:value="212.83024" calcext:value-type="float">
            <text:p>212.83024</text:p>
          </table:table-cell>
          <table:table-cell office:value-type="float" office:value="211.95598" calcext:value-type="float">
            <text:p>211.95598</text:p>
          </table:table-cell>
          <table:table-cell office:value-type="float" office:value="217.02334" calcext:value-type="float">
            <text:p>217.02334</text:p>
          </table:table-cell>
          <table:table-cell office:value-type="float" office:value="213.43691" calcext:value-type="float">
            <text:p>213.43691</text:p>
          </table:table-cell>
          <table:table-cell/>
        </table:table-row>
        <table:table-row table:style-name="ro1">
          <table:table-cell office:value-type="float" office:value="212.88528" calcext:value-type="float">
            <text:p>212.88528</text:p>
          </table:table-cell>
          <table:table-cell office:value-type="float" office:value="212.88057" calcext:value-type="float">
            <text:p>212.88057</text:p>
          </table:table-cell>
          <table:table-cell office:value-type="float" office:value="216.1321" calcext:value-type="float">
            <text:p>216.1321</text:p>
          </table:table-cell>
          <table:table-cell office:value-type="float" office:value="216.12023" calcext:value-type="float">
            <text:p>216.12023</text:p>
          </table:table-cell>
          <table:table-cell office:value-type="float" office:value="211.02275" calcext:value-type="float">
            <text:p>211.02275</text:p>
          </table:table-cell>
          <table:table-cell office:value-type="float" office:value="211.02558" calcext:value-type="float">
            <text:p>211.02558</text:p>
          </table:table-cell>
          <table:table-cell office:value-type="float" office:value="211.02993" calcext:value-type="float">
            <text:p>211.02993</text:p>
          </table:table-cell>
          <table:table-cell office:value-type="float" office:value="211.90013" calcext:value-type="float">
            <text:p>211.90013</text:p>
          </table:table-cell>
          <table:table-cell office:value-type="float" office:value="211.01361" calcext:value-type="float">
            <text:p>211.01361</text:p>
          </table:table-cell>
          <table:table-cell office:value-type="float" office:value="216.1201" calcext:value-type="float">
            <text:p>216.1201</text:p>
          </table:table-cell>
          <table:table-cell office:value-type="float" office:value="212.50417" calcext:value-type="float">
            <text:p>212.50417</text:p>
          </table:table-cell>
          <table:table-cell/>
        </table:table-row>
        <table:table-row table:style-name="ro1">
          <table:table-cell office:value-type="float" office:value="211.96511" calcext:value-type="float">
            <text:p>211.96511</text:p>
          </table:table-cell>
          <table:table-cell office:value-type="float" office:value="211.96095" calcext:value-type="float">
            <text:p>211.96095</text:p>
          </table:table-cell>
          <table:table-cell office:value-type="float" office:value="215.20765" calcext:value-type="float">
            <text:p>215.20765</text:p>
          </table:table-cell>
          <table:table-cell office:value-type="float" office:value="215.21351" calcext:value-type="float">
            <text:p>215.21351</text:p>
          </table:table-cell>
          <table:table-cell office:value-type="float" office:value="210.10301" calcext:value-type="float">
            <text:p>210.10301</text:p>
          </table:table-cell>
          <table:table-cell office:value-type="float" office:value="210.10591" calcext:value-type="float">
            <text:p>210.10591</text:p>
          </table:table-cell>
          <table:table-cell office:value-type="float" office:value="210.10956" calcext:value-type="float">
            <text:p>210.10956</text:p>
          </table:table-cell>
          <table:table-cell office:value-type="float" office:value="210.99504" calcext:value-type="float">
            <text:p>210.99504</text:p>
          </table:table-cell>
          <table:table-cell office:value-type="float" office:value="210.10389" calcext:value-type="float">
            <text:p>210.10389</text:p>
          </table:table-cell>
          <table:table-cell office:value-type="float" office:value="215.20599" calcext:value-type="float">
            <text:p>215.20599</text:p>
          </table:table-cell>
          <table:table-cell office:value-type="float" office:value="212.50417" calcext:value-type="float">
            <text:p>212.50417</text:p>
          </table:table-cell>
          <table:table-cell/>
        </table:table-row>
        <table:table-row table:style-name="ro1">
          <table:table-cell office:value-type="float" office:value="211.02968" calcext:value-type="float">
            <text:p>211.02968</text:p>
          </table:table-cell>
          <table:table-cell office:value-type="float" office:value="211.02783" calcext:value-type="float">
            <text:p>211.02783</text:p>
          </table:table-cell>
          <table:table-cell office:value-type="float" office:value="214.29752" calcext:value-type="float">
            <text:p>214.29752</text:p>
          </table:table-cell>
          <table:table-cell office:value-type="float" office:value="214.28541" calcext:value-type="float">
            <text:p>214.28541</text:p>
          </table:table-cell>
          <table:table-cell office:value-type="float" office:value="209.15688" calcext:value-type="float">
            <text:p>209.15688</text:p>
          </table:table-cell>
          <table:table-cell office:value-type="float" office:value="209.15957" calcext:value-type="float">
            <text:p>209.15957</text:p>
          </table:table-cell>
          <table:table-cell office:value-type="float" office:value="209.17392" calcext:value-type="float">
            <text:p>209.17392</text:p>
          </table:table-cell>
          <table:table-cell office:value-type="float" office:value="210.0508" calcext:value-type="float">
            <text:p>210.0508</text:p>
          </table:table-cell>
          <table:table-cell office:value-type="float" office:value="209.15751" calcext:value-type="float">
            <text:p>209.15751</text:p>
          </table:table-cell>
          <table:table-cell office:value-type="float" office:value="214.29639" calcext:value-type="float">
            <text:p>214.29639</text:p>
          </table:table-cell>
          <table:table-cell office:value-type="float" office:value="211.58525" calcext:value-type="float">
            <text:p>211.58525</text:p>
          </table:table-cell>
          <table:table-cell/>
        </table:table-row>
        <table:table-row table:style-name="ro1">
          <table:table-cell office:value-type="float" office:value="210.10951" calcext:value-type="float">
            <text:p>210.10951</text:p>
          </table:table-cell>
          <table:table-cell office:value-type="float" office:value="210.10884" calcext:value-type="float">
            <text:p>210.10884</text:p>
          </table:table-cell>
          <table:table-cell office:value-type="float" office:value="213.36752" calcext:value-type="float">
            <text:p>213.36752</text:p>
          </table:table-cell>
          <table:table-cell office:value-type="float" office:value="213.38161" calcext:value-type="float">
            <text:p>213.38161</text:p>
          </table:table-cell>
          <table:table-cell office:value-type="float" office:value="208.23155" calcext:value-type="float">
            <text:p>208.23155</text:p>
          </table:table-cell>
          <table:table-cell office:value-type="float" office:value="208.23406" calcext:value-type="float">
            <text:p>208.23406</text:p>
          </table:table-cell>
          <table:table-cell office:value-type="float" office:value="208.2473" calcext:value-type="float">
            <text:p>208.2473</text:p>
          </table:table-cell>
          <table:table-cell office:value-type="float" office:value="209.13927" calcext:value-type="float">
            <text:p>209.13927</text:p>
          </table:table-cell>
          <table:table-cell office:value-type="float" office:value="208.23196" calcext:value-type="float">
            <text:p>208.23196</text:p>
          </table:table-cell>
          <table:table-cell office:value-type="float" office:value="213.36668" calcext:value-type="float">
            <text:p>213.36668</text:p>
          </table:table-cell>
          <table:table-cell office:value-type="float" office:value="210.65191" calcext:value-type="float">
            <text:p>210.65191</text:p>
          </table:table-cell>
          <table:table-cell/>
        </table:table-row>
        <table:table-row table:style-name="ro1">
          <table:table-cell office:value-type="float" office:value="209.17417" calcext:value-type="float">
            <text:p>209.17417</text:p>
          </table:table-cell>
          <table:table-cell office:value-type="float" office:value="209.17363" calcext:value-type="float">
            <text:p>209.17363</text:p>
          </table:table-cell>
          <table:table-cell office:value-type="float" office:value="212.46423" calcext:value-type="float">
            <text:p>212.46423</text:p>
          </table:table-cell>
          <table:table-cell office:value-type="float" office:value="212.45195" calcext:value-type="float">
            <text:p>212.45195</text:p>
          </table:table-cell>
          <table:table-cell office:value-type="float" office:value="207.29247" calcext:value-type="float">
            <text:p>207.29247</text:p>
          </table:table-cell>
          <table:table-cell office:value-type="float" office:value="207.29496" calcext:value-type="float">
            <text:p>207.29496</text:p>
          </table:table-cell>
          <table:table-cell office:value-type="float" office:value="207.30787" calcext:value-type="float">
            <text:p>207.30787</text:p>
          </table:table-cell>
          <table:table-cell office:value-type="float" office:value="208.20102" calcext:value-type="float">
            <text:p>208.20102</text:p>
          </table:table-cell>
          <table:table-cell office:value-type="float" office:value="207.29261" calcext:value-type="float">
            <text:p>207.29261</text:p>
          </table:table-cell>
          <table:table-cell office:value-type="float" office:value="212.46488" calcext:value-type="float">
            <text:p>212.46488</text:p>
          </table:table-cell>
          <table:table-cell office:value-type="float" office:value="209.73108" calcext:value-type="float">
            <text:p>209.73108</text:p>
          </table:table-cell>
          <table:table-cell/>
        </table:table-row>
        <table:table-row table:style-name="ro1">
          <table:table-cell office:value-type="float" office:value="208.24772" calcext:value-type="float">
            <text:p>208.24772</text:p>
          </table:table-cell>
          <table:table-cell office:value-type="float" office:value="208.24768" calcext:value-type="float">
            <text:p>208.24768</text:p>
          </table:table-cell>
          <table:table-cell office:value-type="float" office:value="211.5344" calcext:value-type="float">
            <text:p>211.5344</text:p>
          </table:table-cell>
          <table:table-cell office:value-type="float" office:value="211.53861" calcext:value-type="float">
            <text:p>211.53861</text:p>
          </table:table-cell>
          <table:table-cell office:value-type="float" office:value="206.36175" calcext:value-type="float">
            <text:p>206.36175</text:p>
          </table:table-cell>
          <table:table-cell office:value-type="float" office:value="206.3643" calcext:value-type="float">
            <text:p>206.3643</text:p>
          </table:table-cell>
          <table:table-cell office:value-type="float" office:value="206.37711" calcext:value-type="float">
            <text:p>206.37711</text:p>
          </table:table-cell>
          <table:table-cell office:value-type="float" office:value="207.28324" calcext:value-type="float">
            <text:p>207.28324</text:p>
          </table:table-cell>
          <table:table-cell office:value-type="float" office:value="206.36198" calcext:value-type="float">
            <text:p>206.36198</text:p>
          </table:table-cell>
          <table:table-cell office:value-type="float" office:value="211.53493" calcext:value-type="float">
            <text:p>211.53493</text:p>
          </table:table-cell>
          <table:table-cell office:value-type="float" office:value="208.79477" calcext:value-type="float">
            <text:p>208.79477</text:p>
          </table:table-cell>
          <table:table-cell/>
        </table:table-row>
        <table:table-row table:style-name="ro1">
          <table:table-cell office:value-type="float" office:value="207.30834" calcext:value-type="float">
            <text:p>207.30834</text:p>
          </table:table-cell>
          <table:table-cell office:value-type="float" office:value="207.3087" calcext:value-type="float">
            <text:p>207.3087</text:p>
          </table:table-cell>
          <table:table-cell office:value-type="float" office:value="210.61674" calcext:value-type="float">
            <text:p>210.61674</text:p>
          </table:table-cell>
          <table:table-cell office:value-type="float" office:value="210.60621" calcext:value-type="float">
            <text:p>210.60621</text:p>
          </table:table-cell>
          <table:table-cell office:value-type="float" office:value="205.42818" calcext:value-type="float">
            <text:p>205.42818</text:p>
          </table:table-cell>
          <table:table-cell office:value-type="float" office:value="205.43091" calcext:value-type="float">
            <text:p>205.43091</text:p>
          </table:table-cell>
          <table:table-cell office:value-type="float" office:value="205.43355" calcext:value-type="float">
            <text:p>205.43355</text:p>
          </table:table-cell>
          <table:table-cell office:value-type="float" office:value="206.34256" calcext:value-type="float">
            <text:p>206.34256</text:p>
          </table:table-cell>
          <table:table-cell office:value-type="float" office:value="205.41864" calcext:value-type="float">
            <text:p>205.41864</text:p>
          </table:table-cell>
          <table:table-cell office:value-type="float" office:value="210.61747" calcext:value-type="float">
            <text:p>210.61747</text:p>
          </table:table-cell>
          <table:table-cell office:value-type="float" office:value="207.86838" calcext:value-type="float">
            <text:p>207.86838</text:p>
          </table:table-cell>
          <table:table-cell/>
        </table:table-row>
        <table:table-row table:style-name="ro1">
          <table:table-cell office:value-type="float" office:value="206.37773" calcext:value-type="float">
            <text:p>206.37773</text:p>
          </table:table-cell>
          <table:table-cell office:value-type="float" office:value="206.37861" calcext:value-type="float">
            <text:p>206.37861</text:p>
          </table:table-cell>
          <table:table-cell office:value-type="float" office:value="209.6822" calcext:value-type="float">
            <text:p>209.6822</text:p>
          </table:table-cell>
          <table:table-cell office:value-type="float" office:value="209.68547" calcext:value-type="float">
            <text:p>209.68547</text:p>
          </table:table-cell>
          <table:table-cell office:value-type="float" office:value="204.49223" calcext:value-type="float">
            <text:p>204.49223</text:p>
          </table:table-cell>
          <table:table-cell office:value-type="float" office:value="204.49475" calcext:value-type="float">
            <text:p>204.49475</text:p>
          </table:table-cell>
          <table:table-cell office:value-type="float" office:value="204.49704" calcext:value-type="float">
            <text:p>204.49704</text:p>
          </table:table-cell>
          <table:table-cell office:value-type="float" office:value="205.40905" calcext:value-type="float">
            <text:p>205.40905</text:p>
          </table:table-cell>
          <table:table-cell office:value-type="float" office:value="204.49242" calcext:value-type="float">
            <text:p>204.49242</text:p>
          </table:table-cell>
          <table:table-cell office:value-type="float" office:value="209.68334" calcext:value-type="float">
            <text:p>209.68334</text:p>
          </table:table-cell>
          <table:table-cell office:value-type="float" office:value="206.92757" calcext:value-type="float">
            <text:p>206.92757</text:p>
          </table:table-cell>
          <table:table-cell/>
        </table:table-row>
        <table:table-row table:style-name="ro1">
          <table:table-cell office:value-type="float" office:value="205.43409" calcext:value-type="float">
            <text:p>205.43409</text:p>
          </table:table-cell>
          <table:table-cell office:value-type="float" office:value="205.43555" calcext:value-type="float">
            <text:p>205.43555</text:p>
          </table:table-cell>
          <table:table-cell office:value-type="float" office:value="208.75854" calcext:value-type="float">
            <text:p>208.75854</text:p>
          </table:table-cell>
          <table:table-cell office:value-type="float" office:value="208.75921" calcext:value-type="float">
            <text:p>208.75921</text:p>
          </table:table-cell>
          <table:table-cell office:value-type="float" office:value="203.54547" calcext:value-type="float">
            <text:p>203.54547</text:p>
          </table:table-cell>
          <table:table-cell office:value-type="float" office:value="203.54825" calcext:value-type="float">
            <text:p>203.54825</text:p>
          </table:table-cell>
          <table:table-cell office:value-type="float" office:value="203.55065" calcext:value-type="float">
            <text:p>203.55065</text:p>
          </table:table-cell>
          <table:table-cell office:value-type="float" office:value="204.46443" calcext:value-type="float">
            <text:p>204.46443</text:p>
          </table:table-cell>
          <table:table-cell office:value-type="float" office:value="203.54606" calcext:value-type="float">
            <text:p>203.54606</text:p>
          </table:table-cell>
          <table:table-cell office:value-type="float" office:value="208.76019" calcext:value-type="float">
            <text:p>208.76019</text:p>
          </table:table-cell>
          <table:table-cell office:value-type="float" office:value="205.99575" calcext:value-type="float">
            <text:p>205.99575</text:p>
          </table:table-cell>
          <table:table-cell/>
        </table:table-row>
        <table:table-row table:style-name="ro1">
          <table:table-cell office:value-type="float" office:value="204.49771" calcext:value-type="float">
            <text:p>204.49771</text:p>
          </table:table-cell>
          <table:table-cell office:value-type="float" office:value="204.49958" calcext:value-type="float">
            <text:p>204.49958</text:p>
          </table:table-cell>
          <table:table-cell office:value-type="float" office:value="207.83049" calcext:value-type="float">
            <text:p>207.83049</text:p>
          </table:table-cell>
          <table:table-cell office:value-type="float" office:value="207.83292" calcext:value-type="float">
            <text:p>207.83292</text:p>
          </table:table-cell>
          <table:table-cell office:value-type="float" office:value="202.60596" calcext:value-type="float">
            <text:p>202.60596</text:p>
          </table:table-cell>
          <table:table-cell office:value-type="float" office:value="202.6087" calcext:value-type="float">
            <text:p>202.6087</text:p>
          </table:table-cell>
          <table:table-cell office:value-type="float" office:value="202.62162" calcext:value-type="float">
            <text:p>202.62162</text:p>
          </table:table-cell>
          <table:table-cell office:value-type="float" office:value="203.5272" calcext:value-type="float">
            <text:p>203.5272</text:p>
          </table:table-cell>
          <table:table-cell office:value-type="float" office:value="202.60658" calcext:value-type="float">
            <text:p>202.60658</text:p>
          </table:table-cell>
          <table:table-cell office:value-type="float" office:value="207.83225" calcext:value-type="float">
            <text:p>207.83225</text:p>
          </table:table-cell>
          <table:table-cell office:value-type="float" office:value="205.05159" calcext:value-type="float">
            <text:p>205.05159</text:p>
          </table:table-cell>
          <table:table-cell/>
        </table:table-row>
        <table:table-row table:style-name="ro1">
          <table:table-cell office:value-type="float" office:value="203.55137" calcext:value-type="float">
            <text:p>203.55137</text:p>
          </table:table-cell>
          <table:table-cell office:value-type="float" office:value="203.55291" calcext:value-type="float">
            <text:p>203.55291</text:p>
          </table:table-cell>
          <table:table-cell office:value-type="float" office:value="206.90166" calcext:value-type="float">
            <text:p>206.90166</text:p>
          </table:table-cell>
          <table:table-cell office:value-type="float" office:value="206.89205" calcext:value-type="float">
            <text:p>206.89205</text:p>
          </table:table-cell>
          <table:table-cell office:value-type="float" office:value="201.65602" calcext:value-type="float">
            <text:p>201.65602</text:p>
          </table:table-cell>
          <table:table-cell office:value-type="float" office:value="201.65879" calcext:value-type="float">
            <text:p>201.65879</text:p>
          </table:table-cell>
          <table:table-cell office:value-type="float" office:value="201.66176" calcext:value-type="float">
            <text:p>201.66176</text:p>
          </table:table-cell>
          <table:table-cell office:value-type="float" office:value="202.57973" calcext:value-type="float">
            <text:p>202.57973</text:p>
          </table:table-cell>
          <table:table-cell office:value-type="float" office:value="201.6565" calcext:value-type="float">
            <text:p>201.6565</text:p>
          </table:table-cell>
          <table:table-cell office:value-type="float" office:value="206.9028" calcext:value-type="float">
            <text:p>206.9028</text:p>
          </table:table-cell>
          <table:table-cell office:value-type="float" office:value="204.12563" calcext:value-type="float">
            <text:p>204.12563</text:p>
          </table:table-cell>
          <table:table-cell/>
        </table:table-row>
        <table:table-row table:style-name="ro1">
          <table:table-cell office:value-type="float" office:value="202.62176" calcext:value-type="float">
            <text:p>202.62176</text:p>
          </table:table-cell>
          <table:table-cell office:value-type="float" office:value="202.6237" calcext:value-type="float">
            <text:p>202.6237</text:p>
          </table:table-cell>
          <table:table-cell office:value-type="float" office:value="205.95944" calcext:value-type="float">
            <text:p>205.95944</text:p>
          </table:table-cell>
          <table:table-cell office:value-type="float" office:value="205.97074" calcext:value-type="float">
            <text:p>205.97074</text:p>
          </table:table-cell>
          <table:table-cell office:value-type="float" office:value="200.71278" calcext:value-type="float">
            <text:p>200.71278</text:p>
          </table:table-cell>
          <table:table-cell office:value-type="float" office:value="200.71519" calcext:value-type="float">
            <text:p>200.71519</text:p>
          </table:table-cell>
          <table:table-cell office:value-type="float" office:value="200.72792" calcext:value-type="float">
            <text:p>200.72792</text:p>
          </table:table-cell>
          <table:table-cell office:value-type="float" office:value="201.63769" calcext:value-type="float">
            <text:p>201.63769</text:p>
          </table:table-cell>
          <table:table-cell office:value-type="float" office:value="200.71299" calcext:value-type="float">
            <text:p>200.71299</text:p>
          </table:table-cell>
          <table:table-cell office:value-type="float" office:value="205.96166" calcext:value-type="float">
            <text:p>205.96166</text:p>
          </table:table-cell>
          <table:table-cell office:value-type="float" office:value="203.17794" calcext:value-type="float">
            <text:p>203.17794</text:p>
          </table:table-cell>
          <table:table-cell/>
        </table:table-row>
        <table:table-row table:style-name="ro1">
          <table:table-cell office:value-type="float" office:value="201.66153" calcext:value-type="float">
            <text:p>201.66153</text:p>
          </table:table-cell>
          <table:table-cell office:value-type="float" office:value="201.66405" calcext:value-type="float">
            <text:p>201.66405</text:p>
          </table:table-cell>
          <table:table-cell office:value-type="float" office:value="205.03448" calcext:value-type="float">
            <text:p>205.03448</text:p>
          </table:table-cell>
          <table:table-cell office:value-type="float" office:value="205.0269" calcext:value-type="float">
            <text:p>205.0269</text:p>
          </table:table-cell>
          <table:table-cell office:value-type="float" office:value="199.75977" calcext:value-type="float">
            <text:p>199.75977</text:p>
          </table:table-cell>
          <table:table-cell office:value-type="float" office:value="199.76191" calcext:value-type="float">
            <text:p>199.76191</text:p>
          </table:table-cell>
          <table:table-cell office:value-type="float" office:value="199.76528" calcext:value-type="float">
            <text:p>199.76528</text:p>
          </table:table-cell>
          <table:table-cell office:value-type="float" office:value="200.68763" calcext:value-type="float">
            <text:p>200.68763</text:p>
          </table:table-cell>
          <table:table-cell office:value-type="float" office:value="199.74987" calcext:value-type="float">
            <text:p>199.74987</text:p>
          </table:table-cell>
          <table:table-cell office:value-type="float" office:value="205.03754" calcext:value-type="float">
            <text:p>205.03754</text:p>
          </table:table-cell>
          <table:table-cell office:value-type="float" office:value="202.23746" calcext:value-type="float">
            <text:p>202.23746</text:p>
          </table:table-cell>
          <table:table-cell/>
        </table:table-row>
        <table:table-row table:style-name="ro1">
          <table:table-cell office:value-type="float" office:value="200.72802" calcext:value-type="float">
            <text:p>200.72802</text:p>
          </table:table-cell>
          <table:table-cell office:value-type="float" office:value="200.73105" calcext:value-type="float">
            <text:p>200.73105</text:p>
          </table:table-cell>
          <table:table-cell office:value-type="float" office:value="204.08907" calcext:value-type="float">
            <text:p>204.08907</text:p>
          </table:table-cell>
          <table:table-cell office:value-type="float" office:value="204.09123" calcext:value-type="float">
            <text:p>204.09123</text:p>
          </table:table-cell>
          <table:table-cell office:value-type="float" office:value="198.80592" calcext:value-type="float">
            <text:p>198.80592</text:p>
          </table:table-cell>
          <table:table-cell office:value-type="float" office:value="198.80854" calcext:value-type="float">
            <text:p>198.80854</text:p>
          </table:table-cell>
          <table:table-cell office:value-type="float" office:value="198.81185" calcext:value-type="float">
            <text:p>198.81185</text:p>
          </table:table-cell>
          <table:table-cell office:value-type="float" office:value="199.74183" calcext:value-type="float">
            <text:p>199.74183</text:p>
          </table:table-cell>
          <table:table-cell office:value-type="float" office:value="198.80589" calcext:value-type="float">
            <text:p>198.80589</text:p>
          </table:table-cell>
          <table:table-cell office:value-type="float" office:value="204.09231" calcext:value-type="float">
            <text:p>204.09231</text:p>
          </table:table-cell>
          <table:table-cell office:value-type="float" office:value="201.287" calcext:value-type="float">
            <text:p>201.287</text:p>
          </table:table-cell>
          <table:table-cell/>
        </table:table-row>
        <table:table-row table:style-name="ro1">
          <table:table-cell office:value-type="float" office:value="199.76466" calcext:value-type="float">
            <text:p>199.76466</text:p>
          </table:table-cell>
          <table:table-cell office:value-type="float" office:value="199.76886" calcext:value-type="float">
            <text:p>199.76886</text:p>
          </table:table-cell>
          <table:table-cell office:value-type="float" office:value="203.15117" calcext:value-type="float">
            <text:p>203.15117</text:p>
          </table:table-cell>
          <table:table-cell office:value-type="float" office:value="203.14331" calcext:value-type="float">
            <text:p>203.14331</text:p>
          </table:table-cell>
          <table:table-cell office:value-type="float" office:value="197.83721" calcext:value-type="float">
            <text:p>197.83721</text:p>
          </table:table-cell>
          <table:table-cell office:value-type="float" office:value="197.8402" calcext:value-type="float">
            <text:p>197.8402</text:p>
          </table:table-cell>
          <table:table-cell office:value-type="float" office:value="197.853" calcext:value-type="float">
            <text:p>197.853</text:p>
          </table:table-cell>
          <table:table-cell office:value-type="float" office:value="198.78845" calcext:value-type="float">
            <text:p>198.78845</text:p>
          </table:table-cell>
          <table:table-cell office:value-type="float" office:value="197.837" calcext:value-type="float">
            <text:p>197.837</text:p>
          </table:table-cell>
          <table:table-cell office:value-type="float" office:value="203.15463" calcext:value-type="float">
            <text:p>203.15463</text:p>
          </table:table-cell>
          <table:table-cell office:value-type="float" office:value="200.34284" calcext:value-type="float">
            <text:p>200.34284</text:p>
          </table:table-cell>
          <table:table-cell/>
        </table:table-row>
        <table:table-row table:style-name="ro1">
          <table:table-cell office:value-type="float" office:value="198.81084" calcext:value-type="float">
            <text:p>198.81084</text:p>
          </table:table-cell>
          <table:table-cell office:value-type="float" office:value="198.81806" calcext:value-type="float">
            <text:p>198.81806</text:p>
          </table:table-cell>
          <table:table-cell office:value-type="float" office:value="202.20297" calcext:value-type="float">
            <text:p>202.20297</text:p>
          </table:table-cell>
          <table:table-cell office:value-type="float" office:value="202.20335" calcext:value-type="float">
            <text:p>202.20335</text:p>
          </table:table-cell>
          <table:table-cell office:value-type="float" office:value="196.88044" calcext:value-type="float">
            <text:p>196.88044</text:p>
          </table:table-cell>
          <table:table-cell office:value-type="float" office:value="196.88366" calcext:value-type="float">
            <text:p>196.88366</text:p>
          </table:table-cell>
          <table:table-cell office:value-type="float" office:value="196.89639" calcext:value-type="float">
            <text:p>196.89639</text:p>
          </table:table-cell>
          <table:table-cell office:value-type="float" office:value="197.84934" calcext:value-type="float">
            <text:p>197.84934</text:p>
          </table:table-cell>
          <table:table-cell office:value-type="float" office:value="196.8804" calcext:value-type="float">
            <text:p>196.8804</text:p>
          </table:table-cell>
          <table:table-cell office:value-type="float" office:value="202.20662" calcext:value-type="float">
            <text:p>202.20662</text:p>
          </table:table-cell>
          <table:table-cell office:value-type="float" office:value="199.3791" calcext:value-type="float">
            <text:p>199.3791</text:p>
          </table:table-cell>
          <table:table-cell/>
        </table:table-row>
        <table:table-row table:style-name="ro1">
          <table:table-cell office:value-type="float" office:value="197.85205" calcext:value-type="float">
            <text:p>197.85205</text:p>
          </table:table-cell>
          <table:table-cell office:value-type="float" office:value="197.85944" calcext:value-type="float">
            <text:p>197.85944</text:p>
          </table:table-cell>
          <table:table-cell office:value-type="float" office:value="201.25987" calcext:value-type="float">
            <text:p>201.25987</text:p>
          </table:table-cell>
          <table:table-cell office:value-type="float" office:value="201.25373" calcext:value-type="float">
            <text:p>201.25373</text:p>
          </table:table-cell>
          <table:table-cell office:value-type="float" office:value="195.92992" calcext:value-type="float">
            <text:p>195.92992</text:p>
          </table:table-cell>
          <table:table-cell office:value-type="float" office:value="195.93315" calcext:value-type="float">
            <text:p>195.93315</text:p>
          </table:table-cell>
          <table:table-cell office:value-type="float" office:value="195.9363" calcext:value-type="float">
            <text:p>195.9363</text:p>
          </table:table-cell>
          <table:table-cell office:value-type="float" office:value="196.89039" calcext:value-type="float">
            <text:p>196.89039</text:p>
          </table:table-cell>
          <table:table-cell office:value-type="float" office:value="195.91993" calcext:value-type="float">
            <text:p>195.91993</text:p>
          </table:table-cell>
          <table:table-cell office:value-type="float" office:value="201.26389" calcext:value-type="float">
            <text:p>201.26389</text:p>
          </table:table-cell>
          <table:table-cell office:value-type="float" office:value="198.43432" calcext:value-type="float">
            <text:p>198.43432</text:p>
          </table:table-cell>
          <table:table-cell/>
        </table:table-row>
        <table:table-row table:style-name="ro1">
          <table:table-cell office:value-type="float" office:value="196.89531" calcext:value-type="float">
            <text:p>196.89531</text:p>
          </table:table-cell>
          <table:table-cell office:value-type="float" office:value="196.90286" calcext:value-type="float">
            <text:p>196.90286</text:p>
          </table:table-cell>
          <table:table-cell office:value-type="float" office:value="200.30902" calcext:value-type="float">
            <text:p>200.30902</text:p>
          </table:table-cell>
          <table:table-cell office:value-type="float" office:value="200.30858" calcext:value-type="float">
            <text:p>200.30858</text:p>
          </table:table-cell>
          <table:table-cell office:value-type="float" office:value="194.97078" calcext:value-type="float">
            <text:p>194.97078</text:p>
          </table:table-cell>
          <table:table-cell office:value-type="float" office:value="194.97376" calcext:value-type="float">
            <text:p>194.97376</text:p>
          </table:table-cell>
          <table:table-cell office:value-type="float" office:value="194.97749" calcext:value-type="float">
            <text:p>194.97749</text:p>
          </table:table-cell>
          <table:table-cell office:value-type="float" office:value="195.93183" calcext:value-type="float">
            <text:p>195.93183</text:p>
          </table:table-cell>
          <table:table-cell office:value-type="float" office:value="194.97052" calcext:value-type="float">
            <text:p>194.97052</text:p>
          </table:table-cell>
          <table:table-cell office:value-type="float" office:value="200.31325" calcext:value-type="float">
            <text:p>200.31325</text:p>
          </table:table-cell>
          <table:table-cell office:value-type="float" office:value="197.46496" calcext:value-type="float">
            <text:p>197.46496</text:p>
          </table:table-cell>
          <table:table-cell/>
        </table:table-row>
        <table:table-row table:style-name="ro1">
          <table:table-cell office:value-type="float" office:value="195.93471" calcext:value-type="float">
            <text:p>195.93471</text:p>
          </table:table-cell>
          <table:table-cell office:value-type="float" office:value="195.94268" calcext:value-type="float">
            <text:p>195.94268</text:p>
          </table:table-cell>
          <table:table-cell office:value-type="float" office:value="199.36223" calcext:value-type="float">
            <text:p>199.36223</text:p>
          </table:table-cell>
          <table:table-cell office:value-type="float" office:value="199.35569" calcext:value-type="float">
            <text:p>199.35569</text:p>
          </table:table-cell>
          <table:table-cell office:value-type="float" office:value="194.00818" calcext:value-type="float">
            <text:p>194.00818</text:p>
          </table:table-cell>
          <table:table-cell office:value-type="float" office:value="194.01119" calcext:value-type="float">
            <text:p>194.01119</text:p>
          </table:table-cell>
          <table:table-cell office:value-type="float" office:value="194.01539" calcext:value-type="float">
            <text:p>194.01539</text:p>
          </table:table-cell>
          <table:table-cell office:value-type="float" office:value="194.97048" calcext:value-type="float">
            <text:p>194.97048</text:p>
          </table:table-cell>
          <table:table-cell office:value-type="float" office:value="194.0077" calcext:value-type="float">
            <text:p>194.0077</text:p>
          </table:table-cell>
          <table:table-cell office:value-type="float" office:value="199.36665" calcext:value-type="float">
            <text:p>199.36665</text:p>
          </table:table-cell>
          <table:table-cell office:value-type="float" office:value="196.50734" calcext:value-type="float">
            <text:p>196.50734</text:p>
          </table:table-cell>
          <table:table-cell/>
        </table:table-row>
        <table:table-row table:style-name="ro1">
          <table:table-cell office:value-type="float" office:value="194.9754" calcext:value-type="float">
            <text:p>194.9754</text:p>
          </table:table-cell>
          <table:table-cell office:value-type="float" office:value="194.99355" calcext:value-type="float">
            <text:p>194.99355</text:p>
          </table:table-cell>
          <table:table-cell office:value-type="float" office:value="198.40812" calcext:value-type="float">
            <text:p>198.40812</text:p>
          </table:table-cell>
          <table:table-cell office:value-type="float" office:value="198.41714" calcext:value-type="float">
            <text:p>198.41714</text:p>
          </table:table-cell>
          <table:table-cell office:value-type="float" office:value="193.03939" calcext:value-type="float">
            <text:p>193.03939</text:p>
          </table:table-cell>
          <table:table-cell office:value-type="float" office:value="193.04221" calcext:value-type="float">
            <text:p>193.04221</text:p>
          </table:table-cell>
          <table:table-cell office:value-type="float" office:value="193.04723" calcext:value-type="float">
            <text:p>193.04723</text:p>
          </table:table-cell>
          <table:table-cell office:value-type="float" office:value="194.01005" calcext:value-type="float">
            <text:p>194.01005</text:p>
          </table:table-cell>
          <table:table-cell office:value-type="float" office:value="193.03913" calcext:value-type="float">
            <text:p>193.03913</text:p>
          </table:table-cell>
          <table:table-cell office:value-type="float" office:value="198.41275" calcext:value-type="float">
            <text:p>198.41275</text:p>
          </table:table-cell>
          <table:table-cell office:value-type="float" office:value="195.54651" calcext:value-type="float">
            <text:p>195.54651</text:p>
          </table:table-cell>
          <table:table-cell/>
        </table:table-row>
        <table:table-row table:style-name="ro1">
          <table:table-cell office:value-type="float" office:value="194.01263" calcext:value-type="float">
            <text:p>194.01263</text:p>
          </table:table-cell>
          <table:table-cell office:value-type="float" office:value="194.03133" calcext:value-type="float">
            <text:p>194.03133</text:p>
          </table:table-cell>
          <table:table-cell office:value-type="float" office:value="197.46683" calcext:value-type="float">
            <text:p>197.46683</text:p>
          </table:table-cell>
          <table:table-cell office:value-type="float" office:value="197.46133" calcext:value-type="float">
            <text:p>197.46133</text:p>
          </table:table-cell>
          <table:table-cell office:value-type="float" office:value="192.07167" calcext:value-type="float">
            <text:p>192.07167</text:p>
          </table:table-cell>
          <table:table-cell office:value-type="float" office:value="192.07394" calcext:value-type="float">
            <text:p>192.07394</text:p>
          </table:table-cell>
          <table:table-cell office:value-type="float" office:value="192.07957" calcext:value-type="float">
            <text:p>192.07957</text:p>
          </table:table-cell>
          <table:table-cell office:value-type="float" office:value="193.04632" calcext:value-type="float">
            <text:p>193.04632</text:p>
          </table:table-cell>
          <table:table-cell office:value-type="float" office:value="192.07133" calcext:value-type="float">
            <text:p>192.07133</text:p>
          </table:table-cell>
          <table:table-cell office:value-type="float" office:value="197.47137" calcext:value-type="float">
            <text:p>197.47137</text:p>
          </table:table-cell>
          <table:table-cell office:value-type="float" office:value="194.59638" calcext:value-type="float">
            <text:p>194.59638</text:p>
          </table:table-cell>
          <table:table-cell/>
        </table:table-row>
        <table:table-row table:style-name="ro1">
          <table:table-cell office:value-type="float" office:value="193.04416" calcext:value-type="float">
            <text:p>193.04416</text:p>
          </table:table-cell>
          <table:table-cell office:value-type="float" office:value="193.06302" calcext:value-type="float">
            <text:p>193.06302</text:p>
          </table:table-cell>
          <table:table-cell office:value-type="float" office:value="196.50646" calcext:value-type="float">
            <text:p>196.50646</text:p>
          </table:table-cell>
          <table:table-cell office:value-type="float" office:value="196.50373" calcext:value-type="float">
            <text:p>196.50373</text:p>
          </table:table-cell>
          <table:table-cell office:value-type="float" office:value="191.10116" calcext:value-type="float">
            <text:p>191.10116</text:p>
          </table:table-cell>
          <table:table-cell office:value-type="float" office:value="191.10349" calcext:value-type="float">
            <text:p>191.10349</text:p>
          </table:table-cell>
          <table:table-cell office:value-type="float" office:value="191.10977" calcext:value-type="float">
            <text:p>191.10977</text:p>
          </table:table-cell>
          <table:table-cell office:value-type="float" office:value="192.0892" calcext:value-type="float">
            <text:p>192.0892</text:p>
          </table:table-cell>
          <table:table-cell office:value-type="float" office:value="191.10078" calcext:value-type="float">
            <text:p>191.10078</text:p>
          </table:table-cell>
          <table:table-cell office:value-type="float" office:value="196.51105" calcext:value-type="float">
            <text:p>196.51105</text:p>
          </table:table-cell>
          <table:table-cell office:value-type="float" office:value="193.63055" calcext:value-type="float">
            <text:p>193.63055</text:p>
          </table:table-cell>
          <table:table-cell/>
        </table:table-row>
        <table:table-row table:style-name="ro1">
          <table:table-cell office:value-type="float" office:value="192.07644" calcext:value-type="float">
            <text:p>192.07644</text:p>
          </table:table-cell>
          <table:table-cell office:value-type="float" office:value="192.0955" calcext:value-type="float">
            <text:p>192.0955</text:p>
          </table:table-cell>
          <table:table-cell office:value-type="float" office:value="195.54705" calcext:value-type="float">
            <text:p>195.54705</text:p>
          </table:table-cell>
          <table:table-cell office:value-type="float" office:value="195.54255" calcext:value-type="float">
            <text:p>195.54255</text:p>
          </table:table-cell>
          <table:table-cell office:value-type="float" office:value="190.13152" calcext:value-type="float">
            <text:p>190.13152</text:p>
          </table:table-cell>
          <table:table-cell office:value-type="float" office:value="190.13403" calcext:value-type="float">
            <text:p>190.13403</text:p>
          </table:table-cell>
          <table:table-cell office:value-type="float" office:value="190.14039" calcext:value-type="float">
            <text:p>190.14039</text:p>
          </table:table-cell>
          <table:table-cell office:value-type="float" office:value="191.11971" calcext:value-type="float">
            <text:p>191.11971</text:p>
          </table:table-cell>
          <table:table-cell office:value-type="float" office:value="190.13135" calcext:value-type="float">
            <text:p>190.13135</text:p>
          </table:table-cell>
          <table:table-cell office:value-type="float" office:value="195.55185" calcext:value-type="float">
            <text:p>195.55185</text:p>
          </table:table-cell>
          <table:table-cell office:value-type="float" office:value="192.66194" calcext:value-type="float">
            <text:p>192.66194</text:p>
          </table:table-cell>
          <table:table-cell/>
        </table:table-row>
        <table:table-row table:style-name="ro1">
          <table:table-cell office:value-type="float" office:value="191.10601" calcext:value-type="float">
            <text:p>191.10601</text:p>
          </table:table-cell>
          <table:table-cell office:value-type="float" office:value="191.12534" calcext:value-type="float">
            <text:p>191.12534</text:p>
          </table:table-cell>
          <table:table-cell office:value-type="float" office:value="194.58536" calcext:value-type="float">
            <text:p>194.58536</text:p>
          </table:table-cell>
          <table:table-cell office:value-type="float" office:value="194.59258" calcext:value-type="float">
            <text:p>194.59258</text:p>
          </table:table-cell>
          <table:table-cell office:value-type="float" office:value="189.15717" calcext:value-type="float">
            <text:p>189.15717</text:p>
          </table:table-cell>
          <table:table-cell office:value-type="float" office:value="189.15875" calcext:value-type="float">
            <text:p>189.15875</text:p>
          </table:table-cell>
          <table:table-cell office:value-type="float" office:value="189.16632" calcext:value-type="float">
            <text:p>189.16632</text:p>
          </table:table-cell>
          <table:table-cell office:value-type="float" office:value="190.14821" calcext:value-type="float">
            <text:p>190.14821</text:p>
          </table:table-cell>
          <table:table-cell office:value-type="float" office:value="189.15595" calcext:value-type="float">
            <text:p>189.15595</text:p>
          </table:table-cell>
          <table:table-cell office:value-type="float" office:value="194.59013" calcext:value-type="float">
            <text:p>194.59013</text:p>
          </table:table-cell>
          <table:table-cell office:value-type="float" office:value="191.69314" calcext:value-type="float">
            <text:p>191.69314</text:p>
          </table:table-cell>
          <table:table-cell/>
        </table:table-row>
        <table:table-row table:style-name="ro1">
          <table:table-cell office:value-type="float" office:value="190.13659" calcext:value-type="float">
            <text:p>190.13659</text:p>
          </table:table-cell>
          <table:table-cell office:value-type="float" office:value="190.15678" calcext:value-type="float">
            <text:p>190.15678</text:p>
          </table:table-cell>
          <table:table-cell office:value-type="float" office:value="193.6231" calcext:value-type="float">
            <text:p>193.6231</text:p>
          </table:table-cell>
          <table:table-cell office:value-type="float" office:value="193.62002" calcext:value-type="float">
            <text:p>193.62002</text:p>
          </table:table-cell>
          <table:table-cell office:value-type="float" office:value="188.18239" calcext:value-type="float">
            <text:p>188.18239</text:p>
          </table:table-cell>
          <table:table-cell office:value-type="float" office:value="188.18371" calcext:value-type="float">
            <text:p>188.18371</text:p>
          </table:table-cell>
          <table:table-cell office:value-type="float" office:value="188.20153" calcext:value-type="float">
            <text:p>188.20153</text:p>
          </table:table-cell>
          <table:table-cell office:value-type="float" office:value="189.1779" calcext:value-type="float">
            <text:p>189.1779</text:p>
          </table:table-cell>
          <table:table-cell office:value-type="float" office:value="188.18099" calcext:value-type="float">
            <text:p>188.18099</text:p>
          </table:table-cell>
          <table:table-cell office:value-type="float" office:value="193.62811" calcext:value-type="float">
            <text:p>193.62811</text:p>
          </table:table-cell>
          <table:table-cell office:value-type="float" office:value="190.72326" calcext:value-type="float">
            <text:p>190.72326</text:p>
          </table:table-cell>
          <table:table-cell/>
        </table:table-row>
        <table:table-row table:style-name="ro1">
          <table:table-cell office:value-type="float" office:value="189.1622" calcext:value-type="float">
            <text:p>189.1622</text:p>
          </table:table-cell>
          <table:table-cell office:value-type="float" office:value="189.18137" calcext:value-type="float">
            <text:p>189.18137</text:p>
          </table:table-cell>
          <table:table-cell office:value-type="float" office:value="192.65986" calcext:value-type="float">
            <text:p>192.65986</text:p>
          </table:table-cell>
          <table:table-cell office:value-type="float" office:value="192.66536" calcext:value-type="float">
            <text:p>192.66536</text:p>
          </table:table-cell>
          <table:table-cell office:value-type="float" office:value="187.21292" calcext:value-type="float">
            <text:p>187.21292</text:p>
          </table:table-cell>
          <table:table-cell office:value-type="float" office:value="187.21419" calcext:value-type="float">
            <text:p>187.21419</text:p>
          </table:table-cell>
          <table:table-cell office:value-type="float" office:value="187.22286" calcext:value-type="float">
            <text:p>187.22286</text:p>
          </table:table-cell>
          <table:table-cell office:value-type="float" office:value="188.40679" calcext:value-type="float">
            <text:p>188.40679</text:p>
          </table:table-cell>
          <table:table-cell office:value-type="float" office:value="187.21178" calcext:value-type="float">
            <text:p>187.21178</text:p>
          </table:table-cell>
          <table:table-cell office:value-type="float" office:value="192.6648" calcext:value-type="float">
            <text:p>192.6648</text:p>
          </table:table-cell>
          <table:table-cell office:value-type="float" office:value="189.75301" calcext:value-type="float">
            <text:p>189.75301</text:p>
          </table:table-cell>
          <table:table-cell/>
        </table:table-row>
        <table:table-row table:style-name="ro1">
          <table:table-cell office:value-type="float" office:value="188.19732" calcext:value-type="float">
            <text:p>188.19732</text:p>
          </table:table-cell>
          <table:table-cell office:value-type="float" office:value="188.20633" calcext:value-type="float">
            <text:p>188.20633</text:p>
          </table:table-cell>
          <table:table-cell office:value-type="float" office:value="191.69207" calcext:value-type="float">
            <text:p>191.69207</text:p>
          </table:table-cell>
          <table:table-cell office:value-type="float" office:value="191.69719" calcext:value-type="float">
            <text:p>191.69719</text:p>
          </table:table-cell>
          <table:table-cell office:value-type="float" office:value="186.23729" calcext:value-type="float">
            <text:p>186.23729</text:p>
          </table:table-cell>
          <table:table-cell office:value-type="float" office:value="186.2385" calcext:value-type="float">
            <text:p>186.2385</text:p>
          </table:table-cell>
          <table:table-cell office:value-type="float" office:value="186.24757" calcext:value-type="float">
            <text:p>186.24757</text:p>
          </table:table-cell>
          <table:table-cell office:value-type="float" office:value="187.23457" calcext:value-type="float">
            <text:p>187.23457</text:p>
          </table:table-cell>
          <table:table-cell office:value-type="float" office:value="186.23615" calcext:value-type="float">
            <text:p>186.23615</text:p>
          </table:table-cell>
          <table:table-cell office:value-type="float" office:value="191.70595" calcext:value-type="float">
            <text:p>191.70595</text:p>
          </table:table-cell>
          <table:table-cell office:value-type="float" office:value="188.7754" calcext:value-type="float">
            <text:p>188.7754</text:p>
          </table:table-cell>
          <table:table-cell/>
        </table:table-row>
        <table:table-row table:style-name="ro1">
          <table:table-cell office:value-type="float" office:value="187.21809" calcext:value-type="float">
            <text:p>187.21809</text:p>
          </table:table-cell>
          <table:table-cell office:value-type="float" office:value="187.23737" calcext:value-type="float">
            <text:p>187.23737</text:p>
          </table:table-cell>
          <table:table-cell office:value-type="float" office:value="190.73194" calcext:value-type="float">
            <text:p>190.73194</text:p>
          </table:table-cell>
          <table:table-cell office:value-type="float" office:value="190.72563" calcext:value-type="float">
            <text:p>190.72563</text:p>
          </table:table-cell>
          <table:table-cell office:value-type="float" office:value="185.25114" calcext:value-type="float">
            <text:p>185.25114</text:p>
          </table:table-cell>
          <table:table-cell office:value-type="float" office:value="185.25226" calcext:value-type="float">
            <text:p>185.25226</text:p>
          </table:table-cell>
          <table:table-cell office:value-type="float" office:value="185.27166" calcext:value-type="float">
            <text:p>185.27166</text:p>
          </table:table-cell>
          <table:table-cell office:value-type="float" office:value="186.45128" calcext:value-type="float">
            <text:p>186.45128</text:p>
          </table:table-cell>
          <table:table-cell office:value-type="float" office:value="185.24997" calcext:value-type="float">
            <text:p>185.24997</text:p>
          </table:table-cell>
          <table:table-cell office:value-type="float" office:value="190.73709" calcext:value-type="float">
            <text:p>190.73709</text:p>
          </table:table-cell>
          <table:table-cell office:value-type="float" office:value="187.79951" calcext:value-type="float">
            <text:p>187.79951</text:p>
          </table:table-cell>
          <table:table-cell/>
        </table:table-row>
        <table:table-row table:style-name="ro1">
          <table:table-cell office:value-type="float" office:value="186.24235" calcext:value-type="float">
            <text:p>186.24235</text:p>
          </table:table-cell>
          <table:table-cell office:value-type="float" office:value="186.26212" calcext:value-type="float">
            <text:p>186.26212</text:p>
          </table:table-cell>
          <table:table-cell office:value-type="float" office:value="189.7605" calcext:value-type="float">
            <text:p>189.7605</text:p>
          </table:table-cell>
          <table:table-cell office:value-type="float" office:value="189.76559" calcext:value-type="float">
            <text:p>189.76559</text:p>
          </table:table-cell>
          <table:table-cell office:value-type="float" office:value="184.26994" calcext:value-type="float">
            <text:p>184.26994</text:p>
          </table:table-cell>
          <table:table-cell office:value-type="float" office:value="184.27155" calcext:value-type="float">
            <text:p>184.27155</text:p>
          </table:table-cell>
          <table:table-cell office:value-type="float" office:value="184.29109" calcext:value-type="float">
            <text:p>184.29109</text:p>
          </table:table-cell>
          <table:table-cell office:value-type="float" office:value="185.2881" calcext:value-type="float">
            <text:p>185.2881</text:p>
          </table:table-cell>
          <table:table-cell office:value-type="float" office:value="184.26917" calcext:value-type="float">
            <text:p>184.26917</text:p>
          </table:table-cell>
          <table:table-cell office:value-type="float" office:value="189.76508" calcext:value-type="float">
            <text:p>189.76508</text:p>
          </table:table-cell>
          <table:table-cell office:value-type="float" office:value="186.8311" calcext:value-type="float">
            <text:p>186.8311</text:p>
          </table:table-cell>
          <table:table-cell/>
        </table:table-row>
        <table:table-row table:style-name="ro1">
          <table:table-cell office:value-type="float" office:value="185.26616" calcext:value-type="float">
            <text:p>185.26616</text:p>
          </table:table-cell>
          <table:table-cell office:value-type="float" office:value="185.27656" calcext:value-type="float">
            <text:p>185.27656</text:p>
          </table:table-cell>
          <table:table-cell office:value-type="float" office:value="188.78961" calcext:value-type="float">
            <text:p>188.78961</text:p>
          </table:table-cell>
          <table:table-cell office:value-type="float" office:value="188.79126" calcext:value-type="float">
            <text:p>188.79126</text:p>
          </table:table-cell>
          <table:table-cell office:value-type="float" office:value="183.2933" calcext:value-type="float">
            <text:p>183.2933</text:p>
          </table:table-cell>
          <table:table-cell office:value-type="float" office:value="183.28489" calcext:value-type="float">
            <text:p>183.28489</text:p>
          </table:table-cell>
          <table:table-cell office:value-type="float" office:value="183.31486" calcext:value-type="float">
            <text:p>183.31486</text:p>
          </table:table-cell>
          <table:table-cell office:value-type="float" office:value="184.49915" calcext:value-type="float">
            <text:p>184.49915</text:p>
          </table:table-cell>
          <table:table-cell office:value-type="float" office:value="183.49046" calcext:value-type="float">
            <text:p>183.49046</text:p>
          </table:table-cell>
          <table:table-cell office:value-type="float" office:value="188.80448" calcext:value-type="float">
            <text:p>188.80448</text:p>
          </table:table-cell>
          <table:table-cell office:value-type="float" office:value="185.8525" calcext:value-type="float">
            <text:p>185.8525</text:p>
          </table:table-cell>
          <table:table-cell/>
        </table:table-row>
        <table:table-row table:style-name="ro1">
          <table:table-cell office:value-type="float" office:value="184.28522" calcext:value-type="float">
            <text:p>184.28522</text:p>
          </table:table-cell>
          <table:table-cell office:value-type="float" office:value="184.29685" calcext:value-type="float">
            <text:p>184.29685</text:p>
          </table:table-cell>
          <table:table-cell office:value-type="float" office:value="187.82244" calcext:value-type="float">
            <text:p>187.82244</text:p>
          </table:table-cell>
          <table:table-cell office:value-type="float" office:value="187.81603" calcext:value-type="float">
            <text:p>187.81603</text:p>
          </table:table-cell>
          <table:table-cell office:value-type="float" office:value="182.31158" calcext:value-type="float">
            <text:p>182.31158</text:p>
          </table:table-cell>
          <table:table-cell office:value-type="float" office:value="182.31246" calcext:value-type="float">
            <text:p>182.31246</text:p>
          </table:table-cell>
          <table:table-cell office:value-type="float" office:value="182.33355" calcext:value-type="float">
            <text:p>182.33355</text:p>
          </table:table-cell>
          <table:table-cell office:value-type="float" office:value="183.32958" calcext:value-type="float">
            <text:p>183.32958</text:p>
          </table:table-cell>
          <table:table-cell office:value-type="float" office:value="182.3093" calcext:value-type="float">
            <text:p>182.3093</text:p>
          </table:table-cell>
          <table:table-cell office:value-type="float" office:value="187.82667" calcext:value-type="float">
            <text:p>187.82667</text:p>
          </table:table-cell>
          <table:table-cell office:value-type="float" office:value="184.86589" calcext:value-type="float">
            <text:p>184.86589</text:p>
          </table:table-cell>
          <table:table-cell/>
        </table:table-row>
        <table:table-row table:style-name="ro1">
          <table:table-cell office:value-type="float" office:value="183.29887" calcext:value-type="float">
            <text:p>183.29887</text:p>
          </table:table-cell>
          <table:table-cell office:value-type="float" office:value="183.32049" calcext:value-type="float">
            <text:p>183.32049</text:p>
          </table:table-cell>
          <table:table-cell office:value-type="float" office:value="186.84649" calcext:value-type="float">
            <text:p>186.84649</text:p>
          </table:table-cell>
          <table:table-cell office:value-type="float" office:value="186.84571" calcext:value-type="float">
            <text:p>186.84571</text:p>
          </table:table-cell>
          <table:table-cell office:value-type="float" office:value="181.32931" calcext:value-type="float">
            <text:p>181.32931</text:p>
          </table:table-cell>
          <table:table-cell office:value-type="float" office:value="181.31987" calcext:value-type="float">
            <text:p>181.31987</text:p>
          </table:table-cell>
          <table:table-cell office:value-type="float" office:value="181.35155" calcext:value-type="float">
            <text:p>181.35155</text:p>
          </table:table-cell>
          <table:table-cell office:value-type="float" office:value="182.55042" calcext:value-type="float">
            <text:p>182.55042</text:p>
          </table:table-cell>
          <table:table-cell office:value-type="float" office:value="181.52739" calcext:value-type="float">
            <text:p>181.52739</text:p>
          </table:table-cell>
          <table:table-cell office:value-type="float" office:value="186.85097" calcext:value-type="float">
            <text:p>186.85097</text:p>
          </table:table-cell>
          <table:table-cell office:value-type="float" office:value="183.88618" calcext:value-type="float">
            <text:p>183.88618</text:p>
          </table:table-cell>
          <table:table-cell/>
        </table:table-row>
        <table:table-row table:style-name="ro1">
          <table:table-cell office:value-type="float" office:value="182.32725" calcext:value-type="float">
            <text:p>182.32725</text:p>
          </table:table-cell>
          <table:table-cell office:value-type="float" office:value="182.3383" calcext:value-type="float">
            <text:p>182.3383</text:p>
          </table:table-cell>
          <table:table-cell office:value-type="float" office:value="185.86584" calcext:value-type="float">
            <text:p>185.86584</text:p>
          </table:table-cell>
          <table:table-cell office:value-type="float" office:value="185.87001" calcext:value-type="float">
            <text:p>185.87001</text:p>
          </table:table-cell>
          <table:table-cell office:value-type="float" office:value="180.35486" calcext:value-type="float">
            <text:p>180.35486</text:p>
          </table:table-cell>
          <table:table-cell office:value-type="float" office:value="180.34551" calcext:value-type="float">
            <text:p>180.34551</text:p>
          </table:table-cell>
          <table:table-cell office:value-type="float" office:value="180.37778" calcext:value-type="float">
            <text:p>180.37778</text:p>
          </table:table-cell>
          <table:table-cell office:value-type="float" office:value="181.37946" calcext:value-type="float">
            <text:p>181.37946</text:p>
          </table:table-cell>
          <table:table-cell office:value-type="float" office:value="180.35364" calcext:value-type="float">
            <text:p>180.35364</text:p>
          </table:table-cell>
          <table:table-cell office:value-type="float" office:value="185.88061" calcext:value-type="float">
            <text:p>185.88061</text:p>
          </table:table-cell>
          <table:table-cell office:value-type="float" office:value="182.90853" calcext:value-type="float">
            <text:p>182.90853</text:p>
          </table:table-cell>
          <table:table-cell/>
        </table:table-row>
        <table:table-row table:style-name="ro1">
          <table:table-cell office:value-type="float" office:value="181.33488" calcext:value-type="float">
            <text:p>181.33488</text:p>
          </table:table-cell>
          <table:table-cell office:value-type="float" office:value="181.35745" calcext:value-type="float">
            <text:p>181.35745</text:p>
          </table:table-cell>
          <table:table-cell office:value-type="float" office:value="184.8963" calcext:value-type="float">
            <text:p>184.8963</text:p>
          </table:table-cell>
          <table:table-cell office:value-type="float" office:value="185.09493" calcext:value-type="float">
            <text:p>185.09493</text:p>
          </table:table-cell>
          <table:table-cell office:value-type="float" office:value="179.37268" calcext:value-type="float">
            <text:p>179.37268</text:p>
          </table:table-cell>
          <table:table-cell office:value-type="float" office:value="179.36326" calcext:value-type="float">
            <text:p>179.36326</text:p>
          </table:table-cell>
          <table:table-cell office:value-type="float" office:value="179.39633" calcext:value-type="float">
            <text:p>179.39633</text:p>
          </table:table-cell>
          <table:table-cell office:value-type="float" office:value="180.59701" calcext:value-type="float">
            <text:p>180.59701</text:p>
          </table:table-cell>
          <table:table-cell office:value-type="float" office:value="179.5713" calcext:value-type="float">
            <text:p>179.5713</text:p>
          </table:table-cell>
          <table:table-cell office:value-type="float" office:value="184.91026" calcext:value-type="float">
            <text:p>184.91026</text:p>
          </table:table-cell>
          <table:table-cell office:value-type="float" office:value="181.92467" calcext:value-type="float">
            <text:p>181.92467</text:p>
          </table:table-cell>
          <table:table-cell/>
        </table:table-row>
        <table:table-row table:style-name="ro1">
          <table:table-cell office:value-type="float" office:value="180.3604" calcext:value-type="float">
            <text:p>180.3604</text:p>
          </table:table-cell>
          <table:table-cell office:value-type="float" office:value="180.38349" calcext:value-type="float">
            <text:p>180.38349</text:p>
          </table:table-cell>
          <table:table-cell office:value-type="float" office:value="183.91786" calcext:value-type="float">
            <text:p>183.91786</text:p>
          </table:table-cell>
          <table:table-cell office:value-type="float" office:value="183.91566" calcext:value-type="float">
            <text:p>183.91566</text:p>
          </table:table-cell>
          <table:table-cell office:value-type="float" office:value="178.38849" calcext:value-type="float">
            <text:p>178.38849</text:p>
          </table:table-cell>
          <table:table-cell office:value-type="float" office:value="178.38818" calcext:value-type="float">
            <text:p>178.38818</text:p>
          </table:table-cell>
          <table:table-cell office:value-type="float" office:value="178.42223" calcext:value-type="float">
            <text:p>178.42223</text:p>
          </table:table-cell>
          <table:table-cell office:value-type="float" office:value="179.42414" calcext:value-type="float">
            <text:p>179.42414</text:p>
          </table:table-cell>
          <table:table-cell office:value-type="float" office:value="178.58854" calcext:value-type="float">
            <text:p>178.58854</text:p>
          </table:table-cell>
          <table:table-cell office:value-type="float" office:value="183.92237" calcext:value-type="float">
            <text:p>183.92237</text:p>
          </table:table-cell>
          <table:table-cell office:value-type="float" office:value="180.94306" calcext:value-type="float">
            <text:p>180.94306</text:p>
          </table:table-cell>
          <table:table-cell/>
        </table:table-row>
        <table:table-row table:style-name="ro1">
          <table:table-cell office:value-type="float" office:value="179.37819" calcext:value-type="float">
            <text:p>179.37819</text:p>
          </table:table-cell>
          <table:table-cell office:value-type="float" office:value="179.40094" calcext:value-type="float">
            <text:p>179.40094</text:p>
          </table:table-cell>
          <table:table-cell office:value-type="float" office:value="182.93609" calcext:value-type="float">
            <text:p>182.93609</text:p>
          </table:table-cell>
          <table:table-cell office:value-type="float" office:value="183.13616" calcext:value-type="float">
            <text:p>183.13616</text:p>
          </table:table-cell>
          <table:table-cell office:value-type="float" office:value="177.42151" calcext:value-type="float">
            <text:p>177.42151</text:p>
          </table:table-cell>
          <table:table-cell office:value-type="float" office:value="177.41242" calcext:value-type="float">
            <text:p>177.41242</text:p>
          </table:table-cell>
          <table:table-cell office:value-type="float" office:value="177.44554" calcext:value-type="float">
            <text:p>177.44554</text:p>
          </table:table-cell>
          <table:table-cell office:value-type="float" office:value="178.64146" calcext:value-type="float">
            <text:p>178.64146</text:p>
          </table:table-cell>
          <table:table-cell office:value-type="float" office:value="177.61833" calcext:value-type="float">
            <text:p>177.61833</text:p>
          </table:table-cell>
          <table:table-cell office:value-type="float" office:value="182.95085" calcext:value-type="float">
            <text:p>182.95085</text:p>
          </table:table-cell>
          <table:table-cell office:value-type="float" office:value="179.96774" calcext:value-type="float">
            <text:p>179.96774</text:p>
          </table:table-cell>
          <table:table-cell/>
        </table:table-row>
        <table:table-row table:style-name="ro1">
          <table:table-cell office:value-type="float" office:value="178.40408" calcext:value-type="float">
            <text:p>178.40408</text:p>
          </table:table-cell>
          <table:table-cell office:value-type="float" office:value="178.42736" calcext:value-type="float">
            <text:p>178.42736</text:p>
          </table:table-cell>
          <table:table-cell office:value-type="float" office:value="181.95749" calcext:value-type="float">
            <text:p>181.95749</text:p>
          </table:table-cell>
          <table:table-cell office:value-type="float" office:value="181.96644" calcext:value-type="float">
            <text:p>181.96644</text:p>
          </table:table-cell>
          <table:table-cell office:value-type="float" office:value="176.44005" calcext:value-type="float">
            <text:p>176.44005</text:p>
          </table:table-cell>
          <table:table-cell office:value-type="float" office:value="176.63296" calcext:value-type="float">
            <text:p>176.63296</text:p>
          </table:table-cell>
          <table:table-cell office:value-type="float" office:value="176.46502" calcext:value-type="float">
            <text:p>176.46502</text:p>
          </table:table-cell>
          <table:table-cell office:value-type="float" office:value="177.48195" calcext:value-type="float">
            <text:p>177.48195</text:p>
          </table:table-cell>
          <table:table-cell office:value-type="float" office:value="176.64161" calcext:value-type="float">
            <text:p>176.64161</text:p>
          </table:table-cell>
          <table:table-cell office:value-type="float" office:value="181.97264" calcext:value-type="float">
            <text:p>181.97264</text:p>
          </table:table-cell>
          <table:table-cell office:value-type="float" office:value="178.98511" calcext:value-type="float">
            <text:p>178.98511</text:p>
          </table:table-cell>
          <table:table-cell/>
        </table:table-row>
        <table:table-row table:style-name="ro1">
          <table:table-cell office:value-type="float" office:value="177.42715" calcext:value-type="float">
            <text:p>177.42715</text:p>
          </table:table-cell>
          <table:table-cell office:value-type="float" office:value="177.45122" calcext:value-type="float">
            <text:p>177.45122</text:p>
          </table:table-cell>
          <table:table-cell office:value-type="float" office:value="180.98447" calcext:value-type="float">
            <text:p>180.98447</text:p>
          </table:table-cell>
          <table:table-cell office:value-type="float" office:value="181.17663" calcext:value-type="float">
            <text:p>181.17663</text:p>
          </table:table-cell>
          <table:table-cell office:value-type="float" office:value="175.44428" calcext:value-type="float">
            <text:p>175.44428</text:p>
          </table:table-cell>
          <table:table-cell office:value-type="float" office:value="175.44378" calcext:value-type="float">
            <text:p>175.44378</text:p>
          </table:table-cell>
          <table:table-cell office:value-type="float" office:value="175.47878" calcext:value-type="float">
            <text:p>175.47878</text:p>
          </table:table-cell>
          <table:table-cell office:value-type="float" office:value="176.70367" calcext:value-type="float">
            <text:p>176.70367</text:p>
          </table:table-cell>
          <table:table-cell office:value-type="float" office:value="175.65004" calcext:value-type="float">
            <text:p>175.65004</text:p>
          </table:table-cell>
          <table:table-cell office:value-type="float" office:value="180.98961" calcext:value-type="float">
            <text:p>180.98961</text:p>
          </table:table-cell>
          <table:table-cell office:value-type="float" office:value="178.01292" calcext:value-type="float">
            <text:p>178.01292</text:p>
          </table:table-cell>
          <table:table-cell/>
        </table:table-row>
        <table:table-row table:style-name="ro1">
          <table:table-cell office:value-type="float" office:value="176.44622" calcext:value-type="float">
            <text:p>176.44622</text:p>
          </table:table-cell>
          <table:table-cell office:value-type="float" office:value="176.47116" calcext:value-type="float">
            <text:p>176.47116</text:p>
          </table:table-cell>
          <table:table-cell office:value-type="float" office:value="180.00343" calcext:value-type="float">
            <text:p>180.00343</text:p>
          </table:table-cell>
          <table:table-cell office:value-type="float" office:value="180.00387" calcext:value-type="float">
            <text:p>180.00387</text:p>
          </table:table-cell>
          <table:table-cell office:value-type="float" office:value="174.45679" calcext:value-type="float">
            <text:p>174.45679</text:p>
          </table:table-cell>
          <table:table-cell office:value-type="float" office:value="174.6575" calcext:value-type="float">
            <text:p>174.6575</text:p>
          </table:table-cell>
          <table:table-cell office:value-type="float" office:value="174.49227" calcext:value-type="float">
            <text:p>174.49227</text:p>
          </table:table-cell>
          <table:table-cell office:value-type="float" office:value="175.51546" calcext:value-type="float">
            <text:p>175.51546</text:p>
          </table:table-cell>
          <table:table-cell office:value-type="float" office:value="174.65619" calcext:value-type="float">
            <text:p>174.65619</text:p>
          </table:table-cell>
          <table:table-cell office:value-type="float" office:value="180.00851" calcext:value-type="float">
            <text:p>180.00851</text:p>
          </table:table-cell>
          <table:table-cell office:value-type="float" office:value="177.03607" calcext:value-type="float">
            <text:p>177.03607</text:p>
          </table:table-cell>
          <table:table-cell/>
        </table:table-row>
        <table:table-row table:style-name="ro1">
          <table:table-cell office:value-type="float" office:value="175.4604" calcext:value-type="float">
            <text:p>175.4604</text:p>
          </table:table-cell>
          <table:table-cell office:value-type="float" office:value="175.48509" calcext:value-type="float">
            <text:p>175.48509</text:p>
          </table:table-cell>
          <table:table-cell office:value-type="float" office:value="179.0299" calcext:value-type="float">
            <text:p>179.0299</text:p>
          </table:table-cell>
          <table:table-cell office:value-type="float" office:value="179.23278" calcext:value-type="float">
            <text:p>179.23278</text:p>
          </table:table-cell>
          <table:table-cell office:value-type="float" office:value="173.47579" calcext:value-type="float">
            <text:p>173.47579</text:p>
          </table:table-cell>
          <table:table-cell office:value-type="float" office:value="173.47486" calcext:value-type="float">
            <text:p>173.47486</text:p>
          </table:table-cell>
          <table:table-cell office:value-type="float" office:value="173.50062" calcext:value-type="float">
            <text:p>173.50062</text:p>
          </table:table-cell>
          <table:table-cell office:value-type="float" office:value="174.72649" calcext:value-type="float">
            <text:p>174.72649</text:p>
          </table:table-cell>
          <table:table-cell office:value-type="float" office:value="173.66861" calcext:value-type="float">
            <text:p>173.66861</text:p>
          </table:table-cell>
          <table:table-cell office:value-type="float" office:value="179.0453" calcext:value-type="float">
            <text:p>179.0453</text:p>
          </table:table-cell>
          <table:table-cell office:value-type="float" office:value="176.04457" calcext:value-type="float">
            <text:p>176.04457</text:p>
          </table:table-cell>
          <table:table-cell/>
        </table:table-row>
        <table:table-row table:style-name="ro1">
          <table:table-cell office:value-type="float" office:value="174.47297" calcext:value-type="float">
            <text:p>174.47297</text:p>
          </table:table-cell>
          <table:table-cell office:value-type="float" office:value="174.49783" calcext:value-type="float">
            <text:p>174.49783</text:p>
          </table:table-cell>
          <table:table-cell office:value-type="float" office:value="178.04977" calcext:value-type="float">
            <text:p>178.04977</text:p>
          </table:table-cell>
          <table:table-cell office:value-type="float" office:value="178.05957" calcext:value-type="float">
            <text:p>178.05957</text:p>
          </table:table-cell>
          <table:table-cell office:value-type="float" office:value="172.47734" calcext:value-type="float">
            <text:p>172.47734</text:p>
          </table:table-cell>
          <table:table-cell office:value-type="float" office:value="172.67847" calcext:value-type="float">
            <text:p>172.67847</text:p>
          </table:table-cell>
          <table:table-cell office:value-type="float" office:value="172.51197" calcext:value-type="float">
            <text:p>172.51197</text:p>
          </table:table-cell>
          <table:table-cell office:value-type="float" office:value="173.74418" calcext:value-type="float">
            <text:p>173.74418</text:p>
          </table:table-cell>
          <table:table-cell office:value-type="float" office:value="172.68733" calcext:value-type="float">
            <text:p>172.68733</text:p>
          </table:table-cell>
          <table:table-cell office:value-type="float" office:value="178.06549" calcext:value-type="float">
            <text:p>178.06549</text:p>
          </table:table-cell>
          <table:table-cell office:value-type="float" office:value="175.05864" calcext:value-type="float">
            <text:p>175.05864</text:p>
          </table:table-cell>
          <table:table-cell/>
        </table:table-row>
        <table:table-row table:style-name="ro1">
          <table:table-cell office:value-type="float" office:value="173.4823" calcext:value-type="float">
            <text:p>173.4823</text:p>
          </table:table-cell>
          <table:table-cell office:value-type="float" office:value="173.51646" calcext:value-type="float">
            <text:p>173.51646</text:p>
          </table:table-cell>
          <table:table-cell office:value-type="float" office:value="177.0895" calcext:value-type="float">
            <text:p>177.0895</text:p>
          </table:table-cell>
          <table:table-cell office:value-type="float" office:value="177.27872" calcext:value-type="float">
            <text:p>177.27872</text:p>
          </table:table-cell>
          <table:table-cell office:value-type="float" office:value="171.4956" calcext:value-type="float">
            <text:p>171.4956</text:p>
          </table:table-cell>
          <table:table-cell office:value-type="float" office:value="171.49463" calcext:value-type="float">
            <text:p>171.49463</text:p>
          </table:table-cell>
          <table:table-cell office:value-type="float" office:value="171.53226" calcext:value-type="float">
            <text:p>171.53226</text:p>
          </table:table-cell>
          <table:table-cell office:value-type="float" office:value="172.75677" calcext:value-type="float">
            <text:p>172.75677</text:p>
          </table:table-cell>
          <table:table-cell office:value-type="float" office:value="171.6986" calcext:value-type="float">
            <text:p>171.6986</text:p>
          </table:table-cell>
          <table:table-cell office:value-type="float" office:value="177.10528" calcext:value-type="float">
            <text:p>177.10528</text:p>
          </table:table-cell>
          <table:table-cell office:value-type="float" office:value="174.07109" calcext:value-type="float">
            <text:p>174.07109</text:p>
          </table:table-cell>
          <table:table-cell/>
        </table:table-row>
        <table:table-row table:style-name="ro1">
          <table:table-cell office:value-type="float" office:value="172.49391" calcext:value-type="float">
            <text:p>172.49391</text:p>
          </table:table-cell>
          <table:table-cell office:value-type="float" office:value="172.51766" calcext:value-type="float">
            <text:p>172.51766</text:p>
          </table:table-cell>
          <table:table-cell office:value-type="float" office:value="176.10386" calcext:value-type="float">
            <text:p>176.10386</text:p>
          </table:table-cell>
          <table:table-cell office:value-type="float" office:value="176.10153" calcext:value-type="float">
            <text:p>176.10153</text:p>
          </table:table-cell>
          <table:table-cell office:value-type="float" office:value="170.51046" calcext:value-type="float">
            <text:p>170.51046</text:p>
          </table:table-cell>
          <table:table-cell office:value-type="float" office:value="170.71174" calcext:value-type="float">
            <text:p>170.71174</text:p>
          </table:table-cell>
          <table:table-cell office:value-type="float" office:value="170.54747" calcext:value-type="float">
            <text:p>170.54747</text:p>
          </table:table-cell>
          <table:table-cell office:value-type="float" office:value="171.76479" calcext:value-type="float">
            <text:p>171.76479</text:p>
          </table:table-cell>
          <table:table-cell office:value-type="float" office:value="170.7108" calcext:value-type="float">
            <text:p>170.7108</text:p>
          </table:table-cell>
          <table:table-cell office:value-type="float" office:value="176.11999" calcext:value-type="float">
            <text:p>176.11999</text:p>
          </table:table-cell>
          <table:table-cell office:value-type="float" office:value="173.07911" calcext:value-type="float">
            <text:p>173.07911</text:p>
          </table:table-cell>
          <table:table-cell/>
        </table:table-row>
        <table:table-row table:style-name="ro1">
          <table:table-cell office:value-type="float" office:value="171.51193" calcext:value-type="float">
            <text:p>171.51193</text:p>
          </table:table-cell>
          <table:table-cell office:value-type="float" office:value="171.73076" calcext:value-type="float">
            <text:p>171.73076</text:p>
          </table:table-cell>
          <table:table-cell office:value-type="float" office:value="175.12293" calcext:value-type="float">
            <text:p>175.12293</text:p>
          </table:table-cell>
          <table:table-cell office:value-type="float" office:value="175.31324" calcext:value-type="float">
            <text:p>175.31324</text:p>
          </table:table-cell>
          <table:table-cell office:value-type="float" office:value="169.52223" calcext:value-type="float">
            <text:p>169.52223</text:p>
          </table:table-cell>
          <table:table-cell office:value-type="float" office:value="169.53137" calcext:value-type="float">
            <text:p>169.53137</text:p>
          </table:table-cell>
          <table:table-cell office:value-type="float" office:value="169.55957" calcext:value-type="float">
            <text:p>169.55957</text:p>
          </table:table-cell>
          <table:table-cell office:value-type="float" office:value="170.78878" calcext:value-type="float">
            <text:p>170.78878</text:p>
          </table:table-cell>
          <table:table-cell office:value-type="float" office:value="169.72571" calcext:value-type="float">
            <text:p>169.72571</text:p>
          </table:table-cell>
          <table:table-cell office:value-type="float" office:value="175.1392" calcext:value-type="float">
            <text:p>175.1392</text:p>
          </table:table-cell>
          <table:table-cell office:value-type="float" office:value="172.09149" calcext:value-type="float">
            <text:p>172.09149</text:p>
          </table:table-cell>
          <table:table-cell/>
        </table:table-row>
        <table:table-row table:style-name="ro1">
          <table:table-cell office:value-type="float" office:value="170.51689" calcext:value-type="float">
            <text:p>170.51689</text:p>
          </table:table-cell>
          <table:table-cell office:value-type="float" office:value="170.55174" calcext:value-type="float">
            <text:p>170.55174</text:p>
          </table:table-cell>
          <table:table-cell office:value-type="float" office:value="174.13775" calcext:value-type="float">
            <text:p>174.13775</text:p>
          </table:table-cell>
          <table:table-cell office:value-type="float" office:value="174.12741" calcext:value-type="float">
            <text:p>174.12741</text:p>
          </table:table-cell>
          <table:table-cell office:value-type="float" office:value="168.54697" calcext:value-type="float">
            <text:p>168.54697</text:p>
          </table:table-cell>
          <table:table-cell office:value-type="float" office:value="168.73739" calcext:value-type="float">
            <text:p>168.73739</text:p>
          </table:table-cell>
          <table:table-cell office:value-type="float" office:value="168.57461" calcext:value-type="float">
            <text:p>168.57461</text:p>
          </table:table-cell>
          <table:table-cell office:value-type="float" office:value="169.80185" calcext:value-type="float">
            <text:p>169.80185</text:p>
          </table:table-cell>
          <table:table-cell office:value-type="float" office:value="168.74662" calcext:value-type="float">
            <text:p>168.74662</text:p>
          </table:table-cell>
          <table:table-cell office:value-type="float" office:value="174.14337" calcext:value-type="float">
            <text:p>174.14337</text:p>
          </table:table-cell>
          <table:table-cell office:value-type="float" office:value="171.11144" calcext:value-type="float">
            <text:p>171.11144</text:p>
          </table:table-cell>
          <table:table-cell/>
        </table:table-row>
        <table:table-row table:style-name="ro1">
          <table:table-cell office:value-type="float" office:value="169.53861" calcext:value-type="float">
            <text:p>169.53861</text:p>
          </table:table-cell>
          <table:table-cell office:value-type="float" office:value="169.75877" calcext:value-type="float">
            <text:p>169.75877</text:p>
          </table:table-cell>
          <table:table-cell office:value-type="float" office:value="173.15055" calcext:value-type="float">
            <text:p>173.15055</text:p>
          </table:table-cell>
          <table:table-cell office:value-type="float" office:value="173.34256" calcext:value-type="float">
            <text:p>173.34256</text:p>
          </table:table-cell>
          <table:table-cell office:value-type="float" office:value="167.5583" calcext:value-type="float">
            <text:p>167.5583</text:p>
          </table:table-cell>
          <table:table-cell office:value-type="float" office:value="167.56802" calcext:value-type="float">
            <text:p>167.56802</text:p>
          </table:table-cell>
          <table:table-cell office:value-type="float" office:value="167.59831" calcext:value-type="float">
            <text:p>167.59831</text:p>
          </table:table-cell>
          <table:table-cell office:value-type="float" office:value="168.81661" calcext:value-type="float">
            <text:p>168.81661</text:p>
          </table:table-cell>
          <table:table-cell office:value-type="float" office:value="167.76113" calcext:value-type="float">
            <text:p>167.76113</text:p>
          </table:table-cell>
          <table:table-cell office:value-type="float" office:value="173.156" calcext:value-type="float">
            <text:p>173.156</text:p>
          </table:table-cell>
          <table:table-cell office:value-type="float" office:value="170.12659" calcext:value-type="float">
            <text:p>170.12659</text:p>
          </table:table-cell>
          <table:table-cell/>
        </table:table-row>
        <table:table-row table:style-name="ro1">
          <table:table-cell office:value-type="float" office:value="168.55336" calcext:value-type="float">
            <text:p>168.55336</text:p>
          </table:table-cell>
          <table:table-cell office:value-type="float" office:value="168.57802" calcext:value-type="float">
            <text:p>168.57802</text:p>
          </table:table-cell>
          <table:table-cell office:value-type="float" office:value="172.1593" calcext:value-type="float">
            <text:p>172.1593</text:p>
          </table:table-cell>
          <table:table-cell office:value-type="float" office:value="172.15953" calcext:value-type="float">
            <text:p>172.15953</text:p>
          </table:table-cell>
          <table:table-cell office:value-type="float" office:value="166.58523" calcext:value-type="float">
            <text:p>166.58523</text:p>
          </table:table-cell>
          <table:table-cell office:value-type="float" office:value="166.78715" calcext:value-type="float">
            <text:p>166.78715</text:p>
          </table:table-cell>
          <table:table-cell office:value-type="float" office:value="166.62584" calcext:value-type="float">
            <text:p>166.62584</text:p>
          </table:table-cell>
          <table:table-cell office:value-type="float" office:value="167.83785" calcext:value-type="float">
            <text:p>167.83785</text:p>
          </table:table-cell>
          <table:table-cell office:value-type="float" office:value="166.78641" calcext:value-type="float">
            <text:p>166.78641</text:p>
          </table:table-cell>
          <table:table-cell office:value-type="float" office:value="172.17468" calcext:value-type="float">
            <text:p>172.17468</text:p>
          </table:table-cell>
          <table:table-cell office:value-type="float" office:value="169.13826" calcext:value-type="float">
            <text:p>169.13826</text:p>
          </table:table-cell>
          <table:table-cell/>
        </table:table-row>
        <table:table-row table:style-name="ro1">
          <table:table-cell office:value-type="float" office:value="167.57477" calcext:value-type="float">
            <text:p>167.57477</text:p>
          </table:table-cell>
          <table:table-cell office:value-type="float" office:value="167.79389" calcext:value-type="float">
            <text:p>167.79389</text:p>
          </table:table-cell>
          <table:table-cell office:value-type="float" office:value="171.17176" calcext:value-type="float">
            <text:p>171.17176</text:p>
          </table:table-cell>
          <table:table-cell office:value-type="float" office:value="171.36358" calcext:value-type="float">
            <text:p>171.36358</text:p>
          </table:table-cell>
          <table:table-cell office:value-type="float" office:value="165.60097" calcext:value-type="float">
            <text:p>165.60097</text:p>
          </table:table-cell>
          <table:table-cell office:value-type="float" office:value="165.61121" calcext:value-type="float">
            <text:p>165.61121</text:p>
          </table:table-cell>
          <table:table-cell office:value-type="float" office:value="165.64181" calcext:value-type="float">
            <text:p>165.64181</text:p>
          </table:table-cell>
          <table:table-cell office:value-type="float" office:value="166.86495" calcext:value-type="float">
            <text:p>166.86495</text:p>
          </table:table-cell>
          <table:table-cell office:value-type="float" office:value="165.81412" calcext:value-type="float">
            <text:p>165.81412</text:p>
          </table:table-cell>
          <table:table-cell office:value-type="float" office:value="171.18732" calcext:value-type="float">
            <text:p>171.18732</text:p>
          </table:table-cell>
          <table:table-cell office:value-type="float" office:value="168.16297" calcext:value-type="float">
            <text:p>168.16297</text:p>
          </table:table-cell>
          <table:table-cell/>
        </table:table-row>
        <table:table-row table:style-name="ro1">
          <table:table-cell office:value-type="float" office:value="166.59288" calcext:value-type="float">
            <text:p>166.59288</text:p>
          </table:table-cell>
          <table:table-cell office:value-type="float" office:value="166.62807" calcext:value-type="float">
            <text:p>166.62807</text:p>
          </table:table-cell>
          <table:table-cell office:value-type="float" office:value="170.19404" calcext:value-type="float">
            <text:p>170.19404</text:p>
          </table:table-cell>
          <table:table-cell office:value-type="float" office:value="170.18466" calcext:value-type="float">
            <text:p>170.18466</text:p>
          </table:table-cell>
          <table:table-cell office:value-type="float" office:value="164.62648" calcext:value-type="float">
            <text:p>164.62648</text:p>
          </table:table-cell>
          <table:table-cell office:value-type="float" office:value="164.82903" calcext:value-type="float">
            <text:p>164.82903</text:p>
          </table:table-cell>
          <table:table-cell office:value-type="float" office:value="164.66716" calcext:value-type="float">
            <text:p>164.66716</text:p>
          </table:table-cell>
          <table:table-cell office:value-type="float" office:value="165.8911" calcext:value-type="float">
            <text:p>165.8911</text:p>
          </table:table-cell>
          <table:table-cell office:value-type="float" office:value="164.82775" calcext:value-type="float">
            <text:p>164.82775</text:p>
          </table:table-cell>
          <table:table-cell office:value-type="float" office:value="170.21086" calcext:value-type="float">
            <text:p>170.21086</text:p>
          </table:table-cell>
          <table:table-cell office:value-type="float" office:value="167.1762" calcext:value-type="float">
            <text:p>167.1762</text:p>
          </table:table-cell>
          <table:table-cell/>
        </table:table-row>
        <table:table-row table:style-name="ro1">
          <table:table-cell office:value-type="float" office:value="165.6177" calcext:value-type="float">
            <text:p>165.6177</text:p>
          </table:table-cell>
          <table:table-cell office:value-type="float" office:value="165.84688" calcext:value-type="float">
            <text:p>165.84688</text:p>
          </table:table-cell>
          <table:table-cell office:value-type="float" office:value="169.20904" calcext:value-type="float">
            <text:p>169.20904</text:p>
          </table:table-cell>
          <table:table-cell office:value-type="float" office:value="169.40215" calcext:value-type="float">
            <text:p>169.40215</text:p>
          </table:table-cell>
          <table:table-cell office:value-type="float" office:value="163.64155" calcext:value-type="float">
            <text:p>163.64155</text:p>
          </table:table-cell>
          <table:table-cell office:value-type="float" office:value="163.65075" calcext:value-type="float">
            <text:p>163.65075</text:p>
          </table:table-cell>
          <table:table-cell office:value-type="float" office:value="163.69128" calcext:value-type="float">
            <text:p>163.69128</text:p>
          </table:table-cell>
          <table:table-cell office:value-type="float" office:value="164.9076" calcext:value-type="float">
            <text:p>164.9076</text:p>
          </table:table-cell>
          <table:table-cell office:value-type="float" office:value="163.85409" calcext:value-type="float">
            <text:p>163.85409</text:p>
          </table:table-cell>
          <table:table-cell office:value-type="float" office:value="169.22615" calcext:value-type="float">
            <text:p>169.22615</text:p>
          </table:table-cell>
          <table:table-cell office:value-type="float" office:value="166.20338" calcext:value-type="float">
            <text:p>166.20338</text:p>
          </table:table-cell>
          <table:table-cell/>
        </table:table-row>
        <table:table-row table:style-name="ro1">
          <table:table-cell office:value-type="float" office:value="164.63324" calcext:value-type="float">
            <text:p>164.63324</text:p>
          </table:table-cell>
          <table:table-cell office:value-type="float" office:value="164.67011" calcext:value-type="float">
            <text:p>164.67011</text:p>
          </table:table-cell>
          <table:table-cell office:value-type="float" office:value="168.23172" calcext:value-type="float">
            <text:p>168.23172</text:p>
          </table:table-cell>
          <table:table-cell office:value-type="float" office:value="168.22218" calcext:value-type="float">
            <text:p>168.22218</text:p>
          </table:table-cell>
          <table:table-cell office:value-type="float" office:value="162.67137" calcext:value-type="float">
            <text:p>162.67137</text:p>
          </table:table-cell>
          <table:table-cell office:value-type="float" office:value="162.87092" calcext:value-type="float">
            <text:p>162.87092</text:p>
          </table:table-cell>
          <table:table-cell office:value-type="float" office:value="162.90195" calcext:value-type="float">
            <text:p>162.90195</text:p>
          </table:table-cell>
          <table:table-cell office:value-type="float" office:value="163.93254" calcext:value-type="float">
            <text:p>163.93254</text:p>
          </table:table-cell>
          <table:table-cell office:value-type="float" office:value="162.86995" calcext:value-type="float">
            <text:p>162.86995</text:p>
          </table:table-cell>
          <table:table-cell office:value-type="float" office:value="168.24804" calcext:value-type="float">
            <text:p>168.24804</text:p>
          </table:table-cell>
          <table:table-cell office:value-type="float" office:value="165.22909" calcext:value-type="float">
            <text:p>165.22909</text:p>
          </table:table-cell>
          <table:table-cell/>
        </table:table-row>
        <table:table-row table:style-name="ro1">
          <table:table-cell office:value-type="float" office:value="163.65848" calcext:value-type="float">
            <text:p>163.65848</text:p>
          </table:table-cell>
          <table:table-cell office:value-type="float" office:value="163.88786" calcext:value-type="float">
            <text:p>163.88786</text:p>
          </table:table-cell>
          <table:table-cell office:value-type="float" office:value="167.24584" calcext:value-type="float">
            <text:p>167.24584</text:p>
          </table:table-cell>
          <table:table-cell office:value-type="float" office:value="167.43817" calcext:value-type="float">
            <text:p>167.43817</text:p>
          </table:table-cell>
          <table:table-cell office:value-type="float" office:value="161.69859" calcext:value-type="float">
            <text:p>161.69859</text:p>
          </table:table-cell>
          <table:table-cell office:value-type="float" office:value="161.6976" calcext:value-type="float">
            <text:p>161.6976</text:p>
          </table:table-cell>
          <table:table-cell office:value-type="float" office:value="161.73864" calcext:value-type="float">
            <text:p>161.73864</text:p>
          </table:table-cell>
          <table:table-cell office:value-type="float" office:value="162.95803" calcext:value-type="float">
            <text:p>162.95803</text:p>
          </table:table-cell>
          <table:table-cell office:value-type="float" office:value="161.89951" calcext:value-type="float">
            <text:p>161.89951</text:p>
          </table:table-cell>
          <table:table-cell office:value-type="float" office:value="167.26253" calcext:value-type="float">
            <text:p>167.26253</text:p>
          </table:table-cell>
          <table:table-cell office:value-type="float" office:value="164.24474" calcext:value-type="float">
            <text:p>164.24474</text:p>
          </table:table-cell>
          <table:table-cell/>
        </table:table-row>
        <table:table-row table:style-name="ro1">
          <table:table-cell office:value-type="float" office:value="162.67812" calcext:value-type="float">
            <text:p>162.67812</text:p>
          </table:table-cell>
          <table:table-cell office:value-type="float" office:value="162.90723" calcext:value-type="float">
            <text:p>162.90723</text:p>
          </table:table-cell>
          <table:table-cell office:value-type="float" office:value="166.27166" calcext:value-type="float">
            <text:p>166.27166</text:p>
          </table:table-cell>
          <table:table-cell office:value-type="float" office:value="166.26301" calcext:value-type="float">
            <text:p>166.26301</text:p>
          </table:table-cell>
          <table:table-cell office:value-type="float" office:value="160.71683" calcext:value-type="float">
            <text:p>160.71683</text:p>
          </table:table-cell>
          <table:table-cell office:value-type="float" office:value="160.92785" calcext:value-type="float">
            <text:p>160.92785</text:p>
          </table:table-cell>
          <table:table-cell office:value-type="float" office:value="160.95897" calcext:value-type="float">
            <text:p>160.95897</text:p>
          </table:table-cell>
          <table:table-cell office:value-type="float" office:value="161.98583" calcext:value-type="float">
            <text:p>161.98583</text:p>
          </table:table-cell>
          <table:table-cell office:value-type="float" office:value="160.92728" calcext:value-type="float">
            <text:p>160.92728</text:p>
          </table:table-cell>
          <table:table-cell office:value-type="float" office:value="166.2892" calcext:value-type="float">
            <text:p>166.2892</text:p>
          </table:table-cell>
          <table:table-cell office:value-type="float" office:value="163.26981" calcext:value-type="float">
            <text:p>163.26981</text:p>
          </table:table-cell>
          <table:table-cell/>
        </table:table-row>
        <table:table-row table:style-name="ro1">
          <table:table-cell office:value-type="float" office:value="161.70504" calcext:value-type="float">
            <text:p>161.70504</text:p>
          </table:table-cell>
          <table:table-cell office:value-type="float" office:value="161.93705" calcext:value-type="float">
            <text:p>161.93705</text:p>
          </table:table-cell>
          <table:table-cell office:value-type="float" office:value="165.2986" calcext:value-type="float">
            <text:p>165.2986</text:p>
          </table:table-cell>
          <table:table-cell office:value-type="float" office:value="165.48205" calcext:value-type="float">
            <text:p>165.48205</text:p>
          </table:table-cell>
          <table:table-cell office:value-type="float" office:value="159.74295" calcext:value-type="float">
            <text:p>159.74295</text:p>
          </table:table-cell>
          <table:table-cell office:value-type="float" office:value="159.75197" calcext:value-type="float">
            <text:p>159.75197</text:p>
          </table:table-cell>
          <table:table-cell office:value-type="float" office:value="159.79326" calcext:value-type="float">
            <text:p>159.79326</text:p>
          </table:table-cell>
          <table:table-cell office:value-type="float" office:value="161.01544" calcext:value-type="float">
            <text:p>161.01544</text:p>
          </table:table-cell>
          <table:table-cell office:value-type="float" office:value="159.95539" calcext:value-type="float">
            <text:p>159.95539</text:p>
          </table:table-cell>
          <table:table-cell office:value-type="float" office:value="165.31626" calcext:value-type="float">
            <text:p>165.31626</text:p>
          </table:table-cell>
          <table:table-cell office:value-type="float" office:value="162.28951" calcext:value-type="float">
            <text:p>162.28951</text:p>
          </table:table-cell>
          <table:table-cell/>
        </table:table-row>
        <table:table-row table:style-name="ro1">
          <table:table-cell office:value-type="float" office:value="160.73326" calcext:value-type="float">
            <text:p>160.73326</text:p>
          </table:table-cell>
          <table:table-cell office:value-type="float" office:value="160.9636" calcext:value-type="float">
            <text:p>160.9636</text:p>
          </table:table-cell>
          <table:table-cell office:value-type="float" office:value="164.32266" calcext:value-type="float">
            <text:p>164.32266</text:p>
          </table:table-cell>
          <table:table-cell office:value-type="float" office:value="164.31482" calcext:value-type="float">
            <text:p>164.31482</text:p>
          </table:table-cell>
          <table:table-cell office:value-type="float" office:value="158.77007" calcext:value-type="float">
            <text:p>158.77007</text:p>
          </table:table-cell>
          <table:table-cell office:value-type="float" office:value="158.97035" calcext:value-type="float">
            <text:p>158.97035</text:p>
          </table:table-cell>
          <table:table-cell office:value-type="float" office:value="159.01159" calcext:value-type="float">
            <text:p>159.01159</text:p>
          </table:table-cell>
          <table:table-cell office:value-type="float" office:value="160.04287" calcext:value-type="float">
            <text:p>160.04287</text:p>
          </table:table-cell>
          <table:table-cell office:value-type="float" office:value="158.98006" calcext:value-type="float">
            <text:p>158.98006</text:p>
          </table:table-cell>
          <table:table-cell office:value-type="float" office:value="164.34222" calcext:value-type="float">
            <text:p>164.34222</text:p>
          </table:table-cell>
          <table:table-cell office:value-type="float" office:value="161.31675" calcext:value-type="float">
            <text:p>161.31675</text:p>
          </table:table-cell>
          <table:table-cell/>
        </table:table-row>
        <table:table-row table:style-name="ro1">
          <table:table-cell office:value-type="float" office:value="159.75915" calcext:value-type="float">
            <text:p>159.75915</text:p>
          </table:table-cell>
          <table:table-cell office:value-type="float" office:value="159.9914" calcext:value-type="float">
            <text:p>159.9914</text:p>
          </table:table-cell>
          <table:table-cell office:value-type="float" office:value="163.33939" calcext:value-type="float">
            <text:p>163.33939</text:p>
          </table:table-cell>
          <table:table-cell office:value-type="float" office:value="163.53272" calcext:value-type="float">
            <text:p>163.53272</text:p>
          </table:table-cell>
          <table:table-cell office:value-type="float" office:value="157.79555" calcext:value-type="float">
            <text:p>157.79555</text:p>
          </table:table-cell>
          <table:table-cell office:value-type="float" office:value="157.80525" calcext:value-type="float">
            <text:p>157.80525</text:p>
          </table:table-cell>
          <table:table-cell office:value-type="float" office:value="157.83791" calcext:value-type="float">
            <text:p>157.83791</text:p>
          </table:table-cell>
          <table:table-cell office:value-type="float" office:value="159.06072" calcext:value-type="float">
            <text:p>159.06072</text:p>
          </table:table-cell>
          <table:table-cell office:value-type="float" office:value="157.99789" calcext:value-type="float">
            <text:p>157.99789</text:p>
          </table:table-cell>
          <table:table-cell office:value-type="float" office:value="163.35806" calcext:value-type="float">
            <text:p>163.35806</text:p>
          </table:table-cell>
          <table:table-cell office:value-type="float" office:value="160.34477" calcext:value-type="float">
            <text:p>160.34477</text:p>
          </table:table-cell>
          <table:table-cell/>
        </table:table-row>
        <table:table-row table:style-name="ro1">
          <table:table-cell office:value-type="float" office:value="158.77601" calcext:value-type="float">
            <text:p>158.77601</text:p>
          </table:table-cell>
          <table:table-cell office:value-type="float" office:value="159.01672" calcext:value-type="float">
            <text:p>159.01672</text:p>
          </table:table-cell>
          <table:table-cell office:value-type="float" office:value="162.36551" calcext:value-type="float">
            <text:p>162.36551</text:p>
          </table:table-cell>
          <table:table-cell office:value-type="float" office:value="162.36036" calcext:value-type="float">
            <text:p>162.36036</text:p>
          </table:table-cell>
          <table:table-cell office:value-type="float" office:value="156.81546" calcext:value-type="float">
            <text:p>156.81546</text:p>
          </table:table-cell>
          <table:table-cell office:value-type="float" office:value="157.01612" calcext:value-type="float">
            <text:p>157.01612</text:p>
          </table:table-cell>
          <table:table-cell office:value-type="float" office:value="157.06049" calcext:value-type="float">
            <text:p>157.06049</text:p>
          </table:table-cell>
          <table:table-cell office:value-type="float" office:value="158.08582" calcext:value-type="float">
            <text:p>158.08582</text:p>
          </table:table-cell>
          <table:table-cell office:value-type="float" office:value="157.02631" calcext:value-type="float">
            <text:p>157.02631</text:p>
          </table:table-cell>
          <table:table-cell office:value-type="float" office:value="162.38548" calcext:value-type="float">
            <text:p>162.38548</text:p>
          </table:table-cell>
          <table:table-cell office:value-type="float" office:value="159.37044" calcext:value-type="float">
            <text:p>159.37044</text:p>
          </table:table-cell>
          <table:table-cell/>
        </table:table-row>
        <table:table-row table:style-name="ro1">
          <table:table-cell office:value-type="float" office:value="157.80169" calcext:value-type="float">
            <text:p>157.80169</text:p>
          </table:table-cell>
          <table:table-cell office:value-type="float" office:value="158.03341" calcext:value-type="float">
            <text:p>158.03341</text:p>
          </table:table-cell>
          <table:table-cell office:value-type="float" office:value="161.39491" calcext:value-type="float">
            <text:p>161.39491</text:p>
          </table:table-cell>
          <table:table-cell office:value-type="float" office:value="161.58125" calcext:value-type="float">
            <text:p>161.58125</text:p>
          </table:table-cell>
          <table:table-cell office:value-type="float" office:value="155.84367" calcext:value-type="float">
            <text:p>155.84367</text:p>
          </table:table-cell>
          <table:table-cell office:value-type="float" office:value="155.85397" calcext:value-type="float">
            <text:p>155.85397</text:p>
          </table:table-cell>
          <table:table-cell office:value-type="float" office:value="155.89693" calcext:value-type="float">
            <text:p>155.89693</text:p>
          </table:table-cell>
          <table:table-cell office:value-type="float" office:value="157.11652" calcext:value-type="float">
            <text:p>157.11652</text:p>
          </table:table-cell>
          <table:table-cell office:value-type="float" office:value="156.05724" calcext:value-type="float">
            <text:p>156.05724</text:p>
          </table:table-cell>
          <table:table-cell office:value-type="float" office:value="161.41535" calcext:value-type="float">
            <text:p>161.41535</text:p>
          </table:table-cell>
          <table:table-cell office:value-type="float" office:value="158.38746" calcext:value-type="float">
            <text:p>158.38746</text:p>
          </table:table-cell>
          <table:table-cell/>
        </table:table-row>
        <table:table-row table:style-name="ro1">
          <table:table-cell office:value-type="float" office:value="156.8315" calcext:value-type="float">
            <text:p>156.8315</text:p>
          </table:table-cell>
          <table:table-cell office:value-type="float" office:value="157.06228" calcext:value-type="float">
            <text:p>157.06228</text:p>
          </table:table-cell>
          <table:table-cell office:value-type="float" office:value="160.42178" calcext:value-type="float">
            <text:p>160.42178</text:p>
          </table:table-cell>
          <table:table-cell office:value-type="float" office:value="160.4171" calcext:value-type="float">
            <text:p>160.4171</text:p>
          </table:table-cell>
          <table:table-cell office:value-type="float" office:value="154.87214" calcext:value-type="float">
            <text:p>154.87214</text:p>
          </table:table-cell>
          <table:table-cell office:value-type="float" office:value="155.07369" calcext:value-type="float">
            <text:p>155.07369</text:p>
          </table:table-cell>
          <table:table-cell office:value-type="float" office:value="155.11757" calcext:value-type="float">
            <text:p>155.11757</text:p>
          </table:table-cell>
          <table:table-cell office:value-type="float" office:value="156.14681" calcext:value-type="float">
            <text:p>156.14681</text:p>
          </table:table-cell>
          <table:table-cell office:value-type="float" office:value="155.07441" calcext:value-type="float">
            <text:p>155.07441</text:p>
          </table:table-cell>
          <table:table-cell office:value-type="float" office:value="160.44333" calcext:value-type="float">
            <text:p>160.44333</text:p>
          </table:table-cell>
          <table:table-cell office:value-type="float" office:value="157.41526" calcext:value-type="float">
            <text:p>157.41526</text:p>
          </table:table-cell>
          <table:table-cell/>
        </table:table-row>
        <table:table-row table:style-name="ro1">
          <table:table-cell office:value-type="float" office:value="155.86001" calcext:value-type="float">
            <text:p>155.86001</text:p>
          </table:table-cell>
          <table:table-cell office:value-type="float" office:value="156.08181" calcext:value-type="float">
            <text:p>156.08181</text:p>
          </table:table-cell>
          <table:table-cell office:value-type="float" office:value="159.44998" calcext:value-type="float">
            <text:p>159.44998</text:p>
          </table:table-cell>
          <table:table-cell office:value-type="float" office:value="159.63754" calcext:value-type="float">
            <text:p>159.63754</text:p>
          </table:table-cell>
          <table:table-cell office:value-type="float" office:value="153.89864" calcext:value-type="float">
            <text:p>153.89864</text:p>
          </table:table-cell>
          <table:table-cell office:value-type="float" office:value="153.89914" calcext:value-type="float">
            <text:p>153.89914</text:p>
          </table:table-cell>
          <table:table-cell office:value-type="float" office:value="153.94314" calcext:value-type="float">
            <text:p>153.94314</text:p>
          </table:table-cell>
          <table:table-cell office:value-type="float" office:value="155.16643" calcext:value-type="float">
            <text:p>155.16643</text:p>
          </table:table-cell>
          <table:table-cell office:value-type="float" office:value="154.10361" calcext:value-type="float">
            <text:p>154.10361</text:p>
          </table:table-cell>
          <table:table-cell office:value-type="float" office:value="159.47065" calcext:value-type="float">
            <text:p>159.47065</text:p>
          </table:table-cell>
          <table:table-cell office:value-type="float" office:value="156.44549" calcext:value-type="float">
            <text:p>156.44549</text:p>
          </table:table-cell>
          <table:table-cell/>
        </table:table-row>
        <table:table-row table:style-name="ro1">
          <table:table-cell office:value-type="float" office:value="154.8784" calcext:value-type="float">
            <text:p>154.8784</text:p>
          </table:table-cell>
          <table:table-cell office:value-type="float" office:value="155.10997" calcext:value-type="float">
            <text:p>155.10997</text:p>
          </table:table-cell>
          <table:table-cell office:value-type="float" office:value="158.47568" calcext:value-type="float">
            <text:p>158.47568</text:p>
          </table:table-cell>
          <table:table-cell office:value-type="float" office:value="158.46159" calcext:value-type="float">
            <text:p>158.46159</text:p>
          </table:table-cell>
          <table:table-cell office:value-type="float" office:value="152.91703" calcext:value-type="float">
            <text:p>152.91703</text:p>
          </table:table-cell>
          <table:table-cell office:value-type="float" office:value="153.12838" calcext:value-type="float">
            <text:p>153.12838</text:p>
          </table:table-cell>
          <table:table-cell office:value-type="float" office:value="153.1724" calcext:value-type="float">
            <text:p>153.1724</text:p>
          </table:table-cell>
          <table:table-cell office:value-type="float" office:value="154.2042" calcext:value-type="float">
            <text:p>154.2042</text:p>
          </table:table-cell>
          <table:table-cell office:value-type="float" office:value="153.13971" calcext:value-type="float">
            <text:p>153.13971</text:p>
          </table:table-cell>
          <table:table-cell office:value-type="float" office:value="158.49683" calcext:value-type="float">
            <text:p>158.49683</text:p>
          </table:table-cell>
          <table:table-cell office:value-type="float" office:value="155.46383" calcext:value-type="float">
            <text:p>155.46383</text:p>
          </table:table-cell>
          <table:table-cell/>
        </table:table-row>
        <table:table-row table:style-name="ro1">
          <table:table-cell office:value-type="float" office:value="153.90528" calcext:value-type="float">
            <text:p>153.90528</text:p>
          </table:table-cell>
          <table:table-cell office:value-type="float" office:value="154.13843" calcext:value-type="float">
            <text:p>154.13843</text:p>
          </table:table-cell>
          <table:table-cell office:value-type="float" office:value="157.49493" calcext:value-type="float">
            <text:p>157.49493</text:p>
          </table:table-cell>
          <table:table-cell office:value-type="float" office:value="157.69116" calcext:value-type="float">
            <text:p>157.69116</text:p>
          </table:table-cell>
          <table:table-cell office:value-type="float" office:value="151.95155" calcext:value-type="float">
            <text:p>151.95155</text:p>
          </table:table-cell>
          <table:table-cell office:value-type="float" office:value="151.95233" calcext:value-type="float">
            <text:p>151.95233</text:p>
          </table:table-cell>
          <table:table-cell office:value-type="float" office:value="151.99618" calcext:value-type="float">
            <text:p>151.99618</text:p>
          </table:table-cell>
          <table:table-cell office:value-type="float" office:value="153.23344" calcext:value-type="float">
            <text:p>153.23344</text:p>
          </table:table-cell>
          <table:table-cell office:value-type="float" office:value="152.15794" calcext:value-type="float">
            <text:p>152.15794</text:p>
          </table:table-cell>
          <table:table-cell office:value-type="float" office:value="157.52726" calcext:value-type="float">
            <text:p>157.52726</text:p>
          </table:table-cell>
          <table:table-cell office:value-type="float" office:value="154.49233" calcext:value-type="float">
            <text:p>154.49233</text:p>
          </table:table-cell>
          <table:table-cell/>
        </table:table-row>
        <table:table-row table:style-name="ro1">
          <table:table-cell office:value-type="float" office:value="152.93343" calcext:value-type="float">
            <text:p>152.93343</text:p>
          </table:table-cell>
          <table:table-cell office:value-type="float" office:value="153.16562" calcext:value-type="float">
            <text:p>153.16562</text:p>
          </table:table-cell>
          <table:table-cell office:value-type="float" office:value="156.52577" calcext:value-type="float">
            <text:p>156.52577</text:p>
          </table:table-cell>
          <table:table-cell office:value-type="float" office:value="156.52001" calcext:value-type="float">
            <text:p>156.52001</text:p>
          </table:table-cell>
          <table:table-cell office:value-type="float" office:value="150.9688" calcext:value-type="float">
            <text:p>150.9688</text:p>
          </table:table-cell>
          <table:table-cell office:value-type="float" office:value="151.17055" calcext:value-type="float">
            <text:p>151.17055</text:p>
          </table:table-cell>
          <table:table-cell office:value-type="float" office:value="151.21443" calcext:value-type="float">
            <text:p>151.21443</text:p>
          </table:table-cell>
          <table:table-cell office:value-type="float" office:value="152.25932" calcext:value-type="float">
            <text:p>152.25932</text:p>
          </table:table-cell>
          <table:table-cell office:value-type="float" office:value="151.18222" calcext:value-type="float">
            <text:p>151.18222</text:p>
          </table:table-cell>
          <table:table-cell office:value-type="float" office:value="156.55805" calcext:value-type="float">
            <text:p>156.55805</text:p>
          </table:table-cell>
          <table:table-cell office:value-type="float" office:value="153.51866" calcext:value-type="float">
            <text:p>153.51866</text:p>
          </table:table-cell>
          <table:table-cell/>
        </table:table-row>
        <table:table-row table:style-name="ro1">
          <table:table-cell office:value-type="float" office:value="151.95819" calcext:value-type="float">
            <text:p>151.95819</text:p>
          </table:table-cell>
          <table:table-cell office:value-type="float" office:value="152.19263" calcext:value-type="float">
            <text:p>152.19263</text:p>
          </table:table-cell>
          <table:table-cell office:value-type="float" office:value="155.55561" calcext:value-type="float">
            <text:p>155.55561</text:p>
          </table:table-cell>
          <table:table-cell office:value-type="float" office:value="155.74201" calcext:value-type="float">
            <text:p>155.74201</text:p>
          </table:table-cell>
          <table:table-cell office:value-type="float" office:value="149.99348" calcext:value-type="float">
            <text:p>149.99348</text:p>
          </table:table-cell>
          <table:table-cell office:value-type="float" office:value="150.00407" calcext:value-type="float">
            <text:p>150.00407</text:p>
          </table:table-cell>
          <table:table-cell office:value-type="float" office:value="150.04988" calcext:value-type="float">
            <text:p>150.04988</text:p>
          </table:table-cell>
          <table:table-cell office:value-type="float" office:value="151.28517" calcext:value-type="float">
            <text:p>151.28517</text:p>
          </table:table-cell>
          <table:table-cell office:value-type="float" office:value="150.20898" calcext:value-type="float">
            <text:p>150.20898</text:p>
          </table:table-cell>
          <table:table-cell office:value-type="float" office:value="155.57798" calcext:value-type="float">
            <text:p>155.57798</text:p>
          </table:table-cell>
          <table:table-cell office:value-type="float" office:value="152.54665" calcext:value-type="float">
            <text:p>152.54665</text:p>
          </table:table-cell>
          <table:table-cell/>
        </table:table-row>
        <table:table-row table:style-name="ro1">
          <table:table-cell office:value-type="float" office:value="150.98566" calcext:value-type="float">
            <text:p>150.98566</text:p>
          </table:table-cell>
          <table:table-cell office:value-type="float" office:value="151.21716" calcext:value-type="float">
            <text:p>151.21716</text:p>
          </table:table-cell>
          <table:table-cell office:value-type="float" office:value="154.58381" calcext:value-type="float">
            <text:p>154.58381</text:p>
          </table:table-cell>
          <table:table-cell office:value-type="float" office:value="154.57814" calcext:value-type="float">
            <text:p>154.57814</text:p>
          </table:table-cell>
          <table:table-cell office:value-type="float" office:value="149.0237" calcext:value-type="float">
            <text:p>149.0237</text:p>
          </table:table-cell>
          <table:table-cell office:value-type="float" office:value="149.22553" calcext:value-type="float">
            <text:p>149.22553</text:p>
          </table:table-cell>
          <table:table-cell office:value-type="float" office:value="149.27128" calcext:value-type="float">
            <text:p>149.27128</text:p>
          </table:table-cell>
          <table:table-cell office:value-type="float" office:value="150.31376" calcext:value-type="float">
            <text:p>150.31376</text:p>
          </table:table-cell>
          <table:table-cell office:value-type="float" office:value="149.23725" calcext:value-type="float">
            <text:p>149.23725</text:p>
          </table:table-cell>
          <table:table-cell office:value-type="float" office:value="154.60631" calcext:value-type="float">
            <text:p>154.60631</text:p>
          </table:table-cell>
          <table:table-cell office:value-type="float" office:value="151.57125" calcext:value-type="float">
            <text:p>151.57125</text:p>
          </table:table-cell>
          <table:table-cell/>
        </table:table-row>
        <table:table-row table:style-name="ro1">
          <table:table-cell office:value-type="float" office:value="150.01051" calcext:value-type="float">
            <text:p>150.01051</text:p>
          </table:table-cell>
          <table:table-cell office:value-type="float" office:value="150.2442" calcext:value-type="float">
            <text:p>150.2442</text:p>
          </table:table-cell>
          <table:table-cell office:value-type="float" office:value="153.61209" calcext:value-type="float">
            <text:p>153.61209</text:p>
          </table:table-cell>
          <table:table-cell office:value-type="float" office:value="153.79869" calcext:value-type="float">
            <text:p>153.79869</text:p>
          </table:table-cell>
          <table:table-cell office:value-type="float" office:value="148.0514" calcext:value-type="float">
            <text:p>148.0514</text:p>
          </table:table-cell>
          <table:table-cell office:value-type="float" office:value="148.05242" calcext:value-type="float">
            <text:p>148.05242</text:p>
          </table:table-cell>
          <table:table-cell office:value-type="float" office:value="148.0982" calcext:value-type="float">
            <text:p>148.0982</text:p>
          </table:table-cell>
          <table:table-cell office:value-type="float" office:value="149.33388" calcext:value-type="float">
            <text:p>149.33388</text:p>
          </table:table-cell>
          <table:table-cell office:value-type="float" office:value="148.25729" calcext:value-type="float">
            <text:p>148.25729</text:p>
          </table:table-cell>
          <table:table-cell office:value-type="float" office:value="153.63465" calcext:value-type="float">
            <text:p>153.63465</text:p>
          </table:table-cell>
          <table:table-cell office:value-type="float" office:value="150.59826" calcext:value-type="float">
            <text:p>150.59826</text:p>
          </table:table-cell>
          <table:table-cell/>
        </table:table-row>
        <table:table-row table:style-name="ro1">
          <table:table-cell office:value-type="float" office:value="149.031" calcext:value-type="float">
            <text:p>149.031</text:p>
          </table:table-cell>
          <table:table-cell office:value-type="float" office:value="149.27269" calcext:value-type="float">
            <text:p>149.27269</text:p>
          </table:table-cell>
          <table:table-cell office:value-type="float" office:value="152.64821" calcext:value-type="float">
            <text:p>152.64821</text:p>
          </table:table-cell>
          <table:table-cell office:value-type="float" office:value="152.63411" calcext:value-type="float">
            <text:p>152.63411</text:p>
          </table:table-cell>
          <table:table-cell office:value-type="float" office:value="147.07038" calcext:value-type="float">
            <text:p>147.07038</text:p>
          </table:table-cell>
          <table:table-cell office:value-type="float" office:value="147.27253" calcext:value-type="float">
            <text:p>147.27253</text:p>
          </table:table-cell>
          <table:table-cell office:value-type="float" office:value="147.31851" calcext:value-type="float">
            <text:p>147.31851</text:p>
          </table:table-cell>
          <table:table-cell office:value-type="float" office:value="148.36341" calcext:value-type="float">
            <text:p>148.36341</text:p>
          </table:table-cell>
          <table:table-cell office:value-type="float" office:value="147.28508" calcext:value-type="float">
            <text:p>147.28508</text:p>
          </table:table-cell>
          <table:table-cell office:value-type="float" office:value="152.67085" calcext:value-type="float">
            <text:p>152.67085</text:p>
          </table:table-cell>
          <table:table-cell office:value-type="float" office:value="149.62471" calcext:value-type="float">
            <text:p>149.62471</text:p>
          </table:table-cell>
          <table:table-cell/>
        </table:table-row>
        <table:table-row table:style-name="ro1">
          <table:table-cell office:value-type="float" office:value="148.05897" calcext:value-type="float">
            <text:p>148.05897</text:p>
          </table:table-cell>
          <table:table-cell office:value-type="float" office:value="148.29297" calcext:value-type="float">
            <text:p>148.29297</text:p>
          </table:table-cell>
          <table:table-cell office:value-type="float" office:value="151.66646" calcext:value-type="float">
            <text:p>151.66646</text:p>
          </table:table-cell>
          <table:table-cell office:value-type="float" office:value="151.85331" calcext:value-type="float">
            <text:p>151.85331</text:p>
          </table:table-cell>
          <table:table-cell office:value-type="float" office:value="146.09699" calcext:value-type="float">
            <text:p>146.09699</text:p>
          </table:table-cell>
          <table:table-cell office:value-type="float" office:value="146.10809" calcext:value-type="float">
            <text:p>146.10809</text:p>
          </table:table-cell>
          <table:table-cell office:value-type="float" office:value="146.15336" calcext:value-type="float">
            <text:p>146.15336</text:p>
          </table:table-cell>
          <table:table-cell office:value-type="float" office:value="147.39295" calcext:value-type="float">
            <text:p>147.39295</text:p>
          </table:table-cell>
          <table:table-cell office:value-type="float" office:value="146.30374" calcext:value-type="float">
            <text:p>146.30374</text:p>
          </table:table-cell>
          <table:table-cell office:value-type="float" office:value="151.68904" calcext:value-type="float">
            <text:p>151.68904</text:p>
          </table:table-cell>
          <table:table-cell office:value-type="float" office:value="148.64484" calcext:value-type="float">
            <text:p>148.64484</text:p>
          </table:table-cell>
          <table:table-cell/>
        </table:table-row>
        <table:table-row table:style-name="ro1">
          <table:table-cell office:value-type="float" office:value="147.07811" calcext:value-type="float">
            <text:p>147.07811</text:p>
          </table:table-cell>
          <table:table-cell office:value-type="float" office:value="147.32115" calcext:value-type="float">
            <text:p>147.32115</text:p>
          </table:table-cell>
          <table:table-cell office:value-type="float" office:value="150.69225" calcext:value-type="float">
            <text:p>150.69225</text:p>
          </table:table-cell>
          <table:table-cell office:value-type="float" office:value="150.68727" calcext:value-type="float">
            <text:p>150.68727</text:p>
          </table:table-cell>
          <table:table-cell office:value-type="float" office:value="145.11455" calcext:value-type="float">
            <text:p>145.11455</text:p>
          </table:table-cell>
          <table:table-cell office:value-type="float" office:value="145.31697" calcext:value-type="float">
            <text:p>145.31697</text:p>
          </table:table-cell>
          <table:table-cell office:value-type="float" office:value="145.37325" calcext:value-type="float">
            <text:p>145.37325</text:p>
          </table:table-cell>
          <table:table-cell office:value-type="float" office:value="146.4193" calcext:value-type="float">
            <text:p>146.4193</text:p>
          </table:table-cell>
          <table:table-cell office:value-type="float" office:value="145.32886" calcext:value-type="float">
            <text:p>145.32886</text:p>
          </table:table-cell>
          <table:table-cell office:value-type="float" office:value="150.72482" calcext:value-type="float">
            <text:p>150.72482</text:p>
          </table:table-cell>
          <table:table-cell office:value-type="float" office:value="147.67313" calcext:value-type="float">
            <text:p>147.67313</text:p>
          </table:table-cell>
          <table:table-cell/>
        </table:table-row>
        <table:table-row table:style-name="ro1">
          <table:table-cell office:value-type="float" office:value="146.10471" calcext:value-type="float">
            <text:p>146.10471</text:p>
          </table:table-cell>
          <table:table-cell office:value-type="float" office:value="146.33986" calcext:value-type="float">
            <text:p>146.33986</text:p>
          </table:table-cell>
          <table:table-cell office:value-type="float" office:value="149.72351" calcext:value-type="float">
            <text:p>149.72351</text:p>
          </table:table-cell>
          <table:table-cell office:value-type="float" office:value="149.90942" calcext:value-type="float">
            <text:p>149.90942</text:p>
          </table:table-cell>
          <table:table-cell office:value-type="float" office:value="144.13834" calcext:value-type="float">
            <text:p>144.13834</text:p>
          </table:table-cell>
          <table:table-cell office:value-type="float" office:value="144.15001" calcext:value-type="float">
            <text:p>144.15001</text:p>
          </table:table-cell>
          <table:table-cell office:value-type="float" office:value="144.19656" calcext:value-type="float">
            <text:p>144.19656</text:p>
          </table:table-cell>
          <table:table-cell office:value-type="float" office:value="145.43764" calcext:value-type="float">
            <text:p>145.43764</text:p>
          </table:table-cell>
          <table:table-cell office:value-type="float" office:value="144.35624" calcext:value-type="float">
            <text:p>144.35624</text:p>
          </table:table-cell>
          <table:table-cell office:value-type="float" office:value="149.74613" calcext:value-type="float">
            <text:p>149.74613</text:p>
          </table:table-cell>
          <table:table-cell office:value-type="float" office:value="146.69158" calcext:value-type="float">
            <text:p>146.69158</text:p>
          </table:table-cell>
          <table:table-cell/>
        </table:table-row>
        <table:table-row table:style-name="ro1">
          <table:table-cell office:value-type="float" office:value="145.13252" calcext:value-type="float">
            <text:p>145.13252</text:p>
          </table:table-cell>
          <table:table-cell office:value-type="float" office:value="145.36508" calcext:value-type="float">
            <text:p>145.36508</text:p>
          </table:table-cell>
          <table:table-cell office:value-type="float" office:value="148.75251" calcext:value-type="float">
            <text:p>148.75251</text:p>
          </table:table-cell>
          <table:table-cell office:value-type="float" office:value="148.7377" calcext:value-type="float">
            <text:p>148.7377</text:p>
          </table:table-cell>
          <table:table-cell office:value-type="float" office:value="143.15608" calcext:value-type="float">
            <text:p>143.15608</text:p>
          </table:table-cell>
          <table:table-cell office:value-type="float" office:value="143.35881" calcext:value-type="float">
            <text:p>143.35881</text:p>
          </table:table-cell>
          <table:table-cell office:value-type="float" office:value="143.41534" calcext:value-type="float">
            <text:p>143.41534</text:p>
          </table:table-cell>
          <table:table-cell office:value-type="float" office:value="144.46341" calcext:value-type="float">
            <text:p>144.46341</text:p>
          </table:table-cell>
          <table:table-cell office:value-type="float" office:value="143.37096" calcext:value-type="float">
            <text:p>143.37096</text:p>
          </table:table-cell>
          <table:table-cell office:value-type="float" office:value="148.77546" calcext:value-type="float">
            <text:p>148.77546</text:p>
          </table:table-cell>
          <table:table-cell office:value-type="float" office:value="145.71681" calcext:value-type="float">
            <text:p>145.71681</text:p>
          </table:table-cell>
          <table:table-cell/>
        </table:table-row>
        <table:table-row table:style-name="ro1">
          <table:table-cell office:value-type="float" office:value="144.14777" calcext:value-type="float">
            <text:p>144.14777</text:p>
          </table:table-cell>
          <table:table-cell office:value-type="float" office:value="144.38367" calcext:value-type="float">
            <text:p>144.38367</text:p>
          </table:table-cell>
          <table:table-cell office:value-type="float" office:value="147.78214" calcext:value-type="float">
            <text:p>147.78214</text:p>
          </table:table-cell>
          <table:table-cell office:value-type="float" office:value="147.9584" calcext:value-type="float">
            <text:p>147.9584</text:p>
          </table:table-cell>
          <table:table-cell office:value-type="float" office:value="142.37349" calcext:value-type="float">
            <text:p>142.37349</text:p>
          </table:table-cell>
          <table:table-cell office:value-type="float" office:value="142.19031" calcext:value-type="float">
            <text:p>142.19031</text:p>
          </table:table-cell>
          <table:table-cell office:value-type="float" office:value="142.23713" calcext:value-type="float">
            <text:p>142.23713</text:p>
          </table:table-cell>
          <table:table-cell office:value-type="float" office:value="143.4807" calcext:value-type="float">
            <text:p>143.4807</text:p>
          </table:table-cell>
          <table:table-cell office:value-type="float" office:value="142.38741" calcext:value-type="float">
            <text:p>142.38741</text:p>
          </table:table-cell>
          <table:table-cell office:value-type="float" office:value="147.80537" calcext:value-type="float">
            <text:p>147.80537</text:p>
          </table:table-cell>
          <table:table-cell office:value-type="float" office:value="144.74552" calcext:value-type="float">
            <text:p>144.74552</text:p>
          </table:table-cell>
          <table:table-cell/>
        </table:table-row>
        <table:table-row table:style-name="ro1">
          <table:table-cell office:value-type="float" office:value="143.17481" calcext:value-type="float">
            <text:p>143.17481</text:p>
          </table:table-cell>
          <table:table-cell office:value-type="float" office:value="143.40728" calcext:value-type="float">
            <text:p>143.40728</text:p>
          </table:table-cell>
          <table:table-cell office:value-type="float" office:value="146.79881" calcext:value-type="float">
            <text:p>146.79881</text:p>
          </table:table-cell>
          <table:table-cell office:value-type="float" office:value="146.79405" calcext:value-type="float">
            <text:p>146.79405</text:p>
          </table:table-cell>
          <table:table-cell office:value-type="float" office:value="141.19538" calcext:value-type="float">
            <text:p>141.19538</text:p>
          </table:table-cell>
          <table:table-cell office:value-type="float" office:value="141.39832" calcext:value-type="float">
            <text:p>141.39832</text:p>
          </table:table-cell>
          <table:table-cell office:value-type="float" office:value="141.45459" calcext:value-type="float">
            <text:p>141.45459</text:p>
          </table:table-cell>
          <table:table-cell office:value-type="float" office:value="142.51471" calcext:value-type="float">
            <text:p>142.51471</text:p>
          </table:table-cell>
          <table:table-cell office:value-type="float" office:value="141.41034" calcext:value-type="float">
            <text:p>141.41034</text:p>
          </table:table-cell>
          <table:table-cell office:value-type="float" office:value="146.83223" calcext:value-type="float">
            <text:p>146.83223</text:p>
          </table:table-cell>
          <table:table-cell office:value-type="float" office:value="143.75922" calcext:value-type="float">
            <text:p>143.75922</text:p>
          </table:table-cell>
          <table:table-cell/>
        </table:table-row>
        <table:table-row table:style-name="ro1">
          <table:table-cell office:value-type="float" office:value="142.18848" calcext:value-type="float">
            <text:p>142.18848</text:p>
          </table:table-cell>
          <table:table-cell office:value-type="float" office:value="142.42491" calcext:value-type="float">
            <text:p>142.42491</text:p>
          </table:table-cell>
          <table:table-cell office:value-type="float" office:value="145.82733" calcext:value-type="float">
            <text:p>145.82733</text:p>
          </table:table-cell>
          <table:table-cell office:value-type="float" office:value="146.01376" calcext:value-type="float">
            <text:p>146.01376</text:p>
          </table:table-cell>
          <table:table-cell office:value-type="float" office:value="140.41297" calcext:value-type="float">
            <text:p>140.41297</text:p>
          </table:table-cell>
          <table:table-cell office:value-type="float" office:value="140.42345" calcext:value-type="float">
            <text:p>140.42345</text:p>
          </table:table-cell>
          <table:table-cell office:value-type="float" office:value="140.27483" calcext:value-type="float">
            <text:p>140.27483</text:p>
          </table:table-cell>
          <table:table-cell office:value-type="float" office:value="141.53109" calcext:value-type="float">
            <text:p>141.53109</text:p>
          </table:table-cell>
          <table:table-cell office:value-type="float" office:value="140.43684" calcext:value-type="float">
            <text:p>140.43684</text:p>
          </table:table-cell>
          <table:table-cell office:value-type="float" office:value="145.85082" calcext:value-type="float">
            <text:p>145.85082</text:p>
          </table:table-cell>
          <table:table-cell office:value-type="float" office:value="142.77685" calcext:value-type="float">
            <text:p>142.77685</text:p>
          </table:table-cell>
          <table:table-cell/>
        </table:table-row>
        <table:table-row table:style-name="ro1">
          <table:table-cell office:value-type="float" office:value="141.20427" calcext:value-type="float">
            <text:p>141.20427</text:p>
          </table:table-cell>
          <table:table-cell office:value-type="float" office:value="141.44704" calcext:value-type="float">
            <text:p>141.44704</text:p>
          </table:table-cell>
          <table:table-cell office:value-type="float" office:value="144.85335" calcext:value-type="float">
            <text:p>144.85335</text:p>
          </table:table-cell>
          <table:table-cell office:value-type="float" office:value="144.83795" calcext:value-type="float">
            <text:p>144.83795</text:p>
          </table:table-cell>
          <table:table-cell office:value-type="float" office:value="139.23204" calcext:value-type="float">
            <text:p>139.23204</text:p>
          </table:table-cell>
          <table:table-cell office:value-type="float" office:value="139.44506" calcext:value-type="float">
            <text:p>139.44506</text:p>
          </table:table-cell>
          <table:table-cell office:value-type="float" office:value="139.49178" calcext:value-type="float">
            <text:p>139.49178</text:p>
          </table:table-cell>
          <table:table-cell office:value-type="float" office:value="140.55384" calcext:value-type="float">
            <text:p>140.55384</text:p>
          </table:table-cell>
          <table:table-cell office:value-type="float" office:value="139.45766" calcext:value-type="float">
            <text:p>139.45766</text:p>
          </table:table-cell>
          <table:table-cell office:value-type="float" office:value="144.87689" calcext:value-type="float">
            <text:p>144.87689</text:p>
          </table:table-cell>
          <table:table-cell office:value-type="float" office:value="141.79908" calcext:value-type="float">
            <text:p>141.79908</text:p>
          </table:table-cell>
          <table:table-cell/>
        </table:table-row>
        <table:table-row table:style-name="ro1">
          <table:table-cell office:value-type="float" office:value="140.22621" calcext:value-type="float">
            <text:p>140.22621</text:p>
          </table:table-cell>
          <table:table-cell office:value-type="float" office:value="140.4738" calcext:value-type="float">
            <text:p>140.4738</text:p>
          </table:table-cell>
          <table:table-cell office:value-type="float" office:value="143.87062" calcext:value-type="float">
            <text:p>143.87062</text:p>
          </table:table-cell>
          <table:table-cell office:value-type="float" office:value="144.05762" calcext:value-type="float">
            <text:p>144.05762</text:p>
          </table:table-cell>
          <table:table-cell office:value-type="float" office:value="138.44868" calcext:value-type="float">
            <text:p>138.44868</text:p>
          </table:table-cell>
          <table:table-cell office:value-type="float" office:value="138.46084" calcext:value-type="float">
            <text:p>138.46084</text:p>
          </table:table-cell>
          <table:table-cell office:value-type="float" office:value="138.32162" calcext:value-type="float">
            <text:p>138.32162</text:p>
          </table:table-cell>
          <table:table-cell office:value-type="float" office:value="139.58016" calcext:value-type="float">
            <text:p>139.58016</text:p>
          </table:table-cell>
          <table:table-cell office:value-type="float" office:value="138.47347" calcext:value-type="float">
            <text:p>138.47347</text:p>
          </table:table-cell>
          <table:table-cell office:value-type="float" office:value="143.89451" calcext:value-type="float">
            <text:p>143.89451</text:p>
          </table:table-cell>
          <table:table-cell office:value-type="float" office:value="140.81583" calcext:value-type="float">
            <text:p>140.81583</text:p>
          </table:table-cell>
          <table:table-cell/>
        </table:table-row>
        <table:table-row table:style-name="ro1">
          <table:table-cell office:value-type="float" office:value="139.25135" calcext:value-type="float">
            <text:p>139.25135</text:p>
          </table:table-cell>
          <table:table-cell office:value-type="float" office:value="139.49587" calcext:value-type="float">
            <text:p>139.49587</text:p>
          </table:table-cell>
          <table:table-cell office:value-type="float" office:value="142.89381" calcext:value-type="float">
            <text:p>142.89381</text:p>
          </table:table-cell>
          <table:table-cell office:value-type="float" office:value="142.88021" calcext:value-type="float">
            <text:p>142.88021</text:p>
          </table:table-cell>
          <table:table-cell office:value-type="float" office:value="137.27775" calcext:value-type="float">
            <text:p>137.27775</text:p>
          </table:table-cell>
          <table:table-cell office:value-type="float" office:value="137.48116" calcext:value-type="float">
            <text:p>137.48116</text:p>
          </table:table-cell>
          <table:table-cell office:value-type="float" office:value="137.53767" calcext:value-type="float">
            <text:p>137.53767</text:p>
          </table:table-cell>
          <table:table-cell office:value-type="float" office:value="138.60049" calcext:value-type="float">
            <text:p>138.60049</text:p>
          </table:table-cell>
          <table:table-cell office:value-type="float" office:value="137.49395" calcext:value-type="float">
            <text:p>137.49395</text:p>
          </table:table-cell>
          <table:table-cell office:value-type="float" office:value="142.92877" calcext:value-type="float">
            <text:p>142.92877</text:p>
          </table:table-cell>
          <table:table-cell office:value-type="float" office:value="139.8368" calcext:value-type="float">
            <text:p>139.8368</text:p>
          </table:table-cell>
          <table:table-cell/>
        </table:table-row>
        <table:table-row table:style-name="ro1">
          <table:table-cell office:value-type="float" office:value="138.27205" calcext:value-type="float">
            <text:p>138.27205</text:p>
          </table:table-cell>
          <table:table-cell office:value-type="float" office:value="138.51179" calcext:value-type="float">
            <text:p>138.51179</text:p>
          </table:table-cell>
          <table:table-cell office:value-type="float" office:value="141.92099" calcext:value-type="float">
            <text:p>141.92099</text:p>
          </table:table-cell>
          <table:table-cell office:value-type="float" office:value="142.09878" calcext:value-type="float">
            <text:p>142.09878</text:p>
          </table:table-cell>
          <table:table-cell office:value-type="float" office:value="136.49344" calcext:value-type="float">
            <text:p>136.49344</text:p>
          </table:table-cell>
          <table:table-cell office:value-type="float" office:value="136.50589" calcext:value-type="float">
            <text:p>136.50589</text:p>
          </table:table-cell>
          <table:table-cell office:value-type="float" office:value="136.35622" calcext:value-type="float">
            <text:p>136.35622</text:p>
          </table:table-cell>
          <table:table-cell office:value-type="float" office:value="137.61597" calcext:value-type="float">
            <text:p>137.61597</text:p>
          </table:table-cell>
          <table:table-cell office:value-type="float" office:value="136.5189" calcext:value-type="float">
            <text:p>136.5189</text:p>
          </table:table-cell>
          <table:table-cell office:value-type="float" office:value="141.94511" calcext:value-type="float">
            <text:p>141.94511</text:p>
          </table:table-cell>
          <table:table-cell office:value-type="float" office:value="138.86266" calcext:value-type="float">
            <text:p>138.86266</text:p>
          </table:table-cell>
          <table:table-cell/>
        </table:table-row>
        <table:table-row table:style-name="ro1">
          <table:table-cell office:value-type="float" office:value="137.28713" calcext:value-type="float">
            <text:p>137.28713</text:p>
          </table:table-cell>
          <table:table-cell office:value-type="float" office:value="137.53167" calcext:value-type="float">
            <text:p>137.53167</text:p>
          </table:table-cell>
          <table:table-cell office:value-type="float" office:value="141.13871" calcext:value-type="float">
            <text:p>141.13871</text:p>
          </table:table-cell>
          <table:table-cell office:value-type="float" office:value="140.92985" calcext:value-type="float">
            <text:p>140.92985</text:p>
          </table:table-cell>
          <table:table-cell office:value-type="float" office:value="135.31174" calcext:value-type="float">
            <text:p>135.31174</text:p>
          </table:table-cell>
          <table:table-cell office:value-type="float" office:value="135.51529" calcext:value-type="float">
            <text:p>135.51529</text:p>
          </table:table-cell>
          <table:table-cell office:value-type="float" office:value="135.57177" calcext:value-type="float">
            <text:p>135.57177</text:p>
          </table:table-cell>
          <table:table-cell office:value-type="float" office:value="136.63611" calcext:value-type="float">
            <text:p>136.63611</text:p>
          </table:table-cell>
          <table:table-cell office:value-type="float" office:value="135.52841" calcext:value-type="float">
            <text:p>135.52841</text:p>
          </table:table-cell>
          <table:table-cell office:value-type="float" office:value="140.97794" calcext:value-type="float">
            <text:p>140.97794</text:p>
          </table:table-cell>
          <table:table-cell office:value-type="float" office:value="138.0792" calcext:value-type="float">
            <text:p>138.0792</text:p>
          </table:table-cell>
          <table:table-cell/>
        </table:table-row>
        <table:table-row table:style-name="ro1">
          <table:table-cell office:value-type="float" office:value="136.30672" calcext:value-type="float">
            <text:p>136.30672</text:p>
          </table:table-cell>
          <table:table-cell office:value-type="float" office:value="136.55683" calcext:value-type="float">
            <text:p>136.55683</text:p>
          </table:table-cell>
          <table:table-cell office:value-type="float" office:value="139.96901" calcext:value-type="float">
            <text:p>139.96901</text:p>
          </table:table-cell>
          <table:table-cell office:value-type="float" office:value="140.14751" calcext:value-type="float">
            <text:p>140.14751</text:p>
          </table:table-cell>
          <table:table-cell office:value-type="float" office:value="134.5269" calcext:value-type="float">
            <text:p>134.5269</text:p>
          </table:table-cell>
          <table:table-cell office:value-type="float" office:value="134.5394" calcext:value-type="float">
            <text:p>134.5394</text:p>
          </table:table-cell>
          <table:table-cell office:value-type="float" office:value="134.38976" calcext:value-type="float">
            <text:p>134.38976</text:p>
          </table:table-cell>
          <table:table-cell office:value-type="float" office:value="135.66087" calcext:value-type="float">
            <text:p>135.66087</text:p>
          </table:table-cell>
          <table:table-cell office:value-type="float" office:value="134.55275" calcext:value-type="float">
            <text:p>134.55275</text:p>
          </table:table-cell>
          <table:table-cell office:value-type="float" office:value="139.99351" calcext:value-type="float">
            <text:p>139.99351</text:p>
          </table:table-cell>
          <table:table-cell office:value-type="float" office:value="136.8984" calcext:value-type="float">
            <text:p>136.8984</text:p>
          </table:table-cell>
          <table:table-cell/>
        </table:table-row>
        <table:table-row table:style-name="ro1">
          <table:table-cell office:value-type="float" office:value="135.33103" calcext:value-type="float">
            <text:p>135.33103</text:p>
          </table:table-cell>
          <table:table-cell office:value-type="float" office:value="135.57633" calcext:value-type="float">
            <text:p>135.57633</text:p>
          </table:table-cell>
          <table:table-cell office:value-type="float" office:value="139.18627" calcext:value-type="float">
            <text:p>139.18627</text:p>
          </table:table-cell>
          <table:table-cell office:value-type="float" office:value="138.97817" calcext:value-type="float">
            <text:p>138.97817</text:p>
          </table:table-cell>
          <table:table-cell office:value-type="float" office:value="133.34397" calcext:value-type="float">
            <text:p>133.34397</text:p>
          </table:table-cell>
          <table:table-cell office:value-type="float" office:value="133.54753" calcext:value-type="float">
            <text:p>133.54753</text:p>
          </table:table-cell>
          <table:table-cell office:value-type="float" office:value="133.60457" calcext:value-type="float">
            <text:p>133.60457</text:p>
          </table:table-cell>
          <table:table-cell office:value-type="float" office:value="134.67007" calcext:value-type="float">
            <text:p>134.67007</text:p>
          </table:table-cell>
          <table:table-cell office:value-type="float" office:value="133.56113" calcext:value-type="float">
            <text:p>133.56113</text:p>
          </table:table-cell>
          <table:table-cell office:value-type="float" office:value="139.01522" calcext:value-type="float">
            <text:p>139.01522</text:p>
          </table:table-cell>
          <table:table-cell office:value-type="float" office:value="136.11406" calcext:value-type="float">
            <text:p>136.11406</text:p>
          </table:table-cell>
          <table:table-cell/>
        </table:table-row>
        <table:table-row table:style-name="ro1">
          <table:table-cell office:value-type="float" office:value="134.3499" calcext:value-type="float">
            <text:p>134.3499</text:p>
          </table:table-cell>
          <table:table-cell office:value-type="float" office:value="134.59046" calcext:value-type="float">
            <text:p>134.59046</text:p>
          </table:table-cell>
          <table:table-cell office:value-type="float" office:value="138.00597" calcext:value-type="float">
            <text:p>138.00597</text:p>
          </table:table-cell>
          <table:table-cell office:value-type="float" office:value="138.19494" calcext:value-type="float">
            <text:p>138.19494</text:p>
          </table:table-cell>
          <table:table-cell office:value-type="float" office:value="132.55955" calcext:value-type="float">
            <text:p>132.55955</text:p>
          </table:table-cell>
          <table:table-cell office:value-type="float" office:value="132.57104" calcext:value-type="float">
            <text:p>132.57104</text:p>
          </table:table-cell>
          <table:table-cell office:value-type="float" office:value="132.42257" calcext:value-type="float">
            <text:p>132.42257</text:p>
          </table:table-cell>
          <table:table-cell office:value-type="float" office:value="133.69519" calcext:value-type="float">
            <text:p>133.69519</text:p>
          </table:table-cell>
          <table:table-cell office:value-type="float" office:value="132.58572" calcext:value-type="float">
            <text:p>132.58572</text:p>
          </table:table-cell>
          <table:table-cell office:value-type="float" office:value="138.04079" calcext:value-type="float">
            <text:p>138.04079</text:p>
          </table:table-cell>
          <table:table-cell office:value-type="float" office:value="134.94206" calcext:value-type="float">
            <text:p>134.94206</text:p>
          </table:table-cell>
          <table:table-cell/>
        </table:table-row>
        <table:table-row table:style-name="ro1">
          <table:table-cell office:value-type="float" office:value="133.36343" calcext:value-type="float">
            <text:p>133.36343</text:p>
          </table:table-cell>
          <table:table-cell office:value-type="float" office:value="133.61012" calcext:value-type="float">
            <text:p>133.61012</text:p>
          </table:table-cell>
          <table:table-cell office:value-type="float" office:value="137.22219" calcext:value-type="float">
            <text:p>137.22219</text:p>
          </table:table-cell>
          <table:table-cell office:value-type="float" office:value="137.01351" calcext:value-type="float">
            <text:p>137.01351</text:p>
          </table:table-cell>
          <table:table-cell office:value-type="float" office:value="131.37598" calcext:value-type="float">
            <text:p>131.37598</text:p>
          </table:table-cell>
          <table:table-cell office:value-type="float" office:value="131.57939" calcext:value-type="float">
            <text:p>131.57939</text:p>
          </table:table-cell>
          <table:table-cell office:value-type="float" office:value="131.63675" calcext:value-type="float">
            <text:p>131.63675</text:p>
          </table:table-cell>
          <table:table-cell office:value-type="float" office:value="132.70344" calcext:value-type="float">
            <text:p>132.70344</text:p>
          </table:table-cell>
          <table:table-cell office:value-type="float" office:value="131.59327" calcext:value-type="float">
            <text:p>131.59327</text:p>
          </table:table-cell>
          <table:table-cell office:value-type="float" office:value="137.06142" calcext:value-type="float">
            <text:p>137.06142</text:p>
          </table:table-cell>
          <table:table-cell office:value-type="float" office:value="134.14736" calcext:value-type="float">
            <text:p>134.14736</text:p>
          </table:table-cell>
          <table:table-cell/>
        </table:table-row>
        <table:table-row table:style-name="ro1">
          <table:table-cell office:value-type="float" office:value="132.56876" calcext:value-type="float">
            <text:p>132.56876</text:p>
          </table:table-cell>
          <table:table-cell office:value-type="float" office:value="132.62395" calcext:value-type="float">
            <text:p>132.62395</text:p>
          </table:table-cell>
          <table:table-cell office:value-type="float" office:value="136.04099" calcext:value-type="float">
            <text:p>136.04099</text:p>
          </table:table-cell>
          <table:table-cell office:value-type="float" office:value="136.22931" calcext:value-type="float">
            <text:p>136.22931</text:p>
          </table:table-cell>
          <table:table-cell office:value-type="float" office:value="130.58974" calcext:value-type="float">
            <text:p>130.58974</text:p>
          </table:table-cell>
          <table:table-cell office:value-type="float" office:value="130.59228" calcext:value-type="float">
            <text:p>130.59228</text:p>
          </table:table-cell>
          <table:table-cell office:value-type="float" office:value="130.45233" calcext:value-type="float">
            <text:p>130.45233</text:p>
          </table:table-cell>
          <table:table-cell office:value-type="float" office:value="131.7269" calcext:value-type="float">
            <text:p>131.7269</text:p>
          </table:table-cell>
          <table:table-cell office:value-type="float" office:value="130.6065" calcext:value-type="float">
            <text:p>130.6065</text:p>
          </table:table-cell>
          <table:table-cell office:value-type="float" office:value="136.07631" calcext:value-type="float">
            <text:p>136.07631</text:p>
          </table:table-cell>
          <table:table-cell office:value-type="float" office:value="132.97465" calcext:value-type="float">
            <text:p>132.97465</text:p>
          </table:table-cell>
          <table:table-cell/>
        </table:table-row>
        <table:table-row table:style-name="ro1">
          <table:table-cell office:value-type="float" office:value="131.39518" calcext:value-type="float">
            <text:p>131.39518</text:p>
          </table:table-cell>
          <table:table-cell office:value-type="float" office:value="131.64163" calcext:value-type="float">
            <text:p>131.64163</text:p>
          </table:table-cell>
          <table:table-cell office:value-type="float" office:value="135.25643" calcext:value-type="float">
            <text:p>135.25643</text:p>
          </table:table-cell>
          <table:table-cell office:value-type="float" office:value="135.04765" calcext:value-type="float">
            <text:p>135.04765</text:p>
          </table:table-cell>
          <table:table-cell office:value-type="float" office:value="129.40609" calcext:value-type="float">
            <text:p>129.40609</text:p>
          </table:table-cell>
          <table:table-cell office:value-type="float" office:value="129.60863" calcext:value-type="float">
            <text:p>129.60863</text:p>
          </table:table-cell>
          <table:table-cell office:value-type="float" office:value="129.66625" calcext:value-type="float">
            <text:p>129.66625</text:p>
          </table:table-cell>
          <table:table-cell office:value-type="float" office:value="130.73419" calcext:value-type="float">
            <text:p>130.73419</text:p>
          </table:table-cell>
          <table:table-cell office:value-type="float" office:value="129.6241" calcext:value-type="float">
            <text:p>129.6241</text:p>
          </table:table-cell>
          <table:table-cell office:value-type="float" office:value="135.09569" calcext:value-type="float">
            <text:p>135.09569</text:p>
          </table:table-cell>
          <table:table-cell office:value-type="float" office:value="132.18014" calcext:value-type="float">
            <text:p>132.18014</text:p>
          </table:table-cell>
          <table:table-cell/>
        </table:table-row>
        <table:table-row table:style-name="ro1">
          <table:table-cell office:value-type="float" office:value="130.59912" calcext:value-type="float">
            <text:p>130.59912</text:p>
          </table:table-cell>
          <table:table-cell office:value-type="float" office:value="130.65476" calcext:value-type="float">
            <text:p>130.65476</text:p>
          </table:table-cell>
          <table:table-cell office:value-type="float" office:value="134.07396" calcext:value-type="float">
            <text:p>134.07396</text:p>
          </table:table-cell>
          <table:table-cell office:value-type="float" office:value="134.26395" calcext:value-type="float">
            <text:p>134.26395</text:p>
          </table:table-cell>
          <table:table-cell office:value-type="float" office:value="128.60945" calcext:value-type="float">
            <text:p>128.60945</text:p>
          </table:table-cell>
          <table:table-cell office:value-type="float" office:value="128.62211" calcext:value-type="float">
            <text:p>128.62211</text:p>
          </table:table-cell>
          <table:table-cell office:value-type="float" office:value="128.48241" calcext:value-type="float">
            <text:p>128.48241</text:p>
          </table:table-cell>
          <table:table-cell office:value-type="float" office:value="129.74805" calcext:value-type="float">
            <text:p>129.74805</text:p>
          </table:table-cell>
          <table:table-cell office:value-type="float" office:value="128.63664" calcext:value-type="float">
            <text:p>128.63664</text:p>
          </table:table-cell>
          <table:table-cell office:value-type="float" office:value="134.1099" calcext:value-type="float">
            <text:p>134.1099</text:p>
          </table:table-cell>
          <table:table-cell office:value-type="float" office:value="130.99653" calcext:value-type="float">
            <text:p>130.99653</text:p>
          </table:table-cell>
          <table:table-cell/>
        </table:table-row>
        <table:table-row table:style-name="ro1">
          <table:table-cell office:value-type="float" office:value="129.41547" calcext:value-type="float">
            <text:p>129.41547</text:p>
          </table:table-cell>
          <table:table-cell office:value-type="float" office:value="129.67234" calcext:value-type="float">
            <text:p>129.67234</text:p>
          </table:table-cell>
          <table:table-cell office:value-type="float" office:value="133.28996" calcext:value-type="float">
            <text:p>133.28996</text:p>
          </table:table-cell>
          <table:table-cell office:value-type="float" office:value="133.08133" calcext:value-type="float">
            <text:p>133.08133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27.63773" calcext:value-type="float">
            <text:p>127.63773</text:p>
          </table:table-cell>
          <table:table-cell office:value-type="float" office:value="127.68547" calcext:value-type="float">
            <text:p>127.68547</text:p>
          </table:table-cell>
          <table:table-cell office:value-type="float" office:value="128.76429" calcext:value-type="float">
            <text:p>128.76429</text:p>
          </table:table-cell>
          <table:table-cell office:value-type="float" office:value="127.65253" calcext:value-type="float">
            <text:p>127.65253</text:p>
          </table:table-cell>
          <table:table-cell office:value-type="float" office:value="133.12919" calcext:value-type="float">
            <text:p>133.12919</text:p>
          </table:table-cell>
          <table:table-cell office:value-type="float" office:value="130.21023" calcext:value-type="float">
            <text:p>130.21023</text:p>
          </table:table-cell>
          <table:table-cell/>
        </table:table-row>
        <table:table-row table:style-name="ro1">
          <table:table-cell office:value-type="float" office:value="128.62871" calcext:value-type="float">
            <text:p>128.62871</text:p>
          </table:table-cell>
          <table:table-cell office:value-type="float" office:value="128.68484" calcext:value-type="float">
            <text:p>128.68484</text:p>
          </table:table-cell>
          <table:table-cell office:value-type="float" office:value="132.10677" calcext:value-type="float">
            <text:p>132.10677</text:p>
          </table:table-cell>
          <table:table-cell office:value-type="float" office:value="132.29585" calcext:value-type="float">
            <text:p>132.29585</text:p>
          </table:table-cell>
          <table:table-cell office:value-type="float" office:value="126.62773" calcext:value-type="float">
            <text:p>126.62773</text:p>
          </table:table-cell>
          <table:table-cell office:value-type="float" office:value="126.65052" calcext:value-type="float">
            <text:p>126.65052</text:p>
          </table:table-cell>
          <table:table-cell office:value-type="float" office:value="126.50046" calcext:value-type="float">
            <text:p>126.50046</text:p>
          </table:table-cell>
          <table:table-cell office:value-type="float" office:value="127.77733" calcext:value-type="float">
            <text:p>127.77733</text:p>
          </table:table-cell>
          <table:table-cell office:value-type="float" office:value="126.65561" calcext:value-type="float">
            <text:p>126.65561</text:p>
          </table:table-cell>
          <table:table-cell office:value-type="float" office:value="132.14281" calcext:value-type="float">
            <text:p>132.14281</text:p>
          </table:table-cell>
          <table:table-cell office:value-type="float" office:value="129.0263" calcext:value-type="float">
            <text:p>129.0263</text:p>
          </table:table-cell>
          <table:table-cell/>
        </table:table-row>
        <table:table-row table:style-name="ro1">
          <table:table-cell office:value-type="float" office:value="127.44435" calcext:value-type="float">
            <text:p>127.44435</text:p>
          </table:table-cell>
          <table:table-cell office:value-type="float" office:value="127.69186" calcext:value-type="float">
            <text:p>127.69186</text:p>
          </table:table-cell>
          <table:table-cell office:value-type="float" office:value="131.32088" calcext:value-type="float">
            <text:p>131.32088</text:p>
          </table:table-cell>
          <table:table-cell office:value-type="float" office:value="131.11177" calcext:value-type="float">
            <text:p>131.11177</text:p>
          </table:table-cell>
          <table:table-cell office:value-type="float" office:value="125.64251" calcext:value-type="float">
            <text:p>125.64251</text:p>
          </table:table-cell>
          <table:table-cell office:value-type="float" office:value="125.65525" calcext:value-type="float">
            <text:p>125.65525</text:p>
          </table:table-cell>
          <table:table-cell office:value-type="float" office:value="125.71322" calcext:value-type="float">
            <text:p>125.71322</text:p>
          </table:table-cell>
          <table:table-cell office:value-type="float" office:value="126.78268" calcext:value-type="float">
            <text:p>126.78268</text:p>
          </table:table-cell>
          <table:table-cell office:value-type="float" office:value="125.67075" calcext:value-type="float">
            <text:p>125.67075</text:p>
          </table:table-cell>
          <table:table-cell office:value-type="float" office:value="131.16015" calcext:value-type="float">
            <text:p>131.16015</text:p>
          </table:table-cell>
          <table:table-cell office:value-type="float" office:value="128.23964" calcext:value-type="float">
            <text:p>128.23964</text:p>
          </table:table-cell>
          <table:table-cell/>
        </table:table-row>
        <table:table-row table:style-name="ro1">
          <table:table-cell office:value-type="float" office:value="126.64724" calcext:value-type="float">
            <text:p>126.64724</text:p>
          </table:table-cell>
          <table:table-cell office:value-type="float" office:value="126.70387" calcext:value-type="float">
            <text:p>126.70387</text:p>
          </table:table-cell>
          <table:table-cell office:value-type="float" office:value="130.13677" calcext:value-type="float">
            <text:p>130.13677</text:p>
          </table:table-cell>
          <table:table-cell office:value-type="float" office:value="130.3259" calcext:value-type="float">
            <text:p>130.3259</text:p>
          </table:table-cell>
          <table:table-cell office:value-type="float" office:value="124.64507" calcext:value-type="float">
            <text:p>124.64507</text:p>
          </table:table-cell>
          <table:table-cell office:value-type="float" office:value="124.65755" calcext:value-type="float">
            <text:p>124.65755</text:p>
          </table:table-cell>
          <table:table-cell office:value-type="float" office:value="124.51458" calcext:value-type="float">
            <text:p>124.51458</text:p>
          </table:table-cell>
          <table:table-cell office:value-type="float" office:value="125.79559" calcext:value-type="float">
            <text:p>125.79559</text:p>
          </table:table-cell>
          <table:table-cell office:value-type="float" office:value="124.67338" calcext:value-type="float">
            <text:p>124.67338</text:p>
          </table:table-cell>
          <table:table-cell office:value-type="float" office:value="130.17322" calcext:value-type="float">
            <text:p>130.17322</text:p>
          </table:table-cell>
          <table:table-cell office:value-type="float" office:value="127.05508" calcext:value-type="float">
            <text:p>127.05508</text:p>
          </table:table-cell>
          <table:table-cell/>
        </table:table-row>
        <table:table-row table:style-name="ro1">
          <table:table-cell office:value-type="float" office:value="125.45208" calcext:value-type="float">
            <text:p>125.45208</text:p>
          </table:table-cell>
          <table:table-cell office:value-type="float" office:value="125.70898" calcext:value-type="float">
            <text:p>125.70898</text:p>
          </table:table-cell>
          <table:table-cell office:value-type="float" office:value="129.35148" calcext:value-type="float">
            <text:p>129.35148</text:p>
          </table:table-cell>
          <table:table-cell office:value-type="float" office:value="129.14179" calcext:value-type="float">
            <text:p>129.14179</text:p>
          </table:table-cell>
          <table:table-cell office:value-type="float" office:value="123.64329" calcext:value-type="float">
            <text:p>123.64329</text:p>
          </table:table-cell>
          <table:table-cell office:value-type="float" office:value="123.65816" calcext:value-type="float">
            <text:p>123.65816</text:p>
          </table:table-cell>
          <table:table-cell office:value-type="float" office:value="123.7127" calcext:value-type="float">
            <text:p>123.7127</text:p>
          </table:table-cell>
          <table:table-cell office:value-type="float" office:value="124.80996" calcext:value-type="float">
            <text:p>124.80996</text:p>
          </table:table-cell>
          <table:table-cell office:value-type="float" office:value="123.67415" calcext:value-type="float">
            <text:p>123.67415</text:p>
          </table:table-cell>
          <table:table-cell office:value-type="float" office:value="129.37818" calcext:value-type="float">
            <text:p>129.37818</text:p>
          </table:table-cell>
          <table:table-cell office:value-type="float" office:value="126.25773" calcext:value-type="float">
            <text:p>126.25773</text:p>
          </table:table-cell>
          <table:table-cell/>
        </table:table-row>
        <table:table-row table:style-name="ro1">
          <table:table-cell office:value-type="float" office:value="124.65403" calcext:value-type="float">
            <text:p>124.65403</text:p>
          </table:table-cell>
          <table:table-cell office:value-type="float" office:value="124.71145" calcext:value-type="float">
            <text:p>124.71145</text:p>
          </table:table-cell>
          <table:table-cell office:value-type="float" office:value="128.35704" calcext:value-type="float">
            <text:p>128.35704</text:p>
          </table:table-cell>
          <table:table-cell office:value-type="float" office:value="128.34483" calcext:value-type="float">
            <text:p>128.34483</text:p>
          </table:table-cell>
          <table:table-cell office:value-type="float" office:value="122.64092" calcext:value-type="float">
            <text:p>122.64092</text:p>
          </table:table-cell>
          <table:table-cell office:value-type="float" office:value="122.65567" calcext:value-type="float">
            <text:p>122.65567</text:p>
          </table:table-cell>
          <table:table-cell office:value-type="float" office:value="122.51095" calcext:value-type="float">
            <text:p>122.51095</text:p>
          </table:table-cell>
          <table:table-cell office:value-type="float" office:value="123.82163" calcext:value-type="float">
            <text:p>123.82163</text:p>
          </table:table-cell>
          <table:table-cell office:value-type="float" office:value="122.67177" calcext:value-type="float">
            <text:p>122.67177</text:p>
          </table:table-cell>
          <table:table-cell office:value-type="float" office:value="128.1927" calcext:value-type="float">
            <text:p>128.1927</text:p>
          </table:table-cell>
          <table:table-cell office:value-type="float" office:value="125.06237" calcext:value-type="float">
            <text:p>125.06237</text:p>
          </table:table-cell>
          <table:table-cell/>
        </table:table-row>
        <table:table-row table:style-name="ro1">
          <table:table-cell office:value-type="float" office:value="123.46166" calcext:value-type="float">
            <text:p>123.46166</text:p>
          </table:table-cell>
          <table:table-cell office:value-type="float" office:value="123.7105" calcext:value-type="float">
            <text:p>123.7105</text:p>
          </table:table-cell>
          <table:table-cell office:value-type="float" office:value="127.36998" calcext:value-type="float">
            <text:p>127.36998</text:p>
          </table:table-cell>
          <table:table-cell office:value-type="float" office:value="127.16023" calcext:value-type="float">
            <text:p>127.16023</text:p>
          </table:table-cell>
          <table:table-cell office:value-type="float" office:value="121.63856" calcext:value-type="float">
            <text:p>121.63856</text:p>
          </table:table-cell>
          <table:table-cell office:value-type="float" office:value="121.66374" calcext:value-type="float">
            <text:p>121.66374</text:p>
          </table:table-cell>
          <table:table-cell office:value-type="float" office:value="121.70932" calcext:value-type="float">
            <text:p>121.70932</text:p>
          </table:table-cell>
          <table:table-cell office:value-type="float" office:value="122.82287" calcext:value-type="float">
            <text:p>122.82287</text:p>
          </table:table-cell>
          <table:table-cell office:value-type="float" office:value="121.66952" calcext:value-type="float">
            <text:p>121.66952</text:p>
          </table:table-cell>
          <table:table-cell office:value-type="float" office:value="127.40649" calcext:value-type="float">
            <text:p>127.40649</text:p>
          </table:table-cell>
          <table:table-cell office:value-type="float" office:value="124.26471" calcext:value-type="float">
            <text:p>124.26471</text:p>
          </table:table-cell>
          <table:table-cell/>
        </table:table-row>
        <table:table-row table:style-name="ro1">
          <table:table-cell office:value-type="float" office:value="122.65999" calcext:value-type="float">
            <text:p>122.65999</text:p>
          </table:table-cell>
          <table:table-cell office:value-type="float" office:value="122.71876" calcext:value-type="float">
            <text:p>122.71876</text:p>
          </table:table-cell>
          <table:table-cell office:value-type="float" office:value="126.38472" calcext:value-type="float">
            <text:p>126.38472</text:p>
          </table:table-cell>
          <table:table-cell office:value-type="float" office:value="126.37288" calcext:value-type="float">
            <text:p>126.37288</text:p>
          </table:table-cell>
          <table:table-cell office:value-type="float" office:value="120.6363" calcext:value-type="float">
            <text:p>120.6363</text:p>
          </table:table-cell>
          <table:table-cell office:value-type="float" office:value="120.66154" calcext:value-type="float">
            <text:p>120.66154</text:p>
          </table:table-cell>
          <table:table-cell office:value-type="float" office:value="120.71744" calcext:value-type="float">
            <text:p>120.71744</text:p>
          </table:table-cell>
          <table:table-cell office:value-type="float" office:value="121.81911" calcext:value-type="float">
            <text:p>121.81911</text:p>
          </table:table-cell>
          <table:table-cell office:value-type="float" office:value="120.67765" calcext:value-type="float">
            <text:p>120.67765</text:p>
          </table:table-cell>
          <table:table-cell office:value-type="float" office:value="126.22042" calcext:value-type="float">
            <text:p>126.22042</text:p>
          </table:table-cell>
          <table:table-cell office:value-type="float" office:value="123.06277" calcext:value-type="float">
            <text:p>123.06277</text:p>
          </table:table-cell>
          <table:table-cell/>
        </table:table-row>
        <table:table-row table:style-name="ro1">
          <table:table-cell office:value-type="float" office:value="121.4566" calcext:value-type="float">
            <text:p>121.4566</text:p>
          </table:table-cell>
          <table:table-cell office:value-type="float" office:value="121.71719" calcext:value-type="float">
            <text:p>121.71719</text:p>
          </table:table-cell>
          <table:table-cell office:value-type="float" office:value="125.38711" calcext:value-type="float">
            <text:p>125.38711</text:p>
          </table:table-cell>
          <table:table-cell office:value-type="float" office:value="125.18749" calcext:value-type="float">
            <text:p>125.18749</text:p>
          </table:table-cell>
          <table:table-cell office:value-type="float" office:value="119.64412" calcext:value-type="float">
            <text:p>119.64412</text:p>
          </table:table-cell>
          <table:table-cell office:value-type="float" office:value="119.65945" calcext:value-type="float">
            <text:p>119.65945</text:p>
          </table:table-cell>
          <table:table-cell office:value-type="float" office:value="119.71577" calcext:value-type="float">
            <text:p>119.71577</text:p>
          </table:table-cell>
          <table:table-cell office:value-type="float" office:value="120.81703" calcext:value-type="float">
            <text:p>120.81703</text:p>
          </table:table-cell>
          <table:table-cell office:value-type="float" office:value="119.6756" calcext:value-type="float">
            <text:p>119.6756</text:p>
          </table:table-cell>
          <table:table-cell office:value-type="float" office:value="125.424" calcext:value-type="float">
            <text:p>125.424</text:p>
          </table:table-cell>
          <table:table-cell office:value-type="float" office:value="122.26998" calcext:value-type="float">
            <text:p>122.26998</text:p>
          </table:table-cell>
          <table:table-cell/>
        </table:table-row>
        <table:table-row table:style-name="ro1">
          <table:table-cell office:value-type="float" office:value="120.65525" calcext:value-type="float">
            <text:p>120.65525</text:p>
          </table:table-cell>
          <table:table-cell office:value-type="float" office:value="120.71549" calcext:value-type="float">
            <text:p>120.71549</text:p>
          </table:table-cell>
          <table:table-cell office:value-type="float" office:value="124.40108" calcext:value-type="float">
            <text:p>124.40108</text:p>
          </table:table-cell>
          <table:table-cell office:value-type="float" office:value="124.38982" calcext:value-type="float">
            <text:p>124.38982</text:p>
          </table:table-cell>
          <table:table-cell office:value-type="float" office:value="118.64197" calcext:value-type="float">
            <text:p>118.64197</text:p>
          </table:table-cell>
          <table:table-cell office:value-type="float" office:value="118.65723" calcext:value-type="float">
            <text:p>118.65723</text:p>
          </table:table-cell>
          <table:table-cell office:value-type="float" office:value="118.71412" calcext:value-type="float">
            <text:p>118.71412</text:p>
          </table:table-cell>
          <table:table-cell office:value-type="float" office:value="119.81365" calcext:value-type="float">
            <text:p>119.81365</text:p>
          </table:table-cell>
          <table:table-cell office:value-type="float" office:value="118.67337" calcext:value-type="float">
            <text:p>118.67337</text:p>
          </table:table-cell>
          <table:table-cell office:value-type="float" office:value="124.23845" calcext:value-type="float">
            <text:p>124.23845</text:p>
          </table:table-cell>
          <table:table-cell office:value-type="float" office:value="121.06721" calcext:value-type="float">
            <text:p>121.06721</text:p>
          </table:table-cell>
          <table:table-cell/>
        </table:table-row>
        <table:table-row table:style-name="ro1">
          <table:table-cell office:value-type="float" office:value="119.65297" calcext:value-type="float">
            <text:p>119.65297</text:p>
          </table:table-cell>
          <table:table-cell office:value-type="float" office:value="119.71334" calcext:value-type="float">
            <text:p>119.71334</text:p>
          </table:table-cell>
          <table:table-cell office:value-type="float" office:value="123.40306" calcext:value-type="float">
            <text:p>123.40306</text:p>
          </table:table-cell>
          <table:table-cell office:value-type="float" office:value="123.20387" calcext:value-type="float">
            <text:p>123.20387</text:p>
          </table:table-cell>
          <table:table-cell office:value-type="float" office:value="117.63971" calcext:value-type="float">
            <text:p>117.63971</text:p>
          </table:table-cell>
          <table:table-cell office:value-type="float" office:value="117.65466" calcext:value-type="float">
            <text:p>117.65466</text:p>
          </table:table-cell>
          <table:table-cell office:value-type="float" office:value="117.71281" calcext:value-type="float">
            <text:p>117.71281</text:p>
          </table:table-cell>
          <table:table-cell office:value-type="float" office:value="118.81241" calcext:value-type="float">
            <text:p>118.81241</text:p>
          </table:table-cell>
          <table:table-cell office:value-type="float" office:value="117.67097" calcext:value-type="float">
            <text:p>117.67097</text:p>
          </table:table-cell>
          <table:table-cell office:value-type="float" office:value="123.44044" calcext:value-type="float">
            <text:p>123.44044</text:p>
          </table:table-cell>
          <table:table-cell office:value-type="float" office:value="120.26476" calcext:value-type="float">
            <text:p>120.26476</text:p>
          </table:table-cell>
          <table:table-cell/>
        </table:table-row>
        <table:table-row table:style-name="ro1">
          <table:table-cell office:value-type="float" office:value="118.66064" calcext:value-type="float">
            <text:p>118.66064</text:p>
          </table:table-cell>
          <table:table-cell office:value-type="float" office:value="119.71334" calcext:value-type="float">
            <text:p>119.71334</text:p>
          </table:table-cell>
          <table:table-cell office:value-type="float" office:value="122.40527" calcext:value-type="float">
            <text:p>122.40527</text:p>
          </table:table-cell>
          <table:table-cell office:value-type="float" office:value="122.40672" calcext:value-type="float">
            <text:p>122.40672</text:p>
          </table:table-cell>
          <table:table-cell office:value-type="float" office:value="116.63739" calcext:value-type="float">
            <text:p>116.63739</text:p>
          </table:table-cell>
          <table:table-cell office:value-type="float" office:value="116.65225" calcext:value-type="float">
            <text:p>116.65225</text:p>
          </table:table-cell>
          <table:table-cell office:value-type="float" office:value="116.70992" calcext:value-type="float">
            <text:p>116.70992</text:p>
          </table:table-cell>
          <table:table-cell office:value-type="float" office:value="117.80992" calcext:value-type="float">
            <text:p>117.80992</text:p>
          </table:table-cell>
          <table:table-cell office:value-type="float" office:value="116.66876" calcext:value-type="float">
            <text:p>116.66876</text:p>
          </table:table-cell>
          <table:table-cell office:value-type="float" office:value="122.2486" calcext:value-type="float">
            <text:p>122.2486</text:p>
          </table:table-cell>
          <table:table-cell office:value-type="float" office:value="119.06204" calcext:value-type="float">
            <text:p>119.06204</text:p>
          </table:table-cell>
          <table:table-cell/>
        </table:table-row>
        <table:table-row table:style-name="ro1">
          <table:table-cell office:value-type="float" office:value="117.65831" calcext:value-type="float">
            <text:p>117.65831</text:p>
          </table:table-cell>
          <table:table-cell office:value-type="float" office:value="118.72158" calcext:value-type="float">
            <text:p>118.72158</text:p>
          </table:table-cell>
          <table:table-cell office:value-type="float" office:value="121.41169" calcext:value-type="float">
            <text:p>121.41169</text:p>
          </table:table-cell>
          <table:table-cell office:value-type="float" office:value="121.4049" calcext:value-type="float">
            <text:p>121.4049</text:p>
          </table:table-cell>
          <table:table-cell office:value-type="float" office:value="115.63507" calcext:value-type="float">
            <text:p>115.63507</text:p>
          </table:table-cell>
          <table:table-cell office:value-type="float" office:value="115.65019" calcext:value-type="float">
            <text:p>115.65019</text:p>
          </table:table-cell>
          <table:table-cell office:value-type="float" office:value="115.70836" calcext:value-type="float">
            <text:p>115.70836</text:p>
          </table:table-cell>
          <table:table-cell office:value-type="float" office:value="116.80729" calcext:value-type="float">
            <text:p>116.80729</text:p>
          </table:table-cell>
          <table:table-cell office:value-type="float" office:value="115.66629" calcext:value-type="float">
            <text:p>115.66629</text:p>
          </table:table-cell>
          <table:table-cell office:value-type="float" office:value="121.44617" calcext:value-type="float">
            <text:p>121.44617</text:p>
          </table:table-cell>
          <table:table-cell office:value-type="float" office:value="118.25945" calcext:value-type="float">
            <text:p>118.25945</text:p>
          </table:table-cell>
          <table:table-cell/>
        </table:table-row>
        <table:table-row table:style-name="ro1">
          <table:table-cell office:value-type="float" office:value="116.65636" calcext:value-type="float">
            <text:p>116.65636</text:p>
          </table:table-cell>
          <table:table-cell office:value-type="float" office:value="117.7194" calcext:value-type="float">
            <text:p>117.7194</text:p>
          </table:table-cell>
          <table:table-cell office:value-type="float" office:value="120.41003" calcext:value-type="float">
            <text:p>120.41003</text:p>
          </table:table-cell>
          <table:table-cell office:value-type="float" office:value="120.40259" calcext:value-type="float">
            <text:p>120.40259</text:p>
          </table:table-cell>
          <table:table-cell office:value-type="float" office:value="114.63281" calcext:value-type="float">
            <text:p>114.63281</text:p>
          </table:table-cell>
          <table:table-cell office:value-type="float" office:value="114.65812" calcext:value-type="float">
            <text:p>114.65812</text:p>
          </table:table-cell>
          <table:table-cell office:value-type="float" office:value="114.71529" calcext:value-type="float">
            <text:p>114.71529</text:p>
          </table:table-cell>
          <table:table-cell office:value-type="float" office:value="115.8052" calcext:value-type="float">
            <text:p>115.8052</text:p>
          </table:table-cell>
          <table:table-cell office:value-type="float" office:value="114.66404" calcext:value-type="float">
            <text:p>114.66404</text:p>
          </table:table-cell>
          <table:table-cell office:value-type="float" office:value="120.24394" calcext:value-type="float">
            <text:p>120.24394</text:p>
          </table:table-cell>
          <table:table-cell office:value-type="float" office:value="117.2566" calcext:value-type="float">
            <text:p>117.2566</text:p>
          </table:table-cell>
          <table:table-cell/>
        </table:table-row>
        <table:table-row table:style-name="ro1">
          <table:table-cell office:value-type="float" office:value="115.65437" calcext:value-type="float">
            <text:p>115.65437</text:p>
          </table:table-cell>
          <table:table-cell office:value-type="float" office:value="116.71788" calcext:value-type="float">
            <text:p>116.71788</text:p>
          </table:table-cell>
          <table:table-cell office:value-type="float" office:value="119.4079" calcext:value-type="float">
            <text:p>119.4079</text:p>
          </table:table-cell>
          <table:table-cell office:value-type="float" office:value="119.40047" calcext:value-type="float">
            <text:p>119.40047</text:p>
          </table:table-cell>
          <table:table-cell office:value-type="float" office:value="113.6406" calcext:value-type="float">
            <text:p>113.6406</text:p>
          </table:table-cell>
          <table:table-cell office:value-type="float" office:value="113.65599" calcext:value-type="float">
            <text:p>113.65599</text:p>
          </table:table-cell>
          <table:table-cell office:value-type="float" office:value="113.71447" calcext:value-type="float">
            <text:p>113.71447</text:p>
          </table:table-cell>
          <table:table-cell office:value-type="float" office:value="114.80293" calcext:value-type="float">
            <text:p>114.80293</text:p>
          </table:table-cell>
          <table:table-cell office:value-type="float" office:value="113.67285" calcext:value-type="float">
            <text:p>113.67285</text:p>
          </table:table-cell>
          <table:table-cell office:value-type="float" office:value="119.44302" calcext:value-type="float">
            <text:p>119.44302</text:p>
          </table:table-cell>
          <table:table-cell office:value-type="float" office:value="116.25357" calcext:value-type="float">
            <text:p>116.25357</text:p>
          </table:table-cell>
          <table:table-cell/>
        </table:table-row>
        <table:table-row table:style-name="ro1">
          <table:table-cell office:value-type="float" office:value="114.65212" calcext:value-type="float">
            <text:p>114.65212</text:p>
          </table:table-cell>
          <table:table-cell office:value-type="float" office:value="115.71636" calcext:value-type="float">
            <text:p>115.71636</text:p>
          </table:table-cell>
          <table:table-cell office:value-type="float" office:value="118.40531" calcext:value-type="float">
            <text:p>118.40531</text:p>
          </table:table-cell>
          <table:table-cell office:value-type="float" office:value="118.3984" calcext:value-type="float">
            <text:p>118.3984</text:p>
          </table:table-cell>
          <table:table-cell office:value-type="float" office:value="112.63842" calcext:value-type="float">
            <text:p>112.63842</text:p>
          </table:table-cell>
          <table:table-cell office:value-type="float" office:value="112.65382" calcext:value-type="float">
            <text:p>112.65382</text:p>
          </table:table-cell>
          <table:table-cell office:value-type="float" office:value="112.71271" calcext:value-type="float">
            <text:p>112.71271</text:p>
          </table:table-cell>
          <table:table-cell office:value-type="float" office:value="113.80032" calcext:value-type="float">
            <text:p>113.80032</text:p>
          </table:table-cell>
          <table:table-cell office:value-type="float" office:value="112.66979" calcext:value-type="float">
            <text:p>112.66979</text:p>
          </table:table-cell>
          <table:table-cell office:value-type="float" office:value="118.23993" calcext:value-type="float">
            <text:p>118.23993</text:p>
          </table:table-cell>
          <table:table-cell office:value-type="float" office:value="115.25215" calcext:value-type="float">
            <text:p>115.25215</text:p>
          </table:table-cell>
          <table:table-cell/>
        </table:table-row>
        <table:table-row table:style-name="ro1">
          <table:table-cell office:value-type="float" office:value="113.64957" calcext:value-type="float">
            <text:p>113.64957</text:p>
          </table:table-cell>
          <table:table-cell office:value-type="float" office:value="114.71471" calcext:value-type="float">
            <text:p>114.71471</text:p>
          </table:table-cell>
          <table:table-cell office:value-type="float" office:value="117.40272" calcext:value-type="float">
            <text:p>117.40272</text:p>
          </table:table-cell>
          <table:table-cell office:value-type="float" office:value="117.40714" calcext:value-type="float">
            <text:p>117.40714</text:p>
          </table:table-cell>
          <table:table-cell office:value-type="float" office:value="112.63842" calcext:value-type="float">
            <text:p>112.63842</text:p>
          </table:table-cell>
          <table:table-cell office:value-type="float" office:value="111.65252" calcext:value-type="float">
            <text:p>111.65252</text:p>
          </table:table-cell>
          <table:table-cell office:value-type="float" office:value="111.7102" calcext:value-type="float">
            <text:p>111.7102</text:p>
          </table:table-cell>
          <table:table-cell office:value-type="float" office:value="112.79908" calcext:value-type="float">
            <text:p>112.79908</text:p>
          </table:table-cell>
          <table:table-cell office:value-type="float" office:value="111.66867" calcext:value-type="float">
            <text:p>111.66867</text:p>
          </table:table-cell>
          <table:table-cell office:value-type="float" office:value="117.43891" calcext:value-type="float">
            <text:p>117.43891</text:p>
          </table:table-cell>
          <table:table-cell office:value-type="float" office:value="114.2486" calcext:value-type="float">
            <text:p>114.2486</text:p>
          </table:table-cell>
          <table:table-cell/>
        </table:table-row>
        <table:table-row table:style-name="ro1">
          <table:table-cell office:value-type="float" office:value="112.64755" calcext:value-type="float">
            <text:p>112.64755</text:p>
          </table:table-cell>
          <table:table-cell office:value-type="float" office:value="113.72412" calcext:value-type="float">
            <text:p>113.72412</text:p>
          </table:table-cell>
          <table:table-cell office:value-type="float" office:value="116.4003" calcext:value-type="float">
            <text:p>116.4003</text:p>
          </table:table-cell>
          <table:table-cell office:value-type="float" office:value="116.40402" calcext:value-type="float">
            <text:p>116.40402</text:p>
          </table:table-cell>
          <table:table-cell office:value-type="float" office:value="111.63611" calcext:value-type="float">
            <text:p>111.63611</text:p>
          </table:table-cell>
          <table:table-cell office:value-type="float" office:value="110.64901" calcext:value-type="float">
            <text:p>110.64901</text:p>
          </table:table-cell>
          <table:table-cell office:value-type="float" office:value="110.70834" calcext:value-type="float">
            <text:p>110.70834</text:p>
          </table:table-cell>
          <table:table-cell office:value-type="float" office:value="111.8059" calcext:value-type="float">
            <text:p>111.8059</text:p>
          </table:table-cell>
          <table:table-cell office:value-type="float" office:value="110.66571" calcext:value-type="float">
            <text:p>110.66571</text:p>
          </table:table-cell>
          <table:table-cell office:value-type="float" office:value="116.23682" calcext:value-type="float">
            <text:p>116.23682</text:p>
          </table:table-cell>
          <table:table-cell office:value-type="float" office:value="113.2572" calcext:value-type="float">
            <text:p>113.2572</text:p>
          </table:table-cell>
          <table:table-cell/>
        </table:table-row>
        <table:table-row table:style-name="ro1">
          <table:table-cell office:value-type="float" office:value="111.65638" calcext:value-type="float">
            <text:p>111.65638</text:p>
          </table:table-cell>
          <table:table-cell office:value-type="float" office:value="112.72128" calcext:value-type="float">
            <text:p>112.72128</text:p>
          </table:table-cell>
          <table:table-cell office:value-type="float" office:value="115.39797" calcext:value-type="float">
            <text:p>115.39797</text:p>
          </table:table-cell>
          <table:table-cell office:value-type="float" office:value="115.40247" calcext:value-type="float">
            <text:p>115.40247</text:p>
          </table:table-cell>
          <table:table-cell office:value-type="float" office:value="110.63391" calcext:value-type="float">
            <text:p>110.63391</text:p>
          </table:table-cell>
          <table:table-cell office:value-type="float" office:value="109.6474" calcext:value-type="float">
            <text:p>109.6474</text:p>
          </table:table-cell>
          <table:table-cell office:value-type="float" office:value="109.70637" calcext:value-type="float">
            <text:p>109.70637</text:p>
          </table:table-cell>
          <table:table-cell office:value-type="float" office:value="110.80422" calcext:value-type="float">
            <text:p>110.80422</text:p>
          </table:table-cell>
          <table:table-cell office:value-type="float" office:value="109.66454" calcext:value-type="float">
            <text:p>109.66454</text:p>
          </table:table-cell>
          <table:table-cell office:value-type="float" office:value="115.4349" calcext:value-type="float">
            <text:p>115.4349</text:p>
          </table:table-cell>
          <table:table-cell office:value-type="float" office:value="112.25404" calcext:value-type="float">
            <text:p>112.25404</text:p>
          </table:table-cell>
          <table:table-cell/>
        </table:table-row>
        <table:table-row table:style-name="ro1">
          <table:table-cell office:value-type="float" office:value="110.65327" calcext:value-type="float">
            <text:p>110.65327</text:p>
          </table:table-cell>
          <table:table-cell office:value-type="float" office:value="111.72047" calcext:value-type="float">
            <text:p>111.72047</text:p>
          </table:table-cell>
          <table:table-cell office:value-type="float" office:value="114.39615" calcext:value-type="float">
            <text:p>114.39615</text:p>
          </table:table-cell>
          <table:table-cell office:value-type="float" office:value="114.39925" calcext:value-type="float">
            <text:p>114.39925</text:p>
          </table:table-cell>
          <table:table-cell office:value-type="float" office:value="109.63268" calcext:value-type="float">
            <text:p>109.63268</text:p>
          </table:table-cell>
          <table:table-cell office:value-type="float" office:value="108.64429" calcext:value-type="float">
            <text:p>108.64429</text:p>
          </table:table-cell>
          <table:table-cell office:value-type="float" office:value="108.71441" calcext:value-type="float">
            <text:p>108.71441</text:p>
          </table:table-cell>
          <table:table-cell office:value-type="float" office:value="109.80197" calcext:value-type="float">
            <text:p>109.80197</text:p>
          </table:table-cell>
          <table:table-cell office:value-type="float" office:value="108.66245" calcext:value-type="float">
            <text:p>108.66245</text:p>
          </table:table-cell>
          <table:table-cell office:value-type="float" office:value="114.2325" calcext:value-type="float">
            <text:p>114.2325</text:p>
          </table:table-cell>
          <table:table-cell office:value-type="float" office:value="111.25125" calcext:value-type="float">
            <text:p>111.25125</text:p>
          </table:table-cell>
          <table:table-cell/>
        </table:table-row>
        <table:table-row table:style-name="ro1">
          <table:table-cell office:value-type="float" office:value="109.65194" calcext:value-type="float">
            <text:p>109.65194</text:p>
          </table:table-cell>
          <table:table-cell office:value-type="float" office:value="110.71765" calcext:value-type="float">
            <text:p>110.71765</text:p>
          </table:table-cell>
          <table:table-cell office:value-type="float" office:value="113.39274" calcext:value-type="float">
            <text:p>113.39274</text:p>
          </table:table-cell>
          <table:table-cell office:value-type="float" office:value="113.39789" calcext:value-type="float">
            <text:p>113.39789</text:p>
          </table:table-cell>
          <table:table-cell office:value-type="float" office:value="108.62924" calcext:value-type="float">
            <text:p>108.62924</text:p>
          </table:table-cell>
          <table:table-cell office:value-type="float" office:value="107.6528" calcext:value-type="float">
            <text:p>107.6528</text:p>
          </table:table-cell>
          <table:table-cell office:value-type="float" office:value="107.71251" calcext:value-type="float">
            <text:p>107.71251</text:p>
          </table:table-cell>
          <table:table-cell office:value-type="float" office:value="108.7995" calcext:value-type="float">
            <text:p>108.7995</text:p>
          </table:table-cell>
          <table:table-cell office:value-type="float" office:value="107.66002" calcext:value-type="float">
            <text:p>107.66002</text:p>
          </table:table-cell>
          <table:table-cell office:value-type="float" office:value="113.44025" calcext:value-type="float">
            <text:p>113.44025</text:p>
          </table:table-cell>
          <table:table-cell office:value-type="float" office:value="110.24813" calcext:value-type="float">
            <text:p>110.24813</text:p>
          </table:table-cell>
          <table:table-cell/>
        </table:table-row>
        <table:table-row table:style-name="ro1">
          <table:table-cell office:value-type="float" office:value="108.64864" calcext:value-type="float">
            <text:p>108.64864</text:p>
          </table:table-cell>
          <table:table-cell office:value-type="float" office:value="109.7168" calcext:value-type="float">
            <text:p>109.7168</text:p>
          </table:table-cell>
          <table:table-cell office:value-type="float" office:value="112.3912" calcext:value-type="float">
            <text:p>112.3912</text:p>
          </table:table-cell>
          <table:table-cell office:value-type="float" office:value="112.39561" calcext:value-type="float">
            <text:p>112.39561</text:p>
          </table:table-cell>
          <table:table-cell office:value-type="float" office:value="107.62777" calcext:value-type="float">
            <text:p>107.62777</text:p>
          </table:table-cell>
          <table:table-cell office:value-type="float" office:value="106.65094" calcext:value-type="float">
            <text:p>106.65094</text:p>
          </table:table-cell>
          <table:table-cell office:value-type="float" office:value="106.71173" calcext:value-type="float">
            <text:p>106.71173</text:p>
          </table:table-cell>
          <table:table-cell office:value-type="float" office:value="107.79717" calcext:value-type="float">
            <text:p>107.79717</text:p>
          </table:table-cell>
          <table:table-cell office:value-type="float" office:value="106.66755" calcext:value-type="float">
            <text:p>106.66755</text:p>
          </table:table-cell>
          <table:table-cell office:value-type="float" office:value="112.23809" calcext:value-type="float">
            <text:p>112.23809</text:p>
          </table:table-cell>
          <table:table-cell office:value-type="float" office:value="109.24666" calcext:value-type="float">
            <text:p>109.24666</text:p>
          </table:table-cell>
          <table:table-cell/>
        </table:table-row>
        <table:table-row table:style-name="ro1">
          <table:table-cell office:value-type="float" office:value="107.64719" calcext:value-type="float">
            <text:p>107.64719</text:p>
          </table:table-cell>
          <table:table-cell office:value-type="float" office:value="108.72383" calcext:value-type="float">
            <text:p>108.72383</text:p>
          </table:table-cell>
          <table:table-cell office:value-type="float" office:value="111.38898" calcext:value-type="float">
            <text:p>111.38898</text:p>
          </table:table-cell>
          <table:table-cell office:value-type="float" office:value="111.39314" calcext:value-type="float">
            <text:p>111.39314</text:p>
          </table:table-cell>
          <table:table-cell office:value-type="float" office:value="106.63554" calcext:value-type="float">
            <text:p>106.63554</text:p>
          </table:table-cell>
          <table:table-cell office:value-type="float" office:value="105.65326" calcext:value-type="float">
            <text:p>105.65326</text:p>
          </table:table-cell>
          <table:table-cell office:value-type="float" office:value="105.71547" calcext:value-type="float">
            <text:p>105.71547</text:p>
          </table:table-cell>
          <table:table-cell office:value-type="float" office:value="106.79454" calcext:value-type="float">
            <text:p>106.79454</text:p>
          </table:table-cell>
          <table:table-cell office:value-type="float" office:value="105.66987" calcext:value-type="float">
            <text:p>105.66987</text:p>
          </table:table-cell>
          <table:table-cell office:value-type="float" office:value="111.43705" calcext:value-type="float">
            <text:p>111.43705</text:p>
          </table:table-cell>
          <table:table-cell office:value-type="float" office:value="108.24445" calcext:value-type="float">
            <text:p>108.24445</text:p>
          </table:table-cell>
          <table:table-cell/>
        </table:table-row>
        <table:table-row table:style-name="ro1">
          <table:table-cell office:value-type="float" office:value="106.64407" calcext:value-type="float">
            <text:p>106.64407</text:p>
          </table:table-cell>
          <table:table-cell office:value-type="float" office:value="107.72238" calcext:value-type="float">
            <text:p>107.72238</text:p>
          </table:table-cell>
          <table:table-cell office:value-type="float" office:value="110.38634" calcext:value-type="float">
            <text:p>110.38634</text:p>
          </table:table-cell>
          <table:table-cell office:value-type="float" office:value="110.40091" calcext:value-type="float">
            <text:p>110.40091</text:p>
          </table:table-cell>
          <table:table-cell office:value-type="float" office:value="105.63921" calcext:value-type="float">
            <text:p>105.63921</text:p>
          </table:table-cell>
          <table:table-cell office:value-type="float" office:value="104.6546" calcext:value-type="float">
            <text:p>104.6546</text:p>
          </table:table-cell>
          <table:table-cell office:value-type="float" office:value="104.71587" calcext:value-type="float">
            <text:p>104.71587</text:p>
          </table:table-cell>
          <table:table-cell office:value-type="float" office:value="105.79215" calcext:value-type="float">
            <text:p>105.79215</text:p>
          </table:table-cell>
          <table:table-cell office:value-type="float" office:value="104.67122" calcext:value-type="float">
            <text:p>104.67122</text:p>
          </table:table-cell>
          <table:table-cell office:value-type="float" office:value="110.4347" calcext:value-type="float">
            <text:p>110.4347</text:p>
          </table:table-cell>
          <table:table-cell office:value-type="float" office:value="107.24203" calcext:value-type="float">
            <text:p>107.24203</text:p>
          </table:table-cell>
          <table:table-cell/>
        </table:table-row>
        <table:table-row table:style-name="ro1">
          <table:table-cell office:value-type="float" office:value="105.64727" calcext:value-type="float">
            <text:p>105.64727</text:p>
          </table:table-cell>
          <table:table-cell office:value-type="float" office:value="106.72149" calcext:value-type="float">
            <text:p>106.72149</text:p>
          </table:table-cell>
          <table:table-cell office:value-type="float" office:value="109.39388" calcext:value-type="float">
            <text:p>109.39388</text:p>
          </table:table-cell>
          <table:table-cell office:value-type="float" office:value="109.39965" calcext:value-type="float">
            <text:p>109.39965</text:p>
          </table:table-cell>
          <table:table-cell office:value-type="float" office:value="104.64024" calcext:value-type="float">
            <text:p>104.64024</text:p>
          </table:table-cell>
          <table:table-cell office:value-type="float" office:value="103.65698" calcext:value-type="float">
            <text:p>103.65698</text:p>
          </table:table-cell>
          <table:table-cell office:value-type="float" office:value="103.71889" calcext:value-type="float">
            <text:p>103.71889</text:p>
          </table:table-cell>
          <table:table-cell office:value-type="float" office:value="104.7953" calcext:value-type="float">
            <text:p>104.7953</text:p>
          </table:table-cell>
          <table:table-cell office:value-type="float" office:value="103.67335" calcext:value-type="float">
            <text:p>103.67335</text:p>
          </table:table-cell>
          <table:table-cell office:value-type="float" office:value="109.43244" calcext:value-type="float">
            <text:p>109.43244</text:p>
          </table:table-cell>
          <table:table-cell office:value-type="float" office:value="106.24084" calcext:value-type="float">
            <text:p>106.24084</text:p>
          </table:table-cell>
          <table:table-cell/>
        </table:table-row>
        <table:table-row table:style-name="ro1">
          <table:table-cell office:value-type="float" office:value="104.65849" calcext:value-type="float">
            <text:p>104.65849</text:p>
          </table:table-cell>
          <table:table-cell office:value-type="float" office:value="105.72484" calcext:value-type="float">
            <text:p>105.72484</text:p>
          </table:table-cell>
          <table:table-cell office:value-type="float" office:value="108.3911" calcext:value-type="float">
            <text:p>108.3911</text:p>
          </table:table-cell>
          <table:table-cell office:value-type="float" office:value="108.39634" calcext:value-type="float">
            <text:p>108.39634</text:p>
          </table:table-cell>
          <table:table-cell office:value-type="float" office:value="103.64253" calcext:value-type="float">
            <text:p>103.64253</text:p>
          </table:table-cell>
          <table:table-cell office:value-type="float" office:value="102.65762" calcext:value-type="float">
            <text:p>102.65762</text:p>
          </table:table-cell>
          <table:table-cell office:value-type="float" office:value="102.71935" calcext:value-type="float">
            <text:p>102.71935</text:p>
          </table:table-cell>
          <table:table-cell office:value-type="float" office:value="103.79663" calcext:value-type="float">
            <text:p>103.79663</text:p>
          </table:table-cell>
          <table:table-cell office:value-type="float" office:value="102.67411" calcext:value-type="float">
            <text:p>102.67411</text:p>
          </table:table-cell>
          <table:table-cell office:value-type="float" office:value="108.43095" calcext:value-type="float">
            <text:p>108.43095</text:p>
          </table:table-cell>
          <table:table-cell office:value-type="float" office:value="105.25387" calcext:value-type="float">
            <text:p>105.25387</text:p>
          </table:table-cell>
          <table:table-cell/>
        </table:table-row>
        <table:table-row table:style-name="ro1">
          <table:table-cell office:value-type="float" office:value="103.66054" calcext:value-type="float">
            <text:p>103.66054</text:p>
          </table:table-cell>
          <table:table-cell office:value-type="float" office:value="104.72618" calcext:value-type="float">
            <text:p>104.72618</text:p>
          </table:table-cell>
          <table:table-cell office:value-type="float" office:value="107.38827" calcext:value-type="float">
            <text:p>107.38827</text:p>
          </table:table-cell>
          <table:table-cell office:value-type="float" office:value="107.39484" calcext:value-type="float">
            <text:p>107.39484</text:p>
          </table:table-cell>
          <table:table-cell office:value-type="float" office:value="102.64174" calcext:value-type="float">
            <text:p>102.64174</text:p>
          </table:table-cell>
          <table:table-cell office:value-type="float" office:value="101.65906" calcext:value-type="float">
            <text:p>101.65906</text:p>
          </table:table-cell>
          <table:table-cell office:value-type="float" office:value="101.73048" calcext:value-type="float">
            <text:p>101.73048</text:p>
          </table:table-cell>
          <table:table-cell office:value-type="float" office:value="102.79902" calcext:value-type="float">
            <text:p>102.79902</text:p>
          </table:table-cell>
          <table:table-cell office:value-type="float" office:value="101.67692" calcext:value-type="float">
            <text:p>101.67692</text:p>
          </table:table-cell>
          <table:table-cell office:value-type="float" office:value="107.4279" calcext:value-type="float">
            <text:p>107.4279</text:p>
          </table:table-cell>
          <table:table-cell office:value-type="float" office:value="104.2549" calcext:value-type="float">
            <text:p>104.2549</text:p>
          </table:table-cell>
          <table:table-cell/>
        </table:table-row>
        <table:table-row table:style-name="ro1">
          <table:table-cell office:value-type="float" office:value="102.66113" calcext:value-type="float">
            <text:p>102.66113</text:p>
          </table:table-cell>
          <table:table-cell office:value-type="float" office:value="103.72881" calcext:value-type="float">
            <text:p>103.72881</text:p>
          </table:table-cell>
          <table:table-cell office:value-type="float" office:value="106.38648" calcext:value-type="float">
            <text:p>106.38648</text:p>
          </table:table-cell>
          <table:table-cell office:value-type="float" office:value="106.39238" calcext:value-type="float">
            <text:p>106.39238</text:p>
          </table:table-cell>
          <table:table-cell office:value-type="float" office:value="101.64344" calcext:value-type="float">
            <text:p>101.64344</text:p>
          </table:table-cell>
          <table:table-cell office:value-type="float" office:value="100.65934" calcext:value-type="float">
            <text:p>100.65934</text:p>
          </table:table-cell>
          <table:table-cell office:value-type="float" office:value="100.73089" calcext:value-type="float">
            <text:p>100.73089</text:p>
          </table:table-cell>
          <table:table-cell office:value-type="float" office:value="101.79961" calcext:value-type="float">
            <text:p>101.79961</text:p>
          </table:table-cell>
          <table:table-cell office:value-type="float" office:value="100.67629" calcext:value-type="float">
            <text:p>100.67629</text:p>
          </table:table-cell>
          <table:table-cell office:value-type="float" office:value="106.42654" calcext:value-type="float">
            <text:p>106.42654</text:p>
          </table:table-cell>
          <table:table-cell office:value-type="float" office:value="103.25719" calcext:value-type="float">
            <text:p>103.25719</text:p>
          </table:table-cell>
          <table:table-cell/>
        </table:table-row>
        <table:table-row table:style-name="ro1">
          <table:table-cell office:value-type="float" office:value="101.66238" calcext:value-type="float">
            <text:p>101.66238</text:p>
          </table:table-cell>
          <table:table-cell office:value-type="float" office:value="102.73967" calcext:value-type="float">
            <text:p>102.73967</text:p>
          </table:table-cell>
          <table:table-cell office:value-type="float" office:value="105.38433" calcext:value-type="float">
            <text:p>105.38433</text:p>
          </table:table-cell>
          <table:table-cell office:value-type="float" office:value="105.39185" calcext:value-type="float">
            <text:p>105.39185</text:p>
          </table:table-cell>
          <table:table-cell office:value-type="float" office:value="100.64396" calcext:value-type="float">
            <text:p>100.64396</text:p>
          </table:table-cell>
          <table:table-cell office:value-type="float" office:value="99.67138" calcext:value-type="float">
            <text:p>99.67138</text:p>
          </table:table-cell>
          <table:table-cell office:value-type="float" office:value="99.732" calcext:value-type="float">
            <text:p>99.732</text:p>
          </table:table-cell>
          <table:table-cell office:value-type="float" office:value="100.81143" calcext:value-type="float">
            <text:p>100.81143</text:p>
          </table:table-cell>
          <table:table-cell office:value-type="float" office:value="99.67857" calcext:value-type="float">
            <text:p>99.67857</text:p>
          </table:table-cell>
          <table:table-cell office:value-type="float" office:value="105.42629" calcext:value-type="float">
            <text:p>105.42629</text:p>
          </table:table-cell>
          <table:table-cell office:value-type="float" office:value="102.25801" calcext:value-type="float">
            <text:p>102.25801</text:p>
          </table:table-cell>
          <table:table-cell/>
        </table:table-row>
        <table:table-row table:style-name="ro1">
          <table:table-cell office:value-type="float" office:value="100.66248" calcext:value-type="float">
            <text:p>100.66248</text:p>
          </table:table-cell>
          <table:table-cell office:value-type="float" office:value="101.74288" calcext:value-type="float">
            <text:p>101.74288</text:p>
          </table:table-cell>
          <table:table-cell office:value-type="float" office:value="104.3881" calcext:value-type="float">
            <text:p>104.3881</text:p>
          </table:table-cell>
          <table:table-cell office:value-type="float" office:value="104.39335" calcext:value-type="float">
            <text:p>104.39335</text:p>
          </table:table-cell>
          <table:table-cell office:value-type="float" office:value="99.65549" calcext:value-type="float">
            <text:p>99.65549</text:p>
          </table:table-cell>
          <table:table-cell office:value-type="float" office:value="98.67044" calcext:value-type="float">
            <text:p>98.67044</text:p>
          </table:table-cell>
          <table:table-cell office:value-type="float" office:value="98.732" calcext:value-type="float">
            <text:p>98.732</text:p>
          </table:table-cell>
          <table:table-cell office:value-type="float" office:value="99.81174" calcext:value-type="float">
            <text:p>99.81174</text:p>
          </table:table-cell>
          <table:table-cell office:value-type="float" office:value="98.68872" calcext:value-type="float">
            <text:p>98.68872</text:p>
          </table:table-cell>
          <table:table-cell office:value-type="float" office:value="104.42957" calcext:value-type="float">
            <text:p>104.42957</text:p>
          </table:table-cell>
          <table:table-cell office:value-type="float" office:value="101.26063" calcext:value-type="float">
            <text:p>101.26063</text:p>
          </table:table-cell>
          <table:table-cell/>
        </table:table-row>
        <table:table-row table:style-name="ro1">
          <table:table-cell office:value-type="float" office:value="99.66475" calcext:value-type="float">
            <text:p>99.66475</text:p>
          </table:table-cell>
          <table:table-cell office:value-type="float" office:value="100.74246" calcext:value-type="float">
            <text:p>100.74246</text:p>
          </table:table-cell>
          <table:table-cell office:value-type="float" office:value="103.38931" calcext:value-type="float">
            <text:p>103.38931</text:p>
          </table:table-cell>
          <table:table-cell office:value-type="float" office:value="103.3962" calcext:value-type="float">
            <text:p>103.3962</text:p>
          </table:table-cell>
          <table:table-cell office:value-type="float" office:value="98.65565" calcext:value-type="float">
            <text:p>98.65565</text:p>
          </table:table-cell>
          <table:table-cell office:value-type="float" office:value="97.67224" calcext:value-type="float">
            <text:p>97.67224</text:p>
          </table:table-cell>
          <table:table-cell office:value-type="float" office:value="97.73377" calcext:value-type="float">
            <text:p>97.73377</text:p>
          </table:table-cell>
          <table:table-cell office:value-type="float" office:value="98.81383" calcext:value-type="float">
            <text:p>98.81383</text:p>
          </table:table-cell>
          <table:table-cell office:value-type="float" office:value="97.68955" calcext:value-type="float">
            <text:p>97.68955</text:p>
          </table:table-cell>
          <table:table-cell office:value-type="float" office:value="103.44043" calcext:value-type="float">
            <text:p>103.44043</text:p>
          </table:table-cell>
          <table:table-cell office:value-type="float" office:value="100.25988" calcext:value-type="float">
            <text:p>100.25988</text:p>
          </table:table-cell>
          <table:table-cell/>
        </table:table-row>
        <table:table-row table:style-name="ro1">
          <table:table-cell office:value-type="float" office:value="98.66381" calcext:value-type="float">
            <text:p>98.66381</text:p>
          </table:table-cell>
          <table:table-cell office:value-type="float" office:value="99.74496" calcext:value-type="float">
            <text:p>99.74496</text:p>
          </table:table-cell>
          <table:table-cell office:value-type="float" office:value="102.39154" calcext:value-type="float">
            <text:p>102.39154</text:p>
          </table:table-cell>
          <table:table-cell office:value-type="float" office:value="102.39687" calcext:value-type="float">
            <text:p>102.39687</text:p>
          </table:table-cell>
          <table:table-cell office:value-type="float" office:value="97.65757" calcext:value-type="float">
            <text:p>97.65757</text:p>
          </table:table-cell>
          <table:table-cell office:value-type="float" office:value="96.67212" calcext:value-type="float">
            <text:p>96.67212</text:p>
          </table:table-cell>
          <table:table-cell office:value-type="float" office:value="96.73265" calcext:value-type="float">
            <text:p>96.73265</text:p>
          </table:table-cell>
          <table:table-cell office:value-type="float" office:value="97.81293" calcext:value-type="float">
            <text:p>97.81293</text:p>
          </table:table-cell>
          <table:table-cell office:value-type="float" office:value="96.6897" calcext:value-type="float">
            <text:p>96.6897</text:p>
          </table:table-cell>
          <table:table-cell office:value-type="float" office:value="102.44256" calcext:value-type="float">
            <text:p>102.44256</text:p>
          </table:table-cell>
          <table:table-cell office:value-type="float" office:value="99.26215" calcext:value-type="float">
            <text:p>99.26215</text:p>
          </table:table-cell>
          <table:table-cell/>
        </table:table-row>
        <table:table-row table:style-name="ro1">
          <table:table-cell office:value-type="float" office:value="97.66565" calcext:value-type="float">
            <text:p>97.66565</text:p>
          </table:table-cell>
          <table:table-cell office:value-type="float" office:value="98.74437" calcext:value-type="float">
            <text:p>98.74437</text:p>
          </table:table-cell>
          <table:table-cell office:value-type="float" office:value="101.3922" calcext:value-type="float">
            <text:p>101.3922</text:p>
          </table:table-cell>
          <table:table-cell office:value-type="float" office:value="101.39996" calcext:value-type="float">
            <text:p>101.39996</text:p>
          </table:table-cell>
          <table:table-cell office:value-type="float" office:value="96.65659" calcext:value-type="float">
            <text:p>96.65659</text:p>
          </table:table-cell>
          <table:table-cell office:value-type="float" office:value="95.67243" calcext:value-type="float">
            <text:p>95.67243</text:p>
          </table:table-cell>
          <table:table-cell office:value-type="float" office:value="95.73376" calcext:value-type="float">
            <text:p>95.73376</text:p>
          </table:table-cell>
          <table:table-cell office:value-type="float" office:value="96.81487" calcext:value-type="float">
            <text:p>96.81487</text:p>
          </table:table-cell>
          <table:table-cell office:value-type="float" office:value="95.691" calcext:value-type="float">
            <text:p>95.691</text:p>
          </table:table-cell>
          <table:table-cell office:value-type="float" office:value="101.44287" calcext:value-type="float">
            <text:p>101.44287</text:p>
          </table:table-cell>
          <table:table-cell office:value-type="float" office:value="98.26188" calcext:value-type="float">
            <text:p>98.26188</text:p>
          </table:table-cell>
          <table:table-cell/>
        </table:table-row>
        <table:table-row table:style-name="ro1">
          <table:table-cell office:value-type="float" office:value="96.67544" calcext:value-type="float">
            <text:p>96.67544</text:p>
          </table:table-cell>
          <table:table-cell office:value-type="float" office:value="97.74653" calcext:value-type="float">
            <text:p>97.74653</text:p>
          </table:table-cell>
          <table:table-cell office:value-type="float" office:value="100.3942" calcext:value-type="float">
            <text:p>100.3942</text:p>
          </table:table-cell>
          <table:table-cell office:value-type="float" office:value="100.40964" calcext:value-type="float">
            <text:p>100.40964</text:p>
          </table:table-cell>
          <table:table-cell office:value-type="float" office:value="95.65829" calcext:value-type="float">
            <text:p>95.65829</text:p>
          </table:table-cell>
          <table:table-cell office:value-type="float" office:value="94.67217" calcext:value-type="float">
            <text:p>94.67217</text:p>
          </table:table-cell>
          <table:table-cell office:value-type="float" office:value="94.73343" calcext:value-type="float">
            <text:p>94.73343</text:p>
          </table:table-cell>
          <table:table-cell office:value-type="float" office:value="95.81469" calcext:value-type="float">
            <text:p>95.81469</text:p>
          </table:table-cell>
          <table:table-cell office:value-type="float" office:value="94.69094" calcext:value-type="float">
            <text:p>94.69094</text:p>
          </table:table-cell>
          <table:table-cell office:value-type="float" office:value="100.44538" calcext:value-type="float">
            <text:p>100.44538</text:p>
          </table:table-cell>
          <table:table-cell office:value-type="float" office:value="97.27251" calcext:value-type="float">
            <text:p>97.27251</text:p>
          </table:table-cell>
          <table:table-cell/>
        </table:table-row>
        <table:table-row table:style-name="ro1">
          <table:table-cell office:value-type="float" office:value="95.67573" calcext:value-type="float">
            <text:p>95.67573</text:p>
          </table:table-cell>
          <table:table-cell office:value-type="float" office:value="96.75664" calcext:value-type="float">
            <text:p>96.75664</text:p>
          </table:table-cell>
          <table:table-cell office:value-type="float" office:value="99.3946" calcext:value-type="float">
            <text:p>99.3946</text:p>
          </table:table-cell>
          <table:table-cell office:value-type="float" office:value="99.41238" calcext:value-type="float">
            <text:p>99.41238</text:p>
          </table:table-cell>
          <table:table-cell office:value-type="float" office:value="94.65785" calcext:value-type="float">
            <text:p>94.65785</text:p>
          </table:table-cell>
          <table:table-cell office:value-type="float" office:value="93.6725" calcext:value-type="float">
            <text:p>93.6725</text:p>
          </table:table-cell>
          <table:table-cell office:value-type="float" office:value="93.73359" calcext:value-type="float">
            <text:p>93.73359</text:p>
          </table:table-cell>
          <table:table-cell office:value-type="float" office:value="94.81548" calcext:value-type="float">
            <text:p>94.81548</text:p>
          </table:table-cell>
          <table:table-cell office:value-type="float" office:value="93.69227" calcext:value-type="float">
            <text:p>93.69227</text:p>
          </table:table-cell>
          <table:table-cell office:value-type="float" office:value="99.44568" calcext:value-type="float">
            <text:p>99.44568</text:p>
          </table:table-cell>
          <table:table-cell office:value-type="float" office:value="96.27227" calcext:value-type="float">
            <text:p>96.27227</text:p>
          </table:table-cell>
          <table:table-cell/>
        </table:table-row>
        <table:table-row table:style-name="ro1">
          <table:table-cell office:value-type="float" office:value="94.67539" calcext:value-type="float">
            <text:p>94.67539</text:p>
          </table:table-cell>
          <table:table-cell office:value-type="float" office:value="95.75748" calcext:value-type="float">
            <text:p>95.75748</text:p>
          </table:table-cell>
          <table:table-cell office:value-type="float" office:value="98.40691" calcext:value-type="float">
            <text:p>98.40691</text:p>
          </table:table-cell>
          <table:table-cell office:value-type="float" office:value="98.41265" calcext:value-type="float">
            <text:p>98.41265</text:p>
          </table:table-cell>
          <table:table-cell office:value-type="float" office:value="93.65808" calcext:value-type="float">
            <text:p>93.65808</text:p>
          </table:table-cell>
          <table:table-cell office:value-type="float" office:value="92.68197" calcext:value-type="float">
            <text:p>92.68197</text:p>
          </table:table-cell>
          <table:table-cell office:value-type="float" office:value="92.74293" calcext:value-type="float">
            <text:p>92.74293</text:p>
          </table:table-cell>
          <table:table-cell office:value-type="float" office:value="93.81511" calcext:value-type="float">
            <text:p>93.81511</text:p>
          </table:table-cell>
          <table:table-cell office:value-type="float" office:value="92.7007" calcext:value-type="float">
            <text:p>92.7007</text:p>
          </table:table-cell>
          <table:table-cell office:value-type="float" office:value="98.44702" calcext:value-type="float">
            <text:p>98.44702</text:p>
          </table:table-cell>
          <table:table-cell office:value-type="float" office:value="95.27269" calcext:value-type="float">
            <text:p>95.27269</text:p>
          </table:table-cell>
          <table:table-cell/>
        </table:table-row>
        <table:table-row table:style-name="ro1">
          <table:table-cell office:value-type="float" office:value="93.67543" calcext:value-type="float">
            <text:p>93.67543</text:p>
          </table:table-cell>
          <table:table-cell office:value-type="float" office:value="94.75732" calcext:value-type="float">
            <text:p>94.75732</text:p>
          </table:table-cell>
          <table:table-cell office:value-type="float" office:value="97.40699" calcext:value-type="float">
            <text:p>97.40699</text:p>
          </table:table-cell>
          <table:table-cell office:value-type="float" office:value="97.41392" calcext:value-type="float">
            <text:p>97.41392</text:p>
          </table:table-cell>
          <table:table-cell office:value-type="float" office:value="92.66754" calcext:value-type="float">
            <text:p>92.66754</text:p>
          </table:table-cell>
          <table:table-cell office:value-type="float" office:value="91.68288" calcext:value-type="float">
            <text:p>91.68288</text:p>
          </table:table-cell>
          <table:table-cell office:value-type="float" office:value="91.7527" calcext:value-type="float">
            <text:p>91.7527</text:p>
          </table:table-cell>
          <table:table-cell office:value-type="float" office:value="92.8264" calcext:value-type="float">
            <text:p>92.8264</text:p>
          </table:table-cell>
          <table:table-cell office:value-type="float" office:value="91.70178" calcext:value-type="float">
            <text:p>91.70178</text:p>
          </table:table-cell>
          <table:table-cell office:value-type="float" office:value="97.44716" calcext:value-type="float">
            <text:p>97.44716</text:p>
          </table:table-cell>
          <table:table-cell office:value-type="float" office:value="94.27231" calcext:value-type="float">
            <text:p>94.27231</text:p>
          </table:table-cell>
          <table:table-cell/>
        </table:table-row>
        <table:table-row table:style-name="ro1">
          <table:table-cell office:value-type="float" office:value="92.67481" calcext:value-type="float">
            <text:p>92.67481</text:p>
          </table:table-cell>
          <table:table-cell office:value-type="float" office:value="93.75764" calcext:value-type="float">
            <text:p>93.75764</text:p>
          </table:table-cell>
          <table:table-cell office:value-type="float" office:value="96.40782" calcext:value-type="float">
            <text:p>96.40782</text:p>
          </table:table-cell>
          <table:table-cell office:value-type="float" office:value="96.41403" calcext:value-type="float">
            <text:p>96.41403</text:p>
          </table:table-cell>
          <table:table-cell office:value-type="float" office:value="91.66757" calcext:value-type="float">
            <text:p>91.66757</text:p>
          </table:table-cell>
          <table:table-cell office:value-type="float" office:value="90.6909" calcext:value-type="float">
            <text:p>90.6909</text:p>
          </table:table-cell>
          <table:table-cell office:value-type="float" office:value="90.75178" calcext:value-type="float">
            <text:p>90.75178</text:p>
          </table:table-cell>
          <table:table-cell office:value-type="float" office:value="91.83466" calcext:value-type="float">
            <text:p>91.83466</text:p>
          </table:table-cell>
          <table:table-cell office:value-type="float" office:value="90.71105" calcext:value-type="float">
            <text:p>90.71105</text:p>
          </table:table-cell>
          <table:table-cell office:value-type="float" office:value="96.44833" calcext:value-type="float">
            <text:p>96.44833</text:p>
          </table:table-cell>
          <table:table-cell office:value-type="float" office:value="93.27364" calcext:value-type="float">
            <text:p>93.27364</text:p>
          </table:table-cell>
          <table:table-cell/>
        </table:table-row>
        <table:table-row table:style-name="ro1">
          <table:table-cell office:value-type="float" office:value="91.68537" calcext:value-type="float">
            <text:p>91.68537</text:p>
          </table:table-cell>
          <table:table-cell office:value-type="float" office:value="92.76702" calcext:value-type="float">
            <text:p>92.76702</text:p>
          </table:table-cell>
          <table:table-cell office:value-type="float" office:value="95.40735" calcext:value-type="float">
            <text:p>95.40735</text:p>
          </table:table-cell>
          <table:table-cell office:value-type="float" office:value="95.41577" calcext:value-type="float">
            <text:p>95.41577</text:p>
          </table:table-cell>
          <table:table-cell office:value-type="float" office:value="90.67698" calcext:value-type="float">
            <text:p>90.67698</text:p>
          </table:table-cell>
          <table:table-cell office:value-type="float" office:value="89.69322" calcext:value-type="float">
            <text:p>89.69322</text:p>
          </table:table-cell>
          <table:table-cell office:value-type="float" office:value="89.76357" calcext:value-type="float">
            <text:p>89.76357</text:p>
          </table:table-cell>
          <table:table-cell office:value-type="float" office:value="90.83534" calcext:value-type="float">
            <text:p>90.83534</text:p>
          </table:table-cell>
          <table:table-cell office:value-type="float" office:value="89.71134" calcext:value-type="float">
            <text:p>89.71134</text:p>
          </table:table-cell>
          <table:table-cell office:value-type="float" office:value="95.44833" calcext:value-type="float">
            <text:p>95.44833</text:p>
          </table:table-cell>
          <table:table-cell office:value-type="float" office:value="92.28184" calcext:value-type="float">
            <text:p>92.28184</text:p>
          </table:table-cell>
          <table:table-cell/>
        </table:table-row>
        <table:table-row table:style-name="ro1">
          <table:table-cell office:value-type="float" office:value="90.68357" calcext:value-type="float">
            <text:p>90.68357</text:p>
          </table:table-cell>
          <table:table-cell office:value-type="float" office:value="91.76834" calcext:value-type="float">
            <text:p>91.76834</text:p>
          </table:table-cell>
          <table:table-cell office:value-type="float" office:value="94.4081" calcext:value-type="float">
            <text:p>94.4081</text:p>
          </table:table-cell>
          <table:table-cell office:value-type="float" office:value="94.41453" calcext:value-type="float">
            <text:p>94.41453</text:p>
          </table:table-cell>
          <table:table-cell office:value-type="float" office:value="89.67783" calcext:value-type="float">
            <text:p>89.67783</text:p>
          </table:table-cell>
          <table:table-cell office:value-type="float" office:value="88.70536" calcext:value-type="float">
            <text:p>88.70536</text:p>
          </table:table-cell>
          <table:table-cell office:value-type="float" office:value="88.76678" calcext:value-type="float">
            <text:p>88.76678</text:p>
          </table:table-cell>
          <table:table-cell office:value-type="float" office:value="89.84357" calcext:value-type="float">
            <text:p>89.84357</text:p>
          </table:table-cell>
          <table:table-cell office:value-type="float" office:value="88.72414" calcext:value-type="float">
            <text:p>88.72414</text:p>
          </table:table-cell>
          <table:table-cell office:value-type="float" office:value="94.44972" calcext:value-type="float">
            <text:p>94.44972</text:p>
          </table:table-cell>
          <table:table-cell office:value-type="float" office:value="91.28211" calcext:value-type="float">
            <text:p>91.28211</text:p>
          </table:table-cell>
          <table:table-cell/>
        </table:table-row>
        <table:table-row table:style-name="ro1">
          <table:table-cell office:value-type="float" office:value="89.69459" calcext:value-type="float">
            <text:p>89.69459</text:p>
          </table:table-cell>
          <table:table-cell office:value-type="float" office:value="90.77683" calcext:value-type="float">
            <text:p>90.77683</text:p>
          </table:table-cell>
          <table:table-cell office:value-type="float" office:value="93.40765" calcext:value-type="float">
            <text:p>93.40765</text:p>
          </table:table-cell>
          <table:table-cell office:value-type="float" office:value="93.42613" calcext:value-type="float">
            <text:p>93.42613</text:p>
          </table:table-cell>
          <table:table-cell office:value-type="float" office:value="88.68973" calcext:value-type="float">
            <text:p>88.68973</text:p>
          </table:table-cell>
          <table:table-cell office:value-type="float" office:value="87.7115" calcext:value-type="float">
            <text:p>87.7115</text:p>
          </table:table-cell>
          <table:table-cell office:value-type="float" office:value="87.78196" calcext:value-type="float">
            <text:p>87.78196</text:p>
          </table:table-cell>
          <table:table-cell office:value-type="float" office:value="88.84446" calcext:value-type="float">
            <text:p>88.84446</text:p>
          </table:table-cell>
          <table:table-cell office:value-type="float" office:value="87.73971" calcext:value-type="float">
            <text:p>87.73971</text:p>
          </table:table-cell>
          <table:table-cell office:value-type="float" office:value="93.45833" calcext:value-type="float">
            <text:p>93.45833</text:p>
          </table:table-cell>
          <table:table-cell office:value-type="float" office:value="90.29121" calcext:value-type="float">
            <text:p>90.29121</text:p>
          </table:table-cell>
          <table:table-cell/>
        </table:table-row>
        <table:table-row table:style-name="ro1">
          <table:table-cell office:value-type="float" office:value="88.70632" calcext:value-type="float">
            <text:p>88.70632</text:p>
          </table:table-cell>
          <table:table-cell office:value-type="float" office:value="89.7785" calcext:value-type="float">
            <text:p>89.7785</text:p>
          </table:table-cell>
          <table:table-cell office:value-type="float" office:value="92.41879" calcext:value-type="float">
            <text:p>92.41879</text:p>
          </table:table-cell>
          <table:table-cell office:value-type="float" office:value="92.42572" calcext:value-type="float">
            <text:p>92.42572</text:p>
          </table:table-cell>
          <table:table-cell office:value-type="float" office:value="87.70633" calcext:value-type="float">
            <text:p>87.70633</text:p>
          </table:table-cell>
          <table:table-cell office:value-type="float" office:value="86.72306" calcext:value-type="float">
            <text:p>86.72306</text:p>
          </table:table-cell>
          <table:table-cell office:value-type="float" office:value="86.78436" calcext:value-type="float">
            <text:p>86.78436</text:p>
          </table:table-cell>
          <table:table-cell office:value-type="float" office:value="87.85636" calcext:value-type="float">
            <text:p>87.85636</text:p>
          </table:table-cell>
          <table:table-cell office:value-type="float" office:value="86.74223" calcext:value-type="float">
            <text:p>86.74223</text:p>
          </table:table-cell>
          <table:table-cell office:value-type="float" office:value="92.4596" calcext:value-type="float">
            <text:p>92.4596</text:p>
          </table:table-cell>
          <table:table-cell office:value-type="float" office:value="89.29304" calcext:value-type="float">
            <text:p>89.29304</text:p>
          </table:table-cell>
          <table:table-cell/>
        </table:table-row>
        <table:table-row table:style-name="ro1">
          <table:table-cell office:value-type="float" office:value="87.71294" calcext:value-type="float">
            <text:p>87.71294</text:p>
          </table:table-cell>
          <table:table-cell office:value-type="float" office:value="88.79051" calcext:value-type="float">
            <text:p>88.79051</text:p>
          </table:table-cell>
          <table:table-cell office:value-type="float" office:value="91.42696" calcext:value-type="float">
            <text:p>91.42696</text:p>
          </table:table-cell>
          <table:table-cell office:value-type="float" office:value="91.43566" calcext:value-type="float">
            <text:p>91.43566</text:p>
          </table:table-cell>
          <table:table-cell office:value-type="float" office:value="86.70794" calcext:value-type="float">
            <text:p>86.70794</text:p>
          </table:table-cell>
          <table:table-cell office:value-type="float" office:value="85.72831" calcext:value-type="float">
            <text:p>85.72831</text:p>
          </table:table-cell>
          <table:table-cell office:value-type="float" office:value="85.79847" calcext:value-type="float">
            <text:p>85.79847</text:p>
          </table:table-cell>
          <table:table-cell office:value-type="float" office:value="86.86323" calcext:value-type="float">
            <text:p>86.86323</text:p>
          </table:table-cell>
          <table:table-cell office:value-type="float" office:value="85.75655" calcext:value-type="float">
            <text:p>85.75655</text:p>
          </table:table-cell>
          <table:table-cell office:value-type="float" office:value="91.46906" calcext:value-type="float">
            <text:p>91.46906</text:p>
          </table:table-cell>
          <table:table-cell office:value-type="float" office:value="88.30621" calcext:value-type="float">
            <text:p>88.30621</text:p>
          </table:table-cell>
          <table:table-cell/>
        </table:table-row>
        <table:table-row table:style-name="ro1">
          <table:table-cell office:value-type="float" office:value="86.72436" calcext:value-type="float">
            <text:p>86.72436</text:p>
          </table:table-cell>
          <table:table-cell office:value-type="float" office:value="87.79722" calcext:value-type="float">
            <text:p>87.79722</text:p>
          </table:table-cell>
          <table:table-cell office:value-type="float" office:value="90.42773" calcext:value-type="float">
            <text:p>90.42773</text:p>
          </table:table-cell>
          <table:table-cell office:value-type="float" office:value="90.44493" calcext:value-type="float">
            <text:p>90.44493</text:p>
          </table:table-cell>
          <table:table-cell office:value-type="float" office:value="85.71242" calcext:value-type="float">
            <text:p>85.71242</text:p>
          </table:table-cell>
          <table:table-cell office:value-type="float" office:value="84.73924" calcext:value-type="float">
            <text:p>84.73924</text:p>
          </table:table-cell>
          <table:table-cell office:value-type="float" office:value="84.8004" calcext:value-type="float">
            <text:p>84.8004</text:p>
          </table:table-cell>
          <table:table-cell office:value-type="float" office:value="85.87452" calcext:value-type="float">
            <text:p>85.87452</text:p>
          </table:table-cell>
          <table:table-cell office:value-type="float" office:value="84.75749" calcext:value-type="float">
            <text:p>84.75749</text:p>
          </table:table-cell>
          <table:table-cell office:value-type="float" office:value="90.47902" calcext:value-type="float">
            <text:p>90.47902</text:p>
          </table:table-cell>
          <table:table-cell office:value-type="float" office:value="87.31156" calcext:value-type="float">
            <text:p>87.31156</text:p>
          </table:table-cell>
          <table:table-cell/>
        </table:table-row>
        <table:table-row table:style-name="ro1">
          <table:table-cell office:value-type="float" office:value="85.72969" calcext:value-type="float">
            <text:p>85.72969</text:p>
          </table:table-cell>
          <table:table-cell office:value-type="float" office:value="86.80888" calcext:value-type="float">
            <text:p>86.80888</text:p>
          </table:table-cell>
          <table:table-cell office:value-type="float" office:value="89.43579" calcext:value-type="float">
            <text:p>89.43579</text:p>
          </table:table-cell>
          <table:table-cell office:value-type="float" office:value="89.44549" calcext:value-type="float">
            <text:p>89.44549</text:p>
          </table:table-cell>
          <table:table-cell office:value-type="float" office:value="84.72438" calcext:value-type="float">
            <text:p>84.72438</text:p>
          </table:table-cell>
          <table:table-cell office:value-type="float" office:value="83.74322" calcext:value-type="float">
            <text:p>83.74322</text:p>
          </table:table-cell>
          <table:table-cell office:value-type="float" office:value="83.81397" calcext:value-type="float">
            <text:p>83.81397</text:p>
          </table:table-cell>
          <table:table-cell office:value-type="float" office:value="84.87896" calcext:value-type="float">
            <text:p>84.87896</text:p>
          </table:table-cell>
          <table:table-cell office:value-type="float" office:value="83.76251" calcext:value-type="float">
            <text:p>83.76251</text:p>
          </table:table-cell>
          <table:table-cell office:value-type="float" office:value="89.47822" calcext:value-type="float">
            <text:p>89.47822</text:p>
          </table:table-cell>
          <table:table-cell office:value-type="float" office:value="86.32391" calcext:value-type="float">
            <text:p>86.32391</text:p>
          </table:table-cell>
          <table:table-cell/>
        </table:table-row>
        <table:table-row table:style-name="ro1">
          <table:table-cell office:value-type="float" office:value="84.73053" calcext:value-type="float">
            <text:p>84.73053</text:p>
          </table:table-cell>
          <table:table-cell office:value-type="float" office:value="85.81484" calcext:value-type="float">
            <text:p>85.81484</text:p>
          </table:table-cell>
          <table:table-cell office:value-type="float" office:value="88.43866" calcext:value-type="float">
            <text:p>88.43866</text:p>
          </table:table-cell>
          <table:table-cell office:value-type="float" office:value="88.45863" calcext:value-type="float">
            <text:p>88.45863</text:p>
          </table:table-cell>
          <table:table-cell office:value-type="float" office:value="83.72802" calcext:value-type="float">
            <text:p>83.72802</text:p>
          </table:table-cell>
          <table:table-cell office:value-type="float" office:value="82.75489" calcext:value-type="float">
            <text:p>82.75489</text:p>
          </table:table-cell>
          <table:table-cell office:value-type="float" office:value="82.81448" calcext:value-type="float">
            <text:p>82.81448</text:p>
          </table:table-cell>
          <table:table-cell office:value-type="float" office:value="83.89124" calcext:value-type="float">
            <text:p>83.89124</text:p>
          </table:table-cell>
          <table:table-cell office:value-type="float" office:value="82.77322" calcext:value-type="float">
            <text:p>82.77322</text:p>
          </table:table-cell>
          <table:table-cell office:value-type="float" office:value="88.49357" calcext:value-type="float">
            <text:p>88.49357</text:p>
          </table:table-cell>
          <table:table-cell office:value-type="float" office:value="85.32824" calcext:value-type="float">
            <text:p>85.32824</text:p>
          </table:table-cell>
          <table:table-cell/>
        </table:table-row>
        <table:table-row table:style-name="ro1">
          <table:table-cell office:value-type="float" office:value="83.74421" calcext:value-type="float">
            <text:p>83.74421</text:p>
          </table:table-cell>
          <table:table-cell office:value-type="float" office:value="84.82605" calcext:value-type="float">
            <text:p>84.82605</text:p>
          </table:table-cell>
          <table:table-cell office:value-type="float" office:value="87.45078" calcext:value-type="float">
            <text:p>87.45078</text:p>
          </table:table-cell>
          <table:table-cell office:value-type="float" office:value="87.46446" calcext:value-type="float">
            <text:p>87.46446</text:p>
          </table:table-cell>
          <table:table-cell office:value-type="float" office:value="82.73974" calcext:value-type="float">
            <text:p>82.73974</text:p>
          </table:table-cell>
          <table:table-cell office:value-type="float" office:value="81.75805" calcext:value-type="float">
            <text:p>81.75805</text:p>
          </table:table-cell>
          <table:table-cell office:value-type="float" office:value="81.82839" calcext:value-type="float">
            <text:p>81.82839</text:p>
          </table:table-cell>
          <table:table-cell office:value-type="float" office:value="83.09317" calcext:value-type="float">
            <text:p>83.09317</text:p>
          </table:table-cell>
          <table:table-cell office:value-type="float" office:value="81.77636" calcext:value-type="float">
            <text:p>81.77636</text:p>
          </table:table-cell>
          <table:table-cell office:value-type="float" office:value="87.49702" calcext:value-type="float">
            <text:p>87.49702</text:p>
          </table:table-cell>
          <table:table-cell office:value-type="float" office:value="84.3393" calcext:value-type="float">
            <text:p>84.3393</text:p>
          </table:table-cell>
          <table:table-cell/>
        </table:table-row>
        <table:table-row table:style-name="ro1">
          <table:table-cell office:value-type="float" office:value="82.7456" calcext:value-type="float">
            <text:p>82.7456</text:p>
          </table:table-cell>
          <table:table-cell office:value-type="float" office:value="83.83024" calcext:value-type="float">
            <text:p>83.83024</text:p>
          </table:table-cell>
          <table:table-cell office:value-type="float" office:value="86.4568" calcext:value-type="float">
            <text:p>86.4568</text:p>
          </table:table-cell>
          <table:table-cell office:value-type="float" office:value="86.47735" calcext:value-type="float">
            <text:p>86.47735</text:p>
          </table:table-cell>
          <table:table-cell office:value-type="float" office:value="81.74292" calcext:value-type="float">
            <text:p>81.74292</text:p>
          </table:table-cell>
          <table:table-cell office:value-type="float" office:value="80.76828" calcext:value-type="float">
            <text:p>80.76828</text:p>
          </table:table-cell>
          <table:table-cell office:value-type="float" office:value="80.82865" calcext:value-type="float">
            <text:p>80.82865</text:p>
          </table:table-cell>
          <table:table-cell office:value-type="float" office:value="81.90708" calcext:value-type="float">
            <text:p>81.90708</text:p>
          </table:table-cell>
          <table:table-cell office:value-type="float" office:value="80.7878" calcext:value-type="float">
            <text:p>80.7878</text:p>
          </table:table-cell>
          <table:table-cell office:value-type="float" office:value="86.51205" calcext:value-type="float">
            <text:p>86.51205</text:p>
          </table:table-cell>
          <table:table-cell office:value-type="float" office:value="83.34416" calcext:value-type="float">
            <text:p>83.34416</text:p>
          </table:table-cell>
          <table:table-cell/>
        </table:table-row>
        <table:table-row table:style-name="ro1">
          <table:table-cell office:value-type="float" office:value="81.75878" calcext:value-type="float">
            <text:p>81.75878</text:p>
          </table:table-cell>
          <table:table-cell office:value-type="float" office:value="82.84188" calcext:value-type="float">
            <text:p>82.84188</text:p>
          </table:table-cell>
          <table:table-cell office:value-type="float" office:value="85.46821" calcext:value-type="float">
            <text:p>85.46821</text:p>
          </table:table-cell>
          <table:table-cell office:value-type="float" office:value="85.48198" calcext:value-type="float">
            <text:p>85.48198</text:p>
          </table:table-cell>
          <table:table-cell office:value-type="float" office:value="80.75316" calcext:value-type="float">
            <text:p>80.75316</text:p>
          </table:table-cell>
          <table:table-cell office:value-type="float" office:value="79.77169" calcext:value-type="float">
            <text:p>79.77169</text:p>
          </table:table-cell>
          <table:table-cell office:value-type="float" office:value="79.83112" calcext:value-type="float">
            <text:p>79.83112</text:p>
          </table:table-cell>
          <table:table-cell office:value-type="float" office:value="81.1088" calcext:value-type="float">
            <text:p>81.1088</text:p>
          </table:table-cell>
          <table:table-cell office:value-type="float" office:value="79.79069" calcext:value-type="float">
            <text:p>79.79069</text:p>
          </table:table-cell>
          <table:table-cell office:value-type="float" office:value="85.51436" calcext:value-type="float">
            <text:p>85.51436</text:p>
          </table:table-cell>
          <table:table-cell office:value-type="float" office:value="82.35462" calcext:value-type="float">
            <text:p>82.35462</text:p>
          </table:table-cell>
          <table:table-cell/>
        </table:table-row>
        <table:table-row table:style-name="ro1">
          <table:table-cell office:value-type="float" office:value="80.75917" calcext:value-type="float">
            <text:p>80.75917</text:p>
          </table:table-cell>
          <table:table-cell office:value-type="float" office:value="81.8456" calcext:value-type="float">
            <text:p>81.8456</text:p>
          </table:table-cell>
          <table:table-cell office:value-type="float" office:value="84.47349" calcext:value-type="float">
            <text:p>84.47349</text:p>
          </table:table-cell>
          <table:table-cell office:value-type="float" office:value="84.49296" calcext:value-type="float">
            <text:p>84.49296</text:p>
          </table:table-cell>
          <table:table-cell office:value-type="float" office:value="79.75564" calcext:value-type="float">
            <text:p>79.75564</text:p>
          </table:table-cell>
          <table:table-cell office:value-type="float" office:value="78.7814" calcext:value-type="float">
            <text:p>78.7814</text:p>
          </table:table-cell>
          <table:table-cell office:value-type="float" office:value="78.84115" calcext:value-type="float">
            <text:p>78.84115</text:p>
          </table:table-cell>
          <table:table-cell office:value-type="float" office:value="79.92101" calcext:value-type="float">
            <text:p>79.92101</text:p>
          </table:table-cell>
          <table:table-cell office:value-type="float" office:value="78.80077" calcext:value-type="float">
            <text:p>78.80077</text:p>
          </table:table-cell>
          <table:table-cell office:value-type="float" office:value="84.52863" calcext:value-type="float">
            <text:p>84.52863</text:p>
          </table:table-cell>
          <table:table-cell office:value-type="float" office:value="81.3575" calcext:value-type="float">
            <text:p>81.3575</text:p>
          </table:table-cell>
          <table:table-cell/>
        </table:table-row>
        <table:table-row table:style-name="ro1">
          <table:table-cell office:value-type="float" office:value="79.77176" calcext:value-type="float">
            <text:p>79.77176</text:p>
          </table:table-cell>
          <table:table-cell office:value-type="float" office:value="80.85617" calcext:value-type="float">
            <text:p>80.85617</text:p>
          </table:table-cell>
          <table:table-cell office:value-type="float" office:value="83.48427" calcext:value-type="float">
            <text:p>83.48427</text:p>
          </table:table-cell>
          <table:table-cell office:value-type="float" office:value="83.49787" calcext:value-type="float">
            <text:p>83.49787</text:p>
          </table:table-cell>
          <table:table-cell office:value-type="float" office:value="78.76661" calcext:value-type="float">
            <text:p>78.76661</text:p>
          </table:table-cell>
          <table:table-cell office:value-type="float" office:value="77.78314" calcext:value-type="float">
            <text:p>77.78314</text:p>
          </table:table-cell>
          <table:table-cell office:value-type="float" office:value="77.84416" calcext:value-type="float">
            <text:p>77.84416</text:p>
          </table:table-cell>
          <table:table-cell office:value-type="float" office:value="79.12231" calcext:value-type="float">
            <text:p>79.12231</text:p>
          </table:table-cell>
          <table:table-cell office:value-type="float" office:value="77.80302" calcext:value-type="float">
            <text:p>77.80302</text:p>
          </table:table-cell>
          <table:table-cell office:value-type="float" office:value="83.52954" calcext:value-type="float">
            <text:p>83.52954</text:p>
          </table:table-cell>
          <table:table-cell office:value-type="float" office:value="80.36866" calcext:value-type="float">
            <text:p>80.36866</text:p>
          </table:table-cell>
          <table:table-cell/>
        </table:table-row>
        <table:table-row table:style-name="ro1">
          <table:table-cell office:value-type="float" office:value="78.77271" calcext:value-type="float">
            <text:p>78.77271</text:p>
          </table:table-cell>
          <table:table-cell office:value-type="float" office:value="79.86012" calcext:value-type="float">
            <text:p>79.86012</text:p>
          </table:table-cell>
          <table:table-cell office:value-type="float" office:value="82.48738" calcext:value-type="float">
            <text:p>82.48738</text:p>
          </table:table-cell>
          <table:table-cell office:value-type="float" office:value="82.49862" calcext:value-type="float">
            <text:p>82.49862</text:p>
          </table:table-cell>
          <table:table-cell office:value-type="float" office:value="77.76843" calcext:value-type="float">
            <text:p>77.76843</text:p>
          </table:table-cell>
          <table:table-cell office:value-type="float" office:value="76.78278" calcext:value-type="float">
            <text:p>76.78278</text:p>
          </table:table-cell>
          <table:table-cell office:value-type="float" office:value="76.85377" calcext:value-type="float">
            <text:p>76.85377</text:p>
          </table:table-cell>
          <table:table-cell office:value-type="float" office:value="77.92412" calcext:value-type="float">
            <text:p>77.92412</text:p>
          </table:table-cell>
          <table:table-cell office:value-type="float" office:value="76.80288" calcext:value-type="float">
            <text:p>76.80288</text:p>
          </table:table-cell>
          <table:table-cell office:value-type="float" office:value="82.54319" calcext:value-type="float">
            <text:p>82.54319</text:p>
          </table:table-cell>
          <table:table-cell office:value-type="float" office:value="79.37098" calcext:value-type="float">
            <text:p>79.37098</text:p>
          </table:table-cell>
          <table:table-cell/>
        </table:table-row>
        <table:table-row table:style-name="ro1">
          <table:table-cell office:value-type="float" office:value="77.77465" calcext:value-type="float">
            <text:p>77.77465</text:p>
          </table:table-cell>
          <table:table-cell office:value-type="float" office:value="78.87002" calcext:value-type="float">
            <text:p>78.87002</text:p>
          </table:table-cell>
          <table:table-cell office:value-type="float" office:value="81.48767" calcext:value-type="float">
            <text:p>81.48767</text:p>
          </table:table-cell>
          <table:table-cell office:value-type="float" office:value="81.51135" calcext:value-type="float">
            <text:p>81.51135</text:p>
          </table:table-cell>
          <table:table-cell office:value-type="float" office:value="76.76779" calcext:value-type="float">
            <text:p>76.76779</text:p>
          </table:table-cell>
          <table:table-cell office:value-type="float" office:value="75.79412" calcext:value-type="float">
            <text:p>75.79412</text:p>
          </table:table-cell>
          <table:table-cell office:value-type="float" office:value="75.85552" calcext:value-type="float">
            <text:p>75.85552</text:p>
          </table:table-cell>
          <table:table-cell office:value-type="float" office:value="77.13608" calcext:value-type="float">
            <text:p>77.13608</text:p>
          </table:table-cell>
          <table:table-cell office:value-type="float" office:value="75.81576" calcext:value-type="float">
            <text:p>75.81576</text:p>
          </table:table-cell>
          <table:table-cell office:value-type="float" office:value="81.54489" calcext:value-type="float">
            <text:p>81.54489</text:p>
          </table:table-cell>
          <table:table-cell office:value-type="float" office:value="78.37082" calcext:value-type="float">
            <text:p>78.37082</text:p>
          </table:table-cell>
          <table:table-cell/>
        </table:table-row>
        <table:table-row table:style-name="ro1">
          <table:table-cell office:value-type="float" office:value="76.78428" calcext:value-type="float">
            <text:p>76.78428</text:p>
          </table:table-cell>
          <table:table-cell office:value-type="float" office:value="77.87219" calcext:value-type="float">
            <text:p>77.87219</text:p>
          </table:table-cell>
          <table:table-cell office:value-type="float" office:value="80.50145" calcext:value-type="float">
            <text:p>80.50145</text:p>
          </table:table-cell>
          <table:table-cell office:value-type="float" office:value="80.5127" calcext:value-type="float">
            <text:p>80.5127</text:p>
          </table:table-cell>
          <table:table-cell office:value-type="float" office:value="75.77937" calcext:value-type="float">
            <text:p>75.77937</text:p>
          </table:table-cell>
          <table:table-cell office:value-type="float" office:value="74.79418" calcext:value-type="float">
            <text:p>74.79418</text:p>
          </table:table-cell>
          <table:table-cell office:value-type="float" office:value="74.85494" calcext:value-type="float">
            <text:p>74.85494</text:p>
          </table:table-cell>
          <table:table-cell office:value-type="float" office:value="75.93734" calcext:value-type="float">
            <text:p>75.93734</text:p>
          </table:table-cell>
          <table:table-cell office:value-type="float" office:value="74.81529" calcext:value-type="float">
            <text:p>74.81529</text:p>
          </table:table-cell>
          <table:table-cell office:value-type="float" office:value="80.54811" calcext:value-type="float">
            <text:p>80.54811</text:p>
          </table:table-cell>
          <table:table-cell office:value-type="float" office:value="77.38265" calcext:value-type="float">
            <text:p>77.38265</text:p>
          </table:table-cell>
          <table:table-cell/>
        </table:table-row>
        <table:table-row table:style-name="ro1">
          <table:table-cell office:value-type="float" office:value="75.78572" calcext:value-type="float">
            <text:p>75.78572</text:p>
          </table:table-cell>
          <table:table-cell office:value-type="float" office:value="76.8818" calcext:value-type="float">
            <text:p>76.8818</text:p>
          </table:table-cell>
          <table:table-cell office:value-type="float" office:value="79.50171" calcext:value-type="float">
            <text:p>79.50171</text:p>
          </table:table-cell>
          <table:table-cell office:value-type="float" office:value="79.72393" calcext:value-type="float">
            <text:p>79.72393</text:p>
          </table:table-cell>
          <table:table-cell office:value-type="float" office:value="74.77826" calcext:value-type="float">
            <text:p>74.77826</text:p>
          </table:table-cell>
          <table:table-cell office:value-type="float" office:value="73.79519" calcext:value-type="float">
            <text:p>73.79519</text:p>
          </table:table-cell>
          <table:table-cell office:value-type="float" office:value="73.86601" calcext:value-type="float">
            <text:p>73.86601</text:p>
          </table:table-cell>
          <table:table-cell office:value-type="float" office:value="75.13808" calcext:value-type="float">
            <text:p>75.13808</text:p>
          </table:table-cell>
          <table:table-cell office:value-type="float" office:value="73.82663" calcext:value-type="float">
            <text:p>73.82663</text:p>
          </table:table-cell>
          <table:table-cell office:value-type="float" office:value="79.5584" calcext:value-type="float">
            <text:p>79.5584</text:p>
          </table:table-cell>
          <table:table-cell office:value-type="float" office:value="76.38224" calcext:value-type="float">
            <text:p>76.38224</text:p>
          </table:table-cell>
          <table:table-cell/>
        </table:table-row>
        <table:table-row table:style-name="ro1">
          <table:table-cell office:value-type="float" office:value="74.79486" calcext:value-type="float">
            <text:p>74.79486</text:p>
          </table:table-cell>
          <table:table-cell office:value-type="float" office:value="75.88318" calcext:value-type="float">
            <text:p>75.88318</text:p>
          </table:table-cell>
          <table:table-cell office:value-type="float" office:value="78.5042" calcext:value-type="float">
            <text:p>78.5042</text:p>
          </table:table-cell>
          <table:table-cell office:value-type="float" office:value="78.52562" calcext:value-type="float">
            <text:p>78.52562</text:p>
          </table:table-cell>
          <table:table-cell office:value-type="float" office:value="73.77931" calcext:value-type="float">
            <text:p>73.77931</text:p>
          </table:table-cell>
          <table:table-cell office:value-type="float" office:value="72.80408" calcext:value-type="float">
            <text:p>72.80408</text:p>
          </table:table-cell>
          <table:table-cell office:value-type="float" office:value="72.86513" calcext:value-type="float">
            <text:p>72.86513</text:p>
          </table:table-cell>
          <table:table-cell office:value-type="float" office:value="73.94871" calcext:value-type="float">
            <text:p>73.94871</text:p>
          </table:table-cell>
          <table:table-cell office:value-type="float" office:value="72.8258" calcext:value-type="float">
            <text:p>72.8258</text:p>
          </table:table-cell>
          <table:table-cell office:value-type="float" office:value="78.56104" calcext:value-type="float">
            <text:p>78.56104</text:p>
          </table:table-cell>
          <table:table-cell office:value-type="float" office:value="75.38367" calcext:value-type="float">
            <text:p>75.38367</text:p>
          </table:table-cell>
          <table:table-cell/>
        </table:table-row>
        <table:table-row table:style-name="ro1">
          <table:table-cell office:value-type="float" office:value="73.79703" calcext:value-type="float">
            <text:p>73.79703</text:p>
          </table:table-cell>
          <table:table-cell office:value-type="float" office:value="74.88379" calcext:value-type="float">
            <text:p>74.88379</text:p>
          </table:table-cell>
          <table:table-cell office:value-type="float" office:value="77.5138" calcext:value-type="float">
            <text:p>77.5138</text:p>
          </table:table-cell>
          <table:table-cell office:value-type="float" office:value="77.72653" calcext:value-type="float">
            <text:p>77.72653</text:p>
          </table:table-cell>
          <table:table-cell office:value-type="float" office:value="72.78939" calcext:value-type="float">
            <text:p>72.78939</text:p>
          </table:table-cell>
          <table:table-cell office:value-type="float" office:value="71.8049" calcext:value-type="float">
            <text:p>71.8049</text:p>
          </table:table-cell>
          <table:table-cell office:value-type="float" office:value="71.86585" calcext:value-type="float">
            <text:p>71.86585</text:p>
          </table:table-cell>
          <table:table-cell office:value-type="float" office:value="73.1491" calcext:value-type="float">
            <text:p>73.1491</text:p>
          </table:table-cell>
          <table:table-cell office:value-type="float" office:value="71.82678" calcext:value-type="float">
            <text:p>71.82678</text:p>
          </table:table-cell>
          <table:table-cell office:value-type="float" office:value="77.57189" calcext:value-type="float">
            <text:p>77.57189</text:p>
          </table:table-cell>
          <table:table-cell office:value-type="float" office:value="74.39382" calcext:value-type="float">
            <text:p>74.39382</text:p>
          </table:table-cell>
          <table:table-cell/>
        </table:table-row>
        <table:table-row table:style-name="ro1">
          <table:table-cell office:value-type="float" office:value="72.79596" calcext:value-type="float">
            <text:p>72.79596</text:p>
          </table:table-cell>
          <table:table-cell office:value-type="float" office:value="73.89494" calcext:value-type="float">
            <text:p>73.89494</text:p>
          </table:table-cell>
          <table:table-cell office:value-type="float" office:value="76.51689" calcext:value-type="float">
            <text:p>76.51689</text:p>
          </table:table-cell>
          <table:table-cell office:value-type="float" office:value="76.53745" calcext:value-type="float">
            <text:p>76.53745</text:p>
          </table:table-cell>
          <table:table-cell office:value-type="float" office:value="71.79003" calcext:value-type="float">
            <text:p>71.79003</text:p>
          </table:table-cell>
          <table:table-cell office:value-type="float" office:value="70.80362" calcext:value-type="float">
            <text:p>70.80362</text:p>
          </table:table-cell>
          <table:table-cell office:value-type="float" office:value="70.87445" calcext:value-type="float">
            <text:p>70.87445</text:p>
          </table:table-cell>
          <table:table-cell office:value-type="float" office:value="71.95933" calcext:value-type="float">
            <text:p>71.95933</text:p>
          </table:table-cell>
          <table:table-cell office:value-type="float" office:value="70.83566" calcext:value-type="float">
            <text:p>70.83566</text:p>
          </table:table-cell>
          <table:table-cell office:value-type="float" office:value="76.57417" calcext:value-type="float">
            <text:p>76.57417</text:p>
          </table:table-cell>
          <table:table-cell office:value-type="float" office:value="73.39481" calcext:value-type="float">
            <text:p>73.39481</text:p>
          </table:table-cell>
          <table:table-cell/>
        </table:table-row>
        <table:table-row table:style-name="ro1">
          <table:table-cell office:value-type="float" office:value="71.79645" calcext:value-type="float">
            <text:p>71.79645</text:p>
          </table:table-cell>
          <table:table-cell office:value-type="float" office:value="72.89386" calcext:value-type="float">
            <text:p>72.89386</text:p>
          </table:table-cell>
          <table:table-cell office:value-type="float" office:value="75.52628" calcext:value-type="float">
            <text:p>75.52628</text:p>
          </table:table-cell>
          <table:table-cell office:value-type="float" office:value="75.73916" calcext:value-type="float">
            <text:p>75.73916</text:p>
          </table:table-cell>
          <table:table-cell office:value-type="float" office:value="70.78864" calcext:value-type="float">
            <text:p>70.78864</text:p>
          </table:table-cell>
          <table:table-cell office:value-type="float" office:value="69.81399" calcext:value-type="float">
            <text:p>69.81399</text:p>
          </table:table-cell>
          <table:table-cell office:value-type="float" office:value="69.87503" calcext:value-type="float">
            <text:p>69.87503</text:p>
          </table:table-cell>
          <table:table-cell office:value-type="float" office:value="71.1594" calcext:value-type="float">
            <text:p>71.1594</text:p>
          </table:table-cell>
          <table:table-cell office:value-type="float" office:value="70.03541" calcext:value-type="float">
            <text:p>70.03541</text:p>
          </table:table-cell>
          <table:table-cell office:value-type="float" office:value="75.5838" calcext:value-type="float">
            <text:p>75.5838</text:p>
          </table:table-cell>
          <table:table-cell office:value-type="float" office:value="72.40356" calcext:value-type="float">
            <text:p>72.40356</text:p>
          </table:table-cell>
          <table:table-cell/>
        </table:table-row>
        <table:table-row table:style-name="ro1">
          <table:table-cell office:value-type="float" office:value="70.80507" calcext:value-type="float">
            <text:p>70.80507</text:p>
          </table:table-cell>
          <table:table-cell office:value-type="float" office:value="71.89477" calcext:value-type="float">
            <text:p>71.89477</text:p>
          </table:table-cell>
          <table:table-cell office:value-type="float" office:value="74.52776" calcext:value-type="float">
            <text:p>74.52776</text:p>
          </table:table-cell>
          <table:table-cell office:value-type="float" office:value="74.54968" calcext:value-type="float">
            <text:p>74.54968</text:p>
          </table:table-cell>
          <table:table-cell office:value-type="float" office:value="69.79902" calcext:value-type="float">
            <text:p>69.79902</text:p>
          </table:table-cell>
          <table:table-cell office:value-type="float" office:value="68.81249" calcext:value-type="float">
            <text:p>68.81249</text:p>
          </table:table-cell>
          <table:table-cell office:value-type="float" office:value="68.87466" calcext:value-type="float">
            <text:p>68.87466</text:p>
          </table:table-cell>
          <table:table-cell office:value-type="float" office:value="69.95927" calcext:value-type="float">
            <text:p>69.95927</text:p>
          </table:table-cell>
          <table:table-cell office:value-type="float" office:value="68.83497" calcext:value-type="float">
            <text:p>68.83497</text:p>
          </table:table-cell>
          <table:table-cell office:value-type="float" office:value="74.58531" calcext:value-type="float">
            <text:p>74.58531</text:p>
          </table:table-cell>
          <table:table-cell office:value-type="float" office:value="71.40431" calcext:value-type="float">
            <text:p>71.40431</text:p>
          </table:table-cell>
          <table:table-cell/>
        </table:table-row>
        <table:table-row table:style-name="ro1">
          <table:table-cell office:value-type="float" office:value="69.80514" calcext:value-type="float">
            <text:p>69.80514</text:p>
          </table:table-cell>
          <table:table-cell office:value-type="float" office:value="70.90376" calcext:value-type="float">
            <text:p>70.90376</text:p>
          </table:table-cell>
          <table:table-cell office:value-type="float" office:value="73.52706" calcext:value-type="float">
            <text:p>73.52706</text:p>
          </table:table-cell>
          <table:table-cell office:value-type="float" office:value="73.74989" calcext:value-type="float">
            <text:p>73.74989</text:p>
          </table:table-cell>
          <table:table-cell office:value-type="float" office:value="68.79739" calcext:value-type="float">
            <text:p>68.79739</text:p>
          </table:table-cell>
          <table:table-cell office:value-type="float" office:value="67.81246" calcext:value-type="float">
            <text:p>67.81246</text:p>
          </table:table-cell>
          <table:table-cell office:value-type="float" office:value="67.88477" calcext:value-type="float">
            <text:p>67.88477</text:p>
          </table:table-cell>
          <table:table-cell office:value-type="float" office:value="69.16918" calcext:value-type="float">
            <text:p>69.16918</text:p>
          </table:table-cell>
          <table:table-cell office:value-type="float" office:value="68.04464" calcext:value-type="float">
            <text:p>68.04464</text:p>
          </table:table-cell>
          <table:table-cell office:value-type="float" office:value="73.5847" calcext:value-type="float">
            <text:p>73.5847</text:p>
          </table:table-cell>
          <table:table-cell office:value-type="float" office:value="70.403" calcext:value-type="float">
            <text:p>70.403</text:p>
          </table:table-cell>
          <table:table-cell/>
        </table:table-row>
        <table:table-row table:style-name="ro1">
          <table:table-cell office:value-type="float" office:value="68.80364" calcext:value-type="float">
            <text:p>68.80364</text:p>
          </table:table-cell>
          <table:table-cell office:value-type="float" office:value="69.90467" calcext:value-type="float">
            <text:p>69.90467</text:p>
          </table:table-cell>
          <table:table-cell office:value-type="float" office:value="72.5382" calcext:value-type="float">
            <text:p>72.5382</text:p>
          </table:table-cell>
          <table:table-cell office:value-type="float" office:value="72.55005" calcext:value-type="float">
            <text:p>72.55005</text:p>
          </table:table-cell>
          <table:table-cell office:value-type="float" office:value="67.79732" calcext:value-type="float">
            <text:p>67.79732</text:p>
          </table:table-cell>
          <table:table-cell office:value-type="float" office:value="66.82073" calcext:value-type="float">
            <text:p>66.82073</text:p>
          </table:table-cell>
          <table:table-cell office:value-type="float" office:value="66.88317" calcext:value-type="float">
            <text:p>66.88317</text:p>
          </table:table-cell>
          <table:table-cell office:value-type="float" office:value="67.96881" calcext:value-type="float">
            <text:p>67.96881</text:p>
          </table:table-cell>
          <table:table-cell office:value-type="float" office:value="66.84395" calcext:value-type="float">
            <text:p>66.84395</text:p>
          </table:table-cell>
          <table:table-cell office:value-type="float" office:value="72.59612" calcext:value-type="float">
            <text:p>72.59612</text:p>
          </table:table-cell>
          <table:table-cell office:value-type="float" office:value="69.40299" calcext:value-type="float">
            <text:p>69.40299</text:p>
          </table:table-cell>
          <table:table-cell/>
        </table:table-row>
        <table:table-row table:style-name="ro1">
          <table:table-cell office:value-type="float" office:value="67.81386" calcext:value-type="float">
            <text:p>67.81386</text:p>
          </table:table-cell>
          <table:table-cell office:value-type="float" office:value="68.90326" calcext:value-type="float">
            <text:p>68.90326</text:p>
          </table:table-cell>
          <table:table-cell office:value-type="float" office:value="71.53703" calcext:value-type="float">
            <text:p>71.53703</text:p>
          </table:table-cell>
          <table:table-cell office:value-type="float" office:value="71.75989" calcext:value-type="float">
            <text:p>71.75989</text:p>
          </table:table-cell>
          <table:table-cell office:value-type="float" office:value="66.80562" calcext:value-type="float">
            <text:p>66.80562</text:p>
          </table:table-cell>
          <table:table-cell office:value-type="float" office:value="65.82023" calcext:value-type="float">
            <text:p>65.82023</text:p>
          </table:table-cell>
          <table:table-cell office:value-type="float" office:value="65.88333" calcext:value-type="float">
            <text:p>65.88333</text:p>
          </table:table-cell>
          <table:table-cell office:value-type="float" office:value="67.16936" calcext:value-type="float">
            <text:p>67.16936</text:p>
          </table:table-cell>
          <table:table-cell office:value-type="float" office:value="66.04349" calcext:value-type="float">
            <text:p>66.04349</text:p>
          </table:table-cell>
          <table:table-cell office:value-type="float" office:value="71.59507" calcext:value-type="float">
            <text:p>71.59507</text:p>
          </table:table-cell>
          <table:table-cell office:value-type="float" office:value="68.4112" calcext:value-type="float">
            <text:p>68.4112</text:p>
          </table:table-cell>
          <table:table-cell/>
        </table:table-row>
        <table:table-row table:style-name="ro1">
          <table:table-cell office:value-type="float" office:value="66.8123" calcext:value-type="float">
            <text:p>66.8123</text:p>
          </table:table-cell>
          <table:table-cell office:value-type="float" office:value="67.91364" calcext:value-type="float">
            <text:p>67.91364</text:p>
          </table:table-cell>
          <table:table-cell office:value-type="float" office:value="70.53766" calcext:value-type="float">
            <text:p>70.53766</text:p>
          </table:table-cell>
          <table:table-cell office:value-type="float" office:value="70.55977" calcext:value-type="float">
            <text:p>70.55977</text:p>
          </table:table-cell>
          <table:table-cell office:value-type="float" office:value="65.80539" calcext:value-type="float">
            <text:p>65.80539</text:p>
          </table:table-cell>
          <table:table-cell office:value-type="float" office:value="64.81834" calcext:value-type="float">
            <text:p>64.81834</text:p>
          </table:table-cell>
          <table:table-cell office:value-type="float" office:value="64.8918" calcext:value-type="float">
            <text:p>64.8918</text:p>
          </table:table-cell>
          <table:table-cell office:value-type="float" office:value="65.97858" calcext:value-type="float">
            <text:p>65.97858</text:p>
          </table:table-cell>
          <table:table-cell office:value-type="float" office:value="64.84279" calcext:value-type="float">
            <text:p>64.84279</text:p>
          </table:table-cell>
          <table:table-cell office:value-type="float" office:value="70.59708" calcext:value-type="float">
            <text:p>70.59708</text:p>
          </table:table-cell>
          <table:table-cell office:value-type="float" office:value="67.41106" calcext:value-type="float">
            <text:p>67.41106</text:p>
          </table:table-cell>
          <table:table-cell/>
        </table:table-row>
        <table:table-row table:style-name="ro1">
          <table:table-cell office:value-type="float" office:value="65.81171" calcext:value-type="float">
            <text:p>65.81171</text:p>
          </table:table-cell>
          <table:table-cell office:value-type="float" office:value="66.91181" calcext:value-type="float">
            <text:p>66.91181</text:p>
          </table:table-cell>
          <table:table-cell office:value-type="float" office:value="69.5465" calcext:value-type="float">
            <text:p>69.5465</text:p>
          </table:table-cell>
          <table:table-cell office:value-type="float" office:value="69.7591" calcext:value-type="float">
            <text:p>69.7591</text:p>
          </table:table-cell>
          <table:table-cell office:value-type="float" office:value="64.80329" calcext:value-type="float">
            <text:p>64.80329</text:p>
          </table:table-cell>
          <table:table-cell office:value-type="float" office:value="63.8173" calcext:value-type="float">
            <text:p>63.8173</text:p>
          </table:table-cell>
          <table:table-cell office:value-type="float" office:value="63.89156" calcext:value-type="float">
            <text:p>63.89156</text:p>
          </table:table-cell>
          <table:table-cell office:value-type="float" office:value="65.17756" calcext:value-type="float">
            <text:p>65.17756</text:p>
          </table:table-cell>
          <table:table-cell office:value-type="float" office:value="64.05214" calcext:value-type="float">
            <text:p>64.05214</text:p>
          </table:table-cell>
          <table:table-cell office:value-type="float" office:value="69.60598" calcext:value-type="float">
            <text:p>69.60598</text:p>
          </table:table-cell>
          <table:table-cell office:value-type="float" office:value="66.40894" calcext:value-type="float">
            <text:p>66.40894</text:p>
          </table:table-cell>
          <table:table-cell/>
        </table:table-row>
        <table:table-row table:style-name="ro1">
          <table:table-cell office:value-type="float" office:value="64.81993" calcext:value-type="float">
            <text:p>64.81993</text:p>
          </table:table-cell>
          <table:table-cell office:value-type="float" office:value="65.91164" calcext:value-type="float">
            <text:p>65.91164</text:p>
          </table:table-cell>
          <table:table-cell office:value-type="float" office:value="68.54633" calcext:value-type="float">
            <text:p>68.54633</text:p>
          </table:table-cell>
          <table:table-cell office:value-type="float" office:value="68.56832" calcext:value-type="float">
            <text:p>68.56832</text:p>
          </table:table-cell>
          <table:table-cell office:value-type="float" office:value="63.80257" calcext:value-type="float">
            <text:p>63.80257</text:p>
          </table:table-cell>
          <table:table-cell office:value-type="float" office:value="62.82452" calcext:value-type="float">
            <text:p>62.82452</text:p>
          </table:table-cell>
          <table:table-cell office:value-type="float" office:value="62.88854" calcext:value-type="float">
            <text:p>62.88854</text:p>
          </table:table-cell>
          <table:table-cell office:value-type="float" office:value="63.97491" calcext:value-type="float">
            <text:p>63.97491</text:p>
          </table:table-cell>
          <table:table-cell office:value-type="float" office:value="62.85117" calcext:value-type="float">
            <text:p>62.85117</text:p>
          </table:table-cell>
          <table:table-cell office:value-type="float" office:value="68.60615" calcext:value-type="float">
            <text:p>68.60615</text:p>
          </table:table-cell>
          <table:table-cell office:value-type="float" office:value="65.41876" calcext:value-type="float">
            <text:p>65.41876</text:p>
          </table:table-cell>
          <table:table-cell/>
        </table:table-row>
        <table:table-row table:style-name="ro1">
          <table:table-cell office:value-type="float" office:value="63.8191" calcext:value-type="float">
            <text:p>63.8191</text:p>
          </table:table-cell>
          <table:table-cell office:value-type="float" office:value="64.91976" calcext:value-type="float">
            <text:p>64.91976</text:p>
          </table:table-cell>
          <table:table-cell office:value-type="float" office:value="67.54448" calcext:value-type="float">
            <text:p>67.54448</text:p>
          </table:table-cell>
          <table:table-cell office:value-type="float" office:value="67.7675" calcext:value-type="float">
            <text:p>67.7675</text:p>
          </table:table-cell>
          <table:table-cell office:value-type="float" office:value="62.81022" calcext:value-type="float">
            <text:p>62.81022</text:p>
          </table:table-cell>
          <table:table-cell office:value-type="float" office:value="61.82328" calcext:value-type="float">
            <text:p>61.82328</text:p>
          </table:table-cell>
          <table:table-cell office:value-type="float" office:value="61.89828" calcext:value-type="float">
            <text:p>61.89828</text:p>
          </table:table-cell>
          <table:table-cell office:value-type="float" office:value="63.1735" calcext:value-type="float">
            <text:p>63.1735</text:p>
          </table:table-cell>
          <table:table-cell office:value-type="float" office:value="62.05044" calcext:value-type="float">
            <text:p>62.05044</text:p>
          </table:table-cell>
          <table:table-cell office:value-type="float" office:value="67.60487" calcext:value-type="float">
            <text:p>67.60487</text:p>
          </table:table-cell>
          <table:table-cell office:value-type="float" office:value="64.41652" calcext:value-type="float">
            <text:p>64.41652</text:p>
          </table:table-cell>
          <table:table-cell/>
        </table:table-row>
        <table:table-row table:style-name="ro1">
          <table:table-cell office:value-type="float" office:value="62.81653" calcext:value-type="float">
            <text:p>62.81653</text:p>
          </table:table-cell>
          <table:table-cell office:value-type="float" office:value="63.919" calcext:value-type="float">
            <text:p>63.919</text:p>
          </table:table-cell>
          <table:table-cell office:value-type="float" office:value="66.54446" calcext:value-type="float">
            <text:p>66.54446</text:p>
          </table:table-cell>
          <table:table-cell office:value-type="float" office:value="66.56654" calcext:value-type="float">
            <text:p>66.56654</text:p>
          </table:table-cell>
          <table:table-cell office:value-type="float" office:value="61.80922" calcext:value-type="float">
            <text:p>61.80922</text:p>
          </table:table-cell>
          <table:table-cell office:value-type="float" office:value="61.02166" calcext:value-type="float">
            <text:p>61.02166</text:p>
          </table:table-cell>
          <table:table-cell office:value-type="float" office:value="60.89629" calcext:value-type="float">
            <text:p>60.89629</text:p>
          </table:table-cell>
          <table:table-cell office:value-type="float" office:value="61.98194" calcext:value-type="float">
            <text:p>61.98194</text:p>
          </table:table-cell>
          <table:table-cell office:value-type="float" office:value="60.85917" calcext:value-type="float">
            <text:p>60.85917</text:p>
          </table:table-cell>
          <table:table-cell office:value-type="float" office:value="66.61469" calcext:value-type="float">
            <text:p>66.61469</text:p>
          </table:table-cell>
          <table:table-cell office:value-type="float" office:value="63.41566" calcext:value-type="float">
            <text:p>63.41566</text:p>
          </table:table-cell>
          <table:table-cell/>
        </table:table-row>
        <table:table-row table:style-name="ro1">
          <table:table-cell office:value-type="float" office:value="61.8152" calcext:value-type="float">
            <text:p>61.8152</text:p>
          </table:table-cell>
          <table:table-cell office:value-type="float" office:value="62.91668" calcext:value-type="float">
            <text:p>62.91668</text:p>
          </table:table-cell>
          <table:table-cell office:value-type="float" office:value="65.55236" calcext:value-type="float">
            <text:p>65.55236</text:p>
          </table:table-cell>
          <table:table-cell office:value-type="float" office:value="65.76566" calcext:value-type="float">
            <text:p>65.76566</text:p>
          </table:table-cell>
          <table:table-cell office:value-type="float" office:value="60.80674" calcext:value-type="float">
            <text:p>60.80674</text:p>
          </table:table-cell>
          <table:table-cell office:value-type="float" office:value="59.81912" calcext:value-type="float">
            <text:p>59.81912</text:p>
          </table:table-cell>
          <table:table-cell office:value-type="float" office:value="59.89569" calcext:value-type="float">
            <text:p>59.89569</text:p>
          </table:table-cell>
          <table:table-cell office:value-type="float" office:value="61.18079" calcext:value-type="float">
            <text:p>61.18079</text:p>
          </table:table-cell>
          <table:table-cell office:value-type="float" office:value="60.05791" calcext:value-type="float">
            <text:p>60.05791</text:p>
          </table:table-cell>
          <table:table-cell office:value-type="float" office:value="65.61322" calcext:value-type="float">
            <text:p>65.61322</text:p>
          </table:table-cell>
          <table:table-cell office:value-type="float" office:value="62.41334" calcext:value-type="float">
            <text:p>62.41334</text:p>
          </table:table-cell>
          <table:table-cell/>
        </table:table-row>
        <table:table-row table:style-name="ro1">
          <table:table-cell office:value-type="float" office:value="60.82257" calcext:value-type="float">
            <text:p>60.82257</text:p>
          </table:table-cell>
          <table:table-cell office:value-type="float" office:value="61.91547" calcext:value-type="float">
            <text:p>61.91547</text:p>
          </table:table-cell>
          <table:table-cell office:value-type="float" office:value="64.55181" calcext:value-type="float">
            <text:p>64.55181</text:p>
          </table:table-cell>
          <table:table-cell office:value-type="float" office:value="64.57434" calcext:value-type="float">
            <text:p>64.57434</text:p>
          </table:table-cell>
          <table:table-cell office:value-type="float" office:value="59.8055" calcext:value-type="float">
            <text:p>59.8055</text:p>
          </table:table-cell>
          <table:table-cell office:value-type="float" office:value="57.89642" calcext:value-type="float">
            <text:p>57.89642</text:p>
          </table:table-cell>
          <table:table-cell office:value-type="float" office:value="57.90179" calcext:value-type="float">
            <text:p>57.90179</text:p>
          </table:table-cell>
          <table:table-cell office:value-type="float" office:value="61.18079" calcext:value-type="float">
            <text:p>61.18079</text:p>
          </table:table-cell>
          <table:table-cell office:value-type="float" office:value="60.05791" calcext:value-type="float">
            <text:p>60.05791</text:p>
          </table:table-cell>
          <table:table-cell office:value-type="float" office:value="64.61161" calcext:value-type="float">
            <text:p>64.61161</text:p>
          </table:table-cell>
          <table:table-cell office:value-type="float" office:value="61.42224" calcext:value-type="float">
            <text:p>61.42224</text:p>
          </table:table-cell>
          <table:table-cell/>
        </table:table-row>
        <table:table-row table:style-name="ro1">
          <table:table-cell office:value-type="float" office:value="59.82104" calcext:value-type="float">
            <text:p>59.82104</text:p>
          </table:table-cell>
          <table:table-cell office:value-type="float" office:value="60.92282" calcext:value-type="float">
            <text:p>60.92282</text:p>
          </table:table-cell>
          <table:table-cell office:value-type="float" office:value="64.55181" calcext:value-type="float">
            <text:p>64.55181</text:p>
          </table:table-cell>
          <table:table-cell office:value-type="float" office:value="63.77327" calcext:value-type="float">
            <text:p>63.77327</text:p>
          </table:table-cell>
          <table:table-cell office:value-type="float" office:value="59.8055" calcext:value-type="float">
            <text:p>59.8055</text:p>
          </table:table-cell>
          <table:table-cell office:value-type="float" office:value="57.89642" calcext:value-type="float">
            <text:p>57.89642</text:p>
          </table:table-cell>
          <table:table-cell office:value-type="float" office:value="57.90179" calcext:value-type="float">
            <text:p>57.90179</text:p>
          </table:table-cell>
          <table:table-cell office:value-type="float" office:value="59.97864" calcext:value-type="float">
            <text:p>59.97864</text:p>
          </table:table-cell>
          <table:table-cell office:value-type="float" office:value="58.09048" calcext:value-type="float">
            <text:p>58.09048</text:p>
          </table:table-cell>
          <table:table-cell office:value-type="float" office:value="64.61161" calcext:value-type="float">
            <text:p>64.61161</text:p>
          </table:table-cell>
          <table:table-cell office:value-type="float" office:value="60.4194" calcext:value-type="float">
            <text:p>60.4194</text:p>
          </table:table-cell>
          <table:table-cell/>
        </table:table-row>
        <table:table-row table:style-name="ro1">
          <table:table-cell office:value-type="float" office:value="59.82104" calcext:value-type="float">
            <text:p>59.82104</text:p>
          </table:table-cell>
          <table:table-cell office:value-type="float" office:value="59.92144" calcext:value-type="float">
            <text:p>59.92144</text:p>
          </table:table-cell>
          <table:table-cell office:value-type="float" office:value="63.54948" calcext:value-type="float">
            <text:p>63.54948</text:p>
          </table:table-cell>
          <table:table-cell office:value-type="float" office:value="62.6098" calcext:value-type="float">
            <text:p>62.6098</text:p>
          </table:table-cell>
          <table:table-cell office:value-type="float" office:value="57.86427" calcext:value-type="float">
            <text:p>57.86427</text:p>
          </table:table-cell>
          <table:table-cell office:value-type="float" office:value="56.21229" calcext:value-type="float">
            <text:p>56.21229</text:p>
          </table:table-cell>
          <table:table-cell office:value-type="float" office:value="56.03788" calcext:value-type="float">
            <text:p>56.03788</text:p>
          </table:table-cell>
          <table:table-cell office:value-type="float" office:value="58.11421" calcext:value-type="float">
            <text:p>58.11421</text:p>
          </table:table-cell>
          <table:table-cell office:value-type="float" office:value="58.09048" calcext:value-type="float">
            <text:p>58.09048</text:p>
          </table:table-cell>
          <table:table-cell office:value-type="float" office:value="62.67239" calcext:value-type="float">
            <text:p>62.67239</text:p>
          </table:table-cell>
          <table:table-cell office:value-type="float" office:value="59.41857" calcext:value-type="float">
            <text:p>59.41857</text:p>
          </table:table-cell>
          <table:table-cell/>
        </table:table-row>
        <table:table-row table:style-name="ro1">
          <table:table-cell office:value-type="float" office:value="58.81843" calcext:value-type="float">
            <text:p>58.81843</text:p>
          </table:table-cell>
          <table:table-cell office:value-type="float" office:value="58.91846" calcext:value-type="float">
            <text:p>58.91846</text:p>
          </table:table-cell>
          <table:table-cell office:value-type="float" office:value="62.60175" calcext:value-type="float">
            <text:p>62.60175</text:p>
          </table:table-cell>
          <table:table-cell office:value-type="float" office:value="62.6098" calcext:value-type="float">
            <text:p>62.6098</text:p>
          </table:table-cell>
          <table:table-cell office:value-type="float" office:value="57.86427" calcext:value-type="float">
            <text:p>57.86427</text:p>
          </table:table-cell>
          <table:table-cell office:value-type="float" office:value="54.79154" calcext:value-type="float">
            <text:p>54.79154</text:p>
          </table:table-cell>
          <table:table-cell office:value-type="float" office:value="54.44096" calcext:value-type="float">
            <text:p>54.44096</text:p>
          </table:table-cell>
          <table:table-cell office:value-type="float" office:value="58.11421" calcext:value-type="float">
            <text:p>58.11421</text:p>
          </table:table-cell>
          <table:table-cell office:value-type="float" office:value="56.32936" calcext:value-type="float">
            <text:p>56.32936</text:p>
          </table:table-cell>
          <table:table-cell office:value-type="float" office:value="62.67239" calcext:value-type="float">
            <text:p>62.67239</text:p>
          </table:table-cell>
          <table:table-cell office:value-type="float" office:value="59.41857" calcext:value-type="float">
            <text:p>59.41857</text:p>
          </table:table-cell>
          <table:table-cell/>
        </table:table-row>
        <table:table-row table:style-name="ro1">
          <table:table-cell office:value-type="float" office:value="57.87018" calcext:value-type="float">
            <text:p>57.87018</text:p>
          </table:table-cell>
          <table:table-cell office:value-type="float" office:value="57.91946" calcext:value-type="float">
            <text:p>57.91946</text:p>
          </table:table-cell>
          <table:table-cell office:value-type="float" office:value="61.69573" calcext:value-type="float">
            <text:p>61.69573</text:p>
          </table:table-cell>
          <table:table-cell office:value-type="float" office:value="61.88524" calcext:value-type="float">
            <text:p>61.88524</text:p>
          </table:table-cell>
          <table:table-cell office:value-type="float" office:value="56.15278" calcext:value-type="float">
            <text:p>56.15278</text:p>
          </table:table-cell>
          <table:table-cell office:value-type="float" office:value="53.58332" calcext:value-type="float">
            <text:p>53.58332</text:p>
          </table:table-cell>
          <table:table-cell office:value-type="float" office:value="53.08424" calcext:value-type="float">
            <text:p>53.08424</text:p>
          </table:table-cell>
          <table:table-cell office:value-type="float" office:value="56.51587" calcext:value-type="float">
            <text:p>56.51587</text:p>
          </table:table-cell>
          <table:table-cell office:value-type="float" office:value="54.83264" calcext:value-type="float">
            <text:p>54.83264</text:p>
          </table:table-cell>
          <table:table-cell office:value-type="float" office:value="60.96155" calcext:value-type="float">
            <text:p>60.96155</text:p>
          </table:table-cell>
          <table:table-cell office:value-type="float" office:value="57.46767" calcext:value-type="float">
            <text:p>57.46767</text:p>
          </table:table-cell>
          <table:table-cell/>
        </table:table-row>
        <table:table-row table:style-name="ro1">
          <table:table-cell office:value-type="float" office:value="56.95425" calcext:value-type="float">
            <text:p>56.95425</text:p>
          </table:table-cell>
          <table:table-cell office:value-type="float" office:value="56.96204" calcext:value-type="float">
            <text:p>56.96204</text:p>
          </table:table-cell>
          <table:table-cell office:value-type="float" office:value="61.69573" calcext:value-type="float">
            <text:p>61.69573</text:p>
          </table:table-cell>
          <table:table-cell office:value-type="float" office:value="60.88577" calcext:value-type="float">
            <text:p>60.88577</text:p>
          </table:table-cell>
          <table:table-cell office:value-type="float" office:value="54.70678" calcext:value-type="float">
            <text:p>54.70678</text:p>
          </table:table-cell>
          <table:table-cell office:value-type="float" office:value="52.41549" calcext:value-type="float">
            <text:p>52.41549</text:p>
          </table:table-cell>
          <table:table-cell office:value-type="float" office:value="51.83616" calcext:value-type="float">
            <text:p>51.83616</text:p>
          </table:table-cell>
          <table:table-cell office:value-type="float" office:value="55.15859" calcext:value-type="float">
            <text:p>55.15859</text:p>
          </table:table-cell>
          <table:table-cell office:value-type="float" office:value="53.5499" calcext:value-type="float">
            <text:p>53.5499</text:p>
          </table:table-cell>
          <table:table-cell office:value-type="float" office:value="59.51566" calcext:value-type="float">
            <text:p>59.51566</text:p>
          </table:table-cell>
          <table:table-cell office:value-type="float" office:value="57.46767" calcext:value-type="float">
            <text:p>57.46767</text:p>
          </table:table-cell>
          <table:table-cell/>
        </table:table-row>
        <table:table-row table:style-name="ro1">
          <table:table-cell office:value-type="float" office:value="56.95425" calcext:value-type="float">
            <text:p>56.95425</text:p>
          </table:table-cell>
          <table:table-cell office:value-type="float" office:value="56.96204" calcext:value-type="float">
            <text:p>56.96204</text:p>
          </table:table-cell>
          <table:table-cell office:value-type="float" office:value="60.90086" calcext:value-type="float">
            <text:p>60.90086</text:p>
          </table:table-cell>
          <table:table-cell office:value-type="float" office:value="60.26365" calcext:value-type="float">
            <text:p>60.26365</text:p>
          </table:table-cell>
          <table:table-cell office:value-type="float" office:value="53.44773" calcext:value-type="float">
            <text:p>53.44773</text:p>
          </table:table-cell>
          <table:table-cell office:value-type="float" office:value="51.22614" calcext:value-type="float">
            <text:p>51.22614</text:p>
          </table:table-cell>
          <table:table-cell office:value-type="float" office:value="50.56385" calcext:value-type="float">
            <text:p>50.56385</text:p>
          </table:table-cell>
          <table:table-cell office:value-type="float" office:value="53.91922" calcext:value-type="float">
            <text:p>53.91922</text:p>
          </table:table-cell>
          <table:table-cell office:value-type="float" office:value="52.31035" calcext:value-type="float">
            <text:p>52.31035</text:p>
          </table:table-cell>
          <table:table-cell office:value-type="float" office:value="58.25374" calcext:value-type="float">
            <text:p>58.25374</text:p>
          </table:table-cell>
          <table:table-cell office:value-type="float" office:value="55.76719" calcext:value-type="float">
            <text:p>55.76719</text:p>
          </table:table-cell>
          <table:table-cell/>
        </table:table-row>
        <table:table-row table:style-name="ro1">
          <table:table-cell office:value-type="float" office:value="56.16869" calcext:value-type="float">
            <text:p>56.16869</text:p>
          </table:table-cell>
          <table:table-cell office:value-type="float" office:value="56.0903" calcext:value-type="float">
            <text:p>56.0903</text:p>
          </table:table-cell>
          <table:table-cell office:value-type="float" office:value="60.08717" calcext:value-type="float">
            <text:p>60.08717</text:p>
          </table:table-cell>
          <table:table-cell office:value-type="float" office:value="59.40599" calcext:value-type="float">
            <text:p>59.40599</text:p>
          </table:table-cell>
          <table:table-cell office:value-type="float" office:value="52.20654" calcext:value-type="float">
            <text:p>52.20654</text:p>
          </table:table-cell>
          <table:table-cell office:value-type="float" office:value="50.02394" calcext:value-type="float">
            <text:p>50.02394</text:p>
          </table:table-cell>
          <table:table-cell office:value-type="float" office:value="49.30996" calcext:value-type="float">
            <text:p>49.30996</text:p>
          </table:table-cell>
          <table:table-cell office:value-type="float" office:value="52.85943" calcext:value-type="float">
            <text:p>52.85943</text:p>
          </table:table-cell>
          <table:table-cell office:value-type="float" office:value="51.0378" calcext:value-type="float">
            <text:p>51.0378</text:p>
          </table:table-cell>
          <table:table-cell office:value-type="float" office:value="57.00609" calcext:value-type="float">
            <text:p>57.00609</text:p>
          </table:table-cell>
          <table:table-cell office:value-type="float" office:value="54.30999" calcext:value-type="float">
            <text:p>54.30999</text:p>
          </table:table-cell>
          <table:table-cell/>
        </table:table-row>
        <table:table-row table:style-name="ro1">
          <table:table-cell office:value-type="float" office:value="55.35518" calcext:value-type="float">
            <text:p>55.35518</text:p>
          </table:table-cell>
          <table:table-cell office:value-type="float" office:value="55.22536" calcext:value-type="float">
            <text:p>55.22536</text:p>
          </table:table-cell>
          <table:table-cell office:value-type="float" office:value="59.44453" calcext:value-type="float">
            <text:p>59.44453</text:p>
          </table:table-cell>
          <table:table-cell office:value-type="float" office:value="58.88381" calcext:value-type="float">
            <text:p>58.88381</text:p>
          </table:table-cell>
          <table:table-cell office:value-type="float" office:value="50.94018" calcext:value-type="float">
            <text:p>50.94018</text:p>
          </table:table-cell>
          <table:table-cell office:value-type="float" office:value="48.86144" calcext:value-type="float">
            <text:p>48.86144</text:p>
          </table:table-cell>
          <table:table-cell office:value-type="float" office:value="48.03865" calcext:value-type="float">
            <text:p>48.03865</text:p>
          </table:table-cell>
          <table:table-cell office:value-type="float" office:value="51.59425" calcext:value-type="float">
            <text:p>51.59425</text:p>
          </table:table-cell>
          <table:table-cell office:value-type="float" office:value="49.7652" calcext:value-type="float">
            <text:p>49.7652</text:p>
          </table:table-cell>
          <table:table-cell office:value-type="float" office:value="55.73456" calcext:value-type="float">
            <text:p>55.73456</text:p>
          </table:table-cell>
          <table:table-cell office:value-type="float" office:value="53.06075" calcext:value-type="float">
            <text:p>53.06075</text:p>
          </table:table-cell>
          <table:table-cell/>
        </table:table-row>
        <table:table-row table:style-name="ro1">
          <table:table-cell office:value-type="float" office:value="54.71272" calcext:value-type="float">
            <text:p>54.71272</text:p>
          </table:table-cell>
          <table:table-cell office:value-type="float" office:value="55.22536" calcext:value-type="float">
            <text:p>55.22536</text:p>
          </table:table-cell>
          <table:table-cell office:value-type="float" office:value="58.74016" calcext:value-type="float">
            <text:p>58.74016</text:p>
          </table:table-cell>
          <table:table-cell office:value-type="float" office:value="58.14044" calcext:value-type="float">
            <text:p>58.14044</text:p>
          </table:table-cell>
          <table:table-cell office:value-type="float" office:value="49.67074" calcext:value-type="float">
            <text:p>49.67074</text:p>
          </table:table-cell>
          <table:table-cell office:value-type="float" office:value="48.86144" calcext:value-type="float">
            <text:p>48.86144</text:p>
          </table:table-cell>
          <table:table-cell office:value-type="float" office:value="46.75437" calcext:value-type="float">
            <text:p>46.75437</text:p>
          </table:table-cell>
          <table:table-cell office:value-type="float" office:value="50.28541" calcext:value-type="float">
            <text:p>50.28541</text:p>
          </table:table-cell>
          <table:table-cell office:value-type="float" office:value="48.49412" calcext:value-type="float">
            <text:p>48.49412</text:p>
          </table:table-cell>
          <table:table-cell office:value-type="float" office:value="54.45744" calcext:value-type="float">
            <text:p>54.45744</text:p>
          </table:table-cell>
          <table:table-cell office:value-type="float" office:value="51.80965" calcext:value-type="float">
            <text:p>51.80965</text:p>
          </table:table-cell>
          <table:table-cell/>
        </table:table-row>
        <table:table-row table:style-name="ro1">
          <table:table-cell office:value-type="float" office:value="53.99845" calcext:value-type="float">
            <text:p>53.99845</text:p>
          </table:table-cell>
          <table:table-cell office:value-type="float" office:value="54.50569" calcext:value-type="float">
            <text:p>54.50569</text:p>
          </table:table-cell>
          <table:table-cell office:value-type="float" office:value="58.19594" calcext:value-type="float">
            <text:p>58.19594</text:p>
          </table:table-cell>
          <table:table-cell office:value-type="float" office:value="57.63701" calcext:value-type="float">
            <text:p>57.63701</text:p>
          </table:table-cell>
          <table:table-cell office:value-type="float" office:value="48.43607" calcext:value-type="float">
            <text:p>48.43607</text:p>
          </table:table-cell>
          <table:table-cell office:value-type="float" office:value="47.64248" calcext:value-type="float">
            <text:p>47.64248</text:p>
          </table:table-cell>
          <table:table-cell office:value-type="float" office:value="45.46711" calcext:value-type="float">
            <text:p>45.46711</text:p>
          </table:table-cell>
          <table:table-cell office:value-type="float" office:value="48.97042" calcext:value-type="float">
            <text:p>48.97042</text:p>
          </table:table-cell>
          <table:table-cell office:value-type="float" office:value="47.21941" calcext:value-type="float">
            <text:p>47.21941</text:p>
          </table:table-cell>
          <table:table-cell office:value-type="float" office:value="53.15729" calcext:value-type="float">
            <text:p>53.15729</text:p>
          </table:table-cell>
          <table:table-cell office:value-type="float" office:value="50.55207" calcext:value-type="float">
            <text:p>50.55207</text:p>
          </table:table-cell>
          <table:table-cell/>
        </table:table-row>
        <table:table-row table:style-name="ro1">
          <table:table-cell office:value-type="float" office:value="53.46363" calcext:value-type="float">
            <text:p>53.46363</text:p>
          </table:table-cell>
          <table:table-cell office:value-type="float" office:value="53.74203" calcext:value-type="float">
            <text:p>53.74203</text:p>
          </table:table-cell>
          <table:table-cell office:value-type="float" office:value="57.49661" calcext:value-type="float">
            <text:p>57.49661</text:p>
          </table:table-cell>
          <table:table-cell office:value-type="float" office:value="56.87646" calcext:value-type="float">
            <text:p>56.87646</text:p>
          </table:table-cell>
          <table:table-cell office:value-type="float" office:value="47.13017" calcext:value-type="float">
            <text:p>47.13017</text:p>
          </table:table-cell>
          <table:table-cell office:value-type="float" office:value="46.43674" calcext:value-type="float">
            <text:p>46.43674</text:p>
          </table:table-cell>
          <table:table-cell office:value-type="float" office:value="44.15607" calcext:value-type="float">
            <text:p>44.15607</text:p>
          </table:table-cell>
          <table:table-cell office:value-type="float" office:value="47.63275" calcext:value-type="float">
            <text:p>47.63275</text:p>
          </table:table-cell>
          <table:table-cell office:value-type="float" office:value="45.93154" calcext:value-type="float">
            <text:p>45.93154</text:p>
          </table:table-cell>
          <table:table-cell office:value-type="float" office:value="51.85401" calcext:value-type="float">
            <text:p>51.85401</text:p>
          </table:table-cell>
          <table:table-cell office:value-type="float" office:value="49.26114" calcext:value-type="float">
            <text:p>49.26114</text:p>
          </table:table-cell>
          <table:table-cell/>
        </table:table-row>
        <table:table-row table:style-name="ro1">
          <table:table-cell office:value-type="float" office:value="52.76382" calcext:value-type="float">
            <text:p>52.76382</text:p>
          </table:table-cell>
          <table:table-cell office:value-type="float" office:value="53.17597" calcext:value-type="float">
            <text:p>53.17597</text:p>
          </table:table-cell>
          <table:table-cell office:value-type="float" office:value="56.94585" calcext:value-type="float">
            <text:p>56.94585</text:p>
          </table:table-cell>
          <table:table-cell office:value-type="float" office:value="56.37719" calcext:value-type="float">
            <text:p>56.37719</text:p>
          </table:table-cell>
          <table:table-cell office:value-type="float" office:value="45.81273" calcext:value-type="float">
            <text:p>45.81273</text:p>
          </table:table-cell>
          <table:table-cell office:value-type="float" office:value="45.22934" calcext:value-type="float">
            <text:p>45.22934</text:p>
          </table:table-cell>
          <table:table-cell office:value-type="float" office:value="42.86512" calcext:value-type="float">
            <text:p>42.86512</text:p>
          </table:table-cell>
          <table:table-cell office:value-type="float" office:value="47.63275" calcext:value-type="float">
            <text:p>47.63275</text:p>
          </table:table-cell>
          <table:table-cell office:value-type="float" office:value="45.93154" calcext:value-type="float">
            <text:p>45.93154</text:p>
          </table:table-cell>
          <table:table-cell office:value-type="float" office:value="50.52681" calcext:value-type="float">
            <text:p>50.52681</text:p>
          </table:table-cell>
          <table:table-cell office:value-type="float" office:value="48.02827" calcext:value-type="float">
            <text:p>48.02827</text:p>
          </table:table-cell>
          <table:table-cell/>
        </table:table-row>
        <table:table-row table:style-name="ro1">
          <table:table-cell office:value-type="float" office:value="52.21245" calcext:value-type="float">
            <text:p>52.21245</text:p>
          </table:table-cell>
          <table:table-cell office:value-type="float" office:value="52.46889" calcext:value-type="float">
            <text:p>52.46889</text:p>
          </table:table-cell>
          <table:table-cell office:value-type="float" office:value="56.24973" calcext:value-type="float">
            <text:p>56.24973</text:p>
          </table:table-cell>
          <table:table-cell office:value-type="float" office:value="55.60906" calcext:value-type="float">
            <text:p>55.60906</text:p>
          </table:table-cell>
          <table:table-cell office:value-type="float" office:value="45.01025" calcext:value-type="float">
            <text:p>45.01025</text:p>
          </table:table-cell>
          <table:table-cell office:value-type="float" office:value="43.99944" calcext:value-type="float">
            <text:p>43.99944</text:p>
          </table:table-cell>
          <table:table-cell office:value-type="float" office:value="42.86512" calcext:value-type="float">
            <text:p>42.86512</text:p>
          </table:table-cell>
          <table:table-cell office:value-type="float" office:value="46.29177" calcext:value-type="float">
            <text:p>46.29177</text:p>
          </table:table-cell>
          <table:table-cell office:value-type="float" office:value="44.61991" calcext:value-type="float">
            <text:p>44.61991</text:p>
          </table:table-cell>
          <table:table-cell office:value-type="float" office:value="50.52681" calcext:value-type="float">
            <text:p>50.52681</text:p>
          </table:table-cell>
          <table:table-cell office:value-type="float" office:value="46.71348" calcext:value-type="float">
            <text:p>46.71348</text:p>
          </table:table-cell>
          <table:table-cell/>
        </table:table-row>
        <table:table-row table:style-name="ro1">
          <table:table-cell office:value-type="float" office:value="51.50707" calcext:value-type="float">
            <text:p>51.50707</text:p>
          </table:table-cell>
          <table:table-cell office:value-type="float" office:value="51.90702" calcext:value-type="float">
            <text:p>51.90702</text:p>
          </table:table-cell>
          <table:table-cell office:value-type="float" office:value="55.69038" calcext:value-type="float">
            <text:p>55.69038</text:p>
          </table:table-cell>
          <table:table-cell office:value-type="float" office:value="55.09404" calcext:value-type="float">
            <text:p>55.09404</text:p>
          </table:table-cell>
          <table:table-cell office:value-type="float" office:value="44.47438" calcext:value-type="float">
            <text:p>44.47438</text:p>
          </table:table-cell>
          <table:table-cell office:value-type="float" office:value="42.76929" calcext:value-type="float">
            <text:p>42.76929</text:p>
          </table:table-cell>
          <table:table-cell office:value-type="float" office:value="41.55891" calcext:value-type="float">
            <text:p>41.55891</text:p>
          </table:table-cell>
          <table:table-cell office:value-type="float" office:value="44.92753" calcext:value-type="float">
            <text:p>44.92753</text:p>
          </table:table-cell>
          <table:table-cell office:value-type="float" office:value="43.31662" calcext:value-type="float">
            <text:p>43.31662</text:p>
          </table:table-cell>
          <table:table-cell office:value-type="float" office:value="49.19555" calcext:value-type="float">
            <text:p>49.19555</text:p>
          </table:table-cell>
          <table:table-cell office:value-type="float" office:value="45.38428" calcext:value-type="float">
            <text:p>45.38428</text:p>
          </table:table-cell>
          <table:table-cell/>
        </table:table-row>
        <table:table-row table:style-name="ro1">
          <table:table-cell office:value-type="float" office:value="50.94609" calcext:value-type="float">
            <text:p>50.94609</text:p>
          </table:table-cell>
          <table:table-cell office:value-type="float" office:value="50.69526" calcext:value-type="float">
            <text:p>50.69526</text:p>
          </table:table-cell>
          <table:table-cell office:value-type="float" office:value="54.97961" calcext:value-type="float">
            <text:p>54.97961</text:p>
          </table:table-cell>
          <table:table-cell office:value-type="float" office:value="54.31727" calcext:value-type="float">
            <text:p>54.31727</text:p>
          </table:table-cell>
          <table:table-cell office:value-type="float" office:value="43.69" calcext:value-type="float">
            <text:p>43.69</text:p>
          </table:table-cell>
          <table:table-cell office:value-type="float" office:value="41.51826" calcext:value-type="float">
            <text:p>41.51826</text:p>
          </table:table-cell>
          <table:table-cell office:value-type="float" office:value="40.24329" calcext:value-type="float">
            <text:p>40.24329</text:p>
          </table:table-cell>
          <table:table-cell office:value-type="float" office:value="43.56358" calcext:value-type="float">
            <text:p>43.56358</text:p>
          </table:table-cell>
          <table:table-cell office:value-type="float" office:value="42.01051" calcext:value-type="float">
            <text:p>42.01051</text:p>
          </table:table-cell>
          <table:table-cell office:value-type="float" office:value="47.84341" calcext:value-type="float">
            <text:p>47.84341</text:p>
          </table:table-cell>
          <table:table-cell office:value-type="float" office:value="44.05363" calcext:value-type="float">
            <text:p>44.05363</text:p>
          </table:table-cell>
          <table:table-cell/>
        </table:table-row>
        <table:table-row table:style-name="ro1">
          <table:table-cell office:value-type="float" office:value="50.24495" calcext:value-type="float">
            <text:p>50.24495</text:p>
          </table:table-cell>
          <table:table-cell office:value-type="float" office:value="49.41496" calcext:value-type="float">
            <text:p>49.41496</text:p>
          </table:table-cell>
          <table:table-cell office:value-type="float" office:value="54.41158" calcext:value-type="float">
            <text:p>54.41158</text:p>
          </table:table-cell>
          <table:table-cell office:value-type="float" office:value="53.79662" calcext:value-type="float">
            <text:p>53.79662</text:p>
          </table:table-cell>
          <table:table-cell office:value-type="float" office:value="43.15963" calcext:value-type="float">
            <text:p>43.15963</text:p>
          </table:table-cell>
          <table:table-cell office:value-type="float" office:value="40.28866" calcext:value-type="float">
            <text:p>40.28866</text:p>
          </table:table-cell>
          <table:table-cell office:value-type="float" office:value="38.92738" calcext:value-type="float">
            <text:p>38.92738</text:p>
          </table:table-cell>
          <table:table-cell office:value-type="float" office:value="42.17866" calcext:value-type="float">
            <text:p>42.17866</text:p>
          </table:table-cell>
          <table:table-cell office:value-type="float" office:value="40.70424" calcext:value-type="float">
            <text:p>40.70424</text:p>
          </table:table-cell>
          <table:table-cell office:value-type="float" office:value="46.4883" calcext:value-type="float">
            <text:p>46.4883</text:p>
          </table:table-cell>
          <table:table-cell office:value-type="float" office:value="44.05363" calcext:value-type="float">
            <text:p>44.05363</text:p>
          </table:table-cell>
          <table:table-cell/>
        </table:table-row>
        <table:table-row table:style-name="ro1">
          <table:table-cell office:value-type="float" office:value="49.67655" calcext:value-type="float">
            <text:p>49.67655</text:p>
          </table:table-cell>
          <table:table-cell office:value-type="float" office:value="48.1247" calcext:value-type="float">
            <text:p>48.1247</text:p>
          </table:table-cell>
          <table:table-cell office:value-type="float" office:value="53.70499" calcext:value-type="float">
            <text:p>53.70499</text:p>
          </table:table-cell>
          <table:table-cell office:value-type="float" office:value="53.02142" calcext:value-type="float">
            <text:p>53.02142</text:p>
          </table:table-cell>
          <table:table-cell office:value-type="float" office:value="42.36007" calcext:value-type="float">
            <text:p>42.36007</text:p>
          </table:table-cell>
          <table:table-cell office:value-type="float" office:value="39.04426" calcext:value-type="float">
            <text:p>39.04426</text:p>
          </table:table-cell>
          <table:table-cell office:value-type="float" office:value="37.59564" calcext:value-type="float">
            <text:p>37.59564</text:p>
          </table:table-cell>
          <table:table-cell office:value-type="float" office:value="40.78395" calcext:value-type="float">
            <text:p>40.78395</text:p>
          </table:table-cell>
          <table:table-cell office:value-type="float" office:value="39.37937" calcext:value-type="float">
            <text:p>39.37937</text:p>
          </table:table-cell>
          <table:table-cell office:value-type="float" office:value="45.09899" calcext:value-type="float">
            <text:p>45.09899</text:p>
          </table:table-cell>
          <table:table-cell office:value-type="float" office:value="42.70169" calcext:value-type="float">
            <text:p>42.70169</text:p>
          </table:table-cell>
          <table:table-cell/>
        </table:table-row>
        <table:table-row table:style-name="ro1">
          <table:table-cell office:value-type="float" office:value="48.95991" calcext:value-type="float">
            <text:p>48.95991</text:p>
          </table:table-cell>
          <table:table-cell office:value-type="float" office:value="46.83103" calcext:value-type="float">
            <text:p>46.83103</text:p>
          </table:table-cell>
          <table:table-cell office:value-type="float" office:value="53.1871" calcext:value-type="float">
            <text:p>53.1871</text:p>
          </table:table-cell>
          <table:table-cell office:value-type="float" office:value="52.49519" calcext:value-type="float">
            <text:p>52.49519</text:p>
          </table:table-cell>
          <table:table-cell office:value-type="float" office:value="41.82498" calcext:value-type="float">
            <text:p>41.82498</text:p>
          </table:table-cell>
          <table:table-cell office:value-type="float" office:value="37.78926" calcext:value-type="float">
            <text:p>37.78926</text:p>
          </table:table-cell>
          <table:table-cell office:value-type="float" office:value="36.26676" calcext:value-type="float">
            <text:p>36.26676</text:p>
          </table:table-cell>
          <table:table-cell office:value-type="float" office:value="39.3871" calcext:value-type="float">
            <text:p>39.3871</text:p>
          </table:table-cell>
          <table:table-cell office:value-type="float" office:value="38.0558" calcext:value-type="float">
            <text:p>38.0558</text:p>
          </table:table-cell>
          <table:table-cell office:value-type="float" office:value="43.71351" calcext:value-type="float">
            <text:p>43.71351</text:p>
          </table:table-cell>
          <table:table-cell office:value-type="float" office:value="41.37663" calcext:value-type="float">
            <text:p>41.37663</text:p>
          </table:table-cell>
          <table:table-cell/>
        </table:table-row>
        <table:table-row table:style-name="ro1">
          <table:table-cell office:value-type="float" office:value="48.3832" calcext:value-type="float">
            <text:p>48.3832</text:p>
          </table:table-cell>
          <table:table-cell office:value-type="float" office:value="45.51238" calcext:value-type="float">
            <text:p>45.51238</text:p>
          </table:table-cell>
          <table:table-cell office:value-type="float" office:value="52.4061" calcext:value-type="float">
            <text:p>52.4061</text:p>
          </table:table-cell>
          <table:table-cell office:value-type="float" office:value="51.70048" calcext:value-type="float">
            <text:p>51.70048</text:p>
          </table:table-cell>
          <table:table-cell office:value-type="float" office:value="41.01814" calcext:value-type="float">
            <text:p>41.01814</text:p>
          </table:table-cell>
          <table:table-cell office:value-type="float" office:value="36.53739" calcext:value-type="float">
            <text:p>36.53739</text:p>
          </table:table-cell>
          <table:table-cell office:value-type="float" office:value="34.93642" calcext:value-type="float">
            <text:p>34.93642</text:p>
          </table:table-cell>
          <table:table-cell office:value-type="float" office:value="37.97945" calcext:value-type="float">
            <text:p>37.97945</text:p>
          </table:table-cell>
          <table:table-cell office:value-type="float" office:value="36.71848" calcext:value-type="float">
            <text:p>36.71848</text:p>
          </table:table-cell>
          <table:table-cell office:value-type="float" office:value="42.31222" calcext:value-type="float">
            <text:p>42.31222</text:p>
          </table:table-cell>
          <table:table-cell office:value-type="float" office:value="40.03039" calcext:value-type="float">
            <text:p>40.03039</text:p>
          </table:table-cell>
          <table:table-cell/>
        </table:table-row>
        <table:table-row table:style-name="ro1">
          <table:table-cell office:value-type="float" office:value="47.67094" calcext:value-type="float">
            <text:p>47.67094</text:p>
          </table:table-cell>
          <table:table-cell office:value-type="float" office:value="44.19165" calcext:value-type="float">
            <text:p>44.19165</text:p>
          </table:table-cell>
          <table:table-cell office:value-type="float" office:value="51.88147" calcext:value-type="float">
            <text:p>51.88147</text:p>
          </table:table-cell>
          <table:table-cell office:value-type="float" office:value="51.16885" calcext:value-type="float">
            <text:p>51.16885</text:p>
          </table:table-cell>
          <table:table-cell office:value-type="float" office:value="40.48923" calcext:value-type="float">
            <text:p>40.48923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33.61675" calcext:value-type="float">
            <text:p>33.61675</text:p>
          </table:table-cell>
          <table:table-cell office:value-type="float" office:value="36.57985" calcext:value-type="float">
            <text:p>36.57985</text:p>
          </table:table-cell>
          <table:table-cell office:value-type="float" office:value="35.37648" calcext:value-type="float">
            <text:p>35.37648</text:p>
          </table:table-cell>
          <table:table-cell office:value-type="float" office:value="40.91048" calcext:value-type="float">
            <text:p>40.91048</text:p>
          </table:table-cell>
          <table:table-cell office:value-type="float" office:value="38.67773" calcext:value-type="float">
            <text:p>38.67773</text:p>
          </table:table-cell>
          <table:table-cell/>
        </table:table-row>
        <table:table-row table:style-name="ro1">
          <table:table-cell office:value-type="float" office:value="47.0827" calcext:value-type="float">
            <text:p>47.0827</text:p>
          </table:table-cell>
          <table:table-cell office:value-type="float" office:value="42.85388" calcext:value-type="float">
            <text:p>42.85388</text:p>
          </table:table-cell>
          <table:table-cell office:value-type="float" office:value="51.10196" calcext:value-type="float">
            <text:p>51.10196</text:p>
          </table:table-cell>
          <table:table-cell office:value-type="float" office:value="50.3694" calcext:value-type="float">
            <text:p>50.3694</text:p>
          </table:table-cell>
          <table:table-cell office:value-type="float" office:value="39.67882" calcext:value-type="float">
            <text:p>39.67882</text:p>
          </table:table-cell>
          <table:table-cell office:value-type="float" office:value="33.97209" calcext:value-type="float">
            <text:p>33.97209</text:p>
          </table:table-cell>
          <table:table-cell office:value-type="float" office:value="32.30881" calcext:value-type="float">
            <text:p>32.30881</text:p>
          </table:table-cell>
          <table:table-cell office:value-type="float" office:value="35.17511" calcext:value-type="float">
            <text:p>35.17511</text:p>
          </table:table-cell>
          <table:table-cell office:value-type="float" office:value="34.05271" calcext:value-type="float">
            <text:p>34.05271</text:p>
          </table:table-cell>
          <table:table-cell office:value-type="float" office:value="39.514" calcext:value-type="float">
            <text:p>39.514</text:p>
          </table:table-cell>
          <table:table-cell office:value-type="float" office:value="37.32923" calcext:value-type="float">
            <text:p>37.32923</text:p>
          </table:table-cell>
          <table:table-cell/>
        </table:table-row>
        <table:table-row table:style-name="ro1">
          <table:table-cell office:value-type="float" office:value="46.35112" calcext:value-type="float">
            <text:p>46.35112</text:p>
          </table:table-cell>
          <table:table-cell office:value-type="float" office:value="41.5383" calcext:value-type="float">
            <text:p>41.5383</text:p>
          </table:table-cell>
          <table:table-cell office:value-type="float" office:value="51.10196" calcext:value-type="float">
            <text:p>51.10196</text:p>
          </table:table-cell>
          <table:table-cell office:value-type="float" office:value="49.82474" calcext:value-type="float">
            <text:p>49.82474</text:p>
          </table:table-cell>
          <table:table-cell office:value-type="float" office:value="39.13718" calcext:value-type="float">
            <text:p>39.13718</text:p>
          </table:table-cell>
          <table:table-cell office:value-type="float" office:value="32.68595" calcext:value-type="float">
            <text:p>32.68595</text:p>
          </table:table-cell>
          <table:table-cell office:value-type="float" office:value="30.9931" calcext:value-type="float">
            <text:p>30.9931</text:p>
          </table:table-cell>
          <table:table-cell office:value-type="float" office:value="33.7767" calcext:value-type="float">
            <text:p>33.7767</text:p>
          </table:table-cell>
          <table:table-cell office:value-type="float" office:value="32.73427" calcext:value-type="float">
            <text:p>32.73427</text:p>
          </table:table-cell>
          <table:table-cell office:value-type="float" office:value="38.10838" calcext:value-type="float">
            <text:p>38.10838</text:p>
          </table:table-cell>
          <table:table-cell office:value-type="float" office:value="35.96587" calcext:value-type="float">
            <text:p>35.96587</text:p>
          </table:table-cell>
          <table:table-cell/>
        </table:table-row>
        <table:table-row table:style-name="ro1">
          <table:table-cell office:value-type="float" office:value="45.75244" calcext:value-type="float">
            <text:p>45.75244</text:p>
          </table:table-cell>
          <table:table-cell office:value-type="float" office:value="40.20107" calcext:value-type="float">
            <text:p>40.20107</text:p>
          </table:table-cell>
          <table:table-cell office:value-type="float" office:value="50.57293" calcext:value-type="float">
            <text:p>50.57293</text:p>
          </table:table-cell>
          <table:table-cell office:value-type="float" office:value="49.00494" calcext:value-type="float">
            <text:p>49.00494</text:p>
          </table:table-cell>
          <table:table-cell office:value-type="float" office:value="38.3229" calcext:value-type="float">
            <text:p>38.3229</text:p>
          </table:table-cell>
          <table:table-cell office:value-type="float" office:value="31.38637" calcext:value-type="float">
            <text:p>31.38637</text:p>
          </table:table-cell>
          <table:table-cell office:value-type="float" office:value="29.68709" calcext:value-type="float">
            <text:p>29.68709</text:p>
          </table:table-cell>
          <table:table-cell office:value-type="float" office:value="32.39201" calcext:value-type="float">
            <text:p>32.39201</text:p>
          </table:table-cell>
          <table:table-cell office:value-type="float" office:value="31.43082" calcext:value-type="float">
            <text:p>31.43082</text:p>
          </table:table-cell>
          <table:table-cell office:value-type="float" office:value="36.70774" calcext:value-type="float">
            <text:p>36.70774</text:p>
          </table:table-cell>
          <table:table-cell office:value-type="float" office:value="34.60328" calcext:value-type="float">
            <text:p>34.60328</text:p>
          </table:table-cell>
          <table:table-cell/>
        </table:table-row>
        <table:table-row table:style-name="ro1">
          <table:table-cell office:value-type="float" office:value="45.016" calcext:value-type="float">
            <text:p>45.016</text:p>
          </table:table-cell>
          <table:table-cell office:value-type="float" office:value="38.85365" calcext:value-type="float">
            <text:p>38.85365</text:p>
          </table:table-cell>
          <table:table-cell office:value-type="float" office:value="49.77557" calcext:value-type="float">
            <text:p>49.77557</text:p>
          </table:table-cell>
          <table:table-cell office:value-type="float" office:value="48.45511" calcext:value-type="float">
            <text:p>48.45511</text:p>
          </table:table-cell>
          <table:table-cell office:value-type="float" office:value="37.77767" calcext:value-type="float">
            <text:p>37.77767</text:p>
          </table:table-cell>
          <table:table-cell office:value-type="float" office:value="30.08967" calcext:value-type="float">
            <text:p>30.08967</text:p>
          </table:table-cell>
          <table:table-cell office:value-type="float" office:value="28.45922" calcext:value-type="float">
            <text:p>28.45922</text:p>
          </table:table-cell>
          <table:table-cell office:value-type="float" office:value="30.99909" calcext:value-type="float">
            <text:p>30.99909</text:p>
          </table:table-cell>
          <table:table-cell office:value-type="float" office:value="30.12356" calcext:value-type="float">
            <text:p>30.12356</text:p>
          </table:table-cell>
          <table:table-cell office:value-type="float" office:value="35.31662" calcext:value-type="float">
            <text:p>35.31662</text:p>
          </table:table-cell>
          <table:table-cell office:value-type="float" office:value="33.25094" calcext:value-type="float">
            <text:p>33.25094</text:p>
          </table:table-cell>
          <table:table-cell/>
        </table:table-row>
        <table:table-row table:style-name="ro1">
          <table:table-cell office:value-type="float" office:value="44.42009" calcext:value-type="float">
            <text:p>44.42009</text:p>
          </table:table-cell>
          <table:table-cell office:value-type="float" office:value="37.51008" calcext:value-type="float">
            <text:p>37.51008</text:p>
          </table:table-cell>
          <table:table-cell office:value-type="float" office:value="49.24044" calcext:value-type="float">
            <text:p>49.24044</text:p>
          </table:table-cell>
          <table:table-cell office:value-type="float" office:value="47.63903" calcext:value-type="float">
            <text:p>47.63903</text:p>
          </table:table-cell>
          <table:table-cell office:value-type="float" office:value="36.97071" calcext:value-type="float">
            <text:p>36.97071</text:p>
          </table:table-cell>
          <table:table-cell office:value-type="float" office:value="28.787" calcext:value-type="float">
            <text:p>28.787</text:p>
          </table:table-cell>
          <table:table-cell office:value-type="float" office:value="27.17684" calcext:value-type="float">
            <text:p>27.17684</text:p>
          </table:table-cell>
          <table:table-cell office:value-type="float" office:value="29.62575" calcext:value-type="float">
            <text:p>29.62575</text:p>
          </table:table-cell>
          <table:table-cell office:value-type="float" office:value="28.83221" calcext:value-type="float">
            <text:p>28.83221</text:p>
          </table:table-cell>
          <table:table-cell office:value-type="float" office:value="33.92967" calcext:value-type="float">
            <text:p>33.92967</text:p>
          </table:table-cell>
          <table:table-cell office:value-type="float" office:value="31.89609" calcext:value-type="float">
            <text:p>31.89609</text:p>
          </table:table-cell>
          <table:table-cell/>
        </table:table-row>
        <table:table-row table:style-name="ro1">
          <table:table-cell office:value-type="float" office:value="44.42009" calcext:value-type="float">
            <text:p>44.42009</text:p>
          </table:table-cell>
          <table:table-cell office:value-type="float" office:value="36.14973" calcext:value-type="float">
            <text:p>36.14973</text:p>
          </table:table-cell>
          <table:table-cell office:value-type="float" office:value="48.42439" calcext:value-type="float">
            <text:p>48.42439</text:p>
          </table:table-cell>
          <table:table-cell office:value-type="float" office:value="47.08645" calcext:value-type="float">
            <text:p>47.08645</text:p>
          </table:table-cell>
          <table:table-cell office:value-type="float" office:value="36.42564" calcext:value-type="float">
            <text:p>36.42564</text:p>
          </table:table-cell>
          <table:table-cell office:value-type="float" office:value="27.48934" calcext:value-type="float">
            <text:p>27.48934</text:p>
          </table:table-cell>
          <table:table-cell office:value-type="float" office:value="25.9117" calcext:value-type="float">
            <text:p>25.9117</text:p>
          </table:table-cell>
          <table:table-cell office:value-type="float" office:value="28.2908" calcext:value-type="float">
            <text:p>28.2908</text:p>
          </table:table-cell>
          <table:table-cell office:value-type="float" office:value="27.53778" calcext:value-type="float">
            <text:p>27.53778</text:p>
          </table:table-cell>
          <table:table-cell office:value-type="float" office:value="32.57167" calcext:value-type="float">
            <text:p>32.57167</text:p>
          </table:table-cell>
          <table:table-cell office:value-type="float" office:value="30.55853" calcext:value-type="float">
            <text:p>30.55853</text:p>
          </table:table-cell>
          <table:table-cell/>
        </table:table-row>
        <table:table-row table:style-name="ro1">
          <table:table-cell office:value-type="float" office:value="43.67769" calcext:value-type="float">
            <text:p>43.67769</text:p>
          </table:table-cell>
          <table:table-cell office:value-type="float" office:value="34.79351" calcext:value-type="float">
            <text:p>34.79351</text:p>
          </table:table-cell>
          <table:table-cell office:value-type="float" office:value="47.88631" calcext:value-type="float">
            <text:p>47.88631</text:p>
          </table:table-cell>
          <table:table-cell office:value-type="float" office:value="46.2548" calcext:value-type="float">
            <text:p>46.2548</text:p>
          </table:table-cell>
          <table:table-cell office:value-type="float" office:value="35.6078" calcext:value-type="float">
            <text:p>35.6078</text:p>
          </table:table-cell>
          <table:table-cell office:value-type="float" office:value="26.22202" calcext:value-type="float">
            <text:p>26.22202</text:p>
          </table:table-cell>
          <table:table-cell office:value-type="float" office:value="24.67753" calcext:value-type="float">
            <text:p>24.67753</text:p>
          </table:table-cell>
          <table:table-cell office:value-type="float" office:value="26.96949" calcext:value-type="float">
            <text:p>26.96949</text:p>
          </table:table-cell>
          <table:table-cell office:value-type="float" office:value="26.28032" calcext:value-type="float">
            <text:p>26.28032</text:p>
          </table:table-cell>
          <table:table-cell office:value-type="float" office:value="31.21517" calcext:value-type="float">
            <text:p>31.21517</text:p>
          </table:table-cell>
          <table:table-cell office:value-type="float" office:value="29.22697" calcext:value-type="float">
            <text:p>29.22697</text:p>
          </table:table-cell>
          <table:table-cell/>
        </table:table-row>
        <table:table-row table:style-name="ro1">
          <table:table-cell office:value-type="float" office:value="43.13566" calcext:value-type="float">
            <text:p>43.13566</text:p>
          </table:table-cell>
          <table:table-cell office:value-type="float" office:value="33.46337" calcext:value-type="float">
            <text:p>33.46337</text:p>
          </table:table-cell>
          <table:table-cell office:value-type="float" office:value="47.06338" calcext:value-type="float">
            <text:p>47.06338</text:p>
          </table:table-cell>
          <table:table-cell office:value-type="float" office:value="46.2548" calcext:value-type="float">
            <text:p>46.2548</text:p>
          </table:table-cell>
          <table:table-cell office:value-type="float" office:value="35.06091" calcext:value-type="float">
            <text:p>35.06091</text:p>
          </table:table-cell>
          <table:table-cell office:value-type="float" office:value="24.96416" calcext:value-type="float">
            <text:p>24.96416</text:p>
          </table:table-cell>
          <table:table-cell office:value-type="float" office:value="23.47266" calcext:value-type="float">
            <text:p>23.47266</text:p>
          </table:table-cell>
          <table:table-cell office:value-type="float" office:value="25.67935" calcext:value-type="float">
            <text:p>25.67935</text:p>
          </table:table-cell>
          <table:table-cell office:value-type="float" office:value="25.04602" calcext:value-type="float">
            <text:p>25.04602</text:p>
          </table:table-cell>
          <table:table-cell office:value-type="float" office:value="29.89168" calcext:value-type="float">
            <text:p>29.89168</text:p>
          </table:table-cell>
          <table:table-cell office:value-type="float" office:value="27.91171" calcext:value-type="float">
            <text:p>27.91171</text:p>
          </table:table-cell>
          <table:table-cell/>
        </table:table-row>
        <table:table-row table:style-name="ro1">
          <table:table-cell office:value-type="float" office:value="42.31973" calcext:value-type="float">
            <text:p>42.31973</text:p>
          </table:table-cell>
          <table:table-cell office:value-type="float" office:value="32.12567" calcext:value-type="float">
            <text:p>32.12567</text:p>
          </table:table-cell>
          <table:table-cell office:value-type="float" office:value="46.51271" calcext:value-type="float">
            <text:p>46.51271</text:p>
          </table:table-cell>
          <table:table-cell office:value-type="float" office:value="45.69877" calcext:value-type="float">
            <text:p>45.69877</text:p>
          </table:table-cell>
          <table:table-cell office:value-type="float" office:value="34.24367" calcext:value-type="float">
            <text:p>34.24367</text:p>
          </table:table-cell>
          <table:table-cell office:value-type="float" office:value="23.73238" calcext:value-type="float">
            <text:p>23.73238</text:p>
          </table:table-cell>
          <table:table-cell office:value-type="float" office:value="22.31114" calcext:value-type="float">
            <text:p>22.31114</text:p>
          </table:table-cell>
          <table:table-cell office:value-type="float" office:value="24.44589" calcext:value-type="float">
            <text:p>24.44589</text:p>
          </table:table-cell>
          <table:table-cell office:value-type="float" office:value="23.8467" calcext:value-type="float">
            <text:p>23.8467</text:p>
          </table:table-cell>
          <table:table-cell office:value-type="float" office:value="28.60876" calcext:value-type="float">
            <text:p>28.60876</text:p>
          </table:table-cell>
          <table:table-cell office:value-type="float" office:value="26.63271" calcext:value-type="float">
            <text:p>26.63271</text:p>
          </table:table-cell>
          <table:table-cell/>
        </table:table-row>
        <table:table-row table:style-name="ro1">
          <table:table-cell office:value-type="float" office:value="41.77375" calcext:value-type="float">
            <text:p>41.77375</text:p>
          </table:table-cell>
          <table:table-cell office:value-type="float" office:value="30.8009" calcext:value-type="float">
            <text:p>30.8009</text:p>
          </table:table-cell>
          <table:table-cell office:value-type="float" office:value="45.68378" calcext:value-type="float">
            <text:p>45.68378</text:p>
          </table:table-cell>
          <table:table-cell office:value-type="float" office:value="44.87113" calcext:value-type="float">
            <text:p>44.87113</text:p>
          </table:table-cell>
          <table:table-cell office:value-type="float" office:value="33.70069" calcext:value-type="float">
            <text:p>33.70069</text:p>
          </table:table-cell>
          <table:table-cell office:value-type="float" office:value="22.53632" calcext:value-type="float">
            <text:p>22.53632</text:p>
          </table:table-cell>
          <table:table-cell office:value-type="float" office:value="21.2019" calcext:value-type="float">
            <text:p>21.2019</text:p>
          </table:table-cell>
          <table:table-cell office:value-type="float" office:value="23.27323" calcext:value-type="float">
            <text:p>23.27323</text:p>
          </table:table-cell>
          <table:table-cell office:value-type="float" office:value="22.69026" calcext:value-type="float">
            <text:p>22.69026</text:p>
          </table:table-cell>
          <table:table-cell office:value-type="float" office:value="27.41193" calcext:value-type="float">
            <text:p>27.41193</text:p>
          </table:table-cell>
          <table:table-cell office:value-type="float" office:value="25.37105" calcext:value-type="float">
            <text:p>25.37105</text:p>
          </table:table-cell>
          <table:table-cell/>
        </table:table-row>
        <table:table-row table:style-name="ro1">
          <table:table-cell office:value-type="float" office:value="40.96215" calcext:value-type="float">
            <text:p>40.96215</text:p>
          </table:table-cell>
          <table:table-cell office:value-type="float" office:value="29.47693" calcext:value-type="float">
            <text:p>29.47693</text:p>
          </table:table-cell>
          <table:table-cell office:value-type="float" office:value="45.12943" calcext:value-type="float">
            <text:p>45.12943</text:p>
          </table:table-cell>
          <table:table-cell office:value-type="float" office:value="44.31251" calcext:value-type="float">
            <text:p>44.31251</text:p>
          </table:table-cell>
          <table:table-cell office:value-type="float" office:value="32.90844" calcext:value-type="float">
            <text:p>32.90844</text:p>
          </table:table-cell>
          <table:table-cell office:value-type="float" office:value="21.38489" calcext:value-type="float">
            <text:p>21.38489</text:p>
          </table:table-cell>
          <table:table-cell office:value-type="float" office:value="20.16029" calcext:value-type="float">
            <text:p>20.16029</text:p>
          </table:table-cell>
          <table:table-cell office:value-type="float" office:value="22.15384" calcext:value-type="float">
            <text:p>22.15384</text:p>
          </table:table-cell>
          <table:table-cell office:value-type="float" office:value="21.59853" calcext:value-type="float">
            <text:p>21.59853</text:p>
          </table:table-cell>
          <table:table-cell office:value-type="float" office:value="26.20638" calcext:value-type="float">
            <text:p>26.20638</text:p>
          </table:table-cell>
          <table:table-cell office:value-type="float" office:value="24.15799" calcext:value-type="float">
            <text:p>24.15799</text:p>
          </table:table-cell>
          <table:table-cell/>
        </table:table-row>
        <table:table-row table:style-name="ro1">
          <table:table-cell office:value-type="float" office:value="40.41158" calcext:value-type="float">
            <text:p>40.41158</text:p>
          </table:table-cell>
          <table:table-cell office:value-type="float" office:value="28.15774" calcext:value-type="float">
            <text:p>28.15774</text:p>
          </table:table-cell>
          <table:table-cell office:value-type="float" office:value="44.30404" calcext:value-type="float">
            <text:p>44.30404</text:p>
          </table:table-cell>
          <table:table-cell office:value-type="float" office:value="43.47299" calcext:value-type="float">
            <text:p>43.47299</text:p>
          </table:table-cell>
          <table:table-cell office:value-type="float" office:value="32.37337" calcext:value-type="float">
            <text:p>32.37337</text:p>
          </table:table-cell>
          <table:table-cell office:value-type="float" office:value="20.28343" calcext:value-type="float">
            <text:p>20.28343</text:p>
          </table:table-cell>
          <table:table-cell office:value-type="float" office:value="19.20588" calcext:value-type="float">
            <text:p>19.20588</text:p>
          </table:table-cell>
          <table:table-cell office:value-type="float" office:value="21.11196" calcext:value-type="float">
            <text:p>21.11196</text:p>
          </table:table-cell>
          <table:table-cell office:value-type="float" office:value="20.56489" calcext:value-type="float">
            <text:p>20.56489</text:p>
          </table:table-cell>
          <table:table-cell office:value-type="float" office:value="25.06126" calcext:value-type="float">
            <text:p>25.06126</text:p>
          </table:table-cell>
          <table:table-cell office:value-type="float" office:value="22.98307" calcext:value-type="float">
            <text:p>22.98307</text:p>
          </table:table-cell>
          <table:table-cell/>
        </table:table-row>
        <table:table-row table:style-name="ro1">
          <table:table-cell office:value-type="float" office:value="39.58561" calcext:value-type="float">
            <text:p>39.58561</text:p>
          </table:table-cell>
          <table:table-cell office:value-type="float" office:value="26.86007" calcext:value-type="float">
            <text:p>26.86007</text:p>
          </table:table-cell>
          <table:table-cell office:value-type="float" office:value="43.74663" calcext:value-type="float">
            <text:p>43.74663</text:p>
          </table:table-cell>
          <table:table-cell office:value-type="float" office:value="42.91216" calcext:value-type="float">
            <text:p>42.91216</text:p>
          </table:table-cell>
          <table:table-cell office:value-type="float" office:value="31.57513" calcext:value-type="float">
            <text:p>31.57513</text:p>
          </table:table-cell>
          <table:table-cell office:value-type="float" office:value="19.24878" calcext:value-type="float">
            <text:p>19.24878</text:p>
          </table:table-cell>
          <table:table-cell office:value-type="float" office:value="18.34464" calcext:value-type="float">
            <text:p>18.34464</text:p>
          </table:table-cell>
          <table:table-cell office:value-type="float" office:value="20.16178" calcext:value-type="float">
            <text:p>20.16178</text:p>
          </table:table-cell>
          <table:table-cell office:value-type="float" office:value="19.61846" calcext:value-type="float">
            <text:p>19.61846</text:p>
          </table:table-cell>
          <table:table-cell office:value-type="float" office:value="23.98007" calcext:value-type="float">
            <text:p>23.98007</text:p>
          </table:table-cell>
          <table:table-cell office:value-type="float" office:value="21.858" calcext:value-type="float">
            <text:p>21.858</text:p>
          </table:table-cell>
          <table:table-cell/>
        </table:table-row>
        <table:table-row table:style-name="ro1">
          <table:table-cell office:value-type="float" office:value="39.03379" calcext:value-type="float">
            <text:p>39.03379</text:p>
          </table:table-cell>
          <table:table-cell office:value-type="float" office:value="25.58244" calcext:value-type="float">
            <text:p>25.58244</text:p>
          </table:table-cell>
          <table:table-cell office:value-type="float" office:value="42.90876" calcext:value-type="float">
            <text:p>42.90876</text:p>
          </table:table-cell>
          <table:table-cell office:value-type="float" office:value="42.066" calcext:value-type="float">
            <text:p>42.066</text:p>
          </table:table-cell>
          <table:table-cell office:value-type="float" office:value="31.03854" calcext:value-type="float">
            <text:p>31.03854</text:p>
          </table:table-cell>
          <table:table-cell office:value-type="float" office:value="18.31907" calcext:value-type="float">
            <text:p>18.31907</text:p>
          </table:table-cell>
          <table:table-cell office:value-type="float" office:value="17.61028" calcext:value-type="float">
            <text:p>17.61028</text:p>
          </table:table-cell>
          <table:table-cell office:value-type="float" office:value="19.31907" calcext:value-type="float">
            <text:p>19.31907</text:p>
          </table:table-cell>
          <table:table-cell office:value-type="float" office:value="18.76633" calcext:value-type="float">
            <text:p>18.76633</text:p>
          </table:table-cell>
          <table:table-cell office:value-type="float" office:value="22.97041" calcext:value-type="float">
            <text:p>22.97041</text:p>
          </table:table-cell>
          <table:table-cell office:value-type="float" office:value="20.80004" calcext:value-type="float">
            <text:p>20.80004</text:p>
          </table:table-cell>
          <table:table-cell/>
        </table:table-row>
        <table:table-row table:style-name="ro1">
          <table:table-cell office:value-type="float" office:value="38.20444" calcext:value-type="float">
            <text:p>38.20444</text:p>
          </table:table-cell>
          <table:table-cell office:value-type="float" office:value="24.33264" calcext:value-type="float">
            <text:p>24.33264</text:p>
          </table:table-cell>
          <table:table-cell office:value-type="float" office:value="42.34925" calcext:value-type="float">
            <text:p>42.34925</text:p>
          </table:table-cell>
          <table:table-cell office:value-type="float" office:value="41.50984" calcext:value-type="float">
            <text:p>41.50984</text:p>
          </table:table-cell>
          <table:table-cell office:value-type="float" office:value="30.23496" calcext:value-type="float">
            <text:p>30.23496</text:p>
          </table:table-cell>
          <table:table-cell office:value-type="float" office:value="17.48946" calcext:value-type="float">
            <text:p>17.48946</text:p>
          </table:table-cell>
          <table:table-cell office:value-type="float" office:value="17.01142" calcext:value-type="float">
            <text:p>17.01142</text:p>
          </table:table-cell>
          <table:table-cell office:value-type="float" office:value="18.60007" calcext:value-type="float">
            <text:p>18.60007</text:p>
          </table:table-cell>
          <table:table-cell office:value-type="float" office:value="18.02748" calcext:value-type="float">
            <text:p>18.02748</text:p>
          </table:table-cell>
          <table:table-cell office:value-type="float" office:value="22.03246" calcext:value-type="float">
            <text:p>22.03246</text:p>
          </table:table-cell>
          <table:table-cell office:value-type="float" office:value="19.82154" calcext:value-type="float">
            <text:p>19.82154</text:p>
          </table:table-cell>
          <table:table-cell/>
        </table:table-row>
        <table:table-row table:style-name="ro1">
          <table:table-cell office:value-type="float" office:value="37.64952" calcext:value-type="float">
            <text:p>37.64952</text:p>
          </table:table-cell>
          <table:table-cell office:value-type="float" office:value="23.11828" calcext:value-type="float">
            <text:p>23.11828</text:p>
          </table:table-cell>
          <table:table-cell office:value-type="float" office:value="41.51738" calcext:value-type="float">
            <text:p>41.51738</text:p>
          </table:table-cell>
          <table:table-cell office:value-type="float" office:value="40.66348" calcext:value-type="float">
            <text:p>40.66348</text:p>
          </table:table-cell>
          <table:table-cell office:value-type="float" office:value="29.70051" calcext:value-type="float">
            <text:p>29.70051</text:p>
          </table:table-cell>
          <table:table-cell office:value-type="float" office:value="16.81026" calcext:value-type="float">
            <text:p>16.81026</text:p>
          </table:table-cell>
          <table:table-cell office:value-type="float" office:value="16.55538" calcext:value-type="float">
            <text:p>16.55538</text:p>
          </table:table-cell>
          <table:table-cell office:value-type="float" office:value="18.02617" calcext:value-type="float">
            <text:p>18.02617</text:p>
          </table:table-cell>
          <table:table-cell office:value-type="float" office:value="17.43846" calcext:value-type="float">
            <text:p>17.43846</text:p>
          </table:table-cell>
          <table:table-cell office:value-type="float" office:value="21.18847" calcext:value-type="float">
            <text:p>21.18847</text:p>
          </table:table-cell>
          <table:table-cell office:value-type="float" office:value="18.94001" calcext:value-type="float">
            <text:p>18.94001</text:p>
          </table:table-cell>
          <table:table-cell/>
        </table:table-row>
        <table:table-row table:style-name="ro1">
          <table:table-cell office:value-type="float" office:value="36.82846" calcext:value-type="float">
            <text:p>36.82846</text:p>
          </table:table-cell>
          <table:table-cell office:value-type="float" office:value="21.94998" calcext:value-type="float">
            <text:p>21.94998</text:p>
          </table:table-cell>
          <table:table-cell office:value-type="float" office:value="40.95614" calcext:value-type="float">
            <text:p>40.95614</text:p>
          </table:table-cell>
          <table:table-cell office:value-type="float" office:value="40.09958" calcext:value-type="float">
            <text:p>40.09958</text:p>
          </table:table-cell>
          <table:table-cell office:value-type="float" office:value="28.91742" calcext:value-type="float">
            <text:p>28.91742</text:p>
          </table:table-cell>
          <table:table-cell office:value-type="float" office:value="16.27646" calcext:value-type="float">
            <text:p>16.27646</text:p>
          </table:table-cell>
          <table:table-cell office:value-type="float" office:value="16.47335" calcext:value-type="float">
            <text:p>16.47335</text:p>
          </table:table-cell>
          <table:table-cell office:value-type="float" office:value="17.57676" calcext:value-type="float">
            <text:p>17.57676</text:p>
          </table:table-cell>
          <table:table-cell office:value-type="float" office:value="16.97137" calcext:value-type="float">
            <text:p>16.97137</text:p>
          </table:table-cell>
          <table:table-cell office:value-type="float" office:value="20.45865" calcext:value-type="float">
            <text:p>20.45865</text:p>
          </table:table-cell>
          <table:table-cell office:value-type="float" office:value="18.18204" calcext:value-type="float">
            <text:p>18.18204</text:p>
          </table:table-cell>
          <table:table-cell/>
        </table:table-row>
        <table:table-row table:style-name="ro1">
          <table:table-cell office:value-type="float" office:value="36.27427" calcext:value-type="float">
            <text:p>36.27427</text:p>
          </table:table-cell>
          <table:table-cell office:value-type="float" office:value="20.8408" calcext:value-type="float">
            <text:p>20.8408</text:p>
          </table:table-cell>
          <table:table-cell office:value-type="float" office:value="40.10993" calcext:value-type="float">
            <text:p>40.10993</text:p>
          </table:table-cell>
          <table:table-cell office:value-type="float" office:value="39.25496" calcext:value-type="float">
            <text:p>39.25496</text:p>
          </table:table-cell>
          <table:table-cell office:value-type="float" office:value="28.39305" calcext:value-type="float">
            <text:p>28.39305</text:p>
          </table:table-cell>
          <table:table-cell office:value-type="float" office:value="15.86561" calcext:value-type="float">
            <text:p>15.86561</text:p>
          </table:table-cell>
          <table:table-cell office:value-type="float" office:value="16.22434" calcext:value-type="float">
            <text:p>16.22434</text:p>
          </table:table-cell>
          <table:table-cell office:value-type="float" office:value="17.26381" calcext:value-type="float">
            <text:p>17.26381</text:p>
          </table:table-cell>
          <table:table-cell office:value-type="float" office:value="16.61116" calcext:value-type="float">
            <text:p>16.61116</text:p>
          </table:table-cell>
          <table:table-cell office:value-type="float" office:value="19.83022" calcext:value-type="float">
            <text:p>19.83022</text:p>
          </table:table-cell>
          <table:table-cell office:value-type="float" office:value="17.54355" calcext:value-type="float">
            <text:p>17.54355</text:p>
          </table:table-cell>
          <table:table-cell/>
        </table:table-row>
        <table:table-row table:style-name="ro1">
          <table:table-cell office:value-type="float" office:value="35.44329" calcext:value-type="float">
            <text:p>35.44329</text:p>
          </table:table-cell>
          <table:table-cell office:value-type="float" office:value="19.81145" calcext:value-type="float">
            <text:p>19.81145</text:p>
          </table:table-cell>
          <table:table-cell office:value-type="float" office:value="39.54569" calcext:value-type="float">
            <text:p>39.54569</text:p>
          </table:table-cell>
          <table:table-cell office:value-type="float" office:value="38.68809" calcext:value-type="float">
            <text:p>38.68809</text:p>
          </table:table-cell>
          <table:table-cell office:value-type="float" office:value="27.61365" calcext:value-type="float">
            <text:p>27.61365</text:p>
          </table:table-cell>
          <table:table-cell office:value-type="float" office:value="15.59872" calcext:value-type="float">
            <text:p>15.59872</text:p>
          </table:table-cell>
          <table:table-cell office:value-type="float" office:value="16.2108" calcext:value-type="float">
            <text:p>16.2108</text:p>
          </table:table-cell>
          <table:table-cell office:value-type="float" office:value="17.05638" calcext:value-type="float">
            <text:p>17.05638</text:p>
          </table:table-cell>
          <table:table-cell office:value-type="float" office:value="16.37056" calcext:value-type="float">
            <text:p>16.37056</text:p>
          </table:table-cell>
          <table:table-cell office:value-type="float" office:value="19.31201" calcext:value-type="float">
            <text:p>19.31201</text:p>
          </table:table-cell>
          <table:table-cell office:value-type="float" office:value="17.06914" calcext:value-type="float">
            <text:p>17.06914</text:p>
          </table:table-cell>
          <table:table-cell/>
        </table:table-row>
        <table:table-row table:style-name="ro1">
          <table:table-cell office:value-type="float" office:value="34.8879" calcext:value-type="float">
            <text:p>34.8879</text:p>
          </table:table-cell>
          <table:table-cell office:value-type="float" office:value="18.86596" calcext:value-type="float">
            <text:p>18.86596</text:p>
          </table:table-cell>
          <table:table-cell office:value-type="float" office:value="38.70028" calcext:value-type="float">
            <text:p>38.70028</text:p>
          </table:table-cell>
          <table:table-cell office:value-type="float" office:value="37.84613" calcext:value-type="float">
            <text:p>37.84613</text:p>
          </table:table-cell>
          <table:table-cell office:value-type="float" office:value="27.09646" calcext:value-type="float">
            <text:p>27.09646</text:p>
          </table:table-cell>
          <table:table-cell office:value-type="float" office:value="15.47265" calcext:value-type="float">
            <text:p>15.47265</text:p>
          </table:table-cell>
          <table:table-cell office:value-type="float" office:value="16.02187" calcext:value-type="float">
            <text:p>16.02187</text:p>
          </table:table-cell>
          <table:table-cell office:value-type="float" office:value="16.96602" calcext:value-type="float">
            <text:p>16.96602</text:p>
          </table:table-cell>
          <table:table-cell office:value-type="float" office:value="16.24147" calcext:value-type="float">
            <text:p>16.24147</text:p>
          </table:table-cell>
          <table:table-cell office:value-type="float" office:value="18.91507" calcext:value-type="float">
            <text:p>18.91507</text:p>
          </table:table-cell>
          <table:table-cell office:value-type="float" office:value="16.71814" calcext:value-type="float">
            <text:p>16.71814</text:p>
          </table:table-cell>
          <table:table-cell/>
        </table:table-row>
        <table:table-row table:style-name="ro1">
          <table:table-cell office:value-type="float" office:value="34.05855" calcext:value-type="float">
            <text:p>34.05855</text:p>
          </table:table-cell>
          <table:table-cell office:value-type="float" office:value="18.0285" calcext:value-type="float">
            <text:p>18.0285</text:p>
          </table:table-cell>
          <table:table-cell office:value-type="float" office:value="38.13581" calcext:value-type="float">
            <text:p>38.13581</text:p>
          </table:table-cell>
          <table:table-cell office:value-type="float" office:value="37.28168" calcext:value-type="float">
            <text:p>37.28168</text:p>
          </table:table-cell>
          <table:table-cell office:value-type="float" office:value="26.33379" calcext:value-type="float">
            <text:p>26.33379</text:p>
          </table:table-cell>
          <table:table-cell office:value-type="float" office:value="15.49292" calcext:value-type="float">
            <text:p>15.49292</text:p>
          </table:table-cell>
          <table:table-cell office:value-type="float" office:value="16.07124" calcext:value-type="float">
            <text:p>16.07124</text:p>
          </table:table-cell>
          <table:table-cell office:value-type="float" office:value="17.00413" calcext:value-type="float">
            <text:p>17.00413</text:p>
          </table:table-cell>
          <table:table-cell office:value-type="float" office:value="16.26868" calcext:value-type="float">
            <text:p>16.26868</text:p>
          </table:table-cell>
          <table:table-cell office:value-type="float" office:value="18.63199" calcext:value-type="float">
            <text:p>18.63199</text:p>
          </table:table-cell>
          <table:table-cell office:value-type="float" office:value="16.67937" calcext:value-type="float">
            <text:p>16.67937</text:p>
          </table:table-cell>
          <table:table-cell/>
        </table:table-row>
        <table:table-row table:style-name="ro1">
          <table:table-cell office:value-type="float" office:value="33.5068" calcext:value-type="float">
            <text:p>33.5068</text:p>
          </table:table-cell>
          <table:table-cell office:value-type="float" office:value="17.32081" calcext:value-type="float">
            <text:p>17.32081</text:p>
          </table:table-cell>
          <table:table-cell office:value-type="float" office:value="37.3011" calcext:value-type="float">
            <text:p>37.3011</text:p>
          </table:table-cell>
          <table:table-cell office:value-type="float" office:value="36.43841" calcext:value-type="float">
            <text:p>36.43841</text:p>
          </table:table-cell>
          <table:table-cell office:value-type="float" office:value="25.84136" calcext:value-type="float">
            <text:p>25.84136</text:p>
          </table:table-cell>
          <table:table-cell office:value-type="float" office:value="15.63988" calcext:value-type="float">
            <text:p>15.63988</text:p>
          </table:table-cell>
          <table:table-cell office:value-type="float" office:value="15.94885" calcext:value-type="float">
            <text:p>15.94885</text:p>
          </table:table-cell>
          <table:table-cell office:value-type="float" office:value="17.16805" calcext:value-type="float">
            <text:p>17.16805</text:p>
          </table:table-cell>
          <table:table-cell office:value-type="float" office:value="16.42971" calcext:value-type="float">
            <text:p>16.42971</text:p>
          </table:table-cell>
          <table:table-cell office:value-type="float" office:value="18.46634" calcext:value-type="float">
            <text:p>18.46634</text:p>
          </table:table-cell>
          <table:table-cell office:value-type="float" office:value="16.48598" calcext:value-type="float">
            <text:p>16.48598</text:p>
          </table:table-cell>
          <table:table-cell/>
        </table:table-row>
        <table:table-row table:style-name="ro1">
          <table:table-cell office:value-type="float" office:value="32.69117" calcext:value-type="float">
            <text:p>32.69117</text:p>
          </table:table-cell>
          <table:table-cell office:value-type="float" office:value="16.75561" calcext:value-type="float">
            <text:p>16.75561</text:p>
          </table:table-cell>
          <table:table-cell office:value-type="float" office:value="36.73506" calcext:value-type="float">
            <text:p>36.73506</text:p>
          </table:table-cell>
          <table:table-cell office:value-type="float" office:value="35.87887" calcext:value-type="float">
            <text:p>35.87887</text:p>
          </table:table-cell>
          <table:table-cell office:value-type="float" office:value="25.30483" calcext:value-type="float">
            <text:p>25.30483</text:p>
          </table:table-cell>
          <table:table-cell office:value-type="float" office:value="15.92926" calcext:value-type="float">
            <text:p>15.92926</text:p>
          </table:table-cell>
          <table:table-cell office:value-type="float" office:value="16.04398" calcext:value-type="float">
            <text:p>16.04398</text:p>
          </table:table-cell>
          <table:table-cell office:value-type="float" office:value="17.44581" calcext:value-type="float">
            <text:p>17.44581</text:p>
          </table:table-cell>
          <table:table-cell office:value-type="float" office:value="16.72116" calcext:value-type="float">
            <text:p>16.72116</text:p>
          </table:table-cell>
          <table:table-cell office:value-type="float" office:value="18.43639" calcext:value-type="float">
            <text:p>18.43639</text:p>
          </table:table-cell>
          <table:table-cell office:value-type="float" office:value="16.4952" calcext:value-type="float">
            <text:p>16.4952</text:p>
          </table:table-cell>
          <table:table-cell/>
        </table:table-row>
        <table:table-row table:style-name="ro1">
          <table:table-cell office:value-type="float" office:value="31.32173" calcext:value-type="float">
            <text:p>31.32173</text:p>
          </table:table-cell>
          <table:table-cell office:value-type="float" office:value="16.35743" calcext:value-type="float">
            <text:p>16.35743</text:p>
          </table:table-cell>
          <table:table-cell office:value-type="float" office:value="35.88884" calcext:value-type="float">
            <text:p>35.88884</text:p>
          </table:table-cell>
          <table:table-cell office:value-type="float" office:value="35.03991" calcext:value-type="float">
            <text:p>35.03991</text:p>
          </table:table-cell>
          <table:table-cell office:value-type="float" office:value="24.61855" calcext:value-type="float">
            <text:p>24.61855</text:p>
          </table:table-cell>
          <table:table-cell office:value-type="float" office:value="16.33105" calcext:value-type="float">
            <text:p>16.33105</text:p>
          </table:table-cell>
          <table:table-cell office:value-type="float" office:value="16.0025" calcext:value-type="float">
            <text:p>16.0025</text:p>
          </table:table-cell>
          <table:table-cell office:value-type="float" office:value="17.85267" calcext:value-type="float">
            <text:p>17.85267</text:p>
          </table:table-cell>
          <table:table-cell office:value-type="float" office:value="17.1295" calcext:value-type="float">
            <text:p>17.1295</text:p>
          </table:table-cell>
          <table:table-cell office:value-type="float" office:value="18.53918" calcext:value-type="float">
            <text:p>18.53918</text:p>
          </table:table-cell>
          <table:table-cell office:value-type="float" office:value="16.35532" calcext:value-type="float">
            <text:p>16.35532</text:p>
          </table:table-cell>
          <table:table-cell/>
        </table:table-row>
        <table:table-row table:style-name="ro1">
          <table:table-cell office:value-type="float" office:value="30.77828" calcext:value-type="float">
            <text:p>30.77828</text:p>
          </table:table-cell>
          <table:table-cell office:value-type="float" office:value="16.09647" calcext:value-type="float">
            <text:p>16.09647</text:p>
          </table:table-cell>
          <table:table-cell office:value-type="float" office:value="35.32531" calcext:value-type="float">
            <text:p>35.32531</text:p>
          </table:table-cell>
          <table:table-cell office:value-type="float" office:value="34.49402" calcext:value-type="float">
            <text:p>34.49402</text:p>
          </table:table-cell>
          <table:table-cell office:value-type="float" office:value="24.09904" calcext:value-type="float">
            <text:p>24.09904</text:p>
          </table:table-cell>
          <table:table-cell office:value-type="float" office:value="16.86077" calcext:value-type="float">
            <text:p>16.86077</text:p>
          </table:table-cell>
          <table:table-cell office:value-type="float" office:value="16.15437" calcext:value-type="float">
            <text:p>16.15437</text:p>
          </table:table-cell>
          <table:table-cell office:value-type="float" office:value="18.37501" calcext:value-type="float">
            <text:p>18.37501</text:p>
          </table:table-cell>
          <table:table-cell office:value-type="float" office:value="17.63843" calcext:value-type="float">
            <text:p>17.63843</text:p>
          </table:table-cell>
          <table:table-cell office:value-type="float" office:value="18.76204" calcext:value-type="float">
            <text:p>18.76204</text:p>
          </table:table-cell>
          <table:table-cell office:value-type="float" office:value="16.41055" calcext:value-type="float">
            <text:p>16.41055</text:p>
          </table:table-cell>
          <table:table-cell/>
        </table:table-row>
        <table:table-row table:style-name="ro1">
          <table:table-cell office:value-type="float" office:value="29.96794" calcext:value-type="float">
            <text:p>29.96794</text:p>
          </table:table-cell>
          <table:table-cell office:value-type="float" office:value="15.95111" calcext:value-type="float">
            <text:p>15.95111</text:p>
          </table:table-cell>
          <table:table-cell office:value-type="float" office:value="34.48722" calcext:value-type="float">
            <text:p>34.48722</text:p>
          </table:table-cell>
          <table:table-cell office:value-type="float" office:value="33.66668" calcext:value-type="float">
            <text:p>33.66668</text:p>
          </table:table-cell>
          <table:table-cell office:value-type="float" office:value="23.44238" calcext:value-type="float">
            <text:p>23.44238</text:p>
          </table:table-cell>
          <table:table-cell office:value-type="float" office:value="17.49202" calcext:value-type="float">
            <text:p>17.49202</text:p>
          </table:table-cell>
          <table:table-cell office:value-type="float" office:value="16.17798" calcext:value-type="float">
            <text:p>16.17798</text:p>
          </table:table-cell>
          <table:table-cell office:value-type="float" office:value="18.98891" calcext:value-type="float">
            <text:p>18.98891</text:p>
          </table:table-cell>
          <table:table-cell office:value-type="float" office:value="18.24948" calcext:value-type="float">
            <text:p>18.24948</text:p>
          </table:table-cell>
          <table:table-cell office:value-type="float" office:value="19.09257" calcext:value-type="float">
            <text:p>19.09257</text:p>
          </table:table-cell>
          <table:table-cell office:value-type="float" office:value="16.3253" calcext:value-type="float">
            <text:p>16.3253</text:p>
          </table:table-cell>
          <table:table-cell/>
        </table:table-row>
        <table:table-row table:style-name="ro1">
          <table:table-cell office:value-type="float" office:value="29.43877" calcext:value-type="float">
            <text:p>29.43877</text:p>
          </table:table-cell>
          <table:table-cell office:value-type="float" office:value="15.92816" calcext:value-type="float">
            <text:p>15.92816</text:p>
          </table:table-cell>
          <table:table-cell office:value-type="float" office:value="33.93133" calcext:value-type="float">
            <text:p>33.93133</text:p>
          </table:table-cell>
          <table:table-cell office:value-type="float" office:value="33.1171" calcext:value-type="float">
            <text:p>33.1171</text:p>
          </table:table-cell>
          <table:table-cell office:value-type="float" office:value="22.94339" calcext:value-type="float">
            <text:p>22.94339</text:p>
          </table:table-cell>
          <table:table-cell office:value-type="float" office:value="18.22922" calcext:value-type="float">
            <text:p>18.22922</text:p>
          </table:table-cell>
          <table:table-cell office:value-type="float" office:value="16.38519" calcext:value-type="float">
            <text:p>16.38519</text:p>
          </table:table-cell>
          <table:table-cell office:value-type="float" office:value="19.70951" calcext:value-type="float">
            <text:p>19.70951</text:p>
          </table:table-cell>
          <table:table-cell office:value-type="float" office:value="18.96821" calcext:value-type="float">
            <text:p>18.96821</text:p>
          </table:table-cell>
          <table:table-cell office:value-type="float" office:value="19.54767" calcext:value-type="float">
            <text:p>19.54767</text:p>
          </table:table-cell>
          <table:table-cell office:value-type="float" office:value="16.44691" calcext:value-type="float">
            <text:p>16.44691</text:p>
          </table:table-cell>
          <table:table-cell/>
        </table:table-row>
        <table:table-row table:style-name="ro1">
          <table:table-cell office:value-type="float" office:value="28.63295" calcext:value-type="float">
            <text:p>28.63295</text:p>
          </table:table-cell>
          <table:table-cell office:value-type="float" office:value="16.0173" calcext:value-type="float">
            <text:p>16.0173</text:p>
          </table:table-cell>
          <table:table-cell office:value-type="float" office:value="32.55708" calcext:value-type="float">
            <text:p>32.55708</text:p>
          </table:table-cell>
          <table:table-cell office:value-type="float" office:value="32.29454" calcext:value-type="float">
            <text:p>32.29454</text:p>
          </table:table-cell>
          <table:table-cell office:value-type="float" office:value="22.30955" calcext:value-type="float">
            <text:p>22.30955</text:p>
          </table:table-cell>
          <table:table-cell office:value-type="float" office:value="19.05702" calcext:value-type="float">
            <text:p>19.05702</text:p>
          </table:table-cell>
          <table:table-cell office:value-type="float" office:value="16.46414" calcext:value-type="float">
            <text:p>16.46414</text:p>
          </table:table-cell>
          <table:table-cell office:value-type="float" office:value="20.5105" calcext:value-type="float">
            <text:p>20.5105</text:p>
          </table:table-cell>
          <table:table-cell office:value-type="float" office:value="19.77111" calcext:value-type="float">
            <text:p>19.77111</text:p>
          </table:table-cell>
          <table:table-cell office:value-type="float" office:value="20.11267" calcext:value-type="float">
            <text:p>20.11267</text:p>
          </table:table-cell>
          <table:table-cell office:value-type="float" office:value="16.42438" calcext:value-type="float">
            <text:p>16.42438</text:p>
          </table:table-cell>
          <table:table-cell/>
        </table:table-row>
        <table:table-row table:style-name="ro1">
          <table:table-cell office:value-type="float" office:value="27.30602" calcext:value-type="float">
            <text:p>27.30602</text:p>
          </table:table-cell>
          <table:table-cell office:value-type="float" office:value="16.23103" calcext:value-type="float">
            <text:p>16.23103</text:p>
          </table:table-cell>
          <table:table-cell office:value-type="float" office:value="31.93588" calcext:value-type="float">
            <text:p>31.93588</text:p>
          </table:table-cell>
          <table:table-cell office:value-type="float" office:value="31.75367" calcext:value-type="float">
            <text:p>31.75367</text:p>
          </table:table-cell>
          <table:table-cell office:value-type="float" office:value="21.84116" calcext:value-type="float">
            <text:p>21.84116</text:p>
          </table:table-cell>
          <table:table-cell office:value-type="float" office:value="19.97134" calcext:value-type="float">
            <text:p>19.97134</text:p>
          </table:table-cell>
          <table:table-cell office:value-type="float" office:value="16.7214" calcext:value-type="float">
            <text:p>16.7214</text:p>
          </table:table-cell>
          <table:table-cell office:value-type="float" office:value="21.26595" calcext:value-type="float">
            <text:p>21.26595</text:p>
          </table:table-cell>
          <table:table-cell office:value-type="float" office:value="20.64742" calcext:value-type="float">
            <text:p>20.64742</text:p>
          </table:table-cell>
          <table:table-cell office:value-type="float" office:value="20.76413" calcext:value-type="float">
            <text:p>20.76413</text:p>
          </table:table-cell>
          <table:table-cell office:value-type="float" office:value="16.60414" calcext:value-type="float">
            <text:p>16.60414</text:p>
          </table:table-cell>
          <table:table-cell/>
        </table:table-row>
        <table:table-row table:style-name="ro1">
          <table:table-cell office:value-type="float" office:value="26.0187" calcext:value-type="float">
            <text:p>26.0187</text:p>
          </table:table-cell>
          <table:table-cell office:value-type="float" office:value="16.56456" calcext:value-type="float">
            <text:p>16.56456</text:p>
          </table:table-cell>
          <table:table-cell office:value-type="float" office:value="31.19261" calcext:value-type="float">
            <text:p>31.19261</text:p>
          </table:table-cell>
          <table:table-cell office:value-type="float" office:value="30.95977" calcext:value-type="float">
            <text:p>30.95977</text:p>
          </table:table-cell>
          <table:table-cell office:value-type="float" office:value="21.23749" calcext:value-type="float">
            <text:p>21.23749</text:p>
          </table:table-cell>
          <table:table-cell office:value-type="float" office:value="20.96384" calcext:value-type="float">
            <text:p>20.96384</text:p>
          </table:table-cell>
          <table:table-cell office:value-type="float" office:value="16.87344" calcext:value-type="float">
            <text:p>16.87344</text:p>
          </table:table-cell>
          <table:table-cell office:value-type="float" office:value="22.21742" calcext:value-type="float">
            <text:p>22.21742</text:p>
          </table:table-cell>
          <table:table-cell office:value-type="float" office:value="21.59851" calcext:value-type="float">
            <text:p>21.59851</text:p>
          </table:table-cell>
          <table:table-cell office:value-type="float" office:value="21.51029" calcext:value-type="float">
            <text:p>21.51029</text:p>
          </table:table-cell>
          <table:table-cell office:value-type="float" office:value="16.65098" calcext:value-type="float">
            <text:p>16.65098</text:p>
          </table:table-cell>
          <table:table-cell/>
        </table:table-row>
        <table:table-row table:style-name="ro1">
          <table:table-cell office:value-type="float" office:value="24.96822" calcext:value-type="float">
            <text:p>24.96822</text:p>
          </table:table-cell>
          <table:table-cell office:value-type="float" office:value="17.02534" calcext:value-type="float">
            <text:p>17.02534</text:p>
          </table:table-cell>
          <table:table-cell office:value-type="float" office:value="30.58213" calcext:value-type="float">
            <text:p>30.58213</text:p>
          </table:table-cell>
          <table:table-cell office:value-type="float" office:value="30.4298" calcext:value-type="float">
            <text:p>30.4298</text:p>
          </table:table-cell>
          <table:table-cell office:value-type="float" office:value="20.8086" calcext:value-type="float">
            <text:p>20.8086</text:p>
          </table:table-cell>
          <table:table-cell office:value-type="float" office:value="22.00618" calcext:value-type="float">
            <text:p>22.00618</text:p>
          </table:table-cell>
          <table:table-cell office:value-type="float" office:value="17.18199" calcext:value-type="float">
            <text:p>17.18199</text:p>
          </table:table-cell>
          <table:table-cell office:value-type="float" office:value="23.23728" calcext:value-type="float">
            <text:p>23.23728</text:p>
          </table:table-cell>
          <table:table-cell office:value-type="float" office:value="22.61927" calcext:value-type="float">
            <text:p>22.61927</text:p>
          </table:table-cell>
          <table:table-cell office:value-type="float" office:value="22.35351" calcext:value-type="float">
            <text:p>22.35351</text:p>
          </table:table-cell>
          <table:table-cell office:value-type="float" office:value="16.87381" calcext:value-type="float">
            <text:p>16.87381</text:p>
          </table:table-cell>
          <table:table-cell/>
        </table:table-row>
        <table:table-row table:style-name="ro1">
          <table:table-cell office:value-type="float" office:value="23.75769" calcext:value-type="float">
            <text:p>23.75769</text:p>
          </table:table-cell>
          <table:table-cell office:value-type="float" office:value="17.5844" calcext:value-type="float">
            <text:p>17.5844</text:p>
          </table:table-cell>
          <table:table-cell office:value-type="float" office:value="29.85865" calcext:value-type="float">
            <text:p>29.85865</text:p>
          </table:table-cell>
          <table:table-cell office:value-type="float" office:value="29.64178" calcext:value-type="float">
            <text:p>29.64178</text:p>
          </table:table-cell>
          <table:table-cell office:value-type="float" office:value="20.24038" calcext:value-type="float">
            <text:p>20.24038</text:p>
          </table:table-cell>
          <table:table-cell office:value-type="float" office:value="23.10626" calcext:value-type="float">
            <text:p>23.10626</text:p>
          </table:table-cell>
          <table:table-cell office:value-type="float" office:value="17.38601" calcext:value-type="float">
            <text:p>17.38601</text:p>
          </table:table-cell>
          <table:table-cell office:value-type="float" office:value="24.31659" calcext:value-type="float">
            <text:p>24.31659</text:p>
          </table:table-cell>
          <table:table-cell office:value-type="float" office:value="23.68771" calcext:value-type="float">
            <text:p>23.68771</text:p>
          </table:table-cell>
          <table:table-cell office:value-type="float" office:value="23.25482" calcext:value-type="float">
            <text:p>23.25482</text:p>
          </table:table-cell>
          <table:table-cell office:value-type="float" office:value="16.99534" calcext:value-type="float">
            <text:p>16.99534</text:p>
          </table:table-cell>
          <table:table-cell/>
        </table:table-row>
        <table:table-row table:style-name="ro1">
          <table:table-cell office:value-type="float" office:value="22.60291" calcext:value-type="float">
            <text:p>22.60291</text:p>
          </table:table-cell>
          <table:table-cell office:value-type="float" office:value="18.26155" calcext:value-type="float">
            <text:p>18.26155</text:p>
          </table:table-cell>
          <table:table-cell office:value-type="float" office:value="29.26469" calcext:value-type="float">
            <text:p>29.26469</text:p>
          </table:table-cell>
          <table:table-cell office:value-type="float" office:value="29.12366" calcext:value-type="float">
            <text:p>29.12366</text:p>
          </table:table-cell>
          <table:table-cell office:value-type="float" office:value="19.85934" calcext:value-type="float">
            <text:p>19.85934</text:p>
          </table:table-cell>
          <table:table-cell office:value-type="float" office:value="24.25919" calcext:value-type="float">
            <text:p>24.25919</text:p>
          </table:table-cell>
          <table:table-cell office:value-type="float" office:value="17.74154" calcext:value-type="float">
            <text:p>17.74154</text:p>
          </table:table-cell>
          <table:table-cell office:value-type="float" office:value="25.43891" calcext:value-type="float">
            <text:p>25.43891</text:p>
          </table:table-cell>
          <table:table-cell office:value-type="float" office:value="24.81548" calcext:value-type="float">
            <text:p>24.81548</text:p>
          </table:table-cell>
          <table:table-cell office:value-type="float" office:value="24.22942" calcext:value-type="float">
            <text:p>24.22942</text:p>
          </table:table-cell>
          <table:table-cell office:value-type="float" office:value="17.27348" calcext:value-type="float">
            <text:p>17.27348</text:p>
          </table:table-cell>
          <table:table-cell/>
        </table:table-row>
        <table:table-row table:style-name="ro1">
          <table:table-cell office:value-type="float" office:value="21.50976" calcext:value-type="float">
            <text:p>21.50976</text:p>
          </table:table-cell>
          <table:table-cell office:value-type="float" office:value="19.02668" calcext:value-type="float">
            <text:p>19.02668</text:p>
          </table:table-cell>
          <table:table-cell office:value-type="float" office:value="28.54854" calcext:value-type="float">
            <text:p>28.54854</text:p>
          </table:table-cell>
          <table:table-cell office:value-type="float" office:value="28.35962" calcext:value-type="float">
            <text:p>28.35962</text:p>
          </table:table-cell>
          <table:table-cell office:value-type="float" office:value="19.33471" calcext:value-type="float">
            <text:p>19.33471</text:p>
          </table:table-cell>
          <table:table-cell office:value-type="float" office:value="25.46529" calcext:value-type="float">
            <text:p>25.46529</text:p>
          </table:table-cell>
          <table:table-cell office:value-type="float" office:value="18.00564" calcext:value-type="float">
            <text:p>18.00564</text:p>
          </table:table-cell>
          <table:table-cell office:value-type="float" office:value="26.61244" calcext:value-type="float">
            <text:p>26.61244</text:p>
          </table:table-cell>
          <table:table-cell office:value-type="float" office:value="25.98817" calcext:value-type="float">
            <text:p>25.98817</text:p>
          </table:table-cell>
          <table:table-cell office:value-type="float" office:value="24.76976" calcext:value-type="float">
            <text:p>24.76976</text:p>
          </table:table-cell>
          <table:table-cell office:value-type="float" office:value="17.4463" calcext:value-type="float">
            <text:p>17.4463</text:p>
          </table:table-cell>
          <table:table-cell/>
        </table:table-row>
        <table:table-row table:style-name="ro1">
          <table:table-cell office:value-type="float" office:value="20.49471" calcext:value-type="float">
            <text:p>20.49471</text:p>
          </table:table-cell>
          <table:table-cell office:value-type="float" office:value="19.8717" calcext:value-type="float">
            <text:p>19.8717</text:p>
          </table:table-cell>
          <table:table-cell office:value-type="float" office:value="27.97638" calcext:value-type="float">
            <text:p>27.97638</text:p>
          </table:table-cell>
          <table:table-cell office:value-type="float" office:value="27.85962" calcext:value-type="float">
            <text:p>27.85962</text:p>
          </table:table-cell>
          <table:table-cell office:value-type="float" office:value="19.01744" calcext:value-type="float">
            <text:p>19.01744</text:p>
          </table:table-cell>
          <table:table-cell office:value-type="float" office:value="26.70383" calcext:value-type="float">
            <text:p>26.70383</text:p>
          </table:table-cell>
          <table:table-cell office:value-type="float" office:value="18.41541" calcext:value-type="float">
            <text:p>18.41541</text:p>
          </table:table-cell>
          <table:table-cell office:value-type="float" office:value="27.82617" calcext:value-type="float">
            <text:p>27.82617</text:p>
          </table:table-cell>
          <table:table-cell office:value-type="float" office:value="27.19866" calcext:value-type="float">
            <text:p>27.19866</text:p>
          </table:table-cell>
          <table:table-cell office:value-type="float" office:value="25.26582" calcext:value-type="float">
            <text:p>25.26582</text:p>
          </table:table-cell>
          <table:table-cell office:value-type="float" office:value="17.77101" calcext:value-type="float">
            <text:p>17.77101</text:p>
          </table:table-cell>
          <table:table-cell/>
        </table:table-row>
        <table:table-row table:style-name="ro1">
          <table:table-cell office:value-type="float" office:value="19.57162" calcext:value-type="float">
            <text:p>19.57162</text:p>
          </table:table-cell>
          <table:table-cell office:value-type="float" office:value="20.79469" calcext:value-type="float">
            <text:p>20.79469</text:p>
          </table:table-cell>
          <table:table-cell office:value-type="float" office:value="27.27263" calcext:value-type="float">
            <text:p>27.27263</text:p>
          </table:table-cell>
          <table:table-cell office:value-type="float" office:value="27.12857" calcext:value-type="float">
            <text:p>27.12857</text:p>
          </table:table-cell>
          <table:table-cell office:value-type="float" office:value="18.53927" calcext:value-type="float">
            <text:p>18.53927</text:p>
          </table:table-cell>
          <table:table-cell office:value-type="float" office:value="27.86089" calcext:value-type="float">
            <text:p>27.86089</text:p>
          </table:table-cell>
          <table:table-cell office:value-type="float" office:value="18.72909" calcext:value-type="float">
            <text:p>18.72909</text:p>
          </table:table-cell>
          <table:table-cell office:value-type="float" office:value="29.07101" calcext:value-type="float">
            <text:p>29.07101</text:p>
          </table:table-cell>
          <table:table-cell office:value-type="float" office:value="28.45007" calcext:value-type="float">
            <text:p>28.45007</text:p>
          </table:table-cell>
          <table:table-cell office:value-type="float" office:value="25.83201" calcext:value-type="float">
            <text:p>25.83201</text:p>
          </table:table-cell>
          <table:table-cell office:value-type="float" office:value="18.01598" calcext:value-type="float">
            <text:p>18.01598</text:p>
          </table:table-cell>
          <table:table-cell/>
        </table:table-row>
        <table:table-row table:style-name="ro1">
          <table:table-cell office:value-type="float" office:value="18.75783" calcext:value-type="float">
            <text:p>18.75783</text:p>
          </table:table-cell>
          <table:table-cell office:value-type="float" office:value="21.78926" calcext:value-type="float">
            <text:p>21.78926</text:p>
          </table:table-cell>
          <table:table-cell office:value-type="float" office:value="26.05445" calcext:value-type="float">
            <text:p>26.05445</text:p>
          </table:table-cell>
          <table:table-cell office:value-type="float" office:value="26.64814" calcext:value-type="float">
            <text:p>26.64814</text:p>
          </table:table-cell>
          <table:table-cell office:value-type="float" office:value="18.28817" calcext:value-type="float">
            <text:p>18.28817</text:p>
          </table:table-cell>
          <table:table-cell office:value-type="float" office:value="28.6416" calcext:value-type="float">
            <text:p>28.6416</text:p>
          </table:table-cell>
          <table:table-cell office:value-type="float" office:value="19.17123" calcext:value-type="float">
            <text:p>19.17123</text:p>
          </table:table-cell>
          <table:table-cell office:value-type="float" office:value="30.33971" calcext:value-type="float">
            <text:p>30.33971</text:p>
          </table:table-cell>
          <table:table-cell office:value-type="float" office:value="29.10133" calcext:value-type="float">
            <text:p>29.10133</text:p>
          </table:table-cell>
          <table:table-cell office:value-type="float" office:value="26.35535" calcext:value-type="float">
            <text:p>26.35535</text:p>
          </table:table-cell>
          <table:table-cell office:value-type="float" office:value="18.38492" calcext:value-type="float">
            <text:p>18.38492</text:p>
          </table:table-cell>
          <table:table-cell/>
        </table:table-row>
        <table:table-row table:style-name="ro1">
          <table:table-cell office:value-type="float" office:value="18.08048" calcext:value-type="float">
            <text:p>18.08048</text:p>
          </table:table-cell>
          <table:table-cell office:value-type="float" office:value="22.84501" calcext:value-type="float">
            <text:p>22.84501</text:p>
          </table:table-cell>
          <table:table-cell office:value-type="float" office:value="25.54349" calcext:value-type="float">
            <text:p>25.54349</text:p>
          </table:table-cell>
          <table:table-cell office:value-type="float" office:value="25.95238" calcext:value-type="float">
            <text:p>25.95238</text:p>
          </table:table-cell>
          <table:table-cell office:value-type="float" office:value="17.86939" calcext:value-type="float">
            <text:p>17.86939</text:p>
          </table:table-cell>
          <table:table-cell office:value-type="float" office:value="29.16887" calcext:value-type="float">
            <text:p>29.16887</text:p>
          </table:table-cell>
          <table:table-cell office:value-type="float" office:value="19.53278" calcext:value-type="float">
            <text:p>19.53278</text:p>
          </table:table-cell>
          <table:table-cell office:value-type="float" office:value="31.5306" calcext:value-type="float">
            <text:p>31.5306</text:p>
          </table:table-cell>
          <table:table-cell office:value-type="float" office:value="29.72791" calcext:value-type="float">
            <text:p>29.72791</text:p>
          </table:table-cell>
          <table:table-cell office:value-type="float" office:value="26.94387" calcext:value-type="float">
            <text:p>26.94387</text:p>
          </table:table-cell>
          <table:table-cell office:value-type="float" office:value="18.67249" calcext:value-type="float">
            <text:p>18.67249</text:p>
          </table:table-cell>
          <table:table-cell/>
        </table:table-row>
        <table:table-row table:style-name="ro1">
          <table:table-cell office:value-type="float" office:value="17.54048" calcext:value-type="float">
            <text:p>17.54048</text:p>
          </table:table-cell>
          <table:table-cell office:value-type="float" office:value="23.95411" calcext:value-type="float">
            <text:p>23.95411</text:p>
          </table:table-cell>
          <table:table-cell office:value-type="float" office:value="24.89959" calcext:value-type="float">
            <text:p>24.89959</text:p>
          </table:table-cell>
          <table:table-cell office:value-type="float" office:value="25.494" calcext:value-type="float">
            <text:p>25.494</text:p>
          </table:table-cell>
          <table:table-cell office:value-type="float" office:value="17.68232" calcext:value-type="float">
            <text:p>17.68232</text:p>
          </table:table-cell>
          <table:table-cell office:value-type="float" office:value="29.95072" calcext:value-type="float">
            <text:p>29.95072</text:p>
          </table:table-cell>
          <table:table-cell office:value-type="float" office:value="20.00697" calcext:value-type="float">
            <text:p>20.00697</text:p>
          </table:table-cell>
          <table:table-cell office:value-type="float" office:value="32.74488" calcext:value-type="float">
            <text:p>32.74488</text:p>
          </table:table-cell>
          <table:table-cell office:value-type="float" office:value="30.38459" calcext:value-type="float">
            <text:p>30.38459</text:p>
          </table:table-cell>
          <table:table-cell office:value-type="float" office:value="27.49354" calcext:value-type="float">
            <text:p>27.49354</text:p>
          </table:table-cell>
          <table:table-cell office:value-type="float" office:value="19.08646" calcext:value-type="float">
            <text:p>19.08646</text:p>
          </table:table-cell>
          <table:table-cell/>
        </table:table-row>
        <table:table-row table:style-name="ro1">
          <table:table-cell office:value-type="float" office:value="17.15785" calcext:value-type="float">
            <text:p>17.15785</text:p>
          </table:table-cell>
          <table:table-cell office:value-type="float" office:value="25.11314" calcext:value-type="float">
            <text:p>25.11314</text:p>
          </table:table-cell>
          <table:table-cell office:value-type="float" office:value="24.41211" calcext:value-type="float">
            <text:p>24.41211</text:p>
          </table:table-cell>
          <table:table-cell office:value-type="float" office:value="24.83563" calcext:value-type="float">
            <text:p>24.83563</text:p>
          </table:table-cell>
          <table:table-cell office:value-type="float" office:value="17.34331" calcext:value-type="float">
            <text:p>17.34331</text:p>
          </table:table-cell>
          <table:table-cell office:value-type="float" office:value="30.48764" calcext:value-type="float">
            <text:p>30.48764</text:p>
          </table:table-cell>
          <table:table-cell office:value-type="float" office:value="20.41742" calcext:value-type="float">
            <text:p>20.41742</text:p>
          </table:table-cell>
          <table:table-cell office:value-type="float" office:value="33.93931" calcext:value-type="float">
            <text:p>33.93931</text:p>
          </table:table-cell>
          <table:table-cell office:value-type="float" office:value="31.03853" calcext:value-type="float">
            <text:p>31.03853</text:p>
          </table:table-cell>
          <table:table-cell office:value-type="float" office:value="28.10566" calcext:value-type="float">
            <text:p>28.10566</text:p>
          </table:table-cell>
          <table:table-cell office:value-type="float" office:value="19.42685" calcext:value-type="float">
            <text:p>19.42685</text:p>
          </table:table-cell>
          <table:table-cell/>
        </table:table-row>
        <table:table-row table:style-name="ro1">
          <table:table-cell office:value-type="float" office:value="16.93783" calcext:value-type="float">
            <text:p>16.93783</text:p>
          </table:table-cell>
          <table:table-cell office:value-type="float" office:value="26.31437" calcext:value-type="float">
            <text:p>26.31437</text:p>
          </table:table-cell>
          <table:table-cell office:value-type="float" office:value="23.79723" calcext:value-type="float">
            <text:p>23.79723</text:p>
          </table:table-cell>
          <table:table-cell office:value-type="float" office:value="24.41368" calcext:value-type="float">
            <text:p>24.41368</text:p>
          </table:table-cell>
          <table:table-cell office:value-type="float" office:value="17.21991" calcext:value-type="float">
            <text:p>17.21991</text:p>
          </table:table-cell>
          <table:table-cell office:value-type="float" office:value="31.30199" calcext:value-type="float">
            <text:p>31.30199</text:p>
          </table:table-cell>
          <table:table-cell office:value-type="float" office:value="20.92622" calcext:value-type="float">
            <text:p>20.92622</text:p>
          </table:table-cell>
          <table:table-cell office:value-type="float" office:value="34.93577" calcext:value-type="float">
            <text:p>34.93577</text:p>
          </table:table-cell>
          <table:table-cell office:value-type="float" office:value="31.71014" calcext:value-type="float">
            <text:p>31.71014</text:p>
          </table:table-cell>
          <table:table-cell office:value-type="float" office:value="28.68322" calcext:value-type="float">
            <text:p>28.68322</text:p>
          </table:table-cell>
          <table:table-cell office:value-type="float" office:value="19.87658" calcext:value-type="float">
            <text:p>19.87658</text:p>
          </table:table-cell>
          <table:table-cell/>
        </table:table-row>
        <table:table-row table:style-name="ro1">
          <table:table-cell office:value-type="float" office:value="16.83674" calcext:value-type="float">
            <text:p>16.83674</text:p>
          </table:table-cell>
          <table:table-cell office:value-type="float" office:value="27.55344" calcext:value-type="float">
            <text:p>27.55344</text:p>
          </table:table-cell>
          <table:table-cell office:value-type="float" office:value="23.35058" calcext:value-type="float">
            <text:p>23.35058</text:p>
          </table:table-cell>
          <table:table-cell office:value-type="float" office:value="23.78992" calcext:value-type="float">
            <text:p>23.78992</text:p>
          </table:table-cell>
          <table:table-cell office:value-type="float" office:value="16.92769" calcext:value-type="float">
            <text:p>16.92769</text:p>
          </table:table-cell>
          <table:table-cell office:value-type="float" office:value="31.8492" calcext:value-type="float">
            <text:p>31.8492</text:p>
          </table:table-cell>
          <table:table-cell office:value-type="float" office:value="21.37047" calcext:value-type="float">
            <text:p>21.37047</text:p>
          </table:table-cell>
          <table:table-cell office:value-type="float" office:value="35.79659" calcext:value-type="float">
            <text:p>35.79659</text:p>
          </table:table-cell>
          <table:table-cell office:value-type="float" office:value="32.33382" calcext:value-type="float">
            <text:p>32.33382</text:p>
          </table:table-cell>
          <table:table-cell office:value-type="float" office:value="29.31009" calcext:value-type="float">
            <text:p>29.31009</text:p>
          </table:table-cell>
          <table:table-cell office:value-type="float" office:value="20.26615" calcext:value-type="float">
            <text:p>20.26615</text:p>
          </table:table-cell>
          <table:table-cell/>
        </table:table-row>
        <table:table-row table:style-name="ro1">
          <table:table-cell office:value-type="float" office:value="16.8524" calcext:value-type="float">
            <text:p>16.8524</text:p>
          </table:table-cell>
          <table:table-cell office:value-type="float" office:value="28.82568" calcext:value-type="float">
            <text:p>28.82568</text:p>
          </table:table-cell>
          <table:table-cell office:value-type="float" office:value="22.76999" calcext:value-type="float">
            <text:p>22.76999</text:p>
          </table:table-cell>
          <table:table-cell office:value-type="float" office:value="23.39705" calcext:value-type="float">
            <text:p>23.39705</text:p>
          </table:table-cell>
          <table:table-cell office:value-type="float" office:value="16.8724" calcext:value-type="float">
            <text:p>16.8724</text:p>
          </table:table-cell>
          <table:table-cell office:value-type="float" office:value="32.52482" calcext:value-type="float">
            <text:p>32.52482</text:p>
          </table:table-cell>
          <table:table-cell office:value-type="float" office:value="21.90711" calcext:value-type="float">
            <text:p>21.90711</text:p>
          </table:table-cell>
          <table:table-cell office:value-type="float" office:value="36.30741" calcext:value-type="float">
            <text:p>36.30741</text:p>
          </table:table-cell>
          <table:table-cell office:value-type="float" office:value="32.94845" calcext:value-type="float">
            <text:p>32.94845</text:p>
          </table:table-cell>
          <table:table-cell office:value-type="float" office:value="29.90592" calcext:value-type="float">
            <text:p>29.90592</text:p>
          </table:table-cell>
          <table:table-cell office:value-type="float" office:value="20.75761" calcext:value-type="float">
            <text:p>20.75761</text:p>
          </table:table-cell>
          <table:table-cell/>
        </table:table-row>
        <table:table-row table:style-name="ro1">
          <table:table-cell office:value-type="float" office:value="16.96381" calcext:value-type="float">
            <text:p>16.96381</text:p>
          </table:table-cell>
          <table:table-cell office:value-type="float" office:value="29.48036" calcext:value-type="float">
            <text:p>29.48036</text:p>
          </table:table-cell>
          <table:table-cell office:value-type="float" office:value="22.3665" calcext:value-type="float">
            <text:p>22.3665</text:p>
          </table:table-cell>
          <table:table-cell office:value-type="float" office:value="22.81697" calcext:value-type="float">
            <text:p>22.81697</text:p>
          </table:table-cell>
          <table:table-cell office:value-type="float" office:value="16.63939" calcext:value-type="float">
            <text:p>16.63939</text:p>
          </table:table-cell>
          <table:table-cell office:value-type="float" office:value="33.22482" calcext:value-type="float">
            <text:p>33.22482</text:p>
          </table:table-cell>
          <table:table-cell office:value-type="float" office:value="22.39355" calcext:value-type="float">
            <text:p>22.39355</text:p>
          </table:table-cell>
          <table:table-cell office:value-type="float" office:value="36.65603" calcext:value-type="float">
            <text:p>36.65603</text:p>
          </table:table-cell>
          <table:table-cell office:value-type="float" office:value="33.59012" calcext:value-type="float">
            <text:p>33.59012</text:p>
          </table:table-cell>
          <table:table-cell office:value-type="float" office:value="30.54778" calcext:value-type="float">
            <text:p>30.54778</text:p>
          </table:table-cell>
          <table:table-cell office:value-type="float" office:value="21.18554" calcext:value-type="float">
            <text:p>21.18554</text:p>
          </table:table-cell>
          <table:table-cell/>
        </table:table-row>
        <table:table-row table:style-name="ro1">
          <table:table-cell office:value-type="float" office:value="17.17061" calcext:value-type="float">
            <text:p>17.17061</text:p>
          </table:table-cell>
          <table:table-cell office:value-type="float" office:value="30.13327" calcext:value-type="float">
            <text:p>30.13327</text:p>
          </table:table-cell>
          <table:table-cell office:value-type="float" office:value="21.82492" calcext:value-type="float">
            <text:p>21.82492</text:p>
          </table:table-cell>
          <table:table-cell office:value-type="float" office:value="21.92647" calcext:value-type="float">
            <text:p>21.92647</text:p>
          </table:table-cell>
          <table:table-cell office:value-type="float" office:value="16.62215" calcext:value-type="float">
            <text:p>16.62215</text:p>
          </table:table-cell>
          <table:table-cell office:value-type="float" office:value="33.92513" calcext:value-type="float">
            <text:p>33.92513</text:p>
          </table:table-cell>
          <table:table-cell office:value-type="float" office:value="22.94532" calcext:value-type="float">
            <text:p>22.94532</text:p>
          </table:table-cell>
          <table:table-cell office:value-type="float" office:value="37.18318" calcext:value-type="float">
            <text:p>37.18318</text:p>
          </table:table-cell>
          <table:table-cell office:value-type="float" office:value="34.22855" calcext:value-type="float">
            <text:p>34.22855</text:p>
          </table:table-cell>
          <table:table-cell office:value-type="float" office:value="31.16768" calcext:value-type="float">
            <text:p>31.16768</text:p>
          </table:table-cell>
          <table:table-cell office:value-type="float" office:value="21.70229" calcext:value-type="float">
            <text:p>21.70229</text:p>
          </table:table-cell>
          <table:table-cell/>
        </table:table-row>
        <table:table-row table:style-name="ro1">
          <table:table-cell office:value-type="float" office:value="17.47443" calcext:value-type="float">
            <text:p>17.47443</text:p>
          </table:table-cell>
          <table:table-cell office:value-type="float" office:value="30.77248" calcext:value-type="float">
            <text:p>30.77248</text:p>
          </table:table-cell>
          <table:table-cell office:value-type="float" office:value="21.46743" calcext:value-type="float">
            <text:p>21.46743</text:p>
          </table:table-cell>
          <table:table-cell office:value-type="float" office:value="21.14005" calcext:value-type="float">
            <text:p>21.14005</text:p>
          </table:table-cell>
          <table:table-cell office:value-type="float" office:value="16.46155" calcext:value-type="float">
            <text:p>16.46155</text:p>
          </table:table-cell>
          <table:table-cell office:value-type="float" office:value="34.60488" calcext:value-type="float">
            <text:p>34.60488</text:p>
          </table:table-cell>
          <table:table-cell office:value-type="float" office:value="23.4637" calcext:value-type="float">
            <text:p>23.4637</text:p>
          </table:table-cell>
          <table:table-cell office:value-type="float" office:value="37.53146" calcext:value-type="float">
            <text:p>37.53146</text:p>
          </table:table-cell>
          <table:table-cell office:value-type="float" office:value="34.87168" calcext:value-type="float">
            <text:p>34.87168</text:p>
          </table:table-cell>
          <table:table-cell office:value-type="float" office:value="31.81136" calcext:value-type="float">
            <text:p>31.81136</text:p>
          </table:table-cell>
          <table:table-cell office:value-type="float" office:value="22.16781" calcext:value-type="float">
            <text:p>22.16781</text:p>
          </table:table-cell>
          <table:table-cell/>
        </table:table-row>
        <table:table-row table:style-name="ro1">
          <table:table-cell office:value-type="float" office:value="17.89591" calcext:value-type="float">
            <text:p>17.89591</text:p>
          </table:table-cell>
          <table:table-cell office:value-type="float" office:value="31.38307" calcext:value-type="float">
            <text:p>31.38307</text:p>
          </table:table-cell>
          <table:table-cell office:value-type="float" office:value="20.9704" calcext:value-type="float">
            <text:p>20.9704</text:p>
          </table:table-cell>
          <table:table-cell office:value-type="float" office:value="20.46317" calcext:value-type="float">
            <text:p>20.46317</text:p>
          </table:table-cell>
          <table:table-cell office:value-type="float" office:value="16.49351" calcext:value-type="float">
            <text:p>16.49351</text:p>
          </table:table-cell>
          <table:table-cell office:value-type="float" office:value="35.26661" calcext:value-type="float">
            <text:p>35.26661</text:p>
          </table:table-cell>
          <table:table-cell office:value-type="float" office:value="24.04952" calcext:value-type="float">
            <text:p>24.04952</text:p>
          </table:table-cell>
          <table:table-cell office:value-type="float" office:value="38.06666" calcext:value-type="float">
            <text:p>38.06666</text:p>
          </table:table-cell>
          <table:table-cell office:value-type="float" office:value="35.51048" calcext:value-type="float">
            <text:p>35.51048</text:p>
          </table:table-cell>
          <table:table-cell office:value-type="float" office:value="32.45319" calcext:value-type="float">
            <text:p>32.45319</text:p>
          </table:table-cell>
          <table:table-cell office:value-type="float" office:value="22.7076" calcext:value-type="float">
            <text:p>22.7076</text:p>
          </table:table-cell>
          <table:table-cell/>
        </table:table-row>
        <table:table-row table:style-name="ro1">
          <table:table-cell office:value-type="float" office:value="18.41675" calcext:value-type="float">
            <text:p>18.41675</text:p>
          </table:table-cell>
          <table:table-cell office:value-type="float" office:value="31.99258" calcext:value-type="float">
            <text:p>31.99258</text:p>
          </table:table-cell>
          <table:table-cell office:value-type="float" office:value="20.22051" calcext:value-type="float">
            <text:p>20.22051</text:p>
          </table:table-cell>
          <table:table-cell office:value-type="float" office:value="19.90299" calcext:value-type="float">
            <text:p>19.90299</text:p>
          </table:table-cell>
          <table:table-cell office:value-type="float" office:value="16.39073" calcext:value-type="float">
            <text:p>16.39073</text:p>
          </table:table-cell>
          <table:table-cell office:value-type="float" office:value="35.90517" calcext:value-type="float">
            <text:p>35.90517</text:p>
          </table:table-cell>
          <table:table-cell office:value-type="float" office:value="24.59558" calcext:value-type="float">
            <text:p>24.59558</text:p>
          </table:table-cell>
          <table:table-cell office:value-type="float" office:value="38.41853" calcext:value-type="float">
            <text:p>38.41853</text:p>
          </table:table-cell>
          <table:table-cell office:value-type="float" office:value="36.17827" calcext:value-type="float">
            <text:p>36.17827</text:p>
          </table:table-cell>
          <table:table-cell office:value-type="float" office:value="33.11806" calcext:value-type="float">
            <text:p>33.11806</text:p>
          </table:table-cell>
          <table:table-cell office:value-type="float" office:value="23.20962" calcext:value-type="float">
            <text:p>23.20962</text:p>
          </table:table-cell>
          <table:table-cell/>
        </table:table-row>
        <table:table-row table:style-name="ro1">
          <table:table-cell office:value-type="float" office:value="19.04252" calcext:value-type="float">
            <text:p>19.04252</text:p>
          </table:table-cell>
          <table:table-cell office:value-type="float" office:value="32.63192" calcext:value-type="float">
            <text:p>32.63192</text:p>
          </table:table-cell>
          <table:table-cell office:value-type="float" office:value="19.58451" calcext:value-type="float">
            <text:p>19.58451</text:p>
          </table:table-cell>
          <table:table-cell office:value-type="float" office:value="19.44755" calcext:value-type="float">
            <text:p>19.44755</text:p>
          </table:table-cell>
          <table:table-cell office:value-type="float" office:value="16.48151" calcext:value-type="float">
            <text:p>16.48151</text:p>
          </table:table-cell>
          <table:table-cell office:value-type="float" office:value="36.58472" calcext:value-type="float">
            <text:p>36.58472</text:p>
          </table:table-cell>
          <table:table-cell office:value-type="float" office:value="25.19053" calcext:value-type="float">
            <text:p>25.19053</text:p>
          </table:table-cell>
          <table:table-cell office:value-type="float" office:value="38.81515" calcext:value-type="float">
            <text:p>38.81515</text:p>
          </table:table-cell>
          <table:table-cell office:value-type="float" office:value="36.83527" calcext:value-type="float">
            <text:p>36.83527</text:p>
          </table:table-cell>
          <table:table-cell office:value-type="float" office:value="33.77368" calcext:value-type="float">
            <text:p>33.77368</text:p>
          </table:table-cell>
          <table:table-cell office:value-type="float" office:value="23.77652" calcext:value-type="float">
            <text:p>23.77652</text:p>
          </table:table-cell>
          <table:table-cell/>
        </table:table-row>
        <table:table-row table:style-name="ro1">
          <table:table-cell office:value-type="float" office:value="19.74855" calcext:value-type="float">
            <text:p>19.74855</text:p>
          </table:table-cell>
          <table:table-cell office:value-type="float" office:value="33.25111" calcext:value-type="float">
            <text:p>33.25111</text:p>
          </table:table-cell>
          <table:table-cell office:value-type="float" office:value="19.04505" calcext:value-type="float">
            <text:p>19.04505</text:p>
          </table:table-cell>
          <table:table-cell office:value-type="float" office:value="19.22974" calcext:value-type="float">
            <text:p>19.22974</text:p>
          </table:table-cell>
          <table:table-cell office:value-type="float" office:value="16.44158" calcext:value-type="float">
            <text:p>16.44158</text:p>
          </table:table-cell>
          <table:table-cell office:value-type="float" office:value="37.2308" calcext:value-type="float">
            <text:p>37.2308</text:p>
          </table:table-cell>
          <table:table-cell office:value-type="float" office:value="25.76571" calcext:value-type="float">
            <text:p>25.76571</text:p>
          </table:table-cell>
          <table:table-cell office:value-type="float" office:value="39.33323" calcext:value-type="float">
            <text:p>39.33323</text:p>
          </table:table-cell>
          <table:table-cell office:value-type="float" office:value="37.52046" calcext:value-type="float">
            <text:p>37.52046</text:p>
          </table:table-cell>
          <table:table-cell office:value-type="float" office:value="34.44664" calcext:value-type="float">
            <text:p>34.44664</text:p>
          </table:table-cell>
          <table:table-cell office:value-type="float" office:value="24.30628" calcext:value-type="float">
            <text:p>24.30628</text:p>
          </table:table-cell>
          <table:table-cell/>
        </table:table-row>
        <table:table-row table:style-name="ro1">
          <table:table-cell office:value-type="float" office:value="20.54516" calcext:value-type="float">
            <text:p>20.54516</text:p>
          </table:table-cell>
          <table:table-cell office:value-type="float" office:value="33.89064" calcext:value-type="float">
            <text:p>33.89064</text:p>
          </table:table-cell>
          <table:table-cell office:value-type="float" office:value="18.63309" calcext:value-type="float">
            <text:p>18.63309</text:p>
          </table:table-cell>
          <table:table-cell office:value-type="float" office:value="18.99173" calcext:value-type="float">
            <text:p>18.99173</text:p>
          </table:table-cell>
          <table:table-cell office:value-type="float" office:value="16.59812" calcext:value-type="float">
            <text:p>16.59812</text:p>
          </table:table-cell>
          <table:table-cell office:value-type="float" office:value="37.86376" calcext:value-type="float">
            <text:p>37.86376</text:p>
          </table:table-cell>
          <table:table-cell office:value-type="float" office:value="26.38908" calcext:value-type="float">
            <text:p>26.38908</text:p>
          </table:table-cell>
          <table:table-cell office:value-type="float" office:value="39.72076" calcext:value-type="float">
            <text:p>39.72076</text:p>
          </table:table-cell>
          <table:table-cell office:value-type="float" office:value="38.17991" calcext:value-type="float">
            <text:p>38.17991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24.89137" calcext:value-type="float">
            <text:p>24.89137</text:p>
          </table:table-cell>
          <table:table-cell/>
        </table:table-row>
        <table:table-row table:style-name="ro1">
          <table:table-cell office:value-type="float" office:value="21.41239" calcext:value-type="float">
            <text:p>21.41239</text:p>
          </table:table-cell>
          <table:table-cell office:value-type="float" office:value="34.52314" calcext:value-type="float">
            <text:p>34.52314</text:p>
          </table:table-cell>
          <table:table-cell office:value-type="float" office:value="18.33187" calcext:value-type="float">
            <text:p>18.33187</text:p>
          </table:table-cell>
          <table:table-cell office:value-type="float" office:value="18.88246" calcext:value-type="float">
            <text:p>18.88246</text:p>
          </table:table-cell>
          <table:table-cell office:value-type="float" office:value="16.62596" calcext:value-type="float">
            <text:p>16.62596</text:p>
          </table:table-cell>
          <table:table-cell office:value-type="float" office:value="38.38151" calcext:value-type="float">
            <text:p>38.38151</text:p>
          </table:table-cell>
          <table:table-cell office:value-type="float" office:value="26.97992" calcext:value-type="float">
            <text:p>26.97992</text:p>
          </table:table-cell>
          <table:table-cell office:value-type="float" office:value="40.24564" calcext:value-type="float">
            <text:p>40.24564</text:p>
          </table:table-cell>
          <table:table-cell office:value-type="float" office:value="38.85323" calcext:value-type="float">
            <text:p>38.85323</text:p>
          </table:table-cell>
          <table:table-cell office:value-type="float" office:value="35.80101" calcext:value-type="float">
            <text:p>35.80101</text:p>
          </table:table-cell>
          <table:table-cell office:value-type="float" office:value="25.45326" calcext:value-type="float">
            <text:p>25.45326</text:p>
          </table:table-cell>
          <table:table-cell/>
        </table:table-row>
        <table:table-row table:style-name="ro1">
          <table:table-cell office:value-type="float" office:value="22.36052" calcext:value-type="float">
            <text:p>22.36052</text:p>
          </table:table-cell>
          <table:table-cell office:value-type="float" office:value="35.1684" calcext:value-type="float">
            <text:p>35.1684</text:p>
          </table:table-cell>
          <table:table-cell office:value-type="float" office:value="18.15611" calcext:value-type="float">
            <text:p>18.15611</text:p>
          </table:table-cell>
          <table:table-cell office:value-type="float" office:value="18.87351" calcext:value-type="float">
            <text:p>18.87351</text:p>
          </table:table-cell>
          <table:table-cell office:value-type="float" office:value="16.83243" calcext:value-type="float">
            <text:p>16.83243</text:p>
          </table:table-cell>
          <table:table-cell office:value-type="float" office:value="38.9251" calcext:value-type="float">
            <text:p>38.9251</text:p>
          </table:table-cell>
          <table:table-cell office:value-type="float" office:value="27.61595" calcext:value-type="float">
            <text:p>27.61595</text:p>
          </table:table-cell>
          <table:table-cell office:value-type="float" office:value="40.63458" calcext:value-type="float">
            <text:p>40.63458</text:p>
          </table:table-cell>
          <table:table-cell office:value-type="float" office:value="39.45477" calcext:value-type="float">
            <text:p>39.45477</text:p>
          </table:table-cell>
          <table:table-cell office:value-type="float" office:value="36.46125" calcext:value-type="float">
            <text:p>36.46125</text:p>
          </table:table-cell>
          <table:table-cell office:value-type="float" office:value="26.05555" calcext:value-type="float">
            <text:p>26.05555</text:p>
          </table:table-cell>
          <table:table-cell/>
        </table:table-row>
        <table:table-row table:style-name="ro1">
          <table:table-cell office:value-type="float" office:value="23.36175" calcext:value-type="float">
            <text:p>23.36175</text:p>
          </table:table-cell>
          <table:table-cell office:value-type="float" office:value="35.71865" calcext:value-type="float">
            <text:p>35.71865</text:p>
          </table:table-cell>
          <table:table-cell office:value-type="float" office:value="18.11812" calcext:value-type="float">
            <text:p>18.11812</text:p>
          </table:table-cell>
          <table:table-cell office:value-type="float" office:value="18.98312" calcext:value-type="float">
            <text:p>18.98312</text:p>
          </table:table-cell>
          <table:table-cell office:value-type="float" office:value="16.93437" calcext:value-type="float">
            <text:p>16.93437</text:p>
          </table:table-cell>
          <table:table-cell office:value-type="float" office:value="39.32341" calcext:value-type="float">
            <text:p>39.32341</text:p>
          </table:table-cell>
          <table:table-cell office:value-type="float" office:value="28.2274" calcext:value-type="float">
            <text:p>28.2274</text:p>
          </table:table-cell>
          <table:table-cell office:value-type="float" office:value="41.16571" calcext:value-type="float">
            <text:p>41.16571</text:p>
          </table:table-cell>
          <table:table-cell office:value-type="float" office:value="40.0627" calcext:value-type="float">
            <text:p>40.0627</text:p>
          </table:table-cell>
          <table:table-cell office:value-type="float" office:value="37.08616" calcext:value-type="float">
            <text:p>37.08616</text:p>
          </table:table-cell>
          <table:table-cell office:value-type="float" office:value="26.6389" calcext:value-type="float">
            <text:p>26.6389</text:p>
          </table:table-cell>
          <table:table-cell/>
        </table:table-row>
        <table:table-row table:style-name="ro1">
          <table:table-cell office:value-type="float" office:value="24.42136" calcext:value-type="float">
            <text:p>24.42136</text:p>
          </table:table-cell>
          <table:table-cell office:value-type="float" office:value="36.2851" calcext:value-type="float">
            <text:p>36.2851</text:p>
          </table:table-cell>
          <table:table-cell office:value-type="float" office:value="18.22885" calcext:value-type="float">
            <text:p>18.22885</text:p>
          </table:table-cell>
          <table:table-cell office:value-type="float" office:value="19.23267" calcext:value-type="float">
            <text:p>19.23267</text:p>
          </table:table-cell>
          <table:table-cell office:value-type="float" office:value="17.19622" calcext:value-type="float">
            <text:p>17.19622</text:p>
          </table:table-cell>
          <table:table-cell office:value-type="float" office:value="39.84121" calcext:value-type="float">
            <text:p>39.84121</text:p>
          </table:table-cell>
          <table:table-cell office:value-type="float" office:value="28.87924" calcext:value-type="float">
            <text:p>28.87924</text:p>
          </table:table-cell>
          <table:table-cell office:value-type="float" office:value="41.5671" calcext:value-type="float">
            <text:p>41.5671</text:p>
          </table:table-cell>
          <table:table-cell office:value-type="float" office:value="40.52834" calcext:value-type="float">
            <text:p>40.52834</text:p>
          </table:table-cell>
          <table:table-cell office:value-type="float" office:value="37.73174" calcext:value-type="float">
            <text:p>37.73174</text:p>
          </table:table-cell>
          <table:table-cell office:value-type="float" office:value="27.25359" calcext:value-type="float">
            <text:p>27.25359</text:p>
          </table:table-cell>
          <table:table-cell/>
        </table:table-row>
        <table:table-row table:style-name="ro1">
          <table:table-cell office:value-type="float" office:value="25.52359" calcext:value-type="float">
            <text:p>25.52359</text:p>
          </table:table-cell>
          <table:table-cell office:value-type="float" office:value="36.70212" calcext:value-type="float">
            <text:p>36.70212</text:p>
          </table:table-cell>
          <table:table-cell office:value-type="float" office:value="18.43975" calcext:value-type="float">
            <text:p>18.43975</text:p>
          </table:table-cell>
          <table:table-cell office:value-type="float" office:value="19.59024" calcext:value-type="float">
            <text:p>19.59024</text:p>
          </table:table-cell>
          <table:table-cell office:value-type="float" office:value="17.66496" calcext:value-type="float">
            <text:p>17.66496</text:p>
          </table:table-cell>
          <table:table-cell office:value-type="float" office:value="40.22983" calcext:value-type="float">
            <text:p>40.22983</text:p>
          </table:table-cell>
          <table:table-cell office:value-type="float" office:value="29.51415" calcext:value-type="float">
            <text:p>29.51415</text:p>
          </table:table-cell>
          <table:table-cell office:value-type="float" office:value="42.09897" calcext:value-type="float">
            <text:p>42.09897</text:p>
          </table:table-cell>
          <table:table-cell office:value-type="float" office:value="41.05482" calcext:value-type="float">
            <text:p>41.05482</text:p>
          </table:table-cell>
          <table:table-cell office:value-type="float" office:value="38.36639" calcext:value-type="float">
            <text:p>38.36639</text:p>
          </table:table-cell>
          <table:table-cell office:value-type="float" office:value="27.86424" calcext:value-type="float">
            <text:p>27.86424</text:p>
          </table:table-cell>
          <table:table-cell/>
        </table:table-row>
        <table:table-row table:style-name="ro1">
          <table:table-cell office:value-type="float" office:value="26.67388" calcext:value-type="float">
            <text:p>26.67388</text:p>
          </table:table-cell>
          <table:table-cell office:value-type="float" office:value="37.19947" calcext:value-type="float">
            <text:p>37.19947</text:p>
          </table:table-cell>
          <table:table-cell office:value-type="float" office:value="18.78317" calcext:value-type="float">
            <text:p>18.78317</text:p>
          </table:table-cell>
          <table:table-cell office:value-type="float" office:value="20.06549" calcext:value-type="float">
            <text:p>20.06549</text:p>
          </table:table-cell>
          <table:table-cell office:value-type="float" office:value="18.25656" calcext:value-type="float">
            <text:p>18.25656</text:p>
          </table:table-cell>
          <table:table-cell office:value-type="float" office:value="40.75419" calcext:value-type="float">
            <text:p>40.75419</text:p>
          </table:table-cell>
          <table:table-cell office:value-type="float" office:value="30.17205" calcext:value-type="float">
            <text:p>30.17205</text:p>
          </table:table-cell>
          <table:table-cell office:value-type="float" office:value="42.49589" calcext:value-type="float">
            <text:p>42.49589</text:p>
          </table:table-cell>
          <table:table-cell office:value-type="float" office:value="41.43429" calcext:value-type="float">
            <text:p>41.43429</text:p>
          </table:table-cell>
          <table:table-cell office:value-type="float" office:value="39.02374" calcext:value-type="float">
            <text:p>39.02374</text:p>
          </table:table-cell>
          <table:table-cell office:value-type="float" office:value="28.497" calcext:value-type="float">
            <text:p>28.497</text:p>
          </table:table-cell>
          <table:table-cell/>
        </table:table-row>
        <table:table-row table:style-name="ro1">
          <table:table-cell office:value-type="float" office:value="27.87077" calcext:value-type="float">
            <text:p>27.87077</text:p>
          </table:table-cell>
          <table:table-cell office:value-type="float" office:value="37.58432" calcext:value-type="float">
            <text:p>37.58432</text:p>
          </table:table-cell>
          <table:table-cell office:value-type="float" office:value="19.24299" calcext:value-type="float">
            <text:p>19.24299</text:p>
          </table:table-cell>
          <table:table-cell office:value-type="float" office:value="20.64182" calcext:value-type="float">
            <text:p>20.64182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41.14422" calcext:value-type="float">
            <text:p>41.14422</text:p>
          </table:table-cell>
          <table:table-cell office:value-type="float" office:value="30.82836" calcext:value-type="float">
            <text:p>30.82836</text:p>
          </table:table-cell>
          <table:table-cell office:value-type="float" office:value="43.04023" calcext:value-type="float">
            <text:p>43.04023</text:p>
          </table:table-cell>
          <table:table-cell office:value-type="float" office:value="41.95797" calcext:value-type="float">
            <text:p>41.95797</text:p>
          </table:table-cell>
          <table:table-cell office:value-type="float" office:value="39.59116" calcext:value-type="float">
            <text:p>39.59116</text:p>
          </table:table-cell>
          <table:table-cell office:value-type="float" office:value="29.12253" calcext:value-type="float">
            <text:p>29.12253</text:p>
          </table:table-cell>
          <table:table-cell/>
        </table:table-row>
        <table:table-row table:style-name="ro1">
          <table:table-cell office:value-type="float" office:value="29.09638" calcext:value-type="float">
            <text:p>29.09638</text:p>
          </table:table-cell>
          <table:table-cell office:value-type="float" office:value="38.0905" calcext:value-type="float">
            <text:p>38.0905</text:p>
          </table:table-cell>
          <table:table-cell office:value-type="float" office:value="19.80439" calcext:value-type="float">
            <text:p>19.80439</text:p>
          </table:table-cell>
          <table:table-cell office:value-type="float" office:value="21.19825" calcext:value-type="float">
            <text:p>21.19825</text:p>
          </table:table-cell>
          <table:table-cell office:value-type="float" office:value="19.70951" calcext:value-type="float">
            <text:p>19.70951</text:p>
          </table:table-cell>
          <table:table-cell office:value-type="float" office:value="41.6747" calcext:value-type="float">
            <text:p>41.6747</text:p>
          </table:table-cell>
          <table:table-cell office:value-type="float" office:value="31.50159" calcext:value-type="float">
            <text:p>31.50159</text:p>
          </table:table-cell>
          <table:table-cell office:value-type="float" office:value="43.45468" calcext:value-type="float">
            <text:p>43.45468</text:p>
          </table:table-cell>
          <table:table-cell office:value-type="float" office:value="42.35484" calcext:value-type="float">
            <text:p>42.35484</text:p>
          </table:table-cell>
          <table:table-cell office:value-type="float" office:value="40.16666" calcext:value-type="float">
            <text:p>40.16666</text:p>
          </table:table-cell>
          <table:table-cell office:value-type="float" office:value="29.76787" calcext:value-type="float">
            <text:p>29.76787</text:p>
          </table:table-cell>
          <table:table-cell/>
        </table:table-row>
        <table:table-row table:style-name="ro1">
          <table:table-cell office:value-type="float" office:value="30.33262" calcext:value-type="float">
            <text:p>30.33262</text:p>
          </table:table-cell>
          <table:table-cell office:value-type="float" office:value="38.45267" calcext:value-type="float">
            <text:p>38.45267</text:p>
          </table:table-cell>
          <table:table-cell office:value-type="float" office:value="20.47259" calcext:value-type="float">
            <text:p>20.47259</text:p>
          </table:table-cell>
          <table:table-cell office:value-type="float" office:value="21.9532" calcext:value-type="float">
            <text:p>21.9532</text:p>
          </table:table-cell>
          <table:table-cell office:value-type="float" office:value="20.57498" calcext:value-type="float">
            <text:p>20.57498</text:p>
          </table:table-cell>
          <table:table-cell office:value-type="float" office:value="42.07707" calcext:value-type="float">
            <text:p>42.07707</text:p>
          </table:table-cell>
          <table:table-cell office:value-type="float" office:value="32.15433" calcext:value-type="float">
            <text:p>32.15433</text:p>
          </table:table-cell>
          <table:table-cell office:value-type="float" office:value="44.00353" calcext:value-type="float">
            <text:p>44.00353</text:p>
          </table:table-cell>
          <table:table-cell office:value-type="float" office:value="42.88457" calcext:value-type="float">
            <text:p>42.88457</text:p>
          </table:table-cell>
          <table:table-cell office:value-type="float" office:value="40.5876" calcext:value-type="float">
            <text:p>40.5876</text:p>
          </table:table-cell>
          <table:table-cell office:value-type="float" office:value="30.37482" calcext:value-type="float">
            <text:p>30.37482</text:p>
          </table:table-cell>
          <table:table-cell/>
        </table:table-row>
        <table:table-row table:style-name="ro1">
          <table:table-cell office:value-type="float" office:value="31.37696" calcext:value-type="float">
            <text:p>31.37696</text:p>
          </table:table-cell>
          <table:table-cell office:value-type="float" office:value="38.9994" calcext:value-type="float">
            <text:p>38.9994</text:p>
          </table:table-cell>
          <table:table-cell office:value-type="float" office:value="21.22567" calcext:value-type="float">
            <text:p>21.22567</text:p>
          </table:table-cell>
          <table:table-cell office:value-type="float" office:value="22.79244" calcext:value-type="float">
            <text:p>22.79244</text:p>
          </table:table-cell>
          <table:table-cell office:value-type="float" office:value="21.50554" calcext:value-type="float">
            <text:p>21.50554</text:p>
          </table:table-cell>
          <table:table-cell office:value-type="float" office:value="42.60825" calcext:value-type="float">
            <text:p>42.60825</text:p>
          </table:table-cell>
          <table:table-cell office:value-type="float" office:value="32.76411" calcext:value-type="float">
            <text:p>32.76411</text:p>
          </table:table-cell>
          <table:table-cell office:value-type="float" office:value="44.42767" calcext:value-type="float">
            <text:p>44.42767</text:p>
          </table:table-cell>
          <table:table-cell office:value-type="float" office:value="43.28001" calcext:value-type="float">
            <text:p>43.28001</text:p>
          </table:table-cell>
          <table:table-cell office:value-type="float" office:value="41.0894" calcext:value-type="float">
            <text:p>41.0894</text:p>
          </table:table-cell>
          <table:table-cell office:value-type="float" office:value="30.95344" calcext:value-type="float">
            <text:p>30.95344</text:p>
          </table:table-cell>
          <table:table-cell/>
        </table:table-row>
        <table:table-row table:style-name="ro1">
          <table:table-cell office:value-type="float" office:value="32.22028" calcext:value-type="float">
            <text:p>32.22028</text:p>
          </table:table-cell>
          <table:table-cell office:value-type="float" office:value="39.36617" calcext:value-type="float">
            <text:p>39.36617</text:p>
          </table:table-cell>
          <table:table-cell office:value-type="float" office:value="22.06722" calcext:value-type="float">
            <text:p>22.06722</text:p>
          </table:table-cell>
          <table:table-cell office:value-type="float" office:value="23.70558" calcext:value-type="float">
            <text:p>23.70558</text:p>
          </table:table-cell>
          <table:table-cell office:value-type="float" office:value="22.50889" calcext:value-type="float">
            <text:p>22.50889</text:p>
          </table:table-cell>
          <table:table-cell office:value-type="float" office:value="43.01437" calcext:value-type="float">
            <text:p>43.01437</text:p>
          </table:table-cell>
          <table:table-cell office:value-type="float" office:value="33.39938" calcext:value-type="float">
            <text:p>33.39938</text:p>
          </table:table-cell>
          <table:table-cell office:value-type="float" office:value="44.98195" calcext:value-type="float">
            <text:p>44.98195</text:p>
          </table:table-cell>
          <table:table-cell office:value-type="float" office:value="43.80694" calcext:value-type="float">
            <text:p>43.80694</text:p>
          </table:table-cell>
          <table:table-cell office:value-type="float" office:value="41.4686" calcext:value-type="float">
            <text:p>41.4686</text:p>
          </table:table-cell>
          <table:table-cell office:value-type="float" office:value="31.56852" calcext:value-type="float">
            <text:p>31.56852</text:p>
          </table:table-cell>
          <table:table-cell/>
        </table:table-row>
        <table:table-row table:style-name="ro1">
          <table:table-cell office:value-type="float" office:value="33.01644" calcext:value-type="float">
            <text:p>33.01644</text:p>
          </table:table-cell>
          <table:table-cell office:value-type="float" office:value="39.90579" calcext:value-type="float">
            <text:p>39.90579</text:p>
          </table:table-cell>
          <table:table-cell office:value-type="float" office:value="22.97696" calcext:value-type="float">
            <text:p>22.97696</text:p>
          </table:table-cell>
          <table:table-cell office:value-type="float" office:value="24.69565" calcext:value-type="float">
            <text:p>24.69565</text:p>
          </table:table-cell>
          <table:table-cell office:value-type="float" office:value="23.56421" calcext:value-type="float">
            <text:p>23.56421</text:p>
          </table:table-cell>
          <table:table-cell office:value-type="float" office:value="43.54758" calcext:value-type="float">
            <text:p>43.54758</text:p>
          </table:table-cell>
          <table:table-cell office:value-type="float" office:value="34.03183" calcext:value-type="float">
            <text:p>34.03183</text:p>
          </table:table-cell>
          <table:table-cell office:value-type="float" office:value="45.41586" calcext:value-type="float">
            <text:p>45.41586</text:p>
          </table:table-cell>
          <table:table-cell office:value-type="float" office:value="44.21127" calcext:value-type="float">
            <text:p>44.21127</text:p>
          </table:table-cell>
          <table:table-cell office:value-type="float" office:value="41.97334" calcext:value-type="float">
            <text:p>41.97334</text:p>
          </table:table-cell>
          <table:table-cell office:value-type="float" office:value="32.17878" calcext:value-type="float">
            <text:p>32.17878</text:p>
          </table:table-cell>
          <table:table-cell/>
        </table:table-row>
        <table:table-row table:style-name="ro1">
          <table:table-cell office:value-type="float" office:value="33.83808" calcext:value-type="float">
            <text:p>33.83808</text:p>
          </table:table-cell>
          <table:table-cell office:value-type="float" office:value="40.27691" calcext:value-type="float">
            <text:p>40.27691</text:p>
          </table:table-cell>
          <table:table-cell office:value-type="float" office:value="23.96868" calcext:value-type="float">
            <text:p>23.96868</text:p>
          </table:table-cell>
          <table:table-cell office:value-type="float" office:value="25.73695" calcext:value-type="float">
            <text:p>25.73695</text:p>
          </table:table-cell>
          <table:table-cell office:value-type="float" office:value="24.67799" calcext:value-type="float">
            <text:p>24.67799</text:p>
          </table:table-cell>
          <table:table-cell office:value-type="float" office:value="43.95713" calcext:value-type="float">
            <text:p>43.95713</text:p>
          </table:table-cell>
          <table:table-cell office:value-type="float" office:value="34.68229" calcext:value-type="float">
            <text:p>34.68229</text:p>
          </table:table-cell>
          <table:table-cell office:value-type="float" office:value="45.97915" calcext:value-type="float">
            <text:p>45.97915</text:p>
          </table:table-cell>
          <table:table-cell office:value-type="float" office:value="44.75203" calcext:value-type="float">
            <text:p>44.75203</text:p>
          </table:table-cell>
          <table:table-cell office:value-type="float" office:value="42.34875" calcext:value-type="float">
            <text:p>42.34875</text:p>
          </table:table-cell>
          <table:table-cell office:value-type="float" office:value="32.80661" calcext:value-type="float">
            <text:p>32.80661</text:p>
          </table:table-cell>
          <table:table-cell/>
        </table:table-row>
        <table:table-row table:style-name="ro1">
          <table:table-cell office:value-type="float" office:value="34.67064" calcext:value-type="float">
            <text:p>34.67064</text:p>
          </table:table-cell>
          <table:table-cell office:value-type="float" office:value="40.83664" calcext:value-type="float">
            <text:p>40.83664</text:p>
          </table:table-cell>
          <table:table-cell office:value-type="float" office:value="25.01354" calcext:value-type="float">
            <text:p>25.01354</text:p>
          </table:table-cell>
          <table:table-cell office:value-type="float" office:value="26.83223" calcext:value-type="float">
            <text:p>26.83223</text:p>
          </table:table-cell>
          <table:table-cell office:value-type="float" office:value="25.83724" calcext:value-type="float">
            <text:p>25.83724</text:p>
          </table:table-cell>
          <table:table-cell office:value-type="float" office:value="44.49534" calcext:value-type="float">
            <text:p>44.49534</text:p>
          </table:table-cell>
          <table:table-cell office:value-type="float" office:value="35.32106" calcext:value-type="float">
            <text:p>35.32106</text:p>
          </table:table-cell>
          <table:table-cell office:value-type="float" office:value="46.4139" calcext:value-type="float">
            <text:p>46.4139</text:p>
          </table:table-cell>
          <table:table-cell office:value-type="float" office:value="45.15976" calcext:value-type="float">
            <text:p>45.15976</text:p>
          </table:table-cell>
          <table:table-cell office:value-type="float" office:value="42.85455" calcext:value-type="float">
            <text:p>42.85455</text:p>
          </table:table-cell>
          <table:table-cell office:value-type="float" office:value="33.35978" calcext:value-type="float">
            <text:p>33.35978</text:p>
          </table:table-cell>
          <table:table-cell/>
        </table:table-row>
        <table:table-row table:style-name="ro1">
          <table:table-cell office:value-type="float" office:value="35.51786" calcext:value-type="float">
            <text:p>35.51786</text:p>
          </table:table-cell>
          <table:table-cell office:value-type="float" office:value="41.21178" calcext:value-type="float">
            <text:p>41.21178</text:p>
          </table:table-cell>
          <table:table-cell office:value-type="float" office:value="26.10962" calcext:value-type="float">
            <text:p>26.10962</text:p>
          </table:table-cell>
          <table:table-cell office:value-type="float" office:value="27.97276" calcext:value-type="float">
            <text:p>27.97276</text:p>
          </table:table-cell>
          <table:table-cell office:value-type="float" office:value="27.03357" calcext:value-type="float">
            <text:p>27.03357</text:p>
          </table:table-cell>
          <table:table-cell office:value-type="float" office:value="44.89932" calcext:value-type="float">
            <text:p>44.89932</text:p>
          </table:table-cell>
          <table:table-cell office:value-type="float" office:value="35.98274" calcext:value-type="float">
            <text:p>35.98274</text:p>
          </table:table-cell>
          <table:table-cell office:value-type="float" office:value="46.9951" calcext:value-type="float">
            <text:p>46.9951</text:p>
          </table:table-cell>
          <table:table-cell office:value-type="float" office:value="45.69193" calcext:value-type="float">
            <text:p>45.69193</text:p>
          </table:table-cell>
          <table:table-cell office:value-type="float" office:value="43.24249" calcext:value-type="float">
            <text:p>43.24249</text:p>
          </table:table-cell>
          <table:table-cell office:value-type="float" office:value="33.91919" calcext:value-type="float">
            <text:p>33.91919</text:p>
          </table:table-cell>
          <table:table-cell/>
        </table:table-row>
        <table:table-row table:style-name="ro1">
          <table:table-cell office:value-type="float" office:value="36.35993" calcext:value-type="float">
            <text:p>36.35993</text:p>
          </table:table-cell>
          <table:table-cell office:value-type="float" office:value="41.77737" calcext:value-type="float">
            <text:p>41.77737</text:p>
          </table:table-cell>
          <table:table-cell office:value-type="float" office:value="27.26232" calcext:value-type="float">
            <text:p>27.26232</text:p>
          </table:table-cell>
          <table:table-cell office:value-type="float" office:value="29.16127" calcext:value-type="float">
            <text:p>29.16127</text:p>
          </table:table-cell>
          <table:table-cell office:value-type="float" office:value="28.2745" calcext:value-type="float">
            <text:p>28.2745</text:p>
          </table:table-cell>
          <table:table-cell office:value-type="float" office:value="45.45095" calcext:value-type="float">
            <text:p>45.45095</text:p>
          </table:table-cell>
          <table:table-cell office:value-type="float" office:value="36.63858" calcext:value-type="float">
            <text:p>36.63858</text:p>
          </table:table-cell>
          <table:table-cell office:value-type="float" office:value="47.43975" calcext:value-type="float">
            <text:p>47.43975</text:p>
          </table:table-cell>
          <table:table-cell office:value-type="float" office:value="46.09437" calcext:value-type="float">
            <text:p>46.09437</text:p>
          </table:table-cell>
          <table:table-cell office:value-type="float" office:value="43.76047" calcext:value-type="float">
            <text:p>43.76047</text:p>
          </table:table-cell>
          <table:table-cell office:value-type="float" office:value="34.30674" calcext:value-type="float">
            <text:p>34.30674</text:p>
          </table:table-cell>
          <table:table-cell/>
        </table:table-row>
        <table:table-row table:style-name="ro1">
          <table:table-cell office:value-type="float" office:value="37.22985" calcext:value-type="float">
            <text:p>37.22985</text:p>
          </table:table-cell>
          <table:table-cell office:value-type="float" office:value="42.14261" calcext:value-type="float">
            <text:p>42.14261</text:p>
          </table:table-cell>
          <table:table-cell office:value-type="float" office:value="28.45051" calcext:value-type="float">
            <text:p>28.45051</text:p>
          </table:table-cell>
          <table:table-cell office:value-type="float" office:value="30.37792" calcext:value-type="float">
            <text:p>30.37792</text:p>
          </table:table-cell>
          <table:table-cell office:value-type="float" office:value="29.55464" calcext:value-type="float">
            <text:p>29.55464</text:p>
          </table:table-cell>
          <table:table-cell office:value-type="float" office:value="45.8579" calcext:value-type="float">
            <text:p>45.8579</text:p>
          </table:table-cell>
          <table:table-cell office:value-type="float" office:value="37.31075" calcext:value-type="float">
            <text:p>37.31075</text:p>
          </table:table-cell>
          <table:table-cell office:value-type="float" office:value="48.02095" calcext:value-type="float">
            <text:p>48.02095</text:p>
          </table:table-cell>
          <table:table-cell office:value-type="float" office:value="46.63776" calcext:value-type="float">
            <text:p>46.63776</text:p>
          </table:table-cell>
          <table:table-cell office:value-type="float" office:value="44.15253" calcext:value-type="float">
            <text:p>44.15253</text:p>
          </table:table-cell>
          <table:table-cell office:value-type="float" office:value="35.17443" calcext:value-type="float">
            <text:p>35.17443</text:p>
          </table:table-cell>
          <table:table-cell/>
        </table:table-row>
        <table:table-row table:style-name="ro1">
          <table:table-cell office:value-type="float" office:value="38.12676" calcext:value-type="float">
            <text:p>38.12676</text:p>
          </table:table-cell>
          <table:table-cell office:value-type="float" office:value="42.7137" calcext:value-type="float">
            <text:p>42.7137</text:p>
          </table:table-cell>
          <table:table-cell office:value-type="float" office:value="29.67755" calcext:value-type="float">
            <text:p>29.67755</text:p>
          </table:table-cell>
          <table:table-cell office:value-type="float" office:value="31.63733" calcext:value-type="float">
            <text:p>31.63733</text:p>
          </table:table-cell>
          <table:table-cell office:value-type="float" office:value="30.86092" calcext:value-type="float">
            <text:p>30.86092</text:p>
          </table:table-cell>
          <table:table-cell office:value-type="float" office:value="46.41401" calcext:value-type="float">
            <text:p>46.41401</text:p>
          </table:table-cell>
          <table:table-cell office:value-type="float" office:value="37.96643" calcext:value-type="float">
            <text:p>37.96643</text:p>
          </table:table-cell>
          <table:table-cell office:value-type="float" office:value="48.48443" calcext:value-type="float">
            <text:p>48.48443</text:p>
          </table:table-cell>
          <table:table-cell office:value-type="float" office:value="47.02767" calcext:value-type="float">
            <text:p>47.02767</text:p>
          </table:table-cell>
          <table:table-cell office:value-type="float" office:value="44.66812" calcext:value-type="float">
            <text:p>44.66812</text:p>
          </table:table-cell>
          <table:table-cell office:value-type="float" office:value="36.02602" calcext:value-type="float">
            <text:p>36.02602</text:p>
          </table:table-cell>
          <table:table-cell/>
        </table:table-row>
        <table:table-row table:style-name="ro1">
          <table:table-cell office:value-type="float" office:value="39.03019" calcext:value-type="float">
            <text:p>39.03019</text:p>
          </table:table-cell>
          <table:table-cell office:value-type="float" office:value="43.09619" calcext:value-type="float">
            <text:p>43.09619</text:p>
          </table:table-cell>
          <table:table-cell office:value-type="float" office:value="30.93684" calcext:value-type="float">
            <text:p>30.93684</text:p>
          </table:table-cell>
          <table:table-cell office:value-type="float" office:value="32.92806" calcext:value-type="float">
            <text:p>32.92806</text:p>
          </table:table-cell>
          <table:table-cell office:value-type="float" office:value="32.0701" calcext:value-type="float">
            <text:p>32.0701</text:p>
          </table:table-cell>
          <table:table-cell office:value-type="float" office:value="46.8238" calcext:value-type="float">
            <text:p>46.8238</text:p>
          </table:table-cell>
          <table:table-cell office:value-type="float" office:value="38.64257" calcext:value-type="float">
            <text:p>38.64257</text:p>
          </table:table-cell>
          <table:table-cell office:value-type="float" office:value="49.07453" calcext:value-type="float">
            <text:p>49.07453</text:p>
          </table:table-cell>
          <table:table-cell office:value-type="float" office:value="47.60899" calcext:value-type="float">
            <text:p>47.60899</text:p>
          </table:table-cell>
          <table:table-cell office:value-type="float" office:value="45.05867" calcext:value-type="float">
            <text:p>45.05867</text:p>
          </table:table-cell>
          <table:table-cell office:value-type="float" office:value="36.90581" calcext:value-type="float">
            <text:p>36.90581</text:p>
          </table:table-cell>
          <table:table-cell/>
        </table:table-row>
        <table:table-row table:style-name="ro1">
          <table:table-cell office:value-type="float" office:value="39.94231" calcext:value-type="float">
            <text:p>39.94231</text:p>
          </table:table-cell>
          <table:table-cell office:value-type="float" office:value="43.67253" calcext:value-type="float">
            <text:p>43.67253</text:p>
          </table:table-cell>
          <table:table-cell office:value-type="float" office:value="32.24105" calcext:value-type="float">
            <text:p>32.24105</text:p>
          </table:table-cell>
          <table:table-cell office:value-type="float" office:value="34.25145" calcext:value-type="float">
            <text:p>34.25145</text:p>
          </table:table-cell>
          <table:table-cell office:value-type="float" office:value="33.05116" calcext:value-type="float">
            <text:p>33.05116</text:p>
          </table:table-cell>
          <table:table-cell office:value-type="float" office:value="47.37659" calcext:value-type="float">
            <text:p>47.37659</text:p>
          </table:table-cell>
          <table:table-cell office:value-type="float" office:value="39.2139" calcext:value-type="float">
            <text:p>39.2139</text:p>
          </table:table-cell>
          <table:table-cell office:value-type="float" office:value="49.54796" calcext:value-type="float">
            <text:p>49.54796</text:p>
          </table:table-cell>
          <table:table-cell office:value-type="float" office:value="48.006" calcext:value-type="float">
            <text:p>48.006</text:p>
          </table:table-cell>
          <table:table-cell office:value-type="float" office:value="45.58835" calcext:value-type="float">
            <text:p>45.58835</text:p>
          </table:table-cell>
          <table:table-cell office:value-type="float" office:value="37.79079" calcext:value-type="float">
            <text:p>37.79079</text:p>
          </table:table-cell>
          <table:table-cell/>
        </table:table-row>
        <table:table-row table:style-name="ro1">
          <table:table-cell office:value-type="float" office:value="40.87326" calcext:value-type="float">
            <text:p>40.87326</text:p>
          </table:table-cell>
          <table:table-cell office:value-type="float" office:value="44.04593" calcext:value-type="float">
            <text:p>44.04593</text:p>
          </table:table-cell>
          <table:table-cell office:value-type="float" office:value="33.56041" calcext:value-type="float">
            <text:p>33.56041</text:p>
          </table:table-cell>
          <table:table-cell office:value-type="float" office:value="35.59775" calcext:value-type="float">
            <text:p>35.59775</text:p>
          </table:table-cell>
          <table:table-cell office:value-type="float" office:value="33.89261" calcext:value-type="float">
            <text:p>33.89261</text:p>
          </table:table-cell>
          <table:table-cell office:value-type="float" office:value="47.80277" calcext:value-type="float">
            <text:p>47.80277</text:p>
          </table:table-cell>
          <table:table-cell office:value-type="float" office:value="39.79408" calcext:value-type="float">
            <text:p>39.79408</text:p>
          </table:table-cell>
          <table:table-cell office:value-type="float" office:value="50.14676" calcext:value-type="float">
            <text:p>50.14676</text:p>
          </table:table-cell>
          <table:table-cell office:value-type="float" office:value="48.59788" calcext:value-type="float">
            <text:p>48.59788</text:p>
          </table:table-cell>
          <table:table-cell office:value-type="float" office:value="45.98779" calcext:value-type="float">
            <text:p>45.98779</text:p>
          </table:table-cell>
          <table:table-cell office:value-type="float" office:value="38.69064" calcext:value-type="float">
            <text:p>38.69064</text:p>
          </table:table-cell>
          <table:table-cell/>
        </table:table-row>
        <table:table-row table:style-name="ro1">
          <table:table-cell office:value-type="float" office:value="41.80903" calcext:value-type="float">
            <text:p>41.80903</text:p>
          </table:table-cell>
          <table:table-cell office:value-type="float" office:value="44.63186" calcext:value-type="float">
            <text:p>44.63186</text:p>
          </table:table-cell>
          <table:table-cell office:value-type="float" office:value="34.91808" calcext:value-type="float">
            <text:p>34.91808</text:p>
          </table:table-cell>
          <table:table-cell office:value-type="float" office:value="36.93091" calcext:value-type="float">
            <text:p>36.93091</text:p>
          </table:table-cell>
          <table:table-cell office:value-type="float" office:value="34.73021" calcext:value-type="float">
            <text:p>34.73021</text:p>
          </table:table-cell>
          <table:table-cell office:value-type="float" office:value="48.37267" calcext:value-type="float">
            <text:p>48.37267</text:p>
          </table:table-cell>
          <table:table-cell office:value-type="float" office:value="40.22399" calcext:value-type="float">
            <text:p>40.22399</text:p>
          </table:table-cell>
          <table:table-cell office:value-type="float" office:value="50.63018" calcext:value-type="float">
            <text:p>50.63018</text:p>
          </table:table-cell>
          <table:table-cell office:value-type="float" office:value="49.00194" calcext:value-type="float">
            <text:p>49.00194</text:p>
          </table:table-cell>
          <table:table-cell office:value-type="float" office:value="46.52279" calcext:value-type="float">
            <text:p>46.52279</text:p>
          </table:table-cell>
          <table:table-cell office:value-type="float" office:value="39.60802" calcext:value-type="float">
            <text:p>39.60802</text:p>
          </table:table-cell>
          <table:table-cell/>
        </table:table-row>
        <table:table-row table:style-name="ro1">
          <table:table-cell office:value-type="float" office:value="42.74188" calcext:value-type="float">
            <text:p>42.74188</text:p>
          </table:table-cell>
          <table:table-cell office:value-type="float" office:value="45.01732" calcext:value-type="float">
            <text:p>45.01732</text:p>
          </table:table-cell>
          <table:table-cell office:value-type="float" office:value="36.25536" calcext:value-type="float">
            <text:p>36.25536</text:p>
          </table:table-cell>
          <table:table-cell office:value-type="float" office:value="38.20301" calcext:value-type="float">
            <text:p>38.20301</text:p>
          </table:table-cell>
          <table:table-cell office:value-type="float" office:value="35.5575" calcext:value-type="float">
            <text:p>35.5575</text:p>
          </table:table-cell>
          <table:table-cell office:value-type="float" office:value="48.79888" calcext:value-type="float">
            <text:p>48.79888</text:p>
          </table:table-cell>
          <table:table-cell office:value-type="float" office:value="40.74439" calcext:value-type="float">
            <text:p>40.74439</text:p>
          </table:table-cell>
          <table:table-cell office:value-type="float" office:value="51.23765" calcext:value-type="float">
            <text:p>51.23765</text:p>
          </table:table-cell>
          <table:table-cell office:value-type="float" office:value="49.60887" calcext:value-type="float">
            <text:p>49.60887</text:p>
          </table:table-cell>
          <table:table-cell office:value-type="float" office:value="46.91707" calcext:value-type="float">
            <text:p>46.91707</text:p>
          </table:table-cell>
          <table:table-cell office:value-type="float" office:value="40.5307" calcext:value-type="float">
            <text:p>40.5307</text:p>
          </table:table-cell>
          <table:table-cell/>
        </table:table-row>
        <table:table-row table:style-name="ro1">
          <table:table-cell office:value-type="float" office:value="43.69186" calcext:value-type="float">
            <text:p>43.69186</text:p>
          </table:table-cell>
          <table:table-cell office:value-type="float" office:value="45.6053" calcext:value-type="float">
            <text:p>45.6053</text:p>
          </table:table-cell>
          <table:table-cell office:value-type="float" office:value="37.52613" calcext:value-type="float">
            <text:p>37.52613</text:p>
          </table:table-cell>
          <table:table-cell office:value-type="float" office:value="39.338" calcext:value-type="float">
            <text:p>39.338</text:p>
          </table:table-cell>
          <table:table-cell office:value-type="float" office:value="36.43335" calcext:value-type="float">
            <text:p>36.43335</text:p>
          </table:table-cell>
          <table:table-cell office:value-type="float" office:value="49.37699" calcext:value-type="float">
            <text:p>49.37699</text:p>
          </table:table-cell>
          <table:table-cell office:value-type="float" office:value="41.13833" calcext:value-type="float">
            <text:p>41.13833</text:p>
          </table:table-cell>
          <table:table-cell office:value-type="float" office:value="51.73086" calcext:value-type="float">
            <text:p>51.73086</text:p>
          </table:table-cell>
          <table:table-cell office:value-type="float" office:value="50.02004" calcext:value-type="float">
            <text:p>50.02004</text:p>
          </table:table-cell>
          <table:table-cell office:value-type="float" office:value="47.45296" calcext:value-type="float">
            <text:p>47.45296</text:p>
          </table:table-cell>
          <table:table-cell office:value-type="float" office:value="41.46898" calcext:value-type="float">
            <text:p>41.46898</text:p>
          </table:table-cell>
          <table:table-cell/>
        </table:table-row>
        <table:table-row table:style-name="ro1">
          <table:table-cell office:value-type="float" office:value="44.64984" calcext:value-type="float">
            <text:p>44.64984</text:p>
          </table:table-cell>
          <table:table-cell office:value-type="float" office:value="46.00682" calcext:value-type="float">
            <text:p>46.00682</text:p>
          </table:table-cell>
          <table:table-cell office:value-type="float" office:value="38.7995" calcext:value-type="float">
            <text:p>38.7995</text:p>
          </table:table-cell>
          <table:table-cell office:value-type="float" office:value="40.25115" calcext:value-type="float">
            <text:p>40.25115</text:p>
          </table:table-cell>
          <table:table-cell office:value-type="float" office:value="37.3089" calcext:value-type="float">
            <text:p>37.3089</text:p>
          </table:table-cell>
          <table:table-cell office:value-type="float" office:value="49.81229" calcext:value-type="float">
            <text:p>49.81229</text:p>
          </table:table-cell>
          <table:table-cell office:value-type="float" office:value="41.66323" calcext:value-type="float">
            <text:p>41.66323</text:p>
          </table:table-cell>
          <table:table-cell office:value-type="float" office:value="52.35992" calcext:value-type="float">
            <text:p>52.35992</text:p>
          </table:table-cell>
          <table:table-cell office:value-type="float" office:value="50.63315" calcext:value-type="float">
            <text:p>50.63315</text:p>
          </table:table-cell>
          <table:table-cell office:value-type="float" office:value="47.85479" calcext:value-type="float">
            <text:p>47.85479</text:p>
          </table:table-cell>
          <table:table-cell office:value-type="float" office:value="42.40295" calcext:value-type="float">
            <text:p>42.40295</text:p>
          </table:table-cell>
          <table:table-cell/>
        </table:table-row>
        <table:table-row table:style-name="ro1">
          <table:table-cell office:value-type="float" office:value="45.61936" calcext:value-type="float">
            <text:p>45.61936</text:p>
          </table:table-cell>
          <table:table-cell office:value-type="float" office:value="46.60564" calcext:value-type="float">
            <text:p>46.60564</text:p>
          </table:table-cell>
          <table:table-cell office:value-type="float" office:value="39.89247" calcext:value-type="float">
            <text:p>39.89247</text:p>
          </table:table-cell>
          <table:table-cell office:value-type="float" office:value="41.11802" calcext:value-type="float">
            <text:p>41.11802</text:p>
          </table:table-cell>
          <table:table-cell office:value-type="float" office:value="38.21121" calcext:value-type="float">
            <text:p>38.21121</text:p>
          </table:table-cell>
          <table:table-cell office:value-type="float" office:value="50.40282" calcext:value-type="float">
            <text:p>50.40282</text:p>
          </table:table-cell>
          <table:table-cell office:value-type="float" office:value="42.04738" calcext:value-type="float">
            <text:p>42.04738</text:p>
          </table:table-cell>
          <table:table-cell office:value-type="float" office:value="52.85366" calcext:value-type="float">
            <text:p>52.85366</text:p>
          </table:table-cell>
          <table:table-cell office:value-type="float" office:value="51.05147" calcext:value-type="float">
            <text:p>51.05147</text:p>
          </table:table-cell>
          <table:table-cell office:value-type="float" office:value="48.39597" calcext:value-type="float">
            <text:p>48.39597</text:p>
          </table:table-cell>
          <table:table-cell office:value-type="float" office:value="43.35945" calcext:value-type="float">
            <text:p>43.35945</text:p>
          </table:table-cell>
          <table:table-cell/>
        </table:table-row>
        <table:table-row table:style-name="ro1">
          <table:table-cell office:value-type="float" office:value="46.60626" calcext:value-type="float">
            <text:p>46.60626</text:p>
          </table:table-cell>
          <table:table-cell office:value-type="float" office:value="47.01441" calcext:value-type="float">
            <text:p>47.01441</text:p>
          </table:table-cell>
          <table:table-cell office:value-type="float" office:value="40.80301" calcext:value-type="float">
            <text:p>40.80301</text:p>
          </table:table-cell>
          <table:table-cell office:value-type="float" office:value="41.99687" calcext:value-type="float">
            <text:p>41.99687</text:p>
          </table:table-cell>
          <table:table-cell office:value-type="float" office:value="39.11695" calcext:value-type="float">
            <text:p>39.11695</text:p>
          </table:table-cell>
          <table:table-cell office:value-type="float" office:value="50.84724" calcext:value-type="float">
            <text:p>50.84724</text:p>
          </table:table-cell>
          <table:table-cell office:value-type="float" office:value="42.98016" calcext:value-type="float">
            <text:p>42.98016</text:p>
          </table:table-cell>
          <table:table-cell office:value-type="float" office:value="53.48719" calcext:value-type="float">
            <text:p>53.48719</text:p>
          </table:table-cell>
          <table:table-cell office:value-type="float" office:value="51.67527" calcext:value-type="float">
            <text:p>51.67527</text:p>
          </table:table-cell>
          <table:table-cell office:value-type="float" office:value="48.81602" calcext:value-type="float">
            <text:p>48.81602</text:p>
          </table:table-cell>
          <table:table-cell office:value-type="float" office:value="44.30803" calcext:value-type="float">
            <text:p>44.30803</text:p>
          </table:table-cell>
          <table:table-cell/>
        </table:table-row>
        <table:table-row table:style-name="ro1">
          <table:table-cell office:value-type="float" office:value="47.61091" calcext:value-type="float">
            <text:p>47.61091</text:p>
          </table:table-cell>
          <table:table-cell office:value-type="float" office:value="47.62413" calcext:value-type="float">
            <text:p>47.62413</text:p>
          </table:table-cell>
          <table:table-cell office:value-type="float" office:value="41.68245" calcext:value-type="float">
            <text:p>41.68245</text:p>
          </table:table-cell>
          <table:table-cell office:value-type="float" office:value="42.87338" calcext:value-type="float">
            <text:p>42.87338</text:p>
          </table:table-cell>
          <table:table-cell office:value-type="float" office:value="40.03683" calcext:value-type="float">
            <text:p>40.03683</text:p>
          </table:table-cell>
          <table:table-cell office:value-type="float" office:value="51.44166" calcext:value-type="float">
            <text:p>51.44166</text:p>
          </table:table-cell>
          <table:table-cell office:value-type="float" office:value="43.92225" calcext:value-type="float">
            <text:p>43.92225</text:p>
          </table:table-cell>
          <table:table-cell office:value-type="float" office:value="53.9905" calcext:value-type="float">
            <text:p>53.9905</text:p>
          </table:table-cell>
          <table:table-cell office:value-type="float" office:value="52.10075" calcext:value-type="float">
            <text:p>52.10075</text:p>
          </table:table-cell>
          <table:table-cell office:value-type="float" office:value="49.36605" calcext:value-type="float">
            <text:p>49.36605</text:p>
          </table:table-cell>
          <table:table-cell office:value-type="float" office:value="45.28197" calcext:value-type="float">
            <text:p>45.28197</text:p>
          </table:table-cell>
          <table:table-cell/>
        </table:table-row>
        <table:table-row table:style-name="ro1">
          <table:table-cell office:value-type="float" office:value="48.63756" calcext:value-type="float">
            <text:p>48.63756</text:p>
          </table:table-cell>
          <table:table-cell office:value-type="float" office:value="48.04024" calcext:value-type="float">
            <text:p>48.04024</text:p>
          </table:table-cell>
          <table:table-cell office:value-type="float" office:value="42.57565" calcext:value-type="float">
            <text:p>42.57565</text:p>
          </table:table-cell>
          <table:table-cell office:value-type="float" office:value="43.77484" calcext:value-type="float">
            <text:p>43.77484</text:p>
          </table:table-cell>
          <table:table-cell office:value-type="float" office:value="40.97243" calcext:value-type="float">
            <text:p>40.97243</text:p>
          </table:table-cell>
          <table:table-cell office:value-type="float" office:value="51.90453" calcext:value-type="float">
            <text:p>51.90453</text:p>
          </table:table-cell>
          <table:table-cell office:value-type="float" office:value="44.8507" calcext:value-type="float">
            <text:p>44.8507</text:p>
          </table:table-cell>
          <table:table-cell office:value-type="float" office:value="54.63594" calcext:value-type="float">
            <text:p>54.63594</text:p>
          </table:table-cell>
          <table:table-cell office:value-type="float" office:value="52.74845" calcext:value-type="float">
            <text:p>52.74845</text:p>
          </table:table-cell>
          <table:table-cell office:value-type="float" office:value="49.79536" calcext:value-type="float">
            <text:p>49.79536</text:p>
          </table:table-cell>
          <table:table-cell office:value-type="float" office:value="46.27387" calcext:value-type="float">
            <text:p>46.27387</text:p>
          </table:table-cell>
          <table:table-cell/>
        </table:table-row>
        <table:table-row table:style-name="ro1">
          <table:table-cell office:value-type="float" office:value="49.67772" calcext:value-type="float">
            <text:p>49.67772</text:p>
          </table:table-cell>
          <table:table-cell office:value-type="float" office:value="48.66087" calcext:value-type="float">
            <text:p>48.66087</text:p>
          </table:table-cell>
          <table:table-cell office:value-type="float" office:value="43.47701" calcext:value-type="float">
            <text:p>43.47701</text:p>
          </table:table-cell>
          <table:table-cell office:value-type="float" office:value="44.67268" calcext:value-type="float">
            <text:p>44.67268</text:p>
          </table:table-cell>
          <table:table-cell office:value-type="float" office:value="41.904" calcext:value-type="float">
            <text:p>41.904</text:p>
          </table:table-cell>
          <table:table-cell office:value-type="float" office:value="52.50203" calcext:value-type="float">
            <text:p>52.50203</text:p>
          </table:table-cell>
          <table:table-cell office:value-type="float" office:value="45.80079" calcext:value-type="float">
            <text:p>45.80079</text:p>
          </table:table-cell>
          <table:table-cell office:value-type="float" office:value="55.15787" calcext:value-type="float">
            <text:p>55.15787</text:p>
          </table:table-cell>
          <table:table-cell office:value-type="float" office:value="53.17198" calcext:value-type="float">
            <text:p>53.17198</text:p>
          </table:table-cell>
          <table:table-cell office:value-type="float" office:value="50.79246" calcext:value-type="float">
            <text:p>50.79246</text:p>
          </table:table-cell>
          <table:table-cell office:value-type="float" office:value="47.28383" calcext:value-type="float">
            <text:p>47.28383</text:p>
          </table:table-cell>
          <table:table-cell/>
        </table:table-row>
        <table:table-row table:style-name="ro1">
          <table:table-cell office:value-type="float" office:value="50.74899" calcext:value-type="float">
            <text:p>50.74899</text:p>
          </table:table-cell>
          <table:table-cell office:value-type="float" office:value="49.08433" calcext:value-type="float">
            <text:p>49.08433</text:p>
          </table:table-cell>
          <table:table-cell office:value-type="float" office:value="44.39129" calcext:value-type="float">
            <text:p>44.39129</text:p>
          </table:table-cell>
          <table:table-cell office:value-type="float" office:value="45.59403" calcext:value-type="float">
            <text:p>45.59403</text:p>
          </table:table-cell>
          <table:table-cell office:value-type="float" office:value="42.85832" calcext:value-type="float">
            <text:p>42.85832</text:p>
          </table:table-cell>
          <table:table-cell office:value-type="float" office:value="52.97425" calcext:value-type="float">
            <text:p>52.97425</text:p>
          </table:table-cell>
          <table:table-cell office:value-type="float" office:value="46.76024" calcext:value-type="float">
            <text:p>46.76024</text:p>
          </table:table-cell>
          <table:table-cell office:value-type="float" office:value="55.79824" calcext:value-type="float">
            <text:p>55.79824</text:p>
          </table:table-cell>
          <table:table-cell office:value-type="float" office:value="53.65134" calcext:value-type="float">
            <text:p>53.65134</text:p>
          </table:table-cell>
          <table:table-cell office:value-type="float" office:value="51.80735" calcext:value-type="float">
            <text:p>51.80735</text:p>
          </table:table-cell>
          <table:table-cell office:value-type="float" office:value="48.31188" calcext:value-type="float">
            <text:p>48.31188</text:p>
          </table:table-cell>
          <table:table-cell/>
        </table:table-row>
        <table:table-row table:style-name="ro1">
          <table:table-cell office:value-type="float" office:value="51.82503" calcext:value-type="float">
            <text:p>51.82503</text:p>
          </table:table-cell>
          <table:table-cell office:value-type="float" office:value="49.72007" calcext:value-type="float">
            <text:p>49.72007</text:p>
          </table:table-cell>
          <table:table-cell office:value-type="float" office:value="45.31193" calcext:value-type="float">
            <text:p>45.31193</text:p>
          </table:table-cell>
          <table:table-cell office:value-type="float" office:value="46.51073" calcext:value-type="float">
            <text:p>46.51073</text:p>
          </table:table-cell>
          <table:table-cell office:value-type="float" office:value="43.80461" calcext:value-type="float">
            <text:p>43.80461</text:p>
          </table:table-cell>
          <table:table-cell office:value-type="float" office:value="53.58498" calcext:value-type="float">
            <text:p>53.58498</text:p>
          </table:table-cell>
          <table:table-cell office:value-type="float" office:value="47.73615" calcext:value-type="float">
            <text:p>47.73615</text:p>
          </table:table-cell>
          <table:table-cell office:value-type="float" office:value="56.3329" calcext:value-type="float">
            <text:p>56.3329</text:p>
          </table:table-cell>
          <table:table-cell office:value-type="float" office:value="54.26594" calcext:value-type="float">
            <text:p>54.26594</text:p>
          </table:table-cell>
          <table:table-cell office:value-type="float" office:value="52.84479" calcext:value-type="float">
            <text:p>52.84479</text:p>
          </table:table-cell>
          <table:table-cell office:value-type="float" office:value="49.35817" calcext:value-type="float">
            <text:p>49.35817</text:p>
          </table:table-cell>
          <table:table-cell/>
        </table:table-row>
        <table:table-row table:style-name="ro1">
          <table:table-cell office:value-type="float" office:value="52.48876" calcext:value-type="float">
            <text:p>52.48876</text:p>
          </table:table-cell>
          <table:table-cell office:value-type="float" office:value="50.15084" calcext:value-type="float">
            <text:p>50.15084</text:p>
          </table:table-cell>
          <table:table-cell office:value-type="float" office:value="46.24535" calcext:value-type="float">
            <text:p>46.24535</text:p>
          </table:table-cell>
          <table:table-cell office:value-type="float" office:value="47.44971" calcext:value-type="float">
            <text:p>47.44971</text:p>
          </table:table-cell>
          <table:table-cell office:value-type="float" office:value="44.77604" calcext:value-type="float">
            <text:p>44.77604</text:p>
          </table:table-cell>
          <table:table-cell office:value-type="float" office:value="54.05841" calcext:value-type="float">
            <text:p>54.05841</text:p>
          </table:table-cell>
          <table:table-cell office:value-type="float" office:value="48.69702" calcext:value-type="float">
            <text:p>48.69702</text:p>
          </table:table-cell>
          <table:table-cell office:value-type="float" office:value="56.98092" calcext:value-type="float">
            <text:p>56.98092</text:p>
          </table:table-cell>
          <table:table-cell office:value-type="float" office:value="54.74957" calcext:value-type="float">
            <text:p>54.74957</text:p>
          </table:table-cell>
          <table:table-cell office:value-type="float" office:value="53.89592" calcext:value-type="float">
            <text:p>53.89592</text:p>
          </table:table-cell>
          <table:table-cell office:value-type="float" office:value="50.42678" calcext:value-type="float">
            <text:p>50.42678</text:p>
          </table:table-cell>
          <table:table-cell/>
        </table:table-row>
        <table:table-row table:style-name="ro1">
          <table:table-cell office:value-type="float" office:value="52.92291" calcext:value-type="float">
            <text:p>52.92291</text:p>
          </table:table-cell>
          <table:table-cell office:value-type="float" office:value="50.61856" calcext:value-type="float">
            <text:p>50.61856</text:p>
          </table:table-cell>
          <table:table-cell office:value-type="float" office:value="47.19989" calcext:value-type="float">
            <text:p>47.19989</text:p>
          </table:table-cell>
          <table:table-cell office:value-type="float" office:value="48.38409" calcext:value-type="float">
            <text:p>48.38409</text:p>
          </table:table-cell>
          <table:table-cell office:value-type="float" office:value="45.76558" calcext:value-type="float">
            <text:p>45.76558</text:p>
          </table:table-cell>
          <table:table-cell office:value-type="float" office:value="54.67329" calcext:value-type="float">
            <text:p>54.67329</text:p>
          </table:table-cell>
          <table:table-cell office:value-type="float" office:value="49.71013" calcext:value-type="float">
            <text:p>49.71013</text:p>
          </table:table-cell>
          <table:table-cell office:value-type="float" office:value="57.52084" calcext:value-type="float">
            <text:p>57.52084</text:p>
          </table:table-cell>
          <table:table-cell office:value-type="float" office:value="55.37234" calcext:value-type="float">
            <text:p>55.37234</text:p>
          </table:table-cell>
          <table:table-cell office:value-type="float" office:value="54.96478" calcext:value-type="float">
            <text:p>54.96478</text:p>
          </table:table-cell>
          <table:table-cell office:value-type="float" office:value="51.5094" calcext:value-type="float">
            <text:p>51.5094</text:p>
          </table:table-cell>
          <table:table-cell/>
        </table:table-row>
        <table:table-row table:style-name="ro1">
          <table:table-cell office:value-type="float" office:value="53.59335" calcext:value-type="float">
            <text:p>53.59335</text:p>
          </table:table-cell>
          <table:table-cell office:value-type="float" office:value="51.23145" calcext:value-type="float">
            <text:p>51.23145</text:p>
          </table:table-cell>
          <table:table-cell office:value-type="float" office:value="48.15533" calcext:value-type="float">
            <text:p>48.15533</text:p>
          </table:table-cell>
          <table:table-cell office:value-type="float" office:value="49.34462" calcext:value-type="float">
            <text:p>49.34462</text:p>
          </table:table-cell>
          <table:table-cell office:value-type="float" office:value="46.77332" calcext:value-type="float">
            <text:p>46.77332</text:p>
          </table:table-cell>
          <table:table-cell office:value-type="float" office:value="55.15886" calcext:value-type="float">
            <text:p>55.15886</text:p>
          </table:table-cell>
          <table:table-cell office:value-type="float" office:value="50.73636" calcext:value-type="float">
            <text:p>50.73636</text:p>
          </table:table-cell>
          <table:table-cell office:value-type="float" office:value="58.73756" calcext:value-type="float">
            <text:p>58.73756</text:p>
          </table:table-cell>
          <table:table-cell office:value-type="float" office:value="55.87071" calcext:value-type="float">
            <text:p>55.87071</text:p>
          </table:table-cell>
          <table:table-cell office:value-type="float" office:value="56.05529" calcext:value-type="float">
            <text:p>56.05529</text:p>
          </table:table-cell>
          <table:table-cell office:value-type="float" office:value="52.61397" calcext:value-type="float">
            <text:p>52.61397</text:p>
          </table:table-cell>
          <table:table-cell/>
        </table:table-row>
        <table:table-row table:style-name="ro1">
          <table:table-cell office:value-type="float" office:value="54.04771" calcext:value-type="float">
            <text:p>54.04771</text:p>
          </table:table-cell>
          <table:table-cell office:value-type="float" office:value="51.71808" calcext:value-type="float">
            <text:p>51.71808</text:p>
          </table:table-cell>
          <table:table-cell office:value-type="float" office:value="49.13762" calcext:value-type="float">
            <text:p>49.13762</text:p>
          </table:table-cell>
          <table:table-cell office:value-type="float" office:value="49.92596" calcext:value-type="float">
            <text:p>49.92596</text:p>
          </table:table-cell>
          <table:table-cell office:value-type="float" office:value="47.79929" calcext:value-type="float">
            <text:p>47.79929</text:p>
          </table:table-cell>
          <table:table-cell office:value-type="float" office:value="55.77643" calcext:value-type="float">
            <text:p>55.77643</text:p>
          </table:table-cell>
          <table:table-cell office:value-type="float" office:value="51.78024" calcext:value-type="float">
            <text:p>51.78024</text:p>
          </table:table-cell>
          <table:table-cell office:value-type="float" office:value="59.95962" calcext:value-type="float">
            <text:p>59.95962</text:p>
          </table:table-cell>
          <table:table-cell office:value-type="float" office:value="56.49611" calcext:value-type="float">
            <text:p>56.49611</text:p>
          </table:table-cell>
          <table:table-cell office:value-type="float" office:value="57.172" calcext:value-type="float">
            <text:p>57.172</text:p>
          </table:table-cell>
          <table:table-cell office:value-type="float" office:value="53.74182" calcext:value-type="float">
            <text:p>53.74182</text:p>
          </table:table-cell>
          <table:table-cell/>
        </table:table-row>
        <table:table-row table:style-name="ro1">
          <table:table-cell office:value-type="float" office:value="54.71957" calcext:value-type="float">
            <text:p>54.71957</text:p>
          </table:table-cell>
          <table:table-cell office:value-type="float" office:value="52.33404" calcext:value-type="float">
            <text:p>52.33404</text:p>
          </table:table-cell>
          <table:table-cell office:value-type="float" office:value="50.13818" calcext:value-type="float">
            <text:p>50.13818</text:p>
          </table:table-cell>
          <table:table-cell office:value-type="float" office:value="50.32292" calcext:value-type="float">
            <text:p>50.32292</text:p>
          </table:table-cell>
          <table:table-cell office:value-type="float" office:value="48.84354" calcext:value-type="float">
            <text:p>48.84354</text:p>
          </table:table-cell>
          <table:table-cell office:value-type="float" office:value="56.27147" calcext:value-type="float">
            <text:p>56.27147</text:p>
          </table:table-cell>
          <table:table-cell office:value-type="float" office:value="52.84593" calcext:value-type="float">
            <text:p>52.84593</text:p>
          </table:table-cell>
          <table:table-cell office:value-type="float" office:value="61.1957" calcext:value-type="float">
            <text:p>61.1957</text:p>
          </table:table-cell>
          <table:table-cell office:value-type="float" office:value="57.00376" calcext:value-type="float">
            <text:p>57.00376</text:p>
          </table:table-cell>
          <table:table-cell office:value-type="float" office:value="58.29302" calcext:value-type="float">
            <text:p>58.29302</text:p>
          </table:table-cell>
          <table:table-cell office:value-type="float" office:value="54.88192" calcext:value-type="float">
            <text:p>54.88192</text:p>
          </table:table-cell>
          <table:table-cell/>
        </table:table-row>
        <table:table-row table:style-name="ro1">
          <table:table-cell office:value-type="float" office:value="55.17719" calcext:value-type="float">
            <text:p>55.17719</text:p>
          </table:table-cell>
          <table:table-cell office:value-type="float" office:value="52.83039" calcext:value-type="float">
            <text:p>52.83039</text:p>
          </table:table-cell>
          <table:table-cell office:value-type="float" office:value="51.15701" calcext:value-type="float">
            <text:p>51.15701</text:p>
          </table:table-cell>
          <table:table-cell office:value-type="float" office:value="50.91491" calcext:value-type="float">
            <text:p>50.91491</text:p>
          </table:table-cell>
          <table:table-cell office:value-type="float" office:value="49.91011" calcext:value-type="float">
            <text:p>49.91011</text:p>
          </table:table-cell>
          <table:table-cell office:value-type="float" office:value="56.90605" calcext:value-type="float">
            <text:p>56.90605</text:p>
          </table:table-cell>
          <table:table-cell office:value-type="float" office:value="53.93823" calcext:value-type="float">
            <text:p>53.93823</text:p>
          </table:table-cell>
          <table:table-cell office:value-type="float" office:value="62.44174" calcext:value-type="float">
            <text:p>62.44174</text:p>
          </table:table-cell>
          <table:table-cell office:value-type="float" office:value="57.64619" calcext:value-type="float">
            <text:p>57.64619</text:p>
          </table:table-cell>
          <table:table-cell office:value-type="float" office:value="59.43433" calcext:value-type="float">
            <text:p>59.43433</text:p>
          </table:table-cell>
          <table:table-cell office:value-type="float" office:value="56.03921" calcext:value-type="float">
            <text:p>56.03921</text:p>
          </table:table-cell>
          <table:table-cell/>
        </table:table-row>
        <table:table-row table:style-name="ro1">
          <table:table-cell office:value-type="float" office:value="55.87253" calcext:value-type="float">
            <text:p>55.87253</text:p>
          </table:table-cell>
          <table:table-cell office:value-type="float" office:value="53.45071" calcext:value-type="float">
            <text:p>53.45071</text:p>
          </table:table-cell>
          <table:table-cell office:value-type="float" office:value="52.19413" calcext:value-type="float">
            <text:p>52.19413</text:p>
          </table:table-cell>
          <table:table-cell office:value-type="float" office:value="51.31903" calcext:value-type="float">
            <text:p>51.31903</text:p>
          </table:table-cell>
          <table:table-cell office:value-type="float" office:value="50.9908" calcext:value-type="float">
            <text:p>50.9908</text:p>
          </table:table-cell>
          <table:table-cell office:value-type="float" office:value="57.41158" calcext:value-type="float">
            <text:p>57.41158</text:p>
          </table:table-cell>
          <table:table-cell office:value-type="float" office:value="55.03497" calcext:value-type="float">
            <text:p>55.03497</text:p>
          </table:table-cell>
          <table:table-cell office:value-type="float" office:value="63.70287" calcext:value-type="float">
            <text:p>63.70287</text:p>
          </table:table-cell>
          <table:table-cell office:value-type="float" office:value="58.15374" calcext:value-type="float">
            <text:p>58.15374</text:p>
          </table:table-cell>
          <table:table-cell office:value-type="float" office:value="60.54532" calcext:value-type="float">
            <text:p>60.54532</text:p>
          </table:table-cell>
          <table:table-cell office:value-type="float" office:value="57.21948" calcext:value-type="float">
            <text:p>57.21948</text:p>
          </table:table-cell>
          <table:table-cell/>
        </table:table-row>
        <table:table-row table:style-name="ro1">
          <table:table-cell office:value-type="float" office:value="56.3277" calcext:value-type="float">
            <text:p>56.3277</text:p>
          </table:table-cell>
          <table:table-cell office:value-type="float" office:value="53.95679" calcext:value-type="float">
            <text:p>53.95679</text:p>
          </table:table-cell>
          <table:table-cell office:value-type="float" office:value="53.2494" calcext:value-type="float">
            <text:p>53.2494</text:p>
          </table:table-cell>
          <table:table-cell office:value-type="float" office:value="51.9217" calcext:value-type="float">
            <text:p>51.9217</text:p>
          </table:table-cell>
          <table:table-cell office:value-type="float" office:value="52.10286" calcext:value-type="float">
            <text:p>52.10286</text:p>
          </table:table-cell>
          <table:table-cell office:value-type="float" office:value="58.0445" calcext:value-type="float">
            <text:p>58.0445</text:p>
          </table:table-cell>
          <table:table-cell office:value-type="float" office:value="56.15303" calcext:value-type="float">
            <text:p>56.15303</text:p>
          </table:table-cell>
          <table:table-cell office:value-type="float" office:value="64.97677" calcext:value-type="float">
            <text:p>64.97677</text:p>
          </table:table-cell>
          <table:table-cell office:value-type="float" office:value="58.80019" calcext:value-type="float">
            <text:p>58.80019</text:p>
          </table:table-cell>
          <table:table-cell office:value-type="float" office:value="61.71566" calcext:value-type="float">
            <text:p>61.71566</text:p>
          </table:table-cell>
          <table:table-cell office:value-type="float" office:value="58.41027" calcext:value-type="float">
            <text:p>58.41027</text:p>
          </table:table-cell>
          <table:table-cell/>
        </table:table-row>
        <table:table-row table:style-name="ro1">
          <table:table-cell office:value-type="float" office:value="56.84938" calcext:value-type="float">
            <text:p>56.84938</text:p>
          </table:table-cell>
          <table:table-cell office:value-type="float" office:value="54.59827" calcext:value-type="float">
            <text:p>54.59827</text:p>
          </table:table-cell>
          <table:table-cell office:value-type="float" office:value="53.6802" calcext:value-type="float">
            <text:p>53.6802</text:p>
          </table:table-cell>
          <table:table-cell office:value-type="float" office:value="52.33299" calcext:value-type="float">
            <text:p>52.33299</text:p>
          </table:table-cell>
          <table:table-cell office:value-type="float" office:value="53.2198" calcext:value-type="float">
            <text:p>53.2198</text:p>
          </table:table-cell>
          <table:table-cell office:value-type="float" office:value="58.56725" calcext:value-type="float">
            <text:p>58.56725</text:p>
          </table:table-cell>
          <table:table-cell office:value-type="float" office:value="57.29744" calcext:value-type="float">
            <text:p>57.29744</text:p>
          </table:table-cell>
          <table:table-cell office:value-type="float" office:value="66.27564" calcext:value-type="float">
            <text:p>66.27564</text:p>
          </table:table-cell>
          <table:table-cell office:value-type="float" office:value="59.32959" calcext:value-type="float">
            <text:p>59.32959</text:p>
          </table:table-cell>
          <table:table-cell office:value-type="float" office:value="62.89769" calcext:value-type="float">
            <text:p>62.89769</text:p>
          </table:table-cell>
          <table:table-cell office:value-type="float" office:value="59.61689" calcext:value-type="float">
            <text:p>59.61689</text:p>
          </table:table-cell>
          <table:table-cell/>
        </table:table-row>
        <table:table-row table:style-name="ro1">
          <table:table-cell office:value-type="float" office:value="57.49517" calcext:value-type="float">
            <text:p>57.49517</text:p>
          </table:table-cell>
          <table:table-cell office:value-type="float" office:value="55.10453" calcext:value-type="float">
            <text:p>55.10453</text:p>
          </table:table-cell>
          <table:table-cell office:value-type="float" office:value="54.32702" calcext:value-type="float">
            <text:p>54.32702</text:p>
          </table:table-cell>
          <table:table-cell office:value-type="float" office:value="52.94637" calcext:value-type="float">
            <text:p>52.94637</text:p>
          </table:table-cell>
          <table:table-cell office:value-type="float" office:value="54.35834" calcext:value-type="float">
            <text:p>54.35834</text:p>
          </table:table-cell>
          <table:table-cell office:value-type="float" office:value="59.20776" calcext:value-type="float">
            <text:p>59.20776</text:p>
          </table:table-cell>
          <table:table-cell office:value-type="float" office:value="58.44956" calcext:value-type="float">
            <text:p>58.44956</text:p>
          </table:table-cell>
          <table:table-cell office:value-type="float" office:value="67.57088" calcext:value-type="float">
            <text:p>67.57088</text:p>
          </table:table-cell>
          <table:table-cell office:value-type="float" office:value="59.97413" calcext:value-type="float">
            <text:p>59.97413</text:p>
          </table:table-cell>
          <table:table-cell office:value-type="float" office:value="64.10273" calcext:value-type="float">
            <text:p>64.10273</text:p>
          </table:table-cell>
          <table:table-cell office:value-type="float" office:value="60.83816" calcext:value-type="float">
            <text:p>60.83816</text:p>
          </table:table-cell>
          <table:table-cell/>
        </table:table-row>
        <table:table-row table:style-name="ro1">
          <table:table-cell office:value-type="float" office:value="58.02597" calcext:value-type="float">
            <text:p>58.02597</text:p>
          </table:table-cell>
          <table:table-cell office:value-type="float" office:value="55.75032" calcext:value-type="float">
            <text:p>55.75032</text:p>
          </table:table-cell>
          <table:table-cell office:value-type="float" office:value="54.76504" calcext:value-type="float">
            <text:p>54.76504</text:p>
          </table:table-cell>
          <table:table-cell office:value-type="float" office:value="53.36485" calcext:value-type="float">
            <text:p>53.36485</text:p>
          </table:table-cell>
          <table:table-cell office:value-type="float" office:value="55.52364" calcext:value-type="float">
            <text:p>55.52364</text:p>
          </table:table-cell>
          <table:table-cell office:value-type="float" office:value="59.7359" calcext:value-type="float">
            <text:p>59.7359</text:p>
          </table:table-cell>
          <table:table-cell office:value-type="float" office:value="59.61453" calcext:value-type="float">
            <text:p>59.61453</text:p>
          </table:table-cell>
          <table:table-cell office:value-type="float" office:value="68.87312" calcext:value-type="float">
            <text:p>68.87312</text:p>
          </table:table-cell>
          <table:table-cell office:value-type="float" office:value="60.50859" calcext:value-type="float">
            <text:p>60.50859</text:p>
          </table:table-cell>
          <table:table-cell office:value-type="float" office:value="65.31914" calcext:value-type="float">
            <text:p>65.31914</text:p>
          </table:table-cell>
          <table:table-cell office:value-type="float" office:value="62.07124" calcext:value-type="float">
            <text:p>62.07124</text:p>
          </table:table-cell>
          <table:table-cell/>
        </table:table-row>
        <table:table-row table:style-name="ro1">
          <table:table-cell office:value-type="float" office:value="58.68524" calcext:value-type="float">
            <text:p>58.68524</text:p>
          </table:table-cell>
          <table:table-cell office:value-type="float" office:value="56.27877" calcext:value-type="float">
            <text:p>56.27877</text:p>
          </table:table-cell>
          <table:table-cell office:value-type="float" office:value="55.41837" calcext:value-type="float">
            <text:p>55.41837</text:p>
          </table:table-cell>
          <table:table-cell office:value-type="float" office:value="53.99324" calcext:value-type="float">
            <text:p>53.99324</text:p>
          </table:table-cell>
          <table:table-cell office:value-type="float" office:value="56.69659" calcext:value-type="float">
            <text:p>56.69659</text:p>
          </table:table-cell>
          <table:table-cell office:value-type="float" office:value="60.38734" calcext:value-type="float">
            <text:p>60.38734</text:p>
          </table:table-cell>
          <table:table-cell office:value-type="float" office:value="60.79898" calcext:value-type="float">
            <text:p>60.79898</text:p>
          </table:table-cell>
          <table:table-cell office:value-type="float" office:value="70.18416" calcext:value-type="float">
            <text:p>70.18416</text:p>
          </table:table-cell>
          <table:table-cell office:value-type="float" office:value="61.16376" calcext:value-type="float">
            <text:p>61.16376</text:p>
          </table:table-cell>
          <table:table-cell office:value-type="float" office:value="66.55045" calcext:value-type="float">
            <text:p>66.55045</text:p>
          </table:table-cell>
          <table:table-cell office:value-type="float" office:value="63.31784" calcext:value-type="float">
            <text:p>63.31784</text:p>
          </table:table-cell>
          <table:table-cell/>
        </table:table-row>
        <table:table-row table:style-name="ro1">
          <table:table-cell office:value-type="float" office:value="59.21903" calcext:value-type="float">
            <text:p>59.21903</text:p>
          </table:table-cell>
          <table:table-cell office:value-type="float" office:value="56.92295" calcext:value-type="float">
            <text:p>56.92295</text:p>
          </table:table-cell>
          <table:table-cell office:value-type="float" office:value="55.86358" calcext:value-type="float">
            <text:p>55.86358</text:p>
          </table:table-cell>
          <table:table-cell office:value-type="float" office:value="54.41879" calcext:value-type="float">
            <text:p>54.41879</text:p>
          </table:table-cell>
          <table:table-cell office:value-type="float" office:value="57.88272" calcext:value-type="float">
            <text:p>57.88272</text:p>
          </table:table-cell>
          <table:table-cell office:value-type="float" office:value="60.9245" calcext:value-type="float">
            <text:p>60.9245</text:p>
          </table:table-cell>
          <table:table-cell office:value-type="float" office:value="61.99551" calcext:value-type="float">
            <text:p>61.99551</text:p>
          </table:table-cell>
          <table:table-cell office:value-type="float" office:value="70.18416" calcext:value-type="float">
            <text:p>70.18416</text:p>
          </table:table-cell>
          <table:table-cell office:value-type="float" office:value="61.7065" calcext:value-type="float">
            <text:p>61.7065</text:p>
          </table:table-cell>
          <table:table-cell office:value-type="float" office:value="67.79931" calcext:value-type="float">
            <text:p>67.79931</text:p>
          </table:table-cell>
          <table:table-cell office:value-type="float" office:value="64.57975" calcext:value-type="float">
            <text:p>64.57975</text:p>
          </table:table-cell>
          <table:table-cell/>
        </table:table-row>
        <table:table-row table:style-name="ro1">
          <table:table-cell office:value-type="float" office:value="59.88567" calcext:value-type="float">
            <text:p>59.88567</text:p>
          </table:table-cell>
          <table:table-cell office:value-type="float" office:value="57.46042" calcext:value-type="float">
            <text:p>57.46042</text:p>
          </table:table-cell>
          <table:table-cell office:value-type="float" office:value="56.5406" calcext:value-type="float">
            <text:p>56.5406</text:p>
          </table:table-cell>
          <table:table-cell office:value-type="float" office:value="55.06249" calcext:value-type="float">
            <text:p>55.06249</text:p>
          </table:table-cell>
          <table:table-cell office:value-type="float" office:value="59.08828" calcext:value-type="float">
            <text:p>59.08828</text:p>
          </table:table-cell>
          <table:table-cell office:value-type="float" office:value="61.57983" calcext:value-type="float">
            <text:p>61.57983</text:p>
          </table:table-cell>
          <table:table-cell office:value-type="float" office:value="63.21973" calcext:value-type="float">
            <text:p>63.21973</text:p>
          </table:table-cell>
          <table:table-cell office:value-type="float" office:value="71.51" calcext:value-type="float">
            <text:p>71.51</text:p>
          </table:table-cell>
          <table:table-cell office:value-type="float" office:value="62.36508" calcext:value-type="float">
            <text:p>62.36508</text:p>
          </table:table-cell>
          <table:table-cell office:value-type="float" office:value="69.04951" calcext:value-type="float">
            <text:p>69.04951</text:p>
          </table:table-cell>
          <table:table-cell office:value-type="float" office:value="65.86403" calcext:value-type="float">
            <text:p>65.86403</text:p>
          </table:table-cell>
          <table:table-cell/>
        </table:table-row>
        <table:table-row table:style-name="ro1">
          <table:table-cell office:value-type="float" office:value="60.42463" calcext:value-type="float">
            <text:p>60.42463</text:p>
          </table:table-cell>
          <table:table-cell office:value-type="float" office:value="58.12162" calcext:value-type="float">
            <text:p>58.12162</text:p>
          </table:table-cell>
          <table:table-cell office:value-type="float" office:value="56.98355" calcext:value-type="float">
            <text:p>56.98355</text:p>
          </table:table-cell>
          <table:table-cell office:value-type="float" office:value="55.48604" calcext:value-type="float">
            <text:p>55.48604</text:p>
          </table:table-cell>
          <table:table-cell office:value-type="float" office:value="60.31864" calcext:value-type="float">
            <text:p>60.31864</text:p>
          </table:table-cell>
          <table:table-cell office:value-type="float" office:value="62.12551" calcext:value-type="float">
            <text:p>62.12551</text:p>
          </table:table-cell>
          <table:table-cell office:value-type="float" office:value="64.45049" calcext:value-type="float">
            <text:p>64.45049</text:p>
          </table:table-cell>
          <table:table-cell office:value-type="float" office:value="72.83467" calcext:value-type="float">
            <text:p>72.83467</text:p>
          </table:table-cell>
          <table:table-cell office:value-type="float" office:value="62.91891" calcext:value-type="float">
            <text:p>62.91891</text:p>
          </table:table-cell>
          <table:table-cell office:value-type="float" office:value="70.31155" calcext:value-type="float">
            <text:p>70.31155</text:p>
          </table:table-cell>
          <table:table-cell office:value-type="float" office:value="67.15233" calcext:value-type="float">
            <text:p>67.15233</text:p>
          </table:table-cell>
          <table:table-cell/>
        </table:table-row>
        <table:table-row table:style-name="ro1">
          <table:table-cell office:value-type="float" office:value="61.0984" calcext:value-type="float">
            <text:p>61.0984</text:p>
          </table:table-cell>
          <table:table-cell office:value-type="float" office:value="58.66455" calcext:value-type="float">
            <text:p>58.66455</text:p>
          </table:table-cell>
          <table:table-cell office:value-type="float" office:value="57.66697" calcext:value-type="float">
            <text:p>57.66697</text:p>
          </table:table-cell>
          <table:table-cell office:value-type="float" office:value="56.14027" calcext:value-type="float">
            <text:p>56.14027</text:p>
          </table:table-cell>
          <table:table-cell office:value-type="float" office:value="60.86857" calcext:value-type="float">
            <text:p>60.86857</text:p>
          </table:table-cell>
          <table:table-cell office:value-type="float" office:value="62.79101" calcext:value-type="float">
            <text:p>62.79101</text:p>
          </table:table-cell>
          <table:table-cell office:value-type="float" office:value="65.69725" calcext:value-type="float">
            <text:p>65.69725</text:p>
          </table:table-cell>
          <table:table-cell office:value-type="float" office:value="74.17226" calcext:value-type="float">
            <text:p>74.17226</text:p>
          </table:table-cell>
          <table:table-cell office:value-type="float" office:value="63.58403" calcext:value-type="float">
            <text:p>63.58403</text:p>
          </table:table-cell>
          <table:table-cell office:value-type="float" office:value="70.31155" calcext:value-type="float">
            <text:p>70.31155</text:p>
          </table:table-cell>
          <table:table-cell office:value-type="float" office:value="68.45095" calcext:value-type="float">
            <text:p>68.45095</text:p>
          </table:table-cell>
          <table:table-cell/>
        </table:table-row>
        <table:table-row table:style-name="ro1">
          <table:table-cell office:value-type="float" office:value="61.65813" calcext:value-type="float">
            <text:p>61.65813</text:p>
          </table:table-cell>
          <table:table-cell office:value-type="float" office:value="59.32689" calcext:value-type="float">
            <text:p>59.32689</text:p>
          </table:table-cell>
          <table:table-cell office:value-type="float" office:value="58.12983" calcext:value-type="float">
            <text:p>58.12983</text:p>
          </table:table-cell>
          <table:table-cell office:value-type="float" office:value="56.58408" calcext:value-type="float">
            <text:p>56.58408</text:p>
          </table:table-cell>
          <table:table-cell office:value-type="float" office:value="61.55101" calcext:value-type="float">
            <text:p>61.55101</text:p>
          </table:table-cell>
          <table:table-cell office:value-type="float" office:value="63.34513" calcext:value-type="float">
            <text:p>63.34513</text:p>
          </table:table-cell>
          <table:table-cell office:value-type="float" office:value="66.9559" calcext:value-type="float">
            <text:p>66.9559</text:p>
          </table:table-cell>
          <table:table-cell office:value-type="float" office:value="75.50277" calcext:value-type="float">
            <text:p>75.50277</text:p>
          </table:table-cell>
          <table:table-cell office:value-type="float" office:value="64.14196" calcext:value-type="float">
            <text:p>64.14196</text:p>
          </table:table-cell>
          <table:table-cell office:value-type="float" office:value="71.57826" calcext:value-type="float">
            <text:p>71.57826</text:p>
          </table:table-cell>
          <table:table-cell office:value-type="float" office:value="69.77" calcext:value-type="float">
            <text:p>69.77</text:p>
          </table:table-cell>
          <table:table-cell/>
        </table:table-row>
        <table:table-row table:style-name="ro1">
          <table:table-cell office:value-type="float" office:value="62.32902" calcext:value-type="float">
            <text:p>62.32902</text:p>
          </table:table-cell>
          <table:table-cell office:value-type="float" office:value="59.87813" calcext:value-type="float">
            <text:p>59.87813</text:p>
          </table:table-cell>
          <table:table-cell office:value-type="float" office:value="58.81413" calcext:value-type="float">
            <text:p>58.81413</text:p>
          </table:table-cell>
          <table:table-cell office:value-type="float" office:value="57.23968" calcext:value-type="float">
            <text:p>57.23968</text:p>
          </table:table-cell>
          <table:table-cell office:value-type="float" office:value="62.10837" calcext:value-type="float">
            <text:p>62.10837</text:p>
          </table:table-cell>
          <table:table-cell office:value-type="float" office:value="64.0237" calcext:value-type="float">
            <text:p>64.0237</text:p>
          </table:table-cell>
          <table:table-cell office:value-type="float" office:value="68.23833" calcext:value-type="float">
            <text:p>68.23833</text:p>
          </table:table-cell>
          <table:table-cell/>
          <table:table-cell office:value-type="float" office:value="64.81327" calcext:value-type="float">
            <text:p>64.81327</text:p>
          </table:table-cell>
          <table:table-cell office:value-type="float" office:value="72.86156" calcext:value-type="float">
            <text:p>72.86156</text:p>
          </table:table-cell>
          <table:table-cell office:value-type="float" office:value="69.77" calcext:value-type="float">
            <text:p>69.77</text:p>
          </table:table-cell>
          <table:table-cell/>
        </table:table-row>
        <table:table-row table:style-name="ro1">
          <table:table-cell office:value-type="float" office:value="62.89331" calcext:value-type="float">
            <text:p>62.89331</text:p>
          </table:table-cell>
          <table:table-cell office:value-type="float" office:value="60.54417" calcext:value-type="float">
            <text:p>60.54417</text:p>
          </table:table-cell>
          <table:table-cell office:value-type="float" office:value="59.27975" calcext:value-type="float">
            <text:p>59.27975</text:p>
          </table:table-cell>
          <table:table-cell office:value-type="float" office:value="57.68631" calcext:value-type="float">
            <text:p>57.68631</text:p>
          </table:table-cell>
          <table:table-cell office:value-type="float" office:value="62.80002" calcext:value-type="float">
            <text:p>62.80002</text:p>
          </table:table-cell>
          <table:table-cell office:value-type="float" office:value="64.57609" calcext:value-type="float">
            <text:p>64.57609</text:p>
          </table:table-cell>
          <table:table-cell office:value-type="float" office:value="69.51829" calcext:value-type="float">
            <text:p>69.51829</text:p>
          </table:table-cell>
          <table:table-cell/>
          <table:table-cell office:value-type="float" office:value="65.37847" calcext:value-type="float">
            <text:p>65.37847</text:p>
          </table:table-cell>
          <table:table-cell office:value-type="float" office:value="74.14093" calcext:value-type="float">
            <text:p>74.14093</text:p>
          </table:table-cell>
          <table:table-cell office:value-type="float" office:value="71.08391" calcext:value-type="float">
            <text:p>71.08391</text:p>
          </table:table-cell>
          <table:table-cell/>
        </table:table-row>
        <table:table-row table:style-name="ro1">
          <table:table-cell office:value-type="float" office:value="63.58022" calcext:value-type="float">
            <text:p>63.58022</text:p>
          </table:table-cell>
          <table:table-cell office:value-type="float" office:value="61.1066" calcext:value-type="float">
            <text:p>61.1066</text:p>
          </table:table-cell>
          <table:table-cell office:value-type="float" office:value="59.98673" calcext:value-type="float">
            <text:p>59.98673</text:p>
          </table:table-cell>
          <table:table-cell office:value-type="float" office:value="58.36526" calcext:value-type="float">
            <text:p>58.36526</text:p>
          </table:table-cell>
          <table:table-cell office:value-type="float" office:value="63.37824" calcext:value-type="float">
            <text:p>63.37824</text:p>
          </table:table-cell>
          <table:table-cell office:value-type="float" office:value="65.26109" calcext:value-type="float">
            <text:p>65.26109</text:p>
          </table:table-cell>
          <table:table-cell office:value-type="float" office:value="70.81675" calcext:value-type="float">
            <text:p>70.81675</text:p>
          </table:table-cell>
          <table:table-cell/>
          <table:table-cell office:value-type="float" office:value="66.06797" calcext:value-type="float">
            <text:p>66.06797</text:p>
          </table:table-cell>
          <table:table-cell office:value-type="float" office:value="75.42979" calcext:value-type="float">
            <text:p>75.42979</text:p>
          </table:table-cell>
          <table:table-cell office:value-type="float" office:value="72.41366" calcext:value-type="float">
            <text:p>72.41366</text:p>
          </table:table-cell>
          <table:table-cell/>
        </table:table-row>
        <table:table-row table:style-name="ro1">
          <table:table-cell office:value-type="float" office:value="64.14226" calcext:value-type="float">
            <text:p>64.14226</text:p>
          </table:table-cell>
          <table:table-cell office:value-type="float" office:value="61.77917" calcext:value-type="float">
            <text:p>61.77917</text:p>
          </table:table-cell>
          <table:table-cell office:value-type="float" office:value="60.45876" calcext:value-type="float">
            <text:p>60.45876</text:p>
          </table:table-cell>
          <table:table-cell office:value-type="float" office:value="58.80943" calcext:value-type="float">
            <text:p>58.80943</text:p>
          </table:table-cell>
          <table:table-cell office:value-type="float" office:value="64.06642" calcext:value-type="float">
            <text:p>64.06642</text:p>
          </table:table-cell>
          <table:table-cell office:value-type="float" office:value="66.51209" calcext:value-type="float">
            <text:p>66.51209</text:p>
          </table:table-cell>
          <table:table-cell office:value-type="float" office:value="70.81675" calcext:value-type="float">
            <text:p>70.81675</text:p>
          </table:table-cell>
          <table:table-cell/>
          <table:table-cell office:value-type="float" office:value="66.63722" calcext:value-type="float">
            <text:p>66.63722</text:p>
          </table:table-cell>
          <table:table-cell office:value-type="float" office:value="76.73175" calcext:value-type="float">
            <text:p>76.73175</text:p>
          </table:table-cell>
          <table:table-cell office:value-type="float" office:value="73.74253" calcext:value-type="float">
            <text:p>73.74253</text:p>
          </table:table-cell>
          <table:table-cell/>
        </table:table-row>
        <table:table-row table:style-name="ro1">
          <table:table-cell office:value-type="float" office:value="64.83506" calcext:value-type="float">
            <text:p>64.83506</text:p>
          </table:table-cell>
          <table:table-cell office:value-type="float" office:value="63.0276" calcext:value-type="float">
            <text:p>63.0276</text:p>
          </table:table-cell>
          <table:table-cell office:value-type="float" office:value="61.1657" calcext:value-type="float">
            <text:p>61.1657</text:p>
          </table:table-cell>
          <table:table-cell office:value-type="float" office:value="59.49443" calcext:value-type="float">
            <text:p>59.49443</text:p>
          </table:table-cell>
          <table:table-cell office:value-type="float" office:value="64.65132" calcext:value-type="float">
            <text:p>64.65132</text:p>
          </table:table-cell>
          <table:table-cell office:value-type="float" office:value="67.78785" calcext:value-type="float">
            <text:p>67.78785</text:p>
          </table:table-cell>
          <table:table-cell office:value-type="float" office:value="72.11056" calcext:value-type="float">
            <text:p>72.11056</text:p>
          </table:table-cell>
          <table:table-cell/>
          <table:table-cell office:value-type="float" office:value="67.33215" calcext:value-type="float">
            <text:p>67.33215</text:p>
          </table:table-cell>
          <table:table-cell/>
          <table:table-cell office:value-type="float" office:value="75.0871" calcext:value-type="float">
            <text:p>75.0871</text:p>
          </table:table-cell>
          <table:table-cell/>
        </table:table-row>
        <table:table-row table:style-name="ro1">
          <table:table-cell office:value-type="float" office:value="65.41345" calcext:value-type="float">
            <text:p>65.41345</text:p>
          </table:table-cell>
          <table:table-cell office:value-type="float" office:value="64.29542" calcext:value-type="float">
            <text:p>64.29542</text:p>
          </table:table-cell>
          <table:table-cell office:value-type="float" office:value="61.64389" calcext:value-type="float">
            <text:p>61.64389</text:p>
          </table:table-cell>
          <table:table-cell office:value-type="float" office:value="59.95834" calcext:value-type="float">
            <text:p>59.95834</text:p>
          </table:table-cell>
          <table:table-cell office:value-type="float" office:value="65.35433" calcext:value-type="float">
            <text:p>65.35433</text:p>
          </table:table-cell>
          <table:table-cell office:value-type="float" office:value="69.06269" calcext:value-type="float">
            <text:p>69.06269</text:p>
          </table:table-cell>
          <table:table-cell office:value-type="float" office:value="73.42319" calcext:value-type="float">
            <text:p>73.42319</text:p>
          </table:table-cell>
          <table:table-cell/>
          <table:table-cell office:value-type="float" office:value="67.91347" calcext:value-type="float">
            <text:p>67.91347</text:p>
          </table:table-cell>
          <table:table-cell/>
          <table:table-cell office:value-type="float" office:value="76.42475" calcext:value-type="float">
            <text:p>76.42475</text:p>
          </table:table-cell>
          <table:table-cell/>
        </table:table-row>
        <table:table-row table:style-name="ro1">
          <table:table-cell office:value-type="float" office:value="66.1024" calcext:value-type="float">
            <text:p>66.1024</text:p>
          </table:table-cell>
          <table:table-cell office:value-type="float" office:value="65.57033" calcext:value-type="float">
            <text:p>65.57033</text:p>
          </table:table-cell>
          <table:table-cell office:value-type="float" office:value="62.17551" calcext:value-type="float">
            <text:p>62.17551</text:p>
          </table:table-cell>
          <table:table-cell office:value-type="float" office:value="60.64381" calcext:value-type="float">
            <text:p>60.64381</text:p>
          </table:table-cell>
          <table:table-cell office:value-type="float" office:value="65.9353" calcext:value-type="float">
            <text:p>65.9353</text:p>
          </table:table-cell>
          <table:table-cell office:value-type="float" office:value="69.06269" calcext:value-type="float">
            <text:p>69.06269</text:p>
          </table:table-cell>
          <table:table-cell table:number-columns-repeated="2"/>
          <table:table-cell office:value-type="float" office:value="68.60385" calcext:value-type="float">
            <text:p>68.60385</text:p>
          </table:table-cell>
          <table:table-cell/>
          <table:table-cell office:value-type="float" office:value="77.77877" calcext:value-type="float">
            <text:p>77.77877</text:p>
          </table:table-cell>
          <table:table-cell/>
        </table:table-row>
        <table:table-row table:style-name="ro1">
          <table:table-cell office:value-type="float" office:value="66.6873" calcext:value-type="float">
            <text:p>66.6873</text:p>
          </table:table-cell>
          <table:table-cell office:value-type="float" office:value="66.86107" calcext:value-type="float">
            <text:p>66.86107</text:p>
          </table:table-cell>
          <table:table-cell office:value-type="float" office:value="62.84367" calcext:value-type="float">
            <text:p>62.84367</text:p>
          </table:table-cell>
          <table:table-cell office:value-type="float" office:value="61.11386" calcext:value-type="float">
            <text:p>61.11386</text:p>
          </table:table-cell>
          <table:table-cell office:value-type="float" office:value="66.64326" calcext:value-type="float">
            <text:p>66.64326</text:p>
          </table:table-cell>
          <table:table-cell office:value-type="float" office:value="70.35701" calcext:value-type="float">
            <text:p>70.35701</text:p>
          </table:table-cell>
          <table:table-cell table:number-columns-repeated="2"/>
          <table:table-cell office:value-type="float" office:value="69.89443" calcext:value-type="float">
            <text:p>69.89443</text:p>
          </table:table-cell>
          <table:table-cell/>
          <table:table-cell office:value-type="float" office:value="79.12587" calcext:value-type="float">
            <text:p>79.12587</text:p>
          </table:table-cell>
          <table:table-cell/>
        </table:table-row>
        <table:table-row table:style-name="ro1">
          <table:table-cell office:value-type="float" office:value="67.39388" calcext:value-type="float">
            <text:p>67.39388</text:p>
          </table:table-cell>
          <table:table-cell office:value-type="float" office:value="68.15818" calcext:value-type="float">
            <text:p>68.15818</text:p>
          </table:table-cell>
          <table:table-cell office:value-type="float" office:value="63.39214" calcext:value-type="float">
            <text:p>63.39214</text:p>
          </table:table-cell>
          <table:table-cell office:value-type="float" office:value="61.80883" calcext:value-type="float">
            <text:p>61.80883</text:p>
          </table:table-cell>
          <table:table-cell office:value-type="float" office:value="67.23907" calcext:value-type="float">
            <text:p>67.23907</text:p>
          </table:table-cell>
          <table:table-cell office:value-type="float" office:value="71.65072" calcext:value-type="float">
            <text:p>71.65072</text:p>
          </table:table-cell>
          <table:table-cell table:number-columns-repeated="2"/>
          <table:table-cell office:value-type="float" office:value="71.1833" calcext:value-type="float">
            <text:p>71.1833</text:p>
          </table:table-cell>
          <table:table-cell/>
          <table:table-cell office:value-type="float" office:value="80.48665" calcext:value-type="float">
            <text:p>80.48665</text:p>
          </table:table-cell>
          <table:table-cell/>
        </table:table-row>
        <table:table-row table:style-name="ro1">
          <table:table-cell office:value-type="float" office:value="67.97885" calcext:value-type="float">
            <text:p>67.97885</text:p>
          </table:table-cell>
          <table:table-cell office:value-type="float" office:value="69.47338" calcext:value-type="float">
            <text:p>69.47338</text:p>
          </table:table-cell>
          <table:table-cell office:value-type="float" office:value="64.05381" calcext:value-type="float">
            <text:p>64.05381</text:p>
          </table:table-cell>
          <table:table-cell office:value-type="float" office:value="62.28136" calcext:value-type="float">
            <text:p>62.28136</text:p>
          </table:table-cell>
          <table:table-cell office:value-type="float" office:value="67.94178" calcext:value-type="float">
            <text:p>67.94178</text:p>
          </table:table-cell>
          <table:table-cell office:value-type="float" office:value="72.95903" calcext:value-type="float">
            <text:p>72.95903</text:p>
          </table:table-cell>
          <table:table-cell table:number-columns-repeated="2"/>
          <table:table-cell office:value-type="float" office:value="71.1833" calcext:value-type="float">
            <text:p>71.1833</text:p>
          </table:table-cell>
          <table:table-cell/>
          <table:table-cell office:value-type="float" office:value="81.8393" calcext:value-type="float">
            <text:p>81.8393</text:p>
          </table:table-cell>
          <table:table-cell/>
        </table:table-row>
        <table:table-row table:style-name="ro1">
          <table:table-cell office:value-type="float" office:value="68.69016" calcext:value-type="float">
            <text:p>68.69016</text:p>
          </table:table-cell>
          <table:table-cell office:value-type="float" office:value="70.78634" calcext:value-type="float">
            <text:p>70.78634</text:p>
          </table:table-cell>
          <table:table-cell office:value-type="float" office:value="64.61251" calcext:value-type="float">
            <text:p>64.61251</text:p>
          </table:table-cell>
          <table:table-cell office:value-type="float" office:value="62.99816" calcext:value-type="float">
            <text:p>62.99816</text:p>
          </table:table-cell>
          <table:table-cell office:value-type="float" office:value="68.54188" calcext:value-type="float">
            <text:p>68.54188</text:p>
          </table:table-cell>
          <table:table-cell table:number-columns-repeated="3"/>
          <table:table-cell office:value-type="float" office:value="72.48887" calcext:value-type="float">
            <text:p>72.48887</text:p>
          </table:table-cell>
          <table:table-cell/>
          <table:table-cell office:value-type="float" office:value="83.19797" calcext:value-type="float">
            <text:p>83.19797</text:p>
          </table:table-cell>
          <table:table-cell/>
        </table:table-row>
        <table:table-row table:style-name="ro1">
          <table:table-cell office:value-type="float" office:value="68.69016" calcext:value-type="float">
            <text:p>68.69016</text:p>
          </table:table-cell>
          <table:table-cell office:value-type="float" office:value="70.78634" calcext:value-type="float">
            <text:p>70.78634</text:p>
          </table:table-cell>
          <table:table-cell office:value-type="float" office:value="65.28014" calcext:value-type="float">
            <text:p>65.28014</text:p>
          </table:table-cell>
          <table:table-cell office:value-type="float" office:value="63.46711" calcext:value-type="float">
            <text:p>63.46711</text:p>
          </table:table-cell>
          <table:table-cell office:value-type="float" office:value="69.25809" calcext:value-type="float">
            <text:p>69.25809</text:p>
          </table:table-cell>
          <table:table-cell table:number-columns-repeated="3"/>
          <table:table-cell office:value-type="float" office:value="73.79051" calcext:value-type="float">
            <text:p>73.79051</text:p>
          </table:table-cell>
          <table:table-cell/>
          <table:table-cell office:value-type="float" office:value="84.56839" calcext:value-type="float">
            <text:p>84.56839</text:p>
          </table:table-cell>
          <table:table-cell/>
        </table:table-row>
        <table:table-row table:style-name="ro1">
          <table:table-cell office:value-type="float" office:value="69.2891" calcext:value-type="float">
            <text:p>69.2891</text:p>
          </table:table-cell>
          <table:table-cell office:value-type="float" office:value="72.11471" calcext:value-type="float">
            <text:p>72.11471</text:p>
          </table:table-cell>
          <table:table-cell office:value-type="float" office:value="65.84203" calcext:value-type="float">
            <text:p>65.84203</text:p>
          </table:table-cell>
          <table:table-cell office:value-type="float" office:value="64.18881" calcext:value-type="float">
            <text:p>64.18881</text:p>
          </table:table-cell>
          <table:table-cell office:value-type="float" office:value="69.25809" calcext:value-type="float">
            <text:p>69.25809</text:p>
          </table:table-cell>
          <table:table-cell table:number-columns-repeated="3"/>
          <table:table-cell office:value-type="float" office:value="75.11141" calcext:value-type="float">
            <text:p>75.11141</text:p>
          </table:table-cell>
          <table:table-cell table:number-columns-repeated="3"/>
        </table:table-row>
        <table:table-row table:style-name="ro1">
          <table:table-cell office:value-type="float" office:value="70.00444" calcext:value-type="float">
            <text:p>70.00444</text:p>
          </table:table-cell>
          <table:table-cell office:value-type="float" office:value="73.44463" calcext:value-type="float">
            <text:p>73.44463</text:p>
          </table:table-cell>
          <table:table-cell office:value-type="float" office:value="66.51518" calcext:value-type="float">
            <text:p>66.51518</text:p>
          </table:table-cell>
          <table:table-cell office:value-type="float" office:value="64.66658" calcext:value-type="float">
            <text:p>64.66658</text:p>
          </table:table-cell>
          <table:table-cell office:value-type="float" office:value="69.85194" calcext:value-type="float">
            <text:p>69.85194</text:p>
          </table:table-cell>
          <table:table-cell table:number-columns-repeated="3"/>
          <table:table-cell office:value-type="float" office:value="76.42747" calcext:value-type="float">
            <text:p>76.42747</text:p>
          </table:table-cell>
          <table:table-cell table:number-columns-repeated="3"/>
        </table:table-row>
        <table:table-row table:style-name="ro1">
          <table:table-cell office:value-type="float" office:value="70.5977" calcext:value-type="float">
            <text:p>70.5977</text:p>
          </table:table-cell>
          <table:table-cell office:value-type="float" office:value="74.78797" calcext:value-type="float">
            <text:p>74.78797</text:p>
          </table:table-cell>
          <table:table-cell office:value-type="float" office:value="67.08301" calcext:value-type="float">
            <text:p>67.08301</text:p>
          </table:table-cell>
          <table:table-cell office:value-type="float" office:value="65.39619" calcext:value-type="float">
            <text:p>65.39619</text:p>
          </table:table-cell>
          <table:table-cell office:value-type="float" office:value="70.57171" calcext:value-type="float">
            <text:p>70.57171</text:p>
          </table:table-cell>
          <table:table-cell table:number-columns-repeated="3"/>
          <table:table-cell office:value-type="float" office:value="77.74629" calcext:value-type="float">
            <text:p>77.74629</text:p>
          </table:table-cell>
          <table:table-cell table:number-columns-repeated="3"/>
        </table:table-row>
        <table:table-row table:style-name="ro1">
          <table:table-cell office:value-type="float" office:value="71.3167" calcext:value-type="float">
            <text:p>71.3167</text:p>
          </table:table-cell>
          <table:table-cell office:value-type="float" office:value="76.12452" calcext:value-type="float">
            <text:p>76.12452</text:p>
          </table:table-cell>
          <table:table-cell office:value-type="float" office:value="67.77395" calcext:value-type="float">
            <text:p>67.77395</text:p>
          </table:table-cell>
          <table:table-cell office:value-type="float" office:value="65.8757" calcext:value-type="float">
            <text:p>65.8757</text:p>
          </table:table-cell>
          <table:table-cell office:value-type="float" office:value="71.17892" calcext:value-type="float">
            <text:p>71.17892</text:p>
          </table:table-cell>
          <table:table-cell table:number-columns-repeated="3"/>
          <table:table-cell office:value-type="float" office:value="79.07653" calcext:value-type="float">
            <text:p>79.07653</text:p>
          </table:table-cell>
          <table:table-cell table:number-columns-repeated="3"/>
        </table:table-row>
        <table:table-row table:style-name="ro1">
          <table:table-cell office:value-type="float" office:value="71.92284" calcext:value-type="float">
            <text:p>71.92284</text:p>
          </table:table-cell>
          <table:table-cell office:value-type="float" office:value="76.74172" calcext:value-type="float">
            <text:p>76.74172</text:p>
          </table:table-cell>
          <table:table-cell office:value-type="float" office:value="68.3372" calcext:value-type="float">
            <text:p>68.3372</text:p>
          </table:table-cell>
          <table:table-cell office:value-type="float" office:value="66.61448" calcext:value-type="float">
            <text:p>66.61448</text:p>
          </table:table-cell>
          <table:table-cell office:value-type="float" office:value="71.90424" calcext:value-type="float">
            <text:p>71.90424</text:p>
          </table:table-cell>
          <table:table-cell table:number-columns-repeated="3"/>
          <table:table-cell office:value-type="float" office:value="80.40446" calcext:value-type="float">
            <text:p>80.40446</text:p>
          </table:table-cell>
          <table:table-cell table:number-columns-repeated="3"/>
        </table:table-row>
        <table:table-row table:style-name="ro1">
          <table:table-cell office:value-type="float" office:value="72.645" calcext:value-type="float">
            <text:p>72.645</text:p>
          </table:table-cell>
          <table:table-cell/>
          <table:table-cell office:value-type="float" office:value="69.02981" calcext:value-type="float">
            <text:p>69.02981</text:p>
          </table:table-cell>
          <table:table-cell office:value-type="float" office:value="67.11134" calcext:value-type="float">
            <text:p>67.11134</text:p>
          </table:table-cell>
          <table:table-cell office:value-type="float" office:value="72.50765" calcext:value-type="float">
            <text:p>72.50765</text:p>
          </table:table-cell>
          <table:table-cell table:number-columns-repeated="7"/>
        </table:table-row>
        <table:table-row table:style-name="ro1">
          <table:table-cell office:value-type="float" office:value="73.24407" calcext:value-type="float">
            <text:p>73.24407</text:p>
          </table:table-cell>
          <table:table-cell/>
          <table:table-cell office:value-type="float" office:value="69.60713" calcext:value-type="float">
            <text:p>69.60713</text:p>
          </table:table-cell>
          <table:table-cell office:value-type="float" office:value="67.85346" calcext:value-type="float">
            <text:p>67.85346</text:p>
          </table:table-cell>
          <table:table-cell table:number-columns-repeated="8"/>
        </table:table-row>
        <table:table-row table:style-name="ro1">
          <table:table-cell office:value-type="float" office:value="73.96894" calcext:value-type="float">
            <text:p>73.96894</text:p>
          </table:table-cell>
          <table:table-cell/>
          <table:table-cell office:value-type="float" office:value="70.29431" calcext:value-type="float">
            <text:p>70.29431</text:p>
          </table:table-cell>
          <table:table-cell office:value-type="float" office:value="68.35441" calcext:value-type="float">
            <text:p>68.35441</text:p>
          </table:table-cell>
          <table:table-cell table:number-columns-repeated="8"/>
        </table:table-row>
        <table:table-row table:style-name="ro1">
          <table:table-cell office:value-type="float" office:value="74.58327" calcext:value-type="float">
            <text:p>74.58327</text:p>
          </table:table-cell>
          <table:table-cell/>
          <table:table-cell office:value-type="float" office:value="70.87544" calcext:value-type="float">
            <text:p>70.87544</text:p>
          </table:table-cell>
          <table:table-cell office:value-type="float" office:value="69.09929" calcext:value-type="float">
            <text:p>69.09929</text:p>
          </table:table-cell>
          <table:table-cell table:number-columns-repeated="8"/>
        </table:table-row>
        <table:table-row table:style-name="ro1">
          <table:table-cell office:value-type="float" office:value="75.31308" calcext:value-type="float">
            <text:p>75.31308</text:p>
          </table:table-cell>
          <table:table-cell/>
          <table:table-cell office:value-type="float" office:value="71.57604" calcext:value-type="float">
            <text:p>71.57604</text:p>
          </table:table-cell>
          <table:table-cell office:value-type="float" office:value="69.60418" calcext:value-type="float">
            <text:p>69.60418</text:p>
          </table:table-cell>
          <table:table-cell table:number-columns-repeated="8"/>
        </table:table-row>
        <table:table-row table:style-name="ro1">
          <table:table-cell office:value-type="float" office:value="75.91939" calcext:value-type="float">
            <text:p>75.91939</text:p>
          </table:table-cell>
          <table:table-cell/>
          <table:table-cell office:value-type="float" office:value="71.57604" calcext:value-type="float">
            <text:p>71.57604</text:p>
          </table:table-cell>
          <table:table-cell office:value-type="float" office:value="69.60418" calcext:value-type="float">
            <text:p>69.60418</text:p>
          </table:table-cell>
          <table:table-cell table:number-columns-repeated="8"/>
        </table:table-row>
        <table:table-row table:style-name="ro1">
          <table:table-cell office:value-type="float" office:value="76.65086" calcext:value-type="float">
            <text:p>76.65086</text:p>
          </table:table-cell>
          <table:table-cell/>
          <table:table-cell office:value-type="float" office:value="72.16245" calcext:value-type="float">
            <text:p>72.16245</text:p>
          </table:table-cell>
          <table:table-cell office:value-type="float" office:value="70.35447" calcext:value-type="float">
            <text:p>70.35447</text:p>
          </table:table-cell>
          <table:table-cell table:number-columns-repeated="8"/>
        </table:table-row>
        <table:table-row table:style-name="ro1">
          <table:table-cell office:value-type="float" office:value="77.26608" calcext:value-type="float">
            <text:p>77.26608</text:p>
          </table:table-cell>
          <table:table-cell/>
          <table:table-cell office:value-type="float" office:value="72.85903" calcext:value-type="float">
            <text:p>72.85903</text:p>
          </table:table-cell>
          <table:table-cell office:value-type="float" office:value="70.86271" calcext:value-type="float">
            <text:p>70.86271</text:p>
          </table:table-cell>
          <table:table-cell table:number-columns-repeated="8"/>
        </table:table-row>
        <table:table-row table:style-name="ro1">
          <table:table-cell office:value-type="float" office:value="77.98939" calcext:value-type="float">
            <text:p>77.98939</text:p>
          </table:table-cell>
          <table:table-cell/>
          <table:table-cell office:value-type="float" office:value="73.44941" calcext:value-type="float">
            <text:p>73.44941</text:p>
          </table:table-cell>
          <table:table-cell office:value-type="float" office:value="71.62753" calcext:value-type="float">
            <text:p>71.62753</text:p>
          </table:table-cell>
          <table:table-cell table:number-columns-repeated="8"/>
        </table:table-row>
        <table:table-row table:style-name="ro1">
          <table:table-cell office:value-type="float" office:value="78.60902" calcext:value-type="float">
            <text:p>78.60902</text:p>
          </table:table-cell>
          <table:table-cell/>
          <table:table-cell office:value-type="float" office:value="74.15813" calcext:value-type="float">
            <text:p>74.15813</text:p>
          </table:table-cell>
          <table:table-cell office:value-type="float" office:value="72.1388" calcext:value-type="float">
            <text:p>72.1388</text:p>
          </table:table-cell>
          <table:table-cell table:number-columns-repeated="8"/>
        </table:table-row>
        <table:table-row table:style-name="ro1">
          <table:table-cell office:value-type="float" office:value="79.34583" calcext:value-type="float">
            <text:p>79.34583</text:p>
          </table:table-cell>
          <table:table-cell/>
          <table:table-cell office:value-type="float" office:value="74.74057" calcext:value-type="float">
            <text:p>74.74057</text:p>
          </table:table-cell>
          <table:table-cell office:value-type="float" office:value="72.89787" calcext:value-type="float">
            <text:p>72.89787</text:p>
          </table:table-cell>
          <table:table-cell table:number-columns-repeated="8"/>
        </table:table-row>
        <table:table-row table:style-name="ro1">
          <table:table-cell office:value-type="float" office:value="79.96742" calcext:value-type="float">
            <text:p>79.96742</text:p>
          </table:table-cell>
          <table:table-cell/>
          <table:table-cell office:value-type="float" office:value="75.45163" calcext:value-type="float">
            <text:p>75.45163</text:p>
          </table:table-cell>
          <table:table-cell office:value-type="float" office:value="73.41151" calcext:value-type="float">
            <text:p>73.41151</text:p>
          </table:table-cell>
          <table:table-cell table:number-columns-repeated="8"/>
        </table:table-row>
        <table:table-row table:style-name="ro1">
          <table:table-cell office:value-type="float" office:value="80.70502" calcext:value-type="float">
            <text:p>80.70502</text:p>
          </table:table-cell>
          <table:table-cell/>
          <table:table-cell office:value-type="float" office:value="76.04492" calcext:value-type="float">
            <text:p>76.04492</text:p>
          </table:table-cell>
          <table:table-cell office:value-type="float" office:value="74.17409" calcext:value-type="float">
            <text:p>74.17409</text:p>
          </table:table-cell>
          <table:table-cell table:number-columns-repeated="8"/>
        </table:table-row>
        <table:table-row table:style-name="ro1">
          <table:table-cell office:value-type="float" office:value="81.31671" calcext:value-type="float">
            <text:p>81.31671</text:p>
          </table:table-cell>
          <table:table-cell/>
          <table:table-cell office:value-type="float" office:value="76.74805" calcext:value-type="float">
            <text:p>76.74805</text:p>
          </table:table-cell>
          <table:table-cell table:number-columns-repeated="9"/>
        </table:table-row>
        <table:table-row table:style-name="ro1">
          <table:table-cell office:value-type="float" office:value="82.05572" calcext:value-type="float">
            <text:p>82.05572</text:p>
          </table:table-cell>
          <table:table-cell/>
          <table:table-cell office:value-type="float" office:value="77.34244" calcext:value-type="float">
            <text:p>77.34244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6.83674" calcext:value-type="float">
            <text:p>16.83674</text:p>
          </table:table-cell>
          <table:table-cell office:value-type="float" office:value="15.92816" calcext:value-type="float">
            <text:p>15.92816</text:p>
          </table:table-cell>
          <table:table-cell office:value-type="float" office:value="18.11812" calcext:value-type="float">
            <text:p>18.11812</text:p>
          </table:table-cell>
          <table:table-cell office:value-type="float" office:value="18.87351" calcext:value-type="float">
            <text:p>18.87351</text:p>
          </table:table-cell>
          <table:table-cell office:value-type="float" office:value="16.39073" calcext:value-type="float">
            <text:p>16.39073</text:p>
          </table:table-cell>
          <table:table-cell office:value-type="float" office:value="15.47265" calcext:value-type="float">
            <text:p>15.47265</text:p>
          </table:table-cell>
          <table:table-cell office:value-type="float" office:value="15.94885" calcext:value-type="float">
            <text:p>15.94885</text:p>
          </table:table-cell>
          <table:table-cell office:value-type="float" office:value="16.96602" calcext:value-type="float">
            <text:p>16.96602</text:p>
          </table:table-cell>
          <table:table-cell office:value-type="float" office:value="16.24147" calcext:value-type="float">
            <text:p>16.24147</text:p>
          </table:table-cell>
          <table:table-cell office:value-type="float" office:value="18.43639" calcext:value-type="float">
            <text:p>18.43639</text:p>
          </table:table-cell>
          <table:table-cell office:value-type="float" office:value="16.3253" calcext:value-type="float">
            <text:p>16.3253</text:p>
          </table:table-cell>
          <table:table-cell office:value-type="float" office:value="16.8670854545455" calcext:value-type="float">
            <text:p>16.867085454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5T12:53:09.081089641</dc:date>
    <meta:editing-duration>PT2H57M26S</meta:editing-duration>
    <meta:editing-cycles>2</meta:editing-cycles>
    <meta:document-statistic meta:table-count="1" meta:cell-count="34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95cm" svg:height="19.869cm" xlink:href=".." xlink:type="simple" chart:class="chart:line" chart:style-name="ch1">
        <chart:legend chart:legend-position="end" svg:x="23.216cm" svg:y="7.145cm" style:legend-expansion="high" chart:style-name="ch2"/>
        <chart:plot-area chart:style-name="ch3" table:cell-range-address="henry_cpa_output.A1:henry_cpa_output.K330" svg:x="0.521cm" svg:y="0.397cm" svg:width="22.174cm" svg:height="19.075cm">
          <chart:coordinate-region svg:x="1.328cm" svg:y="0.596cm" svg:width="21.367cm" svg:height="17.9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ry_cpa_output.A1:henry_cpa_output.A330" chart:class="chart:line">
            <chart:data-point chart:repeated="330"/>
          </chart:series>
          <chart:series chart:style-name="ch7" chart:values-cell-range-address="henry_cpa_output.B1:henry_cpa_output.B330" chart:class="chart:line">
            <chart:data-point chart:repeated="330"/>
          </chart:series>
          <chart:series chart:style-name="ch8" chart:values-cell-range-address="henry_cpa_output.C1:henry_cpa_output.C330" chart:class="chart:line">
            <chart:data-point chart:repeated="330"/>
          </chart:series>
          <chart:series chart:style-name="ch9" chart:values-cell-range-address="henry_cpa_output.D1:henry_cpa_output.D330" chart:class="chart:line">
            <chart:data-point chart:repeated="330"/>
          </chart:series>
          <chart:series chart:style-name="ch10" chart:values-cell-range-address="henry_cpa_output.E1:henry_cpa_output.E330" chart:class="chart:line">
            <chart:data-point chart:repeated="330"/>
          </chart:series>
          <chart:series chart:style-name="ch11" chart:values-cell-range-address="henry_cpa_output.F1:henry_cpa_output.F330" chart:class="chart:line">
            <chart:data-point chart:repeated="330"/>
          </chart:series>
          <chart:series chart:style-name="ch12" chart:values-cell-range-address="henry_cpa_output.G1:henry_cpa_output.G330" chart:class="chart:line">
            <chart:data-point chart:repeated="330"/>
          </chart:series>
          <chart:series chart:style-name="ch13" chart:values-cell-range-address="henry_cpa_output.H1:henry_cpa_output.H330" chart:class="chart:line">
            <chart:data-point chart:repeated="330"/>
          </chart:series>
          <chart:series chart:style-name="ch14" chart:values-cell-range-address="henry_cpa_output.I1:henry_cpa_output.I330" chart:class="chart:line">
            <chart:data-point chart:repeated="330"/>
          </chart:series>
          <chart:series chart:style-name="ch15" chart:values-cell-range-address="henry_cpa_output.J1:henry_cpa_output.J330" chart:class="chart:line">
            <chart:data-point chart:repeated="330"/>
          </chart:series>
          <chart:series chart:style-name="ch16" chart:values-cell-range-address="henry_cpa_output.K1:henry_cpa_output.K330" chart:class="chart:line">
            <chart:data-point chart:repeated="3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.03744">
                <text:p>230.03744</text:p>
                <draw:g>
                  <svg:desc>henry_cpa_output.A1:henry_cpa_output.A330</svg:desc>
                </draw:g>
              </table:table-cell>
              <table:table-cell office:value-type="float" office:value="230.03696">
                <text:p>230.03696</text:p>
                <draw:g>
                  <svg:desc>henry_cpa_output.B1:henry_cpa_output.B330</svg:desc>
                </draw:g>
              </table:table-cell>
              <table:table-cell office:value-type="float" office:value="231.14714">
                <text:p>231.14714</text:p>
                <draw:g>
                  <svg:desc>henry_cpa_output.C1:henry_cpa_output.C330</svg:desc>
                </draw:g>
              </table:table-cell>
              <table:table-cell office:value-type="float" office:value="231.14714">
                <text:p>231.14714</text:p>
                <draw:g>
                  <svg:desc>henry_cpa_output.D1:henry_cpa_output.D330</svg:desc>
                </draw:g>
              </table:table-cell>
              <table:table-cell office:value-type="float" office:value="229.86701">
                <text:p>229.86701</text:p>
                <draw:g>
                  <svg:desc>henry_cpa_output.E1:henry_cpa_output.E330</svg:desc>
                </draw:g>
              </table:table-cell>
              <table:table-cell office:value-type="float" office:value="230.03648">
                <text:p>230.03648</text:p>
                <draw:g>
                  <svg:desc>henry_cpa_output.F1:henry_cpa_output.F330</svg:desc>
                </draw:g>
              </table:table-cell>
              <table:table-cell office:value-type="float" office:value="230.03724">
                <text:p>230.03724</text:p>
                <draw:g>
                  <svg:desc>henry_cpa_output.G1:henry_cpa_output.G330</svg:desc>
                </draw:g>
              </table:table-cell>
              <table:table-cell office:value-type="float" office:value="230.65239">
                <text:p>230.65239</text:p>
                <draw:g>
                  <svg:desc>henry_cpa_output.H1:henry_cpa_output.H330</svg:desc>
                </draw:g>
              </table:table-cell>
              <table:table-cell office:value-type="float" office:value="230.03641">
                <text:p>230.03641</text:p>
                <draw:g>
                  <svg:desc>henry_cpa_output.I1:henry_cpa_output.I330</svg:desc>
                </draw:g>
              </table:table-cell>
              <table:table-cell office:value-type="float" office:value="231.14714">
                <text:p>231.14714</text:p>
                <draw:g>
                  <svg:desc>henry_cpa_output.J1:henry_cpa_output.J330</svg:desc>
                </draw:g>
              </table:table-cell>
              <table:table-cell office:value-type="float" office:value="229.53245">
                <text:p>229.53245</text:p>
                <draw:g>
                  <svg:desc>henry_cpa_output.K1:henry_cpa_output.K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19403">
                <text:p>229.19403</text:p>
              </table:table-cell>
              <table:table-cell office:value-type="float" office:value="229.19358">
                <text:p>229.19358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9.19259">
                <text:p>229.19259</text:p>
              </table:table-cell>
              <table:table-cell office:value-type="float" office:value="229.19407">
                <text:p>229.19407</text:p>
              </table:table-cell>
              <table:table-cell office:value-type="float" office:value="229.19422">
                <text:p>229.19422</text:p>
              </table:table-cell>
              <table:table-cell office:value-type="float" office:value="229.95423">
                <text:p>229.95423</text:p>
              </table:table-cell>
              <table:table-cell office:value-type="float" office:value="229.19296">
                <text:p>229.19296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83839">
                <text:p>228.83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.3127">
                <text:p>228.3127</text:p>
              </table:table-cell>
              <table:table-cell office:value-type="float" office:value="228.31186">
                <text:p>228.31186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31111">
                <text:p>228.31111</text:p>
              </table:table-cell>
              <table:table-cell office:value-type="float" office:value="228.31138">
                <text:p>228.31138</text:p>
              </table:table-cell>
              <table:table-cell office:value-type="float" office:value="228.31256">
                <text:p>228.31256</text:p>
              </table:table-cell>
              <table:table-cell office:value-type="float" office:value="229.08671">
                <text:p>229.08671</text:p>
              </table:table-cell>
              <table:table-cell office:value-type="float" office:value="228.31117">
                <text:p>228.31117</text:p>
              </table:table-cell>
              <table:table-cell office:value-type="float" office:value="231.14714">
                <text:p>231.14714</text:p>
              </table:table-cell>
              <table:table-cell office:value-type="float" office:value="227.76686">
                <text:p>227.76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.3127">
                <text:p>228.3127</text:p>
              </table:table-cell>
              <table:table-cell office:value-type="float" office:value="228.31186">
                <text:p>228.31186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31111">
                <text:p>228.31111</text:p>
              </table:table-cell>
              <table:table-cell office:value-type="float" office:value="228.31138">
                <text:p>228.31138</text:p>
              </table:table-cell>
              <table:table-cell office:value-type="float" office:value="228.31256">
                <text:p>228.31256</text:p>
              </table:table-cell>
              <table:table-cell office:value-type="float" office:value="229.08671">
                <text:p>229.08671</text:p>
              </table:table-cell>
              <table:table-cell office:value-type="float" office:value="228.31117">
                <text:p>228.31117</text:p>
              </table:table-cell>
              <table:table-cell office:value-type="float" office:value="231.14714">
                <text:p>231.14714</text:p>
              </table:table-cell>
              <table:table-cell office:value-type="float" office:value="227.76686">
                <text:p>227.76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4079">
                <text:p>227.4079</text:p>
              </table:table-cell>
              <table:table-cell office:value-type="float" office:value="227.40706">
                <text:p>227.40706</text:p>
              </table:table-cell>
              <table:table-cell office:value-type="float" office:value="230.97092">
                <text:p>230.97092</text:p>
              </table:table-cell>
              <table:table-cell office:value-type="float" office:value="230.89285">
                <text:p>230.89285</text:p>
              </table:table-cell>
              <table:table-cell office:value-type="float" office:value="227.40655">
                <text:p>227.40655</text:p>
              </table:table-cell>
              <table:table-cell office:value-type="float" office:value="227.4076">
                <text:p>227.4076</text:p>
              </table:table-cell>
              <table:table-cell office:value-type="float" office:value="227.40824">
                <text:p>227.40824</text:p>
              </table:table-cell>
              <table:table-cell office:value-type="float" office:value="228.18421">
                <text:p>228.18421</text:p>
              </table:table-cell>
              <table:table-cell office:value-type="float" office:value="227.40629">
                <text:p>227.40629</text:p>
              </table:table-cell>
              <table:table-cell office:value-type="float" office:value="230.97078">
                <text:p>230.97078</text:p>
              </table:table-cell>
              <table:table-cell office:value-type="float" office:value="227.0513">
                <text:p>227.0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52508">
                <text:p>226.52508</text:p>
              </table:table-cell>
              <table:table-cell office:value-type="float" office:value="226.52219">
                <text:p>226.52219</text:p>
              </table:table-cell>
              <table:table-cell office:value-type="float" office:value="230.43164">
                <text:p>230.43164</text:p>
              </table:table-cell>
              <table:table-cell office:value-type="float" office:value="230.44613">
                <text:p>230.44613</text:p>
              </table:table-cell>
              <table:table-cell office:value-type="float" office:value="226.52376">
                <text:p>226.52376</text:p>
              </table:table-cell>
              <table:table-cell office:value-type="float" office:value="226.52223">
                <text:p>226.52223</text:p>
              </table:table-cell>
              <table:table-cell office:value-type="float" office:value="226.5258">
                <text:p>226.5258</text:p>
              </table:table-cell>
              <table:table-cell office:value-type="float" office:value="227.30424">
                <text:p>227.30424</text:p>
              </table:table-cell>
              <table:table-cell office:value-type="float" office:value="226.52149">
                <text:p>226.52149</text:p>
              </table:table-cell>
              <table:table-cell office:value-type="float" office:value="230.43074">
                <text:p>230.43074</text:p>
              </table:table-cell>
              <table:table-cell office:value-type="float" office:value="226.16673">
                <text:p>226.1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.61037">
                <text:p>225.61037</text:p>
              </table:table-cell>
              <table:table-cell office:value-type="float" office:value="225.60719">
                <text:p>225.60719</text:p>
              </table:table-cell>
              <table:table-cell office:value-type="float" office:value="230.43164">
                <text:p>230.43164</text:p>
              </table:table-cell>
              <table:table-cell office:value-type="float" office:value="230.44613">
                <text:p>230.44613</text:p>
              </table:table-cell>
              <table:table-cell office:value-type="float" office:value="225.60896">
                <text:p>225.60896</text:p>
              </table:table-cell>
              <table:table-cell office:value-type="float" office:value="226.52223">
                <text:p>226.52223</text:p>
              </table:table-cell>
              <table:table-cell office:value-type="float" office:value="225.61103">
                <text:p>225.61103</text:p>
              </table:table-cell>
              <table:table-cell office:value-type="float" office:value="226.4028">
                <text:p>226.4028</text:p>
              </table:table-cell>
              <table:table-cell office:value-type="float" office:value="225.60642">
                <text:p>225.60642</text:p>
              </table:table-cell>
              <table:table-cell office:value-type="float" office:value="229.58892">
                <text:p>229.58892</text:p>
              </table:table-cell>
              <table:table-cell office:value-type="float" office:value="225.25021">
                <text:p>225.25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61037">
                <text:p>225.61037</text:p>
              </table:table-cell>
              <table:table-cell office:value-type="float" office:value="225.60719">
                <text:p>225.60719</text:p>
              </table:table-cell>
              <table:table-cell office:value-type="float" office:value="229.5908">
                <text:p>229.5908</text:p>
              </table:table-cell>
              <table:table-cell office:value-type="float" office:value="229.59874">
                <text:p>229.59874</text:p>
              </table:table-cell>
              <table:table-cell office:value-type="float" office:value="225.60896">
                <text:p>225.60896</text:p>
              </table:table-cell>
              <table:table-cell office:value-type="float" office:value="225.60728">
                <text:p>225.60728</text:p>
              </table:table-cell>
              <table:table-cell office:value-type="float" office:value="225.61103">
                <text:p>225.61103</text:p>
              </table:table-cell>
              <table:table-cell office:value-type="float" office:value="226.4028">
                <text:p>226.4028</text:p>
              </table:table-cell>
              <table:table-cell office:value-type="float" office:value="225.60642">
                <text:p>225.60642</text:p>
              </table:table-cell>
              <table:table-cell office:value-type="float" office:value="229.58892">
                <text:p>229.58892</text:p>
              </table:table-cell>
              <table:table-cell office:value-type="float" office:value="225.25021">
                <text:p>225.25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.72457">
                <text:p>224.72457</text:p>
              </table:table-cell>
              <table:table-cell office:value-type="float" office:value="224.7191">
                <text:p>224.7191</text:p>
              </table:table-cell>
              <table:table-cell office:value-type="float" office:value="228.71339">
                <text:p>228.71339</text:p>
              </table:table-cell>
              <table:table-cell office:value-type="float" office:value="228.70732">
                <text:p>228.70732</text:p>
              </table:table-cell>
              <table:table-cell office:value-type="float" office:value="224.72318">
                <text:p>224.72318</text:p>
              </table:table-cell>
              <table:table-cell office:value-type="float" office:value="224.72001">
                <text:p>224.72001</text:p>
              </table:table-cell>
              <table:table-cell office:value-type="float" office:value="224.72538">
                <text:p>224.72538</text:p>
              </table:table-cell>
              <table:table-cell office:value-type="float" office:value="225.52078">
                <text:p>225.52078</text:p>
              </table:table-cell>
              <table:table-cell office:value-type="float" office:value="224.71842">
                <text:p>224.71842</text:p>
              </table:table-cell>
              <table:table-cell office:value-type="float" office:value="228.71094">
                <text:p>228.71094</text:p>
              </table:table-cell>
              <table:table-cell office:value-type="float" office:value="224.36419">
                <text:p>224.36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.81752">
                <text:p>223.81752</text:p>
              </table:table-cell>
              <table:table-cell office:value-type="float" office:value="223.802">
                <text:p>223.802</text:p>
              </table:table-cell>
              <table:table-cell office:value-type="float" office:value="227.81165">
                <text:p>227.81165</text:p>
              </table:table-cell>
              <table:table-cell office:value-type="float" office:value="228.70732">
                <text:p>228.70732</text:p>
              </table:table-cell>
              <table:table-cell office:value-type="float" office:value="223.81609">
                <text:p>223.81609</text:p>
              </table:table-cell>
              <table:table-cell office:value-type="float" office:value="223.80303">
                <text:p>223.80303</text:p>
              </table:table-cell>
              <table:table-cell office:value-type="float" office:value="223.81842">
                <text:p>223.81842</text:p>
              </table:table-cell>
              <table:table-cell office:value-type="float" office:value="224.61774">
                <text:p>224.61774</text:p>
              </table:table-cell>
              <table:table-cell office:value-type="float" office:value="223.81093">
                <text:p>223.81093</text:p>
              </table:table-cell>
              <table:table-cell office:value-type="float" office:value="227.80937">
                <text:p>227.80937</text:p>
              </table:table-cell>
              <table:table-cell office:value-type="float" office:value="223.447">
                <text:p>223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.81752">
                <text:p>223.81752</text:p>
              </table:table-cell>
              <table:table-cell office:value-type="float" office:value="222.91574">
                <text:p>222.91574</text:p>
              </table:table-cell>
              <table:table-cell office:value-type="float" office:value="227.81165">
                <text:p>227.81165</text:p>
              </table:table-cell>
              <table:table-cell office:value-type="float" office:value="227.8287">
                <text:p>227.8287</text:p>
              </table:table-cell>
              <table:table-cell office:value-type="float" office:value="222.91951">
                <text:p>222.91951</text:p>
              </table:table-cell>
              <table:table-cell office:value-type="float" office:value="222.91784">
                <text:p>222.91784</text:p>
              </table:table-cell>
              <table:table-cell office:value-type="float" office:value="222.92198">
                <text:p>222.92198</text:p>
              </table:table-cell>
              <table:table-cell office:value-type="float" office:value="223.72369">
                <text:p>223.72369</text:p>
              </table:table-cell>
              <table:table-cell office:value-type="float" office:value="222.91536">
                <text:p>222.91536</text:p>
              </table:table-cell>
              <table:table-cell office:value-type="float" office:value="227.80937">
                <text:p>227.80937</text:p>
              </table:table-cell>
              <table:table-cell office:value-type="float" office:value="222.5607">
                <text:p>222.5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2.92095">
                <text:p>222.92095</text:p>
              </table:table-cell>
              <table:table-cell office:value-type="float" office:value="221.99685">
                <text:p>221.99685</text:p>
              </table:table-cell>
              <table:table-cell office:value-type="float" office:value="226.93223">
                <text:p>226.93223</text:p>
              </table:table-cell>
              <table:table-cell office:value-type="float" office:value="226.92618">
                <text:p>226.92618</text:p>
              </table:table-cell>
              <table:table-cell office:value-type="float" office:value="221.99998">
                <text:p>221.99998</text:p>
              </table:table-cell>
              <table:table-cell office:value-type="float" office:value="221.99869">
                <text:p>221.99869</text:p>
              </table:table-cell>
              <table:table-cell office:value-type="float" office:value="222.00289">
                <text:p>222.00289</text:p>
              </table:table-cell>
              <table:table-cell office:value-type="float" office:value="222.81818">
                <text:p>222.81818</text:p>
              </table:table-cell>
              <table:table-cell office:value-type="float" office:value="221.99607">
                <text:p>221.99607</text:p>
              </table:table-cell>
              <table:table-cell office:value-type="float" office:value="226.92896">
                <text:p>226.92896</text:p>
              </table:table-cell>
              <table:table-cell office:value-type="float" office:value="221.64162">
                <text:p>221.64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.00189">
                <text:p>222.00189</text:p>
              </table:table-cell>
              <table:table-cell office:value-type="float" office:value="221.99685">
                <text:p>221.99685</text:p>
              </table:table-cell>
              <table:table-cell office:value-type="float" office:value="226.03042">
                <text:p>226.03042</text:p>
              </table:table-cell>
              <table:table-cell office:value-type="float" office:value="226.04653">
                <text:p>226.04653</text:p>
              </table:table-cell>
              <table:table-cell office:value-type="float" office:value="221.11146">
                <text:p>221.11146</text:p>
              </table:table-cell>
              <table:table-cell office:value-type="float" office:value="221.10829">
                <text:p>221.10829</text:p>
              </table:table-cell>
              <table:table-cell office:value-type="float" office:value="221.11474">
                <text:p>221.11474</text:p>
              </table:table-cell>
              <table:table-cell office:value-type="float" office:value="221.93213">
                <text:p>221.93213</text:p>
              </table:table-cell>
              <table:table-cell office:value-type="float" office:value="221.10542">
                <text:p>221.10542</text:p>
              </table:table-cell>
              <table:table-cell office:value-type="float" office:value="226.02689">
                <text:p>226.02689</text:p>
              </table:table-cell>
              <table:table-cell office:value-type="float" office:value="220.75072">
                <text:p>220.75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00189">
                <text:p>222.00189</text:p>
              </table:table-cell>
              <table:table-cell office:value-type="float" office:value="221.10687">
                <text:p>221.10687</text:p>
              </table:table-cell>
              <table:table-cell office:value-type="float" office:value="225.14843">
                <text:p>225.14843</text:p>
              </table:table-cell>
              <table:table-cell office:value-type="float" office:value="225.14262">
                <text:p>225.14262</text:p>
              </table:table-cell>
              <table:table-cell office:value-type="float" office:value="220.19116">
                <text:p>220.19116</text:p>
              </table:table-cell>
              <table:table-cell office:value-type="float" office:value="220.18789">
                <text:p>220.18789</text:p>
              </table:table-cell>
              <table:table-cell office:value-type="float" office:value="220.19461">
                <text:p>220.19461</text:p>
              </table:table-cell>
              <table:table-cell office:value-type="float" office:value="221.01445">
                <text:p>221.01445</text:p>
              </table:table-cell>
              <table:table-cell office:value-type="float" office:value="220.18491">
                <text:p>220.18491</text:p>
              </table:table-cell>
              <table:table-cell office:value-type="float" office:value="225.14416">
                <text:p>225.14416</text:p>
              </table:table-cell>
              <table:table-cell office:value-type="float" office:value="219.82982">
                <text:p>219.82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.1136">
                <text:p>221.1136</text:p>
              </table:table-cell>
              <table:table-cell office:value-type="float" office:value="220.18677">
                <text:p>220.18677</text:p>
              </table:table-cell>
              <table:table-cell office:value-type="float" office:value="224.24517">
                <text:p>224.24517</text:p>
              </table:table-cell>
              <table:table-cell office:value-type="float" office:value="224.25091">
                <text:p>224.25091</text:p>
              </table:table-cell>
              <table:table-cell office:value-type="float" office:value="219.28673">
                <text:p>219.28673</text:p>
              </table:table-cell>
              <table:table-cell office:value-type="float" office:value="219.28406">
                <text:p>219.28406</text:p>
              </table:table-cell>
              <table:table-cell office:value-type="float" office:value="219.29076">
                <text:p>219.29076</text:p>
              </table:table-cell>
              <table:table-cell office:value-type="float" office:value="220.11657">
                <text:p>220.11657</text:p>
              </table:table-cell>
              <table:table-cell office:value-type="float" office:value="219.28214">
                <text:p>219.28214</text:p>
              </table:table-cell>
              <table:table-cell office:value-type="float" office:value="224.24069">
                <text:p>224.24069</text:p>
              </table:table-cell>
              <table:table-cell office:value-type="float" office:value="218.92569">
                <text:p>218.92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.19337">
                <text:p>220.19337</text:p>
              </table:table-cell>
              <table:table-cell office:value-type="float" office:value="219.28463">
                <text:p>219.28463</text:p>
              </table:table-cell>
              <table:table-cell office:value-type="float" office:value="223.36102">
                <text:p>223.36102</text:p>
              </table:table-cell>
              <table:table-cell office:value-type="float" office:value="223.34642">
                <text:p>223.34642</text:p>
              </table:table-cell>
              <table:table-cell office:value-type="float" office:value="218.36345">
                <text:p>218.36345</text:p>
              </table:table-cell>
              <table:table-cell office:value-type="float" office:value="218.36217">
                <text:p>218.36217</text:p>
              </table:table-cell>
              <table:table-cell office:value-type="float" office:value="218.37786">
                <text:p>218.37786</text:p>
              </table:table-cell>
              <table:table-cell office:value-type="float" office:value="219.20774">
                <text:p>219.20774</text:p>
              </table:table-cell>
              <table:table-cell office:value-type="float" office:value="218.36066">
                <text:p>218.36066</text:p>
              </table:table-cell>
              <table:table-cell office:value-type="float" office:value="223.35575">
                <text:p>223.35575</text:p>
              </table:table-cell>
              <table:table-cell office:value-type="float" office:value="218.00337">
                <text:p>218.00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9.2894">
                <text:p>219.2894</text:p>
              </table:table-cell>
              <table:table-cell office:value-type="float" office:value="218.3734">
                <text:p>218.3734</text:p>
              </table:table-cell>
              <table:table-cell office:value-type="float" office:value="222.44537">
                <text:p>222.44537</text:p>
              </table:table-cell>
              <table:table-cell office:value-type="float" office:value="222.46272">
                <text:p>222.46272</text:p>
              </table:table-cell>
              <table:table-cell office:value-type="float" office:value="217.46837">
                <text:p>217.46837</text:p>
              </table:table-cell>
              <table:table-cell office:value-type="float" office:value="217.46702">
                <text:p>217.46702</text:p>
              </table:table-cell>
              <table:table-cell office:value-type="float" office:value="217.47306">
                <text:p>217.47306</text:p>
              </table:table-cell>
              <table:table-cell office:value-type="float" office:value="218.31837">
                <text:p>218.31837</text:p>
              </table:table-cell>
              <table:table-cell office:value-type="float" office:value="217.46512">
                <text:p>217.46512</text:p>
              </table:table-cell>
              <table:table-cell office:value-type="float" office:value="222.43979">
                <text:p>222.43979</text:p>
              </table:table-cell>
              <table:table-cell office:value-type="float" office:value="217.10705">
                <text:p>217.10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37646">
                <text:p>218.37646</text:p>
              </table:table-cell>
              <table:table-cell office:value-type="float" office:value="217.46871">
                <text:p>217.46871</text:p>
              </table:table-cell>
              <table:table-cell office:value-type="float" office:value="221.55818">
                <text:p>221.55818</text:p>
              </table:table-cell>
              <table:table-cell office:value-type="float" office:value="221.54493">
                <text:p>221.54493</text:p>
              </table:table-cell>
              <table:table-cell office:value-type="float" office:value="216.54224">
                <text:p>216.54224</text:p>
              </table:table-cell>
              <table:table-cell office:value-type="float" office:value="216.54079">
                <text:p>216.54079</text:p>
              </table:table-cell>
              <table:table-cell office:value-type="float" office:value="216.55713">
                <text:p>216.55713</text:p>
              </table:table-cell>
              <table:table-cell office:value-type="float" office:value="217.39525">
                <text:p>217.39525</text:p>
              </table:table-cell>
              <table:table-cell office:value-type="float" office:value="216.5388">
                <text:p>216.5388</text:p>
              </table:table-cell>
              <table:table-cell office:value-type="float" office:value="221.55186">
                <text:p>221.55186</text:p>
              </table:table-cell>
              <table:table-cell office:value-type="float" office:value="217.10705">
                <text:p>217.10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.47133">
                <text:p>217.47133</text:p>
              </table:table-cell>
              <table:table-cell office:value-type="float" office:value="217.46871">
                <text:p>217.46871</text:p>
              </table:table-cell>
              <table:table-cell office:value-type="float" office:value="220.64127">
                <text:p>220.64127</text:p>
              </table:table-cell>
              <table:table-cell office:value-type="float" office:value="220.65922">
                <text:p>220.65922</text:p>
              </table:table-cell>
              <table:table-cell office:value-type="float" office:value="215.64102">
                <text:p>215.64102</text:p>
              </table:table-cell>
              <table:table-cell office:value-type="float" office:value="215.63994">
                <text:p>215.63994</text:p>
              </table:table-cell>
              <table:table-cell office:value-type="float" office:value="215.64836">
                <text:p>215.64836</text:p>
              </table:table-cell>
              <table:table-cell office:value-type="float" office:value="216.49856">
                <text:p>216.49856</text:p>
              </table:table-cell>
              <table:table-cell office:value-type="float" office:value="215.63758">
                <text:p>215.63758</text:p>
              </table:table-cell>
              <table:table-cell office:value-type="float" office:value="220.635">
                <text:p>220.635</text:p>
              </table:table-cell>
              <table:table-cell office:value-type="float" office:value="216.17999">
                <text:p>216.17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6.55532">
                <text:p>216.55532</text:p>
              </table:table-cell>
              <table:table-cell office:value-type="float" office:value="216.55265">
                <text:p>216.55265</text:p>
              </table:table-cell>
              <table:table-cell office:value-type="float" office:value="219.75313">
                <text:p>219.75313</text:p>
              </table:table-cell>
              <table:table-cell office:value-type="float" office:value="219.73867">
                <text:p>219.73867</text:p>
              </table:table-cell>
              <table:table-cell office:value-type="float" office:value="214.71341">
                <text:p>214.71341</text:p>
              </table:table-cell>
              <table:table-cell office:value-type="float" office:value="214.71247">
                <text:p>214.71247</text:p>
              </table:table-cell>
              <table:table-cell office:value-type="float" office:value="214.73113">
                <text:p>214.73113</text:p>
              </table:table-cell>
              <table:table-cell office:value-type="float" office:value="215.5738">
                <text:p>215.5738</text:p>
              </table:table-cell>
              <table:table-cell office:value-type="float" office:value="214.71025">
                <text:p>214.71025</text:p>
              </table:table-cell>
              <table:table-cell office:value-type="float" office:value="219.74671">
                <text:p>219.74671</text:p>
              </table:table-cell>
              <table:table-cell office:value-type="float" office:value="215.27893">
                <text:p>215.27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4668">
                <text:p>215.64668</text:p>
              </table:table-cell>
              <table:table-cell office:value-type="float" office:value="215.64204">
                <text:p>215.64204</text:p>
              </table:table-cell>
              <table:table-cell office:value-type="float" office:value="218.84404">
                <text:p>218.84404</text:p>
              </table:table-cell>
              <table:table-cell office:value-type="float" office:value="218.84827">
                <text:p>218.84827</text:p>
              </table:table-cell>
              <table:table-cell office:value-type="float" office:value="213.80058">
                <text:p>213.80058</text:p>
              </table:table-cell>
              <table:table-cell office:value-type="float" office:value="213.79982">
                <text:p>213.79982</text:p>
              </table:table-cell>
              <table:table-cell office:value-type="float" office:value="213.81853">
                <text:p>213.81853</text:p>
              </table:table-cell>
              <table:table-cell office:value-type="float" office:value="214.67516">
                <text:p>214.67516</text:p>
              </table:table-cell>
              <table:table-cell office:value-type="float" office:value="213.79775">
                <text:p>213.79775</text:p>
              </table:table-cell>
              <table:table-cell office:value-type="float" office:value="218.83793">
                <text:p>218.83793</text:p>
              </table:table-cell>
              <table:table-cell office:value-type="float" office:value="214.3518">
                <text:p>214.3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71962">
                <text:p>214.71962</text:p>
              </table:table-cell>
              <table:table-cell office:value-type="float" office:value="214.7147">
                <text:p>214.7147</text:p>
              </table:table-cell>
              <table:table-cell office:value-type="float" office:value="217.94229">
                <text:p>217.94229</text:p>
              </table:table-cell>
              <table:table-cell office:value-type="float" office:value="217.93679">
                <text:p>217.93679</text:p>
              </table:table-cell>
              <table:table-cell office:value-type="float" office:value="212.86884">
                <text:p>212.86884</text:p>
              </table:table-cell>
              <table:table-cell office:value-type="float" office:value="212.86798">
                <text:p>212.86798</text:p>
              </table:table-cell>
              <table:table-cell office:value-type="float" office:value="212.88662">
                <text:p>212.88662</text:p>
              </table:table-cell>
              <table:table-cell office:value-type="float" office:value="213.74684">
                <text:p>213.74684</text:p>
              </table:table-cell>
              <table:table-cell office:value-type="float" office:value="212.86599">
                <text:p>212.86599</text:p>
              </table:table-cell>
              <table:table-cell office:value-type="float" office:value="217.93686">
                <text:p>217.93686</text:p>
              </table:table-cell>
              <table:table-cell office:value-type="float" office:value="214.3518">
                <text:p>214.3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.81723">
                <text:p>213.81723</text:p>
              </table:table-cell>
              <table:table-cell office:value-type="float" office:value="213.81214">
                <text:p>213.81214</text:p>
              </table:table-cell>
              <table:table-cell office:value-type="float" office:value="217.0281">
                <text:p>217.0281</text:p>
              </table:table-cell>
              <table:table-cell office:value-type="float" office:value="217.03259">
                <text:p>217.03259</text:p>
              </table:table-cell>
              <table:table-cell office:value-type="float" office:value="211.95798">
                <text:p>211.95798</text:p>
              </table:table-cell>
              <table:table-cell office:value-type="float" office:value="211.95804">
                <text:p>211.95804</text:p>
              </table:table-cell>
              <table:table-cell office:value-type="float" office:value="211.96636">
                <text:p>211.96636</text:p>
              </table:table-cell>
              <table:table-cell office:value-type="float" office:value="212.83024">
                <text:p>212.83024</text:p>
              </table:table-cell>
              <table:table-cell office:value-type="float" office:value="211.95598">
                <text:p>211.95598</text:p>
              </table:table-cell>
              <table:table-cell office:value-type="float" office:value="217.02334">
                <text:p>217.02334</text:p>
              </table:table-cell>
              <table:table-cell office:value-type="float" office:value="213.43691">
                <text:p>213.43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.88528">
                <text:p>212.88528</text:p>
              </table:table-cell>
              <table:table-cell office:value-type="float" office:value="212.88057">
                <text:p>212.88057</text:p>
              </table:table-cell>
              <table:table-cell office:value-type="float" office:value="216.1321">
                <text:p>216.1321</text:p>
              </table:table-cell>
              <table:table-cell office:value-type="float" office:value="216.12023">
                <text:p>216.12023</text:p>
              </table:table-cell>
              <table:table-cell office:value-type="float" office:value="211.02275">
                <text:p>211.02275</text:p>
              </table:table-cell>
              <table:table-cell office:value-type="float" office:value="211.02558">
                <text:p>211.02558</text:p>
              </table:table-cell>
              <table:table-cell office:value-type="float" office:value="211.02993">
                <text:p>211.02993</text:p>
              </table:table-cell>
              <table:table-cell office:value-type="float" office:value="211.90013">
                <text:p>211.90013</text:p>
              </table:table-cell>
              <table:table-cell office:value-type="float" office:value="211.01361">
                <text:p>211.01361</text:p>
              </table:table-cell>
              <table:table-cell office:value-type="float" office:value="216.1201">
                <text:p>216.1201</text:p>
              </table:table-cell>
              <table:table-cell office:value-type="float" office:value="212.50417">
                <text:p>212.50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.96511">
                <text:p>211.96511</text:p>
              </table:table-cell>
              <table:table-cell office:value-type="float" office:value="211.96095">
                <text:p>211.96095</text:p>
              </table:table-cell>
              <table:table-cell office:value-type="float" office:value="215.20765">
                <text:p>215.20765</text:p>
              </table:table-cell>
              <table:table-cell office:value-type="float" office:value="215.21351">
                <text:p>215.21351</text:p>
              </table:table-cell>
              <table:table-cell office:value-type="float" office:value="210.10301">
                <text:p>210.10301</text:p>
              </table:table-cell>
              <table:table-cell office:value-type="float" office:value="210.10591">
                <text:p>210.10591</text:p>
              </table:table-cell>
              <table:table-cell office:value-type="float" office:value="210.10956">
                <text:p>210.10956</text:p>
              </table:table-cell>
              <table:table-cell office:value-type="float" office:value="210.99504">
                <text:p>210.99504</text:p>
              </table:table-cell>
              <table:table-cell office:value-type="float" office:value="210.10389">
                <text:p>210.10389</text:p>
              </table:table-cell>
              <table:table-cell office:value-type="float" office:value="215.20599">
                <text:p>215.20599</text:p>
              </table:table-cell>
              <table:table-cell office:value-type="float" office:value="212.50417">
                <text:p>212.50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.02968">
                <text:p>211.02968</text:p>
              </table:table-cell>
              <table:table-cell office:value-type="float" office:value="211.02783">
                <text:p>211.02783</text:p>
              </table:table-cell>
              <table:table-cell office:value-type="float" office:value="214.29752">
                <text:p>214.29752</text:p>
              </table:table-cell>
              <table:table-cell office:value-type="float" office:value="214.28541">
                <text:p>214.28541</text:p>
              </table:table-cell>
              <table:table-cell office:value-type="float" office:value="209.15688">
                <text:p>209.15688</text:p>
              </table:table-cell>
              <table:table-cell office:value-type="float" office:value="209.15957">
                <text:p>209.15957</text:p>
              </table:table-cell>
              <table:table-cell office:value-type="float" office:value="209.17392">
                <text:p>209.17392</text:p>
              </table:table-cell>
              <table:table-cell office:value-type="float" office:value="210.0508">
                <text:p>210.0508</text:p>
              </table:table-cell>
              <table:table-cell office:value-type="float" office:value="209.15751">
                <text:p>209.15751</text:p>
              </table:table-cell>
              <table:table-cell office:value-type="float" office:value="214.29639">
                <text:p>214.29639</text:p>
              </table:table-cell>
              <table:table-cell office:value-type="float" office:value="211.58525">
                <text:p>211.58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.10951">
                <text:p>210.10951</text:p>
              </table:table-cell>
              <table:table-cell office:value-type="float" office:value="210.10884">
                <text:p>210.10884</text:p>
              </table:table-cell>
              <table:table-cell office:value-type="float" office:value="213.36752">
                <text:p>213.36752</text:p>
              </table:table-cell>
              <table:table-cell office:value-type="float" office:value="213.38161">
                <text:p>213.38161</text:p>
              </table:table-cell>
              <table:table-cell office:value-type="float" office:value="208.23155">
                <text:p>208.23155</text:p>
              </table:table-cell>
              <table:table-cell office:value-type="float" office:value="208.23406">
                <text:p>208.23406</text:p>
              </table:table-cell>
              <table:table-cell office:value-type="float" office:value="208.2473">
                <text:p>208.2473</text:p>
              </table:table-cell>
              <table:table-cell office:value-type="float" office:value="209.13927">
                <text:p>209.13927</text:p>
              </table:table-cell>
              <table:table-cell office:value-type="float" office:value="208.23196">
                <text:p>208.23196</text:p>
              </table:table-cell>
              <table:table-cell office:value-type="float" office:value="213.36668">
                <text:p>213.36668</text:p>
              </table:table-cell>
              <table:table-cell office:value-type="float" office:value="210.65191">
                <text:p>210.65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.17417">
                <text:p>209.17417</text:p>
              </table:table-cell>
              <table:table-cell office:value-type="float" office:value="209.17363">
                <text:p>209.17363</text:p>
              </table:table-cell>
              <table:table-cell office:value-type="float" office:value="212.46423">
                <text:p>212.46423</text:p>
              </table:table-cell>
              <table:table-cell office:value-type="float" office:value="212.45195">
                <text:p>212.45195</text:p>
              </table:table-cell>
              <table:table-cell office:value-type="float" office:value="207.29247">
                <text:p>207.29247</text:p>
              </table:table-cell>
              <table:table-cell office:value-type="float" office:value="207.29496">
                <text:p>207.29496</text:p>
              </table:table-cell>
              <table:table-cell office:value-type="float" office:value="207.30787">
                <text:p>207.30787</text:p>
              </table:table-cell>
              <table:table-cell office:value-type="float" office:value="208.20102">
                <text:p>208.20102</text:p>
              </table:table-cell>
              <table:table-cell office:value-type="float" office:value="207.29261">
                <text:p>207.29261</text:p>
              </table:table-cell>
              <table:table-cell office:value-type="float" office:value="212.46488">
                <text:p>212.46488</text:p>
              </table:table-cell>
              <table:table-cell office:value-type="float" office:value="209.73108">
                <text:p>209.73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.24772">
                <text:p>208.24772</text:p>
              </table:table-cell>
              <table:table-cell office:value-type="float" office:value="208.24768">
                <text:p>208.24768</text:p>
              </table:table-cell>
              <table:table-cell office:value-type="float" office:value="211.5344">
                <text:p>211.5344</text:p>
              </table:table-cell>
              <table:table-cell office:value-type="float" office:value="211.53861">
                <text:p>211.53861</text:p>
              </table:table-cell>
              <table:table-cell office:value-type="float" office:value="206.36175">
                <text:p>206.36175</text:p>
              </table:table-cell>
              <table:table-cell office:value-type="float" office:value="206.3643">
                <text:p>206.3643</text:p>
              </table:table-cell>
              <table:table-cell office:value-type="float" office:value="206.37711">
                <text:p>206.37711</text:p>
              </table:table-cell>
              <table:table-cell office:value-type="float" office:value="207.28324">
                <text:p>207.28324</text:p>
              </table:table-cell>
              <table:table-cell office:value-type="float" office:value="206.36198">
                <text:p>206.36198</text:p>
              </table:table-cell>
              <table:table-cell office:value-type="float" office:value="211.53493">
                <text:p>211.53493</text:p>
              </table:table-cell>
              <table:table-cell office:value-type="float" office:value="208.79477">
                <text:p>208.79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.30834">
                <text:p>207.30834</text:p>
              </table:table-cell>
              <table:table-cell office:value-type="float" office:value="207.3087">
                <text:p>207.3087</text:p>
              </table:table-cell>
              <table:table-cell office:value-type="float" office:value="210.61674">
                <text:p>210.61674</text:p>
              </table:table-cell>
              <table:table-cell office:value-type="float" office:value="210.60621">
                <text:p>210.60621</text:p>
              </table:table-cell>
              <table:table-cell office:value-type="float" office:value="205.42818">
                <text:p>205.42818</text:p>
              </table:table-cell>
              <table:table-cell office:value-type="float" office:value="205.43091">
                <text:p>205.43091</text:p>
              </table:table-cell>
              <table:table-cell office:value-type="float" office:value="205.43355">
                <text:p>205.43355</text:p>
              </table:table-cell>
              <table:table-cell office:value-type="float" office:value="206.34256">
                <text:p>206.34256</text:p>
              </table:table-cell>
              <table:table-cell office:value-type="float" office:value="205.41864">
                <text:p>205.41864</text:p>
              </table:table-cell>
              <table:table-cell office:value-type="float" office:value="210.61747">
                <text:p>210.61747</text:p>
              </table:table-cell>
              <table:table-cell office:value-type="float" office:value="207.86838">
                <text:p>207.86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.37773">
                <text:p>206.37773</text:p>
              </table:table-cell>
              <table:table-cell office:value-type="float" office:value="206.37861">
                <text:p>206.37861</text:p>
              </table:table-cell>
              <table:table-cell office:value-type="float" office:value="209.6822">
                <text:p>209.6822</text:p>
              </table:table-cell>
              <table:table-cell office:value-type="float" office:value="209.68547">
                <text:p>209.68547</text:p>
              </table:table-cell>
              <table:table-cell office:value-type="float" office:value="204.49223">
                <text:p>204.49223</text:p>
              </table:table-cell>
              <table:table-cell office:value-type="float" office:value="204.49475">
                <text:p>204.49475</text:p>
              </table:table-cell>
              <table:table-cell office:value-type="float" office:value="204.49704">
                <text:p>204.49704</text:p>
              </table:table-cell>
              <table:table-cell office:value-type="float" office:value="205.40905">
                <text:p>205.40905</text:p>
              </table:table-cell>
              <table:table-cell office:value-type="float" office:value="204.49242">
                <text:p>204.49242</text:p>
              </table:table-cell>
              <table:table-cell office:value-type="float" office:value="209.68334">
                <text:p>209.68334</text:p>
              </table:table-cell>
              <table:table-cell office:value-type="float" office:value="206.92757">
                <text:p>206.92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.43409">
                <text:p>205.43409</text:p>
              </table:table-cell>
              <table:table-cell office:value-type="float" office:value="205.43555">
                <text:p>205.43555</text:p>
              </table:table-cell>
              <table:table-cell office:value-type="float" office:value="208.75854">
                <text:p>208.75854</text:p>
              </table:table-cell>
              <table:table-cell office:value-type="float" office:value="208.75921">
                <text:p>208.75921</text:p>
              </table:table-cell>
              <table:table-cell office:value-type="float" office:value="203.54547">
                <text:p>203.54547</text:p>
              </table:table-cell>
              <table:table-cell office:value-type="float" office:value="203.54825">
                <text:p>203.54825</text:p>
              </table:table-cell>
              <table:table-cell office:value-type="float" office:value="203.55065">
                <text:p>203.55065</text:p>
              </table:table-cell>
              <table:table-cell office:value-type="float" office:value="204.46443">
                <text:p>204.46443</text:p>
              </table:table-cell>
              <table:table-cell office:value-type="float" office:value="203.54606">
                <text:p>203.54606</text:p>
              </table:table-cell>
              <table:table-cell office:value-type="float" office:value="208.76019">
                <text:p>208.76019</text:p>
              </table:table-cell>
              <table:table-cell office:value-type="float" office:value="205.99575">
                <text:p>205.99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.49771">
                <text:p>204.49771</text:p>
              </table:table-cell>
              <table:table-cell office:value-type="float" office:value="204.49958">
                <text:p>204.49958</text:p>
              </table:table-cell>
              <table:table-cell office:value-type="float" office:value="207.83049">
                <text:p>207.83049</text:p>
              </table:table-cell>
              <table:table-cell office:value-type="float" office:value="207.83292">
                <text:p>207.83292</text:p>
              </table:table-cell>
              <table:table-cell office:value-type="float" office:value="202.60596">
                <text:p>202.60596</text:p>
              </table:table-cell>
              <table:table-cell office:value-type="float" office:value="202.6087">
                <text:p>202.6087</text:p>
              </table:table-cell>
              <table:table-cell office:value-type="float" office:value="202.62162">
                <text:p>202.62162</text:p>
              </table:table-cell>
              <table:table-cell office:value-type="float" office:value="203.5272">
                <text:p>203.5272</text:p>
              </table:table-cell>
              <table:table-cell office:value-type="float" office:value="202.60658">
                <text:p>202.60658</text:p>
              </table:table-cell>
              <table:table-cell office:value-type="float" office:value="207.83225">
                <text:p>207.83225</text:p>
              </table:table-cell>
              <table:table-cell office:value-type="float" office:value="205.05159">
                <text:p>205.05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.55137">
                <text:p>203.55137</text:p>
              </table:table-cell>
              <table:table-cell office:value-type="float" office:value="203.55291">
                <text:p>203.55291</text:p>
              </table:table-cell>
              <table:table-cell office:value-type="float" office:value="206.90166">
                <text:p>206.90166</text:p>
              </table:table-cell>
              <table:table-cell office:value-type="float" office:value="206.89205">
                <text:p>206.89205</text:p>
              </table:table-cell>
              <table:table-cell office:value-type="float" office:value="201.65602">
                <text:p>201.65602</text:p>
              </table:table-cell>
              <table:table-cell office:value-type="float" office:value="201.65879">
                <text:p>201.65879</text:p>
              </table:table-cell>
              <table:table-cell office:value-type="float" office:value="201.66176">
                <text:p>201.66176</text:p>
              </table:table-cell>
              <table:table-cell office:value-type="float" office:value="202.57973">
                <text:p>202.57973</text:p>
              </table:table-cell>
              <table:table-cell office:value-type="float" office:value="201.6565">
                <text:p>201.6565</text:p>
              </table:table-cell>
              <table:table-cell office:value-type="float" office:value="206.9028">
                <text:p>206.9028</text:p>
              </table:table-cell>
              <table:table-cell office:value-type="float" office:value="204.12563">
                <text:p>204.12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.62176">
                <text:p>202.62176</text:p>
              </table:table-cell>
              <table:table-cell office:value-type="float" office:value="202.6237">
                <text:p>202.6237</text:p>
              </table:table-cell>
              <table:table-cell office:value-type="float" office:value="205.95944">
                <text:p>205.95944</text:p>
              </table:table-cell>
              <table:table-cell office:value-type="float" office:value="205.97074">
                <text:p>205.97074</text:p>
              </table:table-cell>
              <table:table-cell office:value-type="float" office:value="200.71278">
                <text:p>200.71278</text:p>
              </table:table-cell>
              <table:table-cell office:value-type="float" office:value="200.71519">
                <text:p>200.71519</text:p>
              </table:table-cell>
              <table:table-cell office:value-type="float" office:value="200.72792">
                <text:p>200.72792</text:p>
              </table:table-cell>
              <table:table-cell office:value-type="float" office:value="201.63769">
                <text:p>201.63769</text:p>
              </table:table-cell>
              <table:table-cell office:value-type="float" office:value="200.71299">
                <text:p>200.71299</text:p>
              </table:table-cell>
              <table:table-cell office:value-type="float" office:value="205.96166">
                <text:p>205.96166</text:p>
              </table:table-cell>
              <table:table-cell office:value-type="float" office:value="203.17794">
                <text:p>203.17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.66153">
                <text:p>201.66153</text:p>
              </table:table-cell>
              <table:table-cell office:value-type="float" office:value="201.66405">
                <text:p>201.66405</text:p>
              </table:table-cell>
              <table:table-cell office:value-type="float" office:value="205.03448">
                <text:p>205.03448</text:p>
              </table:table-cell>
              <table:table-cell office:value-type="float" office:value="205.0269">
                <text:p>205.0269</text:p>
              </table:table-cell>
              <table:table-cell office:value-type="float" office:value="199.75977">
                <text:p>199.75977</text:p>
              </table:table-cell>
              <table:table-cell office:value-type="float" office:value="199.76191">
                <text:p>199.76191</text:p>
              </table:table-cell>
              <table:table-cell office:value-type="float" office:value="199.76528">
                <text:p>199.76528</text:p>
              </table:table-cell>
              <table:table-cell office:value-type="float" office:value="200.68763">
                <text:p>200.68763</text:p>
              </table:table-cell>
              <table:table-cell office:value-type="float" office:value="199.74987">
                <text:p>199.74987</text:p>
              </table:table-cell>
              <table:table-cell office:value-type="float" office:value="205.03754">
                <text:p>205.03754</text:p>
              </table:table-cell>
              <table:table-cell office:value-type="float" office:value="202.23746">
                <text:p>202.23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.72802">
                <text:p>200.72802</text:p>
              </table:table-cell>
              <table:table-cell office:value-type="float" office:value="200.73105">
                <text:p>200.73105</text:p>
              </table:table-cell>
              <table:table-cell office:value-type="float" office:value="204.08907">
                <text:p>204.08907</text:p>
              </table:table-cell>
              <table:table-cell office:value-type="float" office:value="204.09123">
                <text:p>204.09123</text:p>
              </table:table-cell>
              <table:table-cell office:value-type="float" office:value="198.80592">
                <text:p>198.80592</text:p>
              </table:table-cell>
              <table:table-cell office:value-type="float" office:value="198.80854">
                <text:p>198.80854</text:p>
              </table:table-cell>
              <table:table-cell office:value-type="float" office:value="198.81185">
                <text:p>198.81185</text:p>
              </table:table-cell>
              <table:table-cell office:value-type="float" office:value="199.74183">
                <text:p>199.74183</text:p>
              </table:table-cell>
              <table:table-cell office:value-type="float" office:value="198.80589">
                <text:p>198.80589</text:p>
              </table:table-cell>
              <table:table-cell office:value-type="float" office:value="204.09231">
                <text:p>204.09231</text:p>
              </table:table-cell>
              <table:table-cell office:value-type="float" office:value="201.287">
                <text:p>201.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.76466">
                <text:p>199.76466</text:p>
              </table:table-cell>
              <table:table-cell office:value-type="float" office:value="199.76886">
                <text:p>199.76886</text:p>
              </table:table-cell>
              <table:table-cell office:value-type="float" office:value="203.15117">
                <text:p>203.15117</text:p>
              </table:table-cell>
              <table:table-cell office:value-type="float" office:value="203.14331">
                <text:p>203.14331</text:p>
              </table:table-cell>
              <table:table-cell office:value-type="float" office:value="197.83721">
                <text:p>197.83721</text:p>
              </table:table-cell>
              <table:table-cell office:value-type="float" office:value="197.8402">
                <text:p>197.8402</text:p>
              </table:table-cell>
              <table:table-cell office:value-type="float" office:value="197.853">
                <text:p>197.853</text:p>
              </table:table-cell>
              <table:table-cell office:value-type="float" office:value="198.78845">
                <text:p>198.78845</text:p>
              </table:table-cell>
              <table:table-cell office:value-type="float" office:value="197.837">
                <text:p>197.837</text:p>
              </table:table-cell>
              <table:table-cell office:value-type="float" office:value="203.15463">
                <text:p>203.15463</text:p>
              </table:table-cell>
              <table:table-cell office:value-type="float" office:value="200.34284">
                <text:p>200.34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.81084">
                <text:p>198.81084</text:p>
              </table:table-cell>
              <table:table-cell office:value-type="float" office:value="198.81806">
                <text:p>198.81806</text:p>
              </table:table-cell>
              <table:table-cell office:value-type="float" office:value="202.20297">
                <text:p>202.20297</text:p>
              </table:table-cell>
              <table:table-cell office:value-type="float" office:value="202.20335">
                <text:p>202.20335</text:p>
              </table:table-cell>
              <table:table-cell office:value-type="float" office:value="196.88044">
                <text:p>196.88044</text:p>
              </table:table-cell>
              <table:table-cell office:value-type="float" office:value="196.88366">
                <text:p>196.88366</text:p>
              </table:table-cell>
              <table:table-cell office:value-type="float" office:value="196.89639">
                <text:p>196.89639</text:p>
              </table:table-cell>
              <table:table-cell office:value-type="float" office:value="197.84934">
                <text:p>197.84934</text:p>
              </table:table-cell>
              <table:table-cell office:value-type="float" office:value="196.8804">
                <text:p>196.8804</text:p>
              </table:table-cell>
              <table:table-cell office:value-type="float" office:value="202.20662">
                <text:p>202.20662</text:p>
              </table:table-cell>
              <table:table-cell office:value-type="float" office:value="199.3791">
                <text:p>199.3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.85205">
                <text:p>197.85205</text:p>
              </table:table-cell>
              <table:table-cell office:value-type="float" office:value="197.85944">
                <text:p>197.85944</text:p>
              </table:table-cell>
              <table:table-cell office:value-type="float" office:value="201.25987">
                <text:p>201.25987</text:p>
              </table:table-cell>
              <table:table-cell office:value-type="float" office:value="201.25373">
                <text:p>201.25373</text:p>
              </table:table-cell>
              <table:table-cell office:value-type="float" office:value="195.92992">
                <text:p>195.92992</text:p>
              </table:table-cell>
              <table:table-cell office:value-type="float" office:value="195.93315">
                <text:p>195.93315</text:p>
              </table:table-cell>
              <table:table-cell office:value-type="float" office:value="195.9363">
                <text:p>195.9363</text:p>
              </table:table-cell>
              <table:table-cell office:value-type="float" office:value="196.89039">
                <text:p>196.89039</text:p>
              </table:table-cell>
              <table:table-cell office:value-type="float" office:value="195.91993">
                <text:p>195.91993</text:p>
              </table:table-cell>
              <table:table-cell office:value-type="float" office:value="201.26389">
                <text:p>201.26389</text:p>
              </table:table-cell>
              <table:table-cell office:value-type="float" office:value="198.43432">
                <text:p>198.43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.89531">
                <text:p>196.89531</text:p>
              </table:table-cell>
              <table:table-cell office:value-type="float" office:value="196.90286">
                <text:p>196.90286</text:p>
              </table:table-cell>
              <table:table-cell office:value-type="float" office:value="200.30902">
                <text:p>200.30902</text:p>
              </table:table-cell>
              <table:table-cell office:value-type="float" office:value="200.30858">
                <text:p>200.30858</text:p>
              </table:table-cell>
              <table:table-cell office:value-type="float" office:value="194.97078">
                <text:p>194.97078</text:p>
              </table:table-cell>
              <table:table-cell office:value-type="float" office:value="194.97376">
                <text:p>194.97376</text:p>
              </table:table-cell>
              <table:table-cell office:value-type="float" office:value="194.97749">
                <text:p>194.97749</text:p>
              </table:table-cell>
              <table:table-cell office:value-type="float" office:value="195.93183">
                <text:p>195.93183</text:p>
              </table:table-cell>
              <table:table-cell office:value-type="float" office:value="194.97052">
                <text:p>194.97052</text:p>
              </table:table-cell>
              <table:table-cell office:value-type="float" office:value="200.31325">
                <text:p>200.31325</text:p>
              </table:table-cell>
              <table:table-cell office:value-type="float" office:value="197.46496">
                <text:p>197.46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93471">
                <text:p>195.93471</text:p>
              </table:table-cell>
              <table:table-cell office:value-type="float" office:value="195.94268">
                <text:p>195.94268</text:p>
              </table:table-cell>
              <table:table-cell office:value-type="float" office:value="199.36223">
                <text:p>199.36223</text:p>
              </table:table-cell>
              <table:table-cell office:value-type="float" office:value="199.35569">
                <text:p>199.35569</text:p>
              </table:table-cell>
              <table:table-cell office:value-type="float" office:value="194.00818">
                <text:p>194.00818</text:p>
              </table:table-cell>
              <table:table-cell office:value-type="float" office:value="194.01119">
                <text:p>194.01119</text:p>
              </table:table-cell>
              <table:table-cell office:value-type="float" office:value="194.01539">
                <text:p>194.01539</text:p>
              </table:table-cell>
              <table:table-cell office:value-type="float" office:value="194.97048">
                <text:p>194.97048</text:p>
              </table:table-cell>
              <table:table-cell office:value-type="float" office:value="194.0077">
                <text:p>194.0077</text:p>
              </table:table-cell>
              <table:table-cell office:value-type="float" office:value="199.36665">
                <text:p>199.36665</text:p>
              </table:table-cell>
              <table:table-cell office:value-type="float" office:value="196.50734">
                <text:p>196.50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.9754">
                <text:p>194.9754</text:p>
              </table:table-cell>
              <table:table-cell office:value-type="float" office:value="194.99355">
                <text:p>194.99355</text:p>
              </table:table-cell>
              <table:table-cell office:value-type="float" office:value="198.40812">
                <text:p>198.40812</text:p>
              </table:table-cell>
              <table:table-cell office:value-type="float" office:value="198.41714">
                <text:p>198.41714</text:p>
              </table:table-cell>
              <table:table-cell office:value-type="float" office:value="193.03939">
                <text:p>193.03939</text:p>
              </table:table-cell>
              <table:table-cell office:value-type="float" office:value="193.04221">
                <text:p>193.04221</text:p>
              </table:table-cell>
              <table:table-cell office:value-type="float" office:value="193.04723">
                <text:p>193.04723</text:p>
              </table:table-cell>
              <table:table-cell office:value-type="float" office:value="194.01005">
                <text:p>194.01005</text:p>
              </table:table-cell>
              <table:table-cell office:value-type="float" office:value="193.03913">
                <text:p>193.03913</text:p>
              </table:table-cell>
              <table:table-cell office:value-type="float" office:value="198.41275">
                <text:p>198.41275</text:p>
              </table:table-cell>
              <table:table-cell office:value-type="float" office:value="195.54651">
                <text:p>195.54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.01263">
                <text:p>194.01263</text:p>
              </table:table-cell>
              <table:table-cell office:value-type="float" office:value="194.03133">
                <text:p>194.03133</text:p>
              </table:table-cell>
              <table:table-cell office:value-type="float" office:value="197.46683">
                <text:p>197.46683</text:p>
              </table:table-cell>
              <table:table-cell office:value-type="float" office:value="197.46133">
                <text:p>197.46133</text:p>
              </table:table-cell>
              <table:table-cell office:value-type="float" office:value="192.07167">
                <text:p>192.07167</text:p>
              </table:table-cell>
              <table:table-cell office:value-type="float" office:value="192.07394">
                <text:p>192.07394</text:p>
              </table:table-cell>
              <table:table-cell office:value-type="float" office:value="192.07957">
                <text:p>192.07957</text:p>
              </table:table-cell>
              <table:table-cell office:value-type="float" office:value="193.04632">
                <text:p>193.04632</text:p>
              </table:table-cell>
              <table:table-cell office:value-type="float" office:value="192.07133">
                <text:p>192.07133</text:p>
              </table:table-cell>
              <table:table-cell office:value-type="float" office:value="197.47137">
                <text:p>197.47137</text:p>
              </table:table-cell>
              <table:table-cell office:value-type="float" office:value="194.59638">
                <text:p>194.59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.04416">
                <text:p>193.04416</text:p>
              </table:table-cell>
              <table:table-cell office:value-type="float" office:value="193.06302">
                <text:p>193.06302</text:p>
              </table:table-cell>
              <table:table-cell office:value-type="float" office:value="196.50646">
                <text:p>196.50646</text:p>
              </table:table-cell>
              <table:table-cell office:value-type="float" office:value="196.50373">
                <text:p>196.50373</text:p>
              </table:table-cell>
              <table:table-cell office:value-type="float" office:value="191.10116">
                <text:p>191.10116</text:p>
              </table:table-cell>
              <table:table-cell office:value-type="float" office:value="191.10349">
                <text:p>191.10349</text:p>
              </table:table-cell>
              <table:table-cell office:value-type="float" office:value="191.10977">
                <text:p>191.10977</text:p>
              </table:table-cell>
              <table:table-cell office:value-type="float" office:value="192.0892">
                <text:p>192.0892</text:p>
              </table:table-cell>
              <table:table-cell office:value-type="float" office:value="191.10078">
                <text:p>191.10078</text:p>
              </table:table-cell>
              <table:table-cell office:value-type="float" office:value="196.51105">
                <text:p>196.51105</text:p>
              </table:table-cell>
              <table:table-cell office:value-type="float" office:value="193.63055">
                <text:p>193.63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.07644">
                <text:p>192.07644</text:p>
              </table:table-cell>
              <table:table-cell office:value-type="float" office:value="192.0955">
                <text:p>192.0955</text:p>
              </table:table-cell>
              <table:table-cell office:value-type="float" office:value="195.54705">
                <text:p>195.54705</text:p>
              </table:table-cell>
              <table:table-cell office:value-type="float" office:value="195.54255">
                <text:p>195.54255</text:p>
              </table:table-cell>
              <table:table-cell office:value-type="float" office:value="190.13152">
                <text:p>190.13152</text:p>
              </table:table-cell>
              <table:table-cell office:value-type="float" office:value="190.13403">
                <text:p>190.13403</text:p>
              </table:table-cell>
              <table:table-cell office:value-type="float" office:value="190.14039">
                <text:p>190.14039</text:p>
              </table:table-cell>
              <table:table-cell office:value-type="float" office:value="191.11971">
                <text:p>191.11971</text:p>
              </table:table-cell>
              <table:table-cell office:value-type="float" office:value="190.13135">
                <text:p>190.13135</text:p>
              </table:table-cell>
              <table:table-cell office:value-type="float" office:value="195.55185">
                <text:p>195.55185</text:p>
              </table:table-cell>
              <table:table-cell office:value-type="float" office:value="192.66194">
                <text:p>192.66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.10601">
                <text:p>191.10601</text:p>
              </table:table-cell>
              <table:table-cell office:value-type="float" office:value="191.12534">
                <text:p>191.12534</text:p>
              </table:table-cell>
              <table:table-cell office:value-type="float" office:value="194.58536">
                <text:p>194.58536</text:p>
              </table:table-cell>
              <table:table-cell office:value-type="float" office:value="194.59258">
                <text:p>194.59258</text:p>
              </table:table-cell>
              <table:table-cell office:value-type="float" office:value="189.15717">
                <text:p>189.15717</text:p>
              </table:table-cell>
              <table:table-cell office:value-type="float" office:value="189.15875">
                <text:p>189.15875</text:p>
              </table:table-cell>
              <table:table-cell office:value-type="float" office:value="189.16632">
                <text:p>189.16632</text:p>
              </table:table-cell>
              <table:table-cell office:value-type="float" office:value="190.14821">
                <text:p>190.14821</text:p>
              </table:table-cell>
              <table:table-cell office:value-type="float" office:value="189.15595">
                <text:p>189.15595</text:p>
              </table:table-cell>
              <table:table-cell office:value-type="float" office:value="194.59013">
                <text:p>194.59013</text:p>
              </table:table-cell>
              <table:table-cell office:value-type="float" office:value="191.69314">
                <text:p>191.69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.13659">
                <text:p>190.13659</text:p>
              </table:table-cell>
              <table:table-cell office:value-type="float" office:value="190.15678">
                <text:p>190.15678</text:p>
              </table:table-cell>
              <table:table-cell office:value-type="float" office:value="193.6231">
                <text:p>193.6231</text:p>
              </table:table-cell>
              <table:table-cell office:value-type="float" office:value="193.62002">
                <text:p>193.62002</text:p>
              </table:table-cell>
              <table:table-cell office:value-type="float" office:value="188.18239">
                <text:p>188.18239</text:p>
              </table:table-cell>
              <table:table-cell office:value-type="float" office:value="188.18371">
                <text:p>188.18371</text:p>
              </table:table-cell>
              <table:table-cell office:value-type="float" office:value="188.20153">
                <text:p>188.20153</text:p>
              </table:table-cell>
              <table:table-cell office:value-type="float" office:value="189.1779">
                <text:p>189.1779</text:p>
              </table:table-cell>
              <table:table-cell office:value-type="float" office:value="188.18099">
                <text:p>188.18099</text:p>
              </table:table-cell>
              <table:table-cell office:value-type="float" office:value="193.62811">
                <text:p>193.62811</text:p>
              </table:table-cell>
              <table:table-cell office:value-type="float" office:value="190.72326">
                <text:p>190.72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.1622">
                <text:p>189.1622</text:p>
              </table:table-cell>
              <table:table-cell office:value-type="float" office:value="189.18137">
                <text:p>189.18137</text:p>
              </table:table-cell>
              <table:table-cell office:value-type="float" office:value="192.65986">
                <text:p>192.65986</text:p>
              </table:table-cell>
              <table:table-cell office:value-type="float" office:value="192.66536">
                <text:p>192.66536</text:p>
              </table:table-cell>
              <table:table-cell office:value-type="float" office:value="187.21292">
                <text:p>187.21292</text:p>
              </table:table-cell>
              <table:table-cell office:value-type="float" office:value="187.21419">
                <text:p>187.21419</text:p>
              </table:table-cell>
              <table:table-cell office:value-type="float" office:value="187.22286">
                <text:p>187.22286</text:p>
              </table:table-cell>
              <table:table-cell office:value-type="float" office:value="188.40679">
                <text:p>188.40679</text:p>
              </table:table-cell>
              <table:table-cell office:value-type="float" office:value="187.21178">
                <text:p>187.21178</text:p>
              </table:table-cell>
              <table:table-cell office:value-type="float" office:value="192.6648">
                <text:p>192.6648</text:p>
              </table:table-cell>
              <table:table-cell office:value-type="float" office:value="189.75301">
                <text:p>189.75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8.19732">
                <text:p>188.19732</text:p>
              </table:table-cell>
              <table:table-cell office:value-type="float" office:value="188.20633">
                <text:p>188.20633</text:p>
              </table:table-cell>
              <table:table-cell office:value-type="float" office:value="191.69207">
                <text:p>191.69207</text:p>
              </table:table-cell>
              <table:table-cell office:value-type="float" office:value="191.69719">
                <text:p>191.69719</text:p>
              </table:table-cell>
              <table:table-cell office:value-type="float" office:value="186.23729">
                <text:p>186.23729</text:p>
              </table:table-cell>
              <table:table-cell office:value-type="float" office:value="186.2385">
                <text:p>186.2385</text:p>
              </table:table-cell>
              <table:table-cell office:value-type="float" office:value="186.24757">
                <text:p>186.24757</text:p>
              </table:table-cell>
              <table:table-cell office:value-type="float" office:value="187.23457">
                <text:p>187.23457</text:p>
              </table:table-cell>
              <table:table-cell office:value-type="float" office:value="186.23615">
                <text:p>186.23615</text:p>
              </table:table-cell>
              <table:table-cell office:value-type="float" office:value="191.70595">
                <text:p>191.70595</text:p>
              </table:table-cell>
              <table:table-cell office:value-type="float" office:value="188.7754">
                <text:p>188.7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.21809">
                <text:p>187.21809</text:p>
              </table:table-cell>
              <table:table-cell office:value-type="float" office:value="187.23737">
                <text:p>187.23737</text:p>
              </table:table-cell>
              <table:table-cell office:value-type="float" office:value="190.73194">
                <text:p>190.73194</text:p>
              </table:table-cell>
              <table:table-cell office:value-type="float" office:value="190.72563">
                <text:p>190.72563</text:p>
              </table:table-cell>
              <table:table-cell office:value-type="float" office:value="185.25114">
                <text:p>185.25114</text:p>
              </table:table-cell>
              <table:table-cell office:value-type="float" office:value="185.25226">
                <text:p>185.25226</text:p>
              </table:table-cell>
              <table:table-cell office:value-type="float" office:value="185.27166">
                <text:p>185.27166</text:p>
              </table:table-cell>
              <table:table-cell office:value-type="float" office:value="186.45128">
                <text:p>186.45128</text:p>
              </table:table-cell>
              <table:table-cell office:value-type="float" office:value="185.24997">
                <text:p>185.24997</text:p>
              </table:table-cell>
              <table:table-cell office:value-type="float" office:value="190.73709">
                <text:p>190.73709</text:p>
              </table:table-cell>
              <table:table-cell office:value-type="float" office:value="187.79951">
                <text:p>187.79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.24235">
                <text:p>186.24235</text:p>
              </table:table-cell>
              <table:table-cell office:value-type="float" office:value="186.26212">
                <text:p>186.26212</text:p>
              </table:table-cell>
              <table:table-cell office:value-type="float" office:value="189.7605">
                <text:p>189.7605</text:p>
              </table:table-cell>
              <table:table-cell office:value-type="float" office:value="189.76559">
                <text:p>189.76559</text:p>
              </table:table-cell>
              <table:table-cell office:value-type="float" office:value="184.26994">
                <text:p>184.26994</text:p>
              </table:table-cell>
              <table:table-cell office:value-type="float" office:value="184.27155">
                <text:p>184.27155</text:p>
              </table:table-cell>
              <table:table-cell office:value-type="float" office:value="184.29109">
                <text:p>184.29109</text:p>
              </table:table-cell>
              <table:table-cell office:value-type="float" office:value="185.2881">
                <text:p>185.2881</text:p>
              </table:table-cell>
              <table:table-cell office:value-type="float" office:value="184.26917">
                <text:p>184.26917</text:p>
              </table:table-cell>
              <table:table-cell office:value-type="float" office:value="189.76508">
                <text:p>189.76508</text:p>
              </table:table-cell>
              <table:table-cell office:value-type="float" office:value="186.8311">
                <text:p>186.8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.26616">
                <text:p>185.26616</text:p>
              </table:table-cell>
              <table:table-cell office:value-type="float" office:value="185.27656">
                <text:p>185.27656</text:p>
              </table:table-cell>
              <table:table-cell office:value-type="float" office:value="188.78961">
                <text:p>188.78961</text:p>
              </table:table-cell>
              <table:table-cell office:value-type="float" office:value="188.79126">
                <text:p>188.79126</text:p>
              </table:table-cell>
              <table:table-cell office:value-type="float" office:value="183.2933">
                <text:p>183.2933</text:p>
              </table:table-cell>
              <table:table-cell office:value-type="float" office:value="183.28489">
                <text:p>183.28489</text:p>
              </table:table-cell>
              <table:table-cell office:value-type="float" office:value="183.31486">
                <text:p>183.31486</text:p>
              </table:table-cell>
              <table:table-cell office:value-type="float" office:value="184.49915">
                <text:p>184.49915</text:p>
              </table:table-cell>
              <table:table-cell office:value-type="float" office:value="183.49046">
                <text:p>183.49046</text:p>
              </table:table-cell>
              <table:table-cell office:value-type="float" office:value="188.80448">
                <text:p>188.80448</text:p>
              </table:table-cell>
              <table:table-cell office:value-type="float" office:value="185.8525">
                <text:p>185.8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28522">
                <text:p>184.28522</text:p>
              </table:table-cell>
              <table:table-cell office:value-type="float" office:value="184.29685">
                <text:p>184.29685</text:p>
              </table:table-cell>
              <table:table-cell office:value-type="float" office:value="187.82244">
                <text:p>187.82244</text:p>
              </table:table-cell>
              <table:table-cell office:value-type="float" office:value="187.81603">
                <text:p>187.81603</text:p>
              </table:table-cell>
              <table:table-cell office:value-type="float" office:value="182.31158">
                <text:p>182.31158</text:p>
              </table:table-cell>
              <table:table-cell office:value-type="float" office:value="182.31246">
                <text:p>182.31246</text:p>
              </table:table-cell>
              <table:table-cell office:value-type="float" office:value="182.33355">
                <text:p>182.33355</text:p>
              </table:table-cell>
              <table:table-cell office:value-type="float" office:value="183.32958">
                <text:p>183.32958</text:p>
              </table:table-cell>
              <table:table-cell office:value-type="float" office:value="182.3093">
                <text:p>182.3093</text:p>
              </table:table-cell>
              <table:table-cell office:value-type="float" office:value="187.82667">
                <text:p>187.82667</text:p>
              </table:table-cell>
              <table:table-cell office:value-type="float" office:value="184.86589">
                <text:p>184.86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29887">
                <text:p>183.29887</text:p>
              </table:table-cell>
              <table:table-cell office:value-type="float" office:value="183.32049">
                <text:p>183.32049</text:p>
              </table:table-cell>
              <table:table-cell office:value-type="float" office:value="186.84649">
                <text:p>186.84649</text:p>
              </table:table-cell>
              <table:table-cell office:value-type="float" office:value="186.84571">
                <text:p>186.84571</text:p>
              </table:table-cell>
              <table:table-cell office:value-type="float" office:value="181.32931">
                <text:p>181.32931</text:p>
              </table:table-cell>
              <table:table-cell office:value-type="float" office:value="181.31987">
                <text:p>181.31987</text:p>
              </table:table-cell>
              <table:table-cell office:value-type="float" office:value="181.35155">
                <text:p>181.35155</text:p>
              </table:table-cell>
              <table:table-cell office:value-type="float" office:value="182.55042">
                <text:p>182.55042</text:p>
              </table:table-cell>
              <table:table-cell office:value-type="float" office:value="181.52739">
                <text:p>181.52739</text:p>
              </table:table-cell>
              <table:table-cell office:value-type="float" office:value="186.85097">
                <text:p>186.85097</text:p>
              </table:table-cell>
              <table:table-cell office:value-type="float" office:value="183.88618">
                <text:p>183.88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.32725">
                <text:p>182.32725</text:p>
              </table:table-cell>
              <table:table-cell office:value-type="float" office:value="182.3383">
                <text:p>182.3383</text:p>
              </table:table-cell>
              <table:table-cell office:value-type="float" office:value="185.86584">
                <text:p>185.86584</text:p>
              </table:table-cell>
              <table:table-cell office:value-type="float" office:value="185.87001">
                <text:p>185.87001</text:p>
              </table:table-cell>
              <table:table-cell office:value-type="float" office:value="180.35486">
                <text:p>180.35486</text:p>
              </table:table-cell>
              <table:table-cell office:value-type="float" office:value="180.34551">
                <text:p>180.34551</text:p>
              </table:table-cell>
              <table:table-cell office:value-type="float" office:value="180.37778">
                <text:p>180.37778</text:p>
              </table:table-cell>
              <table:table-cell office:value-type="float" office:value="181.37946">
                <text:p>181.37946</text:p>
              </table:table-cell>
              <table:table-cell office:value-type="float" office:value="180.35364">
                <text:p>180.35364</text:p>
              </table:table-cell>
              <table:table-cell office:value-type="float" office:value="185.88061">
                <text:p>185.88061</text:p>
              </table:table-cell>
              <table:table-cell office:value-type="float" office:value="182.90853">
                <text:p>182.90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.33488">
                <text:p>181.33488</text:p>
              </table:table-cell>
              <table:table-cell office:value-type="float" office:value="181.35745">
                <text:p>181.35745</text:p>
              </table:table-cell>
              <table:table-cell office:value-type="float" office:value="184.8963">
                <text:p>184.8963</text:p>
              </table:table-cell>
              <table:table-cell office:value-type="float" office:value="185.09493">
                <text:p>185.09493</text:p>
              </table:table-cell>
              <table:table-cell office:value-type="float" office:value="179.37268">
                <text:p>179.37268</text:p>
              </table:table-cell>
              <table:table-cell office:value-type="float" office:value="179.36326">
                <text:p>179.36326</text:p>
              </table:table-cell>
              <table:table-cell office:value-type="float" office:value="179.39633">
                <text:p>179.39633</text:p>
              </table:table-cell>
              <table:table-cell office:value-type="float" office:value="180.59701">
                <text:p>180.59701</text:p>
              </table:table-cell>
              <table:table-cell office:value-type="float" office:value="179.5713">
                <text:p>179.5713</text:p>
              </table:table-cell>
              <table:table-cell office:value-type="float" office:value="184.91026">
                <text:p>184.91026</text:p>
              </table:table-cell>
              <table:table-cell office:value-type="float" office:value="181.92467">
                <text:p>181.92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.3604">
                <text:p>180.3604</text:p>
              </table:table-cell>
              <table:table-cell office:value-type="float" office:value="180.38349">
                <text:p>180.38349</text:p>
              </table:table-cell>
              <table:table-cell office:value-type="float" office:value="183.91786">
                <text:p>183.91786</text:p>
              </table:table-cell>
              <table:table-cell office:value-type="float" office:value="183.91566">
                <text:p>183.91566</text:p>
              </table:table-cell>
              <table:table-cell office:value-type="float" office:value="178.38849">
                <text:p>178.38849</text:p>
              </table:table-cell>
              <table:table-cell office:value-type="float" office:value="178.38818">
                <text:p>178.38818</text:p>
              </table:table-cell>
              <table:table-cell office:value-type="float" office:value="178.42223">
                <text:p>178.42223</text:p>
              </table:table-cell>
              <table:table-cell office:value-type="float" office:value="179.42414">
                <text:p>179.42414</text:p>
              </table:table-cell>
              <table:table-cell office:value-type="float" office:value="178.58854">
                <text:p>178.58854</text:p>
              </table:table-cell>
              <table:table-cell office:value-type="float" office:value="183.92237">
                <text:p>183.92237</text:p>
              </table:table-cell>
              <table:table-cell office:value-type="float" office:value="180.94306">
                <text:p>180.9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.37819">
                <text:p>179.37819</text:p>
              </table:table-cell>
              <table:table-cell office:value-type="float" office:value="179.40094">
                <text:p>179.40094</text:p>
              </table:table-cell>
              <table:table-cell office:value-type="float" office:value="182.93609">
                <text:p>182.93609</text:p>
              </table:table-cell>
              <table:table-cell office:value-type="float" office:value="183.13616">
                <text:p>183.13616</text:p>
              </table:table-cell>
              <table:table-cell office:value-type="float" office:value="177.42151">
                <text:p>177.42151</text:p>
              </table:table-cell>
              <table:table-cell office:value-type="float" office:value="177.41242">
                <text:p>177.41242</text:p>
              </table:table-cell>
              <table:table-cell office:value-type="float" office:value="177.44554">
                <text:p>177.44554</text:p>
              </table:table-cell>
              <table:table-cell office:value-type="float" office:value="178.64146">
                <text:p>178.64146</text:p>
              </table:table-cell>
              <table:table-cell office:value-type="float" office:value="177.61833">
                <text:p>177.61833</text:p>
              </table:table-cell>
              <table:table-cell office:value-type="float" office:value="182.95085">
                <text:p>182.95085</text:p>
              </table:table-cell>
              <table:table-cell office:value-type="float" office:value="179.96774">
                <text:p>179.96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.40408">
                <text:p>178.40408</text:p>
              </table:table-cell>
              <table:table-cell office:value-type="float" office:value="178.42736">
                <text:p>178.42736</text:p>
              </table:table-cell>
              <table:table-cell office:value-type="float" office:value="181.95749">
                <text:p>181.95749</text:p>
              </table:table-cell>
              <table:table-cell office:value-type="float" office:value="181.96644">
                <text:p>181.96644</text:p>
              </table:table-cell>
              <table:table-cell office:value-type="float" office:value="176.44005">
                <text:p>176.44005</text:p>
              </table:table-cell>
              <table:table-cell office:value-type="float" office:value="176.63296">
                <text:p>176.63296</text:p>
              </table:table-cell>
              <table:table-cell office:value-type="float" office:value="176.46502">
                <text:p>176.46502</text:p>
              </table:table-cell>
              <table:table-cell office:value-type="float" office:value="177.48195">
                <text:p>177.48195</text:p>
              </table:table-cell>
              <table:table-cell office:value-type="float" office:value="176.64161">
                <text:p>176.64161</text:p>
              </table:table-cell>
              <table:table-cell office:value-type="float" office:value="181.97264">
                <text:p>181.97264</text:p>
              </table:table-cell>
              <table:table-cell office:value-type="float" office:value="178.98511">
                <text:p>178.98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7.42715">
                <text:p>177.42715</text:p>
              </table:table-cell>
              <table:table-cell office:value-type="float" office:value="177.45122">
                <text:p>177.45122</text:p>
              </table:table-cell>
              <table:table-cell office:value-type="float" office:value="180.98447">
                <text:p>180.98447</text:p>
              </table:table-cell>
              <table:table-cell office:value-type="float" office:value="181.17663">
                <text:p>181.17663</text:p>
              </table:table-cell>
              <table:table-cell office:value-type="float" office:value="175.44428">
                <text:p>175.44428</text:p>
              </table:table-cell>
              <table:table-cell office:value-type="float" office:value="175.44378">
                <text:p>175.44378</text:p>
              </table:table-cell>
              <table:table-cell office:value-type="float" office:value="175.47878">
                <text:p>175.47878</text:p>
              </table:table-cell>
              <table:table-cell office:value-type="float" office:value="176.70367">
                <text:p>176.70367</text:p>
              </table:table-cell>
              <table:table-cell office:value-type="float" office:value="175.65004">
                <text:p>175.65004</text:p>
              </table:table-cell>
              <table:table-cell office:value-type="float" office:value="180.98961">
                <text:p>180.98961</text:p>
              </table:table-cell>
              <table:table-cell office:value-type="float" office:value="178.01292">
                <text:p>178.0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44622">
                <text:p>176.44622</text:p>
              </table:table-cell>
              <table:table-cell office:value-type="float" office:value="176.47116">
                <text:p>176.47116</text:p>
              </table:table-cell>
              <table:table-cell office:value-type="float" office:value="180.00343">
                <text:p>180.00343</text:p>
              </table:table-cell>
              <table:table-cell office:value-type="float" office:value="180.00387">
                <text:p>180.00387</text:p>
              </table:table-cell>
              <table:table-cell office:value-type="float" office:value="174.45679">
                <text:p>174.45679</text:p>
              </table:table-cell>
              <table:table-cell office:value-type="float" office:value="174.6575">
                <text:p>174.6575</text:p>
              </table:table-cell>
              <table:table-cell office:value-type="float" office:value="174.49227">
                <text:p>174.49227</text:p>
              </table:table-cell>
              <table:table-cell office:value-type="float" office:value="175.51546">
                <text:p>175.51546</text:p>
              </table:table-cell>
              <table:table-cell office:value-type="float" office:value="174.65619">
                <text:p>174.65619</text:p>
              </table:table-cell>
              <table:table-cell office:value-type="float" office:value="180.00851">
                <text:p>180.00851</text:p>
              </table:table-cell>
              <table:table-cell office:value-type="float" office:value="177.03607">
                <text:p>177.03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.4604">
                <text:p>175.4604</text:p>
              </table:table-cell>
              <table:table-cell office:value-type="float" office:value="175.48509">
                <text:p>175.48509</text:p>
              </table:table-cell>
              <table:table-cell office:value-type="float" office:value="179.0299">
                <text:p>179.0299</text:p>
              </table:table-cell>
              <table:table-cell office:value-type="float" office:value="179.23278">
                <text:p>179.23278</text:p>
              </table:table-cell>
              <table:table-cell office:value-type="float" office:value="173.47579">
                <text:p>173.47579</text:p>
              </table:table-cell>
              <table:table-cell office:value-type="float" office:value="173.47486">
                <text:p>173.47486</text:p>
              </table:table-cell>
              <table:table-cell office:value-type="float" office:value="173.50062">
                <text:p>173.50062</text:p>
              </table:table-cell>
              <table:table-cell office:value-type="float" office:value="174.72649">
                <text:p>174.72649</text:p>
              </table:table-cell>
              <table:table-cell office:value-type="float" office:value="173.66861">
                <text:p>173.66861</text:p>
              </table:table-cell>
              <table:table-cell office:value-type="float" office:value="179.0453">
                <text:p>179.0453</text:p>
              </table:table-cell>
              <table:table-cell office:value-type="float" office:value="176.04457">
                <text:p>176.04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.47297">
                <text:p>174.47297</text:p>
              </table:table-cell>
              <table:table-cell office:value-type="float" office:value="174.49783">
                <text:p>174.49783</text:p>
              </table:table-cell>
              <table:table-cell office:value-type="float" office:value="178.04977">
                <text:p>178.04977</text:p>
              </table:table-cell>
              <table:table-cell office:value-type="float" office:value="178.05957">
                <text:p>178.05957</text:p>
              </table:table-cell>
              <table:table-cell office:value-type="float" office:value="172.47734">
                <text:p>172.47734</text:p>
              </table:table-cell>
              <table:table-cell office:value-type="float" office:value="172.67847">
                <text:p>172.67847</text:p>
              </table:table-cell>
              <table:table-cell office:value-type="float" office:value="172.51197">
                <text:p>172.51197</text:p>
              </table:table-cell>
              <table:table-cell office:value-type="float" office:value="173.74418">
                <text:p>173.74418</text:p>
              </table:table-cell>
              <table:table-cell office:value-type="float" office:value="172.68733">
                <text:p>172.68733</text:p>
              </table:table-cell>
              <table:table-cell office:value-type="float" office:value="178.06549">
                <text:p>178.06549</text:p>
              </table:table-cell>
              <table:table-cell office:value-type="float" office:value="175.05864">
                <text:p>175.05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.4823">
                <text:p>173.4823</text:p>
              </table:table-cell>
              <table:table-cell office:value-type="float" office:value="173.51646">
                <text:p>173.51646</text:p>
              </table:table-cell>
              <table:table-cell office:value-type="float" office:value="177.0895">
                <text:p>177.0895</text:p>
              </table:table-cell>
              <table:table-cell office:value-type="float" office:value="177.27872">
                <text:p>177.27872</text:p>
              </table:table-cell>
              <table:table-cell office:value-type="float" office:value="171.4956">
                <text:p>171.4956</text:p>
              </table:table-cell>
              <table:table-cell office:value-type="float" office:value="171.49463">
                <text:p>171.49463</text:p>
              </table:table-cell>
              <table:table-cell office:value-type="float" office:value="171.53226">
                <text:p>171.53226</text:p>
              </table:table-cell>
              <table:table-cell office:value-type="float" office:value="172.75677">
                <text:p>172.75677</text:p>
              </table:table-cell>
              <table:table-cell office:value-type="float" office:value="171.6986">
                <text:p>171.6986</text:p>
              </table:table-cell>
              <table:table-cell office:value-type="float" office:value="177.10528">
                <text:p>177.10528</text:p>
              </table:table-cell>
              <table:table-cell office:value-type="float" office:value="174.07109">
                <text:p>174.07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.49391">
                <text:p>172.49391</text:p>
              </table:table-cell>
              <table:table-cell office:value-type="float" office:value="172.51766">
                <text:p>172.51766</text:p>
              </table:table-cell>
              <table:table-cell office:value-type="float" office:value="176.10386">
                <text:p>176.10386</text:p>
              </table:table-cell>
              <table:table-cell office:value-type="float" office:value="176.10153">
                <text:p>176.10153</text:p>
              </table:table-cell>
              <table:table-cell office:value-type="float" office:value="170.51046">
                <text:p>170.51046</text:p>
              </table:table-cell>
              <table:table-cell office:value-type="float" office:value="170.71174">
                <text:p>170.71174</text:p>
              </table:table-cell>
              <table:table-cell office:value-type="float" office:value="170.54747">
                <text:p>170.54747</text:p>
              </table:table-cell>
              <table:table-cell office:value-type="float" office:value="171.76479">
                <text:p>171.76479</text:p>
              </table:table-cell>
              <table:table-cell office:value-type="float" office:value="170.7108">
                <text:p>170.7108</text:p>
              </table:table-cell>
              <table:table-cell office:value-type="float" office:value="176.11999">
                <text:p>176.11999</text:p>
              </table:table-cell>
              <table:table-cell office:value-type="float" office:value="173.07911">
                <text:p>173.079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.51193">
                <text:p>171.51193</text:p>
              </table:table-cell>
              <table:table-cell office:value-type="float" office:value="171.73076">
                <text:p>171.73076</text:p>
              </table:table-cell>
              <table:table-cell office:value-type="float" office:value="175.12293">
                <text:p>175.12293</text:p>
              </table:table-cell>
              <table:table-cell office:value-type="float" office:value="175.31324">
                <text:p>175.31324</text:p>
              </table:table-cell>
              <table:table-cell office:value-type="float" office:value="169.52223">
                <text:p>169.52223</text:p>
              </table:table-cell>
              <table:table-cell office:value-type="float" office:value="169.53137">
                <text:p>169.53137</text:p>
              </table:table-cell>
              <table:table-cell office:value-type="float" office:value="169.55957">
                <text:p>169.55957</text:p>
              </table:table-cell>
              <table:table-cell office:value-type="float" office:value="170.78878">
                <text:p>170.78878</text:p>
              </table:table-cell>
              <table:table-cell office:value-type="float" office:value="169.72571">
                <text:p>169.72571</text:p>
              </table:table-cell>
              <table:table-cell office:value-type="float" office:value="175.1392">
                <text:p>175.1392</text:p>
              </table:table-cell>
              <table:table-cell office:value-type="float" office:value="172.09149">
                <text:p>172.09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.51689">
                <text:p>170.51689</text:p>
              </table:table-cell>
              <table:table-cell office:value-type="float" office:value="170.55174">
                <text:p>170.55174</text:p>
              </table:table-cell>
              <table:table-cell office:value-type="float" office:value="174.13775">
                <text:p>174.13775</text:p>
              </table:table-cell>
              <table:table-cell office:value-type="float" office:value="174.12741">
                <text:p>174.12741</text:p>
              </table:table-cell>
              <table:table-cell office:value-type="float" office:value="168.54697">
                <text:p>168.54697</text:p>
              </table:table-cell>
              <table:table-cell office:value-type="float" office:value="168.73739">
                <text:p>168.73739</text:p>
              </table:table-cell>
              <table:table-cell office:value-type="float" office:value="168.57461">
                <text:p>168.57461</text:p>
              </table:table-cell>
              <table:table-cell office:value-type="float" office:value="169.80185">
                <text:p>169.80185</text:p>
              </table:table-cell>
              <table:table-cell office:value-type="float" office:value="168.74662">
                <text:p>168.74662</text:p>
              </table:table-cell>
              <table:table-cell office:value-type="float" office:value="174.14337">
                <text:p>174.14337</text:p>
              </table:table-cell>
              <table:table-cell office:value-type="float" office:value="171.11144">
                <text:p>171.11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.53861">
                <text:p>169.53861</text:p>
              </table:table-cell>
              <table:table-cell office:value-type="float" office:value="169.75877">
                <text:p>169.75877</text:p>
              </table:table-cell>
              <table:table-cell office:value-type="float" office:value="173.15055">
                <text:p>173.15055</text:p>
              </table:table-cell>
              <table:table-cell office:value-type="float" office:value="173.34256">
                <text:p>173.34256</text:p>
              </table:table-cell>
              <table:table-cell office:value-type="float" office:value="167.5583">
                <text:p>167.5583</text:p>
              </table:table-cell>
              <table:table-cell office:value-type="float" office:value="167.56802">
                <text:p>167.56802</text:p>
              </table:table-cell>
              <table:table-cell office:value-type="float" office:value="167.59831">
                <text:p>167.59831</text:p>
              </table:table-cell>
              <table:table-cell office:value-type="float" office:value="168.81661">
                <text:p>168.81661</text:p>
              </table:table-cell>
              <table:table-cell office:value-type="float" office:value="167.76113">
                <text:p>167.76113</text:p>
              </table:table-cell>
              <table:table-cell office:value-type="float" office:value="173.156">
                <text:p>173.156</text:p>
              </table:table-cell>
              <table:table-cell office:value-type="float" office:value="170.12659">
                <text:p>170.12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55336">
                <text:p>168.55336</text:p>
              </table:table-cell>
              <table:table-cell office:value-type="float" office:value="168.57802">
                <text:p>168.57802</text:p>
              </table:table-cell>
              <table:table-cell office:value-type="float" office:value="172.1593">
                <text:p>172.1593</text:p>
              </table:table-cell>
              <table:table-cell office:value-type="float" office:value="172.15953">
                <text:p>172.15953</text:p>
              </table:table-cell>
              <table:table-cell office:value-type="float" office:value="166.58523">
                <text:p>166.58523</text:p>
              </table:table-cell>
              <table:table-cell office:value-type="float" office:value="166.78715">
                <text:p>166.78715</text:p>
              </table:table-cell>
              <table:table-cell office:value-type="float" office:value="166.62584">
                <text:p>166.62584</text:p>
              </table:table-cell>
              <table:table-cell office:value-type="float" office:value="167.83785">
                <text:p>167.83785</text:p>
              </table:table-cell>
              <table:table-cell office:value-type="float" office:value="166.78641">
                <text:p>166.78641</text:p>
              </table:table-cell>
              <table:table-cell office:value-type="float" office:value="172.17468">
                <text:p>172.17468</text:p>
              </table:table-cell>
              <table:table-cell office:value-type="float" office:value="169.13826">
                <text:p>169.13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.57477">
                <text:p>167.57477</text:p>
              </table:table-cell>
              <table:table-cell office:value-type="float" office:value="167.79389">
                <text:p>167.79389</text:p>
              </table:table-cell>
              <table:table-cell office:value-type="float" office:value="171.17176">
                <text:p>171.17176</text:p>
              </table:table-cell>
              <table:table-cell office:value-type="float" office:value="171.36358">
                <text:p>171.36358</text:p>
              </table:table-cell>
              <table:table-cell office:value-type="float" office:value="165.60097">
                <text:p>165.60097</text:p>
              </table:table-cell>
              <table:table-cell office:value-type="float" office:value="165.61121">
                <text:p>165.61121</text:p>
              </table:table-cell>
              <table:table-cell office:value-type="float" office:value="165.64181">
                <text:p>165.64181</text:p>
              </table:table-cell>
              <table:table-cell office:value-type="float" office:value="166.86495">
                <text:p>166.86495</text:p>
              </table:table-cell>
              <table:table-cell office:value-type="float" office:value="165.81412">
                <text:p>165.81412</text:p>
              </table:table-cell>
              <table:table-cell office:value-type="float" office:value="171.18732">
                <text:p>171.18732</text:p>
              </table:table-cell>
              <table:table-cell office:value-type="float" office:value="168.16297">
                <text:p>168.16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.59288">
                <text:p>166.59288</text:p>
              </table:table-cell>
              <table:table-cell office:value-type="float" office:value="166.62807">
                <text:p>166.62807</text:p>
              </table:table-cell>
              <table:table-cell office:value-type="float" office:value="170.19404">
                <text:p>170.19404</text:p>
              </table:table-cell>
              <table:table-cell office:value-type="float" office:value="170.18466">
                <text:p>170.18466</text:p>
              </table:table-cell>
              <table:table-cell office:value-type="float" office:value="164.62648">
                <text:p>164.62648</text:p>
              </table:table-cell>
              <table:table-cell office:value-type="float" office:value="164.82903">
                <text:p>164.82903</text:p>
              </table:table-cell>
              <table:table-cell office:value-type="float" office:value="164.66716">
                <text:p>164.66716</text:p>
              </table:table-cell>
              <table:table-cell office:value-type="float" office:value="165.8911">
                <text:p>165.8911</text:p>
              </table:table-cell>
              <table:table-cell office:value-type="float" office:value="164.82775">
                <text:p>164.82775</text:p>
              </table:table-cell>
              <table:table-cell office:value-type="float" office:value="170.21086">
                <text:p>170.21086</text:p>
              </table:table-cell>
              <table:table-cell office:value-type="float" office:value="167.1762">
                <text:p>167.1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.6177">
                <text:p>165.6177</text:p>
              </table:table-cell>
              <table:table-cell office:value-type="float" office:value="165.84688">
                <text:p>165.84688</text:p>
              </table:table-cell>
              <table:table-cell office:value-type="float" office:value="169.20904">
                <text:p>169.20904</text:p>
              </table:table-cell>
              <table:table-cell office:value-type="float" office:value="169.40215">
                <text:p>169.40215</text:p>
              </table:table-cell>
              <table:table-cell office:value-type="float" office:value="163.64155">
                <text:p>163.64155</text:p>
              </table:table-cell>
              <table:table-cell office:value-type="float" office:value="163.65075">
                <text:p>163.65075</text:p>
              </table:table-cell>
              <table:table-cell office:value-type="float" office:value="163.69128">
                <text:p>163.69128</text:p>
              </table:table-cell>
              <table:table-cell office:value-type="float" office:value="164.9076">
                <text:p>164.9076</text:p>
              </table:table-cell>
              <table:table-cell office:value-type="float" office:value="163.85409">
                <text:p>163.85409</text:p>
              </table:table-cell>
              <table:table-cell office:value-type="float" office:value="169.22615">
                <text:p>169.22615</text:p>
              </table:table-cell>
              <table:table-cell office:value-type="float" office:value="166.20338">
                <text:p>166.203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.63324">
                <text:p>164.63324</text:p>
              </table:table-cell>
              <table:table-cell office:value-type="float" office:value="164.67011">
                <text:p>164.67011</text:p>
              </table:table-cell>
              <table:table-cell office:value-type="float" office:value="168.23172">
                <text:p>168.23172</text:p>
              </table:table-cell>
              <table:table-cell office:value-type="float" office:value="168.22218">
                <text:p>168.22218</text:p>
              </table:table-cell>
              <table:table-cell office:value-type="float" office:value="162.67137">
                <text:p>162.67137</text:p>
              </table:table-cell>
              <table:table-cell office:value-type="float" office:value="162.87092">
                <text:p>162.87092</text:p>
              </table:table-cell>
              <table:table-cell office:value-type="float" office:value="162.90195">
                <text:p>162.90195</text:p>
              </table:table-cell>
              <table:table-cell office:value-type="float" office:value="163.93254">
                <text:p>163.93254</text:p>
              </table:table-cell>
              <table:table-cell office:value-type="float" office:value="162.86995">
                <text:p>162.86995</text:p>
              </table:table-cell>
              <table:table-cell office:value-type="float" office:value="168.24804">
                <text:p>168.24804</text:p>
              </table:table-cell>
              <table:table-cell office:value-type="float" office:value="165.22909">
                <text:p>165.22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.65848">
                <text:p>163.65848</text:p>
              </table:table-cell>
              <table:table-cell office:value-type="float" office:value="163.88786">
                <text:p>163.88786</text:p>
              </table:table-cell>
              <table:table-cell office:value-type="float" office:value="167.24584">
                <text:p>167.24584</text:p>
              </table:table-cell>
              <table:table-cell office:value-type="float" office:value="167.43817">
                <text:p>167.43817</text:p>
              </table:table-cell>
              <table:table-cell office:value-type="float" office:value="161.69859">
                <text:p>161.69859</text:p>
              </table:table-cell>
              <table:table-cell office:value-type="float" office:value="161.6976">
                <text:p>161.6976</text:p>
              </table:table-cell>
              <table:table-cell office:value-type="float" office:value="161.73864">
                <text:p>161.73864</text:p>
              </table:table-cell>
              <table:table-cell office:value-type="float" office:value="162.95803">
                <text:p>162.95803</text:p>
              </table:table-cell>
              <table:table-cell office:value-type="float" office:value="161.89951">
                <text:p>161.89951</text:p>
              </table:table-cell>
              <table:table-cell office:value-type="float" office:value="167.26253">
                <text:p>167.26253</text:p>
              </table:table-cell>
              <table:table-cell office:value-type="float" office:value="164.24474">
                <text:p>164.24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.67812">
                <text:p>162.67812</text:p>
              </table:table-cell>
              <table:table-cell office:value-type="float" office:value="162.90723">
                <text:p>162.90723</text:p>
              </table:table-cell>
              <table:table-cell office:value-type="float" office:value="166.27166">
                <text:p>166.27166</text:p>
              </table:table-cell>
              <table:table-cell office:value-type="float" office:value="166.26301">
                <text:p>166.26301</text:p>
              </table:table-cell>
              <table:table-cell office:value-type="float" office:value="160.71683">
                <text:p>160.71683</text:p>
              </table:table-cell>
              <table:table-cell office:value-type="float" office:value="160.92785">
                <text:p>160.92785</text:p>
              </table:table-cell>
              <table:table-cell office:value-type="float" office:value="160.95897">
                <text:p>160.95897</text:p>
              </table:table-cell>
              <table:table-cell office:value-type="float" office:value="161.98583">
                <text:p>161.98583</text:p>
              </table:table-cell>
              <table:table-cell office:value-type="float" office:value="160.92728">
                <text:p>160.92728</text:p>
              </table:table-cell>
              <table:table-cell office:value-type="float" office:value="166.2892">
                <text:p>166.2892</text:p>
              </table:table-cell>
              <table:table-cell office:value-type="float" office:value="163.26981">
                <text:p>163.26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1.70504">
                <text:p>161.70504</text:p>
              </table:table-cell>
              <table:table-cell office:value-type="float" office:value="161.93705">
                <text:p>161.93705</text:p>
              </table:table-cell>
              <table:table-cell office:value-type="float" office:value="165.2986">
                <text:p>165.2986</text:p>
              </table:table-cell>
              <table:table-cell office:value-type="float" office:value="165.48205">
                <text:p>165.48205</text:p>
              </table:table-cell>
              <table:table-cell office:value-type="float" office:value="159.74295">
                <text:p>159.74295</text:p>
              </table:table-cell>
              <table:table-cell office:value-type="float" office:value="159.75197">
                <text:p>159.75197</text:p>
              </table:table-cell>
              <table:table-cell office:value-type="float" office:value="159.79326">
                <text:p>159.79326</text:p>
              </table:table-cell>
              <table:table-cell office:value-type="float" office:value="161.01544">
                <text:p>161.01544</text:p>
              </table:table-cell>
              <table:table-cell office:value-type="float" office:value="159.95539">
                <text:p>159.95539</text:p>
              </table:table-cell>
              <table:table-cell office:value-type="float" office:value="165.31626">
                <text:p>165.31626</text:p>
              </table:table-cell>
              <table:table-cell office:value-type="float" office:value="162.28951">
                <text:p>162.2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73326">
                <text:p>160.73326</text:p>
              </table:table-cell>
              <table:table-cell office:value-type="float" office:value="160.9636">
                <text:p>160.9636</text:p>
              </table:table-cell>
              <table:table-cell office:value-type="float" office:value="164.32266">
                <text:p>164.32266</text:p>
              </table:table-cell>
              <table:table-cell office:value-type="float" office:value="164.31482">
                <text:p>164.31482</text:p>
              </table:table-cell>
              <table:table-cell office:value-type="float" office:value="158.77007">
                <text:p>158.77007</text:p>
              </table:table-cell>
              <table:table-cell office:value-type="float" office:value="158.97035">
                <text:p>158.97035</text:p>
              </table:table-cell>
              <table:table-cell office:value-type="float" office:value="159.01159">
                <text:p>159.01159</text:p>
              </table:table-cell>
              <table:table-cell office:value-type="float" office:value="160.04287">
                <text:p>160.04287</text:p>
              </table:table-cell>
              <table:table-cell office:value-type="float" office:value="158.98006">
                <text:p>158.98006</text:p>
              </table:table-cell>
              <table:table-cell office:value-type="float" office:value="164.34222">
                <text:p>164.34222</text:p>
              </table:table-cell>
              <table:table-cell office:value-type="float" office:value="161.31675">
                <text:p>161.31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.75915">
                <text:p>159.75915</text:p>
              </table:table-cell>
              <table:table-cell office:value-type="float" office:value="159.9914">
                <text:p>159.9914</text:p>
              </table:table-cell>
              <table:table-cell office:value-type="float" office:value="163.33939">
                <text:p>163.33939</text:p>
              </table:table-cell>
              <table:table-cell office:value-type="float" office:value="163.53272">
                <text:p>163.53272</text:p>
              </table:table-cell>
              <table:table-cell office:value-type="float" office:value="157.79555">
                <text:p>157.79555</text:p>
              </table:table-cell>
              <table:table-cell office:value-type="float" office:value="157.80525">
                <text:p>157.80525</text:p>
              </table:table-cell>
              <table:table-cell office:value-type="float" office:value="157.83791">
                <text:p>157.83791</text:p>
              </table:table-cell>
              <table:table-cell office:value-type="float" office:value="159.06072">
                <text:p>159.06072</text:p>
              </table:table-cell>
              <table:table-cell office:value-type="float" office:value="157.99789">
                <text:p>157.99789</text:p>
              </table:table-cell>
              <table:table-cell office:value-type="float" office:value="163.35806">
                <text:p>163.35806</text:p>
              </table:table-cell>
              <table:table-cell office:value-type="float" office:value="160.34477">
                <text:p>160.34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.77601">
                <text:p>158.77601</text:p>
              </table:table-cell>
              <table:table-cell office:value-type="float" office:value="159.01672">
                <text:p>159.01672</text:p>
              </table:table-cell>
              <table:table-cell office:value-type="float" office:value="162.36551">
                <text:p>162.36551</text:p>
              </table:table-cell>
              <table:table-cell office:value-type="float" office:value="162.36036">
                <text:p>162.36036</text:p>
              </table:table-cell>
              <table:table-cell office:value-type="float" office:value="156.81546">
                <text:p>156.81546</text:p>
              </table:table-cell>
              <table:table-cell office:value-type="float" office:value="157.01612">
                <text:p>157.01612</text:p>
              </table:table-cell>
              <table:table-cell office:value-type="float" office:value="157.06049">
                <text:p>157.06049</text:p>
              </table:table-cell>
              <table:table-cell office:value-type="float" office:value="158.08582">
                <text:p>158.08582</text:p>
              </table:table-cell>
              <table:table-cell office:value-type="float" office:value="157.02631">
                <text:p>157.02631</text:p>
              </table:table-cell>
              <table:table-cell office:value-type="float" office:value="162.38548">
                <text:p>162.38548</text:p>
              </table:table-cell>
              <table:table-cell office:value-type="float" office:value="159.37044">
                <text:p>159.37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.80169">
                <text:p>157.80169</text:p>
              </table:table-cell>
              <table:table-cell office:value-type="float" office:value="158.03341">
                <text:p>158.03341</text:p>
              </table:table-cell>
              <table:table-cell office:value-type="float" office:value="161.39491">
                <text:p>161.39491</text:p>
              </table:table-cell>
              <table:table-cell office:value-type="float" office:value="161.58125">
                <text:p>161.58125</text:p>
              </table:table-cell>
              <table:table-cell office:value-type="float" office:value="155.84367">
                <text:p>155.84367</text:p>
              </table:table-cell>
              <table:table-cell office:value-type="float" office:value="155.85397">
                <text:p>155.85397</text:p>
              </table:table-cell>
              <table:table-cell office:value-type="float" office:value="155.89693">
                <text:p>155.89693</text:p>
              </table:table-cell>
              <table:table-cell office:value-type="float" office:value="157.11652">
                <text:p>157.11652</text:p>
              </table:table-cell>
              <table:table-cell office:value-type="float" office:value="156.05724">
                <text:p>156.05724</text:p>
              </table:table-cell>
              <table:table-cell office:value-type="float" office:value="161.41535">
                <text:p>161.41535</text:p>
              </table:table-cell>
              <table:table-cell office:value-type="float" office:value="158.38746">
                <text:p>158.38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.8315">
                <text:p>156.8315</text:p>
              </table:table-cell>
              <table:table-cell office:value-type="float" office:value="157.06228">
                <text:p>157.06228</text:p>
              </table:table-cell>
              <table:table-cell office:value-type="float" office:value="160.42178">
                <text:p>160.42178</text:p>
              </table:table-cell>
              <table:table-cell office:value-type="float" office:value="160.4171">
                <text:p>160.4171</text:p>
              </table:table-cell>
              <table:table-cell office:value-type="float" office:value="154.87214">
                <text:p>154.87214</text:p>
              </table:table-cell>
              <table:table-cell office:value-type="float" office:value="155.07369">
                <text:p>155.07369</text:p>
              </table:table-cell>
              <table:table-cell office:value-type="float" office:value="155.11757">
                <text:p>155.11757</text:p>
              </table:table-cell>
              <table:table-cell office:value-type="float" office:value="156.14681">
                <text:p>156.14681</text:p>
              </table:table-cell>
              <table:table-cell office:value-type="float" office:value="155.07441">
                <text:p>155.07441</text:p>
              </table:table-cell>
              <table:table-cell office:value-type="float" office:value="160.44333">
                <text:p>160.44333</text:p>
              </table:table-cell>
              <table:table-cell office:value-type="float" office:value="157.41526">
                <text:p>157.41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86001">
                <text:p>155.86001</text:p>
              </table:table-cell>
              <table:table-cell office:value-type="float" office:value="156.08181">
                <text:p>156.08181</text:p>
              </table:table-cell>
              <table:table-cell office:value-type="float" office:value="159.44998">
                <text:p>159.44998</text:p>
              </table:table-cell>
              <table:table-cell office:value-type="float" office:value="159.63754">
                <text:p>159.63754</text:p>
              </table:table-cell>
              <table:table-cell office:value-type="float" office:value="153.89864">
                <text:p>153.89864</text:p>
              </table:table-cell>
              <table:table-cell office:value-type="float" office:value="153.89914">
                <text:p>153.89914</text:p>
              </table:table-cell>
              <table:table-cell office:value-type="float" office:value="153.94314">
                <text:p>153.94314</text:p>
              </table:table-cell>
              <table:table-cell office:value-type="float" office:value="155.16643">
                <text:p>155.16643</text:p>
              </table:table-cell>
              <table:table-cell office:value-type="float" office:value="154.10361">
                <text:p>154.10361</text:p>
              </table:table-cell>
              <table:table-cell office:value-type="float" office:value="159.47065">
                <text:p>159.47065</text:p>
              </table:table-cell>
              <table:table-cell office:value-type="float" office:value="156.44549">
                <text:p>156.44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.8784">
                <text:p>154.8784</text:p>
              </table:table-cell>
              <table:table-cell office:value-type="float" office:value="155.10997">
                <text:p>155.10997</text:p>
              </table:table-cell>
              <table:table-cell office:value-type="float" office:value="158.47568">
                <text:p>158.47568</text:p>
              </table:table-cell>
              <table:table-cell office:value-type="float" office:value="158.46159">
                <text:p>158.46159</text:p>
              </table:table-cell>
              <table:table-cell office:value-type="float" office:value="152.91703">
                <text:p>152.91703</text:p>
              </table:table-cell>
              <table:table-cell office:value-type="float" office:value="153.12838">
                <text:p>153.12838</text:p>
              </table:table-cell>
              <table:table-cell office:value-type="float" office:value="153.1724">
                <text:p>153.1724</text:p>
              </table:table-cell>
              <table:table-cell office:value-type="float" office:value="154.2042">
                <text:p>154.2042</text:p>
              </table:table-cell>
              <table:table-cell office:value-type="float" office:value="153.13971">
                <text:p>153.13971</text:p>
              </table:table-cell>
              <table:table-cell office:value-type="float" office:value="158.49683">
                <text:p>158.49683</text:p>
              </table:table-cell>
              <table:table-cell office:value-type="float" office:value="155.46383">
                <text:p>155.463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.90528">
                <text:p>153.90528</text:p>
              </table:table-cell>
              <table:table-cell office:value-type="float" office:value="154.13843">
                <text:p>154.13843</text:p>
              </table:table-cell>
              <table:table-cell office:value-type="float" office:value="157.49493">
                <text:p>157.49493</text:p>
              </table:table-cell>
              <table:table-cell office:value-type="float" office:value="157.69116">
                <text:p>157.69116</text:p>
              </table:table-cell>
              <table:table-cell office:value-type="float" office:value="151.95155">
                <text:p>151.95155</text:p>
              </table:table-cell>
              <table:table-cell office:value-type="float" office:value="151.95233">
                <text:p>151.95233</text:p>
              </table:table-cell>
              <table:table-cell office:value-type="float" office:value="151.99618">
                <text:p>151.99618</text:p>
              </table:table-cell>
              <table:table-cell office:value-type="float" office:value="153.23344">
                <text:p>153.23344</text:p>
              </table:table-cell>
              <table:table-cell office:value-type="float" office:value="152.15794">
                <text:p>152.15794</text:p>
              </table:table-cell>
              <table:table-cell office:value-type="float" office:value="157.52726">
                <text:p>157.52726</text:p>
              </table:table-cell>
              <table:table-cell office:value-type="float" office:value="154.49233">
                <text:p>154.49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.93343">
                <text:p>152.93343</text:p>
              </table:table-cell>
              <table:table-cell office:value-type="float" office:value="153.16562">
                <text:p>153.16562</text:p>
              </table:table-cell>
              <table:table-cell office:value-type="float" office:value="156.52577">
                <text:p>156.52577</text:p>
              </table:table-cell>
              <table:table-cell office:value-type="float" office:value="156.52001">
                <text:p>156.52001</text:p>
              </table:table-cell>
              <table:table-cell office:value-type="float" office:value="150.9688">
                <text:p>150.9688</text:p>
              </table:table-cell>
              <table:table-cell office:value-type="float" office:value="151.17055">
                <text:p>151.17055</text:p>
              </table:table-cell>
              <table:table-cell office:value-type="float" office:value="151.21443">
                <text:p>151.21443</text:p>
              </table:table-cell>
              <table:table-cell office:value-type="float" office:value="152.25932">
                <text:p>152.25932</text:p>
              </table:table-cell>
              <table:table-cell office:value-type="float" office:value="151.18222">
                <text:p>151.18222</text:p>
              </table:table-cell>
              <table:table-cell office:value-type="float" office:value="156.55805">
                <text:p>156.55805</text:p>
              </table:table-cell>
              <table:table-cell office:value-type="float" office:value="153.51866">
                <text:p>153.51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95819">
                <text:p>151.95819</text:p>
              </table:table-cell>
              <table:table-cell office:value-type="float" office:value="152.19263">
                <text:p>152.19263</text:p>
              </table:table-cell>
              <table:table-cell office:value-type="float" office:value="155.55561">
                <text:p>155.55561</text:p>
              </table:table-cell>
              <table:table-cell office:value-type="float" office:value="155.74201">
                <text:p>155.74201</text:p>
              </table:table-cell>
              <table:table-cell office:value-type="float" office:value="149.99348">
                <text:p>149.99348</text:p>
              </table:table-cell>
              <table:table-cell office:value-type="float" office:value="150.00407">
                <text:p>150.00407</text:p>
              </table:table-cell>
              <table:table-cell office:value-type="float" office:value="150.04988">
                <text:p>150.04988</text:p>
              </table:table-cell>
              <table:table-cell office:value-type="float" office:value="151.28517">
                <text:p>151.28517</text:p>
              </table:table-cell>
              <table:table-cell office:value-type="float" office:value="150.20898">
                <text:p>150.20898</text:p>
              </table:table-cell>
              <table:table-cell office:value-type="float" office:value="155.57798">
                <text:p>155.57798</text:p>
              </table:table-cell>
              <table:table-cell office:value-type="float" office:value="152.54665">
                <text:p>152.54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.98566">
                <text:p>150.98566</text:p>
              </table:table-cell>
              <table:table-cell office:value-type="float" office:value="151.21716">
                <text:p>151.21716</text:p>
              </table:table-cell>
              <table:table-cell office:value-type="float" office:value="154.58381">
                <text:p>154.58381</text:p>
              </table:table-cell>
              <table:table-cell office:value-type="float" office:value="154.57814">
                <text:p>154.57814</text:p>
              </table:table-cell>
              <table:table-cell office:value-type="float" office:value="149.0237">
                <text:p>149.0237</text:p>
              </table:table-cell>
              <table:table-cell office:value-type="float" office:value="149.22553">
                <text:p>149.22553</text:p>
              </table:table-cell>
              <table:table-cell office:value-type="float" office:value="149.27128">
                <text:p>149.27128</text:p>
              </table:table-cell>
              <table:table-cell office:value-type="float" office:value="150.31376">
                <text:p>150.31376</text:p>
              </table:table-cell>
              <table:table-cell office:value-type="float" office:value="149.23725">
                <text:p>149.23725</text:p>
              </table:table-cell>
              <table:table-cell office:value-type="float" office:value="154.60631">
                <text:p>154.60631</text:p>
              </table:table-cell>
              <table:table-cell office:value-type="float" office:value="151.57125">
                <text:p>151.57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.01051">
                <text:p>150.01051</text:p>
              </table:table-cell>
              <table:table-cell office:value-type="float" office:value="150.2442">
                <text:p>150.2442</text:p>
              </table:table-cell>
              <table:table-cell office:value-type="float" office:value="153.61209">
                <text:p>153.61209</text:p>
              </table:table-cell>
              <table:table-cell office:value-type="float" office:value="153.79869">
                <text:p>153.79869</text:p>
              </table:table-cell>
              <table:table-cell office:value-type="float" office:value="148.0514">
                <text:p>148.0514</text:p>
              </table:table-cell>
              <table:table-cell office:value-type="float" office:value="148.05242">
                <text:p>148.05242</text:p>
              </table:table-cell>
              <table:table-cell office:value-type="float" office:value="148.0982">
                <text:p>148.0982</text:p>
              </table:table-cell>
              <table:table-cell office:value-type="float" office:value="149.33388">
                <text:p>149.33388</text:p>
              </table:table-cell>
              <table:table-cell office:value-type="float" office:value="148.25729">
                <text:p>148.25729</text:p>
              </table:table-cell>
              <table:table-cell office:value-type="float" office:value="153.63465">
                <text:p>153.63465</text:p>
              </table:table-cell>
              <table:table-cell office:value-type="float" office:value="150.59826">
                <text:p>150.59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.031">
                <text:p>149.031</text:p>
              </table:table-cell>
              <table:table-cell office:value-type="float" office:value="149.27269">
                <text:p>149.27269</text:p>
              </table:table-cell>
              <table:table-cell office:value-type="float" office:value="152.64821">
                <text:p>152.64821</text:p>
              </table:table-cell>
              <table:table-cell office:value-type="float" office:value="152.63411">
                <text:p>152.63411</text:p>
              </table:table-cell>
              <table:table-cell office:value-type="float" office:value="147.07038">
                <text:p>147.07038</text:p>
              </table:table-cell>
              <table:table-cell office:value-type="float" office:value="147.27253">
                <text:p>147.27253</text:p>
              </table:table-cell>
              <table:table-cell office:value-type="float" office:value="147.31851">
                <text:p>147.31851</text:p>
              </table:table-cell>
              <table:table-cell office:value-type="float" office:value="148.36341">
                <text:p>148.36341</text:p>
              </table:table-cell>
              <table:table-cell office:value-type="float" office:value="147.28508">
                <text:p>147.28508</text:p>
              </table:table-cell>
              <table:table-cell office:value-type="float" office:value="152.67085">
                <text:p>152.67085</text:p>
              </table:table-cell>
              <table:table-cell office:value-type="float" office:value="149.62471">
                <text:p>149.62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.05897">
                <text:p>148.05897</text:p>
              </table:table-cell>
              <table:table-cell office:value-type="float" office:value="148.29297">
                <text:p>148.29297</text:p>
              </table:table-cell>
              <table:table-cell office:value-type="float" office:value="151.66646">
                <text:p>151.66646</text:p>
              </table:table-cell>
              <table:table-cell office:value-type="float" office:value="151.85331">
                <text:p>151.85331</text:p>
              </table:table-cell>
              <table:table-cell office:value-type="float" office:value="146.09699">
                <text:p>146.09699</text:p>
              </table:table-cell>
              <table:table-cell office:value-type="float" office:value="146.10809">
                <text:p>146.10809</text:p>
              </table:table-cell>
              <table:table-cell office:value-type="float" office:value="146.15336">
                <text:p>146.15336</text:p>
              </table:table-cell>
              <table:table-cell office:value-type="float" office:value="147.39295">
                <text:p>147.39295</text:p>
              </table:table-cell>
              <table:table-cell office:value-type="float" office:value="146.30374">
                <text:p>146.30374</text:p>
              </table:table-cell>
              <table:table-cell office:value-type="float" office:value="151.68904">
                <text:p>151.68904</text:p>
              </table:table-cell>
              <table:table-cell office:value-type="float" office:value="148.64484">
                <text:p>148.64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.07811">
                <text:p>147.07811</text:p>
              </table:table-cell>
              <table:table-cell office:value-type="float" office:value="147.32115">
                <text:p>147.32115</text:p>
              </table:table-cell>
              <table:table-cell office:value-type="float" office:value="150.69225">
                <text:p>150.69225</text:p>
              </table:table-cell>
              <table:table-cell office:value-type="float" office:value="150.68727">
                <text:p>150.68727</text:p>
              </table:table-cell>
              <table:table-cell office:value-type="float" office:value="145.11455">
                <text:p>145.11455</text:p>
              </table:table-cell>
              <table:table-cell office:value-type="float" office:value="145.31697">
                <text:p>145.31697</text:p>
              </table:table-cell>
              <table:table-cell office:value-type="float" office:value="145.37325">
                <text:p>145.37325</text:p>
              </table:table-cell>
              <table:table-cell office:value-type="float" office:value="146.4193">
                <text:p>146.4193</text:p>
              </table:table-cell>
              <table:table-cell office:value-type="float" office:value="145.32886">
                <text:p>145.32886</text:p>
              </table:table-cell>
              <table:table-cell office:value-type="float" office:value="150.72482">
                <text:p>150.72482</text:p>
              </table:table-cell>
              <table:table-cell office:value-type="float" office:value="147.67313">
                <text:p>147.673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.10471">
                <text:p>146.10471</text:p>
              </table:table-cell>
              <table:table-cell office:value-type="float" office:value="146.33986">
                <text:p>146.33986</text:p>
              </table:table-cell>
              <table:table-cell office:value-type="float" office:value="149.72351">
                <text:p>149.72351</text:p>
              </table:table-cell>
              <table:table-cell office:value-type="float" office:value="149.90942">
                <text:p>149.90942</text:p>
              </table:table-cell>
              <table:table-cell office:value-type="float" office:value="144.13834">
                <text:p>144.13834</text:p>
              </table:table-cell>
              <table:table-cell office:value-type="float" office:value="144.15001">
                <text:p>144.15001</text:p>
              </table:table-cell>
              <table:table-cell office:value-type="float" office:value="144.19656">
                <text:p>144.19656</text:p>
              </table:table-cell>
              <table:table-cell office:value-type="float" office:value="145.43764">
                <text:p>145.43764</text:p>
              </table:table-cell>
              <table:table-cell office:value-type="float" office:value="144.35624">
                <text:p>144.35624</text:p>
              </table:table-cell>
              <table:table-cell office:value-type="float" office:value="149.74613">
                <text:p>149.74613</text:p>
              </table:table-cell>
              <table:table-cell office:value-type="float" office:value="146.69158">
                <text:p>146.69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.13252">
                <text:p>145.13252</text:p>
              </table:table-cell>
              <table:table-cell office:value-type="float" office:value="145.36508">
                <text:p>145.36508</text:p>
              </table:table-cell>
              <table:table-cell office:value-type="float" office:value="148.75251">
                <text:p>148.75251</text:p>
              </table:table-cell>
              <table:table-cell office:value-type="float" office:value="148.7377">
                <text:p>148.7377</text:p>
              </table:table-cell>
              <table:table-cell office:value-type="float" office:value="143.15608">
                <text:p>143.15608</text:p>
              </table:table-cell>
              <table:table-cell office:value-type="float" office:value="143.35881">
                <text:p>143.35881</text:p>
              </table:table-cell>
              <table:table-cell office:value-type="float" office:value="143.41534">
                <text:p>143.41534</text:p>
              </table:table-cell>
              <table:table-cell office:value-type="float" office:value="144.46341">
                <text:p>144.46341</text:p>
              </table:table-cell>
              <table:table-cell office:value-type="float" office:value="143.37096">
                <text:p>143.37096</text:p>
              </table:table-cell>
              <table:table-cell office:value-type="float" office:value="148.77546">
                <text:p>148.77546</text:p>
              </table:table-cell>
              <table:table-cell office:value-type="float" office:value="145.71681">
                <text:p>145.71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.14777">
                <text:p>144.14777</text:p>
              </table:table-cell>
              <table:table-cell office:value-type="float" office:value="144.38367">
                <text:p>144.38367</text:p>
              </table:table-cell>
              <table:table-cell office:value-type="float" office:value="147.78214">
                <text:p>147.78214</text:p>
              </table:table-cell>
              <table:table-cell office:value-type="float" office:value="147.9584">
                <text:p>147.9584</text:p>
              </table:table-cell>
              <table:table-cell office:value-type="float" office:value="142.37349">
                <text:p>142.37349</text:p>
              </table:table-cell>
              <table:table-cell office:value-type="float" office:value="142.19031">
                <text:p>142.19031</text:p>
              </table:table-cell>
              <table:table-cell office:value-type="float" office:value="142.23713">
                <text:p>142.23713</text:p>
              </table:table-cell>
              <table:table-cell office:value-type="float" office:value="143.4807">
                <text:p>143.4807</text:p>
              </table:table-cell>
              <table:table-cell office:value-type="float" office:value="142.38741">
                <text:p>142.38741</text:p>
              </table:table-cell>
              <table:table-cell office:value-type="float" office:value="147.80537">
                <text:p>147.80537</text:p>
              </table:table-cell>
              <table:table-cell office:value-type="float" office:value="144.74552">
                <text:p>144.74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.17481">
                <text:p>143.17481</text:p>
              </table:table-cell>
              <table:table-cell office:value-type="float" office:value="143.40728">
                <text:p>143.40728</text:p>
              </table:table-cell>
              <table:table-cell office:value-type="float" office:value="146.79881">
                <text:p>146.79881</text:p>
              </table:table-cell>
              <table:table-cell office:value-type="float" office:value="146.79405">
                <text:p>146.79405</text:p>
              </table:table-cell>
              <table:table-cell office:value-type="float" office:value="141.19538">
                <text:p>141.19538</text:p>
              </table:table-cell>
              <table:table-cell office:value-type="float" office:value="141.39832">
                <text:p>141.39832</text:p>
              </table:table-cell>
              <table:table-cell office:value-type="float" office:value="141.45459">
                <text:p>141.45459</text:p>
              </table:table-cell>
              <table:table-cell office:value-type="float" office:value="142.51471">
                <text:p>142.51471</text:p>
              </table:table-cell>
              <table:table-cell office:value-type="float" office:value="141.41034">
                <text:p>141.41034</text:p>
              </table:table-cell>
              <table:table-cell office:value-type="float" office:value="146.83223">
                <text:p>146.83223</text:p>
              </table:table-cell>
              <table:table-cell office:value-type="float" office:value="143.75922">
                <text:p>143.7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.18848">
                <text:p>142.18848</text:p>
              </table:table-cell>
              <table:table-cell office:value-type="float" office:value="142.42491">
                <text:p>142.42491</text:p>
              </table:table-cell>
              <table:table-cell office:value-type="float" office:value="145.82733">
                <text:p>145.82733</text:p>
              </table:table-cell>
              <table:table-cell office:value-type="float" office:value="146.01376">
                <text:p>146.01376</text:p>
              </table:table-cell>
              <table:table-cell office:value-type="float" office:value="140.41297">
                <text:p>140.41297</text:p>
              </table:table-cell>
              <table:table-cell office:value-type="float" office:value="140.42345">
                <text:p>140.42345</text:p>
              </table:table-cell>
              <table:table-cell office:value-type="float" office:value="140.27483">
                <text:p>140.27483</text:p>
              </table:table-cell>
              <table:table-cell office:value-type="float" office:value="141.53109">
                <text:p>141.53109</text:p>
              </table:table-cell>
              <table:table-cell office:value-type="float" office:value="140.43684">
                <text:p>140.43684</text:p>
              </table:table-cell>
              <table:table-cell office:value-type="float" office:value="145.85082">
                <text:p>145.85082</text:p>
              </table:table-cell>
              <table:table-cell office:value-type="float" office:value="142.77685">
                <text:p>142.77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.20427">
                <text:p>141.20427</text:p>
              </table:table-cell>
              <table:table-cell office:value-type="float" office:value="141.44704">
                <text:p>141.44704</text:p>
              </table:table-cell>
              <table:table-cell office:value-type="float" office:value="144.85335">
                <text:p>144.85335</text:p>
              </table:table-cell>
              <table:table-cell office:value-type="float" office:value="144.83795">
                <text:p>144.83795</text:p>
              </table:table-cell>
              <table:table-cell office:value-type="float" office:value="139.23204">
                <text:p>139.23204</text:p>
              </table:table-cell>
              <table:table-cell office:value-type="float" office:value="139.44506">
                <text:p>139.44506</text:p>
              </table:table-cell>
              <table:table-cell office:value-type="float" office:value="139.49178">
                <text:p>139.49178</text:p>
              </table:table-cell>
              <table:table-cell office:value-type="float" office:value="140.55384">
                <text:p>140.55384</text:p>
              </table:table-cell>
              <table:table-cell office:value-type="float" office:value="139.45766">
                <text:p>139.45766</text:p>
              </table:table-cell>
              <table:table-cell office:value-type="float" office:value="144.87689">
                <text:p>144.87689</text:p>
              </table:table-cell>
              <table:table-cell office:value-type="float" office:value="141.79908">
                <text:p>141.79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.22621">
                <text:p>140.22621</text:p>
              </table:table-cell>
              <table:table-cell office:value-type="float" office:value="140.4738">
                <text:p>140.4738</text:p>
              </table:table-cell>
              <table:table-cell office:value-type="float" office:value="143.87062">
                <text:p>143.87062</text:p>
              </table:table-cell>
              <table:table-cell office:value-type="float" office:value="144.05762">
                <text:p>144.05762</text:p>
              </table:table-cell>
              <table:table-cell office:value-type="float" office:value="138.44868">
                <text:p>138.44868</text:p>
              </table:table-cell>
              <table:table-cell office:value-type="float" office:value="138.46084">
                <text:p>138.46084</text:p>
              </table:table-cell>
              <table:table-cell office:value-type="float" office:value="138.32162">
                <text:p>138.32162</text:p>
              </table:table-cell>
              <table:table-cell office:value-type="float" office:value="139.58016">
                <text:p>139.58016</text:p>
              </table:table-cell>
              <table:table-cell office:value-type="float" office:value="138.47347">
                <text:p>138.47347</text:p>
              </table:table-cell>
              <table:table-cell office:value-type="float" office:value="143.89451">
                <text:p>143.89451</text:p>
              </table:table-cell>
              <table:table-cell office:value-type="float" office:value="140.81583">
                <text:p>140.81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5135">
                <text:p>139.25135</text:p>
              </table:table-cell>
              <table:table-cell office:value-type="float" office:value="139.49587">
                <text:p>139.49587</text:p>
              </table:table-cell>
              <table:table-cell office:value-type="float" office:value="142.89381">
                <text:p>142.89381</text:p>
              </table:table-cell>
              <table:table-cell office:value-type="float" office:value="142.88021">
                <text:p>142.88021</text:p>
              </table:table-cell>
              <table:table-cell office:value-type="float" office:value="137.27775">
                <text:p>137.27775</text:p>
              </table:table-cell>
              <table:table-cell office:value-type="float" office:value="137.48116">
                <text:p>137.48116</text:p>
              </table:table-cell>
              <table:table-cell office:value-type="float" office:value="137.53767">
                <text:p>137.53767</text:p>
              </table:table-cell>
              <table:table-cell office:value-type="float" office:value="138.60049">
                <text:p>138.60049</text:p>
              </table:table-cell>
              <table:table-cell office:value-type="float" office:value="137.49395">
                <text:p>137.49395</text:p>
              </table:table-cell>
              <table:table-cell office:value-type="float" office:value="142.92877">
                <text:p>142.92877</text:p>
              </table:table-cell>
              <table:table-cell office:value-type="float" office:value="139.8368">
                <text:p>139.8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.27205">
                <text:p>138.27205</text:p>
              </table:table-cell>
              <table:table-cell office:value-type="float" office:value="138.51179">
                <text:p>138.51179</text:p>
              </table:table-cell>
              <table:table-cell office:value-type="float" office:value="141.92099">
                <text:p>141.92099</text:p>
              </table:table-cell>
              <table:table-cell office:value-type="float" office:value="142.09878">
                <text:p>142.09878</text:p>
              </table:table-cell>
              <table:table-cell office:value-type="float" office:value="136.49344">
                <text:p>136.49344</text:p>
              </table:table-cell>
              <table:table-cell office:value-type="float" office:value="136.50589">
                <text:p>136.50589</text:p>
              </table:table-cell>
              <table:table-cell office:value-type="float" office:value="136.35622">
                <text:p>136.35622</text:p>
              </table:table-cell>
              <table:table-cell office:value-type="float" office:value="137.61597">
                <text:p>137.61597</text:p>
              </table:table-cell>
              <table:table-cell office:value-type="float" office:value="136.5189">
                <text:p>136.5189</text:p>
              </table:table-cell>
              <table:table-cell office:value-type="float" office:value="141.94511">
                <text:p>141.94511</text:p>
              </table:table-cell>
              <table:table-cell office:value-type="float" office:value="138.86266">
                <text:p>138.86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.28713">
                <text:p>137.28713</text:p>
              </table:table-cell>
              <table:table-cell office:value-type="float" office:value="137.53167">
                <text:p>137.53167</text:p>
              </table:table-cell>
              <table:table-cell office:value-type="float" office:value="141.13871">
                <text:p>141.13871</text:p>
              </table:table-cell>
              <table:table-cell office:value-type="float" office:value="140.92985">
                <text:p>140.92985</text:p>
              </table:table-cell>
              <table:table-cell office:value-type="float" office:value="135.31174">
                <text:p>135.31174</text:p>
              </table:table-cell>
              <table:table-cell office:value-type="float" office:value="135.51529">
                <text:p>135.51529</text:p>
              </table:table-cell>
              <table:table-cell office:value-type="float" office:value="135.57177">
                <text:p>135.57177</text:p>
              </table:table-cell>
              <table:table-cell office:value-type="float" office:value="136.63611">
                <text:p>136.63611</text:p>
              </table:table-cell>
              <table:table-cell office:value-type="float" office:value="135.52841">
                <text:p>135.52841</text:p>
              </table:table-cell>
              <table:table-cell office:value-type="float" office:value="140.97794">
                <text:p>140.97794</text:p>
              </table:table-cell>
              <table:table-cell office:value-type="float" office:value="138.0792">
                <text:p>138.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.30672">
                <text:p>136.30672</text:p>
              </table:table-cell>
              <table:table-cell office:value-type="float" office:value="136.55683">
                <text:p>136.55683</text:p>
              </table:table-cell>
              <table:table-cell office:value-type="float" office:value="139.96901">
                <text:p>139.96901</text:p>
              </table:table-cell>
              <table:table-cell office:value-type="float" office:value="140.14751">
                <text:p>140.14751</text:p>
              </table:table-cell>
              <table:table-cell office:value-type="float" office:value="134.5269">
                <text:p>134.5269</text:p>
              </table:table-cell>
              <table:table-cell office:value-type="float" office:value="134.5394">
                <text:p>134.5394</text:p>
              </table:table-cell>
              <table:table-cell office:value-type="float" office:value="134.38976">
                <text:p>134.38976</text:p>
              </table:table-cell>
              <table:table-cell office:value-type="float" office:value="135.66087">
                <text:p>135.66087</text:p>
              </table:table-cell>
              <table:table-cell office:value-type="float" office:value="134.55275">
                <text:p>134.55275</text:p>
              </table:table-cell>
              <table:table-cell office:value-type="float" office:value="139.99351">
                <text:p>139.99351</text:p>
              </table:table-cell>
              <table:table-cell office:value-type="float" office:value="136.8984">
                <text:p>136.8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.33103">
                <text:p>135.33103</text:p>
              </table:table-cell>
              <table:table-cell office:value-type="float" office:value="135.57633">
                <text:p>135.57633</text:p>
              </table:table-cell>
              <table:table-cell office:value-type="float" office:value="139.18627">
                <text:p>139.18627</text:p>
              </table:table-cell>
              <table:table-cell office:value-type="float" office:value="138.97817">
                <text:p>138.97817</text:p>
              </table:table-cell>
              <table:table-cell office:value-type="float" office:value="133.34397">
                <text:p>133.34397</text:p>
              </table:table-cell>
              <table:table-cell office:value-type="float" office:value="133.54753">
                <text:p>133.54753</text:p>
              </table:table-cell>
              <table:table-cell office:value-type="float" office:value="133.60457">
                <text:p>133.60457</text:p>
              </table:table-cell>
              <table:table-cell office:value-type="float" office:value="134.67007">
                <text:p>134.67007</text:p>
              </table:table-cell>
              <table:table-cell office:value-type="float" office:value="133.56113">
                <text:p>133.56113</text:p>
              </table:table-cell>
              <table:table-cell office:value-type="float" office:value="139.01522">
                <text:p>139.01522</text:p>
              </table:table-cell>
              <table:table-cell office:value-type="float" office:value="136.11406">
                <text:p>136.11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.3499">
                <text:p>134.3499</text:p>
              </table:table-cell>
              <table:table-cell office:value-type="float" office:value="134.59046">
                <text:p>134.59046</text:p>
              </table:table-cell>
              <table:table-cell office:value-type="float" office:value="138.00597">
                <text:p>138.00597</text:p>
              </table:table-cell>
              <table:table-cell office:value-type="float" office:value="138.19494">
                <text:p>138.19494</text:p>
              </table:table-cell>
              <table:table-cell office:value-type="float" office:value="132.55955">
                <text:p>132.55955</text:p>
              </table:table-cell>
              <table:table-cell office:value-type="float" office:value="132.57104">
                <text:p>132.57104</text:p>
              </table:table-cell>
              <table:table-cell office:value-type="float" office:value="132.42257">
                <text:p>132.42257</text:p>
              </table:table-cell>
              <table:table-cell office:value-type="float" office:value="133.69519">
                <text:p>133.69519</text:p>
              </table:table-cell>
              <table:table-cell office:value-type="float" office:value="132.58572">
                <text:p>132.58572</text:p>
              </table:table-cell>
              <table:table-cell office:value-type="float" office:value="138.04079">
                <text:p>138.04079</text:p>
              </table:table-cell>
              <table:table-cell office:value-type="float" office:value="134.94206">
                <text:p>134.94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3.36343">
                <text:p>133.36343</text:p>
              </table:table-cell>
              <table:table-cell office:value-type="float" office:value="133.61012">
                <text:p>133.61012</text:p>
              </table:table-cell>
              <table:table-cell office:value-type="float" office:value="137.22219">
                <text:p>137.22219</text:p>
              </table:table-cell>
              <table:table-cell office:value-type="float" office:value="137.01351">
                <text:p>137.01351</text:p>
              </table:table-cell>
              <table:table-cell office:value-type="float" office:value="131.37598">
                <text:p>131.37598</text:p>
              </table:table-cell>
              <table:table-cell office:value-type="float" office:value="131.57939">
                <text:p>131.57939</text:p>
              </table:table-cell>
              <table:table-cell office:value-type="float" office:value="131.63675">
                <text:p>131.63675</text:p>
              </table:table-cell>
              <table:table-cell office:value-type="float" office:value="132.70344">
                <text:p>132.70344</text:p>
              </table:table-cell>
              <table:table-cell office:value-type="float" office:value="131.59327">
                <text:p>131.59327</text:p>
              </table:table-cell>
              <table:table-cell office:value-type="float" office:value="137.06142">
                <text:p>137.06142</text:p>
              </table:table-cell>
              <table:table-cell office:value-type="float" office:value="134.14736">
                <text:p>134.147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56876">
                <text:p>132.56876</text:p>
              </table:table-cell>
              <table:table-cell office:value-type="float" office:value="132.62395">
                <text:p>132.62395</text:p>
              </table:table-cell>
              <table:table-cell office:value-type="float" office:value="136.04099">
                <text:p>136.04099</text:p>
              </table:table-cell>
              <table:table-cell office:value-type="float" office:value="136.22931">
                <text:p>136.22931</text:p>
              </table:table-cell>
              <table:table-cell office:value-type="float" office:value="130.58974">
                <text:p>130.58974</text:p>
              </table:table-cell>
              <table:table-cell office:value-type="float" office:value="130.59228">
                <text:p>130.59228</text:p>
              </table:table-cell>
              <table:table-cell office:value-type="float" office:value="130.45233">
                <text:p>130.45233</text:p>
              </table:table-cell>
              <table:table-cell office:value-type="float" office:value="131.7269">
                <text:p>131.7269</text:p>
              </table:table-cell>
              <table:table-cell office:value-type="float" office:value="130.6065">
                <text:p>130.6065</text:p>
              </table:table-cell>
              <table:table-cell office:value-type="float" office:value="136.07631">
                <text:p>136.07631</text:p>
              </table:table-cell>
              <table:table-cell office:value-type="float" office:value="132.97465">
                <text:p>132.97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.39518">
                <text:p>131.39518</text:p>
              </table:table-cell>
              <table:table-cell office:value-type="float" office:value="131.64163">
                <text:p>131.64163</text:p>
              </table:table-cell>
              <table:table-cell office:value-type="float" office:value="135.25643">
                <text:p>135.25643</text:p>
              </table:table-cell>
              <table:table-cell office:value-type="float" office:value="135.04765">
                <text:p>135.04765</text:p>
              </table:table-cell>
              <table:table-cell office:value-type="float" office:value="129.40609">
                <text:p>129.40609</text:p>
              </table:table-cell>
              <table:table-cell office:value-type="float" office:value="129.60863">
                <text:p>129.60863</text:p>
              </table:table-cell>
              <table:table-cell office:value-type="float" office:value="129.66625">
                <text:p>129.66625</text:p>
              </table:table-cell>
              <table:table-cell office:value-type="float" office:value="130.73419">
                <text:p>130.73419</text:p>
              </table:table-cell>
              <table:table-cell office:value-type="float" office:value="129.6241">
                <text:p>129.6241</text:p>
              </table:table-cell>
              <table:table-cell office:value-type="float" office:value="135.09569">
                <text:p>135.09569</text:p>
              </table:table-cell>
              <table:table-cell office:value-type="float" office:value="132.18014">
                <text:p>132.18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.59912">
                <text:p>130.59912</text:p>
              </table:table-cell>
              <table:table-cell office:value-type="float" office:value="130.65476">
                <text:p>130.65476</text:p>
              </table:table-cell>
              <table:table-cell office:value-type="float" office:value="134.07396">
                <text:p>134.07396</text:p>
              </table:table-cell>
              <table:table-cell office:value-type="float" office:value="134.26395">
                <text:p>134.26395</text:p>
              </table:table-cell>
              <table:table-cell office:value-type="float" office:value="128.60945">
                <text:p>128.60945</text:p>
              </table:table-cell>
              <table:table-cell office:value-type="float" office:value="128.62211">
                <text:p>128.62211</text:p>
              </table:table-cell>
              <table:table-cell office:value-type="float" office:value="128.48241">
                <text:p>128.48241</text:p>
              </table:table-cell>
              <table:table-cell office:value-type="float" office:value="129.74805">
                <text:p>129.74805</text:p>
              </table:table-cell>
              <table:table-cell office:value-type="float" office:value="128.63664">
                <text:p>128.63664</text:p>
              </table:table-cell>
              <table:table-cell office:value-type="float" office:value="134.1099">
                <text:p>134.1099</text:p>
              </table:table-cell>
              <table:table-cell office:value-type="float" office:value="130.99653">
                <text:p>130.996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.41547">
                <text:p>129.41547</text:p>
              </table:table-cell>
              <table:table-cell office:value-type="float" office:value="129.67234">
                <text:p>129.67234</text:p>
              </table:table-cell>
              <table:table-cell office:value-type="float" office:value="133.28996">
                <text:p>133.28996</text:p>
              </table:table-cell>
              <table:table-cell office:value-type="float" office:value="133.08133">
                <text:p>133.08133</text:p>
              </table:table-cell>
              <table:table-cell office:value-type="float" office:value="127.425">
                <text:p>127.425</text:p>
              </table:table-cell>
              <table:table-cell office:value-type="float" office:value="127.63773">
                <text:p>127.63773</text:p>
              </table:table-cell>
              <table:table-cell office:value-type="float" office:value="127.68547">
                <text:p>127.68547</text:p>
              </table:table-cell>
              <table:table-cell office:value-type="float" office:value="128.76429">
                <text:p>128.76429</text:p>
              </table:table-cell>
              <table:table-cell office:value-type="float" office:value="127.65253">
                <text:p>127.65253</text:p>
              </table:table-cell>
              <table:table-cell office:value-type="float" office:value="133.12919">
                <text:p>133.12919</text:p>
              </table:table-cell>
              <table:table-cell office:value-type="float" office:value="130.21023">
                <text:p>130.21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.62871">
                <text:p>128.62871</text:p>
              </table:table-cell>
              <table:table-cell office:value-type="float" office:value="128.68484">
                <text:p>128.68484</text:p>
              </table:table-cell>
              <table:table-cell office:value-type="float" office:value="132.10677">
                <text:p>132.10677</text:p>
              </table:table-cell>
              <table:table-cell office:value-type="float" office:value="132.29585">
                <text:p>132.29585</text:p>
              </table:table-cell>
              <table:table-cell office:value-type="float" office:value="126.62773">
                <text:p>126.62773</text:p>
              </table:table-cell>
              <table:table-cell office:value-type="float" office:value="126.65052">
                <text:p>126.65052</text:p>
              </table:table-cell>
              <table:table-cell office:value-type="float" office:value="126.50046">
                <text:p>126.50046</text:p>
              </table:table-cell>
              <table:table-cell office:value-type="float" office:value="127.77733">
                <text:p>127.77733</text:p>
              </table:table-cell>
              <table:table-cell office:value-type="float" office:value="126.65561">
                <text:p>126.65561</text:p>
              </table:table-cell>
              <table:table-cell office:value-type="float" office:value="132.14281">
                <text:p>132.14281</text:p>
              </table:table-cell>
              <table:table-cell office:value-type="float" office:value="129.0263">
                <text:p>129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.44435">
                <text:p>127.44435</text:p>
              </table:table-cell>
              <table:table-cell office:value-type="float" office:value="127.69186">
                <text:p>127.69186</text:p>
              </table:table-cell>
              <table:table-cell office:value-type="float" office:value="131.32088">
                <text:p>131.32088</text:p>
              </table:table-cell>
              <table:table-cell office:value-type="float" office:value="131.11177">
                <text:p>131.11177</text:p>
              </table:table-cell>
              <table:table-cell office:value-type="float" office:value="125.64251">
                <text:p>125.64251</text:p>
              </table:table-cell>
              <table:table-cell office:value-type="float" office:value="125.65525">
                <text:p>125.65525</text:p>
              </table:table-cell>
              <table:table-cell office:value-type="float" office:value="125.71322">
                <text:p>125.71322</text:p>
              </table:table-cell>
              <table:table-cell office:value-type="float" office:value="126.78268">
                <text:p>126.78268</text:p>
              </table:table-cell>
              <table:table-cell office:value-type="float" office:value="125.67075">
                <text:p>125.67075</text:p>
              </table:table-cell>
              <table:table-cell office:value-type="float" office:value="131.16015">
                <text:p>131.16015</text:p>
              </table:table-cell>
              <table:table-cell office:value-type="float" office:value="128.23964">
                <text:p>128.23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.64724">
                <text:p>126.64724</text:p>
              </table:table-cell>
              <table:table-cell office:value-type="float" office:value="126.70387">
                <text:p>126.70387</text:p>
              </table:table-cell>
              <table:table-cell office:value-type="float" office:value="130.13677">
                <text:p>130.13677</text:p>
              </table:table-cell>
              <table:table-cell office:value-type="float" office:value="130.3259">
                <text:p>130.3259</text:p>
              </table:table-cell>
              <table:table-cell office:value-type="float" office:value="124.64507">
                <text:p>124.64507</text:p>
              </table:table-cell>
              <table:table-cell office:value-type="float" office:value="124.65755">
                <text:p>124.65755</text:p>
              </table:table-cell>
              <table:table-cell office:value-type="float" office:value="124.51458">
                <text:p>124.51458</text:p>
              </table:table-cell>
              <table:table-cell office:value-type="float" office:value="125.79559">
                <text:p>125.79559</text:p>
              </table:table-cell>
              <table:table-cell office:value-type="float" office:value="124.67338">
                <text:p>124.67338</text:p>
              </table:table-cell>
              <table:table-cell office:value-type="float" office:value="130.17322">
                <text:p>130.17322</text:p>
              </table:table-cell>
              <table:table-cell office:value-type="float" office:value="127.05508">
                <text:p>127.05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.45208">
                <text:p>125.45208</text:p>
              </table:table-cell>
              <table:table-cell office:value-type="float" office:value="125.70898">
                <text:p>125.70898</text:p>
              </table:table-cell>
              <table:table-cell office:value-type="float" office:value="129.35148">
                <text:p>129.35148</text:p>
              </table:table-cell>
              <table:table-cell office:value-type="float" office:value="129.14179">
                <text:p>129.14179</text:p>
              </table:table-cell>
              <table:table-cell office:value-type="float" office:value="123.64329">
                <text:p>123.64329</text:p>
              </table:table-cell>
              <table:table-cell office:value-type="float" office:value="123.65816">
                <text:p>123.65816</text:p>
              </table:table-cell>
              <table:table-cell office:value-type="float" office:value="123.7127">
                <text:p>123.7127</text:p>
              </table:table-cell>
              <table:table-cell office:value-type="float" office:value="124.80996">
                <text:p>124.80996</text:p>
              </table:table-cell>
              <table:table-cell office:value-type="float" office:value="123.67415">
                <text:p>123.67415</text:p>
              </table:table-cell>
              <table:table-cell office:value-type="float" office:value="129.37818">
                <text:p>129.37818</text:p>
              </table:table-cell>
              <table:table-cell office:value-type="float" office:value="126.25773">
                <text:p>126.25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.65403">
                <text:p>124.65403</text:p>
              </table:table-cell>
              <table:table-cell office:value-type="float" office:value="124.71145">
                <text:p>124.71145</text:p>
              </table:table-cell>
              <table:table-cell office:value-type="float" office:value="128.35704">
                <text:p>128.35704</text:p>
              </table:table-cell>
              <table:table-cell office:value-type="float" office:value="128.34483">
                <text:p>128.34483</text:p>
              </table:table-cell>
              <table:table-cell office:value-type="float" office:value="122.64092">
                <text:p>122.64092</text:p>
              </table:table-cell>
              <table:table-cell office:value-type="float" office:value="122.65567">
                <text:p>122.65567</text:p>
              </table:table-cell>
              <table:table-cell office:value-type="float" office:value="122.51095">
                <text:p>122.51095</text:p>
              </table:table-cell>
              <table:table-cell office:value-type="float" office:value="123.82163">
                <text:p>123.82163</text:p>
              </table:table-cell>
              <table:table-cell office:value-type="float" office:value="122.67177">
                <text:p>122.67177</text:p>
              </table:table-cell>
              <table:table-cell office:value-type="float" office:value="128.1927">
                <text:p>128.1927</text:p>
              </table:table-cell>
              <table:table-cell office:value-type="float" office:value="125.06237">
                <text:p>125.06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46166">
                <text:p>123.46166</text:p>
              </table:table-cell>
              <table:table-cell office:value-type="float" office:value="123.7105">
                <text:p>123.7105</text:p>
              </table:table-cell>
              <table:table-cell office:value-type="float" office:value="127.36998">
                <text:p>127.36998</text:p>
              </table:table-cell>
              <table:table-cell office:value-type="float" office:value="127.16023">
                <text:p>127.16023</text:p>
              </table:table-cell>
              <table:table-cell office:value-type="float" office:value="121.63856">
                <text:p>121.63856</text:p>
              </table:table-cell>
              <table:table-cell office:value-type="float" office:value="121.66374">
                <text:p>121.66374</text:p>
              </table:table-cell>
              <table:table-cell office:value-type="float" office:value="121.70932">
                <text:p>121.70932</text:p>
              </table:table-cell>
              <table:table-cell office:value-type="float" office:value="122.82287">
                <text:p>122.82287</text:p>
              </table:table-cell>
              <table:table-cell office:value-type="float" office:value="121.66952">
                <text:p>121.66952</text:p>
              </table:table-cell>
              <table:table-cell office:value-type="float" office:value="127.40649">
                <text:p>127.40649</text:p>
              </table:table-cell>
              <table:table-cell office:value-type="float" office:value="124.26471">
                <text:p>124.26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.65999">
                <text:p>122.65999</text:p>
              </table:table-cell>
              <table:table-cell office:value-type="float" office:value="122.71876">
                <text:p>122.71876</text:p>
              </table:table-cell>
              <table:table-cell office:value-type="float" office:value="126.38472">
                <text:p>126.38472</text:p>
              </table:table-cell>
              <table:table-cell office:value-type="float" office:value="126.37288">
                <text:p>126.37288</text:p>
              </table:table-cell>
              <table:table-cell office:value-type="float" office:value="120.6363">
                <text:p>120.6363</text:p>
              </table:table-cell>
              <table:table-cell office:value-type="float" office:value="120.66154">
                <text:p>120.66154</text:p>
              </table:table-cell>
              <table:table-cell office:value-type="float" office:value="120.71744">
                <text:p>120.71744</text:p>
              </table:table-cell>
              <table:table-cell office:value-type="float" office:value="121.81911">
                <text:p>121.81911</text:p>
              </table:table-cell>
              <table:table-cell office:value-type="float" office:value="120.67765">
                <text:p>120.67765</text:p>
              </table:table-cell>
              <table:table-cell office:value-type="float" office:value="126.22042">
                <text:p>126.22042</text:p>
              </table:table-cell>
              <table:table-cell office:value-type="float" office:value="123.06277">
                <text:p>123.06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4566">
                <text:p>121.4566</text:p>
              </table:table-cell>
              <table:table-cell office:value-type="float" office:value="121.71719">
                <text:p>121.71719</text:p>
              </table:table-cell>
              <table:table-cell office:value-type="float" office:value="125.38711">
                <text:p>125.38711</text:p>
              </table:table-cell>
              <table:table-cell office:value-type="float" office:value="125.18749">
                <text:p>125.18749</text:p>
              </table:table-cell>
              <table:table-cell office:value-type="float" office:value="119.64412">
                <text:p>119.64412</text:p>
              </table:table-cell>
              <table:table-cell office:value-type="float" office:value="119.65945">
                <text:p>119.65945</text:p>
              </table:table-cell>
              <table:table-cell office:value-type="float" office:value="119.71577">
                <text:p>119.71577</text:p>
              </table:table-cell>
              <table:table-cell office:value-type="float" office:value="120.81703">
                <text:p>120.81703</text:p>
              </table:table-cell>
              <table:table-cell office:value-type="float" office:value="119.6756">
                <text:p>119.6756</text:p>
              </table:table-cell>
              <table:table-cell office:value-type="float" office:value="125.424">
                <text:p>125.424</text:p>
              </table:table-cell>
              <table:table-cell office:value-type="float" office:value="122.26998">
                <text:p>122.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.65525">
                <text:p>120.65525</text:p>
              </table:table-cell>
              <table:table-cell office:value-type="float" office:value="120.71549">
                <text:p>120.71549</text:p>
              </table:table-cell>
              <table:table-cell office:value-type="float" office:value="124.40108">
                <text:p>124.40108</text:p>
              </table:table-cell>
              <table:table-cell office:value-type="float" office:value="124.38982">
                <text:p>124.38982</text:p>
              </table:table-cell>
              <table:table-cell office:value-type="float" office:value="118.64197">
                <text:p>118.64197</text:p>
              </table:table-cell>
              <table:table-cell office:value-type="float" office:value="118.65723">
                <text:p>118.65723</text:p>
              </table:table-cell>
              <table:table-cell office:value-type="float" office:value="118.71412">
                <text:p>118.71412</text:p>
              </table:table-cell>
              <table:table-cell office:value-type="float" office:value="119.81365">
                <text:p>119.81365</text:p>
              </table:table-cell>
              <table:table-cell office:value-type="float" office:value="118.67337">
                <text:p>118.67337</text:p>
              </table:table-cell>
              <table:table-cell office:value-type="float" office:value="124.23845">
                <text:p>124.23845</text:p>
              </table:table-cell>
              <table:table-cell office:value-type="float" office:value="121.06721">
                <text:p>121.06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65297">
                <text:p>119.65297</text:p>
              </table:table-cell>
              <table:table-cell office:value-type="float" office:value="119.71334">
                <text:p>119.71334</text:p>
              </table:table-cell>
              <table:table-cell office:value-type="float" office:value="123.40306">
                <text:p>123.40306</text:p>
              </table:table-cell>
              <table:table-cell office:value-type="float" office:value="123.20387">
                <text:p>123.20387</text:p>
              </table:table-cell>
              <table:table-cell office:value-type="float" office:value="117.63971">
                <text:p>117.63971</text:p>
              </table:table-cell>
              <table:table-cell office:value-type="float" office:value="117.65466">
                <text:p>117.65466</text:p>
              </table:table-cell>
              <table:table-cell office:value-type="float" office:value="117.71281">
                <text:p>117.71281</text:p>
              </table:table-cell>
              <table:table-cell office:value-type="float" office:value="118.81241">
                <text:p>118.81241</text:p>
              </table:table-cell>
              <table:table-cell office:value-type="float" office:value="117.67097">
                <text:p>117.67097</text:p>
              </table:table-cell>
              <table:table-cell office:value-type="float" office:value="123.44044">
                <text:p>123.44044</text:p>
              </table:table-cell>
              <table:table-cell office:value-type="float" office:value="120.26476">
                <text:p>120.26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.66064">
                <text:p>118.66064</text:p>
              </table:table-cell>
              <table:table-cell office:value-type="float" office:value="119.71334">
                <text:p>119.71334</text:p>
              </table:table-cell>
              <table:table-cell office:value-type="float" office:value="122.40527">
                <text:p>122.40527</text:p>
              </table:table-cell>
              <table:table-cell office:value-type="float" office:value="122.40672">
                <text:p>122.40672</text:p>
              </table:table-cell>
              <table:table-cell office:value-type="float" office:value="116.63739">
                <text:p>116.63739</text:p>
              </table:table-cell>
              <table:table-cell office:value-type="float" office:value="116.65225">
                <text:p>116.65225</text:p>
              </table:table-cell>
              <table:table-cell office:value-type="float" office:value="116.70992">
                <text:p>116.70992</text:p>
              </table:table-cell>
              <table:table-cell office:value-type="float" office:value="117.80992">
                <text:p>117.80992</text:p>
              </table:table-cell>
              <table:table-cell office:value-type="float" office:value="116.66876">
                <text:p>116.66876</text:p>
              </table:table-cell>
              <table:table-cell office:value-type="float" office:value="122.2486">
                <text:p>122.2486</text:p>
              </table:table-cell>
              <table:table-cell office:value-type="float" office:value="119.06204">
                <text:p>119.06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.65831">
                <text:p>117.65831</text:p>
              </table:table-cell>
              <table:table-cell office:value-type="float" office:value="118.72158">
                <text:p>118.72158</text:p>
              </table:table-cell>
              <table:table-cell office:value-type="float" office:value="121.41169">
                <text:p>121.41169</text:p>
              </table:table-cell>
              <table:table-cell office:value-type="float" office:value="121.4049">
                <text:p>121.4049</text:p>
              </table:table-cell>
              <table:table-cell office:value-type="float" office:value="115.63507">
                <text:p>115.63507</text:p>
              </table:table-cell>
              <table:table-cell office:value-type="float" office:value="115.65019">
                <text:p>115.65019</text:p>
              </table:table-cell>
              <table:table-cell office:value-type="float" office:value="115.70836">
                <text:p>115.70836</text:p>
              </table:table-cell>
              <table:table-cell office:value-type="float" office:value="116.80729">
                <text:p>116.80729</text:p>
              </table:table-cell>
              <table:table-cell office:value-type="float" office:value="115.66629">
                <text:p>115.66629</text:p>
              </table:table-cell>
              <table:table-cell office:value-type="float" office:value="121.44617">
                <text:p>121.44617</text:p>
              </table:table-cell>
              <table:table-cell office:value-type="float" office:value="118.25945">
                <text:p>118.259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6.65636">
                <text:p>116.65636</text:p>
              </table:table-cell>
              <table:table-cell office:value-type="float" office:value="117.7194">
                <text:p>117.7194</text:p>
              </table:table-cell>
              <table:table-cell office:value-type="float" office:value="120.41003">
                <text:p>120.41003</text:p>
              </table:table-cell>
              <table:table-cell office:value-type="float" office:value="120.40259">
                <text:p>120.40259</text:p>
              </table:table-cell>
              <table:table-cell office:value-type="float" office:value="114.63281">
                <text:p>114.63281</text:p>
              </table:table-cell>
              <table:table-cell office:value-type="float" office:value="114.65812">
                <text:p>114.65812</text:p>
              </table:table-cell>
              <table:table-cell office:value-type="float" office:value="114.71529">
                <text:p>114.71529</text:p>
              </table:table-cell>
              <table:table-cell office:value-type="float" office:value="115.8052">
                <text:p>115.8052</text:p>
              </table:table-cell>
              <table:table-cell office:value-type="float" office:value="114.66404">
                <text:p>114.66404</text:p>
              </table:table-cell>
              <table:table-cell office:value-type="float" office:value="120.24394">
                <text:p>120.24394</text:p>
              </table:table-cell>
              <table:table-cell office:value-type="float" office:value="117.2566">
                <text:p>117.2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.65437">
                <text:p>115.65437</text:p>
              </table:table-cell>
              <table:table-cell office:value-type="float" office:value="116.71788">
                <text:p>116.71788</text:p>
              </table:table-cell>
              <table:table-cell office:value-type="float" office:value="119.4079">
                <text:p>119.4079</text:p>
              </table:table-cell>
              <table:table-cell office:value-type="float" office:value="119.40047">
                <text:p>119.40047</text:p>
              </table:table-cell>
              <table:table-cell office:value-type="float" office:value="113.6406">
                <text:p>113.6406</text:p>
              </table:table-cell>
              <table:table-cell office:value-type="float" office:value="113.65599">
                <text:p>113.65599</text:p>
              </table:table-cell>
              <table:table-cell office:value-type="float" office:value="113.71447">
                <text:p>113.71447</text:p>
              </table:table-cell>
              <table:table-cell office:value-type="float" office:value="114.80293">
                <text:p>114.80293</text:p>
              </table:table-cell>
              <table:table-cell office:value-type="float" office:value="113.67285">
                <text:p>113.67285</text:p>
              </table:table-cell>
              <table:table-cell office:value-type="float" office:value="119.44302">
                <text:p>119.44302</text:p>
              </table:table-cell>
              <table:table-cell office:value-type="float" office:value="116.25357">
                <text:p>116.25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.65212">
                <text:p>114.65212</text:p>
              </table:table-cell>
              <table:table-cell office:value-type="float" office:value="115.71636">
                <text:p>115.71636</text:p>
              </table:table-cell>
              <table:table-cell office:value-type="float" office:value="118.40531">
                <text:p>118.40531</text:p>
              </table:table-cell>
              <table:table-cell office:value-type="float" office:value="118.3984">
                <text:p>118.3984</text:p>
              </table:table-cell>
              <table:table-cell office:value-type="float" office:value="112.63842">
                <text:p>112.63842</text:p>
              </table:table-cell>
              <table:table-cell office:value-type="float" office:value="112.65382">
                <text:p>112.65382</text:p>
              </table:table-cell>
              <table:table-cell office:value-type="float" office:value="112.71271">
                <text:p>112.71271</text:p>
              </table:table-cell>
              <table:table-cell office:value-type="float" office:value="113.80032">
                <text:p>113.80032</text:p>
              </table:table-cell>
              <table:table-cell office:value-type="float" office:value="112.66979">
                <text:p>112.66979</text:p>
              </table:table-cell>
              <table:table-cell office:value-type="float" office:value="118.23993">
                <text:p>118.23993</text:p>
              </table:table-cell>
              <table:table-cell office:value-type="float" office:value="115.25215">
                <text:p>115.252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.64957">
                <text:p>113.64957</text:p>
              </table:table-cell>
              <table:table-cell office:value-type="float" office:value="114.71471">
                <text:p>114.71471</text:p>
              </table:table-cell>
              <table:table-cell office:value-type="float" office:value="117.40272">
                <text:p>117.40272</text:p>
              </table:table-cell>
              <table:table-cell office:value-type="float" office:value="117.40714">
                <text:p>117.40714</text:p>
              </table:table-cell>
              <table:table-cell office:value-type="float" office:value="112.63842">
                <text:p>112.63842</text:p>
              </table:table-cell>
              <table:table-cell office:value-type="float" office:value="111.65252">
                <text:p>111.65252</text:p>
              </table:table-cell>
              <table:table-cell office:value-type="float" office:value="111.7102">
                <text:p>111.7102</text:p>
              </table:table-cell>
              <table:table-cell office:value-type="float" office:value="112.79908">
                <text:p>112.79908</text:p>
              </table:table-cell>
              <table:table-cell office:value-type="float" office:value="111.66867">
                <text:p>111.66867</text:p>
              </table:table-cell>
              <table:table-cell office:value-type="float" office:value="117.43891">
                <text:p>117.43891</text:p>
              </table:table-cell>
              <table:table-cell office:value-type="float" office:value="114.2486">
                <text:p>114.2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.64755">
                <text:p>112.64755</text:p>
              </table:table-cell>
              <table:table-cell office:value-type="float" office:value="113.72412">
                <text:p>113.72412</text:p>
              </table:table-cell>
              <table:table-cell office:value-type="float" office:value="116.4003">
                <text:p>116.4003</text:p>
              </table:table-cell>
              <table:table-cell office:value-type="float" office:value="116.40402">
                <text:p>116.40402</text:p>
              </table:table-cell>
              <table:table-cell office:value-type="float" office:value="111.63611">
                <text:p>111.63611</text:p>
              </table:table-cell>
              <table:table-cell office:value-type="float" office:value="110.64901">
                <text:p>110.64901</text:p>
              </table:table-cell>
              <table:table-cell office:value-type="float" office:value="110.70834">
                <text:p>110.70834</text:p>
              </table:table-cell>
              <table:table-cell office:value-type="float" office:value="111.8059">
                <text:p>111.8059</text:p>
              </table:table-cell>
              <table:table-cell office:value-type="float" office:value="110.66571">
                <text:p>110.66571</text:p>
              </table:table-cell>
              <table:table-cell office:value-type="float" office:value="116.23682">
                <text:p>116.23682</text:p>
              </table:table-cell>
              <table:table-cell office:value-type="float" office:value="113.2572">
                <text:p>113.2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.65638">
                <text:p>111.65638</text:p>
              </table:table-cell>
              <table:table-cell office:value-type="float" office:value="112.72128">
                <text:p>112.72128</text:p>
              </table:table-cell>
              <table:table-cell office:value-type="float" office:value="115.39797">
                <text:p>115.39797</text:p>
              </table:table-cell>
              <table:table-cell office:value-type="float" office:value="115.40247">
                <text:p>115.40247</text:p>
              </table:table-cell>
              <table:table-cell office:value-type="float" office:value="110.63391">
                <text:p>110.63391</text:p>
              </table:table-cell>
              <table:table-cell office:value-type="float" office:value="109.6474">
                <text:p>109.6474</text:p>
              </table:table-cell>
              <table:table-cell office:value-type="float" office:value="109.70637">
                <text:p>109.70637</text:p>
              </table:table-cell>
              <table:table-cell office:value-type="float" office:value="110.80422">
                <text:p>110.80422</text:p>
              </table:table-cell>
              <table:table-cell office:value-type="float" office:value="109.66454">
                <text:p>109.66454</text:p>
              </table:table-cell>
              <table:table-cell office:value-type="float" office:value="115.4349">
                <text:p>115.4349</text:p>
              </table:table-cell>
              <table:table-cell office:value-type="float" office:value="112.25404">
                <text:p>112.25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.65327">
                <text:p>110.65327</text:p>
              </table:table-cell>
              <table:table-cell office:value-type="float" office:value="111.72047">
                <text:p>111.72047</text:p>
              </table:table-cell>
              <table:table-cell office:value-type="float" office:value="114.39615">
                <text:p>114.39615</text:p>
              </table:table-cell>
              <table:table-cell office:value-type="float" office:value="114.39925">
                <text:p>114.39925</text:p>
              </table:table-cell>
              <table:table-cell office:value-type="float" office:value="109.63268">
                <text:p>109.63268</text:p>
              </table:table-cell>
              <table:table-cell office:value-type="float" office:value="108.64429">
                <text:p>108.64429</text:p>
              </table:table-cell>
              <table:table-cell office:value-type="float" office:value="108.71441">
                <text:p>108.71441</text:p>
              </table:table-cell>
              <table:table-cell office:value-type="float" office:value="109.80197">
                <text:p>109.80197</text:p>
              </table:table-cell>
              <table:table-cell office:value-type="float" office:value="108.66245">
                <text:p>108.66245</text:p>
              </table:table-cell>
              <table:table-cell office:value-type="float" office:value="114.2325">
                <text:p>114.2325</text:p>
              </table:table-cell>
              <table:table-cell office:value-type="float" office:value="111.25125">
                <text:p>111.25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.65194">
                <text:p>109.65194</text:p>
              </table:table-cell>
              <table:table-cell office:value-type="float" office:value="110.71765">
                <text:p>110.71765</text:p>
              </table:table-cell>
              <table:table-cell office:value-type="float" office:value="113.39274">
                <text:p>113.39274</text:p>
              </table:table-cell>
              <table:table-cell office:value-type="float" office:value="113.39789">
                <text:p>113.39789</text:p>
              </table:table-cell>
              <table:table-cell office:value-type="float" office:value="108.62924">
                <text:p>108.62924</text:p>
              </table:table-cell>
              <table:table-cell office:value-type="float" office:value="107.6528">
                <text:p>107.6528</text:p>
              </table:table-cell>
              <table:table-cell office:value-type="float" office:value="107.71251">
                <text:p>107.71251</text:p>
              </table:table-cell>
              <table:table-cell office:value-type="float" office:value="108.7995">
                <text:p>108.7995</text:p>
              </table:table-cell>
              <table:table-cell office:value-type="float" office:value="107.66002">
                <text:p>107.66002</text:p>
              </table:table-cell>
              <table:table-cell office:value-type="float" office:value="113.44025">
                <text:p>113.44025</text:p>
              </table:table-cell>
              <table:table-cell office:value-type="float" office:value="110.24813">
                <text:p>110.248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8.64864">
                <text:p>108.64864</text:p>
              </table:table-cell>
              <table:table-cell office:value-type="float" office:value="109.7168">
                <text:p>109.7168</text:p>
              </table:table-cell>
              <table:table-cell office:value-type="float" office:value="112.3912">
                <text:p>112.3912</text:p>
              </table:table-cell>
              <table:table-cell office:value-type="float" office:value="112.39561">
                <text:p>112.39561</text:p>
              </table:table-cell>
              <table:table-cell office:value-type="float" office:value="107.62777">
                <text:p>107.62777</text:p>
              </table:table-cell>
              <table:table-cell office:value-type="float" office:value="106.65094">
                <text:p>106.65094</text:p>
              </table:table-cell>
              <table:table-cell office:value-type="float" office:value="106.71173">
                <text:p>106.71173</text:p>
              </table:table-cell>
              <table:table-cell office:value-type="float" office:value="107.79717">
                <text:p>107.79717</text:p>
              </table:table-cell>
              <table:table-cell office:value-type="float" office:value="106.66755">
                <text:p>106.66755</text:p>
              </table:table-cell>
              <table:table-cell office:value-type="float" office:value="112.23809">
                <text:p>112.23809</text:p>
              </table:table-cell>
              <table:table-cell office:value-type="float" office:value="109.24666">
                <text:p>109.24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.64719">
                <text:p>107.64719</text:p>
              </table:table-cell>
              <table:table-cell office:value-type="float" office:value="108.72383">
                <text:p>108.72383</text:p>
              </table:table-cell>
              <table:table-cell office:value-type="float" office:value="111.38898">
                <text:p>111.38898</text:p>
              </table:table-cell>
              <table:table-cell office:value-type="float" office:value="111.39314">
                <text:p>111.39314</text:p>
              </table:table-cell>
              <table:table-cell office:value-type="float" office:value="106.63554">
                <text:p>106.63554</text:p>
              </table:table-cell>
              <table:table-cell office:value-type="float" office:value="105.65326">
                <text:p>105.65326</text:p>
              </table:table-cell>
              <table:table-cell office:value-type="float" office:value="105.71547">
                <text:p>105.71547</text:p>
              </table:table-cell>
              <table:table-cell office:value-type="float" office:value="106.79454">
                <text:p>106.79454</text:p>
              </table:table-cell>
              <table:table-cell office:value-type="float" office:value="105.66987">
                <text:p>105.66987</text:p>
              </table:table-cell>
              <table:table-cell office:value-type="float" office:value="111.43705">
                <text:p>111.43705</text:p>
              </table:table-cell>
              <table:table-cell office:value-type="float" office:value="108.24445">
                <text:p>108.2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64407">
                <text:p>106.64407</text:p>
              </table:table-cell>
              <table:table-cell office:value-type="float" office:value="107.72238">
                <text:p>107.72238</text:p>
              </table:table-cell>
              <table:table-cell office:value-type="float" office:value="110.38634">
                <text:p>110.38634</text:p>
              </table:table-cell>
              <table:table-cell office:value-type="float" office:value="110.40091">
                <text:p>110.40091</text:p>
              </table:table-cell>
              <table:table-cell office:value-type="float" office:value="105.63921">
                <text:p>105.63921</text:p>
              </table:table-cell>
              <table:table-cell office:value-type="float" office:value="104.6546">
                <text:p>104.6546</text:p>
              </table:table-cell>
              <table:table-cell office:value-type="float" office:value="104.71587">
                <text:p>104.71587</text:p>
              </table:table-cell>
              <table:table-cell office:value-type="float" office:value="105.79215">
                <text:p>105.79215</text:p>
              </table:table-cell>
              <table:table-cell office:value-type="float" office:value="104.67122">
                <text:p>104.67122</text:p>
              </table:table-cell>
              <table:table-cell office:value-type="float" office:value="110.4347">
                <text:p>110.4347</text:p>
              </table:table-cell>
              <table:table-cell office:value-type="float" office:value="107.24203">
                <text:p>107.242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.64727">
                <text:p>105.64727</text:p>
              </table:table-cell>
              <table:table-cell office:value-type="float" office:value="106.72149">
                <text:p>106.72149</text:p>
              </table:table-cell>
              <table:table-cell office:value-type="float" office:value="109.39388">
                <text:p>109.39388</text:p>
              </table:table-cell>
              <table:table-cell office:value-type="float" office:value="109.39965">
                <text:p>109.39965</text:p>
              </table:table-cell>
              <table:table-cell office:value-type="float" office:value="104.64024">
                <text:p>104.64024</text:p>
              </table:table-cell>
              <table:table-cell office:value-type="float" office:value="103.65698">
                <text:p>103.65698</text:p>
              </table:table-cell>
              <table:table-cell office:value-type="float" office:value="103.71889">
                <text:p>103.71889</text:p>
              </table:table-cell>
              <table:table-cell office:value-type="float" office:value="104.7953">
                <text:p>104.7953</text:p>
              </table:table-cell>
              <table:table-cell office:value-type="float" office:value="103.67335">
                <text:p>103.67335</text:p>
              </table:table-cell>
              <table:table-cell office:value-type="float" office:value="109.43244">
                <text:p>109.43244</text:p>
              </table:table-cell>
              <table:table-cell office:value-type="float" office:value="106.24084">
                <text:p>106.24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.65849">
                <text:p>104.65849</text:p>
              </table:table-cell>
              <table:table-cell office:value-type="float" office:value="105.72484">
                <text:p>105.72484</text:p>
              </table:table-cell>
              <table:table-cell office:value-type="float" office:value="108.3911">
                <text:p>108.3911</text:p>
              </table:table-cell>
              <table:table-cell office:value-type="float" office:value="108.39634">
                <text:p>108.39634</text:p>
              </table:table-cell>
              <table:table-cell office:value-type="float" office:value="103.64253">
                <text:p>103.64253</text:p>
              </table:table-cell>
              <table:table-cell office:value-type="float" office:value="102.65762">
                <text:p>102.65762</text:p>
              </table:table-cell>
              <table:table-cell office:value-type="float" office:value="102.71935">
                <text:p>102.71935</text:p>
              </table:table-cell>
              <table:table-cell office:value-type="float" office:value="103.79663">
                <text:p>103.79663</text:p>
              </table:table-cell>
              <table:table-cell office:value-type="float" office:value="102.67411">
                <text:p>102.67411</text:p>
              </table:table-cell>
              <table:table-cell office:value-type="float" office:value="108.43095">
                <text:p>108.43095</text:p>
              </table:table-cell>
              <table:table-cell office:value-type="float" office:value="105.25387">
                <text:p>105.253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.66054">
                <text:p>103.66054</text:p>
              </table:table-cell>
              <table:table-cell office:value-type="float" office:value="104.72618">
                <text:p>104.72618</text:p>
              </table:table-cell>
              <table:table-cell office:value-type="float" office:value="107.38827">
                <text:p>107.38827</text:p>
              </table:table-cell>
              <table:table-cell office:value-type="float" office:value="107.39484">
                <text:p>107.39484</text:p>
              </table:table-cell>
              <table:table-cell office:value-type="float" office:value="102.64174">
                <text:p>102.64174</text:p>
              </table:table-cell>
              <table:table-cell office:value-type="float" office:value="101.65906">
                <text:p>101.65906</text:p>
              </table:table-cell>
              <table:table-cell office:value-type="float" office:value="101.73048">
                <text:p>101.73048</text:p>
              </table:table-cell>
              <table:table-cell office:value-type="float" office:value="102.79902">
                <text:p>102.79902</text:p>
              </table:table-cell>
              <table:table-cell office:value-type="float" office:value="101.67692">
                <text:p>101.67692</text:p>
              </table:table-cell>
              <table:table-cell office:value-type="float" office:value="107.4279">
                <text:p>107.4279</text:p>
              </table:table-cell>
              <table:table-cell office:value-type="float" office:value="104.2549">
                <text:p>104.25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.66113">
                <text:p>102.66113</text:p>
              </table:table-cell>
              <table:table-cell office:value-type="float" office:value="103.72881">
                <text:p>103.72881</text:p>
              </table:table-cell>
              <table:table-cell office:value-type="float" office:value="106.38648">
                <text:p>106.38648</text:p>
              </table:table-cell>
              <table:table-cell office:value-type="float" office:value="106.39238">
                <text:p>106.39238</text:p>
              </table:table-cell>
              <table:table-cell office:value-type="float" office:value="101.64344">
                <text:p>101.64344</text:p>
              </table:table-cell>
              <table:table-cell office:value-type="float" office:value="100.65934">
                <text:p>100.65934</text:p>
              </table:table-cell>
              <table:table-cell office:value-type="float" office:value="100.73089">
                <text:p>100.73089</text:p>
              </table:table-cell>
              <table:table-cell office:value-type="float" office:value="101.79961">
                <text:p>101.79961</text:p>
              </table:table-cell>
              <table:table-cell office:value-type="float" office:value="100.67629">
                <text:p>100.67629</text:p>
              </table:table-cell>
              <table:table-cell office:value-type="float" office:value="106.42654">
                <text:p>106.42654</text:p>
              </table:table-cell>
              <table:table-cell office:value-type="float" office:value="103.25719">
                <text:p>103.25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.66238">
                <text:p>101.66238</text:p>
              </table:table-cell>
              <table:table-cell office:value-type="float" office:value="102.73967">
                <text:p>102.73967</text:p>
              </table:table-cell>
              <table:table-cell office:value-type="float" office:value="105.38433">
                <text:p>105.38433</text:p>
              </table:table-cell>
              <table:table-cell office:value-type="float" office:value="105.39185">
                <text:p>105.39185</text:p>
              </table:table-cell>
              <table:table-cell office:value-type="float" office:value="100.64396">
                <text:p>100.64396</text:p>
              </table:table-cell>
              <table:table-cell office:value-type="float" office:value="99.67138">
                <text:p>99.67138</text:p>
              </table:table-cell>
              <table:table-cell office:value-type="float" office:value="99.732">
                <text:p>99.732</text:p>
              </table:table-cell>
              <table:table-cell office:value-type="float" office:value="100.81143">
                <text:p>100.81143</text:p>
              </table:table-cell>
              <table:table-cell office:value-type="float" office:value="99.67857">
                <text:p>99.67857</text:p>
              </table:table-cell>
              <table:table-cell office:value-type="float" office:value="105.42629">
                <text:p>105.42629</text:p>
              </table:table-cell>
              <table:table-cell office:value-type="float" office:value="102.25801">
                <text:p>102.258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.66248">
                <text:p>100.66248</text:p>
              </table:table-cell>
              <table:table-cell office:value-type="float" office:value="101.74288">
                <text:p>101.74288</text:p>
              </table:table-cell>
              <table:table-cell office:value-type="float" office:value="104.3881">
                <text:p>104.3881</text:p>
              </table:table-cell>
              <table:table-cell office:value-type="float" office:value="104.39335">
                <text:p>104.39335</text:p>
              </table:table-cell>
              <table:table-cell office:value-type="float" office:value="99.65549">
                <text:p>99.65549</text:p>
              </table:table-cell>
              <table:table-cell office:value-type="float" office:value="98.67044">
                <text:p>98.67044</text:p>
              </table:table-cell>
              <table:table-cell office:value-type="float" office:value="98.732">
                <text:p>98.732</text:p>
              </table:table-cell>
              <table:table-cell office:value-type="float" office:value="99.81174">
                <text:p>99.81174</text:p>
              </table:table-cell>
              <table:table-cell office:value-type="float" office:value="98.68872">
                <text:p>98.68872</text:p>
              </table:table-cell>
              <table:table-cell office:value-type="float" office:value="104.42957">
                <text:p>104.42957</text:p>
              </table:table-cell>
              <table:table-cell office:value-type="float" office:value="101.26063">
                <text:p>101.26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66475">
                <text:p>99.66475</text:p>
              </table:table-cell>
              <table:table-cell office:value-type="float" office:value="100.74246">
                <text:p>100.74246</text:p>
              </table:table-cell>
              <table:table-cell office:value-type="float" office:value="103.38931">
                <text:p>103.38931</text:p>
              </table:table-cell>
              <table:table-cell office:value-type="float" office:value="103.3962">
                <text:p>103.3962</text:p>
              </table:table-cell>
              <table:table-cell office:value-type="float" office:value="98.65565">
                <text:p>98.65565</text:p>
              </table:table-cell>
              <table:table-cell office:value-type="float" office:value="97.67224">
                <text:p>97.67224</text:p>
              </table:table-cell>
              <table:table-cell office:value-type="float" office:value="97.73377">
                <text:p>97.73377</text:p>
              </table:table-cell>
              <table:table-cell office:value-type="float" office:value="98.81383">
                <text:p>98.81383</text:p>
              </table:table-cell>
              <table:table-cell office:value-type="float" office:value="97.68955">
                <text:p>97.68955</text:p>
              </table:table-cell>
              <table:table-cell office:value-type="float" office:value="103.44043">
                <text:p>103.44043</text:p>
              </table:table-cell>
              <table:table-cell office:value-type="float" office:value="100.25988">
                <text:p>100.25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.66381">
                <text:p>98.66381</text:p>
              </table:table-cell>
              <table:table-cell office:value-type="float" office:value="99.74496">
                <text:p>99.74496</text:p>
              </table:table-cell>
              <table:table-cell office:value-type="float" office:value="102.39154">
                <text:p>102.39154</text:p>
              </table:table-cell>
              <table:table-cell office:value-type="float" office:value="102.39687">
                <text:p>102.39687</text:p>
              </table:table-cell>
              <table:table-cell office:value-type="float" office:value="97.65757">
                <text:p>97.65757</text:p>
              </table:table-cell>
              <table:table-cell office:value-type="float" office:value="96.67212">
                <text:p>96.67212</text:p>
              </table:table-cell>
              <table:table-cell office:value-type="float" office:value="96.73265">
                <text:p>96.73265</text:p>
              </table:table-cell>
              <table:table-cell office:value-type="float" office:value="97.81293">
                <text:p>97.81293</text:p>
              </table:table-cell>
              <table:table-cell office:value-type="float" office:value="96.6897">
                <text:p>96.6897</text:p>
              </table:table-cell>
              <table:table-cell office:value-type="float" office:value="102.44256">
                <text:p>102.44256</text:p>
              </table:table-cell>
              <table:table-cell office:value-type="float" office:value="99.26215">
                <text:p>99.26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66565">
                <text:p>97.66565</text:p>
              </table:table-cell>
              <table:table-cell office:value-type="float" office:value="98.74437">
                <text:p>98.74437</text:p>
              </table:table-cell>
              <table:table-cell office:value-type="float" office:value="101.3922">
                <text:p>101.3922</text:p>
              </table:table-cell>
              <table:table-cell office:value-type="float" office:value="101.39996">
                <text:p>101.39996</text:p>
              </table:table-cell>
              <table:table-cell office:value-type="float" office:value="96.65659">
                <text:p>96.65659</text:p>
              </table:table-cell>
              <table:table-cell office:value-type="float" office:value="95.67243">
                <text:p>95.67243</text:p>
              </table:table-cell>
              <table:table-cell office:value-type="float" office:value="95.73376">
                <text:p>95.73376</text:p>
              </table:table-cell>
              <table:table-cell office:value-type="float" office:value="96.81487">
                <text:p>96.81487</text:p>
              </table:table-cell>
              <table:table-cell office:value-type="float" office:value="95.691">
                <text:p>95.691</text:p>
              </table:table-cell>
              <table:table-cell office:value-type="float" office:value="101.44287">
                <text:p>101.44287</text:p>
              </table:table-cell>
              <table:table-cell office:value-type="float" office:value="98.26188">
                <text:p>98.26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.67544">
                <text:p>96.67544</text:p>
              </table:table-cell>
              <table:table-cell office:value-type="float" office:value="97.74653">
                <text:p>97.74653</text:p>
              </table:table-cell>
              <table:table-cell office:value-type="float" office:value="100.3942">
                <text:p>100.3942</text:p>
              </table:table-cell>
              <table:table-cell office:value-type="float" office:value="100.40964">
                <text:p>100.40964</text:p>
              </table:table-cell>
              <table:table-cell office:value-type="float" office:value="95.65829">
                <text:p>95.65829</text:p>
              </table:table-cell>
              <table:table-cell office:value-type="float" office:value="94.67217">
                <text:p>94.67217</text:p>
              </table:table-cell>
              <table:table-cell office:value-type="float" office:value="94.73343">
                <text:p>94.73343</text:p>
              </table:table-cell>
              <table:table-cell office:value-type="float" office:value="95.81469">
                <text:p>95.81469</text:p>
              </table:table-cell>
              <table:table-cell office:value-type="float" office:value="94.69094">
                <text:p>94.69094</text:p>
              </table:table-cell>
              <table:table-cell office:value-type="float" office:value="100.44538">
                <text:p>100.44538</text:p>
              </table:table-cell>
              <table:table-cell office:value-type="float" office:value="97.27251">
                <text:p>97.27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67573">
                <text:p>95.67573</text:p>
              </table:table-cell>
              <table:table-cell office:value-type="float" office:value="96.75664">
                <text:p>96.75664</text:p>
              </table:table-cell>
              <table:table-cell office:value-type="float" office:value="99.3946">
                <text:p>99.3946</text:p>
              </table:table-cell>
              <table:table-cell office:value-type="float" office:value="99.41238">
                <text:p>99.41238</text:p>
              </table:table-cell>
              <table:table-cell office:value-type="float" office:value="94.65785">
                <text:p>94.65785</text:p>
              </table:table-cell>
              <table:table-cell office:value-type="float" office:value="93.6725">
                <text:p>93.6725</text:p>
              </table:table-cell>
              <table:table-cell office:value-type="float" office:value="93.73359">
                <text:p>93.73359</text:p>
              </table:table-cell>
              <table:table-cell office:value-type="float" office:value="94.81548">
                <text:p>94.81548</text:p>
              </table:table-cell>
              <table:table-cell office:value-type="float" office:value="93.69227">
                <text:p>93.69227</text:p>
              </table:table-cell>
              <table:table-cell office:value-type="float" office:value="99.44568">
                <text:p>99.44568</text:p>
              </table:table-cell>
              <table:table-cell office:value-type="float" office:value="96.27227">
                <text:p>96.27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.67539">
                <text:p>94.67539</text:p>
              </table:table-cell>
              <table:table-cell office:value-type="float" office:value="95.75748">
                <text:p>95.75748</text:p>
              </table:table-cell>
              <table:table-cell office:value-type="float" office:value="98.40691">
                <text:p>98.40691</text:p>
              </table:table-cell>
              <table:table-cell office:value-type="float" office:value="98.41265">
                <text:p>98.41265</text:p>
              </table:table-cell>
              <table:table-cell office:value-type="float" office:value="93.65808">
                <text:p>93.65808</text:p>
              </table:table-cell>
              <table:table-cell office:value-type="float" office:value="92.68197">
                <text:p>92.68197</text:p>
              </table:table-cell>
              <table:table-cell office:value-type="float" office:value="92.74293">
                <text:p>92.74293</text:p>
              </table:table-cell>
              <table:table-cell office:value-type="float" office:value="93.81511">
                <text:p>93.81511</text:p>
              </table:table-cell>
              <table:table-cell office:value-type="float" office:value="92.7007">
                <text:p>92.7007</text:p>
              </table:table-cell>
              <table:table-cell office:value-type="float" office:value="98.44702">
                <text:p>98.44702</text:p>
              </table:table-cell>
              <table:table-cell office:value-type="float" office:value="95.27269">
                <text:p>95.27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67543">
                <text:p>93.67543</text:p>
              </table:table-cell>
              <table:table-cell office:value-type="float" office:value="94.75732">
                <text:p>94.75732</text:p>
              </table:table-cell>
              <table:table-cell office:value-type="float" office:value="97.40699">
                <text:p>97.40699</text:p>
              </table:table-cell>
              <table:table-cell office:value-type="float" office:value="97.41392">
                <text:p>97.41392</text:p>
              </table:table-cell>
              <table:table-cell office:value-type="float" office:value="92.66754">
                <text:p>92.66754</text:p>
              </table:table-cell>
              <table:table-cell office:value-type="float" office:value="91.68288">
                <text:p>91.68288</text:p>
              </table:table-cell>
              <table:table-cell office:value-type="float" office:value="91.7527">
                <text:p>91.7527</text:p>
              </table:table-cell>
              <table:table-cell office:value-type="float" office:value="92.8264">
                <text:p>92.8264</text:p>
              </table:table-cell>
              <table:table-cell office:value-type="float" office:value="91.70178">
                <text:p>91.70178</text:p>
              </table:table-cell>
              <table:table-cell office:value-type="float" office:value="97.44716">
                <text:p>97.44716</text:p>
              </table:table-cell>
              <table:table-cell office:value-type="float" office:value="94.27231">
                <text:p>94.27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67481">
                <text:p>92.67481</text:p>
              </table:table-cell>
              <table:table-cell office:value-type="float" office:value="93.75764">
                <text:p>93.75764</text:p>
              </table:table-cell>
              <table:table-cell office:value-type="float" office:value="96.40782">
                <text:p>96.40782</text:p>
              </table:table-cell>
              <table:table-cell office:value-type="float" office:value="96.41403">
                <text:p>96.41403</text:p>
              </table:table-cell>
              <table:table-cell office:value-type="float" office:value="91.66757">
                <text:p>91.66757</text:p>
              </table:table-cell>
              <table:table-cell office:value-type="float" office:value="90.6909">
                <text:p>90.6909</text:p>
              </table:table-cell>
              <table:table-cell office:value-type="float" office:value="90.75178">
                <text:p>90.75178</text:p>
              </table:table-cell>
              <table:table-cell office:value-type="float" office:value="91.83466">
                <text:p>91.83466</text:p>
              </table:table-cell>
              <table:table-cell office:value-type="float" office:value="90.71105">
                <text:p>90.71105</text:p>
              </table:table-cell>
              <table:table-cell office:value-type="float" office:value="96.44833">
                <text:p>96.44833</text:p>
              </table:table-cell>
              <table:table-cell office:value-type="float" office:value="93.27364">
                <text:p>93.27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.68537">
                <text:p>91.68537</text:p>
              </table:table-cell>
              <table:table-cell office:value-type="float" office:value="92.76702">
                <text:p>92.76702</text:p>
              </table:table-cell>
              <table:table-cell office:value-type="float" office:value="95.40735">
                <text:p>95.40735</text:p>
              </table:table-cell>
              <table:table-cell office:value-type="float" office:value="95.41577">
                <text:p>95.41577</text:p>
              </table:table-cell>
              <table:table-cell office:value-type="float" office:value="90.67698">
                <text:p>90.67698</text:p>
              </table:table-cell>
              <table:table-cell office:value-type="float" office:value="89.69322">
                <text:p>89.69322</text:p>
              </table:table-cell>
              <table:table-cell office:value-type="float" office:value="89.76357">
                <text:p>89.76357</text:p>
              </table:table-cell>
              <table:table-cell office:value-type="float" office:value="90.83534">
                <text:p>90.83534</text:p>
              </table:table-cell>
              <table:table-cell office:value-type="float" office:value="89.71134">
                <text:p>89.71134</text:p>
              </table:table-cell>
              <table:table-cell office:value-type="float" office:value="95.44833">
                <text:p>95.44833</text:p>
              </table:table-cell>
              <table:table-cell office:value-type="float" office:value="92.28184">
                <text:p>92.28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68357">
                <text:p>90.68357</text:p>
              </table:table-cell>
              <table:table-cell office:value-type="float" office:value="91.76834">
                <text:p>91.76834</text:p>
              </table:table-cell>
              <table:table-cell office:value-type="float" office:value="94.4081">
                <text:p>94.4081</text:p>
              </table:table-cell>
              <table:table-cell office:value-type="float" office:value="94.41453">
                <text:p>94.41453</text:p>
              </table:table-cell>
              <table:table-cell office:value-type="float" office:value="89.67783">
                <text:p>89.67783</text:p>
              </table:table-cell>
              <table:table-cell office:value-type="float" office:value="88.70536">
                <text:p>88.70536</text:p>
              </table:table-cell>
              <table:table-cell office:value-type="float" office:value="88.76678">
                <text:p>88.76678</text:p>
              </table:table-cell>
              <table:table-cell office:value-type="float" office:value="89.84357">
                <text:p>89.84357</text:p>
              </table:table-cell>
              <table:table-cell office:value-type="float" office:value="88.72414">
                <text:p>88.72414</text:p>
              </table:table-cell>
              <table:table-cell office:value-type="float" office:value="94.44972">
                <text:p>94.44972</text:p>
              </table:table-cell>
              <table:table-cell office:value-type="float" office:value="91.28211">
                <text:p>91.28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69459">
                <text:p>89.69459</text:p>
              </table:table-cell>
              <table:table-cell office:value-type="float" office:value="90.77683">
                <text:p>90.77683</text:p>
              </table:table-cell>
              <table:table-cell office:value-type="float" office:value="93.40765">
                <text:p>93.40765</text:p>
              </table:table-cell>
              <table:table-cell office:value-type="float" office:value="93.42613">
                <text:p>93.42613</text:p>
              </table:table-cell>
              <table:table-cell office:value-type="float" office:value="88.68973">
                <text:p>88.68973</text:p>
              </table:table-cell>
              <table:table-cell office:value-type="float" office:value="87.7115">
                <text:p>87.7115</text:p>
              </table:table-cell>
              <table:table-cell office:value-type="float" office:value="87.78196">
                <text:p>87.78196</text:p>
              </table:table-cell>
              <table:table-cell office:value-type="float" office:value="88.84446">
                <text:p>88.84446</text:p>
              </table:table-cell>
              <table:table-cell office:value-type="float" office:value="87.73971">
                <text:p>87.73971</text:p>
              </table:table-cell>
              <table:table-cell office:value-type="float" office:value="93.45833">
                <text:p>93.45833</text:p>
              </table:table-cell>
              <table:table-cell office:value-type="float" office:value="90.29121">
                <text:p>90.29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70632">
                <text:p>88.70632</text:p>
              </table:table-cell>
              <table:table-cell office:value-type="float" office:value="89.7785">
                <text:p>89.7785</text:p>
              </table:table-cell>
              <table:table-cell office:value-type="float" office:value="92.41879">
                <text:p>92.41879</text:p>
              </table:table-cell>
              <table:table-cell office:value-type="float" office:value="92.42572">
                <text:p>92.42572</text:p>
              </table:table-cell>
              <table:table-cell office:value-type="float" office:value="87.70633">
                <text:p>87.70633</text:p>
              </table:table-cell>
              <table:table-cell office:value-type="float" office:value="86.72306">
                <text:p>86.72306</text:p>
              </table:table-cell>
              <table:table-cell office:value-type="float" office:value="86.78436">
                <text:p>86.78436</text:p>
              </table:table-cell>
              <table:table-cell office:value-type="float" office:value="87.85636">
                <text:p>87.85636</text:p>
              </table:table-cell>
              <table:table-cell office:value-type="float" office:value="86.74223">
                <text:p>86.74223</text:p>
              </table:table-cell>
              <table:table-cell office:value-type="float" office:value="92.4596">
                <text:p>92.4596</text:p>
              </table:table-cell>
              <table:table-cell office:value-type="float" office:value="89.29304">
                <text:p>89.29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71294">
                <text:p>87.71294</text:p>
              </table:table-cell>
              <table:table-cell office:value-type="float" office:value="88.79051">
                <text:p>88.79051</text:p>
              </table:table-cell>
              <table:table-cell office:value-type="float" office:value="91.42696">
                <text:p>91.42696</text:p>
              </table:table-cell>
              <table:table-cell office:value-type="float" office:value="91.43566">
                <text:p>91.43566</text:p>
              </table:table-cell>
              <table:table-cell office:value-type="float" office:value="86.70794">
                <text:p>86.70794</text:p>
              </table:table-cell>
              <table:table-cell office:value-type="float" office:value="85.72831">
                <text:p>85.72831</text:p>
              </table:table-cell>
              <table:table-cell office:value-type="float" office:value="85.79847">
                <text:p>85.79847</text:p>
              </table:table-cell>
              <table:table-cell office:value-type="float" office:value="86.86323">
                <text:p>86.86323</text:p>
              </table:table-cell>
              <table:table-cell office:value-type="float" office:value="85.75655">
                <text:p>85.75655</text:p>
              </table:table-cell>
              <table:table-cell office:value-type="float" office:value="91.46906">
                <text:p>91.46906</text:p>
              </table:table-cell>
              <table:table-cell office:value-type="float" office:value="88.30621">
                <text:p>88.30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.72436">
                <text:p>86.72436</text:p>
              </table:table-cell>
              <table:table-cell office:value-type="float" office:value="87.79722">
                <text:p>87.79722</text:p>
              </table:table-cell>
              <table:table-cell office:value-type="float" office:value="90.42773">
                <text:p>90.42773</text:p>
              </table:table-cell>
              <table:table-cell office:value-type="float" office:value="90.44493">
                <text:p>90.44493</text:p>
              </table:table-cell>
              <table:table-cell office:value-type="float" office:value="85.71242">
                <text:p>85.71242</text:p>
              </table:table-cell>
              <table:table-cell office:value-type="float" office:value="84.73924">
                <text:p>84.73924</text:p>
              </table:table-cell>
              <table:table-cell office:value-type="float" office:value="84.8004">
                <text:p>84.8004</text:p>
              </table:table-cell>
              <table:table-cell office:value-type="float" office:value="85.87452">
                <text:p>85.87452</text:p>
              </table:table-cell>
              <table:table-cell office:value-type="float" office:value="84.75749">
                <text:p>84.75749</text:p>
              </table:table-cell>
              <table:table-cell office:value-type="float" office:value="90.47902">
                <text:p>90.47902</text:p>
              </table:table-cell>
              <table:table-cell office:value-type="float" office:value="87.31156">
                <text:p>87.31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72969">
                <text:p>85.72969</text:p>
              </table:table-cell>
              <table:table-cell office:value-type="float" office:value="86.80888">
                <text:p>86.80888</text:p>
              </table:table-cell>
              <table:table-cell office:value-type="float" office:value="89.43579">
                <text:p>89.43579</text:p>
              </table:table-cell>
              <table:table-cell office:value-type="float" office:value="89.44549">
                <text:p>89.44549</text:p>
              </table:table-cell>
              <table:table-cell office:value-type="float" office:value="84.72438">
                <text:p>84.72438</text:p>
              </table:table-cell>
              <table:table-cell office:value-type="float" office:value="83.74322">
                <text:p>83.74322</text:p>
              </table:table-cell>
              <table:table-cell office:value-type="float" office:value="83.81397">
                <text:p>83.81397</text:p>
              </table:table-cell>
              <table:table-cell office:value-type="float" office:value="84.87896">
                <text:p>84.87896</text:p>
              </table:table-cell>
              <table:table-cell office:value-type="float" office:value="83.76251">
                <text:p>83.76251</text:p>
              </table:table-cell>
              <table:table-cell office:value-type="float" office:value="89.47822">
                <text:p>89.47822</text:p>
              </table:table-cell>
              <table:table-cell office:value-type="float" office:value="86.32391">
                <text:p>86.323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.73053">
                <text:p>84.73053</text:p>
              </table:table-cell>
              <table:table-cell office:value-type="float" office:value="85.81484">
                <text:p>85.81484</text:p>
              </table:table-cell>
              <table:table-cell office:value-type="float" office:value="88.43866">
                <text:p>88.43866</text:p>
              </table:table-cell>
              <table:table-cell office:value-type="float" office:value="88.45863">
                <text:p>88.45863</text:p>
              </table:table-cell>
              <table:table-cell office:value-type="float" office:value="83.72802">
                <text:p>83.72802</text:p>
              </table:table-cell>
              <table:table-cell office:value-type="float" office:value="82.75489">
                <text:p>82.75489</text:p>
              </table:table-cell>
              <table:table-cell office:value-type="float" office:value="82.81448">
                <text:p>82.81448</text:p>
              </table:table-cell>
              <table:table-cell office:value-type="float" office:value="83.89124">
                <text:p>83.89124</text:p>
              </table:table-cell>
              <table:table-cell office:value-type="float" office:value="82.77322">
                <text:p>82.77322</text:p>
              </table:table-cell>
              <table:table-cell office:value-type="float" office:value="88.49357">
                <text:p>88.49357</text:p>
              </table:table-cell>
              <table:table-cell office:value-type="float" office:value="85.32824">
                <text:p>85.32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74421">
                <text:p>83.74421</text:p>
              </table:table-cell>
              <table:table-cell office:value-type="float" office:value="84.82605">
                <text:p>84.82605</text:p>
              </table:table-cell>
              <table:table-cell office:value-type="float" office:value="87.45078">
                <text:p>87.45078</text:p>
              </table:table-cell>
              <table:table-cell office:value-type="float" office:value="87.46446">
                <text:p>87.46446</text:p>
              </table:table-cell>
              <table:table-cell office:value-type="float" office:value="82.73974">
                <text:p>82.73974</text:p>
              </table:table-cell>
              <table:table-cell office:value-type="float" office:value="81.75805">
                <text:p>81.75805</text:p>
              </table:table-cell>
              <table:table-cell office:value-type="float" office:value="81.82839">
                <text:p>81.82839</text:p>
              </table:table-cell>
              <table:table-cell office:value-type="float" office:value="83.09317">
                <text:p>83.09317</text:p>
              </table:table-cell>
              <table:table-cell office:value-type="float" office:value="81.77636">
                <text:p>81.77636</text:p>
              </table:table-cell>
              <table:table-cell office:value-type="float" office:value="87.49702">
                <text:p>87.49702</text:p>
              </table:table-cell>
              <table:table-cell office:value-type="float" office:value="84.3393">
                <text:p>84.3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.7456">
                <text:p>82.7456</text:p>
              </table:table-cell>
              <table:table-cell office:value-type="float" office:value="83.83024">
                <text:p>83.83024</text:p>
              </table:table-cell>
              <table:table-cell office:value-type="float" office:value="86.4568">
                <text:p>86.4568</text:p>
              </table:table-cell>
              <table:table-cell office:value-type="float" office:value="86.47735">
                <text:p>86.47735</text:p>
              </table:table-cell>
              <table:table-cell office:value-type="float" office:value="81.74292">
                <text:p>81.74292</text:p>
              </table:table-cell>
              <table:table-cell office:value-type="float" office:value="80.76828">
                <text:p>80.76828</text:p>
              </table:table-cell>
              <table:table-cell office:value-type="float" office:value="80.82865">
                <text:p>80.82865</text:p>
              </table:table-cell>
              <table:table-cell office:value-type="float" office:value="81.90708">
                <text:p>81.90708</text:p>
              </table:table-cell>
              <table:table-cell office:value-type="float" office:value="80.7878">
                <text:p>80.7878</text:p>
              </table:table-cell>
              <table:table-cell office:value-type="float" office:value="86.51205">
                <text:p>86.51205</text:p>
              </table:table-cell>
              <table:table-cell office:value-type="float" office:value="83.34416">
                <text:p>83.344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.75878">
                <text:p>81.75878</text:p>
              </table:table-cell>
              <table:table-cell office:value-type="float" office:value="82.84188">
                <text:p>82.84188</text:p>
              </table:table-cell>
              <table:table-cell office:value-type="float" office:value="85.46821">
                <text:p>85.46821</text:p>
              </table:table-cell>
              <table:table-cell office:value-type="float" office:value="85.48198">
                <text:p>85.48198</text:p>
              </table:table-cell>
              <table:table-cell office:value-type="float" office:value="80.75316">
                <text:p>80.75316</text:p>
              </table:table-cell>
              <table:table-cell office:value-type="float" office:value="79.77169">
                <text:p>79.77169</text:p>
              </table:table-cell>
              <table:table-cell office:value-type="float" office:value="79.83112">
                <text:p>79.83112</text:p>
              </table:table-cell>
              <table:table-cell office:value-type="float" office:value="81.1088">
                <text:p>81.1088</text:p>
              </table:table-cell>
              <table:table-cell office:value-type="float" office:value="79.79069">
                <text:p>79.79069</text:p>
              </table:table-cell>
              <table:table-cell office:value-type="float" office:value="85.51436">
                <text:p>85.51436</text:p>
              </table:table-cell>
              <table:table-cell office:value-type="float" office:value="82.35462">
                <text:p>82.354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75917">
                <text:p>80.75917</text:p>
              </table:table-cell>
              <table:table-cell office:value-type="float" office:value="81.8456">
                <text:p>81.8456</text:p>
              </table:table-cell>
              <table:table-cell office:value-type="float" office:value="84.47349">
                <text:p>84.47349</text:p>
              </table:table-cell>
              <table:table-cell office:value-type="float" office:value="84.49296">
                <text:p>84.49296</text:p>
              </table:table-cell>
              <table:table-cell office:value-type="float" office:value="79.75564">
                <text:p>79.75564</text:p>
              </table:table-cell>
              <table:table-cell office:value-type="float" office:value="78.7814">
                <text:p>78.7814</text:p>
              </table:table-cell>
              <table:table-cell office:value-type="float" office:value="78.84115">
                <text:p>78.84115</text:p>
              </table:table-cell>
              <table:table-cell office:value-type="float" office:value="79.92101">
                <text:p>79.92101</text:p>
              </table:table-cell>
              <table:table-cell office:value-type="float" office:value="78.80077">
                <text:p>78.80077</text:p>
              </table:table-cell>
              <table:table-cell office:value-type="float" office:value="84.52863">
                <text:p>84.52863</text:p>
              </table:table-cell>
              <table:table-cell office:value-type="float" office:value="81.3575">
                <text:p>81.3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77176">
                <text:p>79.77176</text:p>
              </table:table-cell>
              <table:table-cell office:value-type="float" office:value="80.85617">
                <text:p>80.85617</text:p>
              </table:table-cell>
              <table:table-cell office:value-type="float" office:value="83.48427">
                <text:p>83.48427</text:p>
              </table:table-cell>
              <table:table-cell office:value-type="float" office:value="83.49787">
                <text:p>83.49787</text:p>
              </table:table-cell>
              <table:table-cell office:value-type="float" office:value="78.76661">
                <text:p>78.76661</text:p>
              </table:table-cell>
              <table:table-cell office:value-type="float" office:value="77.78314">
                <text:p>77.78314</text:p>
              </table:table-cell>
              <table:table-cell office:value-type="float" office:value="77.84416">
                <text:p>77.84416</text:p>
              </table:table-cell>
              <table:table-cell office:value-type="float" office:value="79.12231">
                <text:p>79.12231</text:p>
              </table:table-cell>
              <table:table-cell office:value-type="float" office:value="77.80302">
                <text:p>77.80302</text:p>
              </table:table-cell>
              <table:table-cell office:value-type="float" office:value="83.52954">
                <text:p>83.52954</text:p>
              </table:table-cell>
              <table:table-cell office:value-type="float" office:value="80.36866">
                <text:p>80.36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.77271">
                <text:p>78.77271</text:p>
              </table:table-cell>
              <table:table-cell office:value-type="float" office:value="79.86012">
                <text:p>79.86012</text:p>
              </table:table-cell>
              <table:table-cell office:value-type="float" office:value="82.48738">
                <text:p>82.48738</text:p>
              </table:table-cell>
              <table:table-cell office:value-type="float" office:value="82.49862">
                <text:p>82.49862</text:p>
              </table:table-cell>
              <table:table-cell office:value-type="float" office:value="77.76843">
                <text:p>77.76843</text:p>
              </table:table-cell>
              <table:table-cell office:value-type="float" office:value="76.78278">
                <text:p>76.78278</text:p>
              </table:table-cell>
              <table:table-cell office:value-type="float" office:value="76.85377">
                <text:p>76.85377</text:p>
              </table:table-cell>
              <table:table-cell office:value-type="float" office:value="77.92412">
                <text:p>77.92412</text:p>
              </table:table-cell>
              <table:table-cell office:value-type="float" office:value="76.80288">
                <text:p>76.80288</text:p>
              </table:table-cell>
              <table:table-cell office:value-type="float" office:value="82.54319">
                <text:p>82.54319</text:p>
              </table:table-cell>
              <table:table-cell office:value-type="float" office:value="79.37098">
                <text:p>79.370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77465">
                <text:p>77.77465</text:p>
              </table:table-cell>
              <table:table-cell office:value-type="float" office:value="78.87002">
                <text:p>78.87002</text:p>
              </table:table-cell>
              <table:table-cell office:value-type="float" office:value="81.48767">
                <text:p>81.48767</text:p>
              </table:table-cell>
              <table:table-cell office:value-type="float" office:value="81.51135">
                <text:p>81.51135</text:p>
              </table:table-cell>
              <table:table-cell office:value-type="float" office:value="76.76779">
                <text:p>76.76779</text:p>
              </table:table-cell>
              <table:table-cell office:value-type="float" office:value="75.79412">
                <text:p>75.79412</text:p>
              </table:table-cell>
              <table:table-cell office:value-type="float" office:value="75.85552">
                <text:p>75.85552</text:p>
              </table:table-cell>
              <table:table-cell office:value-type="float" office:value="77.13608">
                <text:p>77.13608</text:p>
              </table:table-cell>
              <table:table-cell office:value-type="float" office:value="75.81576">
                <text:p>75.81576</text:p>
              </table:table-cell>
              <table:table-cell office:value-type="float" office:value="81.54489">
                <text:p>81.54489</text:p>
              </table:table-cell>
              <table:table-cell office:value-type="float" office:value="78.37082">
                <text:p>78.370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.78428">
                <text:p>76.78428</text:p>
              </table:table-cell>
              <table:table-cell office:value-type="float" office:value="77.87219">
                <text:p>77.87219</text:p>
              </table:table-cell>
              <table:table-cell office:value-type="float" office:value="80.50145">
                <text:p>80.50145</text:p>
              </table:table-cell>
              <table:table-cell office:value-type="float" office:value="80.5127">
                <text:p>80.5127</text:p>
              </table:table-cell>
              <table:table-cell office:value-type="float" office:value="75.77937">
                <text:p>75.77937</text:p>
              </table:table-cell>
              <table:table-cell office:value-type="float" office:value="74.79418">
                <text:p>74.79418</text:p>
              </table:table-cell>
              <table:table-cell office:value-type="float" office:value="74.85494">
                <text:p>74.85494</text:p>
              </table:table-cell>
              <table:table-cell office:value-type="float" office:value="75.93734">
                <text:p>75.93734</text:p>
              </table:table-cell>
              <table:table-cell office:value-type="float" office:value="74.81529">
                <text:p>74.81529</text:p>
              </table:table-cell>
              <table:table-cell office:value-type="float" office:value="80.54811">
                <text:p>80.54811</text:p>
              </table:table-cell>
              <table:table-cell office:value-type="float" office:value="77.38265">
                <text:p>77.38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.78572">
                <text:p>75.78572</text:p>
              </table:table-cell>
              <table:table-cell office:value-type="float" office:value="76.8818">
                <text:p>76.8818</text:p>
              </table:table-cell>
              <table:table-cell office:value-type="float" office:value="79.50171">
                <text:p>79.50171</text:p>
              </table:table-cell>
              <table:table-cell office:value-type="float" office:value="79.72393">
                <text:p>79.72393</text:p>
              </table:table-cell>
              <table:table-cell office:value-type="float" office:value="74.77826">
                <text:p>74.77826</text:p>
              </table:table-cell>
              <table:table-cell office:value-type="float" office:value="73.79519">
                <text:p>73.79519</text:p>
              </table:table-cell>
              <table:table-cell office:value-type="float" office:value="73.86601">
                <text:p>73.86601</text:p>
              </table:table-cell>
              <table:table-cell office:value-type="float" office:value="75.13808">
                <text:p>75.13808</text:p>
              </table:table-cell>
              <table:table-cell office:value-type="float" office:value="73.82663">
                <text:p>73.82663</text:p>
              </table:table-cell>
              <table:table-cell office:value-type="float" office:value="79.5584">
                <text:p>79.5584</text:p>
              </table:table-cell>
              <table:table-cell office:value-type="float" office:value="76.38224">
                <text:p>76.38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79486">
                <text:p>74.79486</text:p>
              </table:table-cell>
              <table:table-cell office:value-type="float" office:value="75.88318">
                <text:p>75.88318</text:p>
              </table:table-cell>
              <table:table-cell office:value-type="float" office:value="78.5042">
                <text:p>78.5042</text:p>
              </table:table-cell>
              <table:table-cell office:value-type="float" office:value="78.52562">
                <text:p>78.52562</text:p>
              </table:table-cell>
              <table:table-cell office:value-type="float" office:value="73.77931">
                <text:p>73.77931</text:p>
              </table:table-cell>
              <table:table-cell office:value-type="float" office:value="72.80408">
                <text:p>72.80408</text:p>
              </table:table-cell>
              <table:table-cell office:value-type="float" office:value="72.86513">
                <text:p>72.86513</text:p>
              </table:table-cell>
              <table:table-cell office:value-type="float" office:value="73.94871">
                <text:p>73.94871</text:p>
              </table:table-cell>
              <table:table-cell office:value-type="float" office:value="72.8258">
                <text:p>72.8258</text:p>
              </table:table-cell>
              <table:table-cell office:value-type="float" office:value="78.56104">
                <text:p>78.56104</text:p>
              </table:table-cell>
              <table:table-cell office:value-type="float" office:value="75.38367">
                <text:p>75.383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79703">
                <text:p>73.79703</text:p>
              </table:table-cell>
              <table:table-cell office:value-type="float" office:value="74.88379">
                <text:p>74.88379</text:p>
              </table:table-cell>
              <table:table-cell office:value-type="float" office:value="77.5138">
                <text:p>77.5138</text:p>
              </table:table-cell>
              <table:table-cell office:value-type="float" office:value="77.72653">
                <text:p>77.72653</text:p>
              </table:table-cell>
              <table:table-cell office:value-type="float" office:value="72.78939">
                <text:p>72.78939</text:p>
              </table:table-cell>
              <table:table-cell office:value-type="float" office:value="71.8049">
                <text:p>71.8049</text:p>
              </table:table-cell>
              <table:table-cell office:value-type="float" office:value="71.86585">
                <text:p>71.86585</text:p>
              </table:table-cell>
              <table:table-cell office:value-type="float" office:value="73.1491">
                <text:p>73.1491</text:p>
              </table:table-cell>
              <table:table-cell office:value-type="float" office:value="71.82678">
                <text:p>71.82678</text:p>
              </table:table-cell>
              <table:table-cell office:value-type="float" office:value="77.57189">
                <text:p>77.57189</text:p>
              </table:table-cell>
              <table:table-cell office:value-type="float" office:value="74.39382">
                <text:p>74.393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.79596">
                <text:p>72.79596</text:p>
              </table:table-cell>
              <table:table-cell office:value-type="float" office:value="73.89494">
                <text:p>73.89494</text:p>
              </table:table-cell>
              <table:table-cell office:value-type="float" office:value="76.51689">
                <text:p>76.51689</text:p>
              </table:table-cell>
              <table:table-cell office:value-type="float" office:value="76.53745">
                <text:p>76.53745</text:p>
              </table:table-cell>
              <table:table-cell office:value-type="float" office:value="71.79003">
                <text:p>71.79003</text:p>
              </table:table-cell>
              <table:table-cell office:value-type="float" office:value="70.80362">
                <text:p>70.80362</text:p>
              </table:table-cell>
              <table:table-cell office:value-type="float" office:value="70.87445">
                <text:p>70.87445</text:p>
              </table:table-cell>
              <table:table-cell office:value-type="float" office:value="71.95933">
                <text:p>71.95933</text:p>
              </table:table-cell>
              <table:table-cell office:value-type="float" office:value="70.83566">
                <text:p>70.83566</text:p>
              </table:table-cell>
              <table:table-cell office:value-type="float" office:value="76.57417">
                <text:p>76.57417</text:p>
              </table:table-cell>
              <table:table-cell office:value-type="float" office:value="73.39481">
                <text:p>73.394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79645">
                <text:p>71.79645</text:p>
              </table:table-cell>
              <table:table-cell office:value-type="float" office:value="72.89386">
                <text:p>72.89386</text:p>
              </table:table-cell>
              <table:table-cell office:value-type="float" office:value="75.52628">
                <text:p>75.52628</text:p>
              </table:table-cell>
              <table:table-cell office:value-type="float" office:value="75.73916">
                <text:p>75.73916</text:p>
              </table:table-cell>
              <table:table-cell office:value-type="float" office:value="70.78864">
                <text:p>70.78864</text:p>
              </table:table-cell>
              <table:table-cell office:value-type="float" office:value="69.81399">
                <text:p>69.81399</text:p>
              </table:table-cell>
              <table:table-cell office:value-type="float" office:value="69.87503">
                <text:p>69.87503</text:p>
              </table:table-cell>
              <table:table-cell office:value-type="float" office:value="71.1594">
                <text:p>71.1594</text:p>
              </table:table-cell>
              <table:table-cell office:value-type="float" office:value="70.03541">
                <text:p>70.03541</text:p>
              </table:table-cell>
              <table:table-cell office:value-type="float" office:value="75.5838">
                <text:p>75.5838</text:p>
              </table:table-cell>
              <table:table-cell office:value-type="float" office:value="72.40356">
                <text:p>72.40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80507">
                <text:p>70.80507</text:p>
              </table:table-cell>
              <table:table-cell office:value-type="float" office:value="71.89477">
                <text:p>71.89477</text:p>
              </table:table-cell>
              <table:table-cell office:value-type="float" office:value="74.52776">
                <text:p>74.52776</text:p>
              </table:table-cell>
              <table:table-cell office:value-type="float" office:value="74.54968">
                <text:p>74.54968</text:p>
              </table:table-cell>
              <table:table-cell office:value-type="float" office:value="69.79902">
                <text:p>69.79902</text:p>
              </table:table-cell>
              <table:table-cell office:value-type="float" office:value="68.81249">
                <text:p>68.81249</text:p>
              </table:table-cell>
              <table:table-cell office:value-type="float" office:value="68.87466">
                <text:p>68.87466</text:p>
              </table:table-cell>
              <table:table-cell office:value-type="float" office:value="69.95927">
                <text:p>69.95927</text:p>
              </table:table-cell>
              <table:table-cell office:value-type="float" office:value="68.83497">
                <text:p>68.83497</text:p>
              </table:table-cell>
              <table:table-cell office:value-type="float" office:value="74.58531">
                <text:p>74.58531</text:p>
              </table:table-cell>
              <table:table-cell office:value-type="float" office:value="71.40431">
                <text:p>71.40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.80514">
                <text:p>69.80514</text:p>
              </table:table-cell>
              <table:table-cell office:value-type="float" office:value="70.90376">
                <text:p>70.90376</text:p>
              </table:table-cell>
              <table:table-cell office:value-type="float" office:value="73.52706">
                <text:p>73.52706</text:p>
              </table:table-cell>
              <table:table-cell office:value-type="float" office:value="73.74989">
                <text:p>73.74989</text:p>
              </table:table-cell>
              <table:table-cell office:value-type="float" office:value="68.79739">
                <text:p>68.79739</text:p>
              </table:table-cell>
              <table:table-cell office:value-type="float" office:value="67.81246">
                <text:p>67.81246</text:p>
              </table:table-cell>
              <table:table-cell office:value-type="float" office:value="67.88477">
                <text:p>67.88477</text:p>
              </table:table-cell>
              <table:table-cell office:value-type="float" office:value="69.16918">
                <text:p>69.16918</text:p>
              </table:table-cell>
              <table:table-cell office:value-type="float" office:value="68.04464">
                <text:p>68.04464</text:p>
              </table:table-cell>
              <table:table-cell office:value-type="float" office:value="73.5847">
                <text:p>73.5847</text:p>
              </table:table-cell>
              <table:table-cell office:value-type="float" office:value="70.403">
                <text:p>70.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.80364">
                <text:p>68.80364</text:p>
              </table:table-cell>
              <table:table-cell office:value-type="float" office:value="69.90467">
                <text:p>69.90467</text:p>
              </table:table-cell>
              <table:table-cell office:value-type="float" office:value="72.5382">
                <text:p>72.5382</text:p>
              </table:table-cell>
              <table:table-cell office:value-type="float" office:value="72.55005">
                <text:p>72.55005</text:p>
              </table:table-cell>
              <table:table-cell office:value-type="float" office:value="67.79732">
                <text:p>67.79732</text:p>
              </table:table-cell>
              <table:table-cell office:value-type="float" office:value="66.82073">
                <text:p>66.82073</text:p>
              </table:table-cell>
              <table:table-cell office:value-type="float" office:value="66.88317">
                <text:p>66.88317</text:p>
              </table:table-cell>
              <table:table-cell office:value-type="float" office:value="67.96881">
                <text:p>67.96881</text:p>
              </table:table-cell>
              <table:table-cell office:value-type="float" office:value="66.84395">
                <text:p>66.84395</text:p>
              </table:table-cell>
              <table:table-cell office:value-type="float" office:value="72.59612">
                <text:p>72.59612</text:p>
              </table:table-cell>
              <table:table-cell office:value-type="float" office:value="69.40299">
                <text:p>69.40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81386">
                <text:p>67.81386</text:p>
              </table:table-cell>
              <table:table-cell office:value-type="float" office:value="68.90326">
                <text:p>68.90326</text:p>
              </table:table-cell>
              <table:table-cell office:value-type="float" office:value="71.53703">
                <text:p>71.53703</text:p>
              </table:table-cell>
              <table:table-cell office:value-type="float" office:value="71.75989">
                <text:p>71.75989</text:p>
              </table:table-cell>
              <table:table-cell office:value-type="float" office:value="66.80562">
                <text:p>66.80562</text:p>
              </table:table-cell>
              <table:table-cell office:value-type="float" office:value="65.82023">
                <text:p>65.82023</text:p>
              </table:table-cell>
              <table:table-cell office:value-type="float" office:value="65.88333">
                <text:p>65.88333</text:p>
              </table:table-cell>
              <table:table-cell office:value-type="float" office:value="67.16936">
                <text:p>67.16936</text:p>
              </table:table-cell>
              <table:table-cell office:value-type="float" office:value="66.04349">
                <text:p>66.04349</text:p>
              </table:table-cell>
              <table:table-cell office:value-type="float" office:value="71.59507">
                <text:p>71.59507</text:p>
              </table:table-cell>
              <table:table-cell office:value-type="float" office:value="68.4112">
                <text:p>68.4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8123">
                <text:p>66.8123</text:p>
              </table:table-cell>
              <table:table-cell office:value-type="float" office:value="67.91364">
                <text:p>67.91364</text:p>
              </table:table-cell>
              <table:table-cell office:value-type="float" office:value="70.53766">
                <text:p>70.53766</text:p>
              </table:table-cell>
              <table:table-cell office:value-type="float" office:value="70.55977">
                <text:p>70.55977</text:p>
              </table:table-cell>
              <table:table-cell office:value-type="float" office:value="65.80539">
                <text:p>65.80539</text:p>
              </table:table-cell>
              <table:table-cell office:value-type="float" office:value="64.81834">
                <text:p>64.81834</text:p>
              </table:table-cell>
              <table:table-cell office:value-type="float" office:value="64.8918">
                <text:p>64.8918</text:p>
              </table:table-cell>
              <table:table-cell office:value-type="float" office:value="65.97858">
                <text:p>65.97858</text:p>
              </table:table-cell>
              <table:table-cell office:value-type="float" office:value="64.84279">
                <text:p>64.84279</text:p>
              </table:table-cell>
              <table:table-cell office:value-type="float" office:value="70.59708">
                <text:p>70.59708</text:p>
              </table:table-cell>
              <table:table-cell office:value-type="float" office:value="67.41106">
                <text:p>67.41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.81171">
                <text:p>65.81171</text:p>
              </table:table-cell>
              <table:table-cell office:value-type="float" office:value="66.91181">
                <text:p>66.91181</text:p>
              </table:table-cell>
              <table:table-cell office:value-type="float" office:value="69.5465">
                <text:p>69.5465</text:p>
              </table:table-cell>
              <table:table-cell office:value-type="float" office:value="69.7591">
                <text:p>69.7591</text:p>
              </table:table-cell>
              <table:table-cell office:value-type="float" office:value="64.80329">
                <text:p>64.80329</text:p>
              </table:table-cell>
              <table:table-cell office:value-type="float" office:value="63.8173">
                <text:p>63.8173</text:p>
              </table:table-cell>
              <table:table-cell office:value-type="float" office:value="63.89156">
                <text:p>63.89156</text:p>
              </table:table-cell>
              <table:table-cell office:value-type="float" office:value="65.17756">
                <text:p>65.17756</text:p>
              </table:table-cell>
              <table:table-cell office:value-type="float" office:value="64.05214">
                <text:p>64.05214</text:p>
              </table:table-cell>
              <table:table-cell office:value-type="float" office:value="69.60598">
                <text:p>69.60598</text:p>
              </table:table-cell>
              <table:table-cell office:value-type="float" office:value="66.40894">
                <text:p>66.408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4.81993">
                <text:p>64.81993</text:p>
              </table:table-cell>
              <table:table-cell office:value-type="float" office:value="65.91164">
                <text:p>65.91164</text:p>
              </table:table-cell>
              <table:table-cell office:value-type="float" office:value="68.54633">
                <text:p>68.54633</text:p>
              </table:table-cell>
              <table:table-cell office:value-type="float" office:value="68.56832">
                <text:p>68.56832</text:p>
              </table:table-cell>
              <table:table-cell office:value-type="float" office:value="63.80257">
                <text:p>63.80257</text:p>
              </table:table-cell>
              <table:table-cell office:value-type="float" office:value="62.82452">
                <text:p>62.82452</text:p>
              </table:table-cell>
              <table:table-cell office:value-type="float" office:value="62.88854">
                <text:p>62.88854</text:p>
              </table:table-cell>
              <table:table-cell office:value-type="float" office:value="63.97491">
                <text:p>63.97491</text:p>
              </table:table-cell>
              <table:table-cell office:value-type="float" office:value="62.85117">
                <text:p>62.85117</text:p>
              </table:table-cell>
              <table:table-cell office:value-type="float" office:value="68.60615">
                <text:p>68.60615</text:p>
              </table:table-cell>
              <table:table-cell office:value-type="float" office:value="65.41876">
                <text:p>65.41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.8191">
                <text:p>63.8191</text:p>
              </table:table-cell>
              <table:table-cell office:value-type="float" office:value="64.91976">
                <text:p>64.91976</text:p>
              </table:table-cell>
              <table:table-cell office:value-type="float" office:value="67.54448">
                <text:p>67.54448</text:p>
              </table:table-cell>
              <table:table-cell office:value-type="float" office:value="67.7675">
                <text:p>67.7675</text:p>
              </table:table-cell>
              <table:table-cell office:value-type="float" office:value="62.81022">
                <text:p>62.81022</text:p>
              </table:table-cell>
              <table:table-cell office:value-type="float" office:value="61.82328">
                <text:p>61.82328</text:p>
              </table:table-cell>
              <table:table-cell office:value-type="float" office:value="61.89828">
                <text:p>61.89828</text:p>
              </table:table-cell>
              <table:table-cell office:value-type="float" office:value="63.1735">
                <text:p>63.1735</text:p>
              </table:table-cell>
              <table:table-cell office:value-type="float" office:value="62.05044">
                <text:p>62.05044</text:p>
              </table:table-cell>
              <table:table-cell office:value-type="float" office:value="67.60487">
                <text:p>67.60487</text:p>
              </table:table-cell>
              <table:table-cell office:value-type="float" office:value="64.41652">
                <text:p>64.41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.81653">
                <text:p>62.81653</text:p>
              </table:table-cell>
              <table:table-cell office:value-type="float" office:value="63.919">
                <text:p>63.919</text:p>
              </table:table-cell>
              <table:table-cell office:value-type="float" office:value="66.54446">
                <text:p>66.54446</text:p>
              </table:table-cell>
              <table:table-cell office:value-type="float" office:value="66.56654">
                <text:p>66.56654</text:p>
              </table:table-cell>
              <table:table-cell office:value-type="float" office:value="61.80922">
                <text:p>61.80922</text:p>
              </table:table-cell>
              <table:table-cell office:value-type="float" office:value="61.02166">
                <text:p>61.02166</text:p>
              </table:table-cell>
              <table:table-cell office:value-type="float" office:value="60.89629">
                <text:p>60.89629</text:p>
              </table:table-cell>
              <table:table-cell office:value-type="float" office:value="61.98194">
                <text:p>61.98194</text:p>
              </table:table-cell>
              <table:table-cell office:value-type="float" office:value="60.85917">
                <text:p>60.85917</text:p>
              </table:table-cell>
              <table:table-cell office:value-type="float" office:value="66.61469">
                <text:p>66.61469</text:p>
              </table:table-cell>
              <table:table-cell office:value-type="float" office:value="63.41566">
                <text:p>63.41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8152">
                <text:p>61.8152</text:p>
              </table:table-cell>
              <table:table-cell office:value-type="float" office:value="62.91668">
                <text:p>62.91668</text:p>
              </table:table-cell>
              <table:table-cell office:value-type="float" office:value="65.55236">
                <text:p>65.55236</text:p>
              </table:table-cell>
              <table:table-cell office:value-type="float" office:value="65.76566">
                <text:p>65.76566</text:p>
              </table:table-cell>
              <table:table-cell office:value-type="float" office:value="60.80674">
                <text:p>60.80674</text:p>
              </table:table-cell>
              <table:table-cell office:value-type="float" office:value="59.81912">
                <text:p>59.81912</text:p>
              </table:table-cell>
              <table:table-cell office:value-type="float" office:value="59.89569">
                <text:p>59.89569</text:p>
              </table:table-cell>
              <table:table-cell office:value-type="float" office:value="61.18079">
                <text:p>61.18079</text:p>
              </table:table-cell>
              <table:table-cell office:value-type="float" office:value="60.05791">
                <text:p>60.05791</text:p>
              </table:table-cell>
              <table:table-cell office:value-type="float" office:value="65.61322">
                <text:p>65.61322</text:p>
              </table:table-cell>
              <table:table-cell office:value-type="float" office:value="62.41334">
                <text:p>62.41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82257">
                <text:p>60.82257</text:p>
              </table:table-cell>
              <table:table-cell office:value-type="float" office:value="61.91547">
                <text:p>61.91547</text:p>
              </table:table-cell>
              <table:table-cell office:value-type="float" office:value="64.55181">
                <text:p>64.55181</text:p>
              </table:table-cell>
              <table:table-cell office:value-type="float" office:value="64.57434">
                <text:p>64.57434</text:p>
              </table:table-cell>
              <table:table-cell office:value-type="float" office:value="59.8055">
                <text:p>59.8055</text:p>
              </table:table-cell>
              <table:table-cell office:value-type="float" office:value="57.89642">
                <text:p>57.89642</text:p>
              </table:table-cell>
              <table:table-cell office:value-type="float" office:value="57.90179">
                <text:p>57.90179</text:p>
              </table:table-cell>
              <table:table-cell office:value-type="float" office:value="61.18079">
                <text:p>61.18079</text:p>
              </table:table-cell>
              <table:table-cell office:value-type="float" office:value="60.05791">
                <text:p>60.05791</text:p>
              </table:table-cell>
              <table:table-cell office:value-type="float" office:value="64.61161">
                <text:p>64.61161</text:p>
              </table:table-cell>
              <table:table-cell office:value-type="float" office:value="61.42224">
                <text:p>61.42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82104">
                <text:p>59.82104</text:p>
              </table:table-cell>
              <table:table-cell office:value-type="float" office:value="60.92282">
                <text:p>60.92282</text:p>
              </table:table-cell>
              <table:table-cell office:value-type="float" office:value="64.55181">
                <text:p>64.55181</text:p>
              </table:table-cell>
              <table:table-cell office:value-type="float" office:value="63.77327">
                <text:p>63.77327</text:p>
              </table:table-cell>
              <table:table-cell office:value-type="float" office:value="59.8055">
                <text:p>59.8055</text:p>
              </table:table-cell>
              <table:table-cell office:value-type="float" office:value="57.89642">
                <text:p>57.89642</text:p>
              </table:table-cell>
              <table:table-cell office:value-type="float" office:value="57.90179">
                <text:p>57.90179</text:p>
              </table:table-cell>
              <table:table-cell office:value-type="float" office:value="59.97864">
                <text:p>59.97864</text:p>
              </table:table-cell>
              <table:table-cell office:value-type="float" office:value="58.09048">
                <text:p>58.09048</text:p>
              </table:table-cell>
              <table:table-cell office:value-type="float" office:value="64.61161">
                <text:p>64.61161</text:p>
              </table:table-cell>
              <table:table-cell office:value-type="float" office:value="60.4194">
                <text:p>60.41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82104">
                <text:p>59.82104</text:p>
              </table:table-cell>
              <table:table-cell office:value-type="float" office:value="59.92144">
                <text:p>59.92144</text:p>
              </table:table-cell>
              <table:table-cell office:value-type="float" office:value="63.54948">
                <text:p>63.54948</text:p>
              </table:table-cell>
              <table:table-cell office:value-type="float" office:value="62.6098">
                <text:p>62.6098</text:p>
              </table:table-cell>
              <table:table-cell office:value-type="float" office:value="57.86427">
                <text:p>57.86427</text:p>
              </table:table-cell>
              <table:table-cell office:value-type="float" office:value="56.21229">
                <text:p>56.21229</text:p>
              </table:table-cell>
              <table:table-cell office:value-type="float" office:value="56.03788">
                <text:p>56.03788</text:p>
              </table:table-cell>
              <table:table-cell office:value-type="float" office:value="58.11421">
                <text:p>58.11421</text:p>
              </table:table-cell>
              <table:table-cell office:value-type="float" office:value="58.09048">
                <text:p>58.09048</text:p>
              </table:table-cell>
              <table:table-cell office:value-type="float" office:value="62.67239">
                <text:p>62.67239</text:p>
              </table:table-cell>
              <table:table-cell office:value-type="float" office:value="59.41857">
                <text:p>59.41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.81843">
                <text:p>58.81843</text:p>
              </table:table-cell>
              <table:table-cell office:value-type="float" office:value="58.91846">
                <text:p>58.91846</text:p>
              </table:table-cell>
              <table:table-cell office:value-type="float" office:value="62.60175">
                <text:p>62.60175</text:p>
              </table:table-cell>
              <table:table-cell office:value-type="float" office:value="62.6098">
                <text:p>62.6098</text:p>
              </table:table-cell>
              <table:table-cell office:value-type="float" office:value="57.86427">
                <text:p>57.86427</text:p>
              </table:table-cell>
              <table:table-cell office:value-type="float" office:value="54.79154">
                <text:p>54.79154</text:p>
              </table:table-cell>
              <table:table-cell office:value-type="float" office:value="54.44096">
                <text:p>54.44096</text:p>
              </table:table-cell>
              <table:table-cell office:value-type="float" office:value="58.11421">
                <text:p>58.11421</text:p>
              </table:table-cell>
              <table:table-cell office:value-type="float" office:value="56.32936">
                <text:p>56.32936</text:p>
              </table:table-cell>
              <table:table-cell office:value-type="float" office:value="62.67239">
                <text:p>62.67239</text:p>
              </table:table-cell>
              <table:table-cell office:value-type="float" office:value="59.41857">
                <text:p>59.4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87018">
                <text:p>57.87018</text:p>
              </table:table-cell>
              <table:table-cell office:value-type="float" office:value="57.91946">
                <text:p>57.91946</text:p>
              </table:table-cell>
              <table:table-cell office:value-type="float" office:value="61.69573">
                <text:p>61.69573</text:p>
              </table:table-cell>
              <table:table-cell office:value-type="float" office:value="61.88524">
                <text:p>61.88524</text:p>
              </table:table-cell>
              <table:table-cell office:value-type="float" office:value="56.15278">
                <text:p>56.15278</text:p>
              </table:table-cell>
              <table:table-cell office:value-type="float" office:value="53.58332">
                <text:p>53.58332</text:p>
              </table:table-cell>
              <table:table-cell office:value-type="float" office:value="53.08424">
                <text:p>53.08424</text:p>
              </table:table-cell>
              <table:table-cell office:value-type="float" office:value="56.51587">
                <text:p>56.51587</text:p>
              </table:table-cell>
              <table:table-cell office:value-type="float" office:value="54.83264">
                <text:p>54.83264</text:p>
              </table:table-cell>
              <table:table-cell office:value-type="float" office:value="60.96155">
                <text:p>60.96155</text:p>
              </table:table-cell>
              <table:table-cell office:value-type="float" office:value="57.46767">
                <text:p>57.46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95425">
                <text:p>56.95425</text:p>
              </table:table-cell>
              <table:table-cell office:value-type="float" office:value="56.96204">
                <text:p>56.96204</text:p>
              </table:table-cell>
              <table:table-cell office:value-type="float" office:value="61.69573">
                <text:p>61.69573</text:p>
              </table:table-cell>
              <table:table-cell office:value-type="float" office:value="60.88577">
                <text:p>60.88577</text:p>
              </table:table-cell>
              <table:table-cell office:value-type="float" office:value="54.70678">
                <text:p>54.70678</text:p>
              </table:table-cell>
              <table:table-cell office:value-type="float" office:value="52.41549">
                <text:p>52.41549</text:p>
              </table:table-cell>
              <table:table-cell office:value-type="float" office:value="51.83616">
                <text:p>51.83616</text:p>
              </table:table-cell>
              <table:table-cell office:value-type="float" office:value="55.15859">
                <text:p>55.15859</text:p>
              </table:table-cell>
              <table:table-cell office:value-type="float" office:value="53.5499">
                <text:p>53.5499</text:p>
              </table:table-cell>
              <table:table-cell office:value-type="float" office:value="59.51566">
                <text:p>59.51566</text:p>
              </table:table-cell>
              <table:table-cell office:value-type="float" office:value="57.46767">
                <text:p>57.46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95425">
                <text:p>56.95425</text:p>
              </table:table-cell>
              <table:table-cell office:value-type="float" office:value="56.96204">
                <text:p>56.96204</text:p>
              </table:table-cell>
              <table:table-cell office:value-type="float" office:value="60.90086">
                <text:p>60.90086</text:p>
              </table:table-cell>
              <table:table-cell office:value-type="float" office:value="60.26365">
                <text:p>60.26365</text:p>
              </table:table-cell>
              <table:table-cell office:value-type="float" office:value="53.44773">
                <text:p>53.44773</text:p>
              </table:table-cell>
              <table:table-cell office:value-type="float" office:value="51.22614">
                <text:p>51.22614</text:p>
              </table:table-cell>
              <table:table-cell office:value-type="float" office:value="50.56385">
                <text:p>50.56385</text:p>
              </table:table-cell>
              <table:table-cell office:value-type="float" office:value="53.91922">
                <text:p>53.91922</text:p>
              </table:table-cell>
              <table:table-cell office:value-type="float" office:value="52.31035">
                <text:p>52.31035</text:p>
              </table:table-cell>
              <table:table-cell office:value-type="float" office:value="58.25374">
                <text:p>58.25374</text:p>
              </table:table-cell>
              <table:table-cell office:value-type="float" office:value="55.76719">
                <text:p>55.76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16869">
                <text:p>56.16869</text:p>
              </table:table-cell>
              <table:table-cell office:value-type="float" office:value="56.0903">
                <text:p>56.0903</text:p>
              </table:table-cell>
              <table:table-cell office:value-type="float" office:value="60.08717">
                <text:p>60.08717</text:p>
              </table:table-cell>
              <table:table-cell office:value-type="float" office:value="59.40599">
                <text:p>59.40599</text:p>
              </table:table-cell>
              <table:table-cell office:value-type="float" office:value="52.20654">
                <text:p>52.20654</text:p>
              </table:table-cell>
              <table:table-cell office:value-type="float" office:value="50.02394">
                <text:p>50.02394</text:p>
              </table:table-cell>
              <table:table-cell office:value-type="float" office:value="49.30996">
                <text:p>49.30996</text:p>
              </table:table-cell>
              <table:table-cell office:value-type="float" office:value="52.85943">
                <text:p>52.85943</text:p>
              </table:table-cell>
              <table:table-cell office:value-type="float" office:value="51.0378">
                <text:p>51.0378</text:p>
              </table:table-cell>
              <table:table-cell office:value-type="float" office:value="57.00609">
                <text:p>57.00609</text:p>
              </table:table-cell>
              <table:table-cell office:value-type="float" office:value="54.30999">
                <text:p>54.309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35518">
                <text:p>55.35518</text:p>
              </table:table-cell>
              <table:table-cell office:value-type="float" office:value="55.22536">
                <text:p>55.22536</text:p>
              </table:table-cell>
              <table:table-cell office:value-type="float" office:value="59.44453">
                <text:p>59.44453</text:p>
              </table:table-cell>
              <table:table-cell office:value-type="float" office:value="58.88381">
                <text:p>58.88381</text:p>
              </table:table-cell>
              <table:table-cell office:value-type="float" office:value="50.94018">
                <text:p>50.94018</text:p>
              </table:table-cell>
              <table:table-cell office:value-type="float" office:value="48.86144">
                <text:p>48.86144</text:p>
              </table:table-cell>
              <table:table-cell office:value-type="float" office:value="48.03865">
                <text:p>48.03865</text:p>
              </table:table-cell>
              <table:table-cell office:value-type="float" office:value="51.59425">
                <text:p>51.59425</text:p>
              </table:table-cell>
              <table:table-cell office:value-type="float" office:value="49.7652">
                <text:p>49.7652</text:p>
              </table:table-cell>
              <table:table-cell office:value-type="float" office:value="55.73456">
                <text:p>55.73456</text:p>
              </table:table-cell>
              <table:table-cell office:value-type="float" office:value="53.06075">
                <text:p>53.06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71272">
                <text:p>54.71272</text:p>
              </table:table-cell>
              <table:table-cell office:value-type="float" office:value="55.22536">
                <text:p>55.22536</text:p>
              </table:table-cell>
              <table:table-cell office:value-type="float" office:value="58.74016">
                <text:p>58.74016</text:p>
              </table:table-cell>
              <table:table-cell office:value-type="float" office:value="58.14044">
                <text:p>58.14044</text:p>
              </table:table-cell>
              <table:table-cell office:value-type="float" office:value="49.67074">
                <text:p>49.67074</text:p>
              </table:table-cell>
              <table:table-cell office:value-type="float" office:value="48.86144">
                <text:p>48.86144</text:p>
              </table:table-cell>
              <table:table-cell office:value-type="float" office:value="46.75437">
                <text:p>46.75437</text:p>
              </table:table-cell>
              <table:table-cell office:value-type="float" office:value="50.28541">
                <text:p>50.28541</text:p>
              </table:table-cell>
              <table:table-cell office:value-type="float" office:value="48.49412">
                <text:p>48.49412</text:p>
              </table:table-cell>
              <table:table-cell office:value-type="float" office:value="54.45744">
                <text:p>54.45744</text:p>
              </table:table-cell>
              <table:table-cell office:value-type="float" office:value="51.80965">
                <text:p>51.80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99845">
                <text:p>53.99845</text:p>
              </table:table-cell>
              <table:table-cell office:value-type="float" office:value="54.50569">
                <text:p>54.50569</text:p>
              </table:table-cell>
              <table:table-cell office:value-type="float" office:value="58.19594">
                <text:p>58.19594</text:p>
              </table:table-cell>
              <table:table-cell office:value-type="float" office:value="57.63701">
                <text:p>57.63701</text:p>
              </table:table-cell>
              <table:table-cell office:value-type="float" office:value="48.43607">
                <text:p>48.43607</text:p>
              </table:table-cell>
              <table:table-cell office:value-type="float" office:value="47.64248">
                <text:p>47.64248</text:p>
              </table:table-cell>
              <table:table-cell office:value-type="float" office:value="45.46711">
                <text:p>45.46711</text:p>
              </table:table-cell>
              <table:table-cell office:value-type="float" office:value="48.97042">
                <text:p>48.97042</text:p>
              </table:table-cell>
              <table:table-cell office:value-type="float" office:value="47.21941">
                <text:p>47.21941</text:p>
              </table:table-cell>
              <table:table-cell office:value-type="float" office:value="53.15729">
                <text:p>53.15729</text:p>
              </table:table-cell>
              <table:table-cell office:value-type="float" office:value="50.55207">
                <text:p>50.55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46363">
                <text:p>53.46363</text:p>
              </table:table-cell>
              <table:table-cell office:value-type="float" office:value="53.74203">
                <text:p>53.74203</text:p>
              </table:table-cell>
              <table:table-cell office:value-type="float" office:value="57.49661">
                <text:p>57.49661</text:p>
              </table:table-cell>
              <table:table-cell office:value-type="float" office:value="56.87646">
                <text:p>56.87646</text:p>
              </table:table-cell>
              <table:table-cell office:value-type="float" office:value="47.13017">
                <text:p>47.13017</text:p>
              </table:table-cell>
              <table:table-cell office:value-type="float" office:value="46.43674">
                <text:p>46.43674</text:p>
              </table:table-cell>
              <table:table-cell office:value-type="float" office:value="44.15607">
                <text:p>44.15607</text:p>
              </table:table-cell>
              <table:table-cell office:value-type="float" office:value="47.63275">
                <text:p>47.63275</text:p>
              </table:table-cell>
              <table:table-cell office:value-type="float" office:value="45.93154">
                <text:p>45.93154</text:p>
              </table:table-cell>
              <table:table-cell office:value-type="float" office:value="51.85401">
                <text:p>51.85401</text:p>
              </table:table-cell>
              <table:table-cell office:value-type="float" office:value="49.26114">
                <text:p>49.26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76382">
                <text:p>52.76382</text:p>
              </table:table-cell>
              <table:table-cell office:value-type="float" office:value="53.17597">
                <text:p>53.17597</text:p>
              </table:table-cell>
              <table:table-cell office:value-type="float" office:value="56.94585">
                <text:p>56.94585</text:p>
              </table:table-cell>
              <table:table-cell office:value-type="float" office:value="56.37719">
                <text:p>56.37719</text:p>
              </table:table-cell>
              <table:table-cell office:value-type="float" office:value="45.81273">
                <text:p>45.81273</text:p>
              </table:table-cell>
              <table:table-cell office:value-type="float" office:value="45.22934">
                <text:p>45.22934</text:p>
              </table:table-cell>
              <table:table-cell office:value-type="float" office:value="42.86512">
                <text:p>42.86512</text:p>
              </table:table-cell>
              <table:table-cell office:value-type="float" office:value="47.63275">
                <text:p>47.63275</text:p>
              </table:table-cell>
              <table:table-cell office:value-type="float" office:value="45.93154">
                <text:p>45.93154</text:p>
              </table:table-cell>
              <table:table-cell office:value-type="float" office:value="50.52681">
                <text:p>50.52681</text:p>
              </table:table-cell>
              <table:table-cell office:value-type="float" office:value="48.02827">
                <text:p>48.02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21245">
                <text:p>52.21245</text:p>
              </table:table-cell>
              <table:table-cell office:value-type="float" office:value="52.46889">
                <text:p>52.46889</text:p>
              </table:table-cell>
              <table:table-cell office:value-type="float" office:value="56.24973">
                <text:p>56.24973</text:p>
              </table:table-cell>
              <table:table-cell office:value-type="float" office:value="55.60906">
                <text:p>55.60906</text:p>
              </table:table-cell>
              <table:table-cell office:value-type="float" office:value="45.01025">
                <text:p>45.01025</text:p>
              </table:table-cell>
              <table:table-cell office:value-type="float" office:value="43.99944">
                <text:p>43.99944</text:p>
              </table:table-cell>
              <table:table-cell office:value-type="float" office:value="42.86512">
                <text:p>42.86512</text:p>
              </table:table-cell>
              <table:table-cell office:value-type="float" office:value="46.29177">
                <text:p>46.29177</text:p>
              </table:table-cell>
              <table:table-cell office:value-type="float" office:value="44.61991">
                <text:p>44.61991</text:p>
              </table:table-cell>
              <table:table-cell office:value-type="float" office:value="50.52681">
                <text:p>50.52681</text:p>
              </table:table-cell>
              <table:table-cell office:value-type="float" office:value="46.71348">
                <text:p>46.71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.50707">
                <text:p>51.50707</text:p>
              </table:table-cell>
              <table:table-cell office:value-type="float" office:value="51.90702">
                <text:p>51.90702</text:p>
              </table:table-cell>
              <table:table-cell office:value-type="float" office:value="55.69038">
                <text:p>55.69038</text:p>
              </table:table-cell>
              <table:table-cell office:value-type="float" office:value="55.09404">
                <text:p>55.09404</text:p>
              </table:table-cell>
              <table:table-cell office:value-type="float" office:value="44.47438">
                <text:p>44.47438</text:p>
              </table:table-cell>
              <table:table-cell office:value-type="float" office:value="42.76929">
                <text:p>42.76929</text:p>
              </table:table-cell>
              <table:table-cell office:value-type="float" office:value="41.55891">
                <text:p>41.55891</text:p>
              </table:table-cell>
              <table:table-cell office:value-type="float" office:value="44.92753">
                <text:p>44.92753</text:p>
              </table:table-cell>
              <table:table-cell office:value-type="float" office:value="43.31662">
                <text:p>43.31662</text:p>
              </table:table-cell>
              <table:table-cell office:value-type="float" office:value="49.19555">
                <text:p>49.19555</text:p>
              </table:table-cell>
              <table:table-cell office:value-type="float" office:value="45.38428">
                <text:p>45.38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.94609">
                <text:p>50.94609</text:p>
              </table:table-cell>
              <table:table-cell office:value-type="float" office:value="50.69526">
                <text:p>50.69526</text:p>
              </table:table-cell>
              <table:table-cell office:value-type="float" office:value="54.97961">
                <text:p>54.97961</text:p>
              </table:table-cell>
              <table:table-cell office:value-type="float" office:value="54.31727">
                <text:p>54.31727</text:p>
              </table:table-cell>
              <table:table-cell office:value-type="float" office:value="43.69">
                <text:p>43.69</text:p>
              </table:table-cell>
              <table:table-cell office:value-type="float" office:value="41.51826">
                <text:p>41.51826</text:p>
              </table:table-cell>
              <table:table-cell office:value-type="float" office:value="40.24329">
                <text:p>40.24329</text:p>
              </table:table-cell>
              <table:table-cell office:value-type="float" office:value="43.56358">
                <text:p>43.56358</text:p>
              </table:table-cell>
              <table:table-cell office:value-type="float" office:value="42.01051">
                <text:p>42.01051</text:p>
              </table:table-cell>
              <table:table-cell office:value-type="float" office:value="47.84341">
                <text:p>47.84341</text:p>
              </table:table-cell>
              <table:table-cell office:value-type="float" office:value="44.05363">
                <text:p>44.05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.24495">
                <text:p>50.24495</text:p>
              </table:table-cell>
              <table:table-cell office:value-type="float" office:value="49.41496">
                <text:p>49.41496</text:p>
              </table:table-cell>
              <table:table-cell office:value-type="float" office:value="54.41158">
                <text:p>54.41158</text:p>
              </table:table-cell>
              <table:table-cell office:value-type="float" office:value="53.79662">
                <text:p>53.79662</text:p>
              </table:table-cell>
              <table:table-cell office:value-type="float" office:value="43.15963">
                <text:p>43.15963</text:p>
              </table:table-cell>
              <table:table-cell office:value-type="float" office:value="40.28866">
                <text:p>40.28866</text:p>
              </table:table-cell>
              <table:table-cell office:value-type="float" office:value="38.92738">
                <text:p>38.92738</text:p>
              </table:table-cell>
              <table:table-cell office:value-type="float" office:value="42.17866">
                <text:p>42.17866</text:p>
              </table:table-cell>
              <table:table-cell office:value-type="float" office:value="40.70424">
                <text:p>40.70424</text:p>
              </table:table-cell>
              <table:table-cell office:value-type="float" office:value="46.4883">
                <text:p>46.4883</text:p>
              </table:table-cell>
              <table:table-cell office:value-type="float" office:value="44.05363">
                <text:p>44.053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67655">
                <text:p>49.67655</text:p>
              </table:table-cell>
              <table:table-cell office:value-type="float" office:value="48.1247">
                <text:p>48.1247</text:p>
              </table:table-cell>
              <table:table-cell office:value-type="float" office:value="53.70499">
                <text:p>53.70499</text:p>
              </table:table-cell>
              <table:table-cell office:value-type="float" office:value="53.02142">
                <text:p>53.02142</text:p>
              </table:table-cell>
              <table:table-cell office:value-type="float" office:value="42.36007">
                <text:p>42.36007</text:p>
              </table:table-cell>
              <table:table-cell office:value-type="float" office:value="39.04426">
                <text:p>39.04426</text:p>
              </table:table-cell>
              <table:table-cell office:value-type="float" office:value="37.59564">
                <text:p>37.59564</text:p>
              </table:table-cell>
              <table:table-cell office:value-type="float" office:value="40.78395">
                <text:p>40.78395</text:p>
              </table:table-cell>
              <table:table-cell office:value-type="float" office:value="39.37937">
                <text:p>39.37937</text:p>
              </table:table-cell>
              <table:table-cell office:value-type="float" office:value="45.09899">
                <text:p>45.09899</text:p>
              </table:table-cell>
              <table:table-cell office:value-type="float" office:value="42.70169">
                <text:p>42.701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.95991">
                <text:p>48.95991</text:p>
              </table:table-cell>
              <table:table-cell office:value-type="float" office:value="46.83103">
                <text:p>46.83103</text:p>
              </table:table-cell>
              <table:table-cell office:value-type="float" office:value="53.1871">
                <text:p>53.1871</text:p>
              </table:table-cell>
              <table:table-cell office:value-type="float" office:value="52.49519">
                <text:p>52.49519</text:p>
              </table:table-cell>
              <table:table-cell office:value-type="float" office:value="41.82498">
                <text:p>41.82498</text:p>
              </table:table-cell>
              <table:table-cell office:value-type="float" office:value="37.78926">
                <text:p>37.78926</text:p>
              </table:table-cell>
              <table:table-cell office:value-type="float" office:value="36.26676">
                <text:p>36.26676</text:p>
              </table:table-cell>
              <table:table-cell office:value-type="float" office:value="39.3871">
                <text:p>39.3871</text:p>
              </table:table-cell>
              <table:table-cell office:value-type="float" office:value="38.0558">
                <text:p>38.0558</text:p>
              </table:table-cell>
              <table:table-cell office:value-type="float" office:value="43.71351">
                <text:p>43.71351</text:p>
              </table:table-cell>
              <table:table-cell office:value-type="float" office:value="41.37663">
                <text:p>41.37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.3832">
                <text:p>48.3832</text:p>
              </table:table-cell>
              <table:table-cell office:value-type="float" office:value="45.51238">
                <text:p>45.51238</text:p>
              </table:table-cell>
              <table:table-cell office:value-type="float" office:value="52.4061">
                <text:p>52.4061</text:p>
              </table:table-cell>
              <table:table-cell office:value-type="float" office:value="51.70048">
                <text:p>51.70048</text:p>
              </table:table-cell>
              <table:table-cell office:value-type="float" office:value="41.01814">
                <text:p>41.01814</text:p>
              </table:table-cell>
              <table:table-cell office:value-type="float" office:value="36.53739">
                <text:p>36.53739</text:p>
              </table:table-cell>
              <table:table-cell office:value-type="float" office:value="34.93642">
                <text:p>34.93642</text:p>
              </table:table-cell>
              <table:table-cell office:value-type="float" office:value="37.97945">
                <text:p>37.97945</text:p>
              </table:table-cell>
              <table:table-cell office:value-type="float" office:value="36.71848">
                <text:p>36.71848</text:p>
              </table:table-cell>
              <table:table-cell office:value-type="float" office:value="42.31222">
                <text:p>42.31222</text:p>
              </table:table-cell>
              <table:table-cell office:value-type="float" office:value="40.03039">
                <text:p>40.03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.67094">
                <text:p>47.67094</text:p>
              </table:table-cell>
              <table:table-cell office:value-type="float" office:value="44.19165">
                <text:p>44.19165</text:p>
              </table:table-cell>
              <table:table-cell office:value-type="float" office:value="51.88147">
                <text:p>51.88147</text:p>
              </table:table-cell>
              <table:table-cell office:value-type="float" office:value="51.16885">
                <text:p>51.16885</text:p>
              </table:table-cell>
              <table:table-cell office:value-type="float" office:value="40.48923">
                <text:p>40.48923</text:p>
              </table:table-cell>
              <table:table-cell office:value-type="float" office:value="35.26209">
                <text:p>35.26209</text:p>
              </table:table-cell>
              <table:table-cell office:value-type="float" office:value="33.61675">
                <text:p>33.61675</text:p>
              </table:table-cell>
              <table:table-cell office:value-type="float" office:value="36.57985">
                <text:p>36.57985</text:p>
              </table:table-cell>
              <table:table-cell office:value-type="float" office:value="35.37648">
                <text:p>35.37648</text:p>
              </table:table-cell>
              <table:table-cell office:value-type="float" office:value="40.91048">
                <text:p>40.91048</text:p>
              </table:table-cell>
              <table:table-cell office:value-type="float" office:value="38.67773">
                <text:p>38.677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.0827">
                <text:p>47.0827</text:p>
              </table:table-cell>
              <table:table-cell office:value-type="float" office:value="42.85388">
                <text:p>42.85388</text:p>
              </table:table-cell>
              <table:table-cell office:value-type="float" office:value="51.10196">
                <text:p>51.10196</text:p>
              </table:table-cell>
              <table:table-cell office:value-type="float" office:value="50.3694">
                <text:p>50.3694</text:p>
              </table:table-cell>
              <table:table-cell office:value-type="float" office:value="39.67882">
                <text:p>39.67882</text:p>
              </table:table-cell>
              <table:table-cell office:value-type="float" office:value="33.97209">
                <text:p>33.97209</text:p>
              </table:table-cell>
              <table:table-cell office:value-type="float" office:value="32.30881">
                <text:p>32.30881</text:p>
              </table:table-cell>
              <table:table-cell office:value-type="float" office:value="35.17511">
                <text:p>35.17511</text:p>
              </table:table-cell>
              <table:table-cell office:value-type="float" office:value="34.05271">
                <text:p>34.05271</text:p>
              </table:table-cell>
              <table:table-cell office:value-type="float" office:value="39.514">
                <text:p>39.514</text:p>
              </table:table-cell>
              <table:table-cell office:value-type="float" office:value="37.32923">
                <text:p>37.32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.35112">
                <text:p>46.35112</text:p>
              </table:table-cell>
              <table:table-cell office:value-type="float" office:value="41.5383">
                <text:p>41.5383</text:p>
              </table:table-cell>
              <table:table-cell office:value-type="float" office:value="51.10196">
                <text:p>51.10196</text:p>
              </table:table-cell>
              <table:table-cell office:value-type="float" office:value="49.82474">
                <text:p>49.82474</text:p>
              </table:table-cell>
              <table:table-cell office:value-type="float" office:value="39.13718">
                <text:p>39.13718</text:p>
              </table:table-cell>
              <table:table-cell office:value-type="float" office:value="32.68595">
                <text:p>32.68595</text:p>
              </table:table-cell>
              <table:table-cell office:value-type="float" office:value="30.9931">
                <text:p>30.9931</text:p>
              </table:table-cell>
              <table:table-cell office:value-type="float" office:value="33.7767">
                <text:p>33.7767</text:p>
              </table:table-cell>
              <table:table-cell office:value-type="float" office:value="32.73427">
                <text:p>32.73427</text:p>
              </table:table-cell>
              <table:table-cell office:value-type="float" office:value="38.10838">
                <text:p>38.10838</text:p>
              </table:table-cell>
              <table:table-cell office:value-type="float" office:value="35.96587">
                <text:p>35.965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.75244">
                <text:p>45.75244</text:p>
              </table:table-cell>
              <table:table-cell office:value-type="float" office:value="40.20107">
                <text:p>40.20107</text:p>
              </table:table-cell>
              <table:table-cell office:value-type="float" office:value="50.57293">
                <text:p>50.57293</text:p>
              </table:table-cell>
              <table:table-cell office:value-type="float" office:value="49.00494">
                <text:p>49.00494</text:p>
              </table:table-cell>
              <table:table-cell office:value-type="float" office:value="38.3229">
                <text:p>38.3229</text:p>
              </table:table-cell>
              <table:table-cell office:value-type="float" office:value="31.38637">
                <text:p>31.38637</text:p>
              </table:table-cell>
              <table:table-cell office:value-type="float" office:value="29.68709">
                <text:p>29.68709</text:p>
              </table:table-cell>
              <table:table-cell office:value-type="float" office:value="32.39201">
                <text:p>32.39201</text:p>
              </table:table-cell>
              <table:table-cell office:value-type="float" office:value="31.43082">
                <text:p>31.43082</text:p>
              </table:table-cell>
              <table:table-cell office:value-type="float" office:value="36.70774">
                <text:p>36.70774</text:p>
              </table:table-cell>
              <table:table-cell office:value-type="float" office:value="34.60328">
                <text:p>34.60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.016">
                <text:p>45.016</text:p>
              </table:table-cell>
              <table:table-cell office:value-type="float" office:value="38.85365">
                <text:p>38.85365</text:p>
              </table:table-cell>
              <table:table-cell office:value-type="float" office:value="49.77557">
                <text:p>49.77557</text:p>
              </table:table-cell>
              <table:table-cell office:value-type="float" office:value="48.45511">
                <text:p>48.45511</text:p>
              </table:table-cell>
              <table:table-cell office:value-type="float" office:value="37.77767">
                <text:p>37.77767</text:p>
              </table:table-cell>
              <table:table-cell office:value-type="float" office:value="30.08967">
                <text:p>30.08967</text:p>
              </table:table-cell>
              <table:table-cell office:value-type="float" office:value="28.45922">
                <text:p>28.45922</text:p>
              </table:table-cell>
              <table:table-cell office:value-type="float" office:value="30.99909">
                <text:p>30.99909</text:p>
              </table:table-cell>
              <table:table-cell office:value-type="float" office:value="30.12356">
                <text:p>30.12356</text:p>
              </table:table-cell>
              <table:table-cell office:value-type="float" office:value="35.31662">
                <text:p>35.31662</text:p>
              </table:table-cell>
              <table:table-cell office:value-type="float" office:value="33.25094">
                <text:p>33.250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42009">
                <text:p>44.42009</text:p>
              </table:table-cell>
              <table:table-cell office:value-type="float" office:value="37.51008">
                <text:p>37.51008</text:p>
              </table:table-cell>
              <table:table-cell office:value-type="float" office:value="49.24044">
                <text:p>49.24044</text:p>
              </table:table-cell>
              <table:table-cell office:value-type="float" office:value="47.63903">
                <text:p>47.63903</text:p>
              </table:table-cell>
              <table:table-cell office:value-type="float" office:value="36.97071">
                <text:p>36.97071</text:p>
              </table:table-cell>
              <table:table-cell office:value-type="float" office:value="28.787">
                <text:p>28.787</text:p>
              </table:table-cell>
              <table:table-cell office:value-type="float" office:value="27.17684">
                <text:p>27.17684</text:p>
              </table:table-cell>
              <table:table-cell office:value-type="float" office:value="29.62575">
                <text:p>29.62575</text:p>
              </table:table-cell>
              <table:table-cell office:value-type="float" office:value="28.83221">
                <text:p>28.83221</text:p>
              </table:table-cell>
              <table:table-cell office:value-type="float" office:value="33.92967">
                <text:p>33.92967</text:p>
              </table:table-cell>
              <table:table-cell office:value-type="float" office:value="31.89609">
                <text:p>31.896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42009">
                <text:p>44.42009</text:p>
              </table:table-cell>
              <table:table-cell office:value-type="float" office:value="36.14973">
                <text:p>36.14973</text:p>
              </table:table-cell>
              <table:table-cell office:value-type="float" office:value="48.42439">
                <text:p>48.42439</text:p>
              </table:table-cell>
              <table:table-cell office:value-type="float" office:value="47.08645">
                <text:p>47.08645</text:p>
              </table:table-cell>
              <table:table-cell office:value-type="float" office:value="36.42564">
                <text:p>36.42564</text:p>
              </table:table-cell>
              <table:table-cell office:value-type="float" office:value="27.48934">
                <text:p>27.48934</text:p>
              </table:table-cell>
              <table:table-cell office:value-type="float" office:value="25.9117">
                <text:p>25.9117</text:p>
              </table:table-cell>
              <table:table-cell office:value-type="float" office:value="28.2908">
                <text:p>28.2908</text:p>
              </table:table-cell>
              <table:table-cell office:value-type="float" office:value="27.53778">
                <text:p>27.53778</text:p>
              </table:table-cell>
              <table:table-cell office:value-type="float" office:value="32.57167">
                <text:p>32.57167</text:p>
              </table:table-cell>
              <table:table-cell office:value-type="float" office:value="30.55853">
                <text:p>30.5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67769">
                <text:p>43.67769</text:p>
              </table:table-cell>
              <table:table-cell office:value-type="float" office:value="34.79351">
                <text:p>34.79351</text:p>
              </table:table-cell>
              <table:table-cell office:value-type="float" office:value="47.88631">
                <text:p>47.88631</text:p>
              </table:table-cell>
              <table:table-cell office:value-type="float" office:value="46.2548">
                <text:p>46.2548</text:p>
              </table:table-cell>
              <table:table-cell office:value-type="float" office:value="35.6078">
                <text:p>35.6078</text:p>
              </table:table-cell>
              <table:table-cell office:value-type="float" office:value="26.22202">
                <text:p>26.22202</text:p>
              </table:table-cell>
              <table:table-cell office:value-type="float" office:value="24.67753">
                <text:p>24.67753</text:p>
              </table:table-cell>
              <table:table-cell office:value-type="float" office:value="26.96949">
                <text:p>26.96949</text:p>
              </table:table-cell>
              <table:table-cell office:value-type="float" office:value="26.28032">
                <text:p>26.28032</text:p>
              </table:table-cell>
              <table:table-cell office:value-type="float" office:value="31.21517">
                <text:p>31.21517</text:p>
              </table:table-cell>
              <table:table-cell office:value-type="float" office:value="29.22697">
                <text:p>29.22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13566">
                <text:p>43.13566</text:p>
              </table:table-cell>
              <table:table-cell office:value-type="float" office:value="33.46337">
                <text:p>33.46337</text:p>
              </table:table-cell>
              <table:table-cell office:value-type="float" office:value="47.06338">
                <text:p>47.06338</text:p>
              </table:table-cell>
              <table:table-cell office:value-type="float" office:value="46.2548">
                <text:p>46.2548</text:p>
              </table:table-cell>
              <table:table-cell office:value-type="float" office:value="35.06091">
                <text:p>35.06091</text:p>
              </table:table-cell>
              <table:table-cell office:value-type="float" office:value="24.96416">
                <text:p>24.96416</text:p>
              </table:table-cell>
              <table:table-cell office:value-type="float" office:value="23.47266">
                <text:p>23.47266</text:p>
              </table:table-cell>
              <table:table-cell office:value-type="float" office:value="25.67935">
                <text:p>25.67935</text:p>
              </table:table-cell>
              <table:table-cell office:value-type="float" office:value="25.04602">
                <text:p>25.04602</text:p>
              </table:table-cell>
              <table:table-cell office:value-type="float" office:value="29.89168">
                <text:p>29.89168</text:p>
              </table:table-cell>
              <table:table-cell office:value-type="float" office:value="27.91171">
                <text:p>27.91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31973">
                <text:p>42.31973</text:p>
              </table:table-cell>
              <table:table-cell office:value-type="float" office:value="32.12567">
                <text:p>32.12567</text:p>
              </table:table-cell>
              <table:table-cell office:value-type="float" office:value="46.51271">
                <text:p>46.51271</text:p>
              </table:table-cell>
              <table:table-cell office:value-type="float" office:value="45.69877">
                <text:p>45.69877</text:p>
              </table:table-cell>
              <table:table-cell office:value-type="float" office:value="34.24367">
                <text:p>34.24367</text:p>
              </table:table-cell>
              <table:table-cell office:value-type="float" office:value="23.73238">
                <text:p>23.73238</text:p>
              </table:table-cell>
              <table:table-cell office:value-type="float" office:value="22.31114">
                <text:p>22.31114</text:p>
              </table:table-cell>
              <table:table-cell office:value-type="float" office:value="24.44589">
                <text:p>24.44589</text:p>
              </table:table-cell>
              <table:table-cell office:value-type="float" office:value="23.8467">
                <text:p>23.8467</text:p>
              </table:table-cell>
              <table:table-cell office:value-type="float" office:value="28.60876">
                <text:p>28.60876</text:p>
              </table:table-cell>
              <table:table-cell office:value-type="float" office:value="26.63271">
                <text:p>26.63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77375">
                <text:p>41.77375</text:p>
              </table:table-cell>
              <table:table-cell office:value-type="float" office:value="30.8009">
                <text:p>30.8009</text:p>
              </table:table-cell>
              <table:table-cell office:value-type="float" office:value="45.68378">
                <text:p>45.68378</text:p>
              </table:table-cell>
              <table:table-cell office:value-type="float" office:value="44.87113">
                <text:p>44.87113</text:p>
              </table:table-cell>
              <table:table-cell office:value-type="float" office:value="33.70069">
                <text:p>33.70069</text:p>
              </table:table-cell>
              <table:table-cell office:value-type="float" office:value="22.53632">
                <text:p>22.53632</text:p>
              </table:table-cell>
              <table:table-cell office:value-type="float" office:value="21.2019">
                <text:p>21.2019</text:p>
              </table:table-cell>
              <table:table-cell office:value-type="float" office:value="23.27323">
                <text:p>23.27323</text:p>
              </table:table-cell>
              <table:table-cell office:value-type="float" office:value="22.69026">
                <text:p>22.69026</text:p>
              </table:table-cell>
              <table:table-cell office:value-type="float" office:value="27.41193">
                <text:p>27.41193</text:p>
              </table:table-cell>
              <table:table-cell office:value-type="float" office:value="25.37105">
                <text:p>25.37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96215">
                <text:p>40.96215</text:p>
              </table:table-cell>
              <table:table-cell office:value-type="float" office:value="29.47693">
                <text:p>29.47693</text:p>
              </table:table-cell>
              <table:table-cell office:value-type="float" office:value="45.12943">
                <text:p>45.12943</text:p>
              </table:table-cell>
              <table:table-cell office:value-type="float" office:value="44.31251">
                <text:p>44.31251</text:p>
              </table:table-cell>
              <table:table-cell office:value-type="float" office:value="32.90844">
                <text:p>32.90844</text:p>
              </table:table-cell>
              <table:table-cell office:value-type="float" office:value="21.38489">
                <text:p>21.38489</text:p>
              </table:table-cell>
              <table:table-cell office:value-type="float" office:value="20.16029">
                <text:p>20.16029</text:p>
              </table:table-cell>
              <table:table-cell office:value-type="float" office:value="22.15384">
                <text:p>22.15384</text:p>
              </table:table-cell>
              <table:table-cell office:value-type="float" office:value="21.59853">
                <text:p>21.59853</text:p>
              </table:table-cell>
              <table:table-cell office:value-type="float" office:value="26.20638">
                <text:p>26.20638</text:p>
              </table:table-cell>
              <table:table-cell office:value-type="float" office:value="24.15799">
                <text:p>24.157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41158">
                <text:p>40.41158</text:p>
              </table:table-cell>
              <table:table-cell office:value-type="float" office:value="28.15774">
                <text:p>28.15774</text:p>
              </table:table-cell>
              <table:table-cell office:value-type="float" office:value="44.30404">
                <text:p>44.30404</text:p>
              </table:table-cell>
              <table:table-cell office:value-type="float" office:value="43.47299">
                <text:p>43.47299</text:p>
              </table:table-cell>
              <table:table-cell office:value-type="float" office:value="32.37337">
                <text:p>32.37337</text:p>
              </table:table-cell>
              <table:table-cell office:value-type="float" office:value="20.28343">
                <text:p>20.28343</text:p>
              </table:table-cell>
              <table:table-cell office:value-type="float" office:value="19.20588">
                <text:p>19.20588</text:p>
              </table:table-cell>
              <table:table-cell office:value-type="float" office:value="21.11196">
                <text:p>21.11196</text:p>
              </table:table-cell>
              <table:table-cell office:value-type="float" office:value="20.56489">
                <text:p>20.56489</text:p>
              </table:table-cell>
              <table:table-cell office:value-type="float" office:value="25.06126">
                <text:p>25.06126</text:p>
              </table:table-cell>
              <table:table-cell office:value-type="float" office:value="22.98307">
                <text:p>22.983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.58561">
                <text:p>39.58561</text:p>
              </table:table-cell>
              <table:table-cell office:value-type="float" office:value="26.86007">
                <text:p>26.86007</text:p>
              </table:table-cell>
              <table:table-cell office:value-type="float" office:value="43.74663">
                <text:p>43.74663</text:p>
              </table:table-cell>
              <table:table-cell office:value-type="float" office:value="42.91216">
                <text:p>42.91216</text:p>
              </table:table-cell>
              <table:table-cell office:value-type="float" office:value="31.57513">
                <text:p>31.57513</text:p>
              </table:table-cell>
              <table:table-cell office:value-type="float" office:value="19.24878">
                <text:p>19.24878</text:p>
              </table:table-cell>
              <table:table-cell office:value-type="float" office:value="18.34464">
                <text:p>18.34464</text:p>
              </table:table-cell>
              <table:table-cell office:value-type="float" office:value="20.16178">
                <text:p>20.16178</text:p>
              </table:table-cell>
              <table:table-cell office:value-type="float" office:value="19.61846">
                <text:p>19.61846</text:p>
              </table:table-cell>
              <table:table-cell office:value-type="float" office:value="23.98007">
                <text:p>23.98007</text:p>
              </table:table-cell>
              <table:table-cell office:value-type="float" office:value="21.858">
                <text:p>21.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.03379">
                <text:p>39.03379</text:p>
              </table:table-cell>
              <table:table-cell office:value-type="float" office:value="25.58244">
                <text:p>25.58244</text:p>
              </table:table-cell>
              <table:table-cell office:value-type="float" office:value="42.90876">
                <text:p>42.90876</text:p>
              </table:table-cell>
              <table:table-cell office:value-type="float" office:value="42.066">
                <text:p>42.066</text:p>
              </table:table-cell>
              <table:table-cell office:value-type="float" office:value="31.03854">
                <text:p>31.03854</text:p>
              </table:table-cell>
              <table:table-cell office:value-type="float" office:value="18.31907">
                <text:p>18.31907</text:p>
              </table:table-cell>
              <table:table-cell office:value-type="float" office:value="17.61028">
                <text:p>17.61028</text:p>
              </table:table-cell>
              <table:table-cell office:value-type="float" office:value="19.31907">
                <text:p>19.31907</text:p>
              </table:table-cell>
              <table:table-cell office:value-type="float" office:value="18.76633">
                <text:p>18.76633</text:p>
              </table:table-cell>
              <table:table-cell office:value-type="float" office:value="22.97041">
                <text:p>22.97041</text:p>
              </table:table-cell>
              <table:table-cell office:value-type="float" office:value="20.80004">
                <text:p>20.80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20444">
                <text:p>38.20444</text:p>
              </table:table-cell>
              <table:table-cell office:value-type="float" office:value="24.33264">
                <text:p>24.33264</text:p>
              </table:table-cell>
              <table:table-cell office:value-type="float" office:value="42.34925">
                <text:p>42.34925</text:p>
              </table:table-cell>
              <table:table-cell office:value-type="float" office:value="41.50984">
                <text:p>41.50984</text:p>
              </table:table-cell>
              <table:table-cell office:value-type="float" office:value="30.23496">
                <text:p>30.23496</text:p>
              </table:table-cell>
              <table:table-cell office:value-type="float" office:value="17.48946">
                <text:p>17.48946</text:p>
              </table:table-cell>
              <table:table-cell office:value-type="float" office:value="17.01142">
                <text:p>17.01142</text:p>
              </table:table-cell>
              <table:table-cell office:value-type="float" office:value="18.60007">
                <text:p>18.60007</text:p>
              </table:table-cell>
              <table:table-cell office:value-type="float" office:value="18.02748">
                <text:p>18.02748</text:p>
              </table:table-cell>
              <table:table-cell office:value-type="float" office:value="22.03246">
                <text:p>22.03246</text:p>
              </table:table-cell>
              <table:table-cell office:value-type="float" office:value="19.82154">
                <text:p>19.82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64952">
                <text:p>37.64952</text:p>
              </table:table-cell>
              <table:table-cell office:value-type="float" office:value="23.11828">
                <text:p>23.11828</text:p>
              </table:table-cell>
              <table:table-cell office:value-type="float" office:value="41.51738">
                <text:p>41.51738</text:p>
              </table:table-cell>
              <table:table-cell office:value-type="float" office:value="40.66348">
                <text:p>40.66348</text:p>
              </table:table-cell>
              <table:table-cell office:value-type="float" office:value="29.70051">
                <text:p>29.70051</text:p>
              </table:table-cell>
              <table:table-cell office:value-type="float" office:value="16.81026">
                <text:p>16.81026</text:p>
              </table:table-cell>
              <table:table-cell office:value-type="float" office:value="16.55538">
                <text:p>16.55538</text:p>
              </table:table-cell>
              <table:table-cell office:value-type="float" office:value="18.02617">
                <text:p>18.02617</text:p>
              </table:table-cell>
              <table:table-cell office:value-type="float" office:value="17.43846">
                <text:p>17.43846</text:p>
              </table:table-cell>
              <table:table-cell office:value-type="float" office:value="21.18847">
                <text:p>21.18847</text:p>
              </table:table-cell>
              <table:table-cell office:value-type="float" office:value="18.94001">
                <text:p>18.94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82846">
                <text:p>36.82846</text:p>
              </table:table-cell>
              <table:table-cell office:value-type="float" office:value="21.94998">
                <text:p>21.94998</text:p>
              </table:table-cell>
              <table:table-cell office:value-type="float" office:value="40.95614">
                <text:p>40.95614</text:p>
              </table:table-cell>
              <table:table-cell office:value-type="float" office:value="40.09958">
                <text:p>40.09958</text:p>
              </table:table-cell>
              <table:table-cell office:value-type="float" office:value="28.91742">
                <text:p>28.91742</text:p>
              </table:table-cell>
              <table:table-cell office:value-type="float" office:value="16.27646">
                <text:p>16.27646</text:p>
              </table:table-cell>
              <table:table-cell office:value-type="float" office:value="16.47335">
                <text:p>16.47335</text:p>
              </table:table-cell>
              <table:table-cell office:value-type="float" office:value="17.57676">
                <text:p>17.57676</text:p>
              </table:table-cell>
              <table:table-cell office:value-type="float" office:value="16.97137">
                <text:p>16.97137</text:p>
              </table:table-cell>
              <table:table-cell office:value-type="float" office:value="20.45865">
                <text:p>20.45865</text:p>
              </table:table-cell>
              <table:table-cell office:value-type="float" office:value="18.18204">
                <text:p>18.1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27427">
                <text:p>36.27427</text:p>
              </table:table-cell>
              <table:table-cell office:value-type="float" office:value="20.8408">
                <text:p>20.8408</text:p>
              </table:table-cell>
              <table:table-cell office:value-type="float" office:value="40.10993">
                <text:p>40.10993</text:p>
              </table:table-cell>
              <table:table-cell office:value-type="float" office:value="39.25496">
                <text:p>39.25496</text:p>
              </table:table-cell>
              <table:table-cell office:value-type="float" office:value="28.39305">
                <text:p>28.39305</text:p>
              </table:table-cell>
              <table:table-cell office:value-type="float" office:value="15.86561">
                <text:p>15.86561</text:p>
              </table:table-cell>
              <table:table-cell office:value-type="float" office:value="16.22434">
                <text:p>16.22434</text:p>
              </table:table-cell>
              <table:table-cell office:value-type="float" office:value="17.26381">
                <text:p>17.26381</text:p>
              </table:table-cell>
              <table:table-cell office:value-type="float" office:value="16.61116">
                <text:p>16.61116</text:p>
              </table:table-cell>
              <table:table-cell office:value-type="float" office:value="19.83022">
                <text:p>19.83022</text:p>
              </table:table-cell>
              <table:table-cell office:value-type="float" office:value="17.54355">
                <text:p>17.54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44329">
                <text:p>35.44329</text:p>
              </table:table-cell>
              <table:table-cell office:value-type="float" office:value="19.81145">
                <text:p>19.81145</text:p>
              </table:table-cell>
              <table:table-cell office:value-type="float" office:value="39.54569">
                <text:p>39.54569</text:p>
              </table:table-cell>
              <table:table-cell office:value-type="float" office:value="38.68809">
                <text:p>38.68809</text:p>
              </table:table-cell>
              <table:table-cell office:value-type="float" office:value="27.61365">
                <text:p>27.61365</text:p>
              </table:table-cell>
              <table:table-cell office:value-type="float" office:value="15.59872">
                <text:p>15.59872</text:p>
              </table:table-cell>
              <table:table-cell office:value-type="float" office:value="16.2108">
                <text:p>16.2108</text:p>
              </table:table-cell>
              <table:table-cell office:value-type="float" office:value="17.05638">
                <text:p>17.05638</text:p>
              </table:table-cell>
              <table:table-cell office:value-type="float" office:value="16.37056">
                <text:p>16.37056</text:p>
              </table:table-cell>
              <table:table-cell office:value-type="float" office:value="19.31201">
                <text:p>19.31201</text:p>
              </table:table-cell>
              <table:table-cell office:value-type="float" office:value="17.06914">
                <text:p>17.069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8879">
                <text:p>34.8879</text:p>
              </table:table-cell>
              <table:table-cell office:value-type="float" office:value="18.86596">
                <text:p>18.86596</text:p>
              </table:table-cell>
              <table:table-cell office:value-type="float" office:value="38.70028">
                <text:p>38.70028</text:p>
              </table:table-cell>
              <table:table-cell office:value-type="float" office:value="37.84613">
                <text:p>37.84613</text:p>
              </table:table-cell>
              <table:table-cell office:value-type="float" office:value="27.09646">
                <text:p>27.09646</text:p>
              </table:table-cell>
              <table:table-cell office:value-type="float" office:value="15.47265">
                <text:p>15.47265</text:p>
              </table:table-cell>
              <table:table-cell office:value-type="float" office:value="16.02187">
                <text:p>16.02187</text:p>
              </table:table-cell>
              <table:table-cell office:value-type="float" office:value="16.96602">
                <text:p>16.96602</text:p>
              </table:table-cell>
              <table:table-cell office:value-type="float" office:value="16.24147">
                <text:p>16.24147</text:p>
              </table:table-cell>
              <table:table-cell office:value-type="float" office:value="18.91507">
                <text:p>18.91507</text:p>
              </table:table-cell>
              <table:table-cell office:value-type="float" office:value="16.71814">
                <text:p>16.718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05855">
                <text:p>34.05855</text:p>
              </table:table-cell>
              <table:table-cell office:value-type="float" office:value="18.0285">
                <text:p>18.0285</text:p>
              </table:table-cell>
              <table:table-cell office:value-type="float" office:value="38.13581">
                <text:p>38.13581</text:p>
              </table:table-cell>
              <table:table-cell office:value-type="float" office:value="37.28168">
                <text:p>37.28168</text:p>
              </table:table-cell>
              <table:table-cell office:value-type="float" office:value="26.33379">
                <text:p>26.33379</text:p>
              </table:table-cell>
              <table:table-cell office:value-type="float" office:value="15.49292">
                <text:p>15.49292</text:p>
              </table:table-cell>
              <table:table-cell office:value-type="float" office:value="16.07124">
                <text:p>16.07124</text:p>
              </table:table-cell>
              <table:table-cell office:value-type="float" office:value="17.00413">
                <text:p>17.00413</text:p>
              </table:table-cell>
              <table:table-cell office:value-type="float" office:value="16.26868">
                <text:p>16.26868</text:p>
              </table:table-cell>
              <table:table-cell office:value-type="float" office:value="18.63199">
                <text:p>18.63199</text:p>
              </table:table-cell>
              <table:table-cell office:value-type="float" office:value="16.67937">
                <text:p>16.67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5068">
                <text:p>33.5068</text:p>
              </table:table-cell>
              <table:table-cell office:value-type="float" office:value="17.32081">
                <text:p>17.32081</text:p>
              </table:table-cell>
              <table:table-cell office:value-type="float" office:value="37.3011">
                <text:p>37.3011</text:p>
              </table:table-cell>
              <table:table-cell office:value-type="float" office:value="36.43841">
                <text:p>36.43841</text:p>
              </table:table-cell>
              <table:table-cell office:value-type="float" office:value="25.84136">
                <text:p>25.84136</text:p>
              </table:table-cell>
              <table:table-cell office:value-type="float" office:value="15.63988">
                <text:p>15.63988</text:p>
              </table:table-cell>
              <table:table-cell office:value-type="float" office:value="15.94885">
                <text:p>15.94885</text:p>
              </table:table-cell>
              <table:table-cell office:value-type="float" office:value="17.16805">
                <text:p>17.16805</text:p>
              </table:table-cell>
              <table:table-cell office:value-type="float" office:value="16.42971">
                <text:p>16.42971</text:p>
              </table:table-cell>
              <table:table-cell office:value-type="float" office:value="18.46634">
                <text:p>18.46634</text:p>
              </table:table-cell>
              <table:table-cell office:value-type="float" office:value="16.48598">
                <text:p>16.48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69117">
                <text:p>32.69117</text:p>
              </table:table-cell>
              <table:table-cell office:value-type="float" office:value="16.75561">
                <text:p>16.75561</text:p>
              </table:table-cell>
              <table:table-cell office:value-type="float" office:value="36.73506">
                <text:p>36.73506</text:p>
              </table:table-cell>
              <table:table-cell office:value-type="float" office:value="35.87887">
                <text:p>35.87887</text:p>
              </table:table-cell>
              <table:table-cell office:value-type="float" office:value="25.30483">
                <text:p>25.30483</text:p>
              </table:table-cell>
              <table:table-cell office:value-type="float" office:value="15.92926">
                <text:p>15.92926</text:p>
              </table:table-cell>
              <table:table-cell office:value-type="float" office:value="16.04398">
                <text:p>16.04398</text:p>
              </table:table-cell>
              <table:table-cell office:value-type="float" office:value="17.44581">
                <text:p>17.44581</text:p>
              </table:table-cell>
              <table:table-cell office:value-type="float" office:value="16.72116">
                <text:p>16.72116</text:p>
              </table:table-cell>
              <table:table-cell office:value-type="float" office:value="18.43639">
                <text:p>18.43639</text:p>
              </table:table-cell>
              <table:table-cell office:value-type="float" office:value="16.4952">
                <text:p>16.49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.32173">
                <text:p>31.32173</text:p>
              </table:table-cell>
              <table:table-cell office:value-type="float" office:value="16.35743">
                <text:p>16.35743</text:p>
              </table:table-cell>
              <table:table-cell office:value-type="float" office:value="35.88884">
                <text:p>35.88884</text:p>
              </table:table-cell>
              <table:table-cell office:value-type="float" office:value="35.03991">
                <text:p>35.03991</text:p>
              </table:table-cell>
              <table:table-cell office:value-type="float" office:value="24.61855">
                <text:p>24.61855</text:p>
              </table:table-cell>
              <table:table-cell office:value-type="float" office:value="16.33105">
                <text:p>16.33105</text:p>
              </table:table-cell>
              <table:table-cell office:value-type="float" office:value="16.0025">
                <text:p>16.0025</text:p>
              </table:table-cell>
              <table:table-cell office:value-type="float" office:value="17.85267">
                <text:p>17.85267</text:p>
              </table:table-cell>
              <table:table-cell office:value-type="float" office:value="17.1295">
                <text:p>17.1295</text:p>
              </table:table-cell>
              <table:table-cell office:value-type="float" office:value="18.53918">
                <text:p>18.53918</text:p>
              </table:table-cell>
              <table:table-cell office:value-type="float" office:value="16.35532">
                <text:p>16.355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.77828">
                <text:p>30.77828</text:p>
              </table:table-cell>
              <table:table-cell office:value-type="float" office:value="16.09647">
                <text:p>16.09647</text:p>
              </table:table-cell>
              <table:table-cell office:value-type="float" office:value="35.32531">
                <text:p>35.32531</text:p>
              </table:table-cell>
              <table:table-cell office:value-type="float" office:value="34.49402">
                <text:p>34.49402</text:p>
              </table:table-cell>
              <table:table-cell office:value-type="float" office:value="24.09904">
                <text:p>24.09904</text:p>
              </table:table-cell>
              <table:table-cell office:value-type="float" office:value="16.86077">
                <text:p>16.86077</text:p>
              </table:table-cell>
              <table:table-cell office:value-type="float" office:value="16.15437">
                <text:p>16.15437</text:p>
              </table:table-cell>
              <table:table-cell office:value-type="float" office:value="18.37501">
                <text:p>18.37501</text:p>
              </table:table-cell>
              <table:table-cell office:value-type="float" office:value="17.63843">
                <text:p>17.63843</text:p>
              </table:table-cell>
              <table:table-cell office:value-type="float" office:value="18.76204">
                <text:p>18.76204</text:p>
              </table:table-cell>
              <table:table-cell office:value-type="float" office:value="16.41055">
                <text:p>16.41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96794">
                <text:p>29.96794</text:p>
              </table:table-cell>
              <table:table-cell office:value-type="float" office:value="15.95111">
                <text:p>15.95111</text:p>
              </table:table-cell>
              <table:table-cell office:value-type="float" office:value="34.48722">
                <text:p>34.48722</text:p>
              </table:table-cell>
              <table:table-cell office:value-type="float" office:value="33.66668">
                <text:p>33.66668</text:p>
              </table:table-cell>
              <table:table-cell office:value-type="float" office:value="23.44238">
                <text:p>23.44238</text:p>
              </table:table-cell>
              <table:table-cell office:value-type="float" office:value="17.49202">
                <text:p>17.49202</text:p>
              </table:table-cell>
              <table:table-cell office:value-type="float" office:value="16.17798">
                <text:p>16.17798</text:p>
              </table:table-cell>
              <table:table-cell office:value-type="float" office:value="18.98891">
                <text:p>18.98891</text:p>
              </table:table-cell>
              <table:table-cell office:value-type="float" office:value="18.24948">
                <text:p>18.24948</text:p>
              </table:table-cell>
              <table:table-cell office:value-type="float" office:value="19.09257">
                <text:p>19.09257</text:p>
              </table:table-cell>
              <table:table-cell office:value-type="float" office:value="16.3253">
                <text:p>16.32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43877">
                <text:p>29.43877</text:p>
              </table:table-cell>
              <table:table-cell office:value-type="float" office:value="15.92816">
                <text:p>15.92816</text:p>
              </table:table-cell>
              <table:table-cell office:value-type="float" office:value="33.93133">
                <text:p>33.93133</text:p>
              </table:table-cell>
              <table:table-cell office:value-type="float" office:value="33.1171">
                <text:p>33.1171</text:p>
              </table:table-cell>
              <table:table-cell office:value-type="float" office:value="22.94339">
                <text:p>22.94339</text:p>
              </table:table-cell>
              <table:table-cell office:value-type="float" office:value="18.22922">
                <text:p>18.22922</text:p>
              </table:table-cell>
              <table:table-cell office:value-type="float" office:value="16.38519">
                <text:p>16.38519</text:p>
              </table:table-cell>
              <table:table-cell office:value-type="float" office:value="19.70951">
                <text:p>19.70951</text:p>
              </table:table-cell>
              <table:table-cell office:value-type="float" office:value="18.96821">
                <text:p>18.96821</text:p>
              </table:table-cell>
              <table:table-cell office:value-type="float" office:value="19.54767">
                <text:p>19.54767</text:p>
              </table:table-cell>
              <table:table-cell office:value-type="float" office:value="16.44691">
                <text:p>16.446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63295">
                <text:p>28.63295</text:p>
              </table:table-cell>
              <table:table-cell office:value-type="float" office:value="16.0173">
                <text:p>16.0173</text:p>
              </table:table-cell>
              <table:table-cell office:value-type="float" office:value="32.55708">
                <text:p>32.55708</text:p>
              </table:table-cell>
              <table:table-cell office:value-type="float" office:value="32.29454">
                <text:p>32.29454</text:p>
              </table:table-cell>
              <table:table-cell office:value-type="float" office:value="22.30955">
                <text:p>22.30955</text:p>
              </table:table-cell>
              <table:table-cell office:value-type="float" office:value="19.05702">
                <text:p>19.05702</text:p>
              </table:table-cell>
              <table:table-cell office:value-type="float" office:value="16.46414">
                <text:p>16.46414</text:p>
              </table:table-cell>
              <table:table-cell office:value-type="float" office:value="20.5105">
                <text:p>20.5105</text:p>
              </table:table-cell>
              <table:table-cell office:value-type="float" office:value="19.77111">
                <text:p>19.77111</text:p>
              </table:table-cell>
              <table:table-cell office:value-type="float" office:value="20.11267">
                <text:p>20.11267</text:p>
              </table:table-cell>
              <table:table-cell office:value-type="float" office:value="16.42438">
                <text:p>16.42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30602">
                <text:p>27.30602</text:p>
              </table:table-cell>
              <table:table-cell office:value-type="float" office:value="16.23103">
                <text:p>16.23103</text:p>
              </table:table-cell>
              <table:table-cell office:value-type="float" office:value="31.93588">
                <text:p>31.93588</text:p>
              </table:table-cell>
              <table:table-cell office:value-type="float" office:value="31.75367">
                <text:p>31.75367</text:p>
              </table:table-cell>
              <table:table-cell office:value-type="float" office:value="21.84116">
                <text:p>21.84116</text:p>
              </table:table-cell>
              <table:table-cell office:value-type="float" office:value="19.97134">
                <text:p>19.97134</text:p>
              </table:table-cell>
              <table:table-cell office:value-type="float" office:value="16.7214">
                <text:p>16.7214</text:p>
              </table:table-cell>
              <table:table-cell office:value-type="float" office:value="21.26595">
                <text:p>21.26595</text:p>
              </table:table-cell>
              <table:table-cell office:value-type="float" office:value="20.64742">
                <text:p>20.64742</text:p>
              </table:table-cell>
              <table:table-cell office:value-type="float" office:value="20.76413">
                <text:p>20.76413</text:p>
              </table:table-cell>
              <table:table-cell office:value-type="float" office:value="16.60414">
                <text:p>16.604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0187">
                <text:p>26.0187</text:p>
              </table:table-cell>
              <table:table-cell office:value-type="float" office:value="16.56456">
                <text:p>16.56456</text:p>
              </table:table-cell>
              <table:table-cell office:value-type="float" office:value="31.19261">
                <text:p>31.19261</text:p>
              </table:table-cell>
              <table:table-cell office:value-type="float" office:value="30.95977">
                <text:p>30.95977</text:p>
              </table:table-cell>
              <table:table-cell office:value-type="float" office:value="21.23749">
                <text:p>21.23749</text:p>
              </table:table-cell>
              <table:table-cell office:value-type="float" office:value="20.96384">
                <text:p>20.96384</text:p>
              </table:table-cell>
              <table:table-cell office:value-type="float" office:value="16.87344">
                <text:p>16.87344</text:p>
              </table:table-cell>
              <table:table-cell office:value-type="float" office:value="22.21742">
                <text:p>22.21742</text:p>
              </table:table-cell>
              <table:table-cell office:value-type="float" office:value="21.59851">
                <text:p>21.59851</text:p>
              </table:table-cell>
              <table:table-cell office:value-type="float" office:value="21.51029">
                <text:p>21.51029</text:p>
              </table:table-cell>
              <table:table-cell office:value-type="float" office:value="16.65098">
                <text:p>16.650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96822">
                <text:p>24.96822</text:p>
              </table:table-cell>
              <table:table-cell office:value-type="float" office:value="17.02534">
                <text:p>17.02534</text:p>
              </table:table-cell>
              <table:table-cell office:value-type="float" office:value="30.58213">
                <text:p>30.58213</text:p>
              </table:table-cell>
              <table:table-cell office:value-type="float" office:value="30.4298">
                <text:p>30.4298</text:p>
              </table:table-cell>
              <table:table-cell office:value-type="float" office:value="20.8086">
                <text:p>20.8086</text:p>
              </table:table-cell>
              <table:table-cell office:value-type="float" office:value="22.00618">
                <text:p>22.00618</text:p>
              </table:table-cell>
              <table:table-cell office:value-type="float" office:value="17.18199">
                <text:p>17.18199</text:p>
              </table:table-cell>
              <table:table-cell office:value-type="float" office:value="23.23728">
                <text:p>23.23728</text:p>
              </table:table-cell>
              <table:table-cell office:value-type="float" office:value="22.61927">
                <text:p>22.61927</text:p>
              </table:table-cell>
              <table:table-cell office:value-type="float" office:value="22.35351">
                <text:p>22.35351</text:p>
              </table:table-cell>
              <table:table-cell office:value-type="float" office:value="16.87381">
                <text:p>16.87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75769">
                <text:p>23.75769</text:p>
              </table:table-cell>
              <table:table-cell office:value-type="float" office:value="17.5844">
                <text:p>17.5844</text:p>
              </table:table-cell>
              <table:table-cell office:value-type="float" office:value="29.85865">
                <text:p>29.85865</text:p>
              </table:table-cell>
              <table:table-cell office:value-type="float" office:value="29.64178">
                <text:p>29.64178</text:p>
              </table:table-cell>
              <table:table-cell office:value-type="float" office:value="20.24038">
                <text:p>20.24038</text:p>
              </table:table-cell>
              <table:table-cell office:value-type="float" office:value="23.10626">
                <text:p>23.10626</text:p>
              </table:table-cell>
              <table:table-cell office:value-type="float" office:value="17.38601">
                <text:p>17.38601</text:p>
              </table:table-cell>
              <table:table-cell office:value-type="float" office:value="24.31659">
                <text:p>24.31659</text:p>
              </table:table-cell>
              <table:table-cell office:value-type="float" office:value="23.68771">
                <text:p>23.68771</text:p>
              </table:table-cell>
              <table:table-cell office:value-type="float" office:value="23.25482">
                <text:p>23.25482</text:p>
              </table:table-cell>
              <table:table-cell office:value-type="float" office:value="16.99534">
                <text:p>16.99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60291">
                <text:p>22.60291</text:p>
              </table:table-cell>
              <table:table-cell office:value-type="float" office:value="18.26155">
                <text:p>18.26155</text:p>
              </table:table-cell>
              <table:table-cell office:value-type="float" office:value="29.26469">
                <text:p>29.26469</text:p>
              </table:table-cell>
              <table:table-cell office:value-type="float" office:value="29.12366">
                <text:p>29.12366</text:p>
              </table:table-cell>
              <table:table-cell office:value-type="float" office:value="19.85934">
                <text:p>19.85934</text:p>
              </table:table-cell>
              <table:table-cell office:value-type="float" office:value="24.25919">
                <text:p>24.25919</text:p>
              </table:table-cell>
              <table:table-cell office:value-type="float" office:value="17.74154">
                <text:p>17.74154</text:p>
              </table:table-cell>
              <table:table-cell office:value-type="float" office:value="25.43891">
                <text:p>25.43891</text:p>
              </table:table-cell>
              <table:table-cell office:value-type="float" office:value="24.81548">
                <text:p>24.81548</text:p>
              </table:table-cell>
              <table:table-cell office:value-type="float" office:value="24.22942">
                <text:p>24.22942</text:p>
              </table:table-cell>
              <table:table-cell office:value-type="float" office:value="17.27348">
                <text:p>17.273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0976">
                <text:p>21.50976</text:p>
              </table:table-cell>
              <table:table-cell office:value-type="float" office:value="19.02668">
                <text:p>19.02668</text:p>
              </table:table-cell>
              <table:table-cell office:value-type="float" office:value="28.54854">
                <text:p>28.54854</text:p>
              </table:table-cell>
              <table:table-cell office:value-type="float" office:value="28.35962">
                <text:p>28.35962</text:p>
              </table:table-cell>
              <table:table-cell office:value-type="float" office:value="19.33471">
                <text:p>19.33471</text:p>
              </table:table-cell>
              <table:table-cell office:value-type="float" office:value="25.46529">
                <text:p>25.46529</text:p>
              </table:table-cell>
              <table:table-cell office:value-type="float" office:value="18.00564">
                <text:p>18.00564</text:p>
              </table:table-cell>
              <table:table-cell office:value-type="float" office:value="26.61244">
                <text:p>26.61244</text:p>
              </table:table-cell>
              <table:table-cell office:value-type="float" office:value="25.98817">
                <text:p>25.98817</text:p>
              </table:table-cell>
              <table:table-cell office:value-type="float" office:value="24.76976">
                <text:p>24.76976</text:p>
              </table:table-cell>
              <table:table-cell office:value-type="float" office:value="17.4463">
                <text:p>17.4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49471">
                <text:p>20.49471</text:p>
              </table:table-cell>
              <table:table-cell office:value-type="float" office:value="19.8717">
                <text:p>19.8717</text:p>
              </table:table-cell>
              <table:table-cell office:value-type="float" office:value="27.97638">
                <text:p>27.97638</text:p>
              </table:table-cell>
              <table:table-cell office:value-type="float" office:value="27.85962">
                <text:p>27.85962</text:p>
              </table:table-cell>
              <table:table-cell office:value-type="float" office:value="19.01744">
                <text:p>19.01744</text:p>
              </table:table-cell>
              <table:table-cell office:value-type="float" office:value="26.70383">
                <text:p>26.70383</text:p>
              </table:table-cell>
              <table:table-cell office:value-type="float" office:value="18.41541">
                <text:p>18.41541</text:p>
              </table:table-cell>
              <table:table-cell office:value-type="float" office:value="27.82617">
                <text:p>27.82617</text:p>
              </table:table-cell>
              <table:table-cell office:value-type="float" office:value="27.19866">
                <text:p>27.19866</text:p>
              </table:table-cell>
              <table:table-cell office:value-type="float" office:value="25.26582">
                <text:p>25.26582</text:p>
              </table:table-cell>
              <table:table-cell office:value-type="float" office:value="17.77101">
                <text:p>17.77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7162">
                <text:p>19.57162</text:p>
              </table:table-cell>
              <table:table-cell office:value-type="float" office:value="20.79469">
                <text:p>20.79469</text:p>
              </table:table-cell>
              <table:table-cell office:value-type="float" office:value="27.27263">
                <text:p>27.27263</text:p>
              </table:table-cell>
              <table:table-cell office:value-type="float" office:value="27.12857">
                <text:p>27.12857</text:p>
              </table:table-cell>
              <table:table-cell office:value-type="float" office:value="18.53927">
                <text:p>18.53927</text:p>
              </table:table-cell>
              <table:table-cell office:value-type="float" office:value="27.86089">
                <text:p>27.86089</text:p>
              </table:table-cell>
              <table:table-cell office:value-type="float" office:value="18.72909">
                <text:p>18.72909</text:p>
              </table:table-cell>
              <table:table-cell office:value-type="float" office:value="29.07101">
                <text:p>29.07101</text:p>
              </table:table-cell>
              <table:table-cell office:value-type="float" office:value="28.45007">
                <text:p>28.45007</text:p>
              </table:table-cell>
              <table:table-cell office:value-type="float" office:value="25.83201">
                <text:p>25.83201</text:p>
              </table:table-cell>
              <table:table-cell office:value-type="float" office:value="18.01598">
                <text:p>18.015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75783">
                <text:p>18.75783</text:p>
              </table:table-cell>
              <table:table-cell office:value-type="float" office:value="21.78926">
                <text:p>21.78926</text:p>
              </table:table-cell>
              <table:table-cell office:value-type="float" office:value="26.05445">
                <text:p>26.05445</text:p>
              </table:table-cell>
              <table:table-cell office:value-type="float" office:value="26.64814">
                <text:p>26.64814</text:p>
              </table:table-cell>
              <table:table-cell office:value-type="float" office:value="18.28817">
                <text:p>18.28817</text:p>
              </table:table-cell>
              <table:table-cell office:value-type="float" office:value="28.6416">
                <text:p>28.6416</text:p>
              </table:table-cell>
              <table:table-cell office:value-type="float" office:value="19.17123">
                <text:p>19.17123</text:p>
              </table:table-cell>
              <table:table-cell office:value-type="float" office:value="30.33971">
                <text:p>30.33971</text:p>
              </table:table-cell>
              <table:table-cell office:value-type="float" office:value="29.10133">
                <text:p>29.10133</text:p>
              </table:table-cell>
              <table:table-cell office:value-type="float" office:value="26.35535">
                <text:p>26.35535</text:p>
              </table:table-cell>
              <table:table-cell office:value-type="float" office:value="18.38492">
                <text:p>18.384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08048">
                <text:p>18.08048</text:p>
              </table:table-cell>
              <table:table-cell office:value-type="float" office:value="22.84501">
                <text:p>22.84501</text:p>
              </table:table-cell>
              <table:table-cell office:value-type="float" office:value="25.54349">
                <text:p>25.54349</text:p>
              </table:table-cell>
              <table:table-cell office:value-type="float" office:value="25.95238">
                <text:p>25.95238</text:p>
              </table:table-cell>
              <table:table-cell office:value-type="float" office:value="17.86939">
                <text:p>17.86939</text:p>
              </table:table-cell>
              <table:table-cell office:value-type="float" office:value="29.16887">
                <text:p>29.16887</text:p>
              </table:table-cell>
              <table:table-cell office:value-type="float" office:value="19.53278">
                <text:p>19.53278</text:p>
              </table:table-cell>
              <table:table-cell office:value-type="float" office:value="31.5306">
                <text:p>31.5306</text:p>
              </table:table-cell>
              <table:table-cell office:value-type="float" office:value="29.72791">
                <text:p>29.72791</text:p>
              </table:table-cell>
              <table:table-cell office:value-type="float" office:value="26.94387">
                <text:p>26.94387</text:p>
              </table:table-cell>
              <table:table-cell office:value-type="float" office:value="18.67249">
                <text:p>18.67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54048">
                <text:p>17.54048</text:p>
              </table:table-cell>
              <table:table-cell office:value-type="float" office:value="23.95411">
                <text:p>23.95411</text:p>
              </table:table-cell>
              <table:table-cell office:value-type="float" office:value="24.89959">
                <text:p>24.89959</text:p>
              </table:table-cell>
              <table:table-cell office:value-type="float" office:value="25.494">
                <text:p>25.494</text:p>
              </table:table-cell>
              <table:table-cell office:value-type="float" office:value="17.68232">
                <text:p>17.68232</text:p>
              </table:table-cell>
              <table:table-cell office:value-type="float" office:value="29.95072">
                <text:p>29.95072</text:p>
              </table:table-cell>
              <table:table-cell office:value-type="float" office:value="20.00697">
                <text:p>20.00697</text:p>
              </table:table-cell>
              <table:table-cell office:value-type="float" office:value="32.74488">
                <text:p>32.74488</text:p>
              </table:table-cell>
              <table:table-cell office:value-type="float" office:value="30.38459">
                <text:p>30.38459</text:p>
              </table:table-cell>
              <table:table-cell office:value-type="float" office:value="27.49354">
                <text:p>27.49354</text:p>
              </table:table-cell>
              <table:table-cell office:value-type="float" office:value="19.08646">
                <text:p>19.086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15785">
                <text:p>17.15785</text:p>
              </table:table-cell>
              <table:table-cell office:value-type="float" office:value="25.11314">
                <text:p>25.11314</text:p>
              </table:table-cell>
              <table:table-cell office:value-type="float" office:value="24.41211">
                <text:p>24.41211</text:p>
              </table:table-cell>
              <table:table-cell office:value-type="float" office:value="24.83563">
                <text:p>24.83563</text:p>
              </table:table-cell>
              <table:table-cell office:value-type="float" office:value="17.34331">
                <text:p>17.34331</text:p>
              </table:table-cell>
              <table:table-cell office:value-type="float" office:value="30.48764">
                <text:p>30.48764</text:p>
              </table:table-cell>
              <table:table-cell office:value-type="float" office:value="20.41742">
                <text:p>20.41742</text:p>
              </table:table-cell>
              <table:table-cell office:value-type="float" office:value="33.93931">
                <text:p>33.93931</text:p>
              </table:table-cell>
              <table:table-cell office:value-type="float" office:value="31.03853">
                <text:p>31.03853</text:p>
              </table:table-cell>
              <table:table-cell office:value-type="float" office:value="28.10566">
                <text:p>28.10566</text:p>
              </table:table-cell>
              <table:table-cell office:value-type="float" office:value="19.42685">
                <text:p>19.426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93783">
                <text:p>16.93783</text:p>
              </table:table-cell>
              <table:table-cell office:value-type="float" office:value="26.31437">
                <text:p>26.31437</text:p>
              </table:table-cell>
              <table:table-cell office:value-type="float" office:value="23.79723">
                <text:p>23.79723</text:p>
              </table:table-cell>
              <table:table-cell office:value-type="float" office:value="24.41368">
                <text:p>24.41368</text:p>
              </table:table-cell>
              <table:table-cell office:value-type="float" office:value="17.21991">
                <text:p>17.21991</text:p>
              </table:table-cell>
              <table:table-cell office:value-type="float" office:value="31.30199">
                <text:p>31.30199</text:p>
              </table:table-cell>
              <table:table-cell office:value-type="float" office:value="20.92622">
                <text:p>20.92622</text:p>
              </table:table-cell>
              <table:table-cell office:value-type="float" office:value="34.93577">
                <text:p>34.93577</text:p>
              </table:table-cell>
              <table:table-cell office:value-type="float" office:value="31.71014">
                <text:p>31.71014</text:p>
              </table:table-cell>
              <table:table-cell office:value-type="float" office:value="28.68322">
                <text:p>28.68322</text:p>
              </table:table-cell>
              <table:table-cell office:value-type="float" office:value="19.87658">
                <text:p>19.876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83674">
                <text:p>16.83674</text:p>
              </table:table-cell>
              <table:table-cell office:value-type="float" office:value="27.55344">
                <text:p>27.55344</text:p>
              </table:table-cell>
              <table:table-cell office:value-type="float" office:value="23.35058">
                <text:p>23.35058</text:p>
              </table:table-cell>
              <table:table-cell office:value-type="float" office:value="23.78992">
                <text:p>23.78992</text:p>
              </table:table-cell>
              <table:table-cell office:value-type="float" office:value="16.92769">
                <text:p>16.92769</text:p>
              </table:table-cell>
              <table:table-cell office:value-type="float" office:value="31.8492">
                <text:p>31.8492</text:p>
              </table:table-cell>
              <table:table-cell office:value-type="float" office:value="21.37047">
                <text:p>21.37047</text:p>
              </table:table-cell>
              <table:table-cell office:value-type="float" office:value="35.79659">
                <text:p>35.79659</text:p>
              </table:table-cell>
              <table:table-cell office:value-type="float" office:value="32.33382">
                <text:p>32.33382</text:p>
              </table:table-cell>
              <table:table-cell office:value-type="float" office:value="29.31009">
                <text:p>29.31009</text:p>
              </table:table-cell>
              <table:table-cell office:value-type="float" office:value="20.26615">
                <text:p>20.26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8524">
                <text:p>16.8524</text:p>
              </table:table-cell>
              <table:table-cell office:value-type="float" office:value="28.82568">
                <text:p>28.82568</text:p>
              </table:table-cell>
              <table:table-cell office:value-type="float" office:value="22.76999">
                <text:p>22.76999</text:p>
              </table:table-cell>
              <table:table-cell office:value-type="float" office:value="23.39705">
                <text:p>23.39705</text:p>
              </table:table-cell>
              <table:table-cell office:value-type="float" office:value="16.8724">
                <text:p>16.8724</text:p>
              </table:table-cell>
              <table:table-cell office:value-type="float" office:value="32.52482">
                <text:p>32.52482</text:p>
              </table:table-cell>
              <table:table-cell office:value-type="float" office:value="21.90711">
                <text:p>21.90711</text:p>
              </table:table-cell>
              <table:table-cell office:value-type="float" office:value="36.30741">
                <text:p>36.30741</text:p>
              </table:table-cell>
              <table:table-cell office:value-type="float" office:value="32.94845">
                <text:p>32.94845</text:p>
              </table:table-cell>
              <table:table-cell office:value-type="float" office:value="29.90592">
                <text:p>29.90592</text:p>
              </table:table-cell>
              <table:table-cell office:value-type="float" office:value="20.75761">
                <text:p>20.75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96381">
                <text:p>16.96381</text:p>
              </table:table-cell>
              <table:table-cell office:value-type="float" office:value="29.48036">
                <text:p>29.48036</text:p>
              </table:table-cell>
              <table:table-cell office:value-type="float" office:value="22.3665">
                <text:p>22.3665</text:p>
              </table:table-cell>
              <table:table-cell office:value-type="float" office:value="22.81697">
                <text:p>22.81697</text:p>
              </table:table-cell>
              <table:table-cell office:value-type="float" office:value="16.63939">
                <text:p>16.63939</text:p>
              </table:table-cell>
              <table:table-cell office:value-type="float" office:value="33.22482">
                <text:p>33.22482</text:p>
              </table:table-cell>
              <table:table-cell office:value-type="float" office:value="22.39355">
                <text:p>22.39355</text:p>
              </table:table-cell>
              <table:table-cell office:value-type="float" office:value="36.65603">
                <text:p>36.65603</text:p>
              </table:table-cell>
              <table:table-cell office:value-type="float" office:value="33.59012">
                <text:p>33.59012</text:p>
              </table:table-cell>
              <table:table-cell office:value-type="float" office:value="30.54778">
                <text:p>30.54778</text:p>
              </table:table-cell>
              <table:table-cell office:value-type="float" office:value="21.18554">
                <text:p>21.185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17061">
                <text:p>17.17061</text:p>
              </table:table-cell>
              <table:table-cell office:value-type="float" office:value="30.13327">
                <text:p>30.13327</text:p>
              </table:table-cell>
              <table:table-cell office:value-type="float" office:value="21.82492">
                <text:p>21.82492</text:p>
              </table:table-cell>
              <table:table-cell office:value-type="float" office:value="21.92647">
                <text:p>21.92647</text:p>
              </table:table-cell>
              <table:table-cell office:value-type="float" office:value="16.62215">
                <text:p>16.62215</text:p>
              </table:table-cell>
              <table:table-cell office:value-type="float" office:value="33.92513">
                <text:p>33.92513</text:p>
              </table:table-cell>
              <table:table-cell office:value-type="float" office:value="22.94532">
                <text:p>22.94532</text:p>
              </table:table-cell>
              <table:table-cell office:value-type="float" office:value="37.18318">
                <text:p>37.18318</text:p>
              </table:table-cell>
              <table:table-cell office:value-type="float" office:value="34.22855">
                <text:p>34.22855</text:p>
              </table:table-cell>
              <table:table-cell office:value-type="float" office:value="31.16768">
                <text:p>31.16768</text:p>
              </table:table-cell>
              <table:table-cell office:value-type="float" office:value="21.70229">
                <text:p>21.70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47443">
                <text:p>17.47443</text:p>
              </table:table-cell>
              <table:table-cell office:value-type="float" office:value="30.77248">
                <text:p>30.77248</text:p>
              </table:table-cell>
              <table:table-cell office:value-type="float" office:value="21.46743">
                <text:p>21.46743</text:p>
              </table:table-cell>
              <table:table-cell office:value-type="float" office:value="21.14005">
                <text:p>21.14005</text:p>
              </table:table-cell>
              <table:table-cell office:value-type="float" office:value="16.46155">
                <text:p>16.46155</text:p>
              </table:table-cell>
              <table:table-cell office:value-type="float" office:value="34.60488">
                <text:p>34.60488</text:p>
              </table:table-cell>
              <table:table-cell office:value-type="float" office:value="23.4637">
                <text:p>23.4637</text:p>
              </table:table-cell>
              <table:table-cell office:value-type="float" office:value="37.53146">
                <text:p>37.53146</text:p>
              </table:table-cell>
              <table:table-cell office:value-type="float" office:value="34.87168">
                <text:p>34.87168</text:p>
              </table:table-cell>
              <table:table-cell office:value-type="float" office:value="31.81136">
                <text:p>31.81136</text:p>
              </table:table-cell>
              <table:table-cell office:value-type="float" office:value="22.16781">
                <text:p>22.167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89591">
                <text:p>17.89591</text:p>
              </table:table-cell>
              <table:table-cell office:value-type="float" office:value="31.38307">
                <text:p>31.38307</text:p>
              </table:table-cell>
              <table:table-cell office:value-type="float" office:value="20.9704">
                <text:p>20.9704</text:p>
              </table:table-cell>
              <table:table-cell office:value-type="float" office:value="20.46317">
                <text:p>20.46317</text:p>
              </table:table-cell>
              <table:table-cell office:value-type="float" office:value="16.49351">
                <text:p>16.49351</text:p>
              </table:table-cell>
              <table:table-cell office:value-type="float" office:value="35.26661">
                <text:p>35.26661</text:p>
              </table:table-cell>
              <table:table-cell office:value-type="float" office:value="24.04952">
                <text:p>24.04952</text:p>
              </table:table-cell>
              <table:table-cell office:value-type="float" office:value="38.06666">
                <text:p>38.06666</text:p>
              </table:table-cell>
              <table:table-cell office:value-type="float" office:value="35.51048">
                <text:p>35.51048</text:p>
              </table:table-cell>
              <table:table-cell office:value-type="float" office:value="32.45319">
                <text:p>32.45319</text:p>
              </table:table-cell>
              <table:table-cell office:value-type="float" office:value="22.7076">
                <text:p>22.7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41675">
                <text:p>18.41675</text:p>
              </table:table-cell>
              <table:table-cell office:value-type="float" office:value="31.99258">
                <text:p>31.99258</text:p>
              </table:table-cell>
              <table:table-cell office:value-type="float" office:value="20.22051">
                <text:p>20.22051</text:p>
              </table:table-cell>
              <table:table-cell office:value-type="float" office:value="19.90299">
                <text:p>19.90299</text:p>
              </table:table-cell>
              <table:table-cell office:value-type="float" office:value="16.39073">
                <text:p>16.39073</text:p>
              </table:table-cell>
              <table:table-cell office:value-type="float" office:value="35.90517">
                <text:p>35.90517</text:p>
              </table:table-cell>
              <table:table-cell office:value-type="float" office:value="24.59558">
                <text:p>24.59558</text:p>
              </table:table-cell>
              <table:table-cell office:value-type="float" office:value="38.41853">
                <text:p>38.41853</text:p>
              </table:table-cell>
              <table:table-cell office:value-type="float" office:value="36.17827">
                <text:p>36.17827</text:p>
              </table:table-cell>
              <table:table-cell office:value-type="float" office:value="33.11806">
                <text:p>33.11806</text:p>
              </table:table-cell>
              <table:table-cell office:value-type="float" office:value="23.20962">
                <text:p>23.209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04252">
                <text:p>19.04252</text:p>
              </table:table-cell>
              <table:table-cell office:value-type="float" office:value="32.63192">
                <text:p>32.63192</text:p>
              </table:table-cell>
              <table:table-cell office:value-type="float" office:value="19.58451">
                <text:p>19.58451</text:p>
              </table:table-cell>
              <table:table-cell office:value-type="float" office:value="19.44755">
                <text:p>19.44755</text:p>
              </table:table-cell>
              <table:table-cell office:value-type="float" office:value="16.48151">
                <text:p>16.48151</text:p>
              </table:table-cell>
              <table:table-cell office:value-type="float" office:value="36.58472">
                <text:p>36.58472</text:p>
              </table:table-cell>
              <table:table-cell office:value-type="float" office:value="25.19053">
                <text:p>25.19053</text:p>
              </table:table-cell>
              <table:table-cell office:value-type="float" office:value="38.81515">
                <text:p>38.81515</text:p>
              </table:table-cell>
              <table:table-cell office:value-type="float" office:value="36.83527">
                <text:p>36.83527</text:p>
              </table:table-cell>
              <table:table-cell office:value-type="float" office:value="33.77368">
                <text:p>33.77368</text:p>
              </table:table-cell>
              <table:table-cell office:value-type="float" office:value="23.77652">
                <text:p>23.77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74855">
                <text:p>19.74855</text:p>
              </table:table-cell>
              <table:table-cell office:value-type="float" office:value="33.25111">
                <text:p>33.25111</text:p>
              </table:table-cell>
              <table:table-cell office:value-type="float" office:value="19.04505">
                <text:p>19.04505</text:p>
              </table:table-cell>
              <table:table-cell office:value-type="float" office:value="19.22974">
                <text:p>19.22974</text:p>
              </table:table-cell>
              <table:table-cell office:value-type="float" office:value="16.44158">
                <text:p>16.44158</text:p>
              </table:table-cell>
              <table:table-cell office:value-type="float" office:value="37.2308">
                <text:p>37.2308</text:p>
              </table:table-cell>
              <table:table-cell office:value-type="float" office:value="25.76571">
                <text:p>25.76571</text:p>
              </table:table-cell>
              <table:table-cell office:value-type="float" office:value="39.33323">
                <text:p>39.33323</text:p>
              </table:table-cell>
              <table:table-cell office:value-type="float" office:value="37.52046">
                <text:p>37.52046</text:p>
              </table:table-cell>
              <table:table-cell office:value-type="float" office:value="34.44664">
                <text:p>34.44664</text:p>
              </table:table-cell>
              <table:table-cell office:value-type="float" office:value="24.30628">
                <text:p>24.30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54516">
                <text:p>20.54516</text:p>
              </table:table-cell>
              <table:table-cell office:value-type="float" office:value="33.89064">
                <text:p>33.89064</text:p>
              </table:table-cell>
              <table:table-cell office:value-type="float" office:value="18.63309">
                <text:p>18.63309</text:p>
              </table:table-cell>
              <table:table-cell office:value-type="float" office:value="18.99173">
                <text:p>18.99173</text:p>
              </table:table-cell>
              <table:table-cell office:value-type="float" office:value="16.59812">
                <text:p>16.59812</text:p>
              </table:table-cell>
              <table:table-cell office:value-type="float" office:value="37.86376">
                <text:p>37.86376</text:p>
              </table:table-cell>
              <table:table-cell office:value-type="float" office:value="26.38908">
                <text:p>26.38908</text:p>
              </table:table-cell>
              <table:table-cell office:value-type="float" office:value="39.72076">
                <text:p>39.72076</text:p>
              </table:table-cell>
              <table:table-cell office:value-type="float" office:value="38.17991">
                <text:p>38.17991</text:p>
              </table:table-cell>
              <table:table-cell office:value-type="float" office:value="35.1173">
                <text:p>35.1173</text:p>
              </table:table-cell>
              <table:table-cell office:value-type="float" office:value="24.89137">
                <text:p>24.891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41239">
                <text:p>21.41239</text:p>
              </table:table-cell>
              <table:table-cell office:value-type="float" office:value="34.52314">
                <text:p>34.52314</text:p>
              </table:table-cell>
              <table:table-cell office:value-type="float" office:value="18.33187">
                <text:p>18.33187</text:p>
              </table:table-cell>
              <table:table-cell office:value-type="float" office:value="18.88246">
                <text:p>18.88246</text:p>
              </table:table-cell>
              <table:table-cell office:value-type="float" office:value="16.62596">
                <text:p>16.62596</text:p>
              </table:table-cell>
              <table:table-cell office:value-type="float" office:value="38.38151">
                <text:p>38.38151</text:p>
              </table:table-cell>
              <table:table-cell office:value-type="float" office:value="26.97992">
                <text:p>26.97992</text:p>
              </table:table-cell>
              <table:table-cell office:value-type="float" office:value="40.24564">
                <text:p>40.24564</text:p>
              </table:table-cell>
              <table:table-cell office:value-type="float" office:value="38.85323">
                <text:p>38.85323</text:p>
              </table:table-cell>
              <table:table-cell office:value-type="float" office:value="35.80101">
                <text:p>35.80101</text:p>
              </table:table-cell>
              <table:table-cell office:value-type="float" office:value="25.45326">
                <text:p>25.453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36052">
                <text:p>22.36052</text:p>
              </table:table-cell>
              <table:table-cell office:value-type="float" office:value="35.1684">
                <text:p>35.1684</text:p>
              </table:table-cell>
              <table:table-cell office:value-type="float" office:value="18.15611">
                <text:p>18.15611</text:p>
              </table:table-cell>
              <table:table-cell office:value-type="float" office:value="18.87351">
                <text:p>18.87351</text:p>
              </table:table-cell>
              <table:table-cell office:value-type="float" office:value="16.83243">
                <text:p>16.83243</text:p>
              </table:table-cell>
              <table:table-cell office:value-type="float" office:value="38.9251">
                <text:p>38.9251</text:p>
              </table:table-cell>
              <table:table-cell office:value-type="float" office:value="27.61595">
                <text:p>27.61595</text:p>
              </table:table-cell>
              <table:table-cell office:value-type="float" office:value="40.63458">
                <text:p>40.63458</text:p>
              </table:table-cell>
              <table:table-cell office:value-type="float" office:value="39.45477">
                <text:p>39.45477</text:p>
              </table:table-cell>
              <table:table-cell office:value-type="float" office:value="36.46125">
                <text:p>36.46125</text:p>
              </table:table-cell>
              <table:table-cell office:value-type="float" office:value="26.05555">
                <text:p>26.055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6175">
                <text:p>23.36175</text:p>
              </table:table-cell>
              <table:table-cell office:value-type="float" office:value="35.71865">
                <text:p>35.71865</text:p>
              </table:table-cell>
              <table:table-cell office:value-type="float" office:value="18.11812">
                <text:p>18.11812</text:p>
              </table:table-cell>
              <table:table-cell office:value-type="float" office:value="18.98312">
                <text:p>18.98312</text:p>
              </table:table-cell>
              <table:table-cell office:value-type="float" office:value="16.93437">
                <text:p>16.93437</text:p>
              </table:table-cell>
              <table:table-cell office:value-type="float" office:value="39.32341">
                <text:p>39.32341</text:p>
              </table:table-cell>
              <table:table-cell office:value-type="float" office:value="28.2274">
                <text:p>28.2274</text:p>
              </table:table-cell>
              <table:table-cell office:value-type="float" office:value="41.16571">
                <text:p>41.16571</text:p>
              </table:table-cell>
              <table:table-cell office:value-type="float" office:value="40.0627">
                <text:p>40.0627</text:p>
              </table:table-cell>
              <table:table-cell office:value-type="float" office:value="37.08616">
                <text:p>37.08616</text:p>
              </table:table-cell>
              <table:table-cell office:value-type="float" office:value="26.6389">
                <text:p>26.6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42136">
                <text:p>24.42136</text:p>
              </table:table-cell>
              <table:table-cell office:value-type="float" office:value="36.2851">
                <text:p>36.2851</text:p>
              </table:table-cell>
              <table:table-cell office:value-type="float" office:value="18.22885">
                <text:p>18.22885</text:p>
              </table:table-cell>
              <table:table-cell office:value-type="float" office:value="19.23267">
                <text:p>19.23267</text:p>
              </table:table-cell>
              <table:table-cell office:value-type="float" office:value="17.19622">
                <text:p>17.19622</text:p>
              </table:table-cell>
              <table:table-cell office:value-type="float" office:value="39.84121">
                <text:p>39.84121</text:p>
              </table:table-cell>
              <table:table-cell office:value-type="float" office:value="28.87924">
                <text:p>28.87924</text:p>
              </table:table-cell>
              <table:table-cell office:value-type="float" office:value="41.5671">
                <text:p>41.5671</text:p>
              </table:table-cell>
              <table:table-cell office:value-type="float" office:value="40.52834">
                <text:p>40.52834</text:p>
              </table:table-cell>
              <table:table-cell office:value-type="float" office:value="37.73174">
                <text:p>37.73174</text:p>
              </table:table-cell>
              <table:table-cell office:value-type="float" office:value="27.25359">
                <text:p>27.25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2359">
                <text:p>25.52359</text:p>
              </table:table-cell>
              <table:table-cell office:value-type="float" office:value="36.70212">
                <text:p>36.70212</text:p>
              </table:table-cell>
              <table:table-cell office:value-type="float" office:value="18.43975">
                <text:p>18.43975</text:p>
              </table:table-cell>
              <table:table-cell office:value-type="float" office:value="19.59024">
                <text:p>19.59024</text:p>
              </table:table-cell>
              <table:table-cell office:value-type="float" office:value="17.66496">
                <text:p>17.66496</text:p>
              </table:table-cell>
              <table:table-cell office:value-type="float" office:value="40.22983">
                <text:p>40.22983</text:p>
              </table:table-cell>
              <table:table-cell office:value-type="float" office:value="29.51415">
                <text:p>29.51415</text:p>
              </table:table-cell>
              <table:table-cell office:value-type="float" office:value="42.09897">
                <text:p>42.09897</text:p>
              </table:table-cell>
              <table:table-cell office:value-type="float" office:value="41.05482">
                <text:p>41.05482</text:p>
              </table:table-cell>
              <table:table-cell office:value-type="float" office:value="38.36639">
                <text:p>38.36639</text:p>
              </table:table-cell>
              <table:table-cell office:value-type="float" office:value="27.86424">
                <text:p>27.864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67388">
                <text:p>26.67388</text:p>
              </table:table-cell>
              <table:table-cell office:value-type="float" office:value="37.19947">
                <text:p>37.19947</text:p>
              </table:table-cell>
              <table:table-cell office:value-type="float" office:value="18.78317">
                <text:p>18.78317</text:p>
              </table:table-cell>
              <table:table-cell office:value-type="float" office:value="20.06549">
                <text:p>20.06549</text:p>
              </table:table-cell>
              <table:table-cell office:value-type="float" office:value="18.25656">
                <text:p>18.25656</text:p>
              </table:table-cell>
              <table:table-cell office:value-type="float" office:value="40.75419">
                <text:p>40.75419</text:p>
              </table:table-cell>
              <table:table-cell office:value-type="float" office:value="30.17205">
                <text:p>30.17205</text:p>
              </table:table-cell>
              <table:table-cell office:value-type="float" office:value="42.49589">
                <text:p>42.49589</text:p>
              </table:table-cell>
              <table:table-cell office:value-type="float" office:value="41.43429">
                <text:p>41.43429</text:p>
              </table:table-cell>
              <table:table-cell office:value-type="float" office:value="39.02374">
                <text:p>39.02374</text:p>
              </table:table-cell>
              <table:table-cell office:value-type="float" office:value="28.497">
                <text:p>28.4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87077">
                <text:p>27.87077</text:p>
              </table:table-cell>
              <table:table-cell office:value-type="float" office:value="37.58432">
                <text:p>37.58432</text:p>
              </table:table-cell>
              <table:table-cell office:value-type="float" office:value="19.24299">
                <text:p>19.24299</text:p>
              </table:table-cell>
              <table:table-cell office:value-type="float" office:value="20.64182">
                <text:p>20.64182</text:p>
              </table:table-cell>
              <table:table-cell office:value-type="float" office:value="18.9356">
                <text:p>18.9356</text:p>
              </table:table-cell>
              <table:table-cell office:value-type="float" office:value="41.14422">
                <text:p>41.14422</text:p>
              </table:table-cell>
              <table:table-cell office:value-type="float" office:value="30.82836">
                <text:p>30.82836</text:p>
              </table:table-cell>
              <table:table-cell office:value-type="float" office:value="43.04023">
                <text:p>43.04023</text:p>
              </table:table-cell>
              <table:table-cell office:value-type="float" office:value="41.95797">
                <text:p>41.95797</text:p>
              </table:table-cell>
              <table:table-cell office:value-type="float" office:value="39.59116">
                <text:p>39.59116</text:p>
              </table:table-cell>
              <table:table-cell office:value-type="float" office:value="29.12253">
                <text:p>29.122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09638">
                <text:p>29.09638</text:p>
              </table:table-cell>
              <table:table-cell office:value-type="float" office:value="38.0905">
                <text:p>38.0905</text:p>
              </table:table-cell>
              <table:table-cell office:value-type="float" office:value="19.80439">
                <text:p>19.80439</text:p>
              </table:table-cell>
              <table:table-cell office:value-type="float" office:value="21.19825">
                <text:p>21.19825</text:p>
              </table:table-cell>
              <table:table-cell office:value-type="float" office:value="19.70951">
                <text:p>19.70951</text:p>
              </table:table-cell>
              <table:table-cell office:value-type="float" office:value="41.6747">
                <text:p>41.6747</text:p>
              </table:table-cell>
              <table:table-cell office:value-type="float" office:value="31.50159">
                <text:p>31.50159</text:p>
              </table:table-cell>
              <table:table-cell office:value-type="float" office:value="43.45468">
                <text:p>43.45468</text:p>
              </table:table-cell>
              <table:table-cell office:value-type="float" office:value="42.35484">
                <text:p>42.35484</text:p>
              </table:table-cell>
              <table:table-cell office:value-type="float" office:value="40.16666">
                <text:p>40.16666</text:p>
              </table:table-cell>
              <table:table-cell office:value-type="float" office:value="29.76787">
                <text:p>29.76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33262">
                <text:p>30.33262</text:p>
              </table:table-cell>
              <table:table-cell office:value-type="float" office:value="38.45267">
                <text:p>38.45267</text:p>
              </table:table-cell>
              <table:table-cell office:value-type="float" office:value="20.47259">
                <text:p>20.47259</text:p>
              </table:table-cell>
              <table:table-cell office:value-type="float" office:value="21.9532">
                <text:p>21.9532</text:p>
              </table:table-cell>
              <table:table-cell office:value-type="float" office:value="20.57498">
                <text:p>20.57498</text:p>
              </table:table-cell>
              <table:table-cell office:value-type="float" office:value="42.07707">
                <text:p>42.07707</text:p>
              </table:table-cell>
              <table:table-cell office:value-type="float" office:value="32.15433">
                <text:p>32.15433</text:p>
              </table:table-cell>
              <table:table-cell office:value-type="float" office:value="44.00353">
                <text:p>44.00353</text:p>
              </table:table-cell>
              <table:table-cell office:value-type="float" office:value="42.88457">
                <text:p>42.88457</text:p>
              </table:table-cell>
              <table:table-cell office:value-type="float" office:value="40.5876">
                <text:p>40.5876</text:p>
              </table:table-cell>
              <table:table-cell office:value-type="float" office:value="30.37482">
                <text:p>30.37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37696">
                <text:p>31.37696</text:p>
              </table:table-cell>
              <table:table-cell office:value-type="float" office:value="38.9994">
                <text:p>38.9994</text:p>
              </table:table-cell>
              <table:table-cell office:value-type="float" office:value="21.22567">
                <text:p>21.22567</text:p>
              </table:table-cell>
              <table:table-cell office:value-type="float" office:value="22.79244">
                <text:p>22.79244</text:p>
              </table:table-cell>
              <table:table-cell office:value-type="float" office:value="21.50554">
                <text:p>21.50554</text:p>
              </table:table-cell>
              <table:table-cell office:value-type="float" office:value="42.60825">
                <text:p>42.60825</text:p>
              </table:table-cell>
              <table:table-cell office:value-type="float" office:value="32.76411">
                <text:p>32.76411</text:p>
              </table:table-cell>
              <table:table-cell office:value-type="float" office:value="44.42767">
                <text:p>44.42767</text:p>
              </table:table-cell>
              <table:table-cell office:value-type="float" office:value="43.28001">
                <text:p>43.28001</text:p>
              </table:table-cell>
              <table:table-cell office:value-type="float" office:value="41.0894">
                <text:p>41.0894</text:p>
              </table:table-cell>
              <table:table-cell office:value-type="float" office:value="30.95344">
                <text:p>30.953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22028">
                <text:p>32.22028</text:p>
              </table:table-cell>
              <table:table-cell office:value-type="float" office:value="39.36617">
                <text:p>39.36617</text:p>
              </table:table-cell>
              <table:table-cell office:value-type="float" office:value="22.06722">
                <text:p>22.06722</text:p>
              </table:table-cell>
              <table:table-cell office:value-type="float" office:value="23.70558">
                <text:p>23.70558</text:p>
              </table:table-cell>
              <table:table-cell office:value-type="float" office:value="22.50889">
                <text:p>22.50889</text:p>
              </table:table-cell>
              <table:table-cell office:value-type="float" office:value="43.01437">
                <text:p>43.01437</text:p>
              </table:table-cell>
              <table:table-cell office:value-type="float" office:value="33.39938">
                <text:p>33.39938</text:p>
              </table:table-cell>
              <table:table-cell office:value-type="float" office:value="44.98195">
                <text:p>44.98195</text:p>
              </table:table-cell>
              <table:table-cell office:value-type="float" office:value="43.80694">
                <text:p>43.80694</text:p>
              </table:table-cell>
              <table:table-cell office:value-type="float" office:value="41.4686">
                <text:p>41.4686</text:p>
              </table:table-cell>
              <table:table-cell office:value-type="float" office:value="31.56852">
                <text:p>31.568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01644">
                <text:p>33.01644</text:p>
              </table:table-cell>
              <table:table-cell office:value-type="float" office:value="39.90579">
                <text:p>39.90579</text:p>
              </table:table-cell>
              <table:table-cell office:value-type="float" office:value="22.97696">
                <text:p>22.97696</text:p>
              </table:table-cell>
              <table:table-cell office:value-type="float" office:value="24.69565">
                <text:p>24.69565</text:p>
              </table:table-cell>
              <table:table-cell office:value-type="float" office:value="23.56421">
                <text:p>23.56421</text:p>
              </table:table-cell>
              <table:table-cell office:value-type="float" office:value="43.54758">
                <text:p>43.54758</text:p>
              </table:table-cell>
              <table:table-cell office:value-type="float" office:value="34.03183">
                <text:p>34.03183</text:p>
              </table:table-cell>
              <table:table-cell office:value-type="float" office:value="45.41586">
                <text:p>45.41586</text:p>
              </table:table-cell>
              <table:table-cell office:value-type="float" office:value="44.21127">
                <text:p>44.21127</text:p>
              </table:table-cell>
              <table:table-cell office:value-type="float" office:value="41.97334">
                <text:p>41.97334</text:p>
              </table:table-cell>
              <table:table-cell office:value-type="float" office:value="32.17878">
                <text:p>32.178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83808">
                <text:p>33.83808</text:p>
              </table:table-cell>
              <table:table-cell office:value-type="float" office:value="40.27691">
                <text:p>40.27691</text:p>
              </table:table-cell>
              <table:table-cell office:value-type="float" office:value="23.96868">
                <text:p>23.96868</text:p>
              </table:table-cell>
              <table:table-cell office:value-type="float" office:value="25.73695">
                <text:p>25.73695</text:p>
              </table:table-cell>
              <table:table-cell office:value-type="float" office:value="24.67799">
                <text:p>24.67799</text:p>
              </table:table-cell>
              <table:table-cell office:value-type="float" office:value="43.95713">
                <text:p>43.95713</text:p>
              </table:table-cell>
              <table:table-cell office:value-type="float" office:value="34.68229">
                <text:p>34.68229</text:p>
              </table:table-cell>
              <table:table-cell office:value-type="float" office:value="45.97915">
                <text:p>45.97915</text:p>
              </table:table-cell>
              <table:table-cell office:value-type="float" office:value="44.75203">
                <text:p>44.75203</text:p>
              </table:table-cell>
              <table:table-cell office:value-type="float" office:value="42.34875">
                <text:p>42.34875</text:p>
              </table:table-cell>
              <table:table-cell office:value-type="float" office:value="32.80661">
                <text:p>32.806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67064">
                <text:p>34.67064</text:p>
              </table:table-cell>
              <table:table-cell office:value-type="float" office:value="40.83664">
                <text:p>40.83664</text:p>
              </table:table-cell>
              <table:table-cell office:value-type="float" office:value="25.01354">
                <text:p>25.01354</text:p>
              </table:table-cell>
              <table:table-cell office:value-type="float" office:value="26.83223">
                <text:p>26.83223</text:p>
              </table:table-cell>
              <table:table-cell office:value-type="float" office:value="25.83724">
                <text:p>25.83724</text:p>
              </table:table-cell>
              <table:table-cell office:value-type="float" office:value="44.49534">
                <text:p>44.49534</text:p>
              </table:table-cell>
              <table:table-cell office:value-type="float" office:value="35.32106">
                <text:p>35.32106</text:p>
              </table:table-cell>
              <table:table-cell office:value-type="float" office:value="46.4139">
                <text:p>46.4139</text:p>
              </table:table-cell>
              <table:table-cell office:value-type="float" office:value="45.15976">
                <text:p>45.15976</text:p>
              </table:table-cell>
              <table:table-cell office:value-type="float" office:value="42.85455">
                <text:p>42.85455</text:p>
              </table:table-cell>
              <table:table-cell office:value-type="float" office:value="33.35978">
                <text:p>33.359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51786">
                <text:p>35.51786</text:p>
              </table:table-cell>
              <table:table-cell office:value-type="float" office:value="41.21178">
                <text:p>41.21178</text:p>
              </table:table-cell>
              <table:table-cell office:value-type="float" office:value="26.10962">
                <text:p>26.10962</text:p>
              </table:table-cell>
              <table:table-cell office:value-type="float" office:value="27.97276">
                <text:p>27.97276</text:p>
              </table:table-cell>
              <table:table-cell office:value-type="float" office:value="27.03357">
                <text:p>27.03357</text:p>
              </table:table-cell>
              <table:table-cell office:value-type="float" office:value="44.89932">
                <text:p>44.89932</text:p>
              </table:table-cell>
              <table:table-cell office:value-type="float" office:value="35.98274">
                <text:p>35.98274</text:p>
              </table:table-cell>
              <table:table-cell office:value-type="float" office:value="46.9951">
                <text:p>46.9951</text:p>
              </table:table-cell>
              <table:table-cell office:value-type="float" office:value="45.69193">
                <text:p>45.69193</text:p>
              </table:table-cell>
              <table:table-cell office:value-type="float" office:value="43.24249">
                <text:p>43.24249</text:p>
              </table:table-cell>
              <table:table-cell office:value-type="float" office:value="33.91919">
                <text:p>33.91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35993">
                <text:p>36.35993</text:p>
              </table:table-cell>
              <table:table-cell office:value-type="float" office:value="41.77737">
                <text:p>41.77737</text:p>
              </table:table-cell>
              <table:table-cell office:value-type="float" office:value="27.26232">
                <text:p>27.26232</text:p>
              </table:table-cell>
              <table:table-cell office:value-type="float" office:value="29.16127">
                <text:p>29.16127</text:p>
              </table:table-cell>
              <table:table-cell office:value-type="float" office:value="28.2745">
                <text:p>28.2745</text:p>
              </table:table-cell>
              <table:table-cell office:value-type="float" office:value="45.45095">
                <text:p>45.45095</text:p>
              </table:table-cell>
              <table:table-cell office:value-type="float" office:value="36.63858">
                <text:p>36.63858</text:p>
              </table:table-cell>
              <table:table-cell office:value-type="float" office:value="47.43975">
                <text:p>47.43975</text:p>
              </table:table-cell>
              <table:table-cell office:value-type="float" office:value="46.09437">
                <text:p>46.09437</text:p>
              </table:table-cell>
              <table:table-cell office:value-type="float" office:value="43.76047">
                <text:p>43.76047</text:p>
              </table:table-cell>
              <table:table-cell office:value-type="float" office:value="34.30674">
                <text:p>34.306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22985">
                <text:p>37.22985</text:p>
              </table:table-cell>
              <table:table-cell office:value-type="float" office:value="42.14261">
                <text:p>42.14261</text:p>
              </table:table-cell>
              <table:table-cell office:value-type="float" office:value="28.45051">
                <text:p>28.45051</text:p>
              </table:table-cell>
              <table:table-cell office:value-type="float" office:value="30.37792">
                <text:p>30.37792</text:p>
              </table:table-cell>
              <table:table-cell office:value-type="float" office:value="29.55464">
                <text:p>29.55464</text:p>
              </table:table-cell>
              <table:table-cell office:value-type="float" office:value="45.8579">
                <text:p>45.8579</text:p>
              </table:table-cell>
              <table:table-cell office:value-type="float" office:value="37.31075">
                <text:p>37.31075</text:p>
              </table:table-cell>
              <table:table-cell office:value-type="float" office:value="48.02095">
                <text:p>48.02095</text:p>
              </table:table-cell>
              <table:table-cell office:value-type="float" office:value="46.63776">
                <text:p>46.63776</text:p>
              </table:table-cell>
              <table:table-cell office:value-type="float" office:value="44.15253">
                <text:p>44.15253</text:p>
              </table:table-cell>
              <table:table-cell office:value-type="float" office:value="35.17443">
                <text:p>35.17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.12676">
                <text:p>38.12676</text:p>
              </table:table-cell>
              <table:table-cell office:value-type="float" office:value="42.7137">
                <text:p>42.7137</text:p>
              </table:table-cell>
              <table:table-cell office:value-type="float" office:value="29.67755">
                <text:p>29.67755</text:p>
              </table:table-cell>
              <table:table-cell office:value-type="float" office:value="31.63733">
                <text:p>31.63733</text:p>
              </table:table-cell>
              <table:table-cell office:value-type="float" office:value="30.86092">
                <text:p>30.86092</text:p>
              </table:table-cell>
              <table:table-cell office:value-type="float" office:value="46.41401">
                <text:p>46.41401</text:p>
              </table:table-cell>
              <table:table-cell office:value-type="float" office:value="37.96643">
                <text:p>37.96643</text:p>
              </table:table-cell>
              <table:table-cell office:value-type="float" office:value="48.48443">
                <text:p>48.48443</text:p>
              </table:table-cell>
              <table:table-cell office:value-type="float" office:value="47.02767">
                <text:p>47.02767</text:p>
              </table:table-cell>
              <table:table-cell office:value-type="float" office:value="44.66812">
                <text:p>44.66812</text:p>
              </table:table-cell>
              <table:table-cell office:value-type="float" office:value="36.02602">
                <text:p>36.02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.03019">
                <text:p>39.03019</text:p>
              </table:table-cell>
              <table:table-cell office:value-type="float" office:value="43.09619">
                <text:p>43.09619</text:p>
              </table:table-cell>
              <table:table-cell office:value-type="float" office:value="30.93684">
                <text:p>30.93684</text:p>
              </table:table-cell>
              <table:table-cell office:value-type="float" office:value="32.92806">
                <text:p>32.92806</text:p>
              </table:table-cell>
              <table:table-cell office:value-type="float" office:value="32.0701">
                <text:p>32.0701</text:p>
              </table:table-cell>
              <table:table-cell office:value-type="float" office:value="46.8238">
                <text:p>46.8238</text:p>
              </table:table-cell>
              <table:table-cell office:value-type="float" office:value="38.64257">
                <text:p>38.64257</text:p>
              </table:table-cell>
              <table:table-cell office:value-type="float" office:value="49.07453">
                <text:p>49.07453</text:p>
              </table:table-cell>
              <table:table-cell office:value-type="float" office:value="47.60899">
                <text:p>47.60899</text:p>
              </table:table-cell>
              <table:table-cell office:value-type="float" office:value="45.05867">
                <text:p>45.05867</text:p>
              </table:table-cell>
              <table:table-cell office:value-type="float" office:value="36.90581">
                <text:p>36.90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.94231">
                <text:p>39.94231</text:p>
              </table:table-cell>
              <table:table-cell office:value-type="float" office:value="43.67253">
                <text:p>43.67253</text:p>
              </table:table-cell>
              <table:table-cell office:value-type="float" office:value="32.24105">
                <text:p>32.24105</text:p>
              </table:table-cell>
              <table:table-cell office:value-type="float" office:value="34.25145">
                <text:p>34.25145</text:p>
              </table:table-cell>
              <table:table-cell office:value-type="float" office:value="33.05116">
                <text:p>33.05116</text:p>
              </table:table-cell>
              <table:table-cell office:value-type="float" office:value="47.37659">
                <text:p>47.37659</text:p>
              </table:table-cell>
              <table:table-cell office:value-type="float" office:value="39.2139">
                <text:p>39.2139</text:p>
              </table:table-cell>
              <table:table-cell office:value-type="float" office:value="49.54796">
                <text:p>49.54796</text:p>
              </table:table-cell>
              <table:table-cell office:value-type="float" office:value="48.006">
                <text:p>48.006</text:p>
              </table:table-cell>
              <table:table-cell office:value-type="float" office:value="45.58835">
                <text:p>45.58835</text:p>
              </table:table-cell>
              <table:table-cell office:value-type="float" office:value="37.79079">
                <text:p>37.790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.87326">
                <text:p>40.87326</text:p>
              </table:table-cell>
              <table:table-cell office:value-type="float" office:value="44.04593">
                <text:p>44.04593</text:p>
              </table:table-cell>
              <table:table-cell office:value-type="float" office:value="33.56041">
                <text:p>33.56041</text:p>
              </table:table-cell>
              <table:table-cell office:value-type="float" office:value="35.59775">
                <text:p>35.59775</text:p>
              </table:table-cell>
              <table:table-cell office:value-type="float" office:value="33.89261">
                <text:p>33.89261</text:p>
              </table:table-cell>
              <table:table-cell office:value-type="float" office:value="47.80277">
                <text:p>47.80277</text:p>
              </table:table-cell>
              <table:table-cell office:value-type="float" office:value="39.79408">
                <text:p>39.79408</text:p>
              </table:table-cell>
              <table:table-cell office:value-type="float" office:value="50.14676">
                <text:p>50.14676</text:p>
              </table:table-cell>
              <table:table-cell office:value-type="float" office:value="48.59788">
                <text:p>48.59788</text:p>
              </table:table-cell>
              <table:table-cell office:value-type="float" office:value="45.98779">
                <text:p>45.98779</text:p>
              </table:table-cell>
              <table:table-cell office:value-type="float" office:value="38.69064">
                <text:p>38.69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.80903">
                <text:p>41.80903</text:p>
              </table:table-cell>
              <table:table-cell office:value-type="float" office:value="44.63186">
                <text:p>44.63186</text:p>
              </table:table-cell>
              <table:table-cell office:value-type="float" office:value="34.91808">
                <text:p>34.91808</text:p>
              </table:table-cell>
              <table:table-cell office:value-type="float" office:value="36.93091">
                <text:p>36.93091</text:p>
              </table:table-cell>
              <table:table-cell office:value-type="float" office:value="34.73021">
                <text:p>34.73021</text:p>
              </table:table-cell>
              <table:table-cell office:value-type="float" office:value="48.37267">
                <text:p>48.37267</text:p>
              </table:table-cell>
              <table:table-cell office:value-type="float" office:value="40.22399">
                <text:p>40.22399</text:p>
              </table:table-cell>
              <table:table-cell office:value-type="float" office:value="50.63018">
                <text:p>50.63018</text:p>
              </table:table-cell>
              <table:table-cell office:value-type="float" office:value="49.00194">
                <text:p>49.00194</text:p>
              </table:table-cell>
              <table:table-cell office:value-type="float" office:value="46.52279">
                <text:p>46.52279</text:p>
              </table:table-cell>
              <table:table-cell office:value-type="float" office:value="39.60802">
                <text:p>39.60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.74188">
                <text:p>42.74188</text:p>
              </table:table-cell>
              <table:table-cell office:value-type="float" office:value="45.01732">
                <text:p>45.01732</text:p>
              </table:table-cell>
              <table:table-cell office:value-type="float" office:value="36.25536">
                <text:p>36.25536</text:p>
              </table:table-cell>
              <table:table-cell office:value-type="float" office:value="38.20301">
                <text:p>38.20301</text:p>
              </table:table-cell>
              <table:table-cell office:value-type="float" office:value="35.5575">
                <text:p>35.5575</text:p>
              </table:table-cell>
              <table:table-cell office:value-type="float" office:value="48.79888">
                <text:p>48.79888</text:p>
              </table:table-cell>
              <table:table-cell office:value-type="float" office:value="40.74439">
                <text:p>40.74439</text:p>
              </table:table-cell>
              <table:table-cell office:value-type="float" office:value="51.23765">
                <text:p>51.23765</text:p>
              </table:table-cell>
              <table:table-cell office:value-type="float" office:value="49.60887">
                <text:p>49.60887</text:p>
              </table:table-cell>
              <table:table-cell office:value-type="float" office:value="46.91707">
                <text:p>46.91707</text:p>
              </table:table-cell>
              <table:table-cell office:value-type="float" office:value="40.5307">
                <text:p>40.5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69186">
                <text:p>43.69186</text:p>
              </table:table-cell>
              <table:table-cell office:value-type="float" office:value="45.6053">
                <text:p>45.6053</text:p>
              </table:table-cell>
              <table:table-cell office:value-type="float" office:value="37.52613">
                <text:p>37.52613</text:p>
              </table:table-cell>
              <table:table-cell office:value-type="float" office:value="39.338">
                <text:p>39.338</text:p>
              </table:table-cell>
              <table:table-cell office:value-type="float" office:value="36.43335">
                <text:p>36.43335</text:p>
              </table:table-cell>
              <table:table-cell office:value-type="float" office:value="49.37699">
                <text:p>49.37699</text:p>
              </table:table-cell>
              <table:table-cell office:value-type="float" office:value="41.13833">
                <text:p>41.13833</text:p>
              </table:table-cell>
              <table:table-cell office:value-type="float" office:value="51.73086">
                <text:p>51.73086</text:p>
              </table:table-cell>
              <table:table-cell office:value-type="float" office:value="50.02004">
                <text:p>50.02004</text:p>
              </table:table-cell>
              <table:table-cell office:value-type="float" office:value="47.45296">
                <text:p>47.45296</text:p>
              </table:table-cell>
              <table:table-cell office:value-type="float" office:value="41.46898">
                <text:p>41.46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.64984">
                <text:p>44.64984</text:p>
              </table:table-cell>
              <table:table-cell office:value-type="float" office:value="46.00682">
                <text:p>46.00682</text:p>
              </table:table-cell>
              <table:table-cell office:value-type="float" office:value="38.7995">
                <text:p>38.7995</text:p>
              </table:table-cell>
              <table:table-cell office:value-type="float" office:value="40.25115">
                <text:p>40.25115</text:p>
              </table:table-cell>
              <table:table-cell office:value-type="float" office:value="37.3089">
                <text:p>37.3089</text:p>
              </table:table-cell>
              <table:table-cell office:value-type="float" office:value="49.81229">
                <text:p>49.81229</text:p>
              </table:table-cell>
              <table:table-cell office:value-type="float" office:value="41.66323">
                <text:p>41.66323</text:p>
              </table:table-cell>
              <table:table-cell office:value-type="float" office:value="52.35992">
                <text:p>52.35992</text:p>
              </table:table-cell>
              <table:table-cell office:value-type="float" office:value="50.63315">
                <text:p>50.63315</text:p>
              </table:table-cell>
              <table:table-cell office:value-type="float" office:value="47.85479">
                <text:p>47.85479</text:p>
              </table:table-cell>
              <table:table-cell office:value-type="float" office:value="42.40295">
                <text:p>42.40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61936">
                <text:p>45.61936</text:p>
              </table:table-cell>
              <table:table-cell office:value-type="float" office:value="46.60564">
                <text:p>46.60564</text:p>
              </table:table-cell>
              <table:table-cell office:value-type="float" office:value="39.89247">
                <text:p>39.89247</text:p>
              </table:table-cell>
              <table:table-cell office:value-type="float" office:value="41.11802">
                <text:p>41.11802</text:p>
              </table:table-cell>
              <table:table-cell office:value-type="float" office:value="38.21121">
                <text:p>38.21121</text:p>
              </table:table-cell>
              <table:table-cell office:value-type="float" office:value="50.40282">
                <text:p>50.40282</text:p>
              </table:table-cell>
              <table:table-cell office:value-type="float" office:value="42.04738">
                <text:p>42.04738</text:p>
              </table:table-cell>
              <table:table-cell office:value-type="float" office:value="52.85366">
                <text:p>52.85366</text:p>
              </table:table-cell>
              <table:table-cell office:value-type="float" office:value="51.05147">
                <text:p>51.05147</text:p>
              </table:table-cell>
              <table:table-cell office:value-type="float" office:value="48.39597">
                <text:p>48.39597</text:p>
              </table:table-cell>
              <table:table-cell office:value-type="float" office:value="43.35945">
                <text:p>43.35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60626">
                <text:p>46.60626</text:p>
              </table:table-cell>
              <table:table-cell office:value-type="float" office:value="47.01441">
                <text:p>47.01441</text:p>
              </table:table-cell>
              <table:table-cell office:value-type="float" office:value="40.80301">
                <text:p>40.80301</text:p>
              </table:table-cell>
              <table:table-cell office:value-type="float" office:value="41.99687">
                <text:p>41.99687</text:p>
              </table:table-cell>
              <table:table-cell office:value-type="float" office:value="39.11695">
                <text:p>39.11695</text:p>
              </table:table-cell>
              <table:table-cell office:value-type="float" office:value="50.84724">
                <text:p>50.84724</text:p>
              </table:table-cell>
              <table:table-cell office:value-type="float" office:value="42.98016">
                <text:p>42.98016</text:p>
              </table:table-cell>
              <table:table-cell office:value-type="float" office:value="53.48719">
                <text:p>53.48719</text:p>
              </table:table-cell>
              <table:table-cell office:value-type="float" office:value="51.67527">
                <text:p>51.67527</text:p>
              </table:table-cell>
              <table:table-cell office:value-type="float" office:value="48.81602">
                <text:p>48.81602</text:p>
              </table:table-cell>
              <table:table-cell office:value-type="float" office:value="44.30803">
                <text:p>44.30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61091">
                <text:p>47.61091</text:p>
              </table:table-cell>
              <table:table-cell office:value-type="float" office:value="47.62413">
                <text:p>47.62413</text:p>
              </table:table-cell>
              <table:table-cell office:value-type="float" office:value="41.68245">
                <text:p>41.68245</text:p>
              </table:table-cell>
              <table:table-cell office:value-type="float" office:value="42.87338">
                <text:p>42.87338</text:p>
              </table:table-cell>
              <table:table-cell office:value-type="float" office:value="40.03683">
                <text:p>40.03683</text:p>
              </table:table-cell>
              <table:table-cell office:value-type="float" office:value="51.44166">
                <text:p>51.44166</text:p>
              </table:table-cell>
              <table:table-cell office:value-type="float" office:value="43.92225">
                <text:p>43.92225</text:p>
              </table:table-cell>
              <table:table-cell office:value-type="float" office:value="53.9905">
                <text:p>53.9905</text:p>
              </table:table-cell>
              <table:table-cell office:value-type="float" office:value="52.10075">
                <text:p>52.10075</text:p>
              </table:table-cell>
              <table:table-cell office:value-type="float" office:value="49.36605">
                <text:p>49.36605</text:p>
              </table:table-cell>
              <table:table-cell office:value-type="float" office:value="45.28197">
                <text:p>45.281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63756">
                <text:p>48.63756</text:p>
              </table:table-cell>
              <table:table-cell office:value-type="float" office:value="48.04024">
                <text:p>48.04024</text:p>
              </table:table-cell>
              <table:table-cell office:value-type="float" office:value="42.57565">
                <text:p>42.57565</text:p>
              </table:table-cell>
              <table:table-cell office:value-type="float" office:value="43.77484">
                <text:p>43.77484</text:p>
              </table:table-cell>
              <table:table-cell office:value-type="float" office:value="40.97243">
                <text:p>40.97243</text:p>
              </table:table-cell>
              <table:table-cell office:value-type="float" office:value="51.90453">
                <text:p>51.90453</text:p>
              </table:table-cell>
              <table:table-cell office:value-type="float" office:value="44.8507">
                <text:p>44.8507</text:p>
              </table:table-cell>
              <table:table-cell office:value-type="float" office:value="54.63594">
                <text:p>54.63594</text:p>
              </table:table-cell>
              <table:table-cell office:value-type="float" office:value="52.74845">
                <text:p>52.74845</text:p>
              </table:table-cell>
              <table:table-cell office:value-type="float" office:value="49.79536">
                <text:p>49.79536</text:p>
              </table:table-cell>
              <table:table-cell office:value-type="float" office:value="46.27387">
                <text:p>46.27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.67772">
                <text:p>49.67772</text:p>
              </table:table-cell>
              <table:table-cell office:value-type="float" office:value="48.66087">
                <text:p>48.66087</text:p>
              </table:table-cell>
              <table:table-cell office:value-type="float" office:value="43.47701">
                <text:p>43.47701</text:p>
              </table:table-cell>
              <table:table-cell office:value-type="float" office:value="44.67268">
                <text:p>44.67268</text:p>
              </table:table-cell>
              <table:table-cell office:value-type="float" office:value="41.904">
                <text:p>41.904</text:p>
              </table:table-cell>
              <table:table-cell office:value-type="float" office:value="52.50203">
                <text:p>52.50203</text:p>
              </table:table-cell>
              <table:table-cell office:value-type="float" office:value="45.80079">
                <text:p>45.80079</text:p>
              </table:table-cell>
              <table:table-cell office:value-type="float" office:value="55.15787">
                <text:p>55.15787</text:p>
              </table:table-cell>
              <table:table-cell office:value-type="float" office:value="53.17198">
                <text:p>53.17198</text:p>
              </table:table-cell>
              <table:table-cell office:value-type="float" office:value="50.79246">
                <text:p>50.79246</text:p>
              </table:table-cell>
              <table:table-cell office:value-type="float" office:value="47.28383">
                <text:p>47.283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.74899">
                <text:p>50.74899</text:p>
              </table:table-cell>
              <table:table-cell office:value-type="float" office:value="49.08433">
                <text:p>49.08433</text:p>
              </table:table-cell>
              <table:table-cell office:value-type="float" office:value="44.39129">
                <text:p>44.39129</text:p>
              </table:table-cell>
              <table:table-cell office:value-type="float" office:value="45.59403">
                <text:p>45.59403</text:p>
              </table:table-cell>
              <table:table-cell office:value-type="float" office:value="42.85832">
                <text:p>42.85832</text:p>
              </table:table-cell>
              <table:table-cell office:value-type="float" office:value="52.97425">
                <text:p>52.97425</text:p>
              </table:table-cell>
              <table:table-cell office:value-type="float" office:value="46.76024">
                <text:p>46.76024</text:p>
              </table:table-cell>
              <table:table-cell office:value-type="float" office:value="55.79824">
                <text:p>55.79824</text:p>
              </table:table-cell>
              <table:table-cell office:value-type="float" office:value="53.65134">
                <text:p>53.65134</text:p>
              </table:table-cell>
              <table:table-cell office:value-type="float" office:value="51.80735">
                <text:p>51.80735</text:p>
              </table:table-cell>
              <table:table-cell office:value-type="float" office:value="48.31188">
                <text:p>48.31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.82503">
                <text:p>51.82503</text:p>
              </table:table-cell>
              <table:table-cell office:value-type="float" office:value="49.72007">
                <text:p>49.72007</text:p>
              </table:table-cell>
              <table:table-cell office:value-type="float" office:value="45.31193">
                <text:p>45.31193</text:p>
              </table:table-cell>
              <table:table-cell office:value-type="float" office:value="46.51073">
                <text:p>46.51073</text:p>
              </table:table-cell>
              <table:table-cell office:value-type="float" office:value="43.80461">
                <text:p>43.80461</text:p>
              </table:table-cell>
              <table:table-cell office:value-type="float" office:value="53.58498">
                <text:p>53.58498</text:p>
              </table:table-cell>
              <table:table-cell office:value-type="float" office:value="47.73615">
                <text:p>47.73615</text:p>
              </table:table-cell>
              <table:table-cell office:value-type="float" office:value="56.3329">
                <text:p>56.3329</text:p>
              </table:table-cell>
              <table:table-cell office:value-type="float" office:value="54.26594">
                <text:p>54.26594</text:p>
              </table:table-cell>
              <table:table-cell office:value-type="float" office:value="52.84479">
                <text:p>52.84479</text:p>
              </table:table-cell>
              <table:table-cell office:value-type="float" office:value="49.35817">
                <text:p>49.358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.48876">
                <text:p>52.48876</text:p>
              </table:table-cell>
              <table:table-cell office:value-type="float" office:value="50.15084">
                <text:p>50.15084</text:p>
              </table:table-cell>
              <table:table-cell office:value-type="float" office:value="46.24535">
                <text:p>46.24535</text:p>
              </table:table-cell>
              <table:table-cell office:value-type="float" office:value="47.44971">
                <text:p>47.44971</text:p>
              </table:table-cell>
              <table:table-cell office:value-type="float" office:value="44.77604">
                <text:p>44.77604</text:p>
              </table:table-cell>
              <table:table-cell office:value-type="float" office:value="54.05841">
                <text:p>54.05841</text:p>
              </table:table-cell>
              <table:table-cell office:value-type="float" office:value="48.69702">
                <text:p>48.69702</text:p>
              </table:table-cell>
              <table:table-cell office:value-type="float" office:value="56.98092">
                <text:p>56.98092</text:p>
              </table:table-cell>
              <table:table-cell office:value-type="float" office:value="54.74957">
                <text:p>54.74957</text:p>
              </table:table-cell>
              <table:table-cell office:value-type="float" office:value="53.89592">
                <text:p>53.89592</text:p>
              </table:table-cell>
              <table:table-cell office:value-type="float" office:value="50.42678">
                <text:p>50.42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.92291">
                <text:p>52.92291</text:p>
              </table:table-cell>
              <table:table-cell office:value-type="float" office:value="50.61856">
                <text:p>50.61856</text:p>
              </table:table-cell>
              <table:table-cell office:value-type="float" office:value="47.19989">
                <text:p>47.19989</text:p>
              </table:table-cell>
              <table:table-cell office:value-type="float" office:value="48.38409">
                <text:p>48.38409</text:p>
              </table:table-cell>
              <table:table-cell office:value-type="float" office:value="45.76558">
                <text:p>45.76558</text:p>
              </table:table-cell>
              <table:table-cell office:value-type="float" office:value="54.67329">
                <text:p>54.67329</text:p>
              </table:table-cell>
              <table:table-cell office:value-type="float" office:value="49.71013">
                <text:p>49.71013</text:p>
              </table:table-cell>
              <table:table-cell office:value-type="float" office:value="57.52084">
                <text:p>57.52084</text:p>
              </table:table-cell>
              <table:table-cell office:value-type="float" office:value="55.37234">
                <text:p>55.37234</text:p>
              </table:table-cell>
              <table:table-cell office:value-type="float" office:value="54.96478">
                <text:p>54.96478</text:p>
              </table:table-cell>
              <table:table-cell office:value-type="float" office:value="51.5094">
                <text:p>51.50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.59335">
                <text:p>53.59335</text:p>
              </table:table-cell>
              <table:table-cell office:value-type="float" office:value="51.23145">
                <text:p>51.23145</text:p>
              </table:table-cell>
              <table:table-cell office:value-type="float" office:value="48.15533">
                <text:p>48.15533</text:p>
              </table:table-cell>
              <table:table-cell office:value-type="float" office:value="49.34462">
                <text:p>49.34462</text:p>
              </table:table-cell>
              <table:table-cell office:value-type="float" office:value="46.77332">
                <text:p>46.77332</text:p>
              </table:table-cell>
              <table:table-cell office:value-type="float" office:value="55.15886">
                <text:p>55.15886</text:p>
              </table:table-cell>
              <table:table-cell office:value-type="float" office:value="50.73636">
                <text:p>50.73636</text:p>
              </table:table-cell>
              <table:table-cell office:value-type="float" office:value="58.73756">
                <text:p>58.73756</text:p>
              </table:table-cell>
              <table:table-cell office:value-type="float" office:value="55.87071">
                <text:p>55.87071</text:p>
              </table:table-cell>
              <table:table-cell office:value-type="float" office:value="56.05529">
                <text:p>56.05529</text:p>
              </table:table-cell>
              <table:table-cell office:value-type="float" office:value="52.61397">
                <text:p>52.613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.04771">
                <text:p>54.04771</text:p>
              </table:table-cell>
              <table:table-cell office:value-type="float" office:value="51.71808">
                <text:p>51.71808</text:p>
              </table:table-cell>
              <table:table-cell office:value-type="float" office:value="49.13762">
                <text:p>49.13762</text:p>
              </table:table-cell>
              <table:table-cell office:value-type="float" office:value="49.92596">
                <text:p>49.92596</text:p>
              </table:table-cell>
              <table:table-cell office:value-type="float" office:value="47.79929">
                <text:p>47.79929</text:p>
              </table:table-cell>
              <table:table-cell office:value-type="float" office:value="55.77643">
                <text:p>55.77643</text:p>
              </table:table-cell>
              <table:table-cell office:value-type="float" office:value="51.78024">
                <text:p>51.78024</text:p>
              </table:table-cell>
              <table:table-cell office:value-type="float" office:value="59.95962">
                <text:p>59.95962</text:p>
              </table:table-cell>
              <table:table-cell office:value-type="float" office:value="56.49611">
                <text:p>56.49611</text:p>
              </table:table-cell>
              <table:table-cell office:value-type="float" office:value="57.172">
                <text:p>57.172</text:p>
              </table:table-cell>
              <table:table-cell office:value-type="float" office:value="53.74182">
                <text:p>53.74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4.71957">
                <text:p>54.71957</text:p>
              </table:table-cell>
              <table:table-cell office:value-type="float" office:value="52.33404">
                <text:p>52.33404</text:p>
              </table:table-cell>
              <table:table-cell office:value-type="float" office:value="50.13818">
                <text:p>50.13818</text:p>
              </table:table-cell>
              <table:table-cell office:value-type="float" office:value="50.32292">
                <text:p>50.32292</text:p>
              </table:table-cell>
              <table:table-cell office:value-type="float" office:value="48.84354">
                <text:p>48.84354</text:p>
              </table:table-cell>
              <table:table-cell office:value-type="float" office:value="56.27147">
                <text:p>56.27147</text:p>
              </table:table-cell>
              <table:table-cell office:value-type="float" office:value="52.84593">
                <text:p>52.84593</text:p>
              </table:table-cell>
              <table:table-cell office:value-type="float" office:value="61.1957">
                <text:p>61.1957</text:p>
              </table:table-cell>
              <table:table-cell office:value-type="float" office:value="57.00376">
                <text:p>57.00376</text:p>
              </table:table-cell>
              <table:table-cell office:value-type="float" office:value="58.29302">
                <text:p>58.29302</text:p>
              </table:table-cell>
              <table:table-cell office:value-type="float" office:value="54.88192">
                <text:p>54.88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5.17719">
                <text:p>55.17719</text:p>
              </table:table-cell>
              <table:table-cell office:value-type="float" office:value="52.83039">
                <text:p>52.83039</text:p>
              </table:table-cell>
              <table:table-cell office:value-type="float" office:value="51.15701">
                <text:p>51.15701</text:p>
              </table:table-cell>
              <table:table-cell office:value-type="float" office:value="50.91491">
                <text:p>50.91491</text:p>
              </table:table-cell>
              <table:table-cell office:value-type="float" office:value="49.91011">
                <text:p>49.91011</text:p>
              </table:table-cell>
              <table:table-cell office:value-type="float" office:value="56.90605">
                <text:p>56.90605</text:p>
              </table:table-cell>
              <table:table-cell office:value-type="float" office:value="53.93823">
                <text:p>53.93823</text:p>
              </table:table-cell>
              <table:table-cell office:value-type="float" office:value="62.44174">
                <text:p>62.44174</text:p>
              </table:table-cell>
              <table:table-cell office:value-type="float" office:value="57.64619">
                <text:p>57.64619</text:p>
              </table:table-cell>
              <table:table-cell office:value-type="float" office:value="59.43433">
                <text:p>59.43433</text:p>
              </table:table-cell>
              <table:table-cell office:value-type="float" office:value="56.03921">
                <text:p>56.039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5.87253">
                <text:p>55.87253</text:p>
              </table:table-cell>
              <table:table-cell office:value-type="float" office:value="53.45071">
                <text:p>53.45071</text:p>
              </table:table-cell>
              <table:table-cell office:value-type="float" office:value="52.19413">
                <text:p>52.19413</text:p>
              </table:table-cell>
              <table:table-cell office:value-type="float" office:value="51.31903">
                <text:p>51.31903</text:p>
              </table:table-cell>
              <table:table-cell office:value-type="float" office:value="50.9908">
                <text:p>50.9908</text:p>
              </table:table-cell>
              <table:table-cell office:value-type="float" office:value="57.41158">
                <text:p>57.41158</text:p>
              </table:table-cell>
              <table:table-cell office:value-type="float" office:value="55.03497">
                <text:p>55.03497</text:p>
              </table:table-cell>
              <table:table-cell office:value-type="float" office:value="63.70287">
                <text:p>63.70287</text:p>
              </table:table-cell>
              <table:table-cell office:value-type="float" office:value="58.15374">
                <text:p>58.15374</text:p>
              </table:table-cell>
              <table:table-cell office:value-type="float" office:value="60.54532">
                <text:p>60.54532</text:p>
              </table:table-cell>
              <table:table-cell office:value-type="float" office:value="57.21948">
                <text:p>57.219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.3277">
                <text:p>56.3277</text:p>
              </table:table-cell>
              <table:table-cell office:value-type="float" office:value="53.95679">
                <text:p>53.95679</text:p>
              </table:table-cell>
              <table:table-cell office:value-type="float" office:value="53.2494">
                <text:p>53.2494</text:p>
              </table:table-cell>
              <table:table-cell office:value-type="float" office:value="51.9217">
                <text:p>51.9217</text:p>
              </table:table-cell>
              <table:table-cell office:value-type="float" office:value="52.10286">
                <text:p>52.10286</text:p>
              </table:table-cell>
              <table:table-cell office:value-type="float" office:value="58.0445">
                <text:p>58.0445</text:p>
              </table:table-cell>
              <table:table-cell office:value-type="float" office:value="56.15303">
                <text:p>56.15303</text:p>
              </table:table-cell>
              <table:table-cell office:value-type="float" office:value="64.97677">
                <text:p>64.97677</text:p>
              </table:table-cell>
              <table:table-cell office:value-type="float" office:value="58.80019">
                <text:p>58.80019</text:p>
              </table:table-cell>
              <table:table-cell office:value-type="float" office:value="61.71566">
                <text:p>61.71566</text:p>
              </table:table-cell>
              <table:table-cell office:value-type="float" office:value="58.41027">
                <text:p>58.41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.84938">
                <text:p>56.84938</text:p>
              </table:table-cell>
              <table:table-cell office:value-type="float" office:value="54.59827">
                <text:p>54.59827</text:p>
              </table:table-cell>
              <table:table-cell office:value-type="float" office:value="53.6802">
                <text:p>53.6802</text:p>
              </table:table-cell>
              <table:table-cell office:value-type="float" office:value="52.33299">
                <text:p>52.33299</text:p>
              </table:table-cell>
              <table:table-cell office:value-type="float" office:value="53.2198">
                <text:p>53.2198</text:p>
              </table:table-cell>
              <table:table-cell office:value-type="float" office:value="58.56725">
                <text:p>58.56725</text:p>
              </table:table-cell>
              <table:table-cell office:value-type="float" office:value="57.29744">
                <text:p>57.29744</text:p>
              </table:table-cell>
              <table:table-cell office:value-type="float" office:value="66.27564">
                <text:p>66.27564</text:p>
              </table:table-cell>
              <table:table-cell office:value-type="float" office:value="59.32959">
                <text:p>59.32959</text:p>
              </table:table-cell>
              <table:table-cell office:value-type="float" office:value="62.89769">
                <text:p>62.89769</text:p>
              </table:table-cell>
              <table:table-cell office:value-type="float" office:value="59.61689">
                <text:p>59.616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.49517">
                <text:p>57.49517</text:p>
              </table:table-cell>
              <table:table-cell office:value-type="float" office:value="55.10453">
                <text:p>55.10453</text:p>
              </table:table-cell>
              <table:table-cell office:value-type="float" office:value="54.32702">
                <text:p>54.32702</text:p>
              </table:table-cell>
              <table:table-cell office:value-type="float" office:value="52.94637">
                <text:p>52.94637</text:p>
              </table:table-cell>
              <table:table-cell office:value-type="float" office:value="54.35834">
                <text:p>54.35834</text:p>
              </table:table-cell>
              <table:table-cell office:value-type="float" office:value="59.20776">
                <text:p>59.20776</text:p>
              </table:table-cell>
              <table:table-cell office:value-type="float" office:value="58.44956">
                <text:p>58.44956</text:p>
              </table:table-cell>
              <table:table-cell office:value-type="float" office:value="67.57088">
                <text:p>67.57088</text:p>
              </table:table-cell>
              <table:table-cell office:value-type="float" office:value="59.97413">
                <text:p>59.97413</text:p>
              </table:table-cell>
              <table:table-cell office:value-type="float" office:value="64.10273">
                <text:p>64.10273</text:p>
              </table:table-cell>
              <table:table-cell office:value-type="float" office:value="60.83816">
                <text:p>60.83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02597">
                <text:p>58.02597</text:p>
              </table:table-cell>
              <table:table-cell office:value-type="float" office:value="55.75032">
                <text:p>55.75032</text:p>
              </table:table-cell>
              <table:table-cell office:value-type="float" office:value="54.76504">
                <text:p>54.76504</text:p>
              </table:table-cell>
              <table:table-cell office:value-type="float" office:value="53.36485">
                <text:p>53.36485</text:p>
              </table:table-cell>
              <table:table-cell office:value-type="float" office:value="55.52364">
                <text:p>55.52364</text:p>
              </table:table-cell>
              <table:table-cell office:value-type="float" office:value="59.7359">
                <text:p>59.7359</text:p>
              </table:table-cell>
              <table:table-cell office:value-type="float" office:value="59.61453">
                <text:p>59.61453</text:p>
              </table:table-cell>
              <table:table-cell office:value-type="float" office:value="68.87312">
                <text:p>68.87312</text:p>
              </table:table-cell>
              <table:table-cell office:value-type="float" office:value="60.50859">
                <text:p>60.50859</text:p>
              </table:table-cell>
              <table:table-cell office:value-type="float" office:value="65.31914">
                <text:p>65.31914</text:p>
              </table:table-cell>
              <table:table-cell office:value-type="float" office:value="62.07124">
                <text:p>62.071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8524">
                <text:p>58.68524</text:p>
              </table:table-cell>
              <table:table-cell office:value-type="float" office:value="56.27877">
                <text:p>56.27877</text:p>
              </table:table-cell>
              <table:table-cell office:value-type="float" office:value="55.41837">
                <text:p>55.41837</text:p>
              </table:table-cell>
              <table:table-cell office:value-type="float" office:value="53.99324">
                <text:p>53.99324</text:p>
              </table:table-cell>
              <table:table-cell office:value-type="float" office:value="56.69659">
                <text:p>56.69659</text:p>
              </table:table-cell>
              <table:table-cell office:value-type="float" office:value="60.38734">
                <text:p>60.38734</text:p>
              </table:table-cell>
              <table:table-cell office:value-type="float" office:value="60.79898">
                <text:p>60.79898</text:p>
              </table:table-cell>
              <table:table-cell office:value-type="float" office:value="70.18416">
                <text:p>70.18416</text:p>
              </table:table-cell>
              <table:table-cell office:value-type="float" office:value="61.16376">
                <text:p>61.16376</text:p>
              </table:table-cell>
              <table:table-cell office:value-type="float" office:value="66.55045">
                <text:p>66.55045</text:p>
              </table:table-cell>
              <table:table-cell office:value-type="float" office:value="63.31784">
                <text:p>63.31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21903">
                <text:p>59.21903</text:p>
              </table:table-cell>
              <table:table-cell office:value-type="float" office:value="56.92295">
                <text:p>56.92295</text:p>
              </table:table-cell>
              <table:table-cell office:value-type="float" office:value="55.86358">
                <text:p>55.86358</text:p>
              </table:table-cell>
              <table:table-cell office:value-type="float" office:value="54.41879">
                <text:p>54.41879</text:p>
              </table:table-cell>
              <table:table-cell office:value-type="float" office:value="57.88272">
                <text:p>57.88272</text:p>
              </table:table-cell>
              <table:table-cell office:value-type="float" office:value="60.9245">
                <text:p>60.9245</text:p>
              </table:table-cell>
              <table:table-cell office:value-type="float" office:value="61.99551">
                <text:p>61.99551</text:p>
              </table:table-cell>
              <table:table-cell office:value-type="float" office:value="70.18416">
                <text:p>70.18416</text:p>
              </table:table-cell>
              <table:table-cell office:value-type="float" office:value="61.7065">
                <text:p>61.7065</text:p>
              </table:table-cell>
              <table:table-cell office:value-type="float" office:value="67.79931">
                <text:p>67.79931</text:p>
              </table:table-cell>
              <table:table-cell office:value-type="float" office:value="64.57975">
                <text:p>64.579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88567">
                <text:p>59.88567</text:p>
              </table:table-cell>
              <table:table-cell office:value-type="float" office:value="57.46042">
                <text:p>57.46042</text:p>
              </table:table-cell>
              <table:table-cell office:value-type="float" office:value="56.5406">
                <text:p>56.5406</text:p>
              </table:table-cell>
              <table:table-cell office:value-type="float" office:value="55.06249">
                <text:p>55.06249</text:p>
              </table:table-cell>
              <table:table-cell office:value-type="float" office:value="59.08828">
                <text:p>59.08828</text:p>
              </table:table-cell>
              <table:table-cell office:value-type="float" office:value="61.57983">
                <text:p>61.57983</text:p>
              </table:table-cell>
              <table:table-cell office:value-type="float" office:value="63.21973">
                <text:p>63.21973</text:p>
              </table:table-cell>
              <table:table-cell office:value-type="float" office:value="71.51">
                <text:p>71.51</text:p>
              </table:table-cell>
              <table:table-cell office:value-type="float" office:value="62.36508">
                <text:p>62.36508</text:p>
              </table:table-cell>
              <table:table-cell office:value-type="float" office:value="69.04951">
                <text:p>69.04951</text:p>
              </table:table-cell>
              <table:table-cell office:value-type="float" office:value="65.86403">
                <text:p>65.864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42463">
                <text:p>60.42463</text:p>
              </table:table-cell>
              <table:table-cell office:value-type="float" office:value="58.12162">
                <text:p>58.12162</text:p>
              </table:table-cell>
              <table:table-cell office:value-type="float" office:value="56.98355">
                <text:p>56.98355</text:p>
              </table:table-cell>
              <table:table-cell office:value-type="float" office:value="55.48604">
                <text:p>55.48604</text:p>
              </table:table-cell>
              <table:table-cell office:value-type="float" office:value="60.31864">
                <text:p>60.31864</text:p>
              </table:table-cell>
              <table:table-cell office:value-type="float" office:value="62.12551">
                <text:p>62.12551</text:p>
              </table:table-cell>
              <table:table-cell office:value-type="float" office:value="64.45049">
                <text:p>64.45049</text:p>
              </table:table-cell>
              <table:table-cell office:value-type="float" office:value="72.83467">
                <text:p>72.83467</text:p>
              </table:table-cell>
              <table:table-cell office:value-type="float" office:value="62.91891">
                <text:p>62.91891</text:p>
              </table:table-cell>
              <table:table-cell office:value-type="float" office:value="70.31155">
                <text:p>70.31155</text:p>
              </table:table-cell>
              <table:table-cell office:value-type="float" office:value="67.15233">
                <text:p>67.152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.0984">
                <text:p>61.0984</text:p>
              </table:table-cell>
              <table:table-cell office:value-type="float" office:value="58.66455">
                <text:p>58.66455</text:p>
              </table:table-cell>
              <table:table-cell office:value-type="float" office:value="57.66697">
                <text:p>57.66697</text:p>
              </table:table-cell>
              <table:table-cell office:value-type="float" office:value="56.14027">
                <text:p>56.14027</text:p>
              </table:table-cell>
              <table:table-cell office:value-type="float" office:value="60.86857">
                <text:p>60.86857</text:p>
              </table:table-cell>
              <table:table-cell office:value-type="float" office:value="62.79101">
                <text:p>62.79101</text:p>
              </table:table-cell>
              <table:table-cell office:value-type="float" office:value="65.69725">
                <text:p>65.69725</text:p>
              </table:table-cell>
              <table:table-cell office:value-type="float" office:value="74.17226">
                <text:p>74.17226</text:p>
              </table:table-cell>
              <table:table-cell office:value-type="float" office:value="63.58403">
                <text:p>63.58403</text:p>
              </table:table-cell>
              <table:table-cell office:value-type="float" office:value="70.31155">
                <text:p>70.31155</text:p>
              </table:table-cell>
              <table:table-cell office:value-type="float" office:value="68.45095">
                <text:p>68.45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65813">
                <text:p>61.65813</text:p>
              </table:table-cell>
              <table:table-cell office:value-type="float" office:value="59.32689">
                <text:p>59.32689</text:p>
              </table:table-cell>
              <table:table-cell office:value-type="float" office:value="58.12983">
                <text:p>58.12983</text:p>
              </table:table-cell>
              <table:table-cell office:value-type="float" office:value="56.58408">
                <text:p>56.58408</text:p>
              </table:table-cell>
              <table:table-cell office:value-type="float" office:value="61.55101">
                <text:p>61.55101</text:p>
              </table:table-cell>
              <table:table-cell office:value-type="float" office:value="63.34513">
                <text:p>63.34513</text:p>
              </table:table-cell>
              <table:table-cell office:value-type="float" office:value="66.9559">
                <text:p>66.9559</text:p>
              </table:table-cell>
              <table:table-cell office:value-type="float" office:value="75.50277">
                <text:p>75.50277</text:p>
              </table:table-cell>
              <table:table-cell office:value-type="float" office:value="64.14196">
                <text:p>64.14196</text:p>
              </table:table-cell>
              <table:table-cell office:value-type="float" office:value="71.57826">
                <text:p>71.57826</text:p>
              </table:table-cell>
              <table:table-cell office:value-type="float" office:value="69.77">
                <text:p>69.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.32902">
                <text:p>62.32902</text:p>
              </table:table-cell>
              <table:table-cell office:value-type="float" office:value="59.87813">
                <text:p>59.87813</text:p>
              </table:table-cell>
              <table:table-cell office:value-type="float" office:value="58.81413">
                <text:p>58.81413</text:p>
              </table:table-cell>
              <table:table-cell office:value-type="float" office:value="57.23968">
                <text:p>57.23968</text:p>
              </table:table-cell>
              <table:table-cell office:value-type="float" office:value="62.10837">
                <text:p>62.10837</text:p>
              </table:table-cell>
              <table:table-cell office:value-type="float" office:value="64.0237">
                <text:p>64.0237</text:p>
              </table:table-cell>
              <table:table-cell office:value-type="float" office:value="68.23833">
                <text:p>68.23833</text:p>
              </table:table-cell>
              <table:table-cell office:value-type="float" office:value="NaN">
                <text:p>NaN</text:p>
              </table:table-cell>
              <table:table-cell office:value-type="float" office:value="64.81327">
                <text:p>64.81327</text:p>
              </table:table-cell>
              <table:table-cell office:value-type="float" office:value="72.86156">
                <text:p>72.86156</text:p>
              </table:table-cell>
              <table:table-cell office:value-type="float" office:value="69.77">
                <text:p>69.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.89331">
                <text:p>62.89331</text:p>
              </table:table-cell>
              <table:table-cell office:value-type="float" office:value="60.54417">
                <text:p>60.54417</text:p>
              </table:table-cell>
              <table:table-cell office:value-type="float" office:value="59.27975">
                <text:p>59.27975</text:p>
              </table:table-cell>
              <table:table-cell office:value-type="float" office:value="57.68631">
                <text:p>57.68631</text:p>
              </table:table-cell>
              <table:table-cell office:value-type="float" office:value="62.80002">
                <text:p>62.80002</text:p>
              </table:table-cell>
              <table:table-cell office:value-type="float" office:value="64.57609">
                <text:p>64.57609</text:p>
              </table:table-cell>
              <table:table-cell office:value-type="float" office:value="69.51829">
                <text:p>69.51829</text:p>
              </table:table-cell>
              <table:table-cell office:value-type="float" office:value="NaN">
                <text:p>NaN</text:p>
              </table:table-cell>
              <table:table-cell office:value-type="float" office:value="65.37847">
                <text:p>65.37847</text:p>
              </table:table-cell>
              <table:table-cell office:value-type="float" office:value="74.14093">
                <text:p>74.14093</text:p>
              </table:table-cell>
              <table:table-cell office:value-type="float" office:value="71.08391">
                <text:p>71.083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58022">
                <text:p>63.58022</text:p>
              </table:table-cell>
              <table:table-cell office:value-type="float" office:value="61.1066">
                <text:p>61.1066</text:p>
              </table:table-cell>
              <table:table-cell office:value-type="float" office:value="59.98673">
                <text:p>59.98673</text:p>
              </table:table-cell>
              <table:table-cell office:value-type="float" office:value="58.36526">
                <text:p>58.36526</text:p>
              </table:table-cell>
              <table:table-cell office:value-type="float" office:value="63.37824">
                <text:p>63.37824</text:p>
              </table:table-cell>
              <table:table-cell office:value-type="float" office:value="65.26109">
                <text:p>65.26109</text:p>
              </table:table-cell>
              <table:table-cell office:value-type="float" office:value="70.81675">
                <text:p>70.81675</text:p>
              </table:table-cell>
              <table:table-cell office:value-type="float" office:value="NaN">
                <text:p>NaN</text:p>
              </table:table-cell>
              <table:table-cell office:value-type="float" office:value="66.06797">
                <text:p>66.06797</text:p>
              </table:table-cell>
              <table:table-cell office:value-type="float" office:value="75.42979">
                <text:p>75.42979</text:p>
              </table:table-cell>
              <table:table-cell office:value-type="float" office:value="72.41366">
                <text:p>72.413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14226">
                <text:p>64.14226</text:p>
              </table:table-cell>
              <table:table-cell office:value-type="float" office:value="61.77917">
                <text:p>61.77917</text:p>
              </table:table-cell>
              <table:table-cell office:value-type="float" office:value="60.45876">
                <text:p>60.45876</text:p>
              </table:table-cell>
              <table:table-cell office:value-type="float" office:value="58.80943">
                <text:p>58.80943</text:p>
              </table:table-cell>
              <table:table-cell office:value-type="float" office:value="64.06642">
                <text:p>64.06642</text:p>
              </table:table-cell>
              <table:table-cell office:value-type="float" office:value="66.51209">
                <text:p>66.51209</text:p>
              </table:table-cell>
              <table:table-cell office:value-type="float" office:value="70.81675">
                <text:p>70.81675</text:p>
              </table:table-cell>
              <table:table-cell office:value-type="float" office:value="NaN">
                <text:p>NaN</text:p>
              </table:table-cell>
              <table:table-cell office:value-type="float" office:value="66.63722">
                <text:p>66.63722</text:p>
              </table:table-cell>
              <table:table-cell office:value-type="float" office:value="76.73175">
                <text:p>76.73175</text:p>
              </table:table-cell>
              <table:table-cell office:value-type="float" office:value="73.74253">
                <text:p>73.742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83506">
                <text:p>64.83506</text:p>
              </table:table-cell>
              <table:table-cell office:value-type="float" office:value="63.0276">
                <text:p>63.0276</text:p>
              </table:table-cell>
              <table:table-cell office:value-type="float" office:value="61.1657">
                <text:p>61.1657</text:p>
              </table:table-cell>
              <table:table-cell office:value-type="float" office:value="59.49443">
                <text:p>59.49443</text:p>
              </table:table-cell>
              <table:table-cell office:value-type="float" office:value="64.65132">
                <text:p>64.65132</text:p>
              </table:table-cell>
              <table:table-cell office:value-type="float" office:value="67.78785">
                <text:p>67.78785</text:p>
              </table:table-cell>
              <table:table-cell office:value-type="float" office:value="72.11056">
                <text:p>72.11056</text:p>
              </table:table-cell>
              <table:table-cell office:value-type="float" office:value="NaN">
                <text:p>NaN</text:p>
              </table:table-cell>
              <table:table-cell office:value-type="float" office:value="67.33215">
                <text:p>67.33215</text:p>
              </table:table-cell>
              <table:table-cell office:value-type="float" office:value="NaN">
                <text:p>NaN</text:p>
              </table:table-cell>
              <table:table-cell office:value-type="float" office:value="75.0871">
                <text:p>75.0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.41345">
                <text:p>65.41345</text:p>
              </table:table-cell>
              <table:table-cell office:value-type="float" office:value="64.29542">
                <text:p>64.29542</text:p>
              </table:table-cell>
              <table:table-cell office:value-type="float" office:value="61.64389">
                <text:p>61.64389</text:p>
              </table:table-cell>
              <table:table-cell office:value-type="float" office:value="59.95834">
                <text:p>59.95834</text:p>
              </table:table-cell>
              <table:table-cell office:value-type="float" office:value="65.35433">
                <text:p>65.35433</text:p>
              </table:table-cell>
              <table:table-cell office:value-type="float" office:value="69.06269">
                <text:p>69.06269</text:p>
              </table:table-cell>
              <table:table-cell office:value-type="float" office:value="73.42319">
                <text:p>73.42319</text:p>
              </table:table-cell>
              <table:table-cell office:value-type="float" office:value="NaN">
                <text:p>NaN</text:p>
              </table:table-cell>
              <table:table-cell office:value-type="float" office:value="67.91347">
                <text:p>67.91347</text:p>
              </table:table-cell>
              <table:table-cell office:value-type="float" office:value="NaN">
                <text:p>NaN</text:p>
              </table:table-cell>
              <table:table-cell office:value-type="float" office:value="76.42475">
                <text:p>76.424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1024">
                <text:p>66.1024</text:p>
              </table:table-cell>
              <table:table-cell office:value-type="float" office:value="65.57033">
                <text:p>65.57033</text:p>
              </table:table-cell>
              <table:table-cell office:value-type="float" office:value="62.17551">
                <text:p>62.17551</text:p>
              </table:table-cell>
              <table:table-cell office:value-type="float" office:value="60.64381">
                <text:p>60.64381</text:p>
              </table:table-cell>
              <table:table-cell office:value-type="float" office:value="65.9353">
                <text:p>65.9353</text:p>
              </table:table-cell>
              <table:table-cell office:value-type="float" office:value="69.06269">
                <text:p>69.0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0385">
                <text:p>68.60385</text:p>
              </table:table-cell>
              <table:table-cell office:value-type="float" office:value="NaN">
                <text:p>NaN</text:p>
              </table:table-cell>
              <table:table-cell office:value-type="float" office:value="77.77877">
                <text:p>77.77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6873">
                <text:p>66.6873</text:p>
              </table:table-cell>
              <table:table-cell office:value-type="float" office:value="66.86107">
                <text:p>66.86107</text:p>
              </table:table-cell>
              <table:table-cell office:value-type="float" office:value="62.84367">
                <text:p>62.84367</text:p>
              </table:table-cell>
              <table:table-cell office:value-type="float" office:value="61.11386">
                <text:p>61.11386</text:p>
              </table:table-cell>
              <table:table-cell office:value-type="float" office:value="66.64326">
                <text:p>66.64326</text:p>
              </table:table-cell>
              <table:table-cell office:value-type="float" office:value="70.35701">
                <text:p>70.3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89443">
                <text:p>69.89443</text:p>
              </table:table-cell>
              <table:table-cell office:value-type="float" office:value="NaN">
                <text:p>NaN</text:p>
              </table:table-cell>
              <table:table-cell office:value-type="float" office:value="79.12587">
                <text:p>79.12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7.39388">
                <text:p>67.39388</text:p>
              </table:table-cell>
              <table:table-cell office:value-type="float" office:value="68.15818">
                <text:p>68.15818</text:p>
              </table:table-cell>
              <table:table-cell office:value-type="float" office:value="63.39214">
                <text:p>63.39214</text:p>
              </table:table-cell>
              <table:table-cell office:value-type="float" office:value="61.80883">
                <text:p>61.80883</text:p>
              </table:table-cell>
              <table:table-cell office:value-type="float" office:value="67.23907">
                <text:p>67.23907</text:p>
              </table:table-cell>
              <table:table-cell office:value-type="float" office:value="71.65072">
                <text:p>71.6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833">
                <text:p>71.1833</text:p>
              </table:table-cell>
              <table:table-cell office:value-type="float" office:value="NaN">
                <text:p>NaN</text:p>
              </table:table-cell>
              <table:table-cell office:value-type="float" office:value="80.48665">
                <text:p>80.48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7.97885">
                <text:p>67.97885</text:p>
              </table:table-cell>
              <table:table-cell office:value-type="float" office:value="69.47338">
                <text:p>69.47338</text:p>
              </table:table-cell>
              <table:table-cell office:value-type="float" office:value="64.05381">
                <text:p>64.05381</text:p>
              </table:table-cell>
              <table:table-cell office:value-type="float" office:value="62.28136">
                <text:p>62.28136</text:p>
              </table:table-cell>
              <table:table-cell office:value-type="float" office:value="67.94178">
                <text:p>67.94178</text:p>
              </table:table-cell>
              <table:table-cell office:value-type="float" office:value="72.95903">
                <text:p>72.9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833">
                <text:p>71.1833</text:p>
              </table:table-cell>
              <table:table-cell office:value-type="float" office:value="NaN">
                <text:p>NaN</text:p>
              </table:table-cell>
              <table:table-cell office:value-type="float" office:value="81.8393">
                <text:p>81.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.69016">
                <text:p>68.69016</text:p>
              </table:table-cell>
              <table:table-cell office:value-type="float" office:value="70.78634">
                <text:p>70.78634</text:p>
              </table:table-cell>
              <table:table-cell office:value-type="float" office:value="64.61251">
                <text:p>64.61251</text:p>
              </table:table-cell>
              <table:table-cell office:value-type="float" office:value="62.99816">
                <text:p>62.99816</text:p>
              </table:table-cell>
              <table:table-cell office:value-type="float" office:value="68.54188">
                <text:p>68.5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48887">
                <text:p>72.48887</text:p>
              </table:table-cell>
              <table:table-cell office:value-type="float" office:value="NaN">
                <text:p>NaN</text:p>
              </table:table-cell>
              <table:table-cell office:value-type="float" office:value="83.19797">
                <text:p>83.197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.69016">
                <text:p>68.69016</text:p>
              </table:table-cell>
              <table:table-cell office:value-type="float" office:value="70.78634">
                <text:p>70.78634</text:p>
              </table:table-cell>
              <table:table-cell office:value-type="float" office:value="65.28014">
                <text:p>65.28014</text:p>
              </table:table-cell>
              <table:table-cell office:value-type="float" office:value="63.46711">
                <text:p>63.46711</text:p>
              </table:table-cell>
              <table:table-cell office:value-type="float" office:value="69.25809">
                <text:p>69.2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9051">
                <text:p>73.79051</text:p>
              </table:table-cell>
              <table:table-cell office:value-type="float" office:value="NaN">
                <text:p>NaN</text:p>
              </table:table-cell>
              <table:table-cell office:value-type="float" office:value="84.56839">
                <text:p>84.568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.2891">
                <text:p>69.2891</text:p>
              </table:table-cell>
              <table:table-cell office:value-type="float" office:value="72.11471">
                <text:p>72.11471</text:p>
              </table:table-cell>
              <table:table-cell office:value-type="float" office:value="65.84203">
                <text:p>65.84203</text:p>
              </table:table-cell>
              <table:table-cell office:value-type="float" office:value="64.18881">
                <text:p>64.18881</text:p>
              </table:table-cell>
              <table:table-cell office:value-type="float" office:value="69.25809">
                <text:p>69.2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11141">
                <text:p>75.1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.00444">
                <text:p>70.00444</text:p>
              </table:table-cell>
              <table:table-cell office:value-type="float" office:value="73.44463">
                <text:p>73.44463</text:p>
              </table:table-cell>
              <table:table-cell office:value-type="float" office:value="66.51518">
                <text:p>66.51518</text:p>
              </table:table-cell>
              <table:table-cell office:value-type="float" office:value="64.66658">
                <text:p>64.66658</text:p>
              </table:table-cell>
              <table:table-cell office:value-type="float" office:value="69.85194">
                <text:p>69.8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42747">
                <text:p>76.4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.5977">
                <text:p>70.5977</text:p>
              </table:table-cell>
              <table:table-cell office:value-type="float" office:value="74.78797">
                <text:p>74.78797</text:p>
              </table:table-cell>
              <table:table-cell office:value-type="float" office:value="67.08301">
                <text:p>67.08301</text:p>
              </table:table-cell>
              <table:table-cell office:value-type="float" office:value="65.39619">
                <text:p>65.39619</text:p>
              </table:table-cell>
              <table:table-cell office:value-type="float" office:value="70.57171">
                <text:p>70.5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4629">
                <text:p>77.7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.3167">
                <text:p>71.3167</text:p>
              </table:table-cell>
              <table:table-cell office:value-type="float" office:value="76.12452">
                <text:p>76.12452</text:p>
              </table:table-cell>
              <table:table-cell office:value-type="float" office:value="67.77395">
                <text:p>67.77395</text:p>
              </table:table-cell>
              <table:table-cell office:value-type="float" office:value="65.8757">
                <text:p>65.8757</text:p>
              </table:table-cell>
              <table:table-cell office:value-type="float" office:value="71.17892">
                <text:p>71.1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07653">
                <text:p>79.0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.92284">
                <text:p>71.92284</text:p>
              </table:table-cell>
              <table:table-cell office:value-type="float" office:value="76.74172">
                <text:p>76.74172</text:p>
              </table:table-cell>
              <table:table-cell office:value-type="float" office:value="68.3372">
                <text:p>68.3372</text:p>
              </table:table-cell>
              <table:table-cell office:value-type="float" office:value="66.61448">
                <text:p>66.61448</text:p>
              </table:table-cell>
              <table:table-cell office:value-type="float" office:value="71.90424">
                <text:p>71.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0446">
                <text:p>80.4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.645">
                <text:p>72.645</text:p>
              </table:table-cell>
              <table:table-cell office:value-type="float" office:value="NaN">
                <text:p>NaN</text:p>
              </table:table-cell>
              <table:table-cell office:value-type="float" office:value="69.02981">
                <text:p>69.02981</text:p>
              </table:table-cell>
              <table:table-cell office:value-type="float" office:value="67.11134">
                <text:p>67.11134</text:p>
              </table:table-cell>
              <table:table-cell office:value-type="float" office:value="72.50765">
                <text:p>72.5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3.24407">
                <text:p>73.24407</text:p>
              </table:table-cell>
              <table:table-cell office:value-type="float" office:value="NaN">
                <text:p>NaN</text:p>
              </table:table-cell>
              <table:table-cell office:value-type="float" office:value="69.60713">
                <text:p>69.60713</text:p>
              </table:table-cell>
              <table:table-cell office:value-type="float" office:value="67.85346">
                <text:p>67.8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.96894">
                <text:p>73.96894</text:p>
              </table:table-cell>
              <table:table-cell office:value-type="float" office:value="NaN">
                <text:p>NaN</text:p>
              </table:table-cell>
              <table:table-cell office:value-type="float" office:value="70.29431">
                <text:p>70.29431</text:p>
              </table:table-cell>
              <table:table-cell office:value-type="float" office:value="68.35441">
                <text:p>68.3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.58327">
                <text:p>74.58327</text:p>
              </table:table-cell>
              <table:table-cell office:value-type="float" office:value="NaN">
                <text:p>NaN</text:p>
              </table:table-cell>
              <table:table-cell office:value-type="float" office:value="70.87544">
                <text:p>70.87544</text:p>
              </table:table-cell>
              <table:table-cell office:value-type="float" office:value="69.09929">
                <text:p>69.0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.31308">
                <text:p>75.31308</text:p>
              </table:table-cell>
              <table:table-cell office:value-type="float" office:value="NaN">
                <text:p>NaN</text:p>
              </table:table-cell>
              <table:table-cell office:value-type="float" office:value="71.57604">
                <text:p>71.57604</text:p>
              </table:table-cell>
              <table:table-cell office:value-type="float" office:value="69.60418">
                <text:p>69.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.91939">
                <text:p>75.91939</text:p>
              </table:table-cell>
              <table:table-cell office:value-type="float" office:value="NaN">
                <text:p>NaN</text:p>
              </table:table-cell>
              <table:table-cell office:value-type="float" office:value="71.57604">
                <text:p>71.57604</text:p>
              </table:table-cell>
              <table:table-cell office:value-type="float" office:value="69.60418">
                <text:p>69.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.65086">
                <text:p>76.65086</text:p>
              </table:table-cell>
              <table:table-cell office:value-type="float" office:value="NaN">
                <text:p>NaN</text:p>
              </table:table-cell>
              <table:table-cell office:value-type="float" office:value="72.16245">
                <text:p>72.16245</text:p>
              </table:table-cell>
              <table:table-cell office:value-type="float" office:value="70.35447">
                <text:p>70.3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.26608">
                <text:p>77.26608</text:p>
              </table:table-cell>
              <table:table-cell office:value-type="float" office:value="NaN">
                <text:p>NaN</text:p>
              </table:table-cell>
              <table:table-cell office:value-type="float" office:value="72.85903">
                <text:p>72.85903</text:p>
              </table:table-cell>
              <table:table-cell office:value-type="float" office:value="70.86271">
                <text:p>70.8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.98939">
                <text:p>77.98939</text:p>
              </table:table-cell>
              <table:table-cell office:value-type="float" office:value="NaN">
                <text:p>NaN</text:p>
              </table:table-cell>
              <table:table-cell office:value-type="float" office:value="73.44941">
                <text:p>73.44941</text:p>
              </table:table-cell>
              <table:table-cell office:value-type="float" office:value="71.62753">
                <text:p>71.6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.60902">
                <text:p>78.60902</text:p>
              </table:table-cell>
              <table:table-cell office:value-type="float" office:value="NaN">
                <text:p>NaN</text:p>
              </table:table-cell>
              <table:table-cell office:value-type="float" office:value="74.15813">
                <text:p>74.15813</text:p>
              </table:table-cell>
              <table:table-cell office:value-type="float" office:value="72.1388">
                <text:p>72.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.34583">
                <text:p>79.34583</text:p>
              </table:table-cell>
              <table:table-cell office:value-type="float" office:value="NaN">
                <text:p>NaN</text:p>
              </table:table-cell>
              <table:table-cell office:value-type="float" office:value="74.74057">
                <text:p>74.74057</text:p>
              </table:table-cell>
              <table:table-cell office:value-type="float" office:value="72.89787">
                <text:p>72.8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.96742">
                <text:p>79.96742</text:p>
              </table:table-cell>
              <table:table-cell office:value-type="float" office:value="NaN">
                <text:p>NaN</text:p>
              </table:table-cell>
              <table:table-cell office:value-type="float" office:value="75.45163">
                <text:p>75.45163</text:p>
              </table:table-cell>
              <table:table-cell office:value-type="float" office:value="73.41151">
                <text:p>73.4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.70502">
                <text:p>80.70502</text:p>
              </table:table-cell>
              <table:table-cell office:value-type="float" office:value="NaN">
                <text:p>NaN</text:p>
              </table:table-cell>
              <table:table-cell office:value-type="float" office:value="76.04492">
                <text:p>76.04492</text:p>
              </table:table-cell>
              <table:table-cell office:value-type="float" office:value="74.17409">
                <text:p>74.1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31671">
                <text:p>81.31671</text:p>
              </table:table-cell>
              <table:table-cell office:value-type="float" office:value="NaN">
                <text:p>NaN</text:p>
              </table:table-cell>
              <table:table-cell office:value-type="float" office:value="76.74805">
                <text:p>76.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32cm" xlink:href=".." xlink:type="simple" chart:class="chart:bar" chart:style-name="ch1">
        <chart:legend chart:legend-position="end" svg:x="13.935cm" svg:y="4.217cm" style:legend-expansion="high" chart:style-name="ch2"/>
        <chart:plot-area chart:style-name="ch3" table:cell-range-address="henry_cpa_output.A336:henry_cpa_output.K336" svg:x="0.32cm" svg:y="0.18cm" svg:width="13.295cm" svg:height="8.672cm">
          <chart:coordinate-region svg:x="0.941cm" svg:y="0.379cm" svg:width="12.674cm" svg:height="7.8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ry_cpa_output.A336:henry_cpa_output.K3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36</text:p>
                <draw:g>
                  <svg:desc/>
                </draw:g>
              </table:table-cell>
              <table:table-cell office:value-type="float" office:value="16.83674">
                <text:p>16.83674</text:p>
                <draw:g>
                  <svg:desc>henry_cpa_output.A336:henry_cpa_output.K336</svg:desc>
                </draw:g>
              </table:table-cell>
              <table:table-cell office:value-type="float" office:value="15.92816">
                <text:p>15.92816</text:p>
              </table:table-cell>
              <table:table-cell office:value-type="float" office:value="18.11812">
                <text:p>18.11812</text:p>
              </table:table-cell>
              <table:table-cell office:value-type="float" office:value="18.87351">
                <text:p>18.87351</text:p>
              </table:table-cell>
              <table:table-cell office:value-type="float" office:value="16.39073">
                <text:p>16.39073</text:p>
              </table:table-cell>
              <table:table-cell office:value-type="float" office:value="15.47265">
                <text:p>15.47265</text:p>
              </table:table-cell>
              <table:table-cell office:value-type="float" office:value="15.94885">
                <text:p>15.94885</text:p>
              </table:table-cell>
              <table:table-cell office:value-type="float" office:value="16.96602">
                <text:p>16.96602</text:p>
              </table:table-cell>
              <table:table-cell office:value-type="float" office:value="16.24147">
                <text:p>16.24147</text:p>
              </table:table-cell>
              <table:table-cell office:value-type="float" office:value="18.43639">
                <text:p>18.43639</text:p>
              </table:table-cell>
              <table:table-cell office:value-type="float" office:value="16.3253">
                <text:p>16.3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